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2.653cm"/>
    </style:style>
    <style:style style:name="co3" style:family="table-column">
      <style:table-column-properties fo:break-before="auto" style:column-width="3.799cm"/>
    </style:style>
    <style:style style:name="co4" style:family="table-column">
      <style:table-column-properties fo:break-before="auto" style:column-width="3.115cm"/>
    </style:style>
    <style:style style:name="co5" style:family="table-column">
      <style:table-column-properties fo:break-before="auto" style:column-width="3.778cm"/>
    </style:style>
    <style:style style:name="co6" style:family="table-column">
      <style:table-column-properties fo:break-before="auto" style:column-width="3.265cm"/>
    </style:style>
    <style:style style:name="co7" style:family="table-column">
      <style:table-column-properties fo:break-before="auto" style:column-width="4.205cm"/>
    </style:style>
    <style:style style:name="co8" style:family="table-column">
      <style:table-column-properties fo:break-before="auto" style:column-width="4.29cm"/>
    </style:style>
    <style:style style:name="co9" style:family="table-column">
      <style:table-column-properties fo:break-before="auto" style:column-width="3.223cm"/>
    </style:style>
    <style:style style:name="co10" style:family="table-column">
      <style:table-column-properties fo:break-before="auto" style:column-width="3.692cm"/>
    </style:style>
    <style:style style:name="co11" style:family="table-column">
      <style:table-column-properties fo:break-before="auto" style:column-width="4.653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co14" style:family="table-column">
      <style:table-column-properties fo:break-before="auto" style:column-width="4.119cm"/>
    </style:style>
    <style:style style:name="co15" style:family="table-column">
      <style:table-column-properties fo:break-before="auto" style:column-width="4.674cm"/>
    </style:style>
    <style:style style:name="co16" style:family="table-column">
      <style:table-column-properties fo:break-before="auto" style:column-width="7.705cm"/>
    </style:style>
    <style:style style:name="co17" style:family="table-column">
      <style:table-column-properties fo:break-before="auto" style:column-width="1.595cm"/>
    </style:style>
    <style:style style:name="co18" style:family="table-column">
      <style:table-column-properties fo:break-before="auto" style:column-width="29.676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table-cell-properties fo:background-color="#00ffff"/>
    </style:style>
    <style:style style:name="ce2" style:family="table-cell" style:parent-style-name="Default">
      <style:table-cell-properties fo:background-color="transparent"/>
    </style:style>
    <style:style style:name="ce3" style:family="table-cell" style:parent-style-name="Default">
      <style:table-cell-properties fo:background-color="#ffff00"/>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ecf00"/>
    </style:style>
    <style:style style:name="ce6" style:family="table-cell" style:parent-style-name="Default">
      <style:table-cell-properties fo:background-color="#00ff00"/>
    </style:style>
    <style:style style:name="ce7" style:family="table-cell" style:parent-style-name="Default">
      <style:table-cell-properties fo:background-color="#b3b3b3"/>
    </style:style>
    <style:style style:name="ce8" style:family="table-cell" style:parent-style-name="Default">
      <style:table-cell-properties fo:background-color="#eb613d"/>
    </style:style>
    <style:style style:name="ce9" style:family="table-cell" style:parent-style-name="Default">
      <style:table-cell-properties fo:background-color="#00b8ff"/>
    </style:style>
    <style:style style:name="ce10" style:family="table-cell" style:parent-style-name="Default">
      <style:table-cell-properties fo:background-color="#ffff66"/>
    </style:style>
    <style:style style:name="ce11" style:family="table-cell" style:parent-style-name="Default">
      <style:table-cell-properties fo:background-color="#ff950e"/>
    </style:style>
    <style:style style:name="ce12" style:family="table-cell" style:parent-style-name="Default">
      <style:table-cell-properties fo:background-color="#c5000b"/>
    </style:style>
    <style:style style:name="ce13" style:family="table-cell" style:parent-style-name="Default">
      <style:table-cell-properties fo:background-color="#0084d1"/>
    </style:style>
    <style:style style:name="ce14" style:family="table-cell" style:parent-style-name="Default">
      <style:table-cell-properties fo:background-color="#729fcf"/>
    </style:style>
    <style:style style:name="ce15" style:family="table-cell" style:parent-style-name="Default">
      <style:table-cell-properties fo:background-color="#3465a4"/>
    </style:style>
    <style:style style:name="ce16" style:family="table-cell" style:parent-style-name="Default" style:data-style-name="N51">
      <style:table-cell-properties fo:wrap-option="wrap"/>
      <style:text-properties style:use-window-font-color="true" style:text-outline="false" style:text-line-through-styl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style style:name="ce18" style:family="table-cell" style:parent-style-name="Default" style:data-style-name="N100"/>
    <style:style style:name="ce19" style:family="table-cell" style:parent-style-name="Default" style:data-style-name="N100">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ole-draw-aspect="1"/>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row table:style-name="ro1">
          <table:table-cell/>
          <table:table-cell office:value-type="string">
            <text:p>PAYMENT ID</text:p>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float" office:value="1071718949050">
            <text:p>1071718949050</text:p>
          </table:table-cell>
          <table:table-cell table:number-columns-repeated="1013"/>
        </table:table-row>
        <table:table-row table:style-name="ro2">
          <table:table-cell/>
          <table:table-cell office:value-type="string">
            <text:p>Spieler ID</text:p>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number-columns-repeated="1013"/>
        </table:table-row>
        <table:table-row table:style-name="ro3">
          <table:table-cell/>
          <table:table-cell office:value-type="string">
            <text:p>Timestamp letzte Aktion</text:p>
          </table:table-cell>
          <table:table-cell office:value-type="float" office:value="1402407090">
            <text:p>1402407090</text:p>
          </table:table-cell>
          <table:table-cell table:style-name="ce16" table:formula="of:=DATE(1970;1;1)+([.C3]/86400)" office:value-type="date" office:date-value="2014-06-10T13:31:30">
            <text:p>10.06.2014 13:31:30</text:p>
          </table:table-cell>
          <table:table-cell office:value-type="float" office:value="1402408695">
            <text:p>1402408695</text:p>
          </table:table-cell>
          <table:table-cell/>
          <table:table-cell office:value-type="float" office:value="1402410117">
            <text:p>1402410117</text:p>
          </table:table-cell>
          <table:table-cell table:style-name="ce16" table:formula="of:=DATE(1970;1;1)+([.G3]/86400)" office:value-type="date" office:date-value="2014-06-10T14:21:57">
            <text:p>10.06.2014 14:21:57</text:p>
          </table:table-cell>
          <table:table-cell office:value-type="float" office:value="1402413891">
            <text:p>1402413891</text:p>
          </table:table-cell>
          <table:table-cell table:style-name="ce16" table:formula="of:=DATE(1970;1;1)+([.I3]/86400)" office:value-type="date" office:date-value="2014-06-10T15:24:51">
            <text:p>10.06.2014 15:24:51</text:p>
          </table:table-cell>
          <table:table-cell office:value-type="float" office:value="1402414251">
            <text:p>1402414251</text:p>
          </table:table-cell>
          <table:table-cell table:style-name="ce16" table:formula="of:=DATE(1970;1;1)+([.K3]/86400)" office:value-type="date" office:date-value="2014-06-10T15:30:51">
            <text:p>10.06.2014 15:30:51</text:p>
          </table:table-cell>
          <table:table-cell table:number-columns-repeated="1012"/>
        </table:table-row>
        <table:table-row table:style-name="ro2">
          <table:table-cell/>
          <table:table-cell office:value-type="string">
            <text:p>Timestamp Registrierung</text:p>
          </table:table-cell>
          <table:table-cell office:value-type="float" office:value="1395170630">
            <text:p>1395170630</text:p>
          </table:table-cell>
          <table:table-cell table:style-name="ce16" table:formula="of:=DATE(1970;1;1)+([.C4]/86400)" office:value-type="date" office:date-value="2014-03-18T19:23:50">
            <text:p>18.03.2014 19:23:50</text:p>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number-columns-repeated="1013"/>
        </table:table-row>
        <table:table-row table:style-name="ro1">
          <table:table-cell/>
          <table:table-cell office:value-type="string">
            <text:p>IP Registrierung</text:p>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number-columns-repeated="1013"/>
        </table:table-row>
        <table:table-row table:style-name="ro2">
          <table:table-cell/>
          <table:table-cell office:value-type="string">
            <text:p>Anzahl Nachrichte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VALIDATION IP</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2">
          <table:table-cell/>
          <table:table-cell office:value-type="string">
            <text:p>Erfahrung</text:p>
          </table:table-cell>
          <table:table-cell office:value-type="float" office:value="8695">
            <text:p>8695</text:p>
          </table:table-cell>
          <table:table-cell/>
          <table:table-cell office:value-type="float" office:value="78595">
            <text:p>78595</text:p>
          </table:table-cell>
          <table:table-cell/>
          <table:table-cell office:value-type="float" office:value="119395">
            <text:p>119395</text:p>
          </table:table-cell>
          <table:table-cell/>
          <table:table-cell office:value-type="float" office:value="184870">
            <text:p>184870</text:p>
          </table:table-cell>
          <table:table-cell/>
          <table:table-cell office:value-type="float" office:value="184870">
            <text:p>184870</text:p>
          </table:table-cell>
          <table:table-cell table:number-columns-repeated="1013"/>
        </table:table-row>
        <table:table-row table:style-name="ro2">
          <table:table-cell/>
          <table:table-cell office:value-type="string">
            <text:p>Nächste Stufe bei</text:p>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number-columns-repeated="1013"/>
        </table:table-row>
        <table:table-row table:style-name="ro2">
          <table:table-cell/>
          <table:table-cell office:value-type="string">
            <text:p>Ehre</text:p>
          </table:table-cell>
          <table:table-cell office:value-type="float" office:value="16856">
            <text:p>16856</text:p>
          </table:table-cell>
          <table:table-cell/>
          <table:table-cell office:value-type="float" office:value="16866">
            <text:p>16866</text:p>
          </table:table-cell>
          <table:table-cell/>
          <table:table-cell office:value-type="float" office:value="16876">
            <text:p>16876</text:p>
          </table:table-cell>
          <table:table-cell/>
          <table:table-cell office:value-type="float" office:value="16886">
            <text:p>16886</text:p>
          </table:table-cell>
          <table:table-cell/>
          <table:table-cell office:value-type="float" office:value="16886">
            <text:p>16886</text:p>
          </table:table-cell>
          <table:table-cell table:number-columns-repeated="1013"/>
        </table:table-row>
        <table:table-row table:style-name="ro2">
          <table:table-cell/>
          <table:table-cell office:value-type="string">
            <text:p>Rang</text:p>
          </table:table-cell>
          <table:table-cell office:value-type="float" office:value="2531">
            <text:p>2531</text:p>
          </table:table-cell>
          <table:table-cell/>
          <table:table-cell office:value-type="float" office:value="2532">
            <text:p>2532</text:p>
          </table:table-cell>
          <table:table-cell/>
          <table:table-cell office:value-type="float" office:value="2530">
            <text:p>2530</text:p>
          </table:table-cell>
          <table:table-cell/>
          <table:table-cell office:value-type="float" office:value="2527">
            <text:p>2527</text:p>
          </table:table-cell>
          <table:table-cell/>
          <table:table-cell office:value-type="float" office:value="2527">
            <text:p>2527</text:p>
          </table:table-cell>
          <table:table-cell table:number-columns-repeated="1013"/>
        </table:table-row>
        <table:table-row table:style-name="ro1">
          <table:table-cell/>
          <table:table-cell office:value-type="string">
            <text:p>CLASS RANK</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2">
          <table:table-cell/>
          <table:table-cell office:value-type="string">
            <text:p>Gold Aktuell</text:p>
          </table:table-cell>
          <table:table-cell office:value-type="float" office:value="301173">
            <text:p>301173</text:p>
          </table:table-cell>
          <table:table-cell/>
          <table:table-cell office:value-type="float" office:value="434673">
            <text:p>434673</text:p>
          </table:table-cell>
          <table:table-cell/>
          <table:table-cell office:value-type="float" office:value="555673">
            <text:p>555673</text:p>
          </table:table-cell>
          <table:table-cell/>
          <table:table-cell office:value-type="float" office:value="757273">
            <text:p>757273</text:p>
          </table:table-cell>
          <table:table-cell/>
          <table:table-cell office:value-type="float" office:value="757273">
            <text:p>757273</text:p>
          </table:table-cell>
          <table:table-cell table:number-columns-repeated="1013"/>
        </table:table-row>
        <table:table-row table:style-name="ro1">
          <table:table-cell office:value-type="string">
            <text:p>Pilze</text:p>
          </table:table-cell>
          <table:table-cell office:value-type="string">
            <text:p>Pilze Aktuell</text:p>
          </table:table-cell>
          <table:table-cell office:value-type="float" office:value="28">
            <text:p>28</text:p>
          </table:table-cell>
          <table:table-cell/>
          <table:table-cell office:value-type="float" office:value="27">
            <text:p>27</text:p>
          </table:table-cell>
          <table:table-cell/>
          <table:table-cell office:value-type="float" office:value="25">
            <text:p>25</text:p>
          </table:table-cell>
          <table:table-cell/>
          <table:table-cell office:value-type="float" office:value="26">
            <text:p>26</text:p>
          </table:table-cell>
          <table:table-cell/>
          <table:table-cell office:value-type="float" office:value="26">
            <text:p>26</text:p>
          </table:table-cell>
          <table:table-cell table:number-columns-repeated="1013"/>
        </table:table-row>
        <table:table-row table:style-name="ro1">
          <table:table-cell/>
          <table:table-cell office:value-type="string">
            <text:p>Pilze bekommen</text:p>
          </table:table-cell>
          <table:table-cell office:value-type="float" office:value="740">
            <text:p>740</text:p>
          </table:table-cell>
          <table:table-cell/>
          <table:table-cell office:value-type="float" office:value="740">
            <text:p>740</text:p>
          </table:table-cell>
          <table:table-cell/>
          <table:table-cell office:value-type="float" office:value="740">
            <text:p>740</text:p>
          </table:table-cell>
          <table:table-cell/>
          <table:table-cell office:value-type="float" office:value="742">
            <text:p>742</text:p>
          </table:table-cell>
          <table:table-cell/>
          <table:table-cell office:value-type="float" office:value="742">
            <text:p>742</text:p>
          </table:table-cell>
          <table:table-cell table:number-columns-repeated="1013"/>
        </table:table-row>
        <table:table-row table:style-name="ro1">
          <table:table-cell/>
          <table:table-cell office:value-type="string">
            <text:p>Pilze ausgegeben</text:p>
          </table:table-cell>
          <table:table-cell office:value-type="float" office:value="730">
            <text:p>730</text:p>
          </table:table-cell>
          <table:table-cell/>
          <table:table-cell office:value-type="float" office:value="731">
            <text:p>731</text:p>
          </table:table-cell>
          <table:table-cell/>
          <table:table-cell office:value-type="float" office:value="733">
            <text:p>733</text:p>
          </table:table-cell>
          <table:table-cell/>
          <table:table-cell office:value-type="float" office:value="734">
            <text:p>734</text:p>
          </table:table-cell>
          <table:table-cell/>
          <table:table-cell office:value-type="float" office:value="734">
            <text:p>734</text:p>
          </table:table-cell>
          <table:table-cell table:number-columns-repeated="1013"/>
        </table:table-row>
        <table:table-row table:style-name="ro4">
          <table:table-cell office:value-type="string">
            <text:p>Face</text:p>
          </table:table-cell>
          <table:table-cell office:value-type="string">
            <text:p>Mun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2">
          <table:table-cell/>
          <table:table-cell office:value-type="string">
            <text:p>Haare</text:p>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number-columns-repeated="1013"/>
        </table:table-row>
        <table:table-row table:style-name="ro2">
          <table:table-cell/>
          <table:table-cell office:value-type="string">
            <text:p>Brauen</text:p>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number-columns-repeated="1013"/>
        </table:table-row>
        <table:table-row table:style-name="ro2">
          <table:table-cell/>
          <table:table-cell office:value-type="string">
            <text:p>Augen</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2">
          <table:table-cell/>
          <table:table-cell office:value-type="string">
            <text:p>Bart</text:p>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number-columns-repeated="1013"/>
        </table:table-row>
        <table:table-row table:style-name="ro2">
          <table:table-cell/>
          <table:table-cell office:value-type="string">
            <text:p>Nase</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2">
          <table:table-cell/>
          <table:table-cell office:value-type="string">
            <text:p>Ohren</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2">
          <table:table-cell/>
          <table:table-cell office:value-type="string">
            <text:p>Special</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4">
          <table:table-cell/>
          <table:table-cell office:value-type="string">
            <text:p>Face ???</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Face ???</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ass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4">
          <table:table-cell office:value-type="string">
            <text:p>Character</text:p>
          </table:table-cell>
          <table:table-cell office:value-type="string">
            <text:p>Geschlecht</text:p>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number-columns-repeated="1013"/>
        </table:table-row>
        <table:table-row table:style-name="ro2">
          <table:table-cell/>
          <table:table-cell office:value-type="string">
            <text:p>CLASS</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2">
          <table:table-cell office:value-type="string">
            <text:p>Stats</text:p>
          </table:table-cell>
          <table:table-cell office:value-type="string">
            <text:p>Stärke</text:p>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number-columns-repeated="1013"/>
        </table:table-row>
        <table:table-row table:style-name="ro2">
          <table:table-cell/>
          <table:table-cell office:value-type="string">
            <text:p>Geschick</text:p>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number-columns-repeated="1013"/>
        </table:table-row>
        <table:table-row table:style-name="ro2">
          <table:table-cell/>
          <table:table-cell office:value-type="string">
            <text:p>Intelligenz </text:p>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number-columns-repeated="1013"/>
        </table:table-row>
        <table:table-row table:style-name="ro2">
          <table:table-cell/>
          <table:table-cell office:value-type="string">
            <text:p>Ausdauer</text:p>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number-columns-repeated="1013"/>
        </table:table-row>
        <table:table-row table:style-name="ro2">
          <table:table-cell/>
          <table:table-cell office:value-type="string">
            <text:p>Glück</text:p>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number-columns-repeated="1013"/>
        </table:table-row>
        <table:table-row table:style-name="ro2">
          <table:table-cell office:value-type="string">
            <text:p>Stats Bonus</text:p>
          </table:table-cell>
          <table:table-cell office:value-type="string">
            <text:p>Stärke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table:table-cell office:value-type="string">
            <text:p>Gesch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table:table-cell office:value-type="string">
            <text:p>Int Bonus</text:p>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number-columns-repeated="1013"/>
        </table:table-row>
        <table:table-row table:style-name="ro2">
          <table:table-cell/>
          <table:table-cell office:value-type="string">
            <text:p>Ausdauer bonus</text:p>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number-columns-repeated="1013"/>
        </table:table-row>
        <table:table-row table:style-name="ro2">
          <table:table-cell/>
          <table:table-cell office:value-type="string">
            <text:p>Glück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office:value-type="string">
            <text:p>Stats gekauft</text:p>
          </table:table-cell>
          <table:table-cell office:value-type="string">
            <text:p>Stärke</text:p>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number-columns-repeated="1013"/>
        </table:table-row>
        <table:table-row table:style-name="ro2">
          <table:table-cell/>
          <table:table-cell office:value-type="string">
            <text:p>Geschi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2">
          <table:table-cell/>
          <table:table-cell office:value-type="string">
            <text:p>Intelligenz </text:p>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2">
          <table:table-cell/>
          <table:table-cell office:value-type="string">
            <text:p>Ausdauer</text:p>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number-columns-repeated="1013"/>
        </table:table-row>
        <table:table-row table:style-name="ro2">
          <table:table-cell/>
          <table:table-cell office:value-type="string">
            <text:p>Glü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1">
          <table:table-cell office:value-type="string">
            <text:p>Action</text:p>
          </table:table-cell>
          <table:table-cell office:value-type="string">
            <text:p>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
            <text:p>2</text:p>
          </table:table-cell>
          <table:table-cell table:number-columns-repeated="1013"/>
        </table:table-row>
        <table:table-row table:style-name="ro1">
          <table:table-cell/>
          <table:table-cell office:value-type="string">
            <text:p>Index</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3">
            <text:p>3</text:p>
          </table:table-cell>
          <table:table-cell table:number-columns-repeated="1013"/>
        </table:table-row>
        <table:table-row table:style-name="ro4">
          <table:table-cell/>
          <table:table-cell office:value-type="string">
            <text:p>EndTim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402414821">
            <text:p>1402414821</text:p>
          </table:table-cell>
          <table:table-cell table:style-name="ce16" table:formula="of:=DATE(1970;1;1)+([.K48]/86400)" office:value-type="date" office:date-value="2014-06-10T15:40:21">
            <text:p>10.06.2014 15:40:21</text:p>
          </table:table-cell>
          <table:table-cell table:number-columns-repeated="1012"/>
        </table:table-row>
        <table:table-row table:style-name="ro4">
          <table:table-cell office:value-type="string">
            <text:p>Helm Slot</text:p>
          </table:table-cell>
          <table:table-cell table:style-name="ce3" office:value-type="string">
            <text:p>TYPE</text:p>
          </table:table-cell>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number-columns-repeated="1009"/>
          <table:table-cell table:number-columns-repeated="4"/>
        </table:table-row>
        <table:table-row table:style-name="ro2">
          <table:table-cell/>
          <table:table-cell table:style-name="ce3" office:value-type="string">
            <text:p>PIC</text:p>
          </table:table-cell>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number-columns-repeated="1009"/>
          <table:table-cell table:number-columns-repeated="4"/>
        </table:table-row>
        <table:table-row table:style-name="ro2">
          <table:table-cell/>
          <table:table-cell table:style-name="ce3" office:value-type="string">
            <text:p>SCHADEN_MAX</text:p>
          </table:table-cell>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number-columns-repeated="1009"/>
          <table:table-cell table:number-columns-repeated="4"/>
        </table:table-row>
        <table:table-row table:style-name="ro1">
          <table:table-cell/>
          <table:table-cell table:style-name="ce3" office:value-type="string">
            <text:p>SCHADEN_MIN</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 1</text:p>
          </table:table-cell>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number-columns-repeated="1009"/>
          <table:table-cell table:number-columns-repeated="4"/>
        </table:table-row>
        <table:table-row table:style-name="ro2">
          <table:table-cell/>
          <table:table-cell table:style-name="ce3" office:value-type="string">
            <text:p>Attr2</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3</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1</text:p>
          </table:table-cell>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number-columns-repeated="1009"/>
          <table:table-cell table:number-columns-repeated="4"/>
        </table:table-row>
        <table:table-row table:style-name="ro2">
          <table:table-cell/>
          <table:table-cell table:style-name="ce3" office:value-type="string">
            <text:p>Attr2</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3</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GOLD</text:p>
          </table:table-cell>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number-columns-repeated="1009"/>
          <table:table-cell table:number-columns-repeated="4"/>
        </table:table-row>
        <table:table-row table:style-name="ro1">
          <table:table-cell/>
          <table:table-cell table:style-name="ce3" office:value-type="string">
            <text:p>MUSHROOM</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1">
          <table:table-cell office:value-type="string">
            <text:p>Rüstung</text:p>
          </table:table-cell>
          <table:table-cell table:style-name="ce3" office:value-type="string">
            <text:p>TYPE</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09"/>
          <table:table-cell table:number-columns-repeated="4"/>
        </table:table-row>
        <table:table-row table:style-name="ro1">
          <table:table-cell/>
          <table:table-cell table:style-name="ce3" office:value-type="string">
            <text:p>SCHADEN_MAX</text:p>
          </table:table-cell>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number-columns-repeated="1009"/>
          <table:table-cell table:number-columns-repeated="4"/>
        </table:table-row>
        <table:table-row table:style-name="ro1">
          <table:table-cell/>
          <table:table-cell table:style-name="ce3" office:value-type="string">
            <text:p>SCHADEN_MIN</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4">
          <table:table-cell/>
          <table:table-cell table:style-name="ce3" office:value-type="string">
            <text:p>Attr 1</text:p>
          </table:table-cell>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Attr1</text:p>
          </table:table-cell>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GOLD</text:p>
          </table:table-cell>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number-columns-repeated="1009"/>
          <table:table-cell table:number-columns-repeated="4"/>
        </table:table-row>
        <table:table-row table:style-name="ro1">
          <table:table-cell/>
          <table:table-cell table:style-name="ce3" office:value-type="string">
            <text:p>MUSHROOM</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office:value-type="string">
            <text:p>Handschuh</text:p>
          </table:table-cell>
          <table:table-cell table:style-name="ce3" office:value-type="string">
            <text:p>TYPE</text:p>
          </table:table-cell>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number-columns-repeated="1009"/>
          <table:table-cell table:number-columns-repeated="4"/>
        </table:table-row>
        <table:table-row table:style-name="ro1">
          <table:table-cell/>
          <table:table-cell table:style-name="ce3" office:value-type="string">
            <text:p>PIC</text:p>
          </table:table-cell>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number-columns-repeated="1009"/>
          <table:table-cell table:number-columns-repeated="4"/>
        </table:table-row>
        <table:table-row table:style-name="ro1">
          <table:table-cell/>
          <table:table-cell table:style-name="ce3" office:value-type="string">
            <text:p>SCHADEN_MAX</text:p>
          </table:table-cell>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number-columns-repeated="1009"/>
          <table:table-cell table:number-columns-repeated="4"/>
        </table:table-row>
        <table:table-row table:style-name="ro1">
          <table:table-cell/>
          <table:table-cell table:style-name="ce3" office:value-type="string">
            <text:p>SCHADEN_MIN</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4">
          <table:table-cell/>
          <table:table-cell table:style-name="ce3" office:value-type="string">
            <text:p>Attr 1</text:p>
          </table:table-cell>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number-columns-repeated="1009"/>
          <table:table-cell table:number-columns-repeated="4"/>
        </table:table-row>
        <table:table-row table:style-name="ro1">
          <table:table-cell/>
          <table:table-cell table:style-name="ce3" office:value-type="string">
            <text:p>Attr2</text:p>
          </table:table-cell>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number-columns-repeated="1009"/>
          <table:table-cell table:number-columns-repeated="4"/>
        </table:table-row>
        <table:table-row table:style-name="ro1">
          <table:table-cell/>
          <table:table-cell table:style-name="ce3" office:value-type="string">
            <text:p>Attr3</text:p>
          </table:table-cell>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number-columns-repeated="1009"/>
          <table:table-cell table:number-columns-repeated="4"/>
        </table:table-row>
        <table:table-row table:style-name="ro1">
          <table:table-cell/>
          <table:table-cell table:style-name="ce3" office:value-type="string">
            <text:p>Attr1</text:p>
          </table:table-cell>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number-columns-repeated="1009"/>
          <table:table-cell table:number-columns-repeated="4"/>
        </table:table-row>
        <table:table-row table:style-name="ro1">
          <table:table-cell/>
          <table:table-cell table:style-name="ce3" office:value-type="string">
            <text:p>Attr2</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3" office:value-type="string">
            <text:p>Attr3</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3" office:value-type="string">
            <text:p>GOLD</text:p>
          </table:table-cell>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number-columns-repeated="1009"/>
          <table:table-cell table:number-columns-repeated="4"/>
        </table:table-row>
        <table:table-row table:style-name="ro1">
          <table:table-cell/>
          <table:table-cell table:style-name="ce3" office:value-type="string">
            <text:p>MUSHROOM</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office:value-type="string">
            <text:p>Schuh</text:p>
          </table:table-cell>
          <table:table-cell table:style-name="ce3" office:value-type="string">
            <text:p>TYPE</text:p>
          </table:table-cell>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number-columns-repeated="1009"/>
          <table:table-cell table:number-columns-repeated="4"/>
        </table:table-row>
        <table:table-row table:style-name="ro1">
          <table:table-cell/>
          <table:table-cell table:style-name="ce3" office:value-type="string">
            <text:p>PIC</text:p>
          </table:table-cell>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number-columns-repeated="1009"/>
          <table:table-cell table:number-columns-repeated="4"/>
        </table:table-row>
        <table:table-row table:style-name="ro1">
          <table:table-cell/>
          <table:table-cell table:style-name="ce3" office:value-type="string">
            <text:p>SCHADEN_MAX</text:p>
          </table:table-cell>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number-columns-repeated="1009"/>
          <table:table-cell table:number-columns-repeated="4"/>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4">
          <table:table-cell/>
          <table:table-cell table:style-name="ce3" office:value-type="string">
            <text:p>Attr 1</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1</text:p>
          </table:table-cell>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GOLD</text:p>
          </table:table-cell>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number-columns-repeated="1009"/>
          <table:table-cell table:number-columns-repeated="4"/>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5">
          <table:table-cell office:value-type="string">
            <text:p>Kette</text:p>
          </table:table-cell>
          <table:table-cell table:style-name="ce3" office:value-type="string">
            <text:p>TYPE</text:p>
          </table:table-cell>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number-columns-repeated="1009"/>
          <table:table-cell table:number-columns-repeated="4"/>
        </table:table-row>
        <table:table-row table:style-name="ro5">
          <table:table-cell/>
          <table:table-cell table:style-name="ce3" office:value-type="string">
            <text:p>PIC</text:p>
          </table:table-cell>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number-columns-repeated="1009"/>
          <table:table-cell table:number-columns-repeated="4"/>
        </table:table-row>
        <table:table-row table:style-name="ro5">
          <table:table-cell/>
          <table:table-cell table:style-name="ce3" office:value-type="string">
            <text:p>SCHADEN_MAX</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SCHADEN_MIN</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Attr 1</text:p>
          </table:table-cell>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number-columns-repeated="1009"/>
          <table:table-cell table:number-columns-repeated="4"/>
        </table:table-row>
        <table:table-row table:style-name="ro5">
          <table:table-cell/>
          <table:table-cell table:style-name="ce3" office:value-type="string">
            <text:p>Attr2</text:p>
          </table:table-cell>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number-columns-repeated="1009"/>
          <table:table-cell table:number-columns-repeated="4"/>
        </table:table-row>
        <table:table-row table:style-name="ro5">
          <table:table-cell/>
          <table:table-cell table:style-name="ce3" office:value-type="string">
            <text:p>Attr3</text:p>
          </table:table-cell>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number-columns-repeated="1009"/>
          <table:table-cell table:number-columns-repeated="4"/>
        </table:table-row>
        <table:table-row table:style-name="ro5">
          <table:table-cell/>
          <table:table-cell table:style-name="ce3" office:value-type="string">
            <text:p>Attr1</text:p>
          </table:table-cell>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number-columns-repeated="1009"/>
          <table:table-cell table:number-columns-repeated="4"/>
        </table:table-row>
        <table:table-row table:style-name="ro5">
          <table:table-cell/>
          <table:table-cell table:style-name="ce3" office:value-type="string">
            <text:p>Attr2</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Attr3</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GOLD</text:p>
          </table:table-cell>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number-columns-repeated="1009"/>
          <table:table-cell table:number-columns-repeated="4"/>
        </table:table-row>
        <table:table-row table:style-name="ro5">
          <table:table-cell/>
          <table:table-cell table:style-name="ce3" office:value-type="string">
            <text:p>MUSHROOM</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1">
          <table:table-cell office:value-type="string">
            <text:p>Gürtel</text:p>
          </table:table-cell>
          <table:table-cell table:style-name="ce3" office:value-type="string">
            <text:p>TYPE</text:p>
          </table:table-cell>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number-columns-repeated="1009"/>
          <table:table-cell table:number-columns-repeated="4"/>
        </table:table-row>
        <table:table-row table:style-name="ro1">
          <table:table-cell/>
          <table:table-cell table:style-name="ce3" office:value-type="string">
            <text:p>PIC</text:p>
          </table:table-cell>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number-columns-repeated="1009"/>
          <table:table-cell table:number-columns-repeated="4"/>
        </table:table-row>
        <table:table-row table:style-name="ro1">
          <table:table-cell/>
          <table:table-cell table:style-name="ce3" office:value-type="string">
            <text:p>SCHADEN_MAX</text:p>
          </table:table-cell>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number-columns-repeated="1009"/>
          <table:table-cell table:number-columns-repeated="4"/>
        </table:table-row>
        <table:table-row table:style-name="ro1">
          <table:table-cell/>
          <table:table-cell table:style-name="ce3" office:value-type="string">
            <text:p>SCHADEN_MIN</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4">
          <table:table-cell/>
          <table:table-cell table:style-name="ce3" office:value-type="string">
            <text:p>Attr 1</text:p>
          </table:table-cell>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number-columns-repeated="1009"/>
          <table:table-cell table:number-columns-repeated="4"/>
        </table:table-row>
        <table:table-row table:style-name="ro1">
          <table:table-cell/>
          <table:table-cell table:style-name="ce3" office:value-type="string">
            <text:p>Attr2</text:p>
          </table:table-cell>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number-columns-repeated="1009"/>
          <table:table-cell table:number-columns-repeated="4"/>
        </table:table-row>
        <table:table-row table:style-name="ro1">
          <table:table-cell/>
          <table:table-cell table:style-name="ce3" office:value-type="string">
            <text:p>Attr3</text:p>
          </table:table-cell>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number-columns-repeated="1009"/>
          <table:table-cell table:number-columns-repeated="4"/>
        </table:table-row>
        <table:table-row table:style-name="ro1">
          <table:table-cell/>
          <table:table-cell table:style-name="ce3" office:value-type="string">
            <text:p>Attr1</text:p>
          </table:table-cell>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number-columns-repeated="1009"/>
          <table:table-cell table:number-columns-repeated="4"/>
        </table:table-row>
        <table:table-row table:style-name="ro1">
          <table:table-cell/>
          <table:table-cell table:style-name="ce3" office:value-type="string">
            <text:p>Attr2</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table:table-cell table:style-name="ce3" office:value-type="string">
            <text:p>Attr3</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table:table-cell table:style-name="ce3" office:value-type="string">
            <text:p>GOLD</text:p>
          </table:table-cell>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number-columns-repeated="1009"/>
          <table:table-cell table:number-columns-repeated="4"/>
        </table:table-row>
        <table:table-row table:style-name="ro1">
          <table:table-cell/>
          <table:table-cell table:style-name="ce3" office:value-type="string">
            <text:p>MUSHROOM</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office:value-type="string">
            <text:p>Ring</text:p>
          </table:table-cell>
          <table:table-cell table:style-name="ce3" office:value-type="string">
            <text:p>TYPE</text:p>
          </table:table-cell>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number-columns-repeated="1009"/>
          <table:table-cell table:number-columns-repeated="4"/>
        </table:table-row>
        <table:table-row table:style-name="ro1">
          <table:table-cell/>
          <table:table-cell table:style-name="ce3" office:value-type="string">
            <text:p>PIC</text:p>
          </table:table-cell>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number-columns-repeated="1009"/>
          <table:table-cell table:number-columns-repeated="4"/>
        </table:table-row>
        <table:table-row table:style-name="ro1">
          <table:table-cell/>
          <table:table-cell table:style-name="ce3" office:value-type="string">
            <text:p>SCHADEN_MAX</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SCHADEN_MIN</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4">
          <table:table-cell/>
          <table:table-cell table:style-name="ce3" office:value-type="string">
            <text:p>Attr 1</text:p>
          </table:table-cell>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number-columns-repeated="1009"/>
          <table:table-cell table:number-columns-repeated="4"/>
        </table:table-row>
        <table:table-row table:style-name="ro1">
          <table:table-cell/>
          <table:table-cell table:style-name="ce3" office:value-type="string">
            <text:p>Attr2</text:p>
          </table:table-cell>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number-columns-repeated="1009"/>
          <table:table-cell table:number-columns-repeated="4"/>
        </table:table-row>
        <table:table-row table:style-name="ro1">
          <table:table-cell/>
          <table:table-cell table:style-name="ce3" office:value-type="string">
            <text:p>Attr3</text:p>
          </table:table-cell>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number-columns-repeated="1009"/>
          <table:table-cell table:number-columns-repeated="4"/>
        </table:table-row>
        <table:table-row table:style-name="ro1">
          <table:table-cell/>
          <table:table-cell table:style-name="ce3" office:value-type="string">
            <text:p>Attr1</text:p>
          </table:table-cell>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number-columns-repeated="1009"/>
          <table:table-cell table:number-columns-repeated="4"/>
        </table:table-row>
        <table:table-row table:style-name="ro1">
          <table:table-cell/>
          <table:table-cell table:style-name="ce3" office:value-type="string">
            <text:p>Attr2</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Attr3</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GOLD</text:p>
          </table:table-cell>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number-columns-repeated="1009"/>
          <table:table-cell table:number-columns-repeated="4"/>
        </table:table-row>
        <table:table-row table:style-name="ro1">
          <table:table-cell/>
          <table:table-cell table:style-name="ce3" office:value-type="string">
            <text:p>MUSHROOM</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4">
          <table:table-cell office:value-type="string">
            <text:p>Misc / Talisman</text:p>
          </table:table-cell>
          <table:table-cell table:style-name="ce3" office:value-type="string">
            <text:p>TYPE</text:p>
          </table:table-cell>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6"/>
          <table:table-cell table:style-name="ce10" table:number-columns-repeated="1008"/>
          <table:table-cell table:number-columns-repeated="4"/>
        </table:table-row>
        <table:table-row table:style-name="ro1">
          <table:table-cell/>
          <table:table-cell table:style-name="ce3" office:value-type="string">
            <text:p>PIC</text:p>
          </table:table-cell>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number-columns-repeated="1009"/>
          <table:table-cell table:number-columns-repeated="4"/>
        </table:table-row>
        <table:table-row table:style-name="ro1">
          <table:table-cell/>
          <table:table-cell table:style-name="ce3" office:value-type="string">
            <text:p>SCHADEN_MAX</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SCHADEN_MIN</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4">
          <table:table-cell/>
          <table:table-cell table:style-name="ce3" office:value-type="string">
            <text:p>Attr 1</text:p>
          </table:table-cell>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number-columns-repeated="1009"/>
          <table:table-cell table:number-columns-repeated="4"/>
        </table:table-row>
        <table:table-row table:style-name="ro1">
          <table:table-cell/>
          <table:table-cell table:style-name="ce3" office:value-type="string">
            <text:p>Attr2</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3</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1</text:p>
          </table:table-cell>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number-columns-repeated="1009"/>
          <table:table-cell table:number-columns-repeated="4"/>
        </table:table-row>
        <table:table-row table:style-name="ro1">
          <table:table-cell/>
          <table:table-cell table:style-name="ce3" office:value-type="string">
            <text:p>Attr2</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3</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GOLD</text:p>
          </table:table-cell>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number-columns-repeated="1009"/>
          <table:table-cell table:number-columns-repeated="4"/>
        </table:table-row>
        <table:table-row table:style-name="ro1">
          <table:table-cell/>
          <table:table-cell table:style-name="ce3" office:value-type="string">
            <text:p>MUSHROOM</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office:value-type="string">
            <text:p>Waffe</text:p>
          </table:table-cell>
          <table:table-cell table:style-name="ce3" office:value-type="string">
            <text:p>TYPE</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09"/>
          <table:table-cell table:number-columns-repeated="4"/>
        </table:table-row>
        <table:table-row table:style-name="ro1">
          <table:table-cell/>
          <table:table-cell table:style-name="ce3"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09"/>
          <table:table-cell table:number-columns-repeated="4"/>
        </table:table-row>
        <table:table-row table:style-name="ro1">
          <table:table-cell/>
          <table:table-cell table:style-name="ce3" office:value-type="string">
            <text:p>SCHADEN_MAX</text:p>
          </table:table-cell>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number-columns-repeated="1009"/>
          <table:table-cell table:number-columns-repeated="4"/>
        </table:table-row>
        <table:table-row table:style-name="ro1">
          <table:table-cell/>
          <table:table-cell table:style-name="ce3" office:value-type="string">
            <text:p>SCHADEN_MIN</text:p>
          </table:table-cell>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number-columns-repeated="1009"/>
          <table:table-cell table:number-columns-repeated="4"/>
        </table:table-row>
        <table:table-row table:style-name="ro4">
          <table:table-cell/>
          <table:table-cell table:style-name="ce3" office:value-type="string">
            <text:p>Attr 1</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09"/>
          <table:table-cell table:number-columns-repeated="4"/>
        </table:table-row>
        <table:table-row table:style-name="ro1">
          <table:table-cell/>
          <table:table-cell table:style-name="ce3" office:value-type="string">
            <text:p>Attr1</text:p>
          </table:table-cell>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GOLD</text:p>
          </table:table-cell>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number-columns-repeated="1009"/>
          <table:table-cell table:number-columns-repeated="4"/>
        </table:table-row>
        <table:table-row table:style-name="ro1">
          <table:table-cell/>
          <table:table-cell table:style-name="ce3" office:value-type="string">
            <text:p>MUSHROOM</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office:value-type="string">
            <text:p>Schild</text:p>
          </table:table-cell>
          <table:table-cell table:style-name="ce3"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PIC</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Inventory 1</text:p>
          </table:table-cell>
          <table:table-cell table:style-name="ce3" office:value-type="string">
            <text:p>TYPE</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PIC</text:p>
          </table:table-cell>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number-columns-repeated="1009"/>
          <table:table-cell table:number-columns-repeated="4"/>
        </table:table-row>
        <table:table-row table:style-name="ro1">
          <table:table-cell/>
          <table:table-cell table:style-name="ce3" office:value-type="string">
            <text:p>SCHADEN_MAX</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SCHADEN_MIN</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4">
          <table:table-cell/>
          <table:table-cell table:style-name="ce3" office:value-type="string">
            <text:p>Attr 1</text:p>
          </table:table-cell>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number-columns-repeated="1009"/>
          <table:table-cell table:number-columns-repeated="4"/>
        </table:table-row>
        <table:table-row table:style-name="ro1">
          <table:table-cell/>
          <table:table-cell table:style-name="ce3" office:value-type="string">
            <text:p>Attr2</text:p>
          </table:table-cell>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number-columns-repeated="1009"/>
          <table:table-cell table:number-columns-repeated="4"/>
        </table:table-row>
        <table:table-row table:style-name="ro1">
          <table:table-cell/>
          <table:table-cell table:style-name="ce3" office:value-type="string">
            <text:p>Attr3</text:p>
          </table:table-cell>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number-columns-repeated="1009"/>
          <table:table-cell table:number-columns-repeated="4"/>
        </table:table-row>
        <table:table-row table:style-name="ro1">
          <table:table-cell/>
          <table:table-cell table:style-name="ce3" office:value-type="string">
            <text:p>Attr1</text:p>
          </table:table-cell>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number-columns-repeated="1009"/>
          <table:table-cell table:number-columns-repeated="4"/>
        </table:table-row>
        <table:table-row table:style-name="ro1">
          <table:table-cell/>
          <table:table-cell table:style-name="ce3" office:value-type="string">
            <text:p>Attr2</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Attr3</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GOLD</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MUSHROOM</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4">
          <table:table-cell office:value-type="string">
            <text:p>Inventory 2</text:p>
          </table:table-cell>
          <table:table-cell table:style-name="ce3" office:value-type="string">
            <text:p>TYPE</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PIC</text:p>
          </table:table-cell>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number-columns-repeated="1009"/>
          <table:table-cell table:number-columns-repeated="4"/>
        </table:table-row>
        <table:table-row table:style-name="ro1">
          <table:table-cell/>
          <table:table-cell table:style-name="ce3" office:value-type="string">
            <text:p>SCHADEN_MAX</text:p>
          </table:table-cell>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number-columns-repeated="1009"/>
          <table:table-cell table:number-columns-repeated="4"/>
        </table:table-row>
        <table:table-row table:style-name="ro1">
          <table:table-cell/>
          <table:table-cell table:style-name="ce3" office:value-type="string">
            <text:p>SCHADEN_MIN</text:p>
          </table:table-cell>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number-columns-repeated="1009"/>
          <table:table-cell table:number-columns-repeated="4"/>
        </table:table-row>
        <table:table-row table:style-name="ro4">
          <table:table-cell/>
          <table:table-cell table:style-name="ce3" office:value-type="string">
            <text:p>Attr 1</text:p>
          </table:table-cell>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number-columns-repeated="1009"/>
          <table:table-cell table:number-columns-repeated="4"/>
        </table:table-row>
        <table:table-row table:style-name="ro1">
          <table:table-cell/>
          <table:table-cell table:style-name="ce3" office:value-type="string">
            <text:p>Attr2</text:p>
          </table:table-cell>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number-columns-repeated="1009"/>
          <table:table-cell table:number-columns-repeated="4"/>
        </table:table-row>
        <table:table-row table:style-name="ro1">
          <table:table-cell/>
          <table:table-cell table:style-name="ce3" office:value-type="string">
            <text:p>Attr3</text:p>
          </table:table-cell>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number-columns-repeated="1009"/>
          <table:table-cell table:number-columns-repeated="4"/>
        </table:table-row>
        <table:table-row table:style-name="ro1">
          <table:table-cell/>
          <table:table-cell table:style-name="ce3" office:value-type="string">
            <text:p>Attr1</text:p>
          </table:table-cell>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number-columns-repeated="1009"/>
          <table:table-cell table:number-columns-repeated="4"/>
        </table:table-row>
        <table:table-row table:style-name="ro1">
          <table:table-cell/>
          <table:table-cell table:style-name="ce3" office:value-type="string">
            <text:p>Attr2</text:p>
          </table:table-cell>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number-columns-repeated="1009"/>
          <table:table-cell table:number-columns-repeated="4"/>
        </table:table-row>
        <table:table-row table:style-name="ro1">
          <table:table-cell/>
          <table:table-cell table:style-name="ce3" office:value-type="string">
            <text:p>Attr3</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GOLD</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MUSHROOM</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4">
          <table:table-cell office:value-type="string">
            <text:p>Inventory 3</text:p>
          </table:table-cell>
          <table:table-cell table:style-name="ce3" office:value-type="string">
            <text:p>TYPE</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PIC</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SCHADEN_MAX</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SCHADEN_MIN</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4">
          <table:table-cell/>
          <table:table-cell table:style-name="ce3" office:value-type="string">
            <text:p>Attr 1</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1</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GOLD</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MUSHROOM</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4">
          <table:table-cell office:value-type="string">
            <text:p>Inventory 4</text:p>
          </table:table-cell>
          <table:table-cell table:style-name="ce3" office:value-type="string">
            <text:p>TYPE</text:p>
          </table:table-cell>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number-columns-repeated="1009"/>
          <table:table-cell table:number-columns-repeated="4"/>
        </table:table-row>
        <table:table-row table:style-name="ro1">
          <table:table-cell/>
          <table:table-cell table:style-name="ce3" office:value-type="string">
            <text:p>PIC</text:p>
          </table:table-cell>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number-columns-repeated="1009"/>
          <table:table-cell table:number-columns-repeated="4"/>
        </table:table-row>
        <table:table-row table:style-name="ro1">
          <table:table-cell/>
          <table:table-cell table:style-name="ce3" office:value-type="string">
            <text:p>SCHADEN_MAX</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SCHADEN_MIN</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table:table-cell table:style-name="ce3" office:value-type="string">
            <text:p>Attr 1</text:p>
          </table:table-cell>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number-columns-repeated="1009"/>
          <table:table-cell table:number-columns-repeated="4"/>
        </table:table-row>
        <table:table-row table:style-name="ro1">
          <table:table-cell/>
          <table:table-cell table:style-name="ce3" office:value-type="string">
            <text:p>Attr2</text:p>
          </table:table-cell>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number-columns-repeated="1009"/>
          <table:table-cell table:number-columns-repeated="4"/>
        </table:table-row>
        <table:table-row table:style-name="ro1">
          <table:table-cell/>
          <table:table-cell table:style-name="ce3" office:value-type="string">
            <text:p>Attr3</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Attr1</text:p>
          </table:table-cell>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number-columns-repeated="1009"/>
          <table:table-cell table:number-columns-repeated="4"/>
        </table:table-row>
        <table:table-row table:style-name="ro1">
          <table:table-cell/>
          <table:table-cell table:style-name="ce3" office:value-type="string">
            <text:p>Attr2</text:p>
          </table:table-cell>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number-columns-repeated="1009"/>
          <table:table-cell table:number-columns-repeated="4"/>
        </table:table-row>
        <table:table-row table:style-name="ro1">
          <table:table-cell/>
          <table:table-cell table:style-name="ce3" office:value-type="string">
            <text:p>Attr3</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GOLD</text:p>
          </table:table-cell>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number-columns-repeated="1009"/>
          <table:table-cell table:number-columns-repeated="4"/>
        </table:table-row>
        <table:table-row table:style-name="ro1">
          <table:table-cell/>
          <table:table-cell table:style-name="ce3" office:value-type="string">
            <text:p>MUSHROOM</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office:value-type="string">
            <text:p>Inventory 5</text:p>
          </table:table-cell>
          <table:table-cell table:style-name="ce3" office:value-type="string">
            <text:p>TYPE</text:p>
          </table:table-cell>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number-columns-repeated="1009"/>
          <table:table-cell table:number-columns-repeated="4"/>
        </table:table-row>
        <table:table-row table:style-name="ro1">
          <table:table-cell/>
          <table:table-cell table:style-name="ce3" office:value-type="string">
            <text:p>PIC</text:p>
          </table:table-cell>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number-columns-repeated="1009"/>
          <table:table-cell table:number-columns-repeated="4"/>
        </table:table-row>
        <table:table-row table:style-name="ro1">
          <table:table-cell/>
          <table:table-cell table:style-name="ce3" office:value-type="string">
            <text:p>SCHADEN_MAX</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SCHADEN_MIN</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4">
          <table:table-cell/>
          <table:table-cell table:style-name="ce3" office:value-type="string">
            <text:p>Attr 1</text:p>
          </table:table-cell>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number-columns-repeated="1009"/>
          <table:table-cell table:number-columns-repeated="4"/>
        </table:table-row>
        <table:table-row table:style-name="ro1">
          <table:table-cell/>
          <table:table-cell table:style-name="ce3" office:value-type="string">
            <text:p>Attr2</text:p>
          </table:table-cell>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number-columns-repeated="1009"/>
          <table:table-cell table:number-columns-repeated="4"/>
        </table:table-row>
        <table:table-row table:style-name="ro1">
          <table:table-cell/>
          <table:table-cell table:style-name="ce3" office:value-type="string">
            <text:p>Attr3</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Attr1</text:p>
          </table:table-cell>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number-columns-repeated="1009"/>
          <table:table-cell table:number-columns-repeated="4"/>
        </table:table-row>
        <table:table-row table:style-name="ro1">
          <table:table-cell/>
          <table:table-cell table:style-name="ce3" office:value-type="string">
            <text:p>Attr2</text:p>
          </table:table-cell>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number-columns-repeated="1009"/>
          <table:table-cell table:number-columns-repeated="4"/>
        </table:table-row>
        <table:table-row table:style-name="ro1">
          <table:table-cell/>
          <table:table-cell table:style-name="ce3" office:value-type="string">
            <text:p>Attr3</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GOLD</text:p>
          </table:table-cell>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number-columns-repeated="1009"/>
          <table:table-cell table:number-columns-repeated="4"/>
        </table:table-row>
        <table:table-row table:style-name="ro1">
          <table:table-cell/>
          <table:table-cell table:style-name="ce3" office:value-type="string">
            <text:p>MUSHROOM</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4">
          <table:table-cell office:value-type="string">
            <text:p>Quest</text:p>
          </table:table-cell>
          <table:table-cell office:value-type="string">
            <text:p>Reroll Time</text:p>
          </table:table-cell>
          <table:table-cell office:value-type="float" office:value="1402407090">
            <text:p>1402407090</text:p>
          </table:table-cell>
          <table:table-cell table:style-name="ce16" table:formula="of:=DATE(1970;1;1)+([.C229]/86400)" office:value-type="date" office:date-value="2014-06-10T13:31:30">
            <text:p>10.06.2014 13:31:30</text:p>
          </table:table-cell>
          <table:table-cell office:value-type="float" office:value="1402408695">
            <text:p>1402408695</text:p>
          </table:table-cell>
          <table:table-cell table:style-name="ce16" table:formula="of:=DATE(1970;1;1)+([.E229]/86400)" office:value-type="date" office:date-value="2014-06-10T13:58:15">
            <text:p>10.06.2014 13:58:15</text:p>
          </table:table-cell>
          <table:table-cell office:value-type="float" office:value="1402410117">
            <text:p>1402410117</text:p>
          </table:table-cell>
          <table:table-cell table:style-name="ce16" table:formula="of:=DATE(1970;1;1)+([.G229]/86400)" office:value-type="date" office:date-value="2014-06-10T14:21:57">
            <text:p>10.06.2014 14:21:57</text:p>
          </table:table-cell>
          <table:table-cell office:value-type="float" office:value="1402411230">
            <text:p>1402411230</text:p>
          </table:table-cell>
          <table:table-cell table:style-name="ce16" table:formula="of:=DATE(1970;1;1)+([.I229]/86400)" office:value-type="date" office:date-value="2014-06-10T14:40:30">
            <text:p>10.06.2014 14:40:30</text:p>
          </table:table-cell>
          <table:table-cell office:value-type="float" office:value="1402411230">
            <text:p>1402411230</text:p>
          </table:table-cell>
          <table:table-cell table:style-name="ce16" table:formula="of:=DATE(1970;1;1)+([.K229]/86400)" office:value-type="date" office:date-value="2014-06-10T14:40:30">
            <text:p>10.06.2014 14:40:30</text:p>
          </table:table-cell>
          <table:table-cell table:number-columns-repeated="1012"/>
        </table:table-row>
        <table:table-row table:style-name="ro4">
          <table:table-cell office:value-type="string">
            <text:p>Quest Level</text:p>
          </table:table-cell>
          <table:table-cell office:value-type="float" office:value="1">
            <text:p>1</text:p>
          </table:table-cell>
          <table:table-cell office:value-type="float" office:value="91">
            <text:p>91</text:p>
          </table:table-cell>
          <table:table-cell office:value-type="string">
            <text:p>Giftig und Bissig!</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Der magische Ring</text:p>
          </table:table-cell>
          <table:table-cell office:value-type="float" office:value="91">
            <text:p>91</text:p>
          </table:table-cell>
          <table:table-cell table:number-columns-repeated="1013"/>
        </table:table-row>
        <table:table-row table:style-name="ro1">
          <table:table-cell/>
          <table:table-cell office:value-type="float" office:value="2">
            <text:p>2</text:p>
          </table:table-cell>
          <table:table-cell office:value-type="float" office:value="91">
            <text:p>91</text:p>
          </table:table-cell>
          <table:table-cell office:value-type="string">
            <text:p>Das einzigartige Amulett</text:p>
          </table:table-cell>
          <table:table-cell office:value-type="float" office:value="91">
            <text:p>91</text:p>
          </table:table-cell>
          <table:table-cell office:value-type="string">
            <text:p>Der elfte Elf</text:p>
          </table:table-cell>
          <table:table-cell office:value-type="float" office:value="91">
            <text:p>91</text:p>
          </table:table-cell>
          <table:table-cell office:value-type="string">
            <text:p>Ein Mysteriöser Kristall</text:p>
          </table:table-cell>
          <table:table-cell office:value-type="float" office:value="91">
            <text:p>91</text:p>
          </table:table-cell>
          <table:table-cell office:value-type="string">
            <text:p>Knochen und Zauberei</text:p>
          </table:table-cell>
          <table:table-cell office:value-type="float" office:value="91">
            <text:p>91</text:p>
          </table:table-cell>
          <table:table-cell table:number-columns-repeated="1013"/>
        </table:table-row>
        <table:table-row table:style-name="ro4">
          <table:table-cell/>
          <table:table-cell office:value-type="float" office:value="3">
            <text:p>3</text:p>
          </table:table-cell>
          <table:table-cell office:value-type="float" office:value="91">
            <text:p>91</text:p>
          </table:table-cell>
          <table:table-cell office:value-type="string">
            <text:p>Das Killerspiel</text:p>
          </table:table-cell>
          <table:table-cell office:value-type="float" office:value="91">
            <text:p>91</text:p>
          </table:table-cell>
          <table:table-cell office:value-type="string">
            <text:p>Die Artefaktsuche</text:p>
          </table:table-cell>
          <table:table-cell office:value-type="float" office:value="91">
            <text:p>91</text:p>
          </table:table-cell>
          <table:table-cell office:value-type="string">
            <text:p>Die Dotternatter</text:p>
          </table:table-cell>
          <table:table-cell office:value-type="float" office:value="91">
            <text:p>91</text:p>
          </table:table-cell>
          <table:table-cell office:value-type="string">
            <text:p>Die Geheimzutaten</text:p>
          </table:table-cell>
          <table:table-cell office:value-type="float" office:value="91">
            <text:p>91</text:p>
          </table:table-cell>
          <table:table-cell table:number-columns-repeated="1013"/>
        </table:table-row>
        <table:table-row table:style-name="ro4">
          <table:table-cell office:value-type="string">
            <text:p>Quest Type</text:p>
          </table:table-cell>
          <table:table-cell office:value-type="float" office:value="1">
            <text:p>1</text:p>
          </table:table-cell>
          <table:table-cell office:value-type="float" office:value="4">
            <text:p>4</text:p>
          </table:table-cell>
          <table:table-cell office:value-type="string">
            <text:p>Giftig und Bissig!</text:p>
          </table:table-cell>
          <table:table-cell office:value-type="float" office:value="5">
            <text:p>5</text:p>
          </table:table-cell>
          <table:table-cell office:value-type="string">
            <text:p>Ein Sack Mehl</text:p>
          </table:table-cell>
          <table:table-cell office:value-type="float" office:value="5">
            <text:p>5</text:p>
          </table:table-cell>
          <table:table-cell office:value-type="string">
            <text:p>Ein Sack Mehl</text:p>
          </table:table-cell>
          <table:table-cell office:value-type="float" office:value="1">
            <text:p>1</text:p>
          </table:table-cell>
          <table:table-cell office:value-type="string">
            <text:p>Der magische Ring</text:p>
          </table:table-cell>
          <table:table-cell office:value-type="float" office:value="1">
            <text:p>1</text:p>
          </table:table-cell>
          <table:table-cell table:number-columns-repeated="1013"/>
        </table:table-row>
        <table:table-row table:style-name="ro1">
          <table:table-cell/>
          <table:table-cell table:number-columns-repeated="2" office:value-type="float" office:value="2">
            <text:p>2</text:p>
          </table:table-cell>
          <table:table-cell office:value-type="string">
            <text:p>Das einzigartige Amulett</text:p>
          </table:table-cell>
          <table:table-cell office:value-type="float" office:value="6">
            <text:p>6</text:p>
          </table:table-cell>
          <table:table-cell office:value-type="string">
            <text:p>Der elfte Elf</text:p>
          </table:table-cell>
          <table:table-cell office:value-type="float" office:value="3">
            <text:p>3</text:p>
          </table:table-cell>
          <table:table-cell office:value-type="string">
            <text:p>Ein Mysteriöser Kristall</text:p>
          </table:table-cell>
          <table:table-cell office:value-type="float" office:value="4">
            <text:p>4</text:p>
          </table:table-cell>
          <table:table-cell office:value-type="string">
            <text:p>Knochen und Zauberei</text:p>
          </table:table-cell>
          <table:table-cell office:value-type="float" office:value="4">
            <text:p>4</text:p>
          </table:table-cell>
          <table:table-cell table:number-columns-repeated="1013"/>
        </table:table-row>
        <table:table-row table:style-name="ro4">
          <table:table-cell/>
          <table:table-cell office:value-type="float" office:value="3">
            <text:p>3</text:p>
          </table:table-cell>
          <table:table-cell office:value-type="float" office:value="5">
            <text:p>5</text:p>
          </table:table-cell>
          <table:table-cell office:value-type="string">
            <text:p>Das Killerspiel</text:p>
          </table:table-cell>
          <table:table-cell office:value-type="float" office:value="3">
            <text:p>3</text:p>
          </table:table-cell>
          <table:table-cell office:value-type="string">
            <text:p>Die Artefaktsuche</text:p>
          </table:table-cell>
          <table:table-cell office:value-type="float" office:value="4">
            <text:p>4</text:p>
          </table:table-cell>
          <table:table-cell office:value-type="string">
            <text:p>Die Dotternatter</text:p>
          </table:table-cell>
          <table:table-cell office:value-type="float" office:value="2">
            <text:p>2</text:p>
          </table:table-cell>
          <table:table-cell office:value-type="string">
            <text:p>Die Geheimzutaten</text:p>
          </table:table-cell>
          <table:table-cell office:value-type="float" office:value="2">
            <text:p>2</text:p>
          </table:table-cell>
          <table:table-cell table:number-columns-repeated="1013"/>
        </table:table-row>
        <table:table-row table:style-name="ro2">
          <table:table-cell office:value-type="string">
            <text:p>Quest</text:p>
          </table:table-cell>
          <table:table-cell office:value-type="string">
            <text:p>Monster</text:p>
          </table:table-cell>
          <table:table-cell office:value-type="float" office:value="-77">
            <text:p>-77</text:p>
          </table:table-cell>
          <table:table-cell/>
          <table:table-cell office:value-type="float" office:value="-52">
            <text:p>-52</text:p>
          </table:table-cell>
          <table:table-cell/>
          <table:table-cell office:value-type="float" office:value="-99">
            <text:p>-99</text:p>
          </table:table-cell>
          <table:table-cell/>
          <table:table-cell office:value-type="float" office:value="-123">
            <text:p>-123</text:p>
          </table:table-cell>
          <table:table-cell office:value-type="string">
            <text:p>Der magische Ring</text:p>
          </table:table-cell>
          <table:table-cell office:value-type="float" office:value="-123">
            <text:p>-123</text:p>
          </table:table-cell>
          <table:table-cell table:number-columns-repeated="1013"/>
        </table:table-row>
        <table:table-row table:style-name="ro2">
          <table:table-cell/>
          <table:table-cell office:value-type="string">
            <text:p>Monster</text:p>
          </table:table-cell>
          <table:table-cell office:value-type="float" office:value="-39">
            <text:p>-39</text:p>
          </table:table-cell>
          <table:table-cell/>
          <table:table-cell office:value-type="float" office:value="-89">
            <text:p>-89</text:p>
          </table:table-cell>
          <table:table-cell/>
          <table:table-cell office:value-type="float" office:value="-112">
            <text:p>-112</text:p>
          </table:table-cell>
          <table:table-cell/>
          <table:table-cell office:value-type="float" office:value="-114">
            <text:p>-114</text:p>
          </table:table-cell>
          <table:table-cell office:value-type="string">
            <text:p>Knochen und Zauberei</text:p>
          </table:table-cell>
          <table:table-cell office:value-type="float" office:value="-114">
            <text:p>-114</text:p>
          </table:table-cell>
          <table:table-cell table:number-columns-repeated="1013"/>
        </table:table-row>
        <table:table-row table:style-name="ro2">
          <table:table-cell/>
          <table:table-cell office:value-type="string">
            <text:p>Monster</text:p>
          </table:table-cell>
          <table:table-cell office:value-type="float" office:value="-39">
            <text:p>-39</text:p>
          </table:table-cell>
          <table:table-cell/>
          <table:table-cell office:value-type="float" office:value="-112">
            <text:p>-112</text:p>
          </table:table-cell>
          <table:table-cell/>
          <table:table-cell office:value-type="float" office:value="-11">
            <text:p>-11</text:p>
          </table:table-cell>
          <table:table-cell/>
          <table:table-cell office:value-type="float" office:value="-113">
            <text:p>-113</text:p>
          </table:table-cell>
          <table:table-cell office:value-type="string">
            <text:p>Die Geheimzutaten</text:p>
          </table:table-cell>
          <table:table-cell office:value-type="float" office:value="-113">
            <text:p>-113</text:p>
          </table:table-cell>
          <table:table-cell table:number-columns-repeated="1013"/>
        </table:table-row>
        <table:table-row table:style-name="ro2">
          <table:table-cell/>
          <table:table-cell office:value-type="string">
            <text:p>Quest Location</text:p>
          </table:table-cell>
          <table:table-cell office:value-type="float" office:value="18">
            <text:p>18</text:p>
          </table:table-cell>
          <table:table-cell/>
          <table:table-cell office:value-type="float" office:value="14">
            <text:p>14</text:p>
          </table:table-cell>
          <table:table-cell/>
          <table:table-cell office:value-type="float" office:value="15">
            <text:p>15</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2">
          <table:table-cell/>
          <table:table-cell office:value-type="string">
            <text:p>Quest Location</text:p>
          </table:table-cell>
          <table:table-cell office:value-type="float" office:value="13">
            <text:p>13</text:p>
          </table:table-cell>
          <table:table-cell/>
          <table:table-cell office:value-type="float" office:value="10">
            <text:p>10</text:p>
          </table:table-cell>
          <table:table-cell/>
          <table:table-cell office:value-type="float" office:value="16">
            <text:p>16</text:p>
          </table:table-cell>
          <table:table-cell/>
          <table:table-cell office:value-type="float" office:value="21">
            <text:p>21</text:p>
          </table:table-cell>
          <table:table-cell/>
          <table:table-cell office:value-type="float" office:value="21">
            <text:p>21</text:p>
          </table:table-cell>
          <table:table-cell table:number-columns-repeated="1013"/>
        </table:table-row>
        <table:table-row table:style-name="ro2">
          <table:table-cell/>
          <table:table-cell office:value-type="string">
            <text:p>Quest Location</text:p>
          </table:table-cell>
          <table:table-cell office:value-type="float" office:value="14">
            <text:p>14</text:p>
          </table:table-cell>
          <table:table-cell/>
          <table:table-cell office:value-type="float" office:value="11">
            <text:p>11</text:p>
          </table:table-cell>
          <table:table-cell/>
          <table:table-cell office:value-type="float" office:value="20">
            <text:p>20</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2">
          <table:table-cell/>
          <table:table-cell office:value-type="string">
            <text:p>Quest 1 Zeit</text:p>
          </table:table-cell>
          <table:table-cell office:value-type="float" office:value="450">
            <text:p>450</text:p>
          </table:table-cell>
          <table:table-cell/>
          <table:table-cell office:value-type="float" office:value="150">
            <text:p>150</text:p>
          </table:table-cell>
          <table:table-cell/>
          <table:table-cell office:value-type="float" office:value="450">
            <text:p>450</text:p>
          </table:table-cell>
          <table:table-cell/>
          <table:table-cell office:value-type="float" office:value="300">
            <text:p>300</text:p>
          </table:table-cell>
          <table:table-cell/>
          <table:table-cell office:value-type="float" office:value="300">
            <text:p>300</text:p>
          </table:table-cell>
          <table:table-cell table:number-columns-repeated="1013"/>
        </table:table-row>
        <table:table-row table:style-name="ro2">
          <table:table-cell/>
          <table:table-cell office:value-type="string">
            <text:p>Quest2 Zeit</text:p>
          </table:table-cell>
          <table:table-cell office:value-type="float" office:value="450">
            <text:p>450</text:p>
          </table:table-cell>
          <table:table-cell/>
          <table:table-cell office:value-type="float" office:value="300">
            <text:p>300</text:p>
          </table:table-cell>
          <table:table-cell/>
          <table:table-cell office:value-type="float" office:value="450">
            <text:p>450</text:p>
          </table:table-cell>
          <table:table-cell/>
          <table:table-cell office:value-type="float" office:value="150">
            <text:p>150</text:p>
          </table:table-cell>
          <table:table-cell/>
          <table:table-cell office:value-type="float" office:value="150">
            <text:p>150</text:p>
          </table:table-cell>
          <table:table-cell table:number-columns-repeated="1013"/>
        </table:table-row>
        <table:table-row table:style-name="ro2">
          <table:table-cell/>
          <table:table-cell office:value-type="string">
            <text:p>Quest 3 Zeit</text:p>
          </table:table-cell>
          <table:table-cell office:value-type="float" office:value="150">
            <text:p>150</text:p>
          </table:table-cell>
          <table:table-cell/>
          <table:table-cell office:value-type="float" office:value="300">
            <text:p>300</text:p>
          </table:table-cell>
          <table:table-cell/>
          <table:table-cell office:value-type="float" office:value="150">
            <text:p>15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4">
          <table:table-cell table:style-name="ce1" office:value-type="string">
            <text:p>Quest Item 1</text:p>
          </table:table-cell>
          <table:table-cell table:style-name="ce3" office:value-type="string">
            <text:p>TYPE</text:p>
          </table:table-cell>
          <table:table-cell table:style-name="ce1" office:value-type="float" office:value="10">
            <text:p>10</text:p>
          </table:table-cell>
          <table:table-cell table:style-name="ce1"/>
          <table:table-cell table:style-name="ce1" office:value-type="float" office:value="0">
            <text:p>0</text:p>
          </table:table-cell>
          <table:table-cell table:style-name="ce1"/>
          <table:table-cell table:style-name="ce1" office:value-type="float" office:value="6">
            <text:p>6</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PIC</text:p>
          </table:table-cell>
          <table:table-cell table:style-name="ce1" office:value-type="float" office:value="14">
            <text:p>14</text:p>
          </table:table-cell>
          <table:table-cell table:style-name="ce1"/>
          <table:table-cell table:style-name="ce1" office:value-type="float" office:value="14">
            <text:p>14</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number-columns-repeated="1013"/>
        </table:table-row>
        <table:table-row table:style-name="ro1">
          <table:table-cell table:style-name="ce1"/>
          <table:table-cell table:style-name="ce3" office:value-type="string">
            <text:p>SCHADEN_MAX</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244">
            <text:p>244</text:p>
          </table:table-cell>
          <table:table-cell table:style-name="ce1"/>
          <table:table-cell table:style-name="ce1" office:value-type="float" office:value="244">
            <text:p>244</text:p>
          </table:table-cell>
          <table:table-cell table:style-name="ce1"/>
          <table:table-cell table:style-name="ce1" office:value-type="float" office:value="244">
            <text:p>244</text:p>
          </table:table-cell>
          <table:table-cell table:style-name="ce1" table:number-columns-repeated="1013"/>
        </table:table-row>
        <table:table-row table:style-name="ro1">
          <table:table-cell table:style-name="ce1"/>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table:style-name="ce1"/>
          <table:table-cell table:style-name="ce3" office:value-type="string">
            <text:p>Attr 1</text:p>
          </table:table-cell>
          <table:table-cell table:style-name="ce1" office:value-type="float" office:value="5">
            <text:p>5</text:p>
          </table:table-cell>
          <table:table-cell table:style-name="ce1"/>
          <table:table-cell table:style-name="ce1" office:value-type="float" office:value="5">
            <text:p>5</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3"/>
        </table:table-row>
        <table:table-row table:style-name="ro1">
          <table:table-cell table:style-name="ce1"/>
          <table:table-cell table:style-name="ce3" office:value-type="string">
            <text:p>Attr1</text:p>
          </table:table-cell>
          <table:table-cell table:style-name="ce1" office:value-type="float" office:value="172">
            <text:p>172</text:p>
          </table:table-cell>
          <table:table-cell table:style-name="ce1"/>
          <table:table-cell table:style-name="ce1" office:value-type="float" office:value="172">
            <text:p>172</text:p>
          </table:table-cell>
          <table:table-cell table:style-name="ce1"/>
          <table:table-cell table:style-name="ce1" office:value-type="float" office:value="176">
            <text:p>176</text:p>
          </table:table-cell>
          <table:table-cell table:style-name="ce1"/>
          <table:table-cell table:style-name="ce1" office:value-type="float" office:value="176">
            <text:p>176</text:p>
          </table:table-cell>
          <table:table-cell table:style-name="ce1"/>
          <table:table-cell table:style-name="ce1" office:value-type="float" office:value="176">
            <text:p>176</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GOLD</text:p>
          </table:table-cell>
          <table:table-cell table:style-name="ce1" office:value-type="float" office:value="109871">
            <text:p>109871</text:p>
          </table:table-cell>
          <table:table-cell table:style-name="ce1"/>
          <table:table-cell table:style-name="ce1" office:value-type="float" office:value="109871">
            <text:p>109871</text:p>
          </table:table-cell>
          <table:table-cell table:style-name="ce1"/>
          <table:table-cell table:style-name="ce1" office:value-type="float" office:value="74916">
            <text:p>74916</text:p>
          </table:table-cell>
          <table:table-cell table:style-name="ce1"/>
          <table:table-cell table:style-name="ce1" office:value-type="float" office:value="74916">
            <text:p>74916</text:p>
          </table:table-cell>
          <table:table-cell table:style-name="ce1"/>
          <table:table-cell table:style-name="ce1" office:value-type="float" office:value="74916">
            <text:p>74916</text:p>
          </table:table-cell>
          <table:table-cell table:style-name="ce1" table:number-columns-repeated="1013"/>
        </table:table-row>
        <table:table-row table:style-name="ro1">
          <table:table-cell table:style-name="ce1"/>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office:value-type="string">
            <text:p>Quest Item 2</text:p>
          </table:table-cell>
          <table:table-cell table:style-name="ce3"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PIC</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1</text:p>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1" office:value-type="string">
            <text:p>Quest Item 3</text:p>
          </table:table-cell>
          <table:table-cell table:style-name="ce3" office:value-type="string">
            <text:p>TYPE</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PIC</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13"/>
        </table:table-row>
        <table:table-row table:style-name="ro1">
          <table:table-cell table:style-name="ce1"/>
          <table:table-cell table:style-name="ce3" office:value-type="string">
            <text:p>SCHADEN_MAX</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table:style-name="ce1"/>
          <table:table-cell table:style-name="ce3" office:value-type="string">
            <text:p>Attr 1</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3"/>
        </table:table-row>
        <table:table-row table:style-name="ro1">
          <table:table-cell table:style-name="ce1"/>
          <table:table-cell table:style-name="ce3" office:value-type="string">
            <text:p>Attr1</text:p>
          </table:table-cell>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GOLD</text:p>
          </table:table-cell>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number-columns-repeated="1013"/>
        </table:table-row>
        <table:table-row table:style-name="ro1">
          <table:table-cell table:style-name="ce1"/>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2">
          <table:table-cell/>
          <table:table-cell office:value-type="string">
            <text:p>Quest1 XP</text:p>
          </table:table-cell>
          <table:table-cell office:value-type="float" office:value="23300">
            <text:p>23300</text:p>
          </table:table-cell>
          <table:table-cell/>
          <table:table-cell office:value-type="float" office:value="15700">
            <text:p>15700</text:p>
          </table:table-cell>
          <table:table-cell/>
          <table:table-cell office:value-type="float" office:value="33100">
            <text:p>33100</text:p>
          </table:table-cell>
          <table:table-cell/>
          <table:table-cell office:value-type="float" office:value="51900">
            <text:p>51900</text:p>
          </table:table-cell>
          <table:table-cell/>
          <table:table-cell office:value-type="float" office:value="51900">
            <text:p>51900</text:p>
          </table:table-cell>
          <table:table-cell table:number-columns-repeated="1013"/>
        </table:table-row>
        <table:table-row table:style-name="ro2">
          <table:table-cell/>
          <table:table-cell office:value-type="string">
            <text:p>Quest2 XP</text:p>
          </table:table-cell>
          <table:table-cell office:value-type="float" office:value="69900">
            <text:p>69900</text:p>
          </table:table-cell>
          <table:table-cell/>
          <table:table-cell office:value-type="float" office:value="40800">
            <text:p>40800</text:p>
          </table:table-cell>
          <table:table-cell/>
          <table:table-cell office:value-type="float" office:value="65475">
            <text:p>65475</text:p>
          </table:table-cell>
          <table:table-cell/>
          <table:table-cell office:value-type="float" office:value="11400">
            <text:p>11400</text:p>
          </table:table-cell>
          <table:table-cell/>
          <table:table-cell office:value-type="float" office:value="11400">
            <text:p>11400</text:p>
          </table:table-cell>
          <table:table-cell table:number-columns-repeated="1013"/>
        </table:table-row>
        <table:table-row table:style-name="ro2">
          <table:table-cell/>
          <table:table-cell office:value-type="string">
            <text:p>Quest3 XP</text:p>
          </table:table-cell>
          <table:table-cell office:value-type="float" office:value="34200">
            <text:p>34200</text:p>
          </table:table-cell>
          <table:table-cell/>
          <table:table-cell office:value-type="float" office:value="62800">
            <text:p>62800</text:p>
          </table:table-cell>
          <table:table-cell/>
          <table:table-cell office:value-type="float" office:value="18800">
            <text:p>18800</text:p>
          </table:table-cell>
          <table:table-cell/>
          <table:table-cell office:value-type="float" office:value="95200">
            <text:p>95200</text:p>
          </table:table-cell>
          <table:table-cell/>
          <table:table-cell office:value-type="float" office:value="95200">
            <text:p>95200</text:p>
          </table:table-cell>
          <table:table-cell table:number-columns-repeated="1013"/>
        </table:table-row>
        <table:table-row table:style-name="ro2">
          <table:table-cell/>
          <table:table-cell office:value-type="string">
            <text:p>Quest1 Gold</text:p>
          </table:table-cell>
          <table:table-cell office:value-type="float" office:value="133500">
            <text:p>133500</text:p>
          </table:table-cell>
          <table:table-cell/>
          <table:table-cell office:value-type="float" office:value="76200">
            <text:p>76200</text:p>
          </table:table-cell>
          <table:table-cell/>
          <table:table-cell office:value-type="float" office:value="141200">
            <text:p>141200</text:p>
          </table:table-cell>
          <table:table-cell/>
          <table:table-cell office:value-type="float" office:value="103600">
            <text:p>103600</text:p>
          </table:table-cell>
          <table:table-cell/>
          <table:table-cell office:value-type="float" office:value="103600">
            <text:p>103600</text:p>
          </table:table-cell>
          <table:table-cell table:number-columns-repeated="1013"/>
        </table:table-row>
        <table:table-row table:style-name="ro2">
          <table:table-cell/>
          <table:table-cell office:value-type="string">
            <text:p>Quest2 Gold</text:p>
          </table:table-cell>
          <table:table-cell office:value-type="float" office:value="133500">
            <text:p>133500</text:p>
          </table:table-cell>
          <table:table-cell/>
          <table:table-cell office:value-type="float" office:value="121000">
            <text:p>121000</text:p>
          </table:table-cell>
          <table:table-cell/>
          <table:table-cell office:value-type="float" office:value="201600">
            <text:p>201600</text:p>
          </table:table-cell>
          <table:table-cell/>
          <table:table-cell office:value-type="float" office:value="84700">
            <text:p>84700</text:p>
          </table:table-cell>
          <table:table-cell/>
          <table:table-cell office:value-type="float" office:value="84700">
            <text:p>84700</text:p>
          </table:table-cell>
          <table:table-cell table:number-columns-repeated="1013"/>
        </table:table-row>
        <table:table-row table:style-name="ro2">
          <table:table-cell/>
          <table:table-cell office:value-type="string">
            <text:p>Quest3 Gold</text:p>
          </table:table-cell>
          <table:table-cell office:value-type="float" office:value="23700">
            <text:p>23700</text:p>
          </table:table-cell>
          <table:table-cell/>
          <table:table-cell office:value-type="float" office:value="45400">
            <text:p>45400</text:p>
          </table:table-cell>
          <table:table-cell/>
          <table:table-cell office:value-type="float" office:value="56800">
            <text:p>56800</text:p>
          </table:table-cell>
          <table:table-cell/>
          <table:table-cell office:value-type="float" office:value="189700">
            <text:p>189700</text:p>
          </table:table-cell>
          <table:table-cell/>
          <table:table-cell office:value-type="float" office:value="189700">
            <text:p>189700</text:p>
          </table:table-cell>
          <table:table-cell table:number-columns-repeated="1013"/>
        </table:table-row>
        <table:table-row table:style-name="ro1">
          <table:table-cell office:value-type="string">
            <text:p>MOUNT</text:p>
          </table:table-cell>
          <table:table-cell office:value-type="string">
            <text:p>TYPE</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office:value-type="string">
            <text:p>Waffenladen </text:p>
          </table:table-cell>
          <table:table-cell office:value-type="string">
            <text:p>Letztes Update</text:p>
          </table:table-cell>
          <table:table-cell office:value-type="float" office:value="1402391540">
            <text:p>1402391540</text:p>
          </table:table-cell>
          <table:table-cell table:style-name="ce16" table:formula="of:=DATE(1970;1;1)+([.C288]/86400)" office:value-type="date" office:date-value="2014-06-10T09:12:20">
            <text:p>10.06.2014 09:12:20</text:p>
          </table:table-cell>
          <table:table-cell office:value-type="float" office:value="1402391540">
            <text:p>1402391540</text:p>
          </table:table-cell>
          <table:table-cell table:style-name="ce16" table:formula="of:=DATE(1970;1;1)+([.E288]/86400)" office:value-type="date" office:date-value="2014-06-10T09:12:20">
            <text:p>10.06.2014 09:12:20</text:p>
          </table:table-cell>
          <table:table-cell office:value-type="float" office:value="1402391540">
            <text:p>1402391540</text:p>
          </table:table-cell>
          <table:table-cell table:style-name="ce16" table:formula="of:=DATE(1970;1;1)+([.G288]/86400)" office:value-type="date" office:date-value="2014-06-10T09:12:20">
            <text:p>10.06.2014 09:12:20</text:p>
          </table:table-cell>
          <table:table-cell office:value-type="float" office:value="1402391540">
            <text:p>1402391540</text:p>
          </table:table-cell>
          <table:table-cell/>
          <table:table-cell office:value-type="float" office:value="1402391540">
            <text:p>1402391540</text:p>
          </table:table-cell>
          <table:table-cell table:style-name="ce16" table:formula="of:=DATE(1970;1;1)+([.K288]/86400)" office:value-type="date" office:date-value="2014-06-10T09:12:20">
            <text:p>10.06.2014 09:12:20</text:p>
          </table:table-cell>
          <table:table-cell table:number-columns-repeated="1012"/>
        </table:table-row>
        <table:table-row table:style-name="ro4">
          <table:table-cell office:value-type="string">
            <text:p>Waffenladen Item 1</text:p>
          </table:table-cell>
          <table:table-cell table:style-name="ce3" office:value-type="string">
            <text:p>TYPE</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number-columns-repeated="1009"/>
          <table:table-cell table:number-columns-repeated="4"/>
        </table:table-row>
        <table:table-row table:style-name="ro1">
          <table:table-cell/>
          <table:table-cell table:style-name="ce3" office:value-type="string">
            <text:p>SCHADEN_MAX</text:p>
          </table:table-cell>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number-columns-repeated="1009"/>
          <table:table-cell table:number-columns-repeated="4"/>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4">
          <table:table-cell/>
          <table:table-cell table:style-name="ce3" office:value-type="string">
            <text:p>Attr 1</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09"/>
          <table:table-cell table:number-columns-repeated="4"/>
        </table:table-row>
        <table:table-row table:style-name="ro1">
          <table:table-cell/>
          <table:table-cell table:style-name="ce3" office:value-type="string">
            <text:p>Attr1</text:p>
          </table:table-cell>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GOLD</text:p>
          </table:table-cell>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number-columns-repeated="1009"/>
          <table:table-cell table:number-columns-repeated="4"/>
        </table:table-row>
        <table:table-row table:style-name="ro1">
          <table:table-cell/>
          <table:table-cell table:style-name="ce3" office:value-type="string">
            <text:p>MUSHROOM</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09"/>
          <table:table-cell table:number-columns-repeated="4"/>
        </table:table-row>
        <table:table-row table:style-name="ro4">
          <table:table-cell office:value-type="string">
            <text:p>Waffenladen Item 2</text:p>
          </table:table-cell>
          <table:table-cell table:style-name="ce3" office:value-type="string">
            <text:p>TYPE</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4">
          <table:table-cell office:value-type="string">
            <text:p>Waffenladen Item 3</text:p>
          </table:table-cell>
          <table:table-cell table:style-name="ce3" office:value-type="string">
            <text:p>TYPE</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number-columns-repeated="1010"/>
          <table:table-cell table:number-columns-repeated="3"/>
        </table:table-row>
        <table:table-row table:style-name="ro1">
          <table:table-cell/>
          <table:table-cell table:style-name="ce3" office:value-type="string">
            <text:p>SCHADEN_MAX</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table-cell table:style-name="ce3" office:value-type="string">
            <text:p>Attr 1</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0"/>
          <table:table-cell table:number-columns-repeated="3"/>
        </table:table-row>
        <table:table-row table:style-name="ro1">
          <table:table-cell/>
          <table:table-cell table:style-name="ce3" office:value-type="string">
            <text:p>Attr1</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GOLD</text:p>
          </table:table-cell>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number-columns-repeated="1010"/>
          <table:table-cell table:number-columns-repeated="3"/>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office:value-type="string">
            <text:p>Waffenladen Item 4</text:p>
          </table:table-cell>
          <table:table-cell table:style-name="ce3" office:value-type="string">
            <text:p>TYPE</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number-columns-repeated="1010"/>
          <table:table-cell table:number-columns-repeated="3"/>
        </table:table-row>
        <table:table-row table:style-name="ro4">
          <table:table-cell table:style-name="ce1" office:value-type="string">
            <text:p>Waffenladen Item 5</text:p>
          </table:table-cell>
          <table:table-cell table:style-name="ce3" office:value-type="string">
            <text:p>TYPE</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number-columns-repeated="1010"/>
          <table:table-cell table:number-columns-repeated="3"/>
        </table:table-row>
        <table:table-row table:style-name="ro1">
          <table:table-cell/>
          <table:table-cell table:style-name="ce3" office:value-type="string">
            <text:p>SCHADEN_MAX</text:p>
          </table:table-cell>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number-columns-repeated="1010"/>
          <table:table-cell table:number-columns-repeated="3"/>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table-cell table:style-name="ce3" office:value-type="string">
            <text:p>Attr 1</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0"/>
          <table:table-cell table:number-columns-repeated="3"/>
        </table:table-row>
        <table:table-row table:style-name="ro1">
          <table:table-cell/>
          <table:table-cell table:style-name="ce3" office:value-type="string">
            <text:p>Attr1</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GOLD</text:p>
          </table:table-cell>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number-columns-repeated="1010"/>
          <table:table-cell table:number-columns-repeated="3"/>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style-name="ce2" office:value-type="string">
            <text:p>Waffenladen Item 6</text:p>
          </table:table-cell>
          <table:table-cell table:style-name="ce3" office:value-type="string">
            <text:p>TYPE</text:p>
          </table:table-cell>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2">
          <table:table-cell office:value-type="string">
            <text:p>Zauberladen</text:p>
          </table:table-cell>
          <table:table-cell office:value-type="string">
            <text:p>Letztes Update</text:p>
          </table:table-cell>
          <table:table-cell office:value-type="float" office:value="1402391606">
            <text:p>1402391606</text:p>
          </table:table-cell>
          <table:table-cell table:style-name="ce16" table:formula="of:=DATE(1970;1;1)+([.C361]/86400)" office:value-type="date" office:date-value="2014-06-10T09:13:26">
            <text:p>10.06.2014 09:13:26</text:p>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style-name="ce16" table:formula="of:=DATE(1970;1;1)+([.K361]/86400)" office:value-type="date" office:date-value="2014-06-10T09:13:26">
            <text:p>10.06.2014 09:13:26</text:p>
          </table:table-cell>
          <table:table-cell table:number-columns-repeated="1012"/>
        </table:table-row>
        <table:table-row table:style-name="ro4">
          <table:table-cell table:style-name="ce2" office:value-type="string">
            <text:p>Zauberladen Item 1</text:p>
          </table:table-cell>
          <table:table-cell table:style-name="ce3"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PIC</text:p>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2</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1</text:p>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2" office:value-type="string">
            <text:p>Zauberladen Item 2</text:p>
          </table:table-cell>
          <table:table-cell table:style-name="ce3"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PIC</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1">
          <table:table-cell/>
          <table:table-cell table:style-name="ce3"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3</text:p>
          </table:table-cell>
          <table:table-cell table:style-name="ce3"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1">
          <table:table-cell/>
          <table:table-cell table:style-name="ce3" office:value-type="string">
            <text:p>PIC</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1">
          <table:table-cell/>
          <table:table-cell table:style-name="ce3" office:value-type="string">
            <text:p>Attr2</text:p>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4</text:p>
          </table:table-cell>
          <table:table-cell table:style-name="ce3"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1">
          <table:table-cell/>
          <table:table-cell table:style-name="ce3"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2" office:value-type="string">
            <text:p>Zauberladen Item 5</text:p>
          </table:table-cell>
          <table:table-cell table:style-name="ce3"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1">
          <table:table-cell/>
          <table:table-cell table:style-name="ce3"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2</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3</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1</text:p>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number-columns-repeated="1013"/>
        </table:table-row>
        <table:table-row table:style-name="ro1">
          <table:table-cell/>
          <table:table-cell table:style-name="ce3" office:value-type="string">
            <text:p>Attr2</text:p>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6</text:p>
          </table:table-cell>
          <table:table-cell table:style-name="ce3"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1">
          <table:table-cell/>
          <table:table-cell table:style-name="ce3" office:value-type="string">
            <text:p>PIC</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1">
          <table:table-cell/>
          <table:table-cell table:style-name="ce3"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office:value-type="string">
            <text:p>NEXT BATTLE TIM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office:value-type="string">
            <text:p>UNREAD MESSAGE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Guild</text:p>
          </table:table-cell>
          <table:table-cell office:value-type="string">
            <text:p>Id</text:p>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number-columns-repeated="1013"/>
        </table:table-row>
        <table:table-row table:style-name="ro4">
          <table:table-cell/>
          <table:table-cell office:value-type="string">
            <text:p>Character Rank in Guild</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office:value-type="string">
            <text:p>MUSHROOM</text:p>
          </table:table-cell>
          <table:table-cell office:value-type="string">
            <text:p>MAY DONATE</text:p>
          </table:table-cell>
          <table:table-cell office:value-type="float" office:value="374">
            <text:p>374</text:p>
          </table:table-cell>
          <table:table-cell/>
          <table:table-cell office:value-type="float" office:value="374">
            <text:p>374</text:p>
          </table:table-cell>
          <table:table-cell/>
          <table:table-cell office:value-type="float" office:value="372">
            <text:p>372</text:p>
          </table:table-cell>
          <table:table-cell/>
          <table:table-cell office:value-type="float" office:value="374">
            <text:p>374</text:p>
          </table:table-cell>
          <table:table-cell/>
          <table:table-cell office:value-type="float" office:value="374">
            <text:p>374</text:p>
          </table:table-cell>
          <table:table-cell table:number-columns-repeated="1013"/>
        </table:table-row>
        <table:table-row table:style-name="ro1">
          <table:table-cell office:value-type="string">
            <text:p>Album</text:p>
          </table:table-cell>
          <table:table-cell office:value-type="string">
            <text:p>Gegenstände gefunden</text:p>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number-columns-repeated="1013"/>
        </table:table-row>
        <table:table-row table:style-name="ro4">
          <table:table-cell/>
          <table:table-cell office:value-type="string">
            <text:p>Guild Fight XP</text:p>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number-columns-repeated="1013"/>
        </table:table-row>
        <table:table-row table:style-name="ro4">
          <table:table-cell/>
          <table:table-cell office:value-type="string">
            <text:p>Account Protection Dat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NEW DUNGEO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Guild Join Date</text:p>
          </table:table-cell>
          <table:table-cell office:value-type="float" office:value="1397053816">
            <text:p>1397053816</text:p>
          </table:table-cell>
          <table:table-cell table:style-name="ce16" table:formula="of:=DATE(1970;1;1)+([.C444]/86400)" office:value-type="date" office:date-value="2014-04-09T14:30:16">
            <text:p>09.04.2014 14:30:16</text:p>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style-name="ce16" table:formula="of:=DATE(1970;1;1)+([.K444]/86400)" office:value-type="date" office:date-value="2014-04-09T14:30:16">
            <text:p>09.04.2014 14:30:16</text:p>
          </table:table-cell>
          <table:table-cell table:number-columns-repeated="1012"/>
        </table:table-row>
        <table:table-row table:style-name="ro1">
          <table:table-cell/>
          <table:table-cell office:value-type="string">
            <text:p>NEW FLAG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Mushroom Bought since last log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WE MIS YOU</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üstung</text:p>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number-columns-repeated="1013"/>
        </table:table-row>
        <table:table-row table:style-name="ro2">
          <table:table-cell/>
          <table:table-cell office:value-type="string">
            <text:p>Min Schaden Waffe</text:p>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number-columns-repeated="1013"/>
        </table:table-row>
        <table:table-row table:style-name="ro2">
          <table:table-cell/>
          <table:table-cell office:value-type="string">
            <text:p>Max Schaden Wwaffe</text:p>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number-columns-repeated="1013"/>
        </table:table-row>
        <table:table-row table:style-name="ro4">
          <table:table-cell/>
          <table:table-cell office:value-type="string">
            <text:p>Lif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eittier Zeit</text:p>
          </table:table-cell>
          <table:table-cell office:value-type="float" office:value="1402509577">
            <text:p>1402509577</text:p>
          </table:table-cell>
          <table:table-cell table:style-name="ce16" table:formula="of:=DATE(1970;1;1)+([.C452]/86400)" office:value-type="date" office:date-value="2014-06-11T17:59:37">
            <text:p>11.06.2014 17:59:37</text:p>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style-name="ce16" table:formula="of:=DATE(1970;1;1)+([.K452]/86400)" office:value-type="date" office:date-value="2014-06-11T17:59:37">
            <text:p>11.06.2014 17:59:37</text:p>
          </table:table-cell>
          <table:table-cell table:number-columns-repeated="1012"/>
        </table:table-row>
        <table:table-row table:style-name="ro1">
          <table:table-cell/>
          <table:table-cell office:value-type="string">
            <text:p>TRANSACTION COUNT</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EVAS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MAGICRESISTANC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TIMEBAR REROLL TIME</text:p>
          </table:table-cell>
          <table:table-cell office:value-type="float" office:value="1402391684">
            <text:p>1402391684</text:p>
          </table:table-cell>
          <table:table-cell table:style-name="ce16" table:formula="of:=DATE(1970;1;1)+([.C456]/86400)" office:value-type="date" office:date-value="2014-06-10T09:14:44">
            <text:p>10.06.2014 09:14:44</text:p>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style-name="ce16" table:formula="of:=DATE(1970;1;1)+([.K456]/86400)" office:value-type="date" office:date-value="2014-06-10T09:14:44">
            <text:p>10.06.2014 09:14:44</text:p>
          </table:table-cell>
          <table:table-cell table:number-columns-repeated="1012"/>
        </table:table-row>
        <table:table-row table:style-name="ro2">
          <table:table-cell/>
          <table:table-cell office:value-type="string">
            <text:p>ALU (TIMEBAR)</text:p>
          </table:table-cell>
          <table:table-cell office:value-type="float" office:value="0">
            <text:p>0</text:p>
          </table:table-cell>
          <table:table-cell/>
          <table:table-cell office:value-type="float" office:value="750">
            <text:p>750</text:p>
          </table:table-cell>
          <table:table-cell/>
          <table:table-cell office:value-type="float" office:value="450">
            <text:p>450</text:p>
          </table:table-cell>
          <table:table-cell/>
          <table:table-cell office:value-type="float" office:value="1200">
            <text:p>1200</text:p>
          </table:table-cell>
          <table:table-cell/>
          <table:table-cell office:value-type="float" office:value="600">
            <text:p>600</text:p>
          </table:table-cell>
          <table:table-cell table:number-columns-repeated="1013"/>
        </table:table-row>
        <table:table-row table:style-name="ro2">
          <table:table-cell/>
          <table:table-cell office:value-type="string">
            <text:p>Bier gekauft</text:p>
          </table:table-cell>
          <table:table-cell office:value-type="float" office:value="0">
            <text:p>0</text:p>
          </table:table-cell>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office:value-type="string">
            <text:p>MQ STATE</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4">
          <table:table-cell/>
          <table:table-cell office:value-type="string">
            <text:p>MQ REROLL TIME</text:p>
          </table:table-cell>
          <table:table-cell office:value-type="float" office:value="1402408397">
            <text:p>1402408397</text:p>
          </table:table-cell>
          <table:table-cell table:style-name="ce16" table:formula="of:=DATE(1970;1;1)+([.C460]/86400)" office:value-type="date" office:date-value="2014-06-10T13:53:17">
            <text:p>10.06.2014 13:53:17</text:p>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style-name="ce16" table:formula="of:=DATE(1970;1;1)+([.K460]/86400)" office:value-type="date" office:date-value="2014-06-10T13:53:17">
            <text:p>10.06.2014 13:53:17</text:p>
          </table:table-cell>
          <table:table-cell table:number-columns-repeated="1012"/>
        </table:table-row>
        <table:table-row table:style-name="ro4">
          <table:table-cell/>
          <table:table-cell office:value-type="string">
            <text:p>PVP REROLL TIME</text:p>
          </table:table-cell>
          <table:table-cell office:value-type="float" office:value="1402398341">
            <text:p>1402398341</text:p>
          </table:table-cell>
          <table:table-cell table:style-name="ce16" table:formula="of:=DATE(1970;1;1)+([.C461]/86400)" office:value-type="date" office:date-value="2014-06-10T11:05:41">
            <text:p>10.06.2014 11:05:41</text:p>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style-name="ce16" table:formula="of:=DATE(1970;1;1)+([.K461]/86400)" office:value-type="date" office:date-value="2014-06-10T11:05:41">
            <text:p>10.06.2014 11:05:41</text:p>
          </table:table-cell>
          <table:table-cell table:number-columns-repeated="1012"/>
        </table:table-row>
        <table:table-row table:style-name="ro2">
          <table:table-cell/>
          <table:table-cell office:value-type="string">
            <text:p>EXP BONUS?</text:p>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number-columns-repeated="1013"/>
        </table:table-row>
        <table:table-row table:style-name="ro2">
          <table:table-cell/>
          <table:table-cell office:value-type="string">
            <text:p>GOLD BONUS</text:p>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number-columns-repeated="1013"/>
        </table:table-row>
        <table:table-row table:style-name="ro4">
          <table:table-cell office:value-type="string">
            <text:p>EMAIL</text:p>
          </table:table-cell>
          <table:table-cell office:value-type="string">
            <text:p>Vali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Date</text:p>
          </table:table-cell>
          <table:table-cell office:value-type="float" office:value="1395256090">
            <text:p>1395256090</text:p>
          </table:table-cell>
          <table:table-cell table:style-name="ce16" table:formula="of:=DATE(1970;1;1)+([.C465]/86400)" office:value-type="date" office:date-value="2014-03-19T19:08:10">
            <text:p>19.03.2014 19:08:10</text:p>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style-name="ce16" table:formula="of:=DATE(1970;1;1)+([.K465]/86400)" office:value-type="date" office:date-value="2014-03-19T19:08:10">
            <text:p>19.03.2014 19:08:10</text:p>
          </table:table-cell>
          <table:table-cell table:number-columns-repeated="1012"/>
        </table:table-row>
        <table:table-row table:style-name="ro4">
          <table:table-cell office:value-type="string">
            <text:p>Achievements</text:p>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2">
          <table:table-cell/>
          <table:table-cell office:value-type="string">
            <text:p>Dungeonetagen</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2">
          <table:table-cell/>
          <table:table-cell office:value-type="string">
            <text:p>Kämpfe</text:p>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number-columns-repeated="1013"/>
        </table:table-row>
        <table:table-row table:style-name="ro2">
          <table:table-cell/>
          <table:table-cell office:value-type="string">
            <text:p>Abenteuer </text:p>
          </table:table-cell>
          <table:table-cell office:value-type="float" office:value="2145">
            <text:p>2145</text:p>
          </table:table-cell>
          <table:table-cell/>
          <table:table-cell office:value-type="float" office:value="2146">
            <text:p>2146</text:p>
          </table:table-cell>
          <table:table-cell/>
          <table:table-cell office:value-type="float" office:value="2147">
            <text:p>2147</text:p>
          </table:table-cell>
          <table:table-cell/>
          <table:table-cell office:value-type="float" office:value="2148">
            <text:p>2148</text:p>
          </table:table-cell>
          <table:table-cell/>
          <table:table-cell office:value-type="float" office:value="2148">
            <text:p>2148</text:p>
          </table:table-cell>
          <table:table-cell table:number-columns-repeated="1013"/>
        </table:table-row>
        <table:table-row table:style-name="ro2">
          <table:table-cell/>
          <table:table-cell office:value-type="string">
            <text:p>Arbeitsstunden</text:p>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number-columns-repeated="1013"/>
        </table:table-row>
        <table:table-row table:style-name="ro2">
          <table:table-cell/>
          <table:table-cell office:value-type="string">
            <text:p>Verdientes Geld in Silber</text:p>
          </table:table-cell>
          <table:table-cell office:value-type="float" office:value="157540391">
            <text:p>157540391</text:p>
          </table:table-cell>
          <table:table-cell/>
          <table:table-cell office:value-type="float" office:value="157673891">
            <text:p>157673891</text:p>
          </table:table-cell>
          <table:table-cell/>
          <table:table-cell office:value-type="float" office:value="157794891">
            <text:p>157794891</text:p>
          </table:table-cell>
          <table:table-cell/>
          <table:table-cell office:value-type="float" office:value="157996491">
            <text:p>157996491</text:p>
          </table:table-cell>
          <table:table-cell/>
          <table:table-cell office:value-type="float" office:value="157996491">
            <text:p>157996491</text:p>
          </table:table-cell>
          <table:table-cell table:style-name="ce16" table:formula="of:=DATE(1970;1;1)+([.K471]/86400)" office:value-type="date" office:date-value="1975-01-03T15:54:51">
            <text:p>03.01.1975 15:54:51</text:p>
          </table:table-cell>
          <table:table-cell table:number-columns-repeated="1012"/>
        </table:table-row>
        <table:table-row table:style-name="ro2">
          <table:table-cell/>
          <table:table-cell office:value-type="string">
            <text:p>Höchster Wert Ehre</text:p>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number-columns-repeated="1013"/>
        </table:table-row>
        <table:table-row table:style-name="ro2">
          <table:table-cell/>
          <table:table-cell office:value-type="string">
            <text:p>Geworbene Freund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Bonusskill+Summe??</text:p>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number-columns-repeated="1013"/>
        </table:table-row>
        <table:table-row table:style-name="ro1">
          <table:table-cell/>
          <table:table-cell office:value-type="string">
            <text:p>LOCKDURAT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FOO???</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BAR ??</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4">
          <table:table-cell/>
          <table:table-cell office:value-type="string">
            <text:p>HELLO???</text:p>
          </table:table-cell>
          <table:table-cell office:value-type="float" office:value="1402404797">
            <text:p>1402404797</text:p>
          </table:table-cell>
          <table:table-cell table:style-name="ce16" table:formula="of:=DATE(1970;1;1)+([.C479]/86400)" office:value-type="date" office:date-value="2014-06-10T12:53:17">
            <text:p>10.06.2014 12:53:17</text:p>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style-name="ce16" table:formula="of:=DATE(1970;1;1)+([.K479]/86400)" office:value-type="date" office:date-value="2014-06-10T12:53:17">
            <text:p>10.06.2014 12:53:17</text:p>
          </table:table-cell>
          <table:table-cell table:number-columns-repeated="1012"/>
        </table:table-row>
        <table:table-row table:style-name="ro1">
          <table:table-cell/>
          <table:table-cell office:value-type="string">
            <text:p>FIRST_PAYMENT?</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office:value-type="string">
            <text:p>Dungeon (Stufe+1)</text:p>
          </table:table-cell>
          <table:table-cell office:value-type="float" office:value="1">
            <text:p>1</text:p>
          </table:table-cell>
          <table:table-cell office:value-type="float" office:value="12">
            <text:p>12</text:p>
          </table:table-cell>
          <table:table-cell office:value-type="string">
            <text:p>Katakomb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2">
            <text:p>2</text:p>
          </table:table-cell>
          <table:table-cell office:value-type="float" office:value="12">
            <text:p>12</text:p>
          </table:table-cell>
          <table:table-cell office:value-type="string">
            <text:p>M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3">
            <text:p>3</text:p>
          </table:table-cell>
          <table:table-cell office:value-type="float" office:value="12">
            <text:p>12</text:p>
          </table:table-cell>
          <table:table-cell office:value-type="string">
            <text:p>Ru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4">
            <text:p>4</text:p>
          </table:table-cell>
          <table:table-cell office:value-type="float" office:value="12">
            <text:p>12</text:p>
          </table:table-cell>
          <table:table-cell office:value-type="string">
            <text:p>Halsabschneider</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5">
            <text:p>5</text:p>
          </table:table-cell>
          <table:table-cell office:value-type="float" office:value="10">
            <text:p>10</text:p>
          </table:table-cell>
          <table:table-cell office:value-type="string">
            <text:p>Smaragdschuppenaltar</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2">
          <table:table-cell/>
          <table:table-cell office:value-type="float" office:value="6">
            <text:p>6</text:p>
          </table:table-cell>
          <table:table-cell office:value-type="float" office:value="7">
            <text:p>7</text:p>
          </table:table-cell>
          <table:table-cell office:value-type="string">
            <text:p>Der kranke Baum</text:p>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1013"/>
        </table:table-row>
        <table:table-row table:style-name="ro2">
          <table:table-cell/>
          <table:table-cell office:value-type="float" office:value="7">
            <text:p>7</text:p>
          </table:table-cell>
          <table:table-cell office:value-type="float" office:value="4">
            <text:p>4</text:p>
          </table:table-cell>
          <table:table-cell office:value-type="string">
            <text:p>Der Magmastrom</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table:table-cell office:value-type="float" office:value="8">
            <text:p>8</text:p>
          </table:table-cell>
          <table:table-cell office:value-type="float" office:value="0">
            <text:p>0</text:p>
          </table:table-cell>
          <table:table-cell office:value-type="string">
            <text:p>Der Frostbluttemp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float" office:value="9">
            <text:p>9</text:p>
          </table:table-cell>
          <table:table-cell office:value-type="float" office:value="0">
            <text:p>0</text:p>
          </table:table-cell>
          <table:table-cell office:value-type="string">
            <text:p>Die Pyramide des Wahnsin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float" office:value="10">
            <text:p>10</text:p>
          </table:table-cell>
          <table:table-cell office:value-type="float" office:value="0">
            <text:p>0</text:p>
          </table:table-cell>
          <table:table-cell office:value-type="string">
            <text:p>Schwarzschäd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DUNGEON 13</text:p>
          </table:table-cell>
          <table:table-cell office:value-type="float" office:value="120">
            <text:p>120</text:p>
          </table:table-cell>
          <table:table-cell office:value-type="string">
            <text:p>Zirkus</text:p>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number-columns-repeated="1013"/>
        </table:table-row>
        <table:table-row table:style-name="ro2">
          <table:table-cell/>
          <table:table-cell office:value-type="string">
            <text:p>TOILET</text:p>
          </table:table-cell>
          <table:table-cell office:value-type="float" office:value="0">
            <text:p>0</text:p>
          </table:table-cell>
          <table:table-cell office:value-type="string">
            <text:p>Höll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13? (PHP SESSION)</text:p>
          </table:table-cell>
          <table:table-cell office:value-type="float" office:value="0">
            <text:p>0</text:p>
          </table:table-cell>
          <table:table-cell office:value-type="string">
            <text:p>13.Stock</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T1 Typ</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2">
          <table:table-cell/>
          <table:table-cell office:value-type="string">
            <text:p>T2 Typ</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2">
          <table:table-cell/>
          <table:table-cell office:value-type="string">
            <text:p>T3 Typ</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2">
          <table:table-cell/>
          <table:table-cell office:value-type="string">
            <text:p>T1 Dauer</text:p>
          </table:table-cell>
          <table:table-cell office:value-type="float" office:value="1402652807">
            <text:p>1402652807</text:p>
          </table:table-cell>
          <table:table-cell table:style-name="ce16" table:formula="of:=DATE(1970;1;1)+([.C497]/86400)" office:value-type="date" office:date-value="2014-06-13T09:46:47">
            <text:p>13.06.2014 09:46:47</text:p>
          </table:table-cell>
          <table:table-cell table:style-name="ce17"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style-name="ce16" table:formula="of:=DATE(1970;1;1)+([.K497]/86400)" office:value-type="date" office:date-value="2014-06-13T09:46:47">
            <text:p>13.06.2014 09:46:47</text:p>
          </table:table-cell>
          <table:table-cell table:number-columns-repeated="1012"/>
        </table:table-row>
        <table:table-row table:style-name="ro2">
          <table:table-cell/>
          <table:table-cell office:value-type="string">
            <text:p>T2 Dauer</text:p>
          </table:table-cell>
          <table:table-cell office:value-type="float" office:value="1402481566">
            <text:p>1402481566</text:p>
          </table:table-cell>
          <table:table-cell table:style-name="ce16" table:formula="of:=DATE(1970;1;1)+([.C498]/86400)" office:value-type="date" office:date-value="2014-06-11T10:12:46">
            <text:p>11.06.2014 10:12:46</text:p>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style-name="ce16" table:formula="of:=DATE(1970;1;1)+([.K498]/86400)" office:value-type="date" office:date-value="2014-06-11T10:12:46">
            <text:p>11.06.2014 10:12:46</text:p>
          </table:table-cell>
          <table:table-cell table:number-columns-repeated="1012"/>
        </table:table-row>
        <table:table-row table:style-name="ro2">
          <table:table-cell/>
          <table:table-cell office:value-type="string">
            <text:p>T3 Dauer</text:p>
          </table:table-cell>
          <table:table-cell office:value-type="float" office:value="1402481567">
            <text:p>1402481567</text:p>
          </table:table-cell>
          <table:table-cell table:style-name="ce16" table:formula="of:=DATE(1970;1;1)+([.C499]/86400)" office:value-type="date" office:date-value="2014-06-11T10:12:47">
            <text:p>11.06.2014 10:12:47</text:p>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style-name="ce16" table:formula="of:=DATE(1970;1;1)+([.K499]/86400)" office:value-type="date" office:date-value="2014-06-11T10:12:47">
            <text:p>11.06.2014 10:12:47</text:p>
          </table:table-cell>
          <table:table-cell table:number-columns-repeated="1012"/>
        </table:table-row>
        <table:table-row table:style-name="ro2">
          <table:table-cell/>
          <table:table-cell office:value-type="string">
            <text:p>Trank1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2">
          <table:table-cell/>
          <table:table-cell office:value-type="string">
            <text:p>Trank2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2">
          <table:table-cell/>
          <table:table-cell office:value-type="string">
            <text:p>Trank3%</text:p>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number-columns-repeated="1013"/>
        </table:table-row>
        <table:table-row table:style-name="ro1">
          <table:table-cell/>
          <table:table-cell office:value-type="string">
            <text:p>POWER LIFE POTION</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1">
          <table:table-cell office:value-type="string">
            <text:p>IP</text:p>
          </table:table-cell>
          <table:table-cell office:value-type="string">
            <text:p>Login IP</text:p>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2">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2">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1">
          <table:table-cell office:value-type="string">
            <text:p>MUSHROOM</text:p>
          </table:table-cell>
          <table:table-cell office:value-type="string">
            <text:p>BOUGHT_AMOUNT</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BOUGHT DATE</text:p>
          </table:table-cell>
          <table:table-cell office:value-type="float" office:value="1402405496">
            <text:p>1402405496</text:p>
          </table:table-cell>
          <table:table-cell table:style-name="ce16" table:formula="of:=DATE(1970;1;1)+([.C508]/86400)" office:value-type="date" office:date-value="2014-06-10T13:04:56">
            <text:p>10.06.2014 13:04:56</text:p>
          </table:table-cell>
          <table:table-cell office:value-type="float" office:value="1402405496">
            <text:p>1402405496</text:p>
          </table:table-cell>
          <table:table-cell/>
          <table:table-cell office:value-type="float" office:value="1402405496">
            <text:p>1402405496</text:p>
          </table:table-cell>
          <table:table-cell/>
          <table:table-cell office:value-type="float" office:value="1402411259">
            <text:p>1402411259</text:p>
          </table:table-cell>
          <table:table-cell/>
          <table:table-cell office:value-type="float" office:value="1402411259">
            <text:p>1402411259</text:p>
          </table:table-cell>
          <table:table-cell table:style-name="ce16" table:formula="of:=DATE(1970;1;1)+([.K508]/86400)" office:value-type="date" office:date-value="2014-06-10T14:40:59">
            <text:p>10.06.2014 14:40:59</text:p>
          </table:table-cell>
          <table:table-cell table:number-columns-repeated="1012"/>
        </table:table-row>
        <table:table-row table:style-name="ro4">
          <table:table-cell office:value-type="string">
            <text:p>Guild</text:p>
          </table:table-cell>
          <table:table-cell office:value-type="string">
            <text:p>Fight 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EVENT TRIGGER COUNT</text:p>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number-columns-repeated="1013"/>
        </table:table-row>
        <table:table-row table:style-name="ro4">
          <table:table-cell/>
          <table:table-cell office:value-type="string">
            <text:p>Server Time</text:p>
          </table:table-cell>
          <table:table-cell office:value-type="float" office:value="1402407126">
            <text:p>1402407126</text:p>
          </table:table-cell>
          <table:table-cell table:style-name="ce16" table:formula="of:=DATE(1970;1;1)+([.C511]/86400)" office:value-type="date" office:date-value="2014-06-10T13:32:06">
            <text:p>10.06.2014 13:32:06</text:p>
          </table:table-cell>
          <table:table-cell office:value-type="float" office:value="1402408695">
            <text:p>1402408695</text:p>
          </table:table-cell>
          <table:table-cell/>
          <table:table-cell office:value-type="float" office:value="1402410130">
            <text:p>1402410130</text:p>
          </table:table-cell>
          <table:table-cell/>
          <table:table-cell office:value-type="float" office:value="1402413934">
            <text:p>1402413934</text:p>
          </table:table-cell>
          <table:table-cell/>
          <table:table-cell office:value-type="float" office:value="1402414251">
            <text:p>1402414251</text:p>
          </table:table-cell>
          <table:table-cell table:style-name="ce16" table:formula="of:=DATE(1970;1;1)+([.K511]/86400)" office:value-type="date" office:date-value="2014-06-10T15:30:51">
            <text:p>10.06.2014 15:30:51</text:p>
          </table:table-cell>
          <table:table-cell table:number-columns-repeated="1012"/>
        </table:table-row>
        <table:table-row table:style-name="ro2">
          <table:table-cell office:value-type="string">
            <text:p>Array</text:p>
          </table:table-cell>
          <table:table-cell table:style-name="ce4" office:value-type="string">
            <text:p>?,?,SESSION,?,VERSION </text:p>
          </table:table-cell>
          <table:table-cell table:number-columns-repeated="1022"/>
        </table:table-row>
        <table:table-row table:style-name="ro2" table:number-rows-repeated="636">
          <table:table-cell table:number-columns-repeated="1024"/>
        </table:table-row>
        <table:table-row table:style-name="ro2" table:visibility="collapse" table:number-rows-repeated="7">
          <table:table-cell table:number-columns-repeated="1024"/>
        </table:table-row>
        <table:table-row table:style-name="ro2" table:visibility="collapse">
          <table:table-cell table:number-columns-repeated="1024"/>
        </table:table-row>
      </table:table>
      <table:table table:name="Monster" table:style-name="ta1" table:print="false">
        <table:table-column table:style-name="co13" table:default-cell-style-name="Default"/>
        <table:table-column table:style-name="co14" table:default-cell-style-name="Default"/>
        <table:table-row table:style-name="ro2" table:number-rows-repeated="112">
          <table:table-cell table:number-columns-repeated="2"/>
        </table:table-row>
        <table:table-row table:style-name="ro2">
          <table:table-cell office:value-type="float" office:value="113">
            <text:p>113</text:p>
          </table:table-cell>
          <table:table-cell office:value-type="string">
            <text:p>Voodooo Skelett</text:p>
          </table:table-cell>
        </table:table-row>
      </table:table>
      <table:table table:name="Actions" table:style-name="ta1" table:print="false">
        <table:table-column table:style-name="co15" table:default-cell-style-name="ce18"/>
        <table:table-column table:style-name="co16" table:default-cell-style-name="Default"/>
        <table:table-row table:style-name="ro3">
          <table:table-cell table:style-name="ce4" office:value-type="string">
            <text:p>001sdltgk;grrr235;foobar.baz;;;1;2;3;2/106/101/1/1/5/3/3/1/; </text:p>
          </table:table-cell>
          <table:table-cell office:value-type="string">
            <text:p>Register new user User;pwdPLAIN;email;char Options---</text:p>
          </table:table-cell>
        </table:table-row>
        <table:table-row table:style-name="ro2">
          <table:table-cell office:value-type="string">
            <text:p>002chocokiko;c33def595b633a53fbb6a3987ab54a05;v1.70</text:p>
          </table:table-cell>
          <table:table-cell office:value-type="string">
            <text:p>Login user;Pwdmd5;Versionstring</text:p>
          </table:table-cell>
        </table:table-row>
        <table:table-row table:style-name="ro2">
          <table:table-cell table:style-name="ce4" office:value-type="string">
            <text:p>003sdltgk;foo@bar.baz </text:p>
          </table:table-cell>
          <table:table-cell office:value-type="string">
            <text:p>Password reset</text:p>
          </table:table-cell>
        </table:table-row>
        <table:table-row table:style-name="ro2">
          <table:table-cell office:value-type="string">
            <text:p>004</text:p>
          </table:table-cell>
          <table:table-cell office:value-type="string">
            <text:p>Charakter</text:p>
          </table:table-cell>
        </table:table-row>
        <table:table-row table:style-name="ro2">
          <table:table-cell office:value-type="string">
            <text:p>0051</text:p>
          </table:table-cell>
          <table:table-cell office:value-type="string">
            <text:p>Post</text:p>
          </table:table-cell>
        </table:table-row>
        <table:table-row table:style-name="ro2">
          <table:table-cell office:value-type="string">
            <text:p>006</text:p>
          </table:table-cell>
          <table:table-cell office:value-type="string">
            <text:p>Gilde</text:p>
          </table:table-cell>
        </table:table-row>
        <table:table-row table:style-name="ro2">
          <table:table-cell office:value-type="string">
            <text:p>007chocokiko;-1</text:p>
          </table:table-cell>
          <table:table-cell office:value-type="string">
            <text:p>Ehrenhalle</text:p>
          </table:table-cell>
        </table:table-row>
        <table:table-row table:style-name="ro2">
          <table:table-cell office:value-type="string">
            <text:p>008</text:p>
          </table:table-cell>
          <table:table-cell office:value-type="string">
            <text:p>Dungeon</text:p>
          </table:table-cell>
        </table:table-row>
        <table:table-row table:style-name="ro2">
          <table:table-cell office:value-type="string">
            <text:p>009</text:p>
          </table:table-cell>
          <table:table-cell office:value-type="string">
            <text:p>Options</text:p>
          </table:table-cell>
        </table:table-row>
        <table:table-row table:style-name="ro2">
          <table:table-cell office:value-type="string">
            <text:p>010</text:p>
          </table:table-cell>
          <table:table-cell office:value-type="string">
            <text:p>Taverne</text:p>
          </table:table-cell>
        </table:table-row>
        <table:table-row table:style-name="ro2">
          <table:table-cell office:value-type="string">
            <text:p>012</text:p>
          </table:table-cell>
          <table:table-cell office:value-type="string">
            <text:p>Stadtwache</text:p>
          </table:table-cell>
        </table:table-row>
        <table:table-row table:style-name="ro2">
          <table:table-cell office:value-type="string">
            <text:p>013</text:p>
          </table:table-cell>
          <table:table-cell office:value-type="string">
            <text:p>Waffenladen</text:p>
          </table:table-cell>
        </table:table-row>
        <table:table-row table:style-name="ro2">
          <table:table-cell office:value-type="string">
            <text:p>014</text:p>
          </table:table-cell>
          <table:table-cell office:value-type="string">
            <text:p>Zauberladen</text:p>
          </table:table-cell>
        </table:table-row>
        <table:table-row table:style-name="ro2">
          <table:table-cell office:value-type="string">
            <text:p>015</text:p>
          </table:table-cell>
          <table:table-cell office:value-type="string">
            <text:p>Stall</text:p>
          </table:table-cell>
        </table:table-row>
        <table:table-row table:style-name="ro2">
          <table:table-cell office:value-type="string">
            <text:p>016</text:p>
          </table:table-cell>
          <table:table-cell office:value-type="string">
            <text:p>Pilzdealer</text:p>
          </table:table-cell>
        </table:table-row>
        <table:table-row table:style-name="ro2">
          <table:table-cell office:value-type="string">
            <text:p>0211</text:p>
          </table:table-cell>
          <table:table-cell office:value-type="string">
            <text:p>STR kaufen (1)</text:p>
          </table:table-cell>
        </table:table-row>
        <table:table-row table:style-name="ro2">
          <table:table-cell office:value-type="string">
            <text:p>0213</text:p>
          </table:table-cell>
          <table:table-cell office:value-type="string">
            <text:p>INT kaufen (3)</text:p>
          </table:table-cell>
        </table:table-row>
        <table:table-row table:style-name="ro2">
          <table:table-cell office:value-type="string">
            <text:p>303</text:p>
          </table:table-cell>
          <table:table-cell office:value-type="string">
            <text:p>WC</text:p>
          </table:table-cell>
        </table:table-row>
        <table:table-row table:style-name="ro2">
          <table:table-cell office:value-type="string">
            <text:p>322</text:p>
          </table:table-cell>
          <table:table-cell office:value-type="string">
            <text:p>Hexe</text:p>
          </table:table-cell>
        </table:table-row>
        <table:table-row table:style-name="ro2">
          <table:table-cell office:value-type="string">
            <text:p>3232;5</text:p>
          </table:table-cell>
          <table:table-cell office:value-type="string">
            <text:p>Hexe: Item 5 in Kessel</text:p>
          </table:table-cell>
        </table:table-row>
        <table:table-row table:style-name="ro2">
          <table:table-cell office:value-type="string">
            <text:p>3251</text:p>
          </table:table-cell>
          <table:table-cell office:value-type="string">
            <text:p>Hexe Spell 1 kaufen</text:p>
          </table:table-cell>
        </table:table-row>
        <table:table-row table:style-name="ro2">
          <table:table-cell office:value-type="string">
            <text:p>3252</text:p>
          </table:table-cell>
          <table:table-cell office:value-type="string">
            <text:p>Hexe Spell 2 kaufen</text:p>
          </table:table-cell>
        </table:table-row>
        <table:table-row table:style-name="ro2">
          <table:table-cell office:value-type="string">
            <text:p>5021</text:p>
          </table:table-cell>
          <table:table-cell office:value-type="string">
            <text:p>Stadtwache starten 1h</text:p>
          </table:table-cell>
        </table:table-row>
        <table:table-row table:style-name="ro2">
          <table:table-cell office:value-type="string">
            <text:p>50210</text:p>
          </table:table-cell>
          <table:table-cell office:value-type="string">
            <text:p>Stadtwache starten 10h</text:p>
          </table:table-cell>
        </table:table-row>
        <table:table-row table:style-name="ro2">
          <table:table-cell office:value-type="string">
            <text:p>5023</text:p>
          </table:table-cell>
          <table:table-cell office:value-type="string">
            <text:p>Stadtwache starten 3h</text:p>
          </table:table-cell>
        </table:table-row>
        <table:table-row table:style-name="ro2">
          <table:table-cell office:value-type="string">
            <text:p>5042;4;1;-1</text:p>
          </table:table-cell>
          <table:table-cell office:value-type="string">
            <text:p>Trank in Slot 4 trinken</text:p>
          </table:table-cell>
        </table:table-row>
        <table:table-row table:style-name="ro2">
          <table:table-cell office:value-type="string">
            <text:p>5042;5;0;0</text:p>
          </table:table-cell>
          <table:table-cell office:value-type="string">
            <text:p>Zauberladen Verkaufen Slot 5</text:p>
          </table:table-cell>
        </table:table-row>
        <table:table-row table:style-name="ro2">
          <table:table-cell office:value-type="string">
            <text:p>5042;5;1;-1</text:p>
          </table:table-cell>
          <table:table-cell office:value-type="string">
            <text:p>Trank in Slot 5 trinken</text:p>
          </table:table-cell>
        </table:table-row>
        <table:table-row table:style-name="ro2">
          <table:table-cell office:value-type="string">
            <text:p>5044;2;2;5</text:p>
          </table:table-cell>
          <table:table-cell office:value-type="string">
            <text:p>Kaufen Waffenhändler Slot 2 → Inventory slot 5</text:p>
          </table:table-cell>
        </table:table-row>
        <table:table-row table:style-name="ro2">
          <table:table-cell office:value-type="string">
            <text:p>5044;5;2;5</text:p>
          </table:table-cell>
          <table:table-cell office:value-type="string">
            <text:p>Zauberladen Kaufen Slot 5 → Inventory Slot 5</text:p>
          </table:table-cell>
        </table:table-row>
        <table:table-row table:style-name="ro2">
          <table:table-cell office:value-type="string">
            <text:p>505</text:p>
          </table:table-cell>
          <table:table-cell office:value-type="string">
            <text:p>Stadtwache abbrechen</text:p>
          </table:table-cell>
        </table:table-row>
        <table:table-row table:style-name="ro2">
          <table:table-cell office:value-type="string">
            <text:p>5061</text:p>
          </table:table-cell>
          <table:table-cell office:value-type="string">
            <text:p>Zauberladen: Neue Ware</text:p>
          </table:table-cell>
        </table:table-row>
        <table:table-row table:style-name="ro2">
          <table:table-cell office:value-type="string">
            <text:p>5062</text:p>
          </table:table-cell>
          <table:table-cell office:value-type="string">
            <text:p>Waffenladen: Neue Ware</text:p>
          </table:table-cell>
        </table:table-row>
        <table:table-row table:style-name="ro2">
          <table:table-cell office:value-type="string">
            <text:p>5071</text:p>
          </table:table-cell>
          <table:table-cell office:value-type="string">
            <text:p>1. Message öffnen</text:p>
          </table:table-cell>
        </table:table-row>
        <table:table-row table:style-name="ro2">
          <table:table-cell office:value-type="string">
            <text:p>5101;0</text:p>
          </table:table-cell>
          <table:table-cell office:value-type="string">
            <text:p>Quest 1</text:p>
          </table:table-cell>
        </table:table-row>
        <table:table-row table:style-name="ro2">
          <table:table-cell office:value-type="string">
            <text:p>5102;0</text:p>
          </table:table-cell>
          <table:table-cell office:value-type="string">
            <text:p>Quest 2</text:p>
          </table:table-cell>
        </table:table-row>
        <table:table-row table:style-name="ro2">
          <table:table-cell office:value-type="string">
            <text:p>5103;0</text:p>
          </table:table-cell>
          <table:table-cell office:value-type="string">
            <text:p>Quest 3</text:p>
          </table:table-cell>
        </table:table-row>
        <table:table-row table:style-name="ro2">
          <table:table-cell office:value-type="string">
            <text:p>511</text:p>
          </table:table-cell>
          <table:table-cell office:value-type="string">
            <text:p>Quest abbrechen</text:p>
          </table:table-cell>
        </table:table-row>
        <table:table-row table:style-name="ro2">
          <table:table-cell office:value-type="string">
            <text:p>512keeper</text:p>
          </table:table-cell>
          <table:table-cell office:value-type="string">
            <text:p>Arena Angriff auf „keeper“</text:p>
          </table:table-cell>
        </table:table-row>
        <table:table-row table:style-name="ro2">
          <table:table-cell office:value-type="string">
            <text:p>516foo;126</text:p>
          </table:table-cell>
          <table:table-cell office:value-type="string">
            <text:p>Send „foo“ to guild chat</text:p>
          </table:table-cell>
        </table:table-row>
        <table:table-row table:style-name="ro2">
          <table:table-cell office:value-type="string">
            <text:p>517126</text:p>
          </table:table-cell>
          <table:table-cell office:value-type="string">
            <text:p>Chat update?</text:p>
          </table:table-cell>
        </table:table-row>
        <table:table-row table:style-name="ro2">
          <table:table-cell office:value-type="string">
            <text:p>518</text:p>
          </table:table-cell>
          <table:table-cell office:value-type="string">
            <text:p>Bier trinken</text:p>
          </table:table-cell>
        </table:table-row>
        <table:table-row table:style-name="ro2">
          <table:table-cell office:value-type="string">
            <text:p>5197</text:p>
          </table:table-cell>
          <table:table-cell office:value-type="string">
            <text:p>Angriff Dungeon 7</text:p>
          </table:table-cell>
        </table:table-row>
        <table:table-row table:style-name="ro2">
          <table:table-cell office:value-type="string">
            <text:p>535</text:p>
          </table:table-cell>
          <table:table-cell office:value-type="string">
            <text:p>Logout</text:p>
          </table:table-cell>
        </table:table-row>
        <table:table-row table:style-name="ro2">
          <table:table-cell table:style-name="ce4" office:value-type="string">
            <text:p>115wert;rwt </text:p>
          </table:table-cell>
          <table:table-cell office:value-type="string">
            <text:p>User einladen User;email</text:p>
          </table:table-cell>
        </table:table-row>
        <table:table-row table:style-name="ro2">
          <table:table-cell table:style-name="ce19" office:value-type="string">
            <text:p>166</text:p>
          </table:table-cell>
          <table:table-cell office:value-type="string">
            <text:p>Sammelalbum</text:p>
          </table:table-cell>
        </table:table-row>
        <table:table-row table:style-name="ro2">
          <table:table-cell office:value-type="string">
            <text:p>517133</text:p>
          </table:table-cell>
          <table:table-cell office:value-type="string">
            <text:p>Sammelalbum Wertgegenstände</text:p>
          </table:table-cell>
        </table:table-row>
        <table:table-row table:style-name="ro2">
          <table:table-cell table:style-name="ce4" office:value-type="string">
            <text:p>513Carissima </text:p>
          </table:table-cell>
          <table:table-cell office:value-type="string">
            <text:p>Ehrenhalle User ansehen</text:p>
          </table:table-cell>
        </table:table-row>
        <table:table-row table:style-name="ro2">
          <table:table-cell table:style-name="ce4" office:value-type="string">
            <text:p>023Frodos Fanclub </text:p>
          </table:table-cell>
          <table:table-cell office:value-type="string">
            <text:p>Ehrenhalle Gilde ansehen</text:p>
          </table:table-cell>
        </table:table-row>
        <table:table-row table:style-name="ro2" table:number-rows-repeated="1048526">
          <table:table-cell table:number-columns-repeated="2"/>
        </table:table-row>
        <table:table-row table:style-name="ro2">
          <table:table-cell table:number-columns-repeated="2"/>
        </table:table-row>
      </table:table>
      <table:table table:name="Errors" table:style-name="ta1" table:print="false">
        <table:table-column table:style-name="co13" table:number-columns-repeated="2" table:default-cell-style-name="Default"/>
        <table:table-row table:style-name="ro2">
          <table:table-cell office:value-type="string">
            <text:p>E007</text:p>
          </table:table-cell>
          <table:table-cell office:value-type="string">
            <text:p>Zu wenig Gold</text:p>
          </table:table-cell>
        </table:table-row>
        <table:table-row table:style-name="ro2">
          <table:table-cell office:value-type="string">
            <text:p>E096</text:p>
          </table:table-cell>
          <table:table-cell office:value-type="string">
            <text:p>??? Keine neuen Chatnachrichten?</text:p>
          </table:table-cell>
        </table:table-row>
        <table:table-row table:style-name="ro2">
          <table:table-cell office:value-type="string">
            <text:p>E004</text:p>
          </table:table-cell>
          <table:table-cell office:value-type="string">
            <text:p>Email adresse ungültig</text:p>
          </table:table-cell>
        </table:table-row>
      </table:table>
      <table:table table:name="Texte" table:style-name="ta1" table:print="false">
        <table:table-column table:style-name="co17" table:default-cell-style-name="Default"/>
        <table:table-column table:style-name="co18" table:default-cell-style-name="Default"/>
        <table:table-row table:style-name="ro2">
          <table:table-cell office:value-type="float" office:value="1">
            <text:p>1</text:p>
          </table:table-cell>
          <table:table-cell office:value-type="string">
            <text:p>TAVERNE</text:p>
          </table:table-cell>
        </table:table-row>
        <table:table-row table:style-name="ro2">
          <table:table-cell office:value-type="float" office:value="2">
            <text:p>2</text:p>
          </table:table-cell>
          <table:table-cell office:value-type="string">
            <text:p>ARENA</text:p>
          </table:table-cell>
        </table:table-row>
        <table:table-row table:style-name="ro2">
          <table:table-cell office:value-type="float" office:value="3">
            <text:p>3</text:p>
          </table:table-cell>
          <table:table-cell office:value-type="string">
            <text:p>WAFFENLADEN</text:p>
          </table:table-cell>
        </table:table-row>
        <table:table-row table:style-name="ro2">
          <table:table-cell office:value-type="float" office:value="4">
            <text:p>4</text:p>
          </table:table-cell>
          <table:table-cell office:value-type="string">
            <text:p>ZAUBERLADEN</text:p>
          </table:table-cell>
        </table:table-row>
        <table:table-row table:style-name="ro2">
          <table:table-cell office:value-type="float" office:value="5">
            <text:p>5</text:p>
          </table:table-cell>
          <table:table-cell office:value-type="string">
            <text:p>STALL</text:p>
          </table:table-cell>
        </table:table-row>
        <table:table-row table:style-name="ro2">
          <table:table-cell office:value-type="float" office:value="6">
            <text:p>6</text:p>
          </table:table-cell>
          <table:table-cell office:value-type="string">
            <text:p>PILZDEALER</text:p>
          </table:table-cell>
        </table:table-row>
        <table:table-row table:style-name="ro2">
          <table:table-cell office:value-type="float" office:value="7">
            <text:p>7</text:p>
          </table:table-cell>
          <table:table-cell office:value-type="string">
            <text:p>CHARAKTER</text:p>
          </table:table-cell>
        </table:table-row>
        <table:table-row table:style-name="ro2">
          <table:table-cell office:value-type="float" office:value="8">
            <text:p>8</text:p>
          </table:table-cell>
          <table:table-cell office:value-type="string">
            <text:p>POST</text:p>
          </table:table-cell>
        </table:table-row>
        <table:table-row table:style-name="ro2">
          <table:table-cell office:value-type="float" office:value="9">
            <text:p>9</text:p>
          </table:table-cell>
          <table:table-cell office:value-type="string">
            <text:p>GILDE</text:p>
          </table:table-cell>
        </table:table-row>
        <table:table-row table:style-name="ro2">
          <table:table-cell office:value-type="float" office:value="10">
            <text:p>10</text:p>
          </table:table-cell>
          <table:table-cell office:value-type="string">
            <text:p>EHRENHALLE</text:p>
          </table:table-cell>
        </table:table-row>
        <table:table-row table:style-name="ro2">
          <table:table-cell office:value-type="float" office:value="11">
            <text:p>11</text:p>
          </table:table-cell>
          <table:table-cell office:value-type="string">
            <text:p>DUNGEONS</text:p>
          </table:table-cell>
        </table:table-row>
        <table:table-row table:style-name="ro2">
          <table:table-cell office:value-type="float" office:value="12">
            <text:p>12</text:p>
          </table:table-cell>
          <table:table-cell office:value-type="string">
            <text:p>OPTIONEN</text:p>
          </table:table-cell>
        </table:table-row>
        <table:table-row table:style-name="ro2">
          <table:table-cell office:value-type="float" office:value="13">
            <text:p>13</text:p>
          </table:table-cell>
          <table:table-cell office:value-type="string">
            <text:p>OK</text:p>
          </table:table-cell>
        </table:table-row>
        <table:table-row table:style-name="ro2">
          <table:table-cell office:value-type="float" office:value="14">
            <text:p>14</text:p>
          </table:table-cell>
          <table:table-cell office:value-type="string">
            <text:p>Login</text:p>
          </table:table-cell>
        </table:table-row>
        <table:table-row table:style-name="ro2">
          <table:table-cell office:value-type="float" office:value="15">
            <text:p>15</text:p>
          </table:table-cell>
          <table:table-cell office:value-type="string">
            <text:p>- Willkommen -</text:p>
          </table:table-cell>
        </table:table-row>
        <table:table-row table:style-name="ro2">
          <table:table-cell office:value-type="float" office:value="16">
            <text:p>16</text:p>
          </table:table-cell>
          <table:table-cell office:value-type="string">
            <text:p>Name</text:p>
          </table:table-cell>
        </table:table-row>
        <table:table-row table:style-name="ro2">
          <table:table-cell office:value-type="float" office:value="17">
            <text:p>17</text:p>
          </table:table-cell>
          <table:table-cell office:value-type="string">
            <text:p>Kennwort</text:p>
          </table:table-cell>
        </table:table-row>
        <table:table-row table:style-name="ro2">
          <table:table-cell office:value-type="float" office:value="18">
            <text:p>18</text:p>
          </table:table-cell>
          <table:table-cell office:value-type="string">
            <text:p>- Charakter erstellen -</text:p>
          </table:table-cell>
        </table:table-row>
        <table:table-row table:style-name="ro2">
          <table:table-cell office:value-type="float" office:value="19">
            <text:p>19</text:p>
          </table:table-cell>
          <table:table-cell office:value-type="string">
            <text:p>Email</text:p>
          </table:table-cell>
        </table:table-row>
        <table:table-row table:style-name="ro2">
          <table:table-cell office:value-type="float" office:value="20">
            <text:p>20</text:p>
          </table:table-cell>
          <table:table-cell office:value-type="string">
            <text:p>Anfordern</text:p>
          </table:table-cell>
        </table:table-row>
        <table:table-row table:style-name="ro2">
          <table:table-cell office:value-type="float" office:value="21">
            <text:p>21</text:p>
          </table:table-cell>
          <table:table-cell office:value-type="string">
            <text:p>OK</text:p>
          </table:table-cell>
        </table:table-row>
        <table:table-row table:style-name="ro2">
          <table:table-cell office:value-type="float" office:value="22">
            <text:p>22</text:p>
          </table:table-cell>
          <table:table-cell office:value-type="string">
            <text:p>Kennwort vergessen? &lt;u&gt;Klicke hier&lt;/u&gt;!</text:p>
          </table:table-cell>
        </table:table-row>
        <table:table-row table:style-name="ro2">
          <table:table-cell office:value-type="float" office:value="23">
            <text:p>23</text:p>
          </table:table-cell>
          <table:table-cell office:value-type="string">
            <text:p>OK</text:p>
          </table:table-cell>
        </table:table-row>
        <table:table-row table:style-name="ro2">
          <table:table-cell office:value-type="float" office:value="24">
            <text:p>24</text:p>
          </table:table-cell>
          <table:table-cell office:value-type="string">
            <text:p>&lt;u&gt;Zurück&lt;/u&gt;</text:p>
          </table:table-cell>
        </table:table-row>
        <table:table-row table:style-name="ro2">
          <table:table-cell office:value-type="float" office:value="25">
            <text:p>25</text:p>
          </table:table-cell>
          <table:table-cell office:value-type="string">
            <text:p>Noch kein Mitglied? &lt;u&gt;Hier Charakter erstellen&lt;/u&gt;!</text:p>
          </table:table-cell>
        </table:table-row>
        <table:table-row table:style-name="ro2">
          <table:table-cell office:value-type="float" office:value="26">
            <text:p>26</text:p>
          </table:table-cell>
          <table:table-cell office:value-type="string">
            <text:p>- Charakter speichern -</text:p>
          </table:table-cell>
        </table:table-row>
        <table:table-row table:style-name="ro2">
          <table:table-cell office:value-type="float" office:value="27">
            <text:p>27</text:p>
          </table:table-cell>
          <table:table-cell office:value-type="string">
            <text:p>- Kennwort anfordern -</text:p>
          </table:table-cell>
        </table:table-row>
        <table:table-row table:style-name="ro2">
          <table:table-cell office:value-type="float" office:value="28">
            <text:p>28</text:p>
          </table:table-cell>
          <table:table-cell office:value-type="string">
            <text:p>&lt;u&gt;AGB&lt;/u&gt;</text:p>
          </table:table-cell>
        </table:table-row>
        <table:table-row table:style-name="ro2">
          <table:table-cell office:value-type="float" office:value="29">
            <text:p>29</text:p>
          </table:table-cell>
          <table:table-cell office:value-type="string">
            <text:p>Mund</text:p>
          </table:table-cell>
        </table:table-row>
        <table:table-row table:style-name="ro2">
          <table:table-cell office:value-type="float" office:value="30">
            <text:p>30</text:p>
          </table:table-cell>
          <table:table-cell office:value-type="string">
            <text:p>Kinn</text:p>
          </table:table-cell>
        </table:table-row>
        <table:table-row table:style-name="ro2">
          <table:table-cell office:value-type="float" office:value="31">
            <text:p>31</text:p>
          </table:table-cell>
          <table:table-cell office:value-type="string">
            <text:p>Nase</text:p>
          </table:table-cell>
        </table:table-row>
        <table:table-row table:style-name="ro2">
          <table:table-cell office:value-type="float" office:value="32">
            <text:p>32</text:p>
          </table:table-cell>
          <table:table-cell office:value-type="string">
            <text:p>Augen</text:p>
          </table:table-cell>
        </table:table-row>
        <table:table-row table:style-name="ro2">
          <table:table-cell office:value-type="float" office:value="33">
            <text:p>33</text:p>
          </table:table-cell>
          <table:table-cell office:value-type="string">
            <text:p>Brauen</text:p>
          </table:table-cell>
        </table:table-row>
        <table:table-row table:style-name="ro2">
          <table:table-cell office:value-type="float" office:value="34">
            <text:p>34</text:p>
          </table:table-cell>
          <table:table-cell office:value-type="string">
            <text:p>Ohren</text:p>
          </table:table-cell>
        </table:table-row>
        <table:table-row table:style-name="ro2">
          <table:table-cell office:value-type="float" office:value="35">
            <text:p>35</text:p>
          </table:table-cell>
          <table:table-cell office:value-type="string">
            <text:p>Haare</text:p>
          </table:table-cell>
        </table:table-row>
        <table:table-row table:style-name="ro2">
          <table:table-cell office:value-type="float" office:value="36">
            <text:p>36</text:p>
          </table:table-cell>
          <table:table-cell office:value-type="string">
            <text:p>Speichern</text:p>
          </table:table-cell>
        </table:table-row>
        <table:table-row table:style-name="ro2">
          <table:table-cell office:value-type="float" office:value="37">
            <text:p>37</text:p>
          </table:table-cell>
          <table:table-cell office:value-type="string">
            <text:p>&lt;u&gt;Zurück&lt;/u&gt;</text:p>
          </table:table-cell>
        </table:table-row>
        <table:table-row table:style-name="ro2">
          <table:table-cell office:value-type="float" office:value="38">
            <text:p>38</text:p>
          </table:table-cell>
          <table:table-cell office:value-type="string">
            <text:p>Tätowierung</text:p>
          </table:table-cell>
        </table:table-row>
        <table:table-row table:style-name="ro2">
          <table:table-cell office:value-type="float" office:value="39">
            <text:p>39</text:p>
          </table:table-cell>
          <table:table-cell office:value-type="string">
            <text:p>STADTWACHE</text:p>
          </table:table-cell>
        </table:table-row>
        <table:table-row table:style-name="ro2">
          <table:table-cell office:value-type="float" office:value="40">
            <text:p>40</text:p>
          </table:table-cell>
          <table:table-cell office:value-type="string">
            <text:p>Arbeiten</text:p>
          </table:table-cell>
        </table:table-row>
        <table:table-row table:style-name="ro2">
          <table:table-cell office:value-type="float" office:value="41">
            <text:p>41</text:p>
          </table:table-cell>
          <table:table-cell office:value-type="string">
            <text:p>Wer Arbeit kennt und danach rennt und sich nicht drückt, der ist verrückt.</text:p>
          </table:table-cell>
        </table:table-row>
        <table:table-row table:style-name="ro2">
          <table:table-cell office:value-type="float" office:value="42">
            <text:p>42</text:p>
          </table:table-cell>
          <table:table-cell office:value-type="string">
            <text:p>%hours Stunden für %reward arbeiten</text:p>
          </table:table-cell>
        </table:table-row>
        <table:table-row table:style-name="ro2">
          <table:table-cell office:value-type="float" office:value="43">
            <text:p>43</text:p>
          </table:table-cell>
          <table:table-cell/>
        </table:table-row>
        <table:table-row table:style-name="ro2">
          <table:table-cell office:value-type="float" office:value="44">
            <text:p>44</text:p>
          </table:table-cell>
          <table:table-cell office:value-type="string">
            <text:p>OK</text:p>
          </table:table-cell>
        </table:table-row>
        <table:table-row table:style-name="ro2">
          <table:table-cell office:value-type="float" office:value="45">
            <text:p>45</text:p>
          </table:table-cell>
          <table:table-cell office:value-type="string">
            <text:p>Extra</text:p>
          </table:table-cell>
        </table:table-row>
        <table:table-row table:style-name="ro2">
          <table:table-cell office:value-type="float" office:value="46">
            <text:p>46</text:p>
          </table:table-cell>
          <table:table-cell office:value-type="string">
            <text:p>Hörner</text:p>
          </table:table-cell>
        </table:table-row>
        <table:table-row table:style-name="ro2">
          <table:table-cell office:value-type="float" office:value="47">
            <text:p>47</text:p>
          </table:table-cell>
          <table:table-cell office:value-type="string">
            <text:p>Zufall</text:p>
          </table:table-cell>
        </table:table-row>
        <table:table-row table:style-name="ro2">
          <table:table-cell office:value-type="float" office:value="48">
            <text:p>48</text:p>
          </table:table-cell>
          <table:table-cell office:value-type="string">
            <text:p>Logout</text:p>
          </table:table-cell>
        </table:table-row>
        <table:table-row table:style-name="ro2">
          <table:table-cell office:value-type="float" office:value="49">
            <text:p>49</text:p>
          </table:table-cell>
          <table:table-cell office:value-type="string">
            <text:p>OK</text:p>
          </table:table-cell>
        </table:table-row>
        <table:table-row table:style-name="ro2">
          <table:table-cell office:value-type="float" office:value="50">
            <text:p>50</text:p>
          </table:table-cell>
          <table:table-cell office:value-type="string">
            <text:p>Spieler</text:p>
          </table:table-cell>
        </table:table-row>
        <table:table-row table:style-name="ro2">
          <table:table-cell office:value-type="float" office:value="51">
            <text:p>51</text:p>
          </table:table-cell>
          <table:table-cell office:value-type="string">
            <text:p>Gilden</text:p>
          </table:table-cell>
        </table:table-row>
        <table:table-row table:style-name="ro2">
          <table:table-cell office:value-type="float" office:value="52">
            <text:p>52</text:p>
          </table:table-cell>
          <table:table-cell office:value-type="string">
            <text:p>Rang</text:p>
          </table:table-cell>
        </table:table-row>
        <table:table-row table:style-name="ro2">
          <table:table-cell office:value-type="float" office:value="53">
            <text:p>53</text:p>
          </table:table-cell>
          <table:table-cell office:value-type="string">
            <text:p>Name</text:p>
          </table:table-cell>
        </table:table-row>
        <table:table-row table:style-name="ro2">
          <table:table-cell office:value-type="float" office:value="54">
            <text:p>54</text:p>
          </table:table-cell>
          <table:table-cell office:value-type="string">
            <text:p>Gilde</text:p>
          </table:table-cell>
        </table:table-row>
        <table:table-row table:style-name="ro2">
          <table:table-cell office:value-type="float" office:value="55">
            <text:p>55</text:p>
          </table:table-cell>
          <table:table-cell office:value-type="string">
            <text:p>Stufe</text:p>
          </table:table-cell>
        </table:table-row>
        <table:table-row table:style-name="ro2">
          <table:table-cell office:value-type="float" office:value="56">
            <text:p>56</text:p>
          </table:table-cell>
          <table:table-cell office:value-type="string">
            <text:p>Ehre</text:p>
          </table:table-cell>
        </table:table-row>
        <table:table-row table:style-name="ro2">
          <table:table-cell office:value-type="float" office:value="57">
            <text:p>57</text:p>
          </table:table-cell>
          <table:table-cell office:value-type="string">
            <text:p>Gildenleiter</text:p>
          </table:table-cell>
        </table:table-row>
        <table:table-row table:style-name="ro2">
          <table:table-cell office:value-type="float" office:value="58">
            <text:p>58</text:p>
          </table:table-cell>
          <table:table-cell office:value-type="string">
            <text:p>Mitglieder</text:p>
          </table:table-cell>
        </table:table-row>
        <table:table-row table:style-name="ro2">
          <table:table-cell office:value-type="float" office:value="59">
            <text:p>59</text:p>
          </table:table-cell>
          <table:table-cell office:value-type="string">
            <text:p>Name / Rang suchen</text:p>
          </table:table-cell>
        </table:table-row>
        <table:table-row table:style-name="ro2">
          <table:table-cell office:value-type="float" office:value="60">
            <text:p>60</text:p>
          </table:table-cell>
          <table:table-cell office:value-type="string">
            <text:p>Stärke</text:p>
          </table:table-cell>
        </table:table-row>
        <table:table-row table:style-name="ro2">
          <table:table-cell office:value-type="float" office:value="61">
            <text:p>61</text:p>
          </table:table-cell>
          <table:table-cell office:value-type="string">
            <text:p>Geschick</text:p>
          </table:table-cell>
        </table:table-row>
        <table:table-row table:style-name="ro2">
          <table:table-cell office:value-type="float" office:value="62">
            <text:p>62</text:p>
          </table:table-cell>
          <table:table-cell office:value-type="string">
            <text:p>Intelligenz</text:p>
          </table:table-cell>
        </table:table-row>
        <table:table-row table:style-name="ro2">
          <table:table-cell office:value-type="float" office:value="63">
            <text:p>63</text:p>
          </table:table-cell>
          <table:table-cell office:value-type="string">
            <text:p>Ausdauer</text:p>
          </table:table-cell>
        </table:table-row>
        <table:table-row table:style-name="ro2">
          <table:table-cell office:value-type="float" office:value="64">
            <text:p>64</text:p>
          </table:table-cell>
          <table:table-cell office:value-type="string">
            <text:p>Glück</text:p>
          </table:table-cell>
        </table:table-row>
        <table:table-row table:style-name="ro2">
          <table:table-cell office:value-type="float" office:value="65">
            <text:p>65</text:p>
          </table:table-cell>
          <table:table-cell office:value-type="string">
            <text:p>Verteidigung</text:p>
          </table:table-cell>
        </table:table-row>
        <table:table-row table:style-name="ro2">
          <table:table-cell office:value-type="float" office:value="66">
            <text:p>66</text:p>
          </table:table-cell>
          <table:table-cell office:value-type="string">
            <text:p>Ausweichen</text:p>
          </table:table-cell>
        </table:table-row>
        <table:table-row table:style-name="ro2">
          <table:table-cell office:value-type="float" office:value="67">
            <text:p>67</text:p>
          </table:table-cell>
          <table:table-cell office:value-type="string">
            <text:p>Widerstand</text:p>
          </table:table-cell>
        </table:table-row>
        <table:table-row table:style-name="ro2">
          <table:table-cell office:value-type="float" office:value="68">
            <text:p>68</text:p>
          </table:table-cell>
          <table:table-cell office:value-type="string">
            <text:p>Leben</text:p>
          </table:table-cell>
        </table:table-row>
        <table:table-row table:style-name="ro2">
          <table:table-cell office:value-type="float" office:value="69">
            <text:p>69</text:p>
          </table:table-cell>
          <table:table-cell office:value-type="string">
            <text:p>Krit. Treffer</text:p>
          </table:table-cell>
        </table:table-row>
        <table:table-row table:style-name="ro2">
          <table:table-cell office:value-type="float" office:value="70">
            <text:p>70</text:p>
          </table:table-cell>
          <table:table-cell office:value-type="string">
            <text:p>Du arbeitest gerade. Du kannst abbrechen, bekommst dann aber keinen Lohn.</text:p>
          </table:table-cell>
        </table:table-row>
        <table:table-row table:style-name="ro2">
          <table:table-cell office:value-type="float" office:value="71">
            <text:p>71</text:p>
          </table:table-cell>
          <table:table-cell office:value-type="string">
            <text:p>Abbrechen</text:p>
          </table:table-cell>
        </table:table-row>
        <table:table-row table:style-name="ro2">
          <table:table-cell office:value-type="float" office:value="72">
            <text:p>72</text:p>
          </table:table-cell>
          <table:table-cell office:value-type="string">
            <text:p>Du hast deine Arbeit erledigt.</text:p>
          </table:table-cell>
        </table:table-row>
        <table:table-row table:style-name="ro2">
          <table:table-cell office:value-type="float" office:value="73">
            <text:p>73</text:p>
          </table:table-cell>
          <table:table-cell office:value-type="string">
            <text:p>Du bekommst</text:p>
          </table:table-cell>
        </table:table-row>
        <table:table-row table:style-name="ro2">
          <table:table-cell office:value-type="float" office:value="74">
            <text:p>74</text:p>
          </table:table-cell>
          <table:table-cell office:value-type="string">
            <text:p>für deine Mühen.</text:p>
          </table:table-cell>
        </table:table-row>
        <table:table-row table:style-name="ro2">
          <table:table-cell office:value-type="float" office:value="75">
            <text:p>75</text:p>
          </table:table-cell>
          <table:table-cell office:value-type="string">
            <text:p>Gold</text:p>
          </table:table-cell>
        </table:table-row>
        <table:table-row table:style-name="ro2">
          <table:table-cell office:value-type="float" office:value="76">
            <text:p>76</text:p>
          </table:table-cell>
          <table:table-cell office:value-type="string">
            <text:p>Silber</text:p>
          </table:table-cell>
        </table:table-row>
        <table:table-row table:style-name="ro2">
          <table:table-cell office:value-type="float" office:value="77">
            <text:p>77</text:p>
          </table:table-cell>
          <table:table-cell office:value-type="string">
            <text:p>Pilze</text:p>
          </table:table-cell>
        </table:table-row>
        <table:table-row table:style-name="ro2">
          <table:table-cell office:value-type="float" office:value="78">
            <text:p>78</text:p>
          </table:table-cell>
          <table:table-cell office:value-type="string">
            <text:p>und</text:p>
          </table:table-cell>
        </table:table-row>
        <table:table-row table:style-name="ro2">
          <table:table-cell office:value-type="float" office:value="79">
            <text:p>79</text:p>
          </table:table-cell>
          <table:table-cell office:value-type="string">
            <text:p>Neue Ware 1~P</text:p>
          </table:table-cell>
        </table:table-row>
        <table:table-row table:style-name="ro2">
          <table:table-cell office:value-type="float" office:value="80">
            <text:p>80</text:p>
          </table:table-cell>
          <table:table-cell office:value-type="string">
            <text:p>Lesen</text:p>
          </table:table-cell>
        </table:table-row>
        <table:table-row table:style-name="ro2">
          <table:table-cell office:value-type="float" office:value="81">
            <text:p>81</text:p>
          </table:table-cell>
          <table:table-cell office:value-type="string">
            <text:p>Löschen</text:p>
          </table:table-cell>
        </table:table-row>
        <table:table-row table:style-name="ro2">
          <table:table-cell office:value-type="float" office:value="82">
            <text:p>82</text:p>
          </table:table-cell>
          <table:table-cell office:value-type="string">
            <text:p>Schreiben</text:p>
          </table:table-cell>
        </table:table-row>
        <table:table-row table:style-name="ro2">
          <table:table-cell office:value-type="float" office:value="83">
            <text:p>83</text:p>
          </table:table-cell>
          <table:table-cell office:value-type="string">
            <text:p>Absenden</text:p>
          </table:table-cell>
        </table:table-row>
        <table:table-row table:style-name="ro2">
          <table:table-cell office:value-type="float" office:value="84">
            <text:p>84</text:p>
          </table:table-cell>
          <table:table-cell office:value-type="string">
            <text:p>Verwerfen</text:p>
          </table:table-cell>
        </table:table-row>
        <table:table-row table:style-name="ro2">
          <table:table-cell office:value-type="float" office:value="85">
            <text:p>85</text:p>
          </table:table-cell>
          <table:table-cell office:value-type="string">
            <text:p>Von</text:p>
          </table:table-cell>
        </table:table-row>
        <table:table-row table:style-name="ro2">
          <table:table-cell office:value-type="float" office:value="86">
            <text:p>86</text:p>
          </table:table-cell>
          <table:table-cell office:value-type="string">
            <text:p>Betreff</text:p>
          </table:table-cell>
        </table:table-row>
        <table:table-row table:style-name="ro2">
          <table:table-cell office:value-type="float" office:value="87">
            <text:p>87</text:p>
          </table:table-cell>
          <table:table-cell office:value-type="string">
            <text:p>Datum</text:p>
          </table:table-cell>
        </table:table-row>
        <table:table-row table:style-name="ro2">
          <table:table-cell office:value-type="float" office:value="88">
            <text:p>88</text:p>
          </table:table-cell>
          <table:table-cell office:value-type="string">
            <text:p>Posteingang</text:p>
          </table:table-cell>
        </table:table-row>
        <table:table-row table:style-name="ro2">
          <table:table-cell office:value-type="float" office:value="89">
            <text:p>89</text:p>
          </table:table-cell>
          <table:table-cell office:value-type="string">
            <text:p>Nachricht lesen</text:p>
          </table:table-cell>
        </table:table-row>
        <table:table-row table:style-name="ro2">
          <table:table-cell office:value-type="float" office:value="90">
            <text:p>90</text:p>
          </table:table-cell>
          <table:table-cell office:value-type="string">
            <text:p>Nachricht schreiben</text:p>
          </table:table-cell>
        </table:table-row>
        <table:table-row table:style-name="ro2">
          <table:table-cell office:value-type="float" office:value="91">
            <text:p>91</text:p>
          </table:table-cell>
          <table:table-cell office:value-type="string">
            <text:p>Name des Empfängers</text:p>
          </table:table-cell>
        </table:table-row>
        <table:table-row table:style-name="ro2">
          <table:table-cell office:value-type="float" office:value="92">
            <text:p>92</text:p>
          </table:table-cell>
          <table:table-cell office:value-type="string">
            <text:p>Betreff</text:p>
          </table:table-cell>
        </table:table-row>
        <table:table-row table:style-name="ro2">
          <table:table-cell office:value-type="float" office:value="93">
            <text:p>93</text:p>
          </table:table-cell>
          <table:table-cell office:value-type="string">
            <text:p>Nachrichtentext hier eingeben</text:p>
          </table:table-cell>
        </table:table-row>
        <table:table-row table:style-name="ro2">
          <table:table-cell office:value-type="float" office:value="94">
            <text:p>94</text:p>
          </table:table-cell>
          <table:table-cell office:value-type="string">
            <text:p>Nachricht von</text:p>
          </table:table-cell>
        </table:table-row>
        <table:table-row table:style-name="ro2">
          <table:table-cell office:value-type="float" office:value="95">
            <text:p>95</text:p>
          </table:table-cell>
          <table:table-cell office:value-type="string">
            <text:p>gesendet am</text:p>
          </table:table-cell>
        </table:table-row>
        <table:table-row table:style-name="ro2">
          <table:table-cell office:value-type="float" office:value="96">
            <text:p>96</text:p>
          </table:table-cell>
          <table:table-cell office:value-type="string">
            <text:p>Schließen</text:p>
          </table:table-cell>
        </table:table-row>
        <table:table-row table:style-name="ro2">
          <table:table-cell office:value-type="float" office:value="97">
            <text:p>97</text:p>
          </table:table-cell>
          <table:table-cell office:value-type="string">
            <text:p>Beitreten</text:p>
          </table:table-cell>
        </table:table-row>
        <table:table-row table:style-name="ro2">
          <table:table-cell office:value-type="float" office:value="98">
            <text:p>98</text:p>
          </table:table-cell>
          <table:table-cell office:value-type="string">
            <text:p>Abenteuer wählen:</text:p>
          </table:table-cell>
        </table:table-row>
        <table:table-row table:style-name="ro2">
          <table:table-cell office:value-type="float" office:value="99">
            <text:p>99</text:p>
          </table:table-cell>
          <table:table-cell office:value-type="string">
            <text:p>Belohnung:</text:p>
          </table:table-cell>
        </table:table-row>
        <table:table-row table:style-name="ro2">
          <table:table-cell office:value-type="float" office:value="100">
            <text:p>100</text:p>
          </table:table-cell>
          <table:table-cell office:value-type="string">
            <text:p>Annehmen</text:p>
          </table:table-cell>
        </table:table-row>
        <table:table-row table:style-name="ro2">
          <table:table-cell office:value-type="float" office:value="101">
            <text:p>101</text:p>
          </table:table-cell>
          <table:table-cell office:value-type="string">
            <text:p>Zurück</text:p>
          </table:table-cell>
        </table:table-row>
        <table:table-row table:style-name="ro2">
          <table:table-cell office:value-type="float" office:value="102">
            <text:p>102</text:p>
          </table:table-cell>
          <table:table-cell office:value-type="string">
            <text:p>Erfahrung</text:p>
          </table:table-cell>
        </table:table-row>
        <table:table-row table:style-name="ro2">
          <table:table-cell office:value-type="float" office:value="103">
            <text:p>103</text:p>
          </table:table-cell>
          <table:table-cell office:value-type="string">
            <text:p>Dauer</text:p>
          </table:table-cell>
        </table:table-row>
        <table:table-row table:style-name="ro2">
          <table:table-cell office:value-type="float" office:value="104">
            <text:p>104</text:p>
          </table:table-cell>
          <table:table-cell office:value-type="string">
            <text:p>Abbrechen</text:p>
          </table:table-cell>
        </table:table-row>
        <table:table-row table:style-name="ro2">
          <table:table-cell office:value-type="float" office:value="105">
            <text:p>105</text:p>
          </table:table-cell>
          <table:table-cell office:value-type="string">
            <text:p>Überspringen</text:p>
          </table:table-cell>
        </table:table-row>
        <table:table-row table:style-name="ro2">
          <table:table-cell office:value-type="float" office:value="106">
            <text:p>106</text:p>
          </table:table-cell>
          <table:table-cell office:value-type="string">
            <text:p>Ausgewichen!</text:p>
          </table:table-cell>
        </table:table-row>
        <table:table-row table:style-name="ro2">
          <table:table-cell office:value-type="float" office:value="107">
            <text:p>107</text:p>
          </table:table-cell>
          <table:table-cell office:value-type="string">
            <text:p>(keine)</text:p>
          </table:table-cell>
        </table:table-row>
        <table:table-row table:style-name="ro2">
          <table:table-cell office:value-type="float" office:value="108">
            <text:p>108</text:p>
          </table:table-cell>
          <table:table-cell office:value-type="string">
            <text:p>Nächste Stufe</text:p>
          </table:table-cell>
        </table:table-row>
        <table:table-row table:style-name="ro2">
          <table:table-cell office:value-type="float" office:value="109">
            <text:p>109</text:p>
          </table:table-cell>
          <table:table-cell office:value-type="string">
            <text:p>Willkommen im Stall!</text:p>
          </table:table-cell>
        </table:table-row>
        <table:table-row table:style-name="ro2">
          <table:table-cell office:value-type="float" office:value="110">
            <text:p>110</text:p>
          </table:table-cell>
          <table:table-cell office:value-type="string">
            <text:p>Meine zuverlässigen und performanten Reittiere biete ich in Form von Leasingverträgen an. Dadurch sparen Sie Wartungskosten und haben eine jederzeitige Mobilitätsgarantie.</text:p>
          </table:table-cell>
        </table:table-row>
        <table:table-row table:style-name="ro2">
          <table:table-cell office:value-type="float" office:value="111">
            <text:p>111</text:p>
          </table:table-cell>
          <table:table-cell office:value-type="string">
            <text:p>Laufzeit: 14 Tage</text:p>
          </table:table-cell>
        </table:table-row>
        <table:table-row table:style-name="ro2">
          <table:table-cell office:value-type="float" office:value="112">
            <text:p>112</text:p>
          </table:table-cell>
          <table:table-cell office:value-type="string">
            <text:p>Leasen</text:p>
          </table:table-cell>
        </table:table-row>
        <table:table-row table:style-name="ro2">
          <table:table-cell office:value-type="float" office:value="113">
            <text:p>113</text:p>
          </table:table-cell>
          <table:table-cell office:value-type="string">
            <text:p>In der Arena stellt sich dir plötzlich</text:p>
          </table:table-cell>
        </table:table-row>
        <table:table-row table:style-name="ro2">
          <table:table-cell office:value-type="float" office:value="114">
            <text:p>114</text:p>
          </table:table-cell>
          <table:table-cell office:value-type="string">
            <text:p>in den Weg und guckt böse. Nimmst du die Herausforderung an? Du kannst auch jemand anderen angreifen, indem du dessen Namen eingibst:</text:p>
          </table:table-cell>
        </table:table-row>
        <table:table-row table:style-name="ro2">
          <table:table-cell office:value-type="float" office:value="115">
            <text:p>115</text:p>
          </table:table-cell>
          <table:table-cell office:value-type="string">
            <text:p>- Arena -</text:p>
          </table:table-cell>
        </table:table-row>
        <table:table-row table:style-name="ro2">
          <table:table-cell office:value-type="float" office:value="116">
            <text:p>116</text:p>
          </table:table-cell>
          <table:table-cell office:value-type="string">
            <text:p>Hier kannst du deine Charakterbeschreibung eintragen.</text:p>
          </table:table-cell>
        </table:table-row>
        <table:table-row table:style-name="ro2">
          <table:table-cell office:value-type="float" office:value="117">
            <text:p>117</text:p>
          </table:table-cell>
          <table:table-cell office:value-type="string">
            <text:p>Schon angemeldet? &lt;u&gt;Hier einloggen&lt;/u&gt;!</text:p>
          </table:table-cell>
        </table:table-row>
        <table:table-row table:style-name="ro2">
          <table:table-cell office:value-type="float" office:value="118">
            <text:p>118</text:p>
          </table:table-cell>
          <table:table-cell office:value-type="string">
            <text:p>Keine Charakterbeschreibung angegeben.</text:p>
          </table:table-cell>
        </table:table-row>
        <table:table-row table:style-name="ro2">
          <table:table-cell office:value-type="float" office:value="119">
            <text:p>119</text:p>
          </table:table-cell>
          <table:table-cell office:value-type="string">
            <text:p>Blocken</text:p>
          </table:table-cell>
        </table:table-row>
        <table:table-row table:style-name="ro2">
          <table:table-cell office:value-type="float" office:value="120">
            <text:p>120</text:p>
          </table:table-cell>
          <table:table-cell office:value-type="string">
            <text:p>Haarfarbe</text:p>
          </table:table-cell>
        </table:table-row>
        <table:table-row table:style-name="ro2">
          <table:table-cell office:value-type="float" office:value="121">
            <text:p>121</text:p>
          </table:table-cell>
          <table:table-cell office:value-type="string">
            <text:p>Ehre gewonnen:</text:p>
          </table:table-cell>
        </table:table-row>
        <table:table-row table:style-name="ro2">
          <table:table-cell office:value-type="float" office:value="122">
            <text:p>122</text:p>
          </table:table-cell>
          <table:table-cell office:value-type="string">
            <text:p>Ehre verloren:</text:p>
          </table:table-cell>
        </table:table-row>
        <table:table-row table:style-name="ro2">
          <table:table-cell office:value-type="float" office:value="123">
            <text:p>123</text:p>
          </table:table-cell>
          <table:table-cell office:value-type="string">
            <text:p>Gewonnen:</text:p>
          </table:table-cell>
        </table:table-row>
        <table:table-row table:style-name="ro2">
          <table:table-cell office:value-type="float" office:value="124">
            <text:p>124</text:p>
          </table:table-cell>
          <table:table-cell office:value-type="string">
            <text:p>Verloren:</text:p>
          </table:table-cell>
        </table:table-row>
        <table:table-row table:style-name="ro2">
          <table:table-cell office:value-type="float" office:value="125">
            <text:p>125</text:p>
          </table:table-cell>
          <table:table-cell office:value-type="string">
            <text:p>Bild</text:p>
          </table:table-cell>
        </table:table-row>
        <table:table-row table:style-name="ro2">
          <table:table-cell office:value-type="float" office:value="126">
            <text:p>126</text:p>
          </table:table-cell>
          <table:table-cell office:value-type="string">
            <text:p>Ändern</text:p>
          </table:table-cell>
        </table:table-row>
        <table:table-row table:style-name="ro2">
          <table:table-cell office:value-type="float" office:value="127">
            <text:p>127</text:p>
          </table:table-cell>
          <table:table-cell office:value-type="string">
            <text:p>Ändern</text:p>
          </table:table-cell>
        </table:table-row>
        <table:table-row table:style-name="ro2">
          <table:table-cell office:value-type="float" office:value="128">
            <text:p>128</text:p>
          </table:table-cell>
          <table:table-cell office:value-type="string">
            <text:p>Namen &gt;</text:p>
          </table:table-cell>
        </table:table-row>
        <table:table-row table:style-name="ro2">
          <table:table-cell office:value-type="float" office:value="129">
            <text:p>129</text:p>
          </table:table-cell>
          <table:table-cell office:value-type="string">
            <text:p>Email &gt;</text:p>
          </table:table-cell>
        </table:table-row>
        <table:table-row table:style-name="ro2">
          <table:table-cell office:value-type="float" office:value="130">
            <text:p>130</text:p>
          </table:table-cell>
          <table:table-cell office:value-type="string">
            <text:p>Kennwort &gt;</text:p>
          </table:table-cell>
        </table:table-row>
        <table:table-row table:style-name="ro2">
          <table:table-cell office:value-type="float" office:value="131">
            <text:p>131</text:p>
          </table:table-cell>
          <table:table-cell office:value-type="string">
            <text:p>Account löschen</text:p>
          </table:table-cell>
        </table:table-row>
        <table:table-row table:style-name="ro2">
          <table:table-cell office:value-type="float" office:value="132">
            <text:p>132</text:p>
          </table:table-cell>
          <table:table-cell office:value-type="string">
            <text:p>OK</text:p>
          </table:table-cell>
        </table:table-row>
        <table:table-row table:style-name="ro2">
          <table:table-cell office:value-type="float" office:value="133">
            <text:p>133</text:p>
          </table:table-cell>
          <table:table-cell office:value-type="string">
            <text:p>Namen ändern</text:p>
          </table:table-cell>
        </table:table-row>
        <table:table-row table:style-name="ro2">
          <table:table-cell office:value-type="float" office:value="134">
            <text:p>134</text:p>
          </table:table-cell>
          <table:table-cell office:value-type="string">
            <text:p>Kennwort:</text:p>
          </table:table-cell>
        </table:table-row>
        <table:table-row table:style-name="ro2">
          <table:table-cell office:value-type="float" office:value="135">
            <text:p>135</text:p>
          </table:table-cell>
          <table:table-cell office:value-type="string">
            <text:p>Neuer Name:</text:p>
          </table:table-cell>
        </table:table-row>
        <table:table-row table:style-name="ro2">
          <table:table-cell office:value-type="float" office:value="136">
            <text:p>136</text:p>
          </table:table-cell>
          <table:table-cell office:value-type="string">
            <text:p>Wiederholen:</text:p>
          </table:table-cell>
        </table:table-row>
        <table:table-row table:style-name="ro2">
          <table:table-cell office:value-type="float" office:value="137">
            <text:p>137</text:p>
          </table:table-cell>
          <table:table-cell office:value-type="string">
            <text:p>Email ändern</text:p>
          </table:table-cell>
        </table:table-row>
        <table:table-row table:style-name="ro2">
          <table:table-cell office:value-type="float" office:value="138">
            <text:p>138</text:p>
          </table:table-cell>
          <table:table-cell office:value-type="string">
            <text:p>Kennwort:</text:p>
          </table:table-cell>
        </table:table-row>
        <table:table-row table:style-name="ro2">
          <table:table-cell office:value-type="float" office:value="139">
            <text:p>139</text:p>
          </table:table-cell>
          <table:table-cell office:value-type="string">
            <text:p>Neue Email:</text:p>
          </table:table-cell>
        </table:table-row>
        <table:table-row table:style-name="ro2">
          <table:table-cell office:value-type="float" office:value="140">
            <text:p>140</text:p>
          </table:table-cell>
          <table:table-cell office:value-type="string">
            <text:p>Wiederholen:</text:p>
          </table:table-cell>
        </table:table-row>
        <table:table-row table:style-name="ro2">
          <table:table-cell office:value-type="float" office:value="141">
            <text:p>141</text:p>
          </table:table-cell>
          <table:table-cell office:value-type="string">
            <text:p>Kennwort ändern</text:p>
          </table:table-cell>
        </table:table-row>
        <table:table-row table:style-name="ro2">
          <table:table-cell office:value-type="float" office:value="142">
            <text:p>142</text:p>
          </table:table-cell>
          <table:table-cell office:value-type="string">
            <text:p>Altes Kennwort:</text:p>
          </table:table-cell>
        </table:table-row>
        <table:table-row table:style-name="ro2">
          <table:table-cell office:value-type="float" office:value="143">
            <text:p>143</text:p>
          </table:table-cell>
          <table:table-cell office:value-type="string">
            <text:p>Neues Kennwort:</text:p>
          </table:table-cell>
        </table:table-row>
        <table:table-row table:style-name="ro2">
          <table:table-cell office:value-type="float" office:value="144">
            <text:p>144</text:p>
          </table:table-cell>
          <table:table-cell office:value-type="string">
            <text:p>Wiederholen:</text:p>
          </table:table-cell>
        </table:table-row>
        <table:table-row table:style-name="ro2">
          <table:table-cell office:value-type="float" office:value="145">
            <text:p>145</text:p>
          </table:table-cell>
          <table:table-cell office:value-type="string">
            <text:p>Account löschen</text:p>
          </table:table-cell>
        </table:table-row>
        <table:table-row table:style-name="ro2">
          <table:table-cell office:value-type="float" office:value="146">
            <text:p>146</text:p>
          </table:table-cell>
          <table:table-cell office:value-type="string">
            <text:p>Kennwort:</text:p>
          </table:table-cell>
        </table:table-row>
        <table:table-row table:style-name="ro2">
          <table:table-cell office:value-type="float" office:value="147">
            <text:p>147</text:p>
          </table:table-cell>
          <table:table-cell office:value-type="string">
            <text:p>Wiederholen:</text:p>
          </table:table-cell>
        </table:table-row>
        <table:table-row table:style-name="ro2">
          <table:table-cell office:value-type="float" office:value="148">
            <text:p>148</text:p>
          </table:table-cell>
          <table:table-cell office:value-type="string">
            <text:p>Email:</text:p>
          </table:table-cell>
        </table:table-row>
        <table:table-row table:style-name="ro2">
          <table:table-cell office:value-type="float" office:value="149">
            <text:p>149</text:p>
          </table:table-cell>
          <table:table-cell office:value-type="string">
            <text:p>Lautstärke:</text:p>
          </table:table-cell>
        </table:table-row>
        <table:table-row table:style-name="ro2">
          <table:table-cell office:value-type="float" office:value="150">
            <text:p>150</text:p>
          </table:table-cell>
          <table:table-cell office:value-type="string">
            <text:p>Lautstärke: Ton aus</text:p>
          </table:table-cell>
        </table:table-row>
        <table:table-row table:style-name="ro2">
          <table:table-cell office:value-type="float" office:value="151">
            <text:p>151</text:p>
          </table:table-cell>
          <table:table-cell office:value-type="string">
            <text:p>- Optionen -</text:p>
          </table:table-cell>
        </table:table-row>
        <table:table-row table:style-name="ro2">
          <table:table-cell office:value-type="float" office:value="152">
            <text:p>152</text:p>
          </table:table-cell>
          <table:table-cell office:value-type="string">
            <text:p>Dein Kennwort wurde erfolgreich geändert.</text:p>
          </table:table-cell>
        </table:table-row>
        <table:table-row table:style-name="ro2">
          <table:table-cell office:value-type="float" office:value="153">
            <text:p>153</text:p>
          </table:table-cell>
          <table:table-cell office:value-type="string">
            <text:p>Dein Name wurde erfolgreich geändert.</text:p>
          </table:table-cell>
        </table:table-row>
        <table:table-row table:style-name="ro2">
          <table:table-cell office:value-type="float" office:value="154">
            <text:p>154</text:p>
          </table:table-cell>
          <table:table-cell office:value-type="string">
            <text:p>Deine Emailadresse wurde erfolgreich geändert.</text:p>
          </table:table-cell>
        </table:table-row>
        <table:table-row table:style-name="ro2">
          <table:table-cell office:value-type="float" office:value="155">
            <text:p>155</text:p>
          </table:table-cell>
          <table:table-cell office:value-type="string">
            <text:p>Ändern (1~G)</text:p>
          </table:table-cell>
        </table:table-row>
        <table:table-row table:style-name="ro2">
          <table:table-cell office:value-type="float" office:value="156">
            <text:p>156</text:p>
          </table:table-cell>
          <table:table-cell office:value-type="string">
            <text:p>Ändern (10~P)</text:p>
          </table:table-cell>
        </table:table-row>
        <table:table-row table:style-name="ro2">
          <table:table-cell office:value-type="float" office:value="157">
            <text:p>157</text:p>
          </table:table-cell>
          <table:table-cell office:value-type="string">
            <text:p>Du bist momentan in keiner Gilde. Du kannst einer Gilde beitreten, wenn du vom Gildenleiter eingeladen wirst. Oder du gründest deine eigene Gilde. Dazu gib bitte hier den gewünschten Gildennamen ein und klicke auf "Gründen".</text:p>
          </table:table-cell>
        </table:table-row>
        <table:table-row table:style-name="ro2">
          <table:table-cell office:value-type="float" office:value="158">
            <text:p>158</text:p>
          </table:table-cell>
          <table:table-cell office:value-type="string">
            <text:p>Gründen (10~G)</text:p>
          </table:table-cell>
        </table:table-row>
        <table:table-row table:style-name="ro2">
          <table:table-cell office:value-type="float" office:value="159">
            <text:p>159</text:p>
          </table:table-cell>
          <table:table-cell office:value-type="string">
            <text:p>- Gilde gründen -</text:p>
          </table:table-cell>
        </table:table-row>
        <table:table-row table:style-name="ro2">
          <table:table-cell office:value-type="float" office:value="160">
            <text:p>160</text:p>
          </table:table-cell>
          <table:table-cell office:value-type="string">
            <text:p>Schaden</text:p>
          </table:table-cell>
        </table:table-row>
        <table:table-row table:style-name="ro2">
          <table:table-cell office:value-type="float" office:value="161">
            <text:p>161</text:p>
          </table:table-cell>
          <table:table-cell office:value-type="string">
            <text:p>Impressum</text:p>
          </table:table-cell>
        </table:table-row>
        <table:table-row table:style-name="ro2">
          <table:table-cell office:value-type="float" office:value="162">
            <text:p>162</text:p>
          </table:table-cell>
          <table:table-cell/>
        </table:table-row>
        <table:table-row table:style-name="ro2">
          <table:table-cell office:value-type="float" office:value="163">
            <text:p>163</text:p>
          </table:table-cell>
          <table:table-cell office:value-type="string">
            <text:p>Rüstung</text:p>
          </table:table-cell>
        </table:table-row>
        <table:table-row table:style-name="ro2">
          <table:table-cell office:value-type="float" office:value="164">
            <text:p>164</text:p>
          </table:table-cell>
          <table:table-cell office:value-type="string">
            <text:p>Geblockt!</text:p>
          </table:table-cell>
        </table:table-row>
        <table:table-row table:style-name="ro2">
          <table:table-cell office:value-type="float" office:value="165">
            <text:p>165</text:p>
          </table:table-cell>
          <table:table-cell office:value-type="string">
            <text:p>Nachricht</text:p>
          </table:table-cell>
        </table:table-row>
        <table:table-row table:style-name="ro2">
          <table:table-cell office:value-type="float" office:value="166">
            <text:p>166</text:p>
          </table:table-cell>
          <table:table-cell office:value-type="string">
            <text:p>Angreifen</text:p>
          </table:table-cell>
        </table:table-row>
        <table:table-row table:style-name="ro2">
          <table:table-cell office:value-type="float" office:value="167">
            <text:p>167</text:p>
          </table:table-cell>
          <table:table-cell office:value-type="string">
            <text:p>Basis:</text:p>
          </table:table-cell>
        </table:table-row>
        <table:table-row table:style-name="ro2">
          <table:table-cell office:value-type="float" office:value="168">
            <text:p>168</text:p>
          </table:table-cell>
          <table:table-cell office:value-type="string">
            <text:p>Ausrüstung:</text:p>
          </table:table-cell>
        </table:table-row>
        <table:table-row table:style-name="ro2">
          <table:table-cell office:value-type="float" office:value="169">
            <text:p>169</text:p>
          </table:table-cell>
          <table:table-cell office:value-type="string">
            <text:p>Gesamt:</text:p>
          </table:table-cell>
        </table:table-row>
        <table:table-row table:style-name="ro2">
          <table:table-cell office:value-type="float" office:value="170">
            <text:p>170</text:p>
          </table:table-cell>
          <table:table-cell office:value-type="string">
            <text:p>Willst du den gewählten Spieler tatsächlich aus der Gilde werfen?</text:p>
          </table:table-cell>
        </table:table-row>
        <table:table-row table:style-name="ro2">
          <table:table-cell office:value-type="float" office:value="171">
            <text:p>171</text:p>
          </table:table-cell>
          <table:table-cell office:value-type="string">
            <text:p>- Spieler Rauswerfen -</text:p>
          </table:table-cell>
        </table:table-row>
        <table:table-row table:style-name="ro2">
          <table:table-cell office:value-type="float" office:value="172">
            <text:p>172</text:p>
          </table:table-cell>
          <table:table-cell office:value-type="string">
            <text:p>Willst du deine Position als Gildenleiter tatsächlich aufgeben und den gewählten Spieler zu deinem Nachfolger ernennen?</text:p>
          </table:table-cell>
        </table:table-row>
        <table:table-row table:style-name="ro2">
          <table:table-cell office:value-type="float" office:value="173">
            <text:p>173</text:p>
          </table:table-cell>
          <table:table-cell office:value-type="string">
            <text:p>- Gildenleiter -</text:p>
          </table:table-cell>
        </table:table-row>
        <table:table-row table:style-name="ro2">
          <table:table-cell office:value-type="float" office:value="174">
            <text:p>174</text:p>
          </table:table-cell>
          <table:table-cell office:value-type="string">
            <text:p>Bitte gib den Namen des Spielers ein, den du einladen möchtest, deiner Gilde beizutreten.</text:p>
          </table:table-cell>
        </table:table-row>
        <table:table-row table:style-name="ro2">
          <table:table-cell office:value-type="float" office:value="175">
            <text:p>175</text:p>
          </table:table-cell>
          <table:table-cell office:value-type="string">
            <text:p>- Spieler einladen -</text:p>
          </table:table-cell>
        </table:table-row>
        <table:table-row table:style-name="ro2">
          <table:table-cell office:value-type="float" office:value="176">
            <text:p>176</text:p>
          </table:table-cell>
          <table:table-cell office:value-type="string">
            <text:p>Möchtest du wirklich aus deiner Gilde austreten?</text:p>
          </table:table-cell>
        </table:table-row>
        <table:table-row table:style-name="ro2">
          <table:table-cell office:value-type="float" office:value="177">
            <text:p>177</text:p>
          </table:table-cell>
          <table:table-cell office:value-type="string">
            <text:p>- Austreten -</text:p>
          </table:table-cell>
        </table:table-row>
        <table:table-row table:style-name="ro2">
          <table:table-cell office:value-type="float" office:value="178">
            <text:p>178</text:p>
          </table:table-cell>
          <table:table-cell office:value-type="string">
            <text:p>Antworten</text:p>
          </table:table-cell>
        </table:table-row>
        <table:table-row table:style-name="ro2">
          <table:table-cell office:value-type="float" office:value="179">
            <text:p>179</text:p>
          </table:table-cell>
          <table:table-cell office:value-type="string">
            <text:p>Hier klicken um einen öffentlichen Beschreibungstext für die Gilde einzugeben.</text:p>
          </table:table-cell>
        </table:table-row>
        <table:table-row table:style-name="ro2">
          <table:table-cell office:value-type="float" office:value="180">
            <text:p>180</text:p>
          </table:table-cell>
          <table:table-cell office:value-type="string">
            <text:p>Für diese Gilde wurde kein öffentlicher Beschreibungstext eingegeben.</text:p>
          </table:table-cell>
        </table:table-row>
        <table:table-row table:style-name="ro2">
          <table:table-cell office:value-type="float" office:value="181">
            <text:p>181</text:p>
          </table:table-cell>
          <table:table-cell office:value-type="string">
            <text:p>Stufe:</text:p>
          </table:table-cell>
        </table:table-row>
        <table:table-row table:style-name="ro2">
          <table:table-cell office:value-type="float" office:value="182">
            <text:p>182</text:p>
          </table:table-cell>
          <table:table-cell office:value-type="string">
            <text:p>Gildenchat:</text:p>
          </table:table-cell>
        </table:table-row>
        <table:table-row table:style-name="ro2">
          <table:table-cell office:value-type="float" office:value="183">
            <text:p>183</text:p>
          </table:table-cell>
          <table:table-cell office:value-type="string">
            <text:p>Zur Gilde</text:p>
          </table:table-cell>
        </table:table-row>
        <table:table-row table:style-name="ro2">
          <table:table-cell office:value-type="float" office:value="184">
            <text:p>184</text:p>
          </table:table-cell>
          <table:table-cell office:value-type="string">
            <text:p>Trinken (1~P)</text:p>
          </table:table-cell>
        </table:table-row>
        <table:table-row table:style-name="ro2">
          <table:table-cell office:value-type="float" office:value="185">
            <text:p>185</text:p>
          </table:table-cell>
          <table:table-cell office:value-type="string">
            <text:p>Abenteuerlust + 20</text:p>
          </table:table-cell>
        </table:table-row>
        <table:table-row table:style-name="ro2">
          <table:table-cell office:value-type="float" office:value="186">
            <text:p>186</text:p>
          </table:table-cell>
          <table:table-cell office:value-type="string">
            <text:p>Hast du Durst?</text:p>
          </table:table-cell>
        </table:table-row>
        <table:table-row table:style-name="ro2">
          <table:table-cell office:value-type="float" office:value="187">
            <text:p>187</text:p>
          </table:table-cell>
          <table:table-cell office:value-type="string">
            <text:p>Tut mir leid, aber...</text:p>
          </table:table-cell>
        </table:table-row>
        <table:table-row table:style-name="ro2">
          <table:table-cell office:value-type="float" office:value="188">
            <text:p>188</text:p>
          </table:table-cell>
          <table:table-cell office:value-type="string">
            <text:p>Hey, Kumpel. Du siehst aus, als könntest du 'nen Schluck vertragen. Dieses Gesöff hier ist meine neuste Spezialerfindung. Gebraut nach traditionellem Familienrezept. Der Stoff gibt dir Kraft für neue Abenteuer. Aber pass ein bisschen auf, mehr als zehn am Tag hauen selbst den hartgesottensten Kampfzwerg aus den Socken.</text:p>
          </table:table-cell>
        </table:table-row>
        <table:table-row table:style-name="ro2">
          <table:table-cell office:value-type="float" office:value="189">
            <text:p>189</text:p>
          </table:table-cell>
          <table:table-cell office:value-type="string">
            <text:p>...für dich nichts mehr, Kumpel. Genug ist genug. Komm morgen wieder.</text:p>
          </table:table-cell>
        </table:table-row>
        <table:table-row table:style-name="ro2">
          <table:table-cell office:value-type="float" office:value="190">
            <text:p>190</text:p>
          </table:table-cell>
          <table:table-cell office:value-type="string">
            <text:p>Heute getrunken:</text:p>
          </table:table-cell>
        </table:table-row>
        <table:table-row table:style-name="ro2">
          <table:table-cell office:value-type="float" office:value="191">
            <text:p>191</text:p>
          </table:table-cell>
          <table:table-cell office:value-type="string">
            <text:p>Was willst du denn?</text:p>
          </table:table-cell>
        </table:table-row>
        <table:table-row table:style-name="ro2">
          <table:table-cell office:value-type="float" office:value="192">
            <text:p>192</text:p>
          </table:table-cell>
          <table:table-cell office:value-type="string">
            <text:p>Sag mal, Kumpel... willst du nicht erstmal was tun, bevor du dich hier volllaufen lässt? Mein Gesöff macht müde Helden munter. Du siehst im Moment aber weder besonders müde, noch wie ein Held aus. Sprich mal jemand anderen hier an, da hat bestimmt einer 'ne Aufgabe für dich.</text:p>
          </table:table-cell>
        </table:table-row>
        <table:table-row table:style-name="ro2">
          <table:table-cell office:value-type="float" office:value="193">
            <text:p>193</text:p>
          </table:table-cell>
          <table:table-cell office:value-type="string">
            <text:p>Abenteuerlust</text:p>
          </table:table-cell>
        </table:table-row>
        <table:table-row table:style-name="ro2">
          <table:table-cell office:value-type="float" office:value="194">
            <text:p>194</text:p>
          </table:table-cell>
          <table:table-cell office:value-type="string">
            <text:p>Reittier:</text:p>
          </table:table-cell>
        </table:table-row>
        <table:table-row table:style-name="ro2">
          <table:table-cell office:value-type="float" office:value="195">
            <text:p>195</text:p>
          </table:table-cell>
          <table:table-cell office:value-type="string">
            <text:p>Laufzeit:</text:p>
          </table:table-cell>
        </table:table-row>
        <table:table-row table:style-name="ro2">
          <table:table-cell office:value-type="float" office:value="196">
            <text:p>196</text:p>
          </table:table-cell>
          <table:table-cell office:value-type="string">
            <text:p>(keins)</text:p>
          </table:table-cell>
        </table:table-row>
        <table:table-row table:style-name="ro2">
          <table:table-cell office:value-type="float" office:value="197">
            <text:p>197</text:p>
          </table:table-cell>
          <table:table-cell office:value-type="string">
            <text:p>Tag</text:p>
          </table:table-cell>
        </table:table-row>
        <table:table-row table:style-name="ro2">
          <table:table-cell office:value-type="float" office:value="198">
            <text:p>198</text:p>
          </table:table-cell>
          <table:table-cell office:value-type="string">
            <text:p>Tage</text:p>
          </table:table-cell>
        </table:table-row>
        <table:table-row table:style-name="ro2">
          <table:table-cell office:value-type="float" office:value="199">
            <text:p>199</text:p>
          </table:table-cell>
          <table:table-cell office:value-type="string">
            <text:p>Rüstung</text:p>
          </table:table-cell>
        </table:table-row>
        <table:table-row table:style-name="ro2">
          <table:table-cell office:value-type="float" office:value="200">
            <text:p>200</text:p>
          </table:table-cell>
          <table:table-cell office:value-type="string">
            <text:p>max. 50 %</text:p>
          </table:table-cell>
        </table:table-row>
        <table:table-row table:style-name="ro2">
          <table:table-cell office:value-type="float" office:value="201">
            <text:p>201</text:p>
          </table:table-cell>
          <table:table-cell office:value-type="string">
            <text:p>Waffenschaden</text:p>
          </table:table-cell>
        </table:table-row>
        <table:table-row table:style-name="ro2">
          <table:table-cell office:value-type="float" office:value="202">
            <text:p>202</text:p>
          </table:table-cell>
          <table:table-cell office:value-type="string">
            <text:p>Schaden durch Gegner der Stufe</text:p>
          </table:table-cell>
        </table:table-row>
        <table:table-row table:style-name="ro2">
          <table:table-cell office:value-type="float" office:value="203">
            <text:p>203</text:p>
          </table:table-cell>
          <table:table-cell office:value-type="string">
            <text:p>Gold gespendet:</text:p>
          </table:table-cell>
        </table:table-row>
        <table:table-row table:style-name="ro2">
          <table:table-cell office:value-type="float" office:value="204">
            <text:p>204</text:p>
          </table:table-cell>
          <table:table-cell office:value-type="string">
            <text:p>Pilze gespendet:</text:p>
          </table:table-cell>
        </table:table-row>
        <table:table-row table:style-name="ro2">
          <table:table-cell office:value-type="float" office:value="205">
            <text:p>205</text:p>
          </table:table-cell>
          <table:table-cell office:value-type="string">
            <text:p>Einladen...</text:p>
          </table:table-cell>
        </table:table-row>
        <table:table-row table:style-name="ro2">
          <table:table-cell office:value-type="float" office:value="206">
            <text:p>206</text:p>
          </table:table-cell>
          <table:table-cell office:value-type="string">
            <text:p>Profil anzeigen</text:p>
          </table:table-cell>
        </table:table-row>
        <table:table-row table:style-name="ro2">
          <table:table-cell office:value-type="float" office:value="207">
            <text:p>207</text:p>
          </table:table-cell>
          <table:table-cell office:value-type="string">
            <text:p>Rauswerfen</text:p>
          </table:table-cell>
        </table:table-row>
        <table:table-row table:style-name="ro2">
          <table:table-cell office:value-type="float" office:value="208">
            <text:p>208</text:p>
          </table:table-cell>
          <table:table-cell office:value-type="string">
            <text:p>Offizier</text:p>
          </table:table-cell>
        </table:table-row>
        <table:table-row table:style-name="ro2">
          <table:table-cell office:value-type="float" office:value="209">
            <text:p>209</text:p>
          </table:table-cell>
          <table:table-cell office:value-type="string">
            <text:p>Gildenleiter</text:p>
          </table:table-cell>
        </table:table-row>
        <table:table-row table:style-name="ro2">
          <table:table-cell office:value-type="float" office:value="210">
            <text:p>210</text:p>
          </table:table-cell>
          <table:table-cell office:value-type="string">
            <text:p>Nach deinem letzten Dungeonkampf brauchst du eine Pause (%1). Oder einen Pilz.</text:p>
          </table:table-cell>
        </table:table-row>
        <table:table-row table:style-name="ro2">
          <table:table-cell office:value-type="float" office:value="211">
            <text:p>211</text:p>
          </table:table-cell>
          <table:table-cell office:value-type="string">
            <text:p>Nach dem Kampf musst du dich erstmal erholen. Doch dann erfährst du, dass</text:p>
          </table:table-cell>
        </table:table-row>
        <table:table-row table:style-name="ro2">
          <table:table-cell office:value-type="float" office:value="212">
            <text:p>212</text:p>
          </table:table-cell>
          <table:table-cell office:value-type="string">
            <text:p>in der Taverne schlecht über dich geredet haben soll. Du könntest einen Pilz einwerfen und die Sache sofort klären...</text:p>
          </table:table-cell>
        </table:table-row>
        <table:table-row table:style-name="ro2">
          <table:table-cell office:value-type="float" office:value="213">
            <text:p>213</text:p>
          </table:table-cell>
          <table:table-cell office:value-type="string">
            <text:p>Verlängern</text:p>
          </table:table-cell>
        </table:table-row>
        <table:table-row table:style-name="ro2">
          <table:table-cell office:value-type="float" office:value="214">
            <text:p>214</text:p>
          </table:table-cell>
          <table:table-cell office:value-type="string">
            <text:p>Upgraden</text:p>
          </table:table-cell>
        </table:table-row>
        <table:table-row table:style-name="ro2">
          <table:table-cell office:value-type="float" office:value="215">
            <text:p>215</text:p>
          </table:table-cell>
          <table:table-cell office:value-type="string">
            <text:p>max.</text:p>
          </table:table-cell>
        </table:table-row>
        <table:table-row table:style-name="ro2">
          <table:table-cell office:value-type="float" office:value="216">
            <text:p>216</text:p>
          </table:table-cell>
          <table:table-cell office:value-type="string">
            <text:p>Die Verbindung zum Server ist unterbrochen. Möglicherweise besteht keine Verbindung zum Internet oder es finden zurzeit Wartungsarbeiten am Server statt. Sobald die Verbindung wieder verfügbar ist, wird sie automatisch hergestellt.</text:p>
          </table:table-cell>
        </table:table-row>
        <table:table-row table:style-name="ro2">
          <table:table-cell office:value-type="float" office:value="217">
            <text:p>217</text:p>
          </table:table-cell>
          <table:table-cell office:value-type="string">
            <text:p>Verbinden</text:p>
          </table:table-cell>
        </table:table-row>
        <table:table-row table:style-name="ro2">
          <table:table-cell office:value-type="float" office:value="218">
            <text:p>218</text:p>
          </table:table-cell>
          <table:table-cell office:value-type="string">
            <text:p>Klasse: Nicht gewählt</text:p>
          </table:table-cell>
        </table:table-row>
        <table:table-row table:style-name="ro2">
          <table:table-cell office:value-type="float" office:value="219">
            <text:p>219</text:p>
          </table:table-cell>
          <table:table-cell office:value-type="string">
            <text:p>Du musst eine Klasse (Krieger / Magier / Kundschafter) auswählen.</text:p>
          </table:table-cell>
        </table:table-row>
        <table:table-row table:style-name="ro2">
          <table:table-cell office:value-type="float" office:value="220">
            <text:p>220</text:p>
          </table:table-cell>
          <table:table-cell office:value-type="string">
            <text:p>100 Silber = 1 Gold</text:p>
          </table:table-cell>
        </table:table-row>
        <table:table-row table:style-name="ro2">
          <table:table-cell office:value-type="float" office:value="221">
            <text:p>221</text:p>
          </table:table-cell>
          <table:table-cell office:value-type="string">
            <text:p>Re:</text:p>
          </table:table-cell>
        </table:table-row>
        <table:table-row table:style-name="ro2">
          <table:table-cell office:value-type="float" office:value="222">
            <text:p>222</text:p>
          </table:table-cell>
          <table:table-cell office:value-type="string">
            <text:p>Shakes &amp; Fidget - The Game</text:p>
          </table:table-cell>
        </table:table-row>
        <table:table-row table:style-name="ro2">
          <table:table-cell office:value-type="float" office:value="223">
            <text:p>223</text:p>
          </table:table-cell>
          <table:table-cell office:value-type="string">
            <text:p>Forum</text:p>
          </table:table-cell>
        </table:table-row>
        <table:table-row table:style-name="ro2">
          <table:table-cell office:value-type="float" office:value="224">
            <text:p>224</text:p>
          </table:table-cell>
          <table:table-cell office:value-type="string">
            <text:p>Abenteuerlust kannst du dir auch antrinken - frage den Barkeeper!</text:p>
          </table:table-cell>
        </table:table-row>
        <table:table-row table:style-name="ro2">
          <table:table-cell office:value-type="float" office:value="225">
            <text:p>225</text:p>
          </table:table-cell>
          <table:table-cell office:value-type="string">
            <text:p>Die Ausbaustufe der Festung bestimmt die#maximale Mitgliederanzahl der Gilde, sowie#die Kriegskosten für angreifende Gilden.</text:p>
          </table:table-cell>
        </table:table-row>
        <table:table-row table:style-name="ro2">
          <table:table-cell office:value-type="float" office:value="226">
            <text:p>226</text:p>
          </table:table-cell>
          <table:table-cell office:value-type="string">
            <text:p>Der Goldschatz bringt den Gildenmitgliedern#einen prozentualen Goldbonus bei Abenteuern#und beim Arbeiten (Ausbaustufe * 2)</text:p>
          </table:table-cell>
        </table:table-row>
        <table:table-row table:style-name="ro2">
          <table:table-cell office:value-type="float" office:value="227">
            <text:p>227</text:p>
          </table:table-cell>
          <table:table-cell office:value-type="string">
            <text:p>Mit dem Lehrmeister erhalten Gildenmitglieder#einen prozentualen Erfahrungsbonus bei Abenteuern#(Ausbaustufe * 2)</text:p>
          </table:table-cell>
        </table:table-row>
        <table:table-row table:style-name="ro2">
          <table:table-cell office:value-type="float" office:value="228">
            <text:p>228</text:p>
          </table:table-cell>
          <table:table-cell office:value-type="string">
            <text:p>Ausbauen</text:p>
          </table:table-cell>
        </table:table-row>
        <table:table-row table:style-name="ro2">
          <table:table-cell office:value-type="float" office:value="229">
            <text:p>229</text:p>
          </table:table-cell>
          <table:table-cell office:value-type="string">
            <text:p>Gegnerstufe</text:p>
          </table:table-cell>
        </table:table-row>
        <table:table-row table:style-name="ro2">
          <table:table-cell office:value-type="float" office:value="230">
            <text:p>230</text:p>
          </table:table-cell>
          <table:table-cell office:value-type="string">
            <text:p>inkl.</text:p>
          </table:table-cell>
        </table:table-row>
        <table:table-row table:style-name="ro2">
          <table:table-cell office:value-type="float" office:value="231">
            <text:p>231</text:p>
          </table:table-cell>
          <table:table-cell office:value-type="string">
            <text:p>Gildenbonus</text:p>
          </table:table-cell>
        </table:table-row>
        <table:table-row table:style-name="ro2">
          <table:table-cell office:value-type="float" office:value="232">
            <text:p>232</text:p>
          </table:table-cell>
          <table:table-cell office:value-type="string">
            <text:p>inkl.</text:p>
          </table:table-cell>
        </table:table-row>
        <table:table-row table:style-name="ro2">
          <table:table-cell office:value-type="float" office:value="233">
            <text:p>233</text:p>
          </table:table-cell>
          <table:table-cell office:value-type="string">
            <text:p>Gildenbonus</text:p>
          </table:table-cell>
        </table:table-row>
        <table:table-row table:style-name="ro2">
          <table:table-cell office:value-type="float" office:value="234">
            <text:p>234</text:p>
          </table:table-cell>
          <table:table-cell office:value-type="string">
            <text:p>Deine Emailadresse ist noch nicht validiert! Validiere jetzt deine Emailadresse, um deinen Account vollständig freizuschalten und sofort 10 Pilze Belohnung abzugreifen!</text:p>
          </table:table-cell>
        </table:table-row>
        <table:table-row table:style-name="ro2">
          <table:table-cell office:value-type="float" office:value="235">
            <text:p>235</text:p>
          </table:table-cell>
          <table:table-cell office:value-type="string">
            <text:p>&lt;u&gt;Klicke hier um die Bestätigungsmail erneut zu senden.&lt;/u&gt;</text:p>
          </table:table-cell>
        </table:table-row>
        <table:table-row table:style-name="ro2">
          <table:table-cell office:value-type="float" office:value="236">
            <text:p>236</text:p>
          </table:table-cell>
          <table:table-cell office:value-type="string">
            <text:p>Die Bestätigungsmail wurde erneut versandt.</text:p>
          </table:table-cell>
        </table:table-row>
        <table:table-row table:style-name="ro2">
          <table:table-cell office:value-type="float" office:value="237">
            <text:p>237</text:p>
          </table:table-cell>
          <table:table-cell office:value-type="string">
            <text:p>Emailadresse nicht bestätigt</text:p>
          </table:table-cell>
        </table:table-row>
        <table:table-row table:style-name="ro2">
          <table:table-cell office:value-type="float" office:value="238">
            <text:p>238</text:p>
          </table:table-cell>
          <table:table-cell office:value-type="string">
            <text:p>Kampf zeigen</text:p>
          </table:table-cell>
        </table:table-row>
        <table:table-row table:style-name="ro2">
          <table:table-cell office:value-type="float" office:value="239">
            <text:p>239</text:p>
          </table:table-cell>
          <table:table-cell office:value-type="string">
            <text:p>gewonnen</text:p>
          </table:table-cell>
        </table:table-row>
        <table:table-row table:style-name="ro2">
          <table:table-cell office:value-type="float" office:value="240">
            <text:p>240</text:p>
          </table:table-cell>
          <table:table-cell office:value-type="string">
            <text:p>leider verloren</text:p>
          </table:table-cell>
        </table:table-row>
        <table:table-row table:style-name="ro2">
          <table:table-cell office:value-type="float" office:value="241">
            <text:p>241</text:p>
          </table:table-cell>
          <table:table-cell office:value-type="string">
            <text:p>n</text:p>
          </table:table-cell>
        </table:table-row>
        <table:table-row table:style-name="ro2">
          <table:table-cell office:value-type="float" office:value="242">
            <text:p>242</text:p>
          </table:table-cell>
          <table:table-cell office:value-type="string">
            <text:p>Emailadresse bestätigt</text:p>
          </table:table-cell>
        </table:table-row>
        <table:table-row table:style-name="ro2">
          <table:table-cell office:value-type="float" office:value="243">
            <text:p>243</text:p>
          </table:table-cell>
          <table:table-cell office:value-type="string">
            <text:p>Bestätigung fehlgeschlagen</text:p>
          </table:table-cell>
        </table:table-row>
        <table:table-row table:style-name="ro2">
          <table:table-cell office:value-type="float" office:value="244">
            <text:p>244</text:p>
          </table:table-cell>
          <table:table-cell office:value-type="string">
            <text:p>Emailadresse bereits bestätigt</text:p>
          </table:table-cell>
        </table:table-row>
        <table:table-row table:style-name="ro2">
          <table:table-cell office:value-type="float" office:value="245">
            <text:p>245</text:p>
          </table:table-cell>
          <table:table-cell office:value-type="string">
            <text:p>Deine Emailadresse wurde erfolgreich bestätigt.</text:p>
          </table:table-cell>
        </table:table-row>
        <table:table-row table:style-name="ro2">
          <table:table-cell office:value-type="float" office:value="246">
            <text:p>246</text:p>
          </table:table-cell>
          <table:table-cell office:value-type="string">
            <text:p>Deine Emailadresse konnte nicht bestätigt werden. Möglicherweise wurde der Bestätigungslink nicht richtig kopiert.</text:p>
          </table:table-cell>
        </table:table-row>
        <table:table-row table:style-name="ro2">
          <table:table-cell office:value-type="float" office:value="247">
            <text:p>247</text:p>
          </table:table-cell>
          <table:table-cell office:value-type="string">
            <text:p>Deine Emailadresse ist bereits bestätigt. Du brauchst das Spiel zukünftig nicht mehr über den Bestätigungslink aufzurufen.</text:p>
          </table:table-cell>
        </table:table-row>
        <table:table-row table:style-name="ro2">
          <table:table-cell office:value-type="float" office:value="248">
            <text:p>248</text:p>
          </table:table-cell>
          <table:table-cell office:value-type="string">
            <text:p>Geschlecht: Männlich</text:p>
          </table:table-cell>
        </table:table-row>
        <table:table-row table:style-name="ro2">
          <table:table-cell office:value-type="float" office:value="249">
            <text:p>249</text:p>
          </table:table-cell>
          <table:table-cell office:value-type="string">
            <text:p>Geschlecht: Weiblich</text:p>
          </table:table-cell>
        </table:table-row>
        <table:table-row table:style-name="ro2">
          <table:table-cell office:value-type="float" office:value="250">
            <text:p>250</text:p>
          </table:table-cell>
          <table:table-cell office:value-type="string">
            <text:p>hat</text:p>
          </table:table-cell>
        </table:table-row>
        <table:table-row table:style-name="ro2">
          <table:table-cell office:value-type="float" office:value="251">
            <text:p>251</text:p>
          </table:table-cell>
          <table:table-cell office:value-type="string">
            <text:p>Gold gespendet.</text:p>
          </table:table-cell>
        </table:table-row>
        <table:table-row table:style-name="ro2">
          <table:table-cell office:value-type="float" office:value="252">
            <text:p>252</text:p>
          </table:table-cell>
          <table:table-cell office:value-type="string">
            <text:p>hat</text:p>
          </table:table-cell>
        </table:table-row>
        <table:table-row table:style-name="ro2">
          <table:table-cell office:value-type="float" office:value="253">
            <text:p>253</text:p>
          </table:table-cell>
          <table:table-cell office:value-type="string">
            <text:p>Pilz(e) gespendet.</text:p>
          </table:table-cell>
        </table:table-row>
        <table:table-row table:style-name="ro2">
          <table:table-cell office:value-type="float" office:value="254">
            <text:p>254</text:p>
          </table:table-cell>
          <table:table-cell office:value-type="string">
            <text:p>/gold</text:p>
          </table:table-cell>
        </table:table-row>
        <table:table-row table:style-name="ro2">
          <table:table-cell office:value-type="float" office:value="255">
            <text:p>255</text:p>
          </table:table-cell>
          <table:table-cell office:value-type="string">
            <text:p>/pilze</text:p>
          </table:table-cell>
        </table:table-row>
        <table:table-row table:style-name="ro2">
          <table:table-cell office:value-type="float" office:value="256">
            <text:p>256</text:p>
          </table:table-cell>
          <table:table-cell office:value-type="string">
            <text:p>Diese Anzahl Goldstücke spenden.#Du kannst eine beliebige Anzahl Goldstücke#spenden, indem du im Chat den Befehl##/gold &lt;i&gt;Anzahl&lt;/i&gt;##eingibst.</text:p>
          </table:table-cell>
        </table:table-row>
        <table:table-row table:style-name="ro2">
          <table:table-cell office:value-type="float" office:value="257">
            <text:p>257</text:p>
          </table:table-cell>
          <table:table-cell office:value-type="string">
            <text:p>Diese Anzahl Pilze spenden.#Du kannst eine beliebige Anzahl Pilze#spenden, indem du im Chat den Befehl##/pilze &lt;i&gt;Anzahl&lt;/i&gt;##eingibst.</text:p>
          </table:table-cell>
        </table:table-row>
        <table:table-row table:style-name="ro2">
          <table:table-cell office:value-type="float" office:value="258">
            <text:p>258</text:p>
          </table:table-cell>
          <table:table-cell office:value-type="string">
            <text:p>hat das Feature %1 ausgebaut.</text:p>
          </table:table-cell>
        </table:table-row>
        <table:table-row table:style-name="ro2">
          <table:table-cell office:value-type="float" office:value="259">
            <text:p>259</text:p>
          </table:table-cell>
          <table:table-cell/>
        </table:table-row>
        <table:table-row table:style-name="ro2">
          <table:table-cell office:value-type="float" office:value="260">
            <text:p>260</text:p>
          </table:table-cell>
          <table:table-cell office:value-type="string">
            <text:p>hat</text:p>
          </table:table-cell>
        </table:table-row>
        <table:table-row table:style-name="ro2">
          <table:table-cell office:value-type="float" office:value="261">
            <text:p>261</text:p>
          </table:table-cell>
          <table:table-cell office:value-type="string">
            <text:p>hat</text:p>
          </table:table-cell>
        </table:table-row>
        <table:table-row table:style-name="ro2">
          <table:table-cell office:value-type="float" office:value="262">
            <text:p>262</text:p>
          </table:table-cell>
          <table:table-cell office:value-type="string">
            <text:p>hat</text:p>
          </table:table-cell>
        </table:table-row>
        <table:table-row table:style-name="ro2">
          <table:table-cell office:value-type="float" office:value="263">
            <text:p>263</text:p>
          </table:table-cell>
          <table:table-cell office:value-type="string">
            <text:p>hat</text:p>
          </table:table-cell>
        </table:table-row>
        <table:table-row table:style-name="ro2">
          <table:table-cell office:value-type="float" office:value="264">
            <text:p>264</text:p>
          </table:table-cell>
          <table:table-cell office:value-type="string">
            <text:p>hat</text:p>
          </table:table-cell>
        </table:table-row>
        <table:table-row table:style-name="ro2">
          <table:table-cell office:value-type="float" office:value="265">
            <text:p>265</text:p>
          </table:table-cell>
          <table:table-cell office:value-type="string">
            <text:p>aus der Gilde geworfen.</text:p>
          </table:table-cell>
        </table:table-row>
        <table:table-row table:style-name="ro2">
          <table:table-cell office:value-type="float" office:value="266">
            <text:p>266</text:p>
          </table:table-cell>
          <table:table-cell office:value-type="string">
            <text:p>zum neuen Gildenleiter ernannt.</text:p>
          </table:table-cell>
        </table:table-row>
        <table:table-row table:style-name="ro2">
          <table:table-cell office:value-type="float" office:value="267">
            <text:p>267</text:p>
          </table:table-cell>
          <table:table-cell office:value-type="string">
            <text:p>zum Offizier ernannt.</text:p>
          </table:table-cell>
        </table:table-row>
        <table:table-row table:style-name="ro2">
          <table:table-cell office:value-type="float" office:value="268">
            <text:p>268</text:p>
          </table:table-cell>
          <table:table-cell office:value-type="string">
            <text:p>zum einfachen Mitglied degradiert.</text:p>
          </table:table-cell>
        </table:table-row>
        <table:table-row table:style-name="ro2">
          <table:table-cell office:value-type="float" office:value="269">
            <text:p>269</text:p>
          </table:table-cell>
          <table:table-cell office:value-type="string">
            <text:p>eingeladen, der Gilde beizutreten.</text:p>
          </table:table-cell>
        </table:table-row>
        <table:table-row table:style-name="ro2">
          <table:table-cell office:value-type="float" office:value="270">
            <text:p>270</text:p>
          </table:table-cell>
          <table:table-cell office:value-type="string">
            <text:p>ist der Gilde beigetreten.</text:p>
          </table:table-cell>
        </table:table-row>
        <table:table-row table:style-name="ro2">
          <table:table-cell office:value-type="float" office:value="271">
            <text:p>271</text:p>
          </table:table-cell>
          <table:table-cell office:value-type="string">
            <text:p>hat die Gilde verlassen.</text:p>
          </table:table-cell>
        </table:table-row>
        <table:table-row table:style-name="ro2">
          <table:table-cell office:value-type="float" office:value="272">
            <text:p>272</text:p>
          </table:table-cell>
          <table:table-cell office:value-type="string">
            <text:p>AGB</text:p>
          </table:table-cell>
        </table:table-row>
        <table:table-row table:style-name="ro2">
          <table:table-cell office:value-type="float" office:value="273">
            <text:p>273</text:p>
          </table:table-cell>
          <table:table-cell office:value-type="string">
            <text:p>Datenschutz</text:p>
          </table:table-cell>
        </table:table-row>
        <table:table-row table:style-name="ro2">
          <table:table-cell office:value-type="float" office:value="274">
            <text:p>274</text:p>
          </table:table-cell>
          <table:table-cell office:value-type="string">
            <text:p>Anleitung</text:p>
          </table:table-cell>
        </table:table-row>
        <table:table-row table:style-name="ro2">
          <table:table-cell office:value-type="float" office:value="275">
            <text:p>275</text:p>
          </table:table-cell>
          <table:table-cell office:value-type="string">
            <text:p>&lt;u&gt;Datenschutzerklärung&lt;/u&gt;</text:p>
          </table:table-cell>
        </table:table-row>
        <table:table-row table:style-name="ro2">
          <table:table-cell office:value-type="float" office:value="276">
            <text:p>276</text:p>
          </table:table-cell>
          <table:table-cell office:value-type="string">
            <text:p>%link und %link gelesen.</text:p>
          </table:table-cell>
        </table:table-row>
        <table:table-row table:style-name="ro2">
          <table:table-cell office:value-type="float" office:value="277">
            <text:p>277</text:p>
          </table:table-cell>
          <table:table-cell/>
        </table:table-row>
        <table:table-row table:style-name="ro2">
          <table:table-cell office:value-type="float" office:value="278">
            <text:p>278</text:p>
          </table:table-cell>
          <table:table-cell office:value-type="string">
            <text:p>Umweltprämie</text:p>
          </table:table-cell>
        </table:table-row>
        <table:table-row table:style-name="ro2">
          <table:table-cell office:value-type="float" office:value="279">
            <text:p>279</text:p>
          </table:table-cell>
          <table:table-cell office:value-type="string">
            <text:p>Shakes &amp; Fidget - The Game</text:p>
          </table:table-cell>
        </table:table-row>
        <table:table-row table:style-name="ro2">
          <table:table-cell office:value-type="float" office:value="280">
            <text:p>280</text:p>
          </table:table-cell>
          <table:table-cell office:value-type="string">
            <text:p>abcdefghijklmnopqrstuvwxyzABCDEFGHIJKLMNOPQRSTUVWXYZ1234567890.-,;#/!"='ßäöüÄÖÜ+*%&amp;:@€~ ?()[]$&lt;&gt;_~^£</text:p>
          </table:table-cell>
        </table:table-row>
        <table:table-row table:style-name="ro2">
          <table:table-cell office:value-type="float" office:value="281">
            <text:p>281</text:p>
          </table:table-cell>
          <table:table-cell office:value-type="string">
            <text:p>Emailvalidierung</text:p>
          </table:table-cell>
        </table:table-row>
        <table:table-row table:style-name="ro2">
          <table:table-cell office:value-type="float" office:value="282">
            <text:p>282</text:p>
          </table:table-cell>
          <table:table-cell office:value-type="string">
            <text:p>Hier kannst du dir deine Validierungs-Email erneut zuschicken lassen.</text:p>
          </table:table-cell>
        </table:table-row>
        <table:table-row table:style-name="ro2">
          <table:table-cell office:value-type="float" office:value="283">
            <text:p>283</text:p>
          </table:table-cell>
          <table:table-cell office:value-type="string">
            <text:p>Anfordern</text:p>
          </table:table-cell>
        </table:table-row>
        <table:table-row table:style-name="ro2">
          <table:table-cell office:value-type="float" office:value="284">
            <text:p>284</text:p>
          </table:table-cell>
          <table:table-cell office:value-type="string">
            <text:p>Emailvalidierung</text:p>
          </table:table-cell>
        </table:table-row>
        <table:table-row table:style-name="ro2">
          <table:table-cell office:value-type="float" office:value="285">
            <text:p>285</text:p>
          </table:table-cell>
          <table:table-cell office:value-type="string">
            <text:p>Deine Emailadresse ist bereits validiert.</text:p>
          </table:table-cell>
        </table:table-row>
        <table:table-row table:style-name="ro2">
          <table:table-cell office:value-type="float" office:value="286">
            <text:p>286</text:p>
          </table:table-cell>
          <table:table-cell office:value-type="string">
            <text:p>Debug-Info##Account-ID: %3#Imageserver: %1#TCP-Port: %2#PHP-Tunneling: %4|an|aus</text:p>
          </table:table-cell>
        </table:table-row>
        <table:table-row table:style-name="ro2">
          <table:table-cell office:value-type="float" office:value="287">
            <text:p>287</text:p>
          </table:table-cell>
          <table:table-cell office:value-type="string">
            <text:p>Naa, Lust auf eine kleine Wette? Dann wähle deinen Einsatz! Wenn du gewinnst, bekommst du das Doppelte zurück!</text:p>
          </table:table-cell>
        </table:table-row>
        <table:table-row table:style-name="ro2">
          <table:table-cell office:value-type="float" office:value="288">
            <text:p>288</text:p>
          </table:table-cell>
          <table:table-cell office:value-type="string">
            <text:p>Sieh an, du bist ja ein echter Glückspilz! Am besten versuchst du es gleich noch einmal!</text:p>
          </table:table-cell>
        </table:table-row>
        <table:table-row table:style-name="ro2">
          <table:table-cell office:value-type="float" office:value="289">
            <text:p>289</text:p>
          </table:table-cell>
          <table:table-cell office:value-type="string">
            <text:p>Ach, wie ärgerlich. Aber man kann eben nicht immer gewinnen. Dafür vielleicht beim nächsten Mal...</text:p>
          </table:table-cell>
        </table:table-row>
        <table:table-row table:style-name="ro2">
          <table:table-cell office:value-type="float" office:value="290">
            <text:p>290</text:p>
          </table:table-cell>
          <table:table-cell office:value-type="string">
            <text:p>Hier kannst du eines oder mehrere Goldstücke setzen.</text:p>
          </table:table-cell>
        </table:table-row>
        <table:table-row table:style-name="ro2">
          <table:table-cell office:value-type="float" office:value="291">
            <text:p>291</text:p>
          </table:table-cell>
          <table:table-cell office:value-type="string">
            <text:p>Die wahrhaft tapferen Glücksritter setzen natürlich auch Pilze.</text:p>
          </table:table-cell>
        </table:table-row>
        <table:table-row table:style-name="ro2">
          <table:table-cell office:value-type="float" office:value="292">
            <text:p>292</text:p>
          </table:table-cell>
          <table:table-cell office:value-type="string">
            <text:p>Seeehr gut! Unter welchem Becher liegt die Kugel? Wenn du richtig liegst, gewinnst du deinen doppelten Einsatz!</text:p>
          </table:table-cell>
        </table:table-row>
        <table:table-row table:style-name="ro2">
          <table:table-cell office:value-type="float" office:value="293">
            <text:p>293</text:p>
          </table:table-cell>
          <table:table-cell office:value-type="string">
            <text:p>In einer finsteren Ecke erblickst#du an einem Tisch diesen#zwielichtigen Spießgesellen,#der offensichtlich ein fragwürdiges#Glücksspiel feilbietet.##Das ist doch illegal!##Du könntest es melden...#...oder einfach mal riskieren...#...einmal ist kein Mal...##Aber ob es hier mit#rechten Dingen zugeht?</text:p>
          </table:table-cell>
        </table:table-row>
        <table:table-row table:style-name="ro2">
          <table:table-cell office:value-type="float" office:value="294">
            <text:p>294</text:p>
          </table:table-cell>
          <table:table-cell office:value-type="string">
            <text:p>Los!</text:p>
          </table:table-cell>
        </table:table-row>
        <table:table-row table:style-name="ro2">
          <table:table-cell office:value-type="float" office:value="295">
            <text:p>295</text:p>
          </table:table-cell>
          <table:table-cell office:value-type="string">
            <text:p>OK</text:p>
          </table:table-cell>
        </table:table-row>
        <table:table-row table:style-name="ro2">
          <table:table-cell office:value-type="float" office:value="296">
            <text:p>296</text:p>
          </table:table-cell>
          <table:table-cell office:value-type="string">
            <text:p>Du willst es noch einmal probieren? Nur zu! Wähle deinen Einsatz!</text:p>
          </table:table-cell>
        </table:table-row>
        <table:table-row table:style-name="ro2">
          <table:table-cell office:value-type="float" office:value="297">
            <text:p>297</text:p>
          </table:table-cell>
          <table:table-cell office:value-type="string">
            <text:p>Jawoll, jeder wie er kann! Kleinvieh macht auch Mist...</text:p>
          </table:table-cell>
        </table:table-row>
        <table:table-row table:style-name="ro2">
          <table:table-cell office:value-type="float" office:value="298">
            <text:p>298</text:p>
          </table:table-cell>
          <table:table-cell office:value-type="string">
            <text:p>Ein unerschrockener Zocker bist du! Gefällt mir! Da wollen wir doch mal hoffen, dass du auch gewinnst!</text:p>
          </table:table-cell>
        </table:table-row>
        <table:table-row table:style-name="ro2">
          <table:table-cell office:value-type="float" office:value="299">
            <text:p>299</text:p>
          </table:table-cell>
          <table:table-cell office:value-type="string">
            <text:p>Du bist verrückt! Oder verdammt gerissen... was soll's, ohne Risiko kein Profit!</text:p>
          </table:table-cell>
        </table:table-row>
        <table:table-row table:style-name="ro2">
          <table:table-cell office:value-type="float" office:value="300">
            <text:p>300</text:p>
          </table:table-cell>
          <table:table-cell office:value-type="string">
            <text:p>Tut mir leid, aber du kannst nur das setzen was du auch hast - und hier auf den Tisch legst. Anschreiben ist nicht!</text:p>
          </table:table-cell>
        </table:table-row>
        <table:table-row table:style-name="ro2">
          <table:table-cell office:value-type="float" office:value="301">
            <text:p>301</text:p>
          </table:table-cell>
          <table:table-cell office:value-type="string">
            <text:p>Juhu!</text:p>
          </table:table-cell>
        </table:table-row>
        <table:table-row table:style-name="ro2">
          <table:table-cell office:value-type="float" office:value="302">
            <text:p>302</text:p>
          </table:table-cell>
          <table:table-cell office:value-type="string">
            <text:p>Hmpf.</text:p>
          </table:table-cell>
        </table:table-row>
        <table:table-row table:style-name="ro2">
          <table:table-cell office:value-type="float" office:value="303">
            <text:p>303</text:p>
          </table:table-cell>
          <table:table-cell office:value-type="string">
            <text:p>Bloß weg!</text:p>
          </table:table-cell>
        </table:table-row>
        <table:table-row table:style-name="ro2">
          <table:table-cell office:value-type="float" office:value="304">
            <text:p>304</text:p>
          </table:table-cell>
          <table:table-cell office:value-type="string">
            <text:p>Leiter</text:p>
          </table:table-cell>
        </table:table-row>
        <table:table-row table:style-name="ro2">
          <table:table-cell office:value-type="float" office:value="305">
            <text:p>305</text:p>
          </table:table-cell>
          <table:table-cell office:value-type="string">
            <text:p>Mitgl</text:p>
          </table:table-cell>
        </table:table-row>
        <table:table-row table:style-name="ro2">
          <table:table-cell office:value-type="float" office:value="306">
            <text:p>306</text:p>
          </table:table-cell>
          <table:table-cell office:value-type="string">
            <text:p>voll ausgebaut!</text:p>
          </table:table-cell>
        </table:table-row>
        <table:table-row table:style-name="ro2">
          <table:table-cell office:value-type="float" office:value="307">
            <text:p>307</text:p>
          </table:table-cell>
          <table:table-cell office:value-type="string">
            <text:p>Spiegelbild</text:p>
          </table:table-cell>
        </table:table-row>
        <table:table-row table:style-name="ro2">
          <table:table-cell office:value-type="float" office:value="308">
            <text:p>308</text:p>
          </table:table-cell>
          <table:table-cell office:value-type="string">
            <text:p>Du kannst deine Pilze erst setzen,#wenn du mindestens einmal Pilze#gekauft hast.</text:p>
          </table:table-cell>
        </table:table-row>
        <table:table-row table:style-name="ro2">
          <table:table-cell office:value-type="float" office:value="309">
            <text:p>309</text:p>
          </table:table-cell>
          <table:table-cell office:value-type="string">
            <text:p>Tag</text:p>
          </table:table-cell>
        </table:table-row>
        <table:table-row table:style-name="ro2">
          <table:table-cell office:value-type="float" office:value="310">
            <text:p>310</text:p>
          </table:table-cell>
          <table:table-cell office:value-type="string">
            <text:p>Tage</text:p>
          </table:table-cell>
        </table:table-row>
        <table:table-row table:style-name="ro2">
          <table:table-cell office:value-type="float" office:value="311">
            <text:p>311</text:p>
          </table:table-cell>
          <table:table-cell office:value-type="string">
            <text:p>Stunde</text:p>
          </table:table-cell>
        </table:table-row>
        <table:table-row table:style-name="ro2">
          <table:table-cell office:value-type="float" office:value="312">
            <text:p>312</text:p>
          </table:table-cell>
          <table:table-cell office:value-type="string">
            <text:p>Stunden</text:p>
          </table:table-cell>
        </table:table-row>
        <table:table-row table:style-name="ro2">
          <table:table-cell office:value-type="float" office:value="313">
            <text:p>313</text:p>
          </table:table-cell>
          <table:table-cell office:value-type="string">
            <text:p>Temporär:</text:p>
          </table:table-cell>
        </table:table-row>
        <table:table-row table:style-name="ro2">
          <table:table-cell office:value-type="float" office:value="314">
            <text:p>314</text:p>
          </table:table-cell>
          <table:table-cell office:value-type="string">
            <text:p>noch bis</text:p>
          </table:table-cell>
        </table:table-row>
        <table:table-row table:style-name="ro2">
          <table:table-cell office:value-type="float" office:value="315">
            <text:p>315</text:p>
          </table:table-cell>
          <table:table-cell office:value-type="string">
            <text:p>Wirkt bis:</text:p>
          </table:table-cell>
        </table:table-row>
        <table:table-row table:style-name="ro2">
          <table:table-cell office:value-type="float" office:value="316">
            <text:p>316</text:p>
          </table:table-cell>
          <table:table-cell office:value-type="string">
            <text:p>Um die Wirkung des Tranks#aufzuheben, doppelklicke auf#das Symbol.</text:p>
          </table:table-cell>
        </table:table-row>
        <table:table-row table:style-name="ro2">
          <table:table-cell office:value-type="float" office:value="317">
            <text:p>317</text:p>
          </table:table-cell>
          <table:table-cell office:value-type="string">
            <text:p>Keine Animationen</text:p>
          </table:table-cell>
        </table:table-row>
        <table:table-row table:style-name="ro2">
          <table:table-cell office:value-type="float" office:value="501">
            <text:p>501</text:p>
          </table:table-cell>
          <table:table-cell office:value-type="string">
            <text:p>Fehler: Dieser Name ist nicht verfügbar.</text:p>
          </table:table-cell>
        </table:table-row>
        <table:table-row table:style-name="ro2">
          <table:table-cell office:value-type="float" office:value="502">
            <text:p>502</text:p>
          </table:table-cell>
          <table:table-cell office:value-type="string">
            <text:p>Der Name muss zwischen 3 und 15 Zeichen lang sein!</text:p>
          </table:table-cell>
        </table:table-row>
        <table:table-row table:style-name="ro2">
          <table:table-cell office:value-type="float" office:value="503">
            <text:p>503</text:p>
          </table:table-cell>
          <table:table-cell office:value-type="string">
            <text:p>Fehler: Das gewählte Kennwort ist zu kurz (Mindestlänge 5 Zeichen).</text:p>
          </table:table-cell>
        </table:table-row>
        <table:table-row table:style-name="ro2">
          <table:table-cell office:value-type="float" office:value="504">
            <text:p>504</text:p>
          </table:table-cell>
          <table:table-cell office:value-type="string">
            <text:p>Fehler: Die gewählte Emailadresse wurde zurückgewiesen.</text:p>
          </table:table-cell>
        </table:table-row>
        <table:table-row table:style-name="ro2">
          <table:table-cell office:value-type="float" office:value="505">
            <text:p>505</text:p>
          </table:table-cell>
          <table:table-cell office:value-type="string">
            <text:p>Fehler: Der gewählte Name wurde zurückgewiesen.</text:p>
          </table:table-cell>
        </table:table-row>
        <table:table-row table:style-name="ro2">
          <table:table-cell office:value-type="float" office:value="506">
            <text:p>506</text:p>
          </table:table-cell>
          <table:table-cell office:value-type="string">
            <text:p>Fehler: Anmeldung fehlgeschlagen. Namen und Kennwort überprüfen.</text:p>
          </table:table-cell>
        </table:table-row>
        <table:table-row table:style-name="ro2">
          <table:table-cell office:value-type="float" office:value="507">
            <text:p>507</text:p>
          </table:table-cell>
          <table:table-cell office:value-type="string">
            <text:p>Fehler: Sie müssen die AGB bestätigen, um Mitglied zu werden.</text:p>
          </table:table-cell>
        </table:table-row>
        <table:table-row table:style-name="ro2">
          <table:table-cell office:value-type="float" office:value="508">
            <text:p>508</text:p>
          </table:table-cell>
          <table:table-cell office:value-type="string">
            <text:p>Fehler: Posteingang des Empfängers ist voll!</text:p>
          </table:table-cell>
        </table:table-row>
        <table:table-row table:style-name="ro2">
          <table:table-cell office:value-type="float" office:value="509">
            <text:p>509</text:p>
          </table:table-cell>
          <table:table-cell office:value-type="string">
            <text:p>Fehler: Empfängername nicht gefunden!</text:p>
          </table:table-cell>
        </table:table-row>
        <table:table-row table:style-name="ro2">
          <table:table-cell office:value-type="float" office:value="510">
            <text:p>510</text:p>
          </table:table-cell>
          <table:table-cell office:value-type="string">
            <text:p>Fehler: Man kann keine Nachricht an sich selbst schicken.</text:p>
          </table:table-cell>
        </table:table-row>
        <table:table-row table:style-name="ro2">
          <table:table-cell office:value-type="float" office:value="511">
            <text:p>511</text:p>
          </table:table-cell>
          <table:table-cell office:value-type="string">
            <text:p>Fehler: Kennwort und Wiederholung stimmen nicht überein.</text:p>
          </table:table-cell>
        </table:table-row>
        <table:table-row table:style-name="ro2">
          <table:table-cell office:value-type="float" office:value="512">
            <text:p>512</text:p>
          </table:table-cell>
          <table:table-cell office:value-type="string">
            <text:p>Fehler: Zu wenig Gold.</text:p>
          </table:table-cell>
        </table:table-row>
        <table:table-row table:style-name="ro2">
          <table:table-cell office:value-type="float" office:value="513">
            <text:p>513</text:p>
          </table:table-cell>
          <table:table-cell office:value-type="string">
            <text:p>Fehler: Das angegebene Kennwort stimmt nicht.</text:p>
          </table:table-cell>
        </table:table-row>
        <table:table-row table:style-name="ro2">
          <table:table-cell office:value-type="float" office:value="514">
            <text:p>514</text:p>
          </table:table-cell>
          <table:table-cell office:value-type="string">
            <text:p>Fehler: Gesichtsdaten falsch.</text:p>
          </table:table-cell>
        </table:table-row>
        <table:table-row table:style-name="ro2">
          <table:table-cell office:value-type="float" office:value="515">
            <text:p>515</text:p>
          </table:table-cell>
          <table:table-cell office:value-type="string">
            <text:p>Fehler: Die angegebene Emailadresse stimmt nicht.</text:p>
          </table:table-cell>
        </table:table-row>
        <table:table-row table:style-name="ro2">
          <table:table-cell office:value-type="float" office:value="516">
            <text:p>516</text:p>
          </table:table-cell>
          <table:table-cell office:value-type="string">
            <text:p>Fehler: Die angegebenen Namen stimmen nicht überein.</text:p>
          </table:table-cell>
        </table:table-row>
        <table:table-row table:style-name="ro2">
          <table:table-cell office:value-type="float" office:value="517">
            <text:p>517</text:p>
          </table:table-cell>
          <table:table-cell office:value-type="string">
            <text:p>Fehler: Die angegebenen Emailadressen stimmen nicht überein.</text:p>
          </table:table-cell>
        </table:table-row>
        <table:table-row table:style-name="ro2">
          <table:table-cell office:value-type="float" office:value="518">
            <text:p>518</text:p>
          </table:table-cell>
          <table:table-cell office:value-type="string">
            <text:p>Fehler: Der angegebene Spieler wurde nicht gefunden.</text:p>
          </table:table-cell>
        </table:table-row>
        <table:table-row table:style-name="ro2">
          <table:table-cell office:value-type="float" office:value="519">
            <text:p>519</text:p>
          </table:table-cell>
          <table:table-cell office:value-type="string">
            <text:p>Fehler: Kein Gildenname. Bitte gib einen Namen für deine Gilde an.</text:p>
          </table:table-cell>
        </table:table-row>
        <table:table-row table:style-name="ro2">
          <table:table-cell office:value-type="float" office:value="520">
            <text:p>520</text:p>
          </table:table-cell>
          <table:table-cell office:value-type="string">
            <text:p>Fehler: Der gewählte Spieler ist bereits Mitglied einer anderen Gilde.</text:p>
          </table:table-cell>
        </table:table-row>
        <table:table-row table:style-name="ro2">
          <table:table-cell office:value-type="float" office:value="521">
            <text:p>521</text:p>
          </table:table-cell>
          <table:table-cell office:value-type="string">
            <text:p>Fehler: Server ist voll</text:p>
          </table:table-cell>
        </table:table-row>
        <table:table-row table:style-name="ro2">
          <table:table-cell office:value-type="float" office:value="522">
            <text:p>522</text:p>
          </table:table-cell>
          <table:table-cell office:value-type="string">
            <text:p>Fehler: Du kannst nicht gegen dich selbst kämpfen.</text:p>
          </table:table-cell>
        </table:table-row>
        <table:table-row table:style-name="ro2">
          <table:table-cell office:value-type="float" office:value="523">
            <text:p>523</text:p>
          </table:table-cell>
          <table:table-cell office:value-type="string">
            <text:p>Fehler: Nicht gefunden.</text:p>
          </table:table-cell>
        </table:table-row>
        <table:table-row table:style-name="ro2">
          <table:table-cell office:value-type="float" office:value="524">
            <text:p>524</text:p>
          </table:table-cell>
          <table:table-cell office:value-type="string">
            <text:p>Fehler: Du darfst diese Aktion nicht durchführen.</text:p>
          </table:table-cell>
        </table:table-row>
        <table:table-row table:style-name="ro2">
          <table:table-cell office:value-type="float" office:value="525">
            <text:p>525</text:p>
          </table:table-cell>
          <table:table-cell office:value-type="string">
            <text:p>Fehler: Zu wenig Pilze.</text:p>
          </table:table-cell>
        </table:table-row>
        <table:table-row table:style-name="ro2">
          <table:table-cell office:value-type="float" office:value="526">
            <text:p>526</text:p>
          </table:table-cell>
          <table:table-cell office:value-type="string">
            <text:p>Fehler: Zu wenig Gold.</text:p>
          </table:table-cell>
        </table:table-row>
        <table:table-row table:style-name="ro2">
          <table:table-cell office:value-type="float" office:value="527">
            <text:p>527</text:p>
          </table:table-cell>
          <table:table-cell office:value-type="string">
            <text:p>Fehler: Das Gebäude existiert nicht.</text:p>
          </table:table-cell>
        </table:table-row>
        <table:table-row table:style-name="ro2">
          <table:table-cell office:value-type="float" office:value="528">
            <text:p>528</text:p>
          </table:table-cell>
          <table:table-cell office:value-type="string">
            <text:p>Fehler: Das Gebäude kann nicht weiter ausgebaut werden.</text:p>
          </table:table-cell>
        </table:table-row>
        <table:table-row table:style-name="ro2">
          <table:table-cell office:value-type="float" office:value="529">
            <text:p>529</text:p>
          </table:table-cell>
          <table:table-cell office:value-type="string">
            <text:p>Fehler: Der angegebene Spieler ist nicht Mitglied der Gilde.</text:p>
          </table:table-cell>
        </table:table-row>
        <table:table-row table:style-name="ro2">
          <table:table-cell office:value-type="float" office:value="530">
            <text:p>530</text:p>
          </table:table-cell>
          <table:table-cell office:value-type="string">
            <text:p>Fehler: Der Gildenleiter kann nicht zum Offizier ernannt werden.</text:p>
          </table:table-cell>
        </table:table-row>
        <table:table-row table:style-name="ro2">
          <table:table-cell office:value-type="float" office:value="531">
            <text:p>531</text:p>
          </table:table-cell>
          <table:table-cell office:value-type="string">
            <text:p>Fehler: Die Gilde ist voll.</text:p>
          </table:table-cell>
        </table:table-row>
        <table:table-row table:style-name="ro2">
          <table:table-cell office:value-type="float" office:value="532">
            <text:p>532</text:p>
          </table:table-cell>
          <table:table-cell office:value-type="string">
            <text:p>Fehler: Du bist bereits Mitglied einer anderen Gilde.</text:p>
          </table:table-cell>
        </table:table-row>
        <table:table-row table:style-name="ro2">
          <table:table-cell office:value-type="float" office:value="533">
            <text:p>533</text:p>
          </table:table-cell>
          <table:table-cell office:value-type="string">
            <text:p>Fehler: Der gewählte Spieler hat seine Mitgliedschaft noch nicht bestätigt.</text:p>
          </table:table-cell>
        </table:table-row>
        <table:table-row table:style-name="ro2">
          <table:table-cell office:value-type="float" office:value="534">
            <text:p>534</text:p>
          </table:table-cell>
          <table:table-cell office:value-type="string">
            <text:p>Fehler: Mitgliedschaft besteht bereits.</text:p>
          </table:table-cell>
        </table:table-row>
        <table:table-row table:style-name="ro2">
          <table:table-cell office:value-type="float" office:value="535">
            <text:p>535</text:p>
          </table:table-cell>
          <table:table-cell office:value-type="string">
            <text:p>Fehler: Der Spieler wurde nicht gefunden.</text:p>
          </table:table-cell>
        </table:table-row>
        <table:table-row table:style-name="ro2">
          <table:table-cell office:value-type="float" office:value="536">
            <text:p>536</text:p>
          </table:table-cell>
          <table:table-cell office:value-type="string">
            <text:p>Fehler: Betreffzeile fehlt oder ist zu kurz.</text:p>
          </table:table-cell>
        </table:table-row>
        <table:table-row table:style-name="ro2">
          <table:table-cell office:value-type="float" office:value="537">
            <text:p>537</text:p>
          </table:table-cell>
          <table:table-cell office:value-type="string">
            <text:p>Fehler: Du hast nicht mehr genug zum Spenden!</text:p>
          </table:table-cell>
        </table:table-row>
        <table:table-row table:style-name="ro2">
          <table:table-cell office:value-type="float" office:value="538">
            <text:p>538</text:p>
          </table:table-cell>
          <table:table-cell office:value-type="string">
            <text:p>Fehler: Du bist kein Mitglied dieser Gilde.</text:p>
          </table:table-cell>
        </table:table-row>
        <table:table-row table:style-name="ro2">
          <table:table-cell office:value-type="float" office:value="539">
            <text:p>539</text:p>
          </table:table-cell>
          <table:table-cell office:value-type="string">
            <text:p>Fehler: Du bist kein Mitglied dieser Gilde.</text:p>
          </table:table-cell>
        </table:table-row>
        <table:table-row table:style-name="ro2">
          <table:table-cell office:value-type="float" office:value="540">
            <text:p>540</text:p>
          </table:table-cell>
          <table:table-cell office:value-type="string">
            <text:p>Fehler: Unzulässiger Text.</text:p>
          </table:table-cell>
        </table:table-row>
        <table:table-row table:style-name="ro2">
          <table:table-cell office:value-type="float" office:value="541">
            <text:p>541</text:p>
          </table:table-cell>
          <table:table-cell office:value-type="string">
            <text:p>Fehler: Du kannst kein weiteres Gesöff bestellen.</text:p>
          </table:table-cell>
        </table:table-row>
        <table:table-row table:style-name="ro2">
          <table:table-cell office:value-type="float" office:value="542">
            <text:p>542</text:p>
          </table:table-cell>
          <table:table-cell office:value-type="string">
            <text:p>Fehler: Zu wenig Pilze.</text:p>
          </table:table-cell>
        </table:table-row>
        <table:table-row table:style-name="ro2">
          <table:table-cell office:value-type="float" office:value="543">
            <text:p>543</text:p>
          </table:table-cell>
          <table:table-cell office:value-type="string">
            <text:p>Fehler: Zu wenig Abenteuerlust.</text:p>
          </table:table-cell>
        </table:table-row>
        <table:table-row table:style-name="ro2">
          <table:table-cell office:value-type="float" office:value="544">
            <text:p>544</text:p>
          </table:table-cell>
          <table:table-cell office:value-type="string">
            <text:p>Fehler: Der Wechsel zu einem schlechteren Reittier ist bei laufendem Vertrag nicht möglich.</text:p>
          </table:table-cell>
        </table:table-row>
        <table:table-row table:style-name="ro2">
          <table:table-cell office:value-type="float" office:value="545">
            <text:p>545</text:p>
          </table:table-cell>
          <table:table-cell office:value-type="string">
            <text:p>Fehler: Du bist dieser Gilde bereits beigetreten.</text:p>
          </table:table-cell>
        </table:table-row>
        <table:table-row table:style-name="ro2">
          <table:table-cell office:value-type="float" office:value="546">
            <text:p>546</text:p>
          </table:table-cell>
          <table:table-cell office:value-type="string">
            <text:p>Fehler: Die Gildeneinladung wurde zurückgezogen.</text:p>
          </table:table-cell>
        </table:table-row>
        <table:table-row table:style-name="ro2">
          <table:table-cell office:value-type="float" office:value="547">
            <text:p>547</text:p>
          </table:table-cell>
          <table:table-cell office:value-type="string">
            <text:p>Fehler: Zu wenig Pilze.</text:p>
          </table:table-cell>
        </table:table-row>
        <table:table-row table:style-name="ro2">
          <table:table-cell office:value-type="float" office:value="548">
            <text:p>548</text:p>
          </table:table-cell>
          <table:table-cell office:value-type="string">
            <text:p>Fehler: Zu wenig Pilze.</text:p>
          </table:table-cell>
        </table:table-row>
        <table:table-row table:style-name="ro2">
          <table:table-cell office:value-type="float" office:value="549">
            <text:p>549</text:p>
          </table:table-cell>
          <table:table-cell office:value-type="string">
            <text:p>Fehler: Dieser Gildenname ist nicht verfügbar.</text:p>
          </table:table-cell>
        </table:table-row>
        <table:table-row table:style-name="ro2">
          <table:table-cell office:value-type="float" office:value="550">
            <text:p>550</text:p>
          </table:table-cell>
          <table:table-cell office:value-type="string">
            <text:p>Fehler: Der Gildenname muss 3-20 Zeichen lang sein.</text:p>
          </table:table-cell>
        </table:table-row>
        <table:table-row table:style-name="ro2">
          <table:table-cell office:value-type="float" office:value="551">
            <text:p>551</text:p>
          </table:table-cell>
          <table:table-cell office:value-type="string">
            <text:p>Fehler: Der Gildenname darf keine Sonderzeichen enthalten.</text:p>
          </table:table-cell>
        </table:table-row>
        <table:table-row table:style-name="ro2">
          <table:table-cell office:value-type="float" office:value="552">
            <text:p>552</text:p>
          </table:table-cell>
          <table:table-cell office:value-type="string">
            <text:p>Fehler: Du musst deine Emailadresse bestätigen bevor du Gold oder Pilze spendest.</text:p>
          </table:table-cell>
        </table:table-row>
        <table:table-row table:style-name="ro2">
          <table:table-cell office:value-type="float" office:value="553">
            <text:p>553</text:p>
          </table:table-cell>
          <table:table-cell office:value-type="string">
            <text:p>Fehler: Du kannst nur Pilze spenden, die du beim Pilzdealer gekauft hast.</text:p>
          </table:table-cell>
        </table:table-row>
        <table:table-row table:style-name="ro2">
          <table:table-cell office:value-type="float" office:value="554">
            <text:p>554</text:p>
          </table:table-cell>
          <table:table-cell office:value-type="string">
            <text:p>Fehler: Du kannst den selben Gegner nur einmal pro Stunde angreifen.</text:p>
          </table:table-cell>
        </table:table-row>
        <table:table-row table:style-name="ro2">
          <table:table-cell office:value-type="float" office:value="555">
            <text:p>555</text:p>
          </table:table-cell>
          <table:table-cell office:value-type="string">
            <text:p>Fehler: Name oder Kennwort stimmen nicht.</text:p>
          </table:table-cell>
        </table:table-row>
        <table:table-row table:style-name="ro2">
          <table:table-cell office:value-type="float" office:value="556">
            <text:p>556</text:p>
          </table:table-cell>
          <table:table-cell office:value-type="string">
            <text:p>Fehler: Mit dieser Emailadresse ist bereits ein Account registriert.</text:p>
          </table:table-cell>
        </table:table-row>
        <table:table-row table:style-name="ro2">
          <table:table-cell office:value-type="float" office:value="557">
            <text:p>557</text:p>
          </table:table-cell>
          <table:table-cell office:value-type="string">
            <text:p>Fehler: Ungültiger Spendenbetrag!</text:p>
          </table:table-cell>
        </table:table-row>
        <table:table-row table:style-name="ro2">
          <table:table-cell office:value-type="float" office:value="558">
            <text:p>558</text:p>
          </table:table-cell>
          <table:table-cell office:value-type="string">
            <text:p>Fehler: Ungültiger Spendenbetrag!</text:p>
          </table:table-cell>
        </table:table-row>
        <table:table-row table:style-name="ro2">
          <table:table-cell office:value-type="float" office:value="559">
            <text:p>559</text:p>
          </table:table-cell>
          <table:table-cell office:value-type="string">
            <text:p>Du wurdest wegen eines Bezahlvorgangs gesperrt. Bitte benutze obigen Support-Link.</text:p>
          </table:table-cell>
        </table:table-row>
        <table:table-row table:style-name="ro2">
          <table:table-cell office:value-type="float" office:value="560">
            <text:p>560</text:p>
          </table:table-cell>
          <table:table-cell office:value-type="string">
            <text:p>Du wurdest vom Gamestaff gesperrt. Bitte benutze obigen Support-Link.</text:p>
          </table:table-cell>
        </table:table-row>
        <table:table-row table:style-name="ro2">
          <table:table-cell office:value-type="float" office:value="561">
            <text:p>561</text:p>
          </table:table-cell>
          <table:table-cell office:value-type="string">
            <text:p>Verkaufen ist nur vom Rucksack aus möglich!</text:p>
          </table:table-cell>
        </table:table-row>
        <table:table-row table:style-name="ro2">
          <table:table-cell office:value-type="float" office:value="562">
            <text:p>562</text:p>
          </table:table-cell>
          <table:table-cell office:value-type="string">
            <text:p>Bitte die erforderlichen Felder ausfüllen!</text:p>
          </table:table-cell>
        </table:table-row>
        <table:table-row table:style-name="ro2">
          <table:table-cell office:value-type="float" office:value="563">
            <text:p>563</text:p>
          </table:table-cell>
          <table:table-cell office:value-type="string">
            <text:p>Du musst validiert sein, um Spieler einzuladen!</text:p>
          </table:table-cell>
        </table:table-row>
        <table:table-row table:style-name="ro2">
          <table:table-cell office:value-type="float" office:value="564">
            <text:p>564</text:p>
          </table:table-cell>
          <table:table-cell office:value-type="string">
            <text:p>Du hast zu viele Einladungen verschickt.</text:p>
          </table:table-cell>
        </table:table-row>
        <table:table-row table:style-name="ro2">
          <table:table-cell office:value-type="float" office:value="565">
            <text:p>565</text:p>
          </table:table-cell>
          <table:table-cell office:value-type="string">
            <text:p>Die angegebene Emailadresse wurde zurückgewiesen.</text:p>
          </table:table-cell>
        </table:table-row>
        <table:table-row table:style-name="ro2">
          <table:table-cell office:value-type="float" office:value="600">
            <text:p>600</text:p>
          </table:table-cell>
          <table:table-cell office:value-type="string">
            <text:p>Du musst dich vor dem Speichern für eine Klasse (Krieger / Magier / Kundschafter) entscheiden!</text:p>
          </table:table-cell>
        </table:table-row>
        <table:table-row table:style-name="ro2">
          <table:table-cell office:value-type="float" office:value="601">
            <text:p>601</text:p>
          </table:table-cell>
          <table:table-cell office:value-type="string">
            <text:p>Du kannst nicht in der Arena kämpfen, während du auf Reisen bist.</text:p>
          </table:table-cell>
        </table:table-row>
        <table:table-row table:style-name="ro2">
          <table:table-cell office:value-type="float" office:value="602">
            <text:p>602</text:p>
          </table:table-cell>
          <table:table-cell office:value-type="string">
            <text:p>Du kannst nicht arbeiten, während du auf Reisen bist.</text:p>
          </table:table-cell>
        </table:table-row>
        <table:table-row table:style-name="ro2">
          <table:table-cell office:value-type="float" office:value="603">
            <text:p>603</text:p>
          </table:table-cell>
          <table:table-cell office:value-type="string">
            <text:p>Du kannst nicht in den Dungeon, während du auf Reisen bist.</text:p>
          </table:table-cell>
        </table:table-row>
        <table:table-row table:style-name="ro2">
          <table:table-cell office:value-type="float" office:value="604">
            <text:p>604</text:p>
          </table:table-cell>
          <table:table-cell office:value-type="string">
            <text:p>Du kannst nicht in der Arena kämpfen, während du arbeitest.</text:p>
          </table:table-cell>
        </table:table-row>
        <table:table-row table:style-name="ro2">
          <table:table-cell office:value-type="float" office:value="605">
            <text:p>605</text:p>
          </table:table-cell>
          <table:table-cell office:value-type="string">
            <text:p>Du kannst nicht in die Taverne gehen, während du arbeitest.</text:p>
          </table:table-cell>
        </table:table-row>
        <table:table-row table:style-name="ro2">
          <table:table-cell office:value-type="float" office:value="606">
            <text:p>606</text:p>
          </table:table-cell>
          <table:table-cell office:value-type="string">
            <text:p>Du kannst nicht in den Dungeon, während du arbeitest.</text:p>
          </table:table-cell>
        </table:table-row>
        <table:table-row table:style-name="ro2">
          <table:table-cell office:value-type="float" office:value="607">
            <text:p>607</text:p>
          </table:table-cell>
          <table:table-cell office:value-type="string">
            <text:p>Fehler: Imageserver nicht erreichbar. Bitte die Seite neu laden!</text:p>
          </table:table-cell>
        </table:table-row>
        <table:table-row table:style-name="ro2">
          <table:table-cell office:value-type="float" office:value="608">
            <text:p>608</text:p>
          </table:table-cell>
          <table:table-cell office:value-type="string">
            <text:p>Fehler: Zu viele Accounts von der selben IP-Adresse erstellt!</text:p>
          </table:table-cell>
        </table:table-row>
        <table:table-row table:style-name="ro2">
          <table:table-cell office:value-type="float" office:value="609">
            <text:p>609</text:p>
          </table:table-cell>
          <table:table-cell office:value-type="string">
            <text:p>Inventar ist voll - du solltest Platz schaffen, bevor du im Dungeon kämpfst!</text:p>
          </table:table-cell>
        </table:table-row>
        <table:table-row table:style-name="ro2">
          <table:table-cell office:value-type="float" office:value="610">
            <text:p>610</text:p>
          </table:table-cell>
          <table:table-cell office:value-type="string">
            <text:p>Dein Inventar ist voll - du solltest Platz schaffen, bevor du einen Auftrag annimmst!</text:p>
          </table:table-cell>
        </table:table-row>
        <table:table-row table:style-name="ro2">
          <table:table-cell office:value-type="float" office:value="999">
            <text:p>999</text:p>
          </table:table-cell>
          <table:table-cell office:value-type="string">
            <text:p>Fehler: Die Aktion konnte nicht durchgeführt werden.</text:p>
          </table:table-cell>
        </table:table-row>
        <table:table-row table:style-name="ro2">
          <table:table-cell office:value-type="float" office:value="1001">
            <text:p>1001</text:p>
          </table:table-cell>
          <table:table-cell office:value-type="string">
            <text:p>Schwert</text:p>
          </table:table-cell>
        </table:table-row>
        <table:table-row table:style-name="ro2">
          <table:table-cell office:value-type="float" office:value="1002">
            <text:p>1002</text:p>
          </table:table-cell>
          <table:table-cell office:value-type="string">
            <text:p>Schild</text:p>
          </table:table-cell>
        </table:table-row>
        <table:table-row table:style-name="ro2">
          <table:table-cell office:value-type="float" office:value="1003">
            <text:p>1003</text:p>
          </table:table-cell>
          <table:table-cell office:value-type="string">
            <text:p>Rüstung</text:p>
          </table:table-cell>
        </table:table-row>
        <table:table-row table:style-name="ro2">
          <table:table-cell office:value-type="float" office:value="1004">
            <text:p>1004</text:p>
          </table:table-cell>
          <table:table-cell office:value-type="string">
            <text:p>Schuhe</text:p>
          </table:table-cell>
        </table:table-row>
        <table:table-row table:style-name="ro2">
          <table:table-cell office:value-type="float" office:value="1005">
            <text:p>1005</text:p>
          </table:table-cell>
          <table:table-cell office:value-type="string">
            <text:p>Handschuhe</text:p>
          </table:table-cell>
        </table:table-row>
        <table:table-row table:style-name="ro2">
          <table:table-cell office:value-type="float" office:value="1006">
            <text:p>1006</text:p>
          </table:table-cell>
          <table:table-cell office:value-type="string">
            <text:p>Kappe</text:p>
          </table:table-cell>
        </table:table-row>
        <table:table-row table:style-name="ro2">
          <table:table-cell office:value-type="float" office:value="1007">
            <text:p>1007</text:p>
          </table:table-cell>
          <table:table-cell office:value-type="string">
            <text:p>Gürtel</text:p>
          </table:table-cell>
        </table:table-row>
        <table:table-row table:style-name="ro2">
          <table:table-cell office:value-type="float" office:value="1008">
            <text:p>1008</text:p>
          </table:table-cell>
          <table:table-cell office:value-type="string">
            <text:p>Amulett</text:p>
          </table:table-cell>
        </table:table-row>
        <table:table-row table:style-name="ro2">
          <table:table-cell office:value-type="float" office:value="1009">
            <text:p>1009</text:p>
          </table:table-cell>
          <table:table-cell office:value-type="string">
            <text:p>Ring</text:p>
          </table:table-cell>
        </table:table-row>
        <table:table-row table:style-name="ro2">
          <table:table-cell office:value-type="float" office:value="1010">
            <text:p>1010</text:p>
          </table:table-cell>
          <table:table-cell office:value-type="string">
            <text:p>Gegenstand</text:p>
          </table:table-cell>
        </table:table-row>
        <table:table-row table:style-name="ro2">
          <table:table-cell office:value-type="float" office:value="1031">
            <text:p>1031</text:p>
          </table:table-cell>
          <table:table-cell office:value-type="string">
            <text:p>Stärke</text:p>
          </table:table-cell>
        </table:table-row>
        <table:table-row table:style-name="ro2">
          <table:table-cell office:value-type="float" office:value="1032">
            <text:p>1032</text:p>
          </table:table-cell>
          <table:table-cell office:value-type="string">
            <text:p>Geschick</text:p>
          </table:table-cell>
        </table:table-row>
        <table:table-row table:style-name="ro2">
          <table:table-cell office:value-type="float" office:value="1033">
            <text:p>1033</text:p>
          </table:table-cell>
          <table:table-cell office:value-type="string">
            <text:p>Intelligenz</text:p>
          </table:table-cell>
        </table:table-row>
        <table:table-row table:style-name="ro2">
          <table:table-cell office:value-type="float" office:value="1034">
            <text:p>1034</text:p>
          </table:table-cell>
          <table:table-cell office:value-type="string">
            <text:p>Ausdauer</text:p>
          </table:table-cell>
        </table:table-row>
        <table:table-row table:style-name="ro2">
          <table:table-cell office:value-type="float" office:value="1035">
            <text:p>1035</text:p>
          </table:table-cell>
          <table:table-cell office:value-type="string">
            <text:p>Glück</text:p>
          </table:table-cell>
        </table:table-row>
        <table:table-row table:style-name="ro2">
          <table:table-cell office:value-type="float" office:value="1036">
            <text:p>1036</text:p>
          </table:table-cell>
          <table:table-cell office:value-type="string">
            <text:p>Alle Attribute</text:p>
          </table:table-cell>
        </table:table-row>
        <table:table-row table:style-name="ro2">
          <table:table-cell office:value-type="float" office:value="1037">
            <text:p>1037</text:p>
          </table:table-cell>
          <table:table-cell/>
        </table:table-row>
        <table:table-row table:style-name="ro2">
          <table:table-cell office:value-type="float" office:value="1038">
            <text:p>1038</text:p>
          </table:table-cell>
          <table:table-cell/>
        </table:table-row>
        <table:table-row table:style-name="ro2">
          <table:table-cell office:value-type="float" office:value="1039">
            <text:p>1039</text:p>
          </table:table-cell>
          <table:table-cell/>
        </table:table-row>
        <table:table-row table:style-name="ro2">
          <table:table-cell office:value-type="float" office:value="1040">
            <text:p>1040</text:p>
          </table:table-cell>
          <table:table-cell/>
        </table:table-row>
        <table:table-row table:style-name="ro2">
          <table:table-cell office:value-type="float" office:value="1041">
            <text:p>1041</text:p>
          </table:table-cell>
          <table:table-cell office:value-type="string">
            <text:p>Wirkdauer</text:p>
          </table:table-cell>
        </table:table-row>
        <table:table-row table:style-name="ro2">
          <table:table-cell office:value-type="float" office:value="1042">
            <text:p>1042</text:p>
          </table:table-cell>
          <table:table-cell office:value-type="string">
            <text:p>Lebensenergie</text:p>
          </table:table-cell>
        </table:table-row>
        <table:table-row table:style-name="ro2">
          <table:table-cell office:value-type="float" office:value="1100">
            <text:p>1100</text:p>
          </table:table-cell>
          <table:table-cell office:value-type="string">
            <text:p>125~P €9,99</text:p>
          </table:table-cell>
        </table:table-row>
        <table:table-row table:style-name="ro2">
          <table:table-cell office:value-type="float" office:value="1101">
            <text:p>1101</text:p>
          </table:table-cell>
          <table:table-cell office:value-type="string">
            <text:p>500~P €24,99</text:p>
          </table:table-cell>
        </table:table-row>
        <table:table-row table:style-name="ro2">
          <table:table-cell office:value-type="float" office:value="1102">
            <text:p>1102</text:p>
          </table:table-cell>
          <table:table-cell office:value-type="string">
            <text:p>1250~P €49,99</text:p>
          </table:table-cell>
        </table:table-row>
        <table:table-row table:style-name="ro2">
          <table:table-cell office:value-type="float" office:value="1103">
            <text:p>1103</text:p>
          </table:table-cell>
          <table:table-cell office:value-type="string">
            <text:p>125~P €9,99</text:p>
          </table:table-cell>
        </table:table-row>
        <table:table-row table:style-name="ro2">
          <table:table-cell office:value-type="float" office:value="1104">
            <text:p>1104</text:p>
          </table:table-cell>
          <table:table-cell office:value-type="string">
            <text:p>500~P €24,99</text:p>
          </table:table-cell>
        </table:table-row>
        <table:table-row table:style-name="ro2">
          <table:table-cell office:value-type="float" office:value="1105">
            <text:p>1105</text:p>
          </table:table-cell>
          <table:table-cell office:value-type="string">
            <text:p>1250~P €49,99</text:p>
          </table:table-cell>
        </table:table-row>
        <table:table-row table:style-name="ro2">
          <table:table-cell office:value-type="float" office:value="1106">
            <text:p>1106</text:p>
          </table:table-cell>
          <table:table-cell office:value-type="string">
            <text:p>125~P €9,99</text:p>
          </table:table-cell>
        </table:table-row>
        <table:table-row table:style-name="ro2">
          <table:table-cell office:value-type="float" office:value="1107">
            <text:p>1107</text:p>
          </table:table-cell>
          <table:table-cell office:value-type="string">
            <text:p>500~P €24,99</text:p>
          </table:table-cell>
        </table:table-row>
        <table:table-row table:style-name="ro2">
          <table:table-cell office:value-type="float" office:value="1108">
            <text:p>1108</text:p>
          </table:table-cell>
          <table:table-cell office:value-type="string">
            <text:p>1250~P €49,99</text:p>
          </table:table-cell>
        </table:table-row>
        <table:table-row table:style-name="ro2">
          <table:table-cell office:value-type="float" office:value="1109">
            <text:p>1109</text:p>
          </table:table-cell>
          <table:table-cell office:value-type="string">
            <text:p>30~P €2,99</text:p>
          </table:table-cell>
        </table:table-row>
        <table:table-row table:style-name="ro2">
          <table:table-cell office:value-type="float" office:value="1110">
            <text:p>1110</text:p>
          </table:table-cell>
          <table:table-cell office:value-type="string">
            <text:p>50~P €4,99</text:p>
          </table:table-cell>
        </table:table-row>
        <table:table-row table:style-name="ro2">
          <table:table-cell office:value-type="float" office:value="1111">
            <text:p>1111</text:p>
          </table:table-cell>
          <table:table-cell office:value-type="string">
            <text:p>125~P €9,99</text:p>
          </table:table-cell>
        </table:table-row>
        <table:table-row table:style-name="ro2">
          <table:table-cell office:value-type="float" office:value="1112">
            <text:p>1112</text:p>
          </table:table-cell>
          <table:table-cell office:value-type="string">
            <text:p>30~P €2,99</text:p>
          </table:table-cell>
        </table:table-row>
        <table:table-row table:style-name="ro2">
          <table:table-cell office:value-type="float" office:value="1113">
            <text:p>1113</text:p>
          </table:table-cell>
          <table:table-cell office:value-type="string">
            <text:p>50~P €4,99</text:p>
          </table:table-cell>
        </table:table-row>
        <table:table-row table:style-name="ro2">
          <table:table-cell office:value-type="float" office:value="1114">
            <text:p>1114</text:p>
          </table:table-cell>
          <table:table-cell office:value-type="string">
            <text:p>125~P €9,99</text:p>
          </table:table-cell>
        </table:table-row>
        <table:table-row table:style-name="ro2">
          <table:table-cell office:value-type="float" office:value="1115">
            <text:p>1115</text:p>
          </table:table-cell>
          <table:table-cell office:value-type="string">
            <text:p>125~P €9,99</text:p>
          </table:table-cell>
        </table:table-row>
        <table:table-row table:style-name="ro2">
          <table:table-cell office:value-type="float" office:value="1116">
            <text:p>1116</text:p>
          </table:table-cell>
          <table:table-cell office:value-type="string">
            <text:p>500~P €24,99</text:p>
          </table:table-cell>
        </table:table-row>
        <table:table-row table:style-name="ro2">
          <table:table-cell office:value-type="float" office:value="1117">
            <text:p>1117</text:p>
          </table:table-cell>
          <table:table-cell office:value-type="string">
            <text:p>1250~P €49,99</text:p>
          </table:table-cell>
        </table:table-row>
        <table:table-row table:style-name="ro2">
          <table:table-cell office:value-type="float" office:value="1118">
            <text:p>1118</text:p>
          </table:table-cell>
          <table:table-cell office:value-type="string">
            <text:p>125~P €9,99</text:p>
          </table:table-cell>
        </table:table-row>
        <table:table-row table:style-name="ro2">
          <table:table-cell office:value-type="float" office:value="1119">
            <text:p>1119</text:p>
          </table:table-cell>
          <table:table-cell office:value-type="string">
            <text:p>500~P €24,99</text:p>
          </table:table-cell>
        </table:table-row>
        <table:table-row table:style-name="ro2">
          <table:table-cell office:value-type="float" office:value="1120">
            <text:p>1120</text:p>
          </table:table-cell>
          <table:table-cell office:value-type="string">
            <text:p>1250~P €49,99</text:p>
          </table:table-cell>
        </table:table-row>
        <table:table-row table:style-name="ro2">
          <table:table-cell office:value-type="float" office:value="1121">
            <text:p>1121</text:p>
          </table:table-cell>
          <table:table-cell office:value-type="string">
            <text:p>125~P €10</text:p>
          </table:table-cell>
        </table:table-row>
        <table:table-row table:style-name="ro2">
          <table:table-cell office:value-type="float" office:value="1122">
            <text:p>1122</text:p>
          </table:table-cell>
          <table:table-cell office:value-type="string">
            <text:p>500~P €25</text:p>
          </table:table-cell>
        </table:table-row>
        <table:table-row table:style-name="ro2">
          <table:table-cell office:value-type="float" office:value="1123">
            <text:p>1123</text:p>
          </table:table-cell>
          <table:table-cell office:value-type="string">
            <text:p>1250~P €50</text:p>
          </table:table-cell>
        </table:table-row>
        <table:table-row table:style-name="ro2">
          <table:table-cell office:value-type="float" office:value="1124">
            <text:p>1124</text:p>
          </table:table-cell>
          <table:table-cell office:value-type="string">
            <text:p>Netbank-Aktion|1500 Pilze abstauben bei Abschluss#eines kostenlosen Girokontos</text:p>
          </table:table-cell>
        </table:table-row>
        <table:table-row table:style-name="ro2">
          <table:table-cell office:value-type="float" office:value="1125">
            <text:p>1125</text:p>
          </table:table-cell>
          <table:table-cell office:value-type="string">
            <text:p>SponsorPay|Lass dich für die Teilnahme an#Umfragen, Gewinnspielen usw.#mit Pilzen belohnen!</text:p>
          </table:table-cell>
        </table:table-row>
        <table:table-row table:style-name="ro2">
          <table:table-cell office:value-type="float" office:value="1126">
            <text:p>1126</text:p>
          </table:table-cell>
          <table:table-cell office:value-type="string">
            <text:p>Coupon|Hier kannst du Coupons einlösen!</text:p>
          </table:table-cell>
        </table:table-row>
        <table:table-row table:style-name="ro2">
          <table:table-cell office:value-type="float" office:value="1140">
            <text:p>1140</text:p>
          </table:table-cell>
          <table:table-cell office:value-type="string">
            <text:p>150~P €9,99</text:p>
          </table:table-cell>
        </table:table-row>
        <table:table-row table:style-name="ro2">
          <table:table-cell office:value-type="float" office:value="1141">
            <text:p>1141</text:p>
          </table:table-cell>
          <table:table-cell office:value-type="string">
            <text:p>600~P €24,99</text:p>
          </table:table-cell>
        </table:table-row>
        <table:table-row table:style-name="ro2">
          <table:table-cell office:value-type="float" office:value="1142">
            <text:p>1142</text:p>
          </table:table-cell>
          <table:table-cell office:value-type="string">
            <text:p>1500~P €49,99</text:p>
          </table:table-cell>
        </table:table-row>
        <table:table-row table:style-name="ro2">
          <table:table-cell office:value-type="float" office:value="1143">
            <text:p>1143</text:p>
          </table:table-cell>
          <table:table-cell office:value-type="string">
            <text:p>150~P €9,99</text:p>
          </table:table-cell>
        </table:table-row>
        <table:table-row table:style-name="ro2">
          <table:table-cell office:value-type="float" office:value="1144">
            <text:p>1144</text:p>
          </table:table-cell>
          <table:table-cell office:value-type="string">
            <text:p>600~P €24,99</text:p>
          </table:table-cell>
        </table:table-row>
        <table:table-row table:style-name="ro2">
          <table:table-cell office:value-type="float" office:value="1145">
            <text:p>1145</text:p>
          </table:table-cell>
          <table:table-cell office:value-type="string">
            <text:p>1500~P €49,99</text:p>
          </table:table-cell>
        </table:table-row>
        <table:table-row table:style-name="ro2">
          <table:table-cell office:value-type="float" office:value="1146">
            <text:p>1146</text:p>
          </table:table-cell>
          <table:table-cell office:value-type="string">
            <text:p>150~P €9,99</text:p>
          </table:table-cell>
        </table:table-row>
        <table:table-row table:style-name="ro2">
          <table:table-cell office:value-type="float" office:value="1147">
            <text:p>1147</text:p>
          </table:table-cell>
          <table:table-cell office:value-type="string">
            <text:p>600~P €24,99</text:p>
          </table:table-cell>
        </table:table-row>
        <table:table-row table:style-name="ro2">
          <table:table-cell office:value-type="float" office:value="1148">
            <text:p>1148</text:p>
          </table:table-cell>
          <table:table-cell office:value-type="string">
            <text:p>1500~P €49,99</text:p>
          </table:table-cell>
        </table:table-row>
        <table:table-row table:style-name="ro2">
          <table:table-cell office:value-type="float" office:value="1149">
            <text:p>1149</text:p>
          </table:table-cell>
          <table:table-cell office:value-type="string">
            <text:p>36~P €2,99</text:p>
          </table:table-cell>
        </table:table-row>
        <table:table-row table:style-name="ro2">
          <table:table-cell office:value-type="float" office:value="1150">
            <text:p>1150</text:p>
          </table:table-cell>
          <table:table-cell office:value-type="string">
            <text:p>60~P €4,99</text:p>
          </table:table-cell>
        </table:table-row>
        <table:table-row table:style-name="ro2">
          <table:table-cell office:value-type="float" office:value="1151">
            <text:p>1151</text:p>
          </table:table-cell>
          <table:table-cell office:value-type="string">
            <text:p>150~P €9,99</text:p>
          </table:table-cell>
        </table:table-row>
        <table:table-row table:style-name="ro2">
          <table:table-cell office:value-type="float" office:value="1152">
            <text:p>1152</text:p>
          </table:table-cell>
          <table:table-cell office:value-type="string">
            <text:p>36~P €2,99</text:p>
          </table:table-cell>
        </table:table-row>
        <table:table-row table:style-name="ro2">
          <table:table-cell office:value-type="float" office:value="1153">
            <text:p>1153</text:p>
          </table:table-cell>
          <table:table-cell office:value-type="string">
            <text:p>60~P €4,99</text:p>
          </table:table-cell>
        </table:table-row>
        <table:table-row table:style-name="ro2">
          <table:table-cell office:value-type="float" office:value="1154">
            <text:p>1154</text:p>
          </table:table-cell>
          <table:table-cell office:value-type="string">
            <text:p>150~P €9,99</text:p>
          </table:table-cell>
        </table:table-row>
        <table:table-row table:style-name="ro2">
          <table:table-cell office:value-type="float" office:value="1155">
            <text:p>1155</text:p>
          </table:table-cell>
          <table:table-cell office:value-type="string">
            <text:p>150~P €9,99</text:p>
          </table:table-cell>
        </table:table-row>
        <table:table-row table:style-name="ro2">
          <table:table-cell office:value-type="float" office:value="1156">
            <text:p>1156</text:p>
          </table:table-cell>
          <table:table-cell office:value-type="string">
            <text:p>600~P €24,99</text:p>
          </table:table-cell>
        </table:table-row>
        <table:table-row table:style-name="ro2">
          <table:table-cell office:value-type="float" office:value="1157">
            <text:p>1157</text:p>
          </table:table-cell>
          <table:table-cell office:value-type="string">
            <text:p>1500~P €49,99</text:p>
          </table:table-cell>
        </table:table-row>
        <table:table-row table:style-name="ro2">
          <table:table-cell office:value-type="float" office:value="1158">
            <text:p>1158</text:p>
          </table:table-cell>
          <table:table-cell office:value-type="string">
            <text:p>150~P €9,99</text:p>
          </table:table-cell>
        </table:table-row>
        <table:table-row table:style-name="ro2">
          <table:table-cell office:value-type="float" office:value="1159">
            <text:p>1159</text:p>
          </table:table-cell>
          <table:table-cell office:value-type="string">
            <text:p>600~P €24,99</text:p>
          </table:table-cell>
        </table:table-row>
        <table:table-row table:style-name="ro2">
          <table:table-cell office:value-type="float" office:value="1160">
            <text:p>1160</text:p>
          </table:table-cell>
          <table:table-cell office:value-type="string">
            <text:p>1500~P €49,99</text:p>
          </table:table-cell>
        </table:table-row>
        <table:table-row table:style-name="ro2">
          <table:table-cell office:value-type="float" office:value="1161">
            <text:p>1161</text:p>
          </table:table-cell>
          <table:table-cell office:value-type="string">
            <text:p>150~P €9,99</text:p>
          </table:table-cell>
        </table:table-row>
        <table:table-row table:style-name="ro2">
          <table:table-cell office:value-type="float" office:value="1162">
            <text:p>1162</text:p>
          </table:table-cell>
          <table:table-cell office:value-type="string">
            <text:p>600~P €24,99</text:p>
          </table:table-cell>
        </table:table-row>
        <table:table-row table:style-name="ro2">
          <table:table-cell office:value-type="float" office:value="1163">
            <text:p>1163</text:p>
          </table:table-cell>
          <table:table-cell office:value-type="string">
            <text:p>1500~P €49,99</text:p>
          </table:table-cell>
        </table:table-row>
        <table:table-row table:style-name="ro2">
          <table:table-cell office:value-type="float" office:value="1164">
            <text:p>1164</text:p>
          </table:table-cell>
          <table:table-cell office:value-type="string">
            <text:p>Netbank-Aktion|1500 Pilze abstauben bei Abschluss#eines kostenlosen Girokontos</text:p>
          </table:table-cell>
        </table:table-row>
        <table:table-row table:style-name="ro2">
          <table:table-cell office:value-type="float" office:value="1165">
            <text:p>1165</text:p>
          </table:table-cell>
          <table:table-cell office:value-type="string">
            <text:p>SponsorPay|Lass dich für die Teilnahme an#Umfragen, Gewinnspielen usw.#mit Pilzen belohnen!</text:p>
          </table:table-cell>
        </table:table-row>
        <table:table-row table:style-name="ro2">
          <table:table-cell office:value-type="float" office:value="1166">
            <text:p>1166</text:p>
          </table:table-cell>
          <table:table-cell office:value-type="string">
            <text:p>Coupon|Hier kannst du Coupons#gegen Pilze einlösen!</text:p>
          </table:table-cell>
        </table:table-row>
        <table:table-row table:style-name="ro2">
          <table:table-cell office:value-type="float" office:value="1200">
            <text:p>1200</text:p>
          </table:table-cell>
          <table:table-cell office:value-type="string">
            <text:p>PayPal</text:p>
          </table:table-cell>
        </table:table-row>
        <table:table-row table:style-name="ro2">
          <table:table-cell office:value-type="float" office:value="1201">
            <text:p>1201</text:p>
          </table:table-cell>
          <table:table-cell office:value-type="string">
            <text:p>Kreditkarte</text:p>
          </table:table-cell>
        </table:table-row>
        <table:table-row table:style-name="ro2">
          <table:table-cell office:value-type="float" office:value="1202">
            <text:p>1202</text:p>
          </table:table-cell>
          <table:table-cell office:value-type="string">
            <text:p>Onlineüberweisung</text:p>
          </table:table-cell>
        </table:table-row>
        <table:table-row table:style-name="ro2">
          <table:table-cell office:value-type="float" office:value="1203">
            <text:p>1203</text:p>
          </table:table-cell>
          <table:table-cell office:value-type="string">
            <text:p>Telefon</text:p>
          </table:table-cell>
        </table:table-row>
        <table:table-row table:style-name="ro2">
          <table:table-cell office:value-type="float" office:value="1204">
            <text:p>1204</text:p>
          </table:table-cell>
          <table:table-cell office:value-type="string">
            <text:p>SMS</text:p>
          </table:table-cell>
        </table:table-row>
        <table:table-row table:style-name="ro2">
          <table:table-cell office:value-type="float" office:value="1205">
            <text:p>1205</text:p>
          </table:table-cell>
          <table:table-cell office:value-type="string">
            <text:p>Lastschrift</text:p>
          </table:table-cell>
        </table:table-row>
        <table:table-row table:style-name="ro2">
          <table:table-cell office:value-type="float" office:value="1206">
            <text:p>1206</text:p>
          </table:table-cell>
          <table:table-cell office:value-type="string">
            <text:p>Überweisung</text:p>
          </table:table-cell>
        </table:table-row>
        <table:table-row table:style-name="ro2">
          <table:table-cell office:value-type="float" office:value="1207">
            <text:p>1207</text:p>
          </table:table-cell>
          <table:table-cell office:value-type="string">
            <text:p>paysafecard</text:p>
          </table:table-cell>
        </table:table-row>
        <table:table-row table:style-name="ro2">
          <table:table-cell office:value-type="float" office:value="1208">
            <text:p>1208</text:p>
          </table:table-cell>
          <table:table-cell office:value-type="string">
            <text:p>Coupon</text:p>
          </table:table-cell>
        </table:table-row>
        <table:table-row table:style-name="ro2">
          <table:table-cell office:value-type="float" office:value="1300">
            <text:p>1300</text:p>
          </table:table-cell>
          <table:table-cell office:value-type="string">
            <text:p>Der unterirdische Brunnen</text:p>
          </table:table-cell>
        </table:table-row>
        <table:table-row table:style-name="ro2">
          <table:table-cell office:value-type="float" office:value="1301">
            <text:p>1301</text:p>
          </table:table-cell>
          <table:table-cell office:value-type="string">
            <text:p>Der Schuhmacher</text:p>
          </table:table-cell>
        </table:table-row>
        <table:table-row table:style-name="ro2">
          <table:table-cell office:value-type="float" office:value="1302">
            <text:p>1302</text:p>
          </table:table-cell>
          <table:table-cell office:value-type="string">
            <text:p>Tödliche Neugier</text:p>
          </table:table-cell>
        </table:table-row>
        <table:table-row table:style-name="ro2">
          <table:table-cell office:value-type="float" office:value="1303">
            <text:p>1303</text:p>
          </table:table-cell>
          <table:table-cell office:value-type="string">
            <text:p>Die Geheimtür</text:p>
          </table:table-cell>
        </table:table-row>
        <table:table-row table:style-name="ro2">
          <table:table-cell office:value-type="float" office:value="1304">
            <text:p>1304</text:p>
          </table:table-cell>
          <table:table-cell office:value-type="string">
            <text:p>Unglaublich, aber wahr!</text:p>
          </table:table-cell>
        </table:table-row>
        <table:table-row table:style-name="ro2">
          <table:table-cell office:value-type="float" office:value="1305">
            <text:p>1305</text:p>
          </table:table-cell>
          <table:table-cell office:value-type="string">
            <text:p>Eine unglaubliche Reise</text:p>
          </table:table-cell>
        </table:table-row>
        <table:table-row table:style-name="ro2">
          <table:table-cell office:value-type="float" office:value="1306">
            <text:p>1306</text:p>
          </table:table-cell>
          <table:table-cell office:value-type="string">
            <text:p>Der magische Steinkreis</text:p>
          </table:table-cell>
        </table:table-row>
        <table:table-row table:style-name="ro2">
          <table:table-cell office:value-type="float" office:value="1307">
            <text:p>1307</text:p>
          </table:table-cell>
          <table:table-cell office:value-type="string">
            <text:p>Das verwunschene Schloss</text:p>
          </table:table-cell>
        </table:table-row>
        <table:table-row table:style-name="ro2">
          <table:table-cell office:value-type="float" office:value="1308">
            <text:p>1308</text:p>
          </table:table-cell>
          <table:table-cell office:value-type="string">
            <text:p>Der alte Wandschrank</text:p>
          </table:table-cell>
        </table:table-row>
        <table:table-row table:style-name="ro2">
          <table:table-cell office:value-type="float" office:value="1309">
            <text:p>1309</text:p>
          </table:table-cell>
          <table:table-cell office:value-type="string">
            <text:p>Das Dämonenportal</text:p>
          </table:table-cell>
        </table:table-row>
        <table:table-row table:style-name="ro2">
          <table:table-cell office:value-type="float" office:value="1310">
            <text:p>1310</text:p>
          </table:table-cell>
          <table:table-cell office:value-type="string">
            <text:p>Die goldene Truhe</text:p>
          </table:table-cell>
        </table:table-row>
        <table:table-row table:style-name="ro2">
          <table:table-cell office:value-type="float" office:value="1311">
            <text:p>1311</text:p>
          </table:table-cell>
          <table:table-cell office:value-type="string">
            <text:p>Der magische Ring</text:p>
          </table:table-cell>
        </table:table-row>
        <table:table-row table:style-name="ro2">
          <table:table-cell office:value-type="float" office:value="1312">
            <text:p>1312</text:p>
          </table:table-cell>
          <table:table-cell office:value-type="string">
            <text:p>Der alte Mann</text:p>
          </table:table-cell>
        </table:table-row>
        <table:table-row table:style-name="ro2">
          <table:table-cell office:value-type="float" office:value="1313">
            <text:p>1313</text:p>
          </table:table-cell>
          <table:table-cell office:value-type="string">
            <text:p>Die Höhle</text:p>
          </table:table-cell>
        </table:table-row>
        <table:table-row table:style-name="ro2">
          <table:table-cell office:value-type="float" office:value="1314">
            <text:p>1314</text:p>
          </table:table-cell>
          <table:table-cell office:value-type="string">
            <text:p>Die Kräuterwiese</text:p>
          </table:table-cell>
        </table:table-row>
        <table:table-row table:style-name="ro2">
          <table:table-cell office:value-type="float" office:value="1315">
            <text:p>1315</text:p>
          </table:table-cell>
          <table:table-cell office:value-type="string">
            <text:p>Ein edler Tropfen</text:p>
          </table:table-cell>
        </table:table-row>
        <table:table-row table:style-name="ro2">
          <table:table-cell office:value-type="float" office:value="1316">
            <text:p>1316</text:p>
          </table:table-cell>
          <table:table-cell office:value-type="string">
            <text:p>Elfenbeinjäger!</text:p>
          </table:table-cell>
        </table:table-row>
        <table:table-row table:style-name="ro2">
          <table:table-cell office:value-type="float" office:value="1317">
            <text:p>1317</text:p>
          </table:table-cell>
          <table:table-cell office:value-type="string">
            <text:p>Explosive Gefahr!</text:p>
          </table:table-cell>
        </table:table-row>
        <table:table-row table:style-name="ro2">
          <table:table-cell office:value-type="float" office:value="1318">
            <text:p>1318</text:p>
          </table:table-cell>
          <table:table-cell office:value-type="string">
            <text:p>Das Riesenjuwel</text:p>
          </table:table-cell>
        </table:table-row>
        <table:table-row table:style-name="ro2">
          <table:table-cell office:value-type="float" office:value="1319">
            <text:p>1319</text:p>
          </table:table-cell>
          <table:table-cell office:value-type="string">
            <text:p>Das Ei des Kadosch</text:p>
          </table:table-cell>
        </table:table-row>
        <table:table-row table:style-name="ro2">
          <table:table-cell office:value-type="float" office:value="1330">
            <text:p>1330</text:p>
          </table:table-cell>
          <table:table-cell office:value-type="string">
            <text:p>Der Philatelist</text:p>
          </table:table-cell>
        </table:table-row>
        <table:table-row table:style-name="ro2">
          <table:table-cell office:value-type="float" office:value="1331">
            <text:p>1331</text:p>
          </table:table-cell>
          <table:table-cell office:value-type="string">
            <text:p>Das Pfand</text:p>
          </table:table-cell>
        </table:table-row>
        <table:table-row table:style-name="ro2">
          <table:table-cell office:value-type="float" office:value="1332">
            <text:p>1332</text:p>
          </table:table-cell>
          <table:table-cell office:value-type="string">
            <text:p>Wertstoffsammlung</text:p>
          </table:table-cell>
        </table:table-row>
        <table:table-row table:style-name="ro2">
          <table:table-cell office:value-type="float" office:value="1333">
            <text:p>1333</text:p>
          </table:table-cell>
          <table:table-cell office:value-type="string">
            <text:p>Die absolute Leere</text:p>
          </table:table-cell>
        </table:table-row>
        <table:table-row table:style-name="ro2">
          <table:table-cell office:value-type="float" office:value="1334">
            <text:p>1334</text:p>
          </table:table-cell>
          <table:table-cell office:value-type="string">
            <text:p>Ressourcen</text:p>
          </table:table-cell>
        </table:table-row>
        <table:table-row table:style-name="ro2">
          <table:table-cell office:value-type="float" office:value="1335">
            <text:p>1335</text:p>
          </table:table-cell>
          <table:table-cell office:value-type="string">
            <text:p>Goldbarrensammlung</text:p>
          </table:table-cell>
        </table:table-row>
        <table:table-row table:style-name="ro2">
          <table:table-cell office:value-type="float" office:value="1336">
            <text:p>1336</text:p>
          </table:table-cell>
          <table:table-cell office:value-type="string">
            <text:p>Trends</text:p>
          </table:table-cell>
        </table:table-row>
        <table:table-row table:style-name="ro2">
          <table:table-cell office:value-type="float" office:value="1337">
            <text:p>1337</text:p>
          </table:table-cell>
          <table:table-cell office:value-type="string">
            <text:p>Das einzigartige Amulett</text:p>
          </table:table-cell>
        </table:table-row>
        <table:table-row table:style-name="ro2">
          <table:table-cell office:value-type="float" office:value="1338">
            <text:p>1338</text:p>
          </table:table-cell>
          <table:table-cell office:value-type="string">
            <text:p>Wirksame Heilkräuter</text:p>
          </table:table-cell>
        </table:table-row>
        <table:table-row table:style-name="ro2">
          <table:table-cell office:value-type="float" office:value="1339">
            <text:p>1339</text:p>
          </table:table-cell>
          <table:table-cell office:value-type="string">
            <text:p>Jede Menge Erz</text:p>
          </table:table-cell>
        </table:table-row>
        <table:table-row table:style-name="ro2">
          <table:table-cell office:value-type="float" office:value="1340">
            <text:p>1340</text:p>
          </table:table-cell>
          <table:table-cell office:value-type="string">
            <text:p>Die Geheimzutaten</text:p>
          </table:table-cell>
        </table:table-row>
        <table:table-row table:style-name="ro2">
          <table:table-cell office:value-type="float" office:value="1341">
            <text:p>1341</text:p>
          </table:table-cell>
          <table:table-cell office:value-type="string">
            <text:p>Augenklappen nach Maß</text:p>
          </table:table-cell>
        </table:table-row>
        <table:table-row table:style-name="ro2">
          <table:table-cell office:value-type="float" office:value="1342">
            <text:p>1342</text:p>
          </table:table-cell>
          <table:table-cell office:value-type="string">
            <text:p>Frische Seeblumen</text:p>
          </table:table-cell>
        </table:table-row>
        <table:table-row table:style-name="ro2">
          <table:table-cell office:value-type="float" office:value="1343">
            <text:p>1343</text:p>
          </table:table-cell>
          <table:table-cell office:value-type="string">
            <text:p>Abgenagte Heldenknochen</text:p>
          </table:table-cell>
        </table:table-row>
        <table:table-row table:style-name="ro2">
          <table:table-cell office:value-type="float" office:value="1344">
            <text:p>1344</text:p>
          </table:table-cell>
          <table:table-cell office:value-type="string">
            <text:p>Schmetterlingsflügel</text:p>
          </table:table-cell>
        </table:table-row>
        <table:table-row table:style-name="ro2">
          <table:table-cell office:value-type="float" office:value="1345">
            <text:p>1345</text:p>
          </table:table-cell>
          <table:table-cell office:value-type="string">
            <text:p>Das Leichenmonster</text:p>
          </table:table-cell>
        </table:table-row>
        <table:table-row table:style-name="ro2">
          <table:table-cell office:value-type="float" office:value="1346">
            <text:p>1346</text:p>
          </table:table-cell>
          <table:table-cell office:value-type="string">
            <text:p>Der Erdgolem</text:p>
          </table:table-cell>
        </table:table-row>
        <table:table-row table:style-name="ro2">
          <table:table-cell office:value-type="float" office:value="1347">
            <text:p>1347</text:p>
          </table:table-cell>
          <table:table-cell office:value-type="string">
            <text:p>Munitionsmangel</text:p>
          </table:table-cell>
        </table:table-row>
        <table:table-row table:style-name="ro2">
          <table:table-cell office:value-type="float" office:value="1348">
            <text:p>1348</text:p>
          </table:table-cell>
          <table:table-cell office:value-type="string">
            <text:p>Der Sektenführer</text:p>
          </table:table-cell>
        </table:table-row>
        <table:table-row table:style-name="ro2">
          <table:table-cell office:value-type="float" office:value="1349">
            <text:p>1349</text:p>
          </table:table-cell>
          <table:table-cell office:value-type="string">
            <text:p>Große Pläne</text:p>
          </table:table-cell>
        </table:table-row>
        <table:table-row table:style-name="ro2">
          <table:table-cell office:value-type="float" office:value="1360">
            <text:p>1360</text:p>
          </table:table-cell>
          <table:table-cell office:value-type="string">
            <text:p>Fruchtdrops?</text:p>
          </table:table-cell>
        </table:table-row>
        <table:table-row table:style-name="ro2">
          <table:table-cell office:value-type="float" office:value="1361">
            <text:p>1361</text:p>
          </table:table-cell>
          <table:table-cell office:value-type="string">
            <text:p>Der frische Lutscher</text:p>
          </table:table-cell>
        </table:table-row>
        <table:table-row table:style-name="ro2">
          <table:table-cell office:value-type="float" office:value="1362">
            <text:p>1362</text:p>
          </table:table-cell>
          <table:table-cell office:value-type="string">
            <text:p>Das hölzerne Schwert</text:p>
          </table:table-cell>
        </table:table-row>
        <table:table-row table:style-name="ro2">
          <table:table-cell office:value-type="float" office:value="1363">
            <text:p>1363</text:p>
          </table:table-cell>
          <table:table-cell office:value-type="string">
            <text:p>Die Artefaktsuche</text:p>
          </table:table-cell>
        </table:table-row>
        <table:table-row table:style-name="ro2">
          <table:table-cell office:value-type="float" office:value="1364">
            <text:p>1364</text:p>
          </table:table-cell>
          <table:table-cell office:value-type="string">
            <text:p>Schon wieder Dings?</text:p>
          </table:table-cell>
        </table:table-row>
        <table:table-row table:style-name="ro2">
          <table:table-cell office:value-type="float" office:value="1365">
            <text:p>1365</text:p>
          </table:table-cell>
          <table:table-cell office:value-type="string">
            <text:p>Der Feuerball</text:p>
          </table:table-cell>
        </table:table-row>
        <table:table-row table:style-name="ro2">
          <table:table-cell office:value-type="float" office:value="1366">
            <text:p>1366</text:p>
          </table:table-cell>
          <table:table-cell office:value-type="string">
            <text:p>Stoff oder Zoff</text:p>
          </table:table-cell>
        </table:table-row>
        <table:table-row table:style-name="ro2">
          <table:table-cell office:value-type="float" office:value="1367">
            <text:p>1367</text:p>
          </table:table-cell>
          <table:table-cell office:value-type="string">
            <text:p>Der alte Knochen</text:p>
          </table:table-cell>
        </table:table-row>
        <table:table-row table:style-name="ro2">
          <table:table-cell office:value-type="float" office:value="1368">
            <text:p>1368</text:p>
          </table:table-cell>
          <table:table-cell office:value-type="string">
            <text:p>Die Augen des Krokodils</text:p>
          </table:table-cell>
        </table:table-row>
        <table:table-row table:style-name="ro2">
          <table:table-cell office:value-type="float" office:value="1369">
            <text:p>1369</text:p>
          </table:table-cell>
          <table:table-cell office:value-type="string">
            <text:p>Betakey - wofür?</text:p>
          </table:table-cell>
        </table:table-row>
        <table:table-row table:style-name="ro2">
          <table:table-cell office:value-type="float" office:value="1370">
            <text:p>1370</text:p>
          </table:table-cell>
          <table:table-cell office:value-type="string">
            <text:p>Duftprobleme</text:p>
          </table:table-cell>
        </table:table-row>
        <table:table-row table:style-name="ro2">
          <table:table-cell office:value-type="float" office:value="1371">
            <text:p>1371</text:p>
          </table:table-cell>
          <table:table-cell office:value-type="string">
            <text:p>Er will die Millionen</text:p>
          </table:table-cell>
        </table:table-row>
        <table:table-row table:style-name="ro2">
          <table:table-cell office:value-type="float" office:value="1372">
            <text:p>1372</text:p>
          </table:table-cell>
          <table:table-cell office:value-type="string">
            <text:p>Unvorstellbar</text:p>
          </table:table-cell>
        </table:table-row>
        <table:table-row table:style-name="ro2">
          <table:table-cell office:value-type="float" office:value="1373">
            <text:p>1373</text:p>
          </table:table-cell>
          <table:table-cell office:value-type="string">
            <text:p>Der heilige Schild</text:p>
          </table:table-cell>
        </table:table-row>
        <table:table-row table:style-name="ro2">
          <table:table-cell office:value-type="float" office:value="1374">
            <text:p>1374</text:p>
          </table:table-cell>
          <table:table-cell office:value-type="string">
            <text:p>Das magische Schwert</text:p>
          </table:table-cell>
        </table:table-row>
        <table:table-row table:style-name="ro2">
          <table:table-cell office:value-type="float" office:value="1375">
            <text:p>1375</text:p>
          </table:table-cell>
          <table:table-cell office:value-type="string">
            <text:p>Die goldene Rüstung</text:p>
          </table:table-cell>
        </table:table-row>
        <table:table-row table:style-name="ro2">
          <table:table-cell office:value-type="float" office:value="1376">
            <text:p>1376</text:p>
          </table:table-cell>
          <table:table-cell office:value-type="string">
            <text:p>Der magische Umhang</text:p>
          </table:table-cell>
        </table:table-row>
        <table:table-row table:style-name="ro2">
          <table:table-cell office:value-type="float" office:value="1377">
            <text:p>1377</text:p>
          </table:table-cell>
          <table:table-cell office:value-type="string">
            <text:p>Wahrer Glaube</text:p>
          </table:table-cell>
        </table:table-row>
        <table:table-row table:style-name="ro2">
          <table:table-cell office:value-type="float" office:value="1378">
            <text:p>1378</text:p>
          </table:table-cell>
          <table:table-cell office:value-type="string">
            <text:p>Der rote Faden</text:p>
          </table:table-cell>
        </table:table-row>
        <table:table-row table:style-name="ro2">
          <table:table-cell office:value-type="float" office:value="1379">
            <text:p>1379</text:p>
          </table:table-cell>
          <table:table-cell office:value-type="string">
            <text:p>Ein mysteriöser Kristall</text:p>
          </table:table-cell>
        </table:table-row>
        <table:table-row table:style-name="ro2">
          <table:table-cell office:value-type="float" office:value="1400">
            <text:p>1400</text:p>
          </table:table-cell>
          <table:table-cell office:value-type="string">
            <text:p>Hey, psst... ja, genau, du!</text:p>
          </table:table-cell>
        </table:table-row>
        <table:table-row table:style-name="ro2">
          <table:table-cell office:value-type="float" office:value="1401">
            <text:p>1401</text:p>
          </table:table-cell>
          <table:table-cell office:value-type="string">
            <text:p>He du, pass mal auf!</text:p>
          </table:table-cell>
        </table:table-row>
        <table:table-row table:style-name="ro2">
          <table:table-cell office:value-type="float" office:value="1402">
            <text:p>1402</text:p>
          </table:table-cell>
          <table:table-cell office:value-type="string">
            <text:p>He! Du hast wohl nichts zu tun, was?</text:p>
          </table:table-cell>
        </table:table-row>
        <table:table-row table:style-name="ro2">
          <table:table-cell office:value-type="float" office:value="1403">
            <text:p>1403</text:p>
          </table:table-cell>
          <table:table-cell office:value-type="string">
            <text:p>Du schon wieder... Nun gut.</text:p>
          </table:table-cell>
        </table:table-row>
        <table:table-row table:style-name="ro2">
          <table:table-cell office:value-type="float" office:value="1404">
            <text:p>1404</text:p>
          </table:table-cell>
          <table:table-cell office:value-type="string">
            <text:p>Na, du Knalltüte? Brauchst du einen Job?</text:p>
          </table:table-cell>
        </table:table-row>
        <table:table-row table:style-name="ro2">
          <table:table-cell office:value-type="float" office:value="1405">
            <text:p>1405</text:p>
          </table:table-cell>
          <table:table-cell office:value-type="string">
            <text:p>Du siehst aus wie jemand, der für 'n bisschen Geld alles macht...</text:p>
          </table:table-cell>
        </table:table-row>
        <table:table-row table:style-name="ro2">
          <table:table-cell office:value-type="float" office:value="1406">
            <text:p>1406</text:p>
          </table:table-cell>
          <table:table-cell office:value-type="string">
            <text:p>Willkommen! Ich habe eine große Aufgabe für dich!</text:p>
          </table:table-cell>
        </table:table-row>
        <table:table-row table:style-name="ro2">
          <table:table-cell office:value-type="float" office:value="1407">
            <text:p>1407</text:p>
          </table:table-cell>
          <table:table-cell office:value-type="string">
            <text:p>Hey Sportsfreund, du kommst mir gerade recht!</text:p>
          </table:table-cell>
        </table:table-row>
        <table:table-row table:style-name="ro2">
          <table:table-cell office:value-type="float" office:value="1408">
            <text:p>1408</text:p>
          </table:table-cell>
          <table:table-cell office:value-type="string">
            <text:p>Hast du Zeit für einen kleinen Auftrag?</text:p>
          </table:table-cell>
        </table:table-row>
        <table:table-row table:style-name="ro2">
          <table:table-cell office:value-type="float" office:value="1409">
            <text:p>1409</text:p>
          </table:table-cell>
          <table:table-cell office:value-type="string">
            <text:p>Du kommst mir gerade recht! Hast du etwas Zeit?</text:p>
          </table:table-cell>
        </table:table-row>
        <table:table-row table:style-name="ro2">
          <table:table-cell office:value-type="float" office:value="1450">
            <text:p>1450</text:p>
          </table:table-cell>
          <table:table-cell office:value-type="string">
            <text:p>Soweit verständlich?</text:p>
          </table:table-cell>
        </table:table-row>
        <table:table-row table:style-name="ro2">
          <table:table-cell office:value-type="float" office:value="1451">
            <text:p>1451</text:p>
          </table:table-cell>
          <table:table-cell office:value-type="string">
            <text:p>Bist du dabei?</text:p>
          </table:table-cell>
        </table:table-row>
        <table:table-row table:style-name="ro2">
          <table:table-cell office:value-type="float" office:value="1452">
            <text:p>1452</text:p>
          </table:table-cell>
          <table:table-cell office:value-type="string">
            <text:p>Ist das soweit angekommen?</text:p>
          </table:table-cell>
        </table:table-row>
        <table:table-row table:style-name="ro2">
          <table:table-cell office:value-type="float" office:value="1453">
            <text:p>1453</text:p>
          </table:table-cell>
          <table:table-cell office:value-type="string">
            <text:p>Capisce?</text:p>
          </table:table-cell>
        </table:table-row>
        <table:table-row table:style-name="ro2">
          <table:table-cell office:value-type="float" office:value="1454">
            <text:p>1454</text:p>
          </table:table-cell>
          <table:table-cell office:value-type="string">
            <text:p>Und beeil dich bitte!</text:p>
          </table:table-cell>
        </table:table-row>
        <table:table-row table:style-name="ro2">
          <table:table-cell office:value-type="float" office:value="1455">
            <text:p>1455</text:p>
          </table:table-cell>
          <table:table-cell office:value-type="string">
            <text:p>Aber bleib locker dabei!</text:p>
          </table:table-cell>
        </table:table-row>
        <table:table-row table:style-name="ro2">
          <table:table-cell office:value-type="float" office:value="1456">
            <text:p>1456</text:p>
          </table:table-cell>
          <table:table-cell office:value-type="string">
            <text:p>Meinst du, du packst das?</text:p>
          </table:table-cell>
        </table:table-row>
        <table:table-row table:style-name="ro2">
          <table:table-cell office:value-type="float" office:value="1457">
            <text:p>1457</text:p>
          </table:table-cell>
          <table:table-cell office:value-type="string">
            <text:p>Nicht vergessen: Gute Kunde wird stets belohnt!</text:p>
          </table:table-cell>
        </table:table-row>
        <table:table-row table:style-name="ro2">
          <table:table-cell office:value-type="float" office:value="1458">
            <text:p>1458</text:p>
          </table:table-cell>
          <table:table-cell office:value-type="string">
            <text:p>Nicht vergessen: Schlechte Kunde wird hart bestraft!</text:p>
          </table:table-cell>
        </table:table-row>
        <table:table-row table:style-name="ro2">
          <table:table-cell office:value-type="float" office:value="1459">
            <text:p>1459</text:p>
          </table:table-cell>
          <table:table-cell office:value-type="string">
            <text:p>Und? Machst du es oder nicht?</text:p>
          </table:table-cell>
        </table:table-row>
        <table:table-row table:style-name="ro2">
          <table:table-cell office:value-type="float" office:value="1460">
            <text:p>1460</text:p>
          </table:table-cell>
          <table:table-cell office:value-type="string">
            <text:p>Und jetzt - lass uns tanzen!</text:p>
          </table:table-cell>
        </table:table-row>
        <table:table-row table:style-name="ro2">
          <table:table-cell office:value-type="float" office:value="1461">
            <text:p>1461</text:p>
          </table:table-cell>
          <table:table-cell office:value-type="string">
            <text:p>Alles klar?</text:p>
          </table:table-cell>
        </table:table-row>
        <table:table-row table:style-name="ro2">
          <table:table-cell office:value-type="float" office:value="1462">
            <text:p>1462</text:p>
          </table:table-cell>
          <table:table-cell office:value-type="string">
            <text:p>Und wenn du es machst, mach es cool!</text:p>
          </table:table-cell>
        </table:table-row>
        <table:table-row table:style-name="ro2">
          <table:table-cell office:value-type="float" office:value="1463">
            <text:p>1463</text:p>
          </table:table-cell>
          <table:table-cell office:value-type="string">
            <text:p>Noch Fragen?</text:p>
          </table:table-cell>
        </table:table-row>
        <table:table-row table:style-name="ro2">
          <table:table-cell office:value-type="float" office:value="1464">
            <text:p>1464</text:p>
          </table:table-cell>
          <table:table-cell office:value-type="string">
            <text:p>Ich trau dir das eigentlich zu.</text:p>
          </table:table-cell>
        </table:table-row>
        <table:table-row table:style-name="ro2">
          <table:table-cell office:value-type="float" office:value="1465">
            <text:p>1465</text:p>
          </table:table-cell>
          <table:table-cell office:value-type="string">
            <text:p>Kannst es ja zumindest versuchen.</text:p>
          </table:table-cell>
        </table:table-row>
        <table:table-row table:style-name="ro2">
          <table:table-cell office:value-type="float" office:value="1466">
            <text:p>1466</text:p>
          </table:table-cell>
          <table:table-cell office:value-type="string">
            <text:p>Und wenn du schon unterwegs bist, bring bitte gleich Kekse mit, ja?</text:p>
          </table:table-cell>
        </table:table-row>
        <table:table-row table:style-name="ro2">
          <table:table-cell office:value-type="float" office:value="1500">
            <text:p>1500</text:p>
          </table:table-cell>
          <table:table-cell office:value-type="string">
            <text:p>Begib dich in den Wucherdschungel.</text:p>
          </table:table-cell>
        </table:table-row>
        <table:table-row table:style-name="ro2">
          <table:table-cell office:value-type="float" office:value="1501">
            <text:p>1501</text:p>
          </table:table-cell>
          <table:table-cell office:value-type="string">
            <text:p>Reise zur Totenkopfinsel.</text:p>
          </table:table-cell>
        </table:table-row>
        <table:table-row table:style-name="ro2">
          <table:table-cell office:value-type="float" office:value="1502">
            <text:p>1502</text:p>
          </table:table-cell>
          <table:table-cell office:value-type="string">
            <text:p>Mach dich auf den Weg zum Immernachtwald.</text:p>
          </table:table-cell>
        </table:table-row>
        <table:table-row table:style-name="ro2">
          <table:table-cell office:value-type="float" office:value="1503">
            <text:p>1503</text:p>
          </table:table-cell>
          <table:table-cell office:value-type="string">
            <text:p>Begib dich in die Stolpersteppe.</text:p>
          </table:table-cell>
        </table:table-row>
        <table:table-row table:style-name="ro2">
          <table:table-cell office:value-type="float" office:value="1504">
            <text:p>1504</text:p>
          </table:table-cell>
          <table:table-cell office:value-type="string">
            <text:p>Begib dich ins Schattenfelsgebirge.</text:p>
          </table:table-cell>
        </table:table-row>
        <table:table-row table:style-name="ro2">
          <table:table-cell office:value-type="float" office:value="1505">
            <text:p>1505</text:p>
          </table:table-cell>
          <table:table-cell office:value-type="string">
            <text:p>Begib dich in den Spalta-Canyon.</text:p>
          </table:table-cell>
        </table:table-row>
        <table:table-row table:style-name="ro2">
          <table:table-cell office:value-type="float" office:value="1506">
            <text:p>1506</text:p>
          </table:table-cell>
          <table:table-cell office:value-type="string">
            <text:p>Begib dich in die Schwarzwassersümpfe.</text:p>
          </table:table-cell>
        </table:table-row>
        <table:table-row table:style-name="ro2">
          <table:table-cell office:value-type="float" office:value="1507">
            <text:p>1507</text:p>
          </table:table-cell>
          <table:table-cell office:value-type="string">
            <text:p>Reise nach Scarpa.</text:p>
          </table:table-cell>
        </table:table-row>
        <table:table-row table:style-name="ro2">
          <table:table-cell office:value-type="float" office:value="1508">
            <text:p>1508</text:p>
          </table:table-cell>
          <table:table-cell office:value-type="string">
            <text:p>Reise ins Fangzahngebirge.</text:p>
          </table:table-cell>
        </table:table-row>
        <table:table-row table:style-name="ro2">
          <table:table-cell office:value-type="float" office:value="1509">
            <text:p>1509</text:p>
          </table:table-cell>
          <table:table-cell office:value-type="string">
            <text:p>Reise in den Gammelforst.</text:p>
          </table:table-cell>
        </table:table-row>
        <table:table-row table:style-name="ro2">
          <table:table-cell office:value-type="float" office:value="1510">
            <text:p>1510</text:p>
          </table:table-cell>
          <table:table-cell office:value-type="string">
            <text:p>Reise ins Nevermoor.</text:p>
          </table:table-cell>
        </table:table-row>
        <table:table-row table:style-name="ro2">
          <table:table-cell office:value-type="float" office:value="1511">
            <text:p>1511</text:p>
          </table:table-cell>
          <table:table-cell office:value-type="string">
            <text:p>Reise in die Schweinöde.</text:p>
          </table:table-cell>
        </table:table-row>
        <table:table-row table:style-name="ro2">
          <table:table-cell office:value-type="float" office:value="1512">
            <text:p>1512</text:p>
          </table:table-cell>
          <table:table-cell office:value-type="string">
            <text:p>Reise nach Erogenion.</text:p>
          </table:table-cell>
        </table:table-row>
        <table:table-row table:style-name="ro2">
          <table:table-cell office:value-type="float" office:value="1513">
            <text:p>1513</text:p>
          </table:table-cell>
          <table:table-cell office:value-type="string">
            <text:p>Mach dich auf den Weg nach Magmaron.</text:p>
          </table:table-cell>
        </table:table-row>
        <table:table-row table:style-name="ro2">
          <table:table-cell office:value-type="float" office:value="1514">
            <text:p>1514</text:p>
          </table:table-cell>
          <table:table-cell office:value-type="string">
            <text:p>Reise durch die Sonnenbrandwüste.</text:p>
          </table:table-cell>
        </table:table-row>
        <table:table-row table:style-name="ro2">
          <table:table-cell office:value-type="float" office:value="1515">
            <text:p>1515</text:p>
          </table:table-cell>
          <table:table-cell office:value-type="string">
            <text:p>Mach dich auf den Weg nach Gnarogrim.</text:p>
          </table:table-cell>
        </table:table-row>
        <table:table-row table:style-name="ro2">
          <table:table-cell office:value-type="float" office:value="1516">
            <text:p>1516</text:p>
          </table:table-cell>
          <table:table-cell office:value-type="string">
            <text:p>Reise nach Nordingen.</text:p>
          </table:table-cell>
        </table:table-row>
        <table:table-row table:style-name="ro2">
          <table:table-cell office:value-type="float" office:value="1517">
            <text:p>1517</text:p>
          </table:table-cell>
          <table:table-cell office:value-type="string">
            <text:p>Reise in den Schwarzwald.</text:p>
          </table:table-cell>
        </table:table-row>
        <table:table-row table:style-name="ro2">
          <table:table-cell office:value-type="float" office:value="1518">
            <text:p>1518</text:p>
          </table:table-cell>
          <table:table-cell office:value-type="string">
            <text:p>Mach dich auf den Weg nach Maerwynn.</text:p>
          </table:table-cell>
        </table:table-row>
        <table:table-row table:style-name="ro2">
          <table:table-cell office:value-type="float" office:value="1519">
            <text:p>1519</text:p>
          </table:table-cell>
          <table:table-cell office:value-type="string">
            <text:p>Reise in die Ebenen von Oz'Korr.</text:p>
          </table:table-cell>
        </table:table-row>
        <table:table-row table:style-name="ro2">
          <table:table-cell office:value-type="float" office:value="1520">
            <text:p>1520</text:p>
          </table:table-cell>
          <table:table-cell office:value-type="string">
            <text:p>Reise in die rottenden Lande.</text:p>
          </table:table-cell>
        </table:table-row>
        <table:table-row table:style-name="ro2">
          <table:table-cell office:value-type="float" office:value="1550">
            <text:p>1550</text:p>
          </table:table-cell>
          <table:table-cell office:value-type="string">
            <text:p>Dort soll es angeblich einen unterirdischen Brunnen geben. Das klingt vielleicht aufregend, ist es aber eigentlich nicht.</text:p>
          </table:table-cell>
        </table:table-row>
        <table:table-row table:style-name="ro2">
          <table:table-cell office:value-type="float" office:value="1551">
            <text:p>1551</text:p>
          </table:table-cell>
          <table:table-cell office:value-type="string">
            <text:p>Laut Gerüchten wird dort Erik der Schuhmacher gefangen gehalten. Da ich großen Wert auf gutes Schuhwerk lege, ist mir die Sache sehr wichtig.</text:p>
          </table:table-cell>
        </table:table-row>
        <table:table-row table:style-name="ro2">
          <table:table-cell office:value-type="float" office:value="1552">
            <text:p>1552</text:p>
          </table:table-cell>
          <table:table-cell office:value-type="string">
            <text:p>Angeblich stirbt jeder, der sich dort umsieht.</text:p>
          </table:table-cell>
        </table:table-row>
        <table:table-row table:style-name="ro2">
          <table:table-cell office:value-type="float" office:value="1553">
            <text:p>1553</text:p>
          </table:table-cell>
          <table:table-cell office:value-type="string">
            <text:p>Dort soll es einen alten Stein geben, der eine Geheimtür zu einem großen Schatz öffnet. Oder einen großen Stein der eine Geheimtür zu einem alten Schatz öffnet. Oder nichts von alledem.</text:p>
          </table:table-cell>
        </table:table-row>
        <table:table-row table:style-name="ro2">
          <table:table-cell office:value-type="float" office:value="1554">
            <text:p>1554</text:p>
          </table:table-cell>
          <table:table-cell office:value-type="string">
            <text:p>Dort gibt es ja vielleicht was Tolles... bestimmt... mit Sicherheit.</text:p>
          </table:table-cell>
        </table:table-row>
        <table:table-row table:style-name="ro2">
          <table:table-cell office:value-type="float" office:value="1555">
            <text:p>1555</text:p>
          </table:table-cell>
          <table:table-cell office:value-type="string">
            <text:p>Dort soll absolut nichts Aufregendes zu finden sein. Legenden zufolge handelt es sich um den langweiligsten Ort auf der Welt.</text:p>
          </table:table-cell>
        </table:table-row>
        <table:table-row table:style-name="ro2">
          <table:table-cell office:value-type="float" office:value="1556">
            <text:p>1556</text:p>
          </table:table-cell>
          <table:table-cell office:value-type="string">
            <text:p>Dort soll es einen magischen Steinkreis geben. Wer ihn findet, darf einen der Steine behalten.</text:p>
          </table:table-cell>
        </table:table-row>
        <table:table-row table:style-name="ro2">
          <table:table-cell office:value-type="float" office:value="1557">
            <text:p>1557</text:p>
          </table:table-cell>
          <table:table-cell office:value-type="string">
            <text:p>Gestern wurde dort das verwunschene Schloss gesehen, das nur alle 500 Jahre für einen Tag erscheint.</text:p>
          </table:table-cell>
        </table:table-row>
        <table:table-row table:style-name="ro2">
          <table:table-cell office:value-type="float" office:value="1558">
            <text:p>1558</text:p>
          </table:table-cell>
          <table:table-cell office:value-type="string">
            <text:p>Angeblich gibt es dort einen Wandschrank, in dem ein Monster lebt.</text:p>
          </table:table-cell>
        </table:table-row>
        <table:table-row table:style-name="ro2">
          <table:table-cell office:value-type="float" office:value="1559">
            <text:p>1559</text:p>
          </table:table-cell>
          <table:table-cell office:value-type="string">
            <text:p>Angeblich gibt es dort ein Dämonenportal. Genau weiß ich es aber nicht, weil bisher niemand lebend von dort zurückgekehrt ist.</text:p>
          </table:table-cell>
        </table:table-row>
        <table:table-row table:style-name="ro2">
          <table:table-cell office:value-type="float" office:value="1560">
            <text:p>1560</text:p>
          </table:table-cell>
          <table:table-cell office:value-type="string">
            <text:p>Dort soll ein vollkommen wertloser Schatz in einer goldenen, mit Diamanten besetzten Truhe versteckt sein. Den Schatz kannst du behalten, ich will nur die Truhe.</text:p>
          </table:table-cell>
        </table:table-row>
        <table:table-row table:style-name="ro2">
          <table:table-cell office:value-type="float" office:value="1561">
            <text:p>1561</text:p>
          </table:table-cell>
          <table:table-cell office:value-type="string">
            <text:p>Dort soll das Versteck eines magischen Rings sein. Wer ihn trägt, kann die Zukunft sehen, nachdem sie passiert ist.</text:p>
          </table:table-cell>
        </table:table-row>
        <table:table-row table:style-name="ro2">
          <table:table-cell office:value-type="float" office:value="1562">
            <text:p>1562</text:p>
          </table:table-cell>
          <table:table-cell office:value-type="string">
            <text:p>Dort soll sich der arme, alte Mann versteckt halten, der mir noch Geld schuldet. Er hat wenig zu essen und Löcher in den Socken.</text:p>
          </table:table-cell>
        </table:table-row>
        <table:table-row table:style-name="ro2">
          <table:table-cell office:value-type="float" office:value="1563">
            <text:p>1563</text:p>
          </table:table-cell>
          <table:table-cell office:value-type="string">
            <text:p>Dort soll es eine versteckte Höhle geben. Aber ernsthaft glaubt eigentlich keiner daran.</text:p>
          </table:table-cell>
        </table:table-row>
        <table:table-row table:style-name="ro2">
          <table:table-cell office:value-type="float" office:value="1564">
            <text:p>1564</text:p>
          </table:table-cell>
          <table:table-cell office:value-type="string">
            <text:p>Angeblich soll dort eine Wiese voller wertvoller Kräuter sein. Ist aber in Wahrheit bestimmt nur Unkraut.</text:p>
          </table:table-cell>
        </table:table-row>
        <table:table-row table:style-name="ro2">
          <table:table-cell office:value-type="float" office:value="1565">
            <text:p>1565</text:p>
          </table:table-cell>
          <table:table-cell office:value-type="string">
            <text:p>Angeblich gibt es dort den besten Wein des Landes.</text:p>
          </table:table-cell>
        </table:table-row>
        <table:table-row table:style-name="ro2">
          <table:table-cell office:value-type="float" office:value="1566">
            <text:p>1566</text:p>
          </table:table-cell>
          <table:table-cell office:value-type="string">
            <text:p>Dort soll angeblich ein alter Elf sein Bein verloren haben. Ich hab gehört Elfenbein sei sehr wertvoll...</text:p>
          </table:table-cell>
        </table:table-row>
        <table:table-row table:style-name="ro2">
          <table:table-cell office:value-type="float" office:value="1567">
            <text:p>1567</text:p>
          </table:table-cell>
          <table:table-cell office:value-type="string">
            <text:p>Dort soll ein Goblin einen gewaltigen Sprengsatz platziert haben, der jeden Moment losgehen kann.</text:p>
          </table:table-cell>
        </table:table-row>
        <table:table-row table:style-name="ro2">
          <table:table-cell office:value-type="float" office:value="1568">
            <text:p>1568</text:p>
          </table:table-cell>
          <table:table-cell office:value-type="string">
            <text:p>Dort sollen die Zwerge ein Juwel versteckt haben, das so groß ist wie eine Faust. Allerdings nur eine Zwergenfaust.</text:p>
          </table:table-cell>
        </table:table-row>
        <table:table-row table:style-name="ro2">
          <table:table-cell office:value-type="float" office:value="1569">
            <text:p>1569</text:p>
          </table:table-cell>
          <table:table-cell office:value-type="string">
            <text:p>Mir wurde gesagt, dass dort das sagenumwobene Ei des Kadosch versteckt sei. Es soll sehr groß und schwer sein.</text:p>
          </table:table-cell>
        </table:table-row>
        <table:table-row table:style-name="ro2">
          <table:table-cell office:value-type="float" office:value="1600">
            <text:p>1600</text:p>
          </table:table-cell>
          <table:table-cell office:value-type="string">
            <text:p>Im Wucherdschungel treibt ein schreckliches Monster sein Unwesen.</text:p>
          </table:table-cell>
        </table:table-row>
        <table:table-row table:style-name="ro2">
          <table:table-cell office:value-type="float" office:value="1601">
            <text:p>1601</text:p>
          </table:table-cell>
          <table:table-cell office:value-type="string">
            <text:p>Auf der Totenkopfinsel wütet ein fürchterliches Wesen.</text:p>
          </table:table-cell>
        </table:table-row>
        <table:table-row table:style-name="ro2">
          <table:table-cell office:value-type="float" office:value="1602">
            <text:p>1602</text:p>
          </table:table-cell>
          <table:table-cell office:value-type="string">
            <text:p>Im Immernachtwald gibt es eine neue Bedrohung.</text:p>
          </table:table-cell>
        </table:table-row>
        <table:table-row table:style-name="ro2">
          <table:table-cell office:value-type="float" office:value="1603">
            <text:p>1603</text:p>
          </table:table-cell>
          <table:table-cell office:value-type="string">
            <text:p>In der Stolpersteppe treibt sich zurzeit ein gemeines Wesen herum.</text:p>
          </table:table-cell>
        </table:table-row>
        <table:table-row table:style-name="ro2">
          <table:table-cell office:value-type="float" office:value="1604">
            <text:p>1604</text:p>
          </table:table-cell>
          <table:table-cell office:value-type="string">
            <text:p>Das Schattenfelsgebirge ist nicht mehr sicher, seit es von einem unheimlichen Wesen heimgesucht wird. Wobei es dort ja nie wirklich sicher war.</text:p>
          </table:table-cell>
        </table:table-row>
        <table:table-row table:style-name="ro2">
          <table:table-cell office:value-type="float" office:value="1605">
            <text:p>1605</text:p>
          </table:table-cell>
          <table:table-cell office:value-type="string">
            <text:p>Der Spalta-Canyon ist zurzeit ein gefährliches Pflaster. Es heißt, dort gäbe es eine boshafte Kreatur.</text:p>
          </table:table-cell>
        </table:table-row>
        <table:table-row table:style-name="ro2">
          <table:table-cell office:value-type="float" office:value="1606">
            <text:p>1606</text:p>
          </table:table-cell>
          <table:table-cell office:value-type="string">
            <text:p>Die Schwarzwassersümpfe - ein Ort des Friedens - werden jetzt von einem Ungetüm heimgesucht.</text:p>
          </table:table-cell>
        </table:table-row>
        <table:table-row table:style-name="ro2">
          <table:table-cell office:value-type="float" office:value="1607">
            <text:p>1607</text:p>
          </table:table-cell>
          <table:table-cell office:value-type="string">
            <text:p>Scarpa hat ein Problem das einfach nicht im See versinken will.</text:p>
          </table:table-cell>
        </table:table-row>
        <table:table-row table:style-name="ro2">
          <table:table-cell office:value-type="float" office:value="1608">
            <text:p>1608</text:p>
          </table:table-cell>
          <table:table-cell office:value-type="string">
            <text:p>Das Fangzahngebirge muss dringend von einem Monster befreit werden, das dort lebt.</text:p>
          </table:table-cell>
        </table:table-row>
        <table:table-row table:style-name="ro2">
          <table:table-cell office:value-type="float" office:value="1609">
            <text:p>1609</text:p>
          </table:table-cell>
          <table:table-cell office:value-type="string">
            <text:p>Der Gammelforst braucht einen neuen Förster, der endlich Jagd auf ein grässliches Monster macht.</text:p>
          </table:table-cell>
        </table:table-row>
        <table:table-row table:style-name="ro2">
          <table:table-cell office:value-type="float" office:value="1610">
            <text:p>1610</text:p>
          </table:table-cell>
          <table:table-cell office:value-type="string">
            <text:p>Im Nevermoor treibt eine schreckliche Bestie ihr Unwesen.</text:p>
          </table:table-cell>
        </table:table-row>
        <table:table-row table:style-name="ro2">
          <table:table-cell office:value-type="float" office:value="1611">
            <text:p>1611</text:p>
          </table:table-cell>
          <table:table-cell office:value-type="string">
            <text:p>In der Schweinöde gibt es leider nicht nur Schweine, sondern auch ungeliebte Besucher.</text:p>
          </table:table-cell>
        </table:table-row>
        <table:table-row table:style-name="ro2">
          <table:table-cell office:value-type="float" office:value="1612">
            <text:p>1612</text:p>
          </table:table-cell>
          <table:table-cell office:value-type="string">
            <text:p>Erogenion hat ein Monsterproblem.</text:p>
          </table:table-cell>
        </table:table-row>
        <table:table-row table:style-name="ro2">
          <table:table-cell office:value-type="float" office:value="1613">
            <text:p>1613</text:p>
          </table:table-cell>
          <table:table-cell office:value-type="string">
            <text:p>Das Monsterproblem in Magmaron nimmt langsam Überhand.</text:p>
          </table:table-cell>
        </table:table-row>
        <table:table-row table:style-name="ro2">
          <table:table-cell office:value-type="float" office:value="1614">
            <text:p>1614</text:p>
          </table:table-cell>
          <table:table-cell office:value-type="string">
            <text:p>Die Sonnbrandwüste hat einen neuen, ungeliebten Bewohner.</text:p>
          </table:table-cell>
        </table:table-row>
        <table:table-row table:style-name="ro2">
          <table:table-cell office:value-type="float" office:value="1615">
            <text:p>1615</text:p>
          </table:table-cell>
          <table:table-cell office:value-type="string">
            <text:p>In Gnarogrim gibt es ein Wesen, das deine Aufmerksamkeit verdient.</text:p>
          </table:table-cell>
        </table:table-row>
        <table:table-row table:style-name="ro2">
          <table:table-cell office:value-type="float" office:value="1616">
            <text:p>1616</text:p>
          </table:table-cell>
          <table:table-cell office:value-type="string">
            <text:p>Die Bewohner von Nordingen machen sich vor Angst schon in die Hose - Angst vor etwas schrecklichem, das sie terrorisiert.</text:p>
          </table:table-cell>
        </table:table-row>
        <table:table-row table:style-name="ro2">
          <table:table-cell office:value-type="float" office:value="1617">
            <text:p>1617</text:p>
          </table:table-cell>
          <table:table-cell office:value-type="string">
            <text:p>Der Schwarzwald ist ja bekanntlich voll von Ungeziefer. Aber was sich dort seit neustem herumtreibt macht sogar mir Angst!</text:p>
          </table:table-cell>
        </table:table-row>
        <table:table-row table:style-name="ro2">
          <table:table-cell office:value-type="float" office:value="1618">
            <text:p>1618</text:p>
          </table:table-cell>
          <table:table-cell office:value-type="string">
            <text:p>Maerwynn - dort habe ich früher immer Urlaub gemacht, aber seitdem dieses Wesen sich dort herumtreibt, fahr ich lieber woanders hin.</text:p>
          </table:table-cell>
        </table:table-row>
        <table:table-row table:style-name="ro2">
          <table:table-cell office:value-type="float" office:value="1619">
            <text:p>1619</text:p>
          </table:table-cell>
          <table:table-cell office:value-type="string">
            <text:p>Die Ebenen von Oz'Korr wurden von einem üblen Wesen angegriffen.</text:p>
          </table:table-cell>
        </table:table-row>
        <table:table-row table:style-name="ro2">
          <table:table-cell office:value-type="float" office:value="1620">
            <text:p>1620</text:p>
          </table:table-cell>
          <table:table-cell office:value-type="string">
            <text:p>In den rottenden Landen rotten sich manche Ungeheuer zusammen. Besonders eines macht zurzeit von sich reden.</text:p>
          </table:table-cell>
        </table:table-row>
        <table:table-row table:style-name="ro2">
          <table:table-cell office:value-type="float" office:value="1650">
            <text:p>1650</text:p>
          </table:table-cell>
          <table:table-cell office:value-type="string">
            <text:p>Ich brauche jemanden, der für mich Briefmarken sammelt.</text:p>
          </table:table-cell>
        </table:table-row>
        <table:table-row table:style-name="ro2">
          <table:table-cell office:value-type="float" office:value="1651">
            <text:p>1651</text:p>
          </table:table-cell>
          <table:table-cell office:value-type="string">
            <text:p>Ich suche jemanden, der für mich Pfandflaschen sammelt.</text:p>
          </table:table-cell>
        </table:table-row>
        <table:table-row table:style-name="ro2">
          <table:table-cell office:value-type="float" office:value="1652">
            <text:p>1652</text:p>
          </table:table-cell>
          <table:table-cell office:value-type="string">
            <text:p>Ich sammle Müll und alte Sachen, die man vielleicht noch recyclen kann.</text:p>
          </table:table-cell>
        </table:table-row>
        <table:table-row table:style-name="ro2">
          <table:table-cell office:value-type="float" office:value="1653">
            <text:p>1653</text:p>
          </table:table-cell>
          <table:table-cell office:value-type="string">
            <text:p>Ich sammle leere Worte. Aber es fehlen mir noch ein paar.</text:p>
          </table:table-cell>
        </table:table-row>
        <table:table-row table:style-name="ro2">
          <table:table-cell office:value-type="float" office:value="1654">
            <text:p>1654</text:p>
          </table:table-cell>
          <table:table-cell office:value-type="string">
            <text:p>Ich brauche mehrere Fässer mit Ressourcen.</text:p>
          </table:table-cell>
        </table:table-row>
        <table:table-row table:style-name="ro2">
          <table:table-cell office:value-type="float" office:value="1655">
            <text:p>1655</text:p>
          </table:table-cell>
          <table:table-cell office:value-type="string">
            <text:p>Ich brauche Goldbarren! Egal woraus sie gemacht sind.</text:p>
          </table:table-cell>
        </table:table-row>
        <table:table-row table:style-name="ro2">
          <table:table-cell office:value-type="float" office:value="1656">
            <text:p>1656</text:p>
          </table:table-cell>
          <table:table-cell office:value-type="string">
            <text:p>Ich suche die neusten Trends. Sammle mir welche!</text:p>
          </table:table-cell>
        </table:table-row>
        <table:table-row table:style-name="ro2">
          <table:table-cell office:value-type="float" office:value="1657">
            <text:p>1657</text:p>
          </table:table-cell>
          <table:table-cell office:value-type="string">
            <text:p>Ich suche das einzigartige Amulett von Kor.</text:p>
          </table:table-cell>
        </table:table-row>
        <table:table-row table:style-name="ro2">
          <table:table-cell office:value-type="float" office:value="1658">
            <text:p>1658</text:p>
          </table:table-cell>
          <table:table-cell office:value-type="string">
            <text:p>Ich suche Heilkräuter. Egal wogegen. Hauptsache heilsam.</text:p>
          </table:table-cell>
        </table:table-row>
        <table:table-row table:style-name="ro2">
          <table:table-cell office:value-type="float" office:value="1659">
            <text:p>1659</text:p>
          </table:table-cell>
          <table:table-cell office:value-type="string">
            <text:p>Ich brauche jede Menge Erz für meinen Freund Meese. Er ist Erzmagier.</text:p>
          </table:table-cell>
        </table:table-row>
        <table:table-row table:style-name="ro2">
          <table:table-cell office:value-type="float" office:value="1660">
            <text:p>1660</text:p>
          </table:table-cell>
          <table:table-cell office:value-type="string">
            <text:p>Ich brauche einen kundigen Helden, der mir Geheimzutaten bringt. Ich will etwas kochen und mich selbst überraschen.</text:p>
          </table:table-cell>
        </table:table-row>
        <table:table-row table:style-name="ro2">
          <table:table-cell office:value-type="float" office:value="1661">
            <text:p>1661</text:p>
          </table:table-cell>
          <table:table-cell office:value-type="string">
            <text:p>Jemand muss für mich nach Augenklappen suchen. Ich brauche neue und kann meine alten nicht finden.</text:p>
          </table:table-cell>
        </table:table-row>
        <table:table-row table:style-name="ro2">
          <table:table-cell office:value-type="float" office:value="1662">
            <text:p>1662</text:p>
          </table:table-cell>
          <table:table-cell office:value-type="string">
            <text:p>Für einen mächtigen Zaubertrank brauche ich Seeblumen. Ich weiß dass es die gar nicht gibt, aber ich brauche sie um so dringender.</text:p>
          </table:table-cell>
        </table:table-row>
        <table:table-row table:style-name="ro2">
          <table:table-cell office:value-type="float" office:value="1663">
            <text:p>1663</text:p>
          </table:table-cell>
          <table:table-cell office:value-type="string">
            <text:p>Ich brauche Knochen von gefallenen Helden. So wie du einer bist, nur tot.</text:p>
          </table:table-cell>
        </table:table-row>
        <table:table-row table:style-name="ro2">
          <table:table-cell office:value-type="float" office:value="1664">
            <text:p>1664</text:p>
          </table:table-cell>
          <table:table-cell office:value-type="string">
            <text:p>Du siehst aus, als ob du mit Schmetterlingen umgehen könntest - geh und sammle für mich Schmetterlingsflügel.</text:p>
          </table:table-cell>
        </table:table-row>
        <table:table-row table:style-name="ro2">
          <table:table-cell office:value-type="float" office:value="1665">
            <text:p>1665</text:p>
          </table:table-cell>
          <table:table-cell office:value-type="string">
            <text:p>Für mein tödliches Leichenmonster brauche ich Leichenteile.</text:p>
          </table:table-cell>
        </table:table-row>
        <table:table-row table:style-name="ro2">
          <table:table-cell office:value-type="float" office:value="1666">
            <text:p>1666</text:p>
          </table:table-cell>
          <table:table-cell office:value-type="string">
            <text:p>Ich will ein Golem erschaffen und brauche dafür mehrere Eimer Schlamm.</text:p>
          </table:table-cell>
        </table:table-row>
        <table:table-row table:style-name="ro2">
          <table:table-cell office:value-type="float" office:value="1667">
            <text:p>1667</text:p>
          </table:table-cell>
          <table:table-cell office:value-type="string">
            <text:p>Ich habe versucht, dich hinterrücks zu ermorden und dabei alle meine Pfeile verschossen. Jetzt brauche ich neue.</text:p>
          </table:table-cell>
        </table:table-row>
        <table:table-row table:style-name="ro2">
          <table:table-cell office:value-type="float" office:value="1668">
            <text:p>1668</text:p>
          </table:table-cell>
          <table:table-cell office:value-type="string">
            <text:p>Ich will eine Sekte aufmachen und brauche dafür ein paar fanatische Anhänger.</text:p>
          </table:table-cell>
        </table:table-row>
        <table:table-row table:style-name="ro2">
          <table:table-cell office:value-type="float" office:value="1669">
            <text:p>1669</text:p>
          </table:table-cell>
          <table:table-cell office:value-type="string">
            <text:p>Ich und meine Leute wollen Krieg führen, aber wir brauchen dafür ein paar perfide Angriffspläne.</text:p>
          </table:table-cell>
        </table:table-row>
        <table:table-row table:style-name="ro2">
          <table:table-cell office:value-type="float" office:value="1700">
            <text:p>1700</text:p>
          </table:table-cell>
          <table:table-cell office:value-type="string">
            <text:p>Begib dich dort hin und erledige das Biest.</text:p>
          </table:table-cell>
        </table:table-row>
        <table:table-row table:style-name="ro2">
          <table:table-cell office:value-type="float" office:value="1701">
            <text:p>1701</text:p>
          </table:table-cell>
          <table:table-cell office:value-type="string">
            <text:p>Mach dich auf den Weg und schalte die Bestie aus.</text:p>
          </table:table-cell>
        </table:table-row>
        <table:table-row table:style-name="ro2">
          <table:table-cell office:value-type="float" office:value="1702">
            <text:p>1702</text:p>
          </table:table-cell>
          <table:table-cell office:value-type="string">
            <text:p>Schnapp dir deine beste Waffe und tu was du am besten kannst.</text:p>
          </table:table-cell>
        </table:table-row>
        <table:table-row table:style-name="ro2">
          <table:table-cell office:value-type="float" office:value="1703">
            <text:p>1703</text:p>
          </table:table-cell>
          <table:table-cell office:value-type="string">
            <text:p>Löse das Problem mit Gewalt!</text:p>
          </table:table-cell>
        </table:table-row>
        <table:table-row table:style-name="ro2">
          <table:table-cell office:value-type="float" office:value="1704">
            <text:p>1704</text:p>
          </table:table-cell>
          <table:table-cell office:value-type="string">
            <text:p>Tu, was getan werden muss. Komm zurück wenn du fertig bist. Ich warte hier mit Keksen auf dich. Und Limo.</text:p>
          </table:table-cell>
        </table:table-row>
        <table:table-row table:style-name="ro2">
          <table:table-cell office:value-type="float" office:value="1705">
            <text:p>1705</text:p>
          </table:table-cell>
          <table:table-cell office:value-type="string">
            <text:p>Mach das Ungeheuer zu Hackfleisch!</text:p>
          </table:table-cell>
        </table:table-row>
        <table:table-row table:style-name="ro2">
          <table:table-cell office:value-type="float" office:value="1706">
            <text:p>1706</text:p>
          </table:table-cell>
          <table:table-cell office:value-type="string">
            <text:p>Wäre echt knorke, wenn du dieses Problem für mich beseitigen könntest.</text:p>
          </table:table-cell>
        </table:table-row>
        <table:table-row table:style-name="ro2">
          <table:table-cell office:value-type="float" office:value="1707">
            <text:p>1707</text:p>
          </table:table-cell>
          <table:table-cell office:value-type="string">
            <text:p>Könntest du dich bitte darum kümmern, dass nicht noch mehr Unheil angerichtet wird?</text:p>
          </table:table-cell>
        </table:table-row>
        <table:table-row table:style-name="ro2">
          <table:table-cell office:value-type="float" office:value="1708">
            <text:p>1708</text:p>
          </table:table-cell>
          <table:table-cell office:value-type="string">
            <text:p>Ich würde ja selber gehen und kurzen Prozess machen, aber ich... öhm, hab mir leider den Knöchel verstaucht.</text:p>
          </table:table-cell>
        </table:table-row>
        <table:table-row table:style-name="ro2">
          <table:table-cell office:value-type="float" office:value="1709">
            <text:p>1709</text:p>
          </table:table-cell>
          <table:table-cell office:value-type="string">
            <text:p>Nur du bist dem schrecklichen Wesen gewachsen! Nur du kannst dieser Plage Einhalt gebieten!</text:p>
          </table:table-cell>
        </table:table-row>
        <table:table-row table:style-name="ro2">
          <table:table-cell office:value-type="float" office:value="1750">
            <text:p>1750</text:p>
          </table:table-cell>
          <table:table-cell office:value-type="string">
            <text:p>Also sieh dich dort mal genau um und mache Notizen.</text:p>
          </table:table-cell>
        </table:table-row>
        <table:table-row table:style-name="ro2">
          <table:table-cell office:value-type="float" office:value="1751">
            <text:p>1751</text:p>
          </table:table-cell>
          <table:table-cell office:value-type="string">
            <text:p>Geh dort hin und nimm alles in Augenschein.</text:p>
          </table:table-cell>
        </table:table-row>
        <table:table-row table:style-name="ro2">
          <table:table-cell office:value-type="float" office:value="1752">
            <text:p>1752</text:p>
          </table:table-cell>
          <table:table-cell office:value-type="string">
            <text:p>Ich will, dass du dich dort genau umsiehst und eine Zeichnung anfertigst.</text:p>
          </table:table-cell>
        </table:table-row>
        <table:table-row table:style-name="ro2">
          <table:table-cell office:value-type="float" office:value="1753">
            <text:p>1753</text:p>
          </table:table-cell>
          <table:table-cell office:value-type="string">
            <text:p>Wenn die Gerüchte stimmen, möchte ich das von dir schriftlich haben.</text:p>
          </table:table-cell>
        </table:table-row>
        <table:table-row table:style-name="ro2">
          <table:table-cell office:value-type="float" office:value="1754">
            <text:p>1754</text:p>
          </table:table-cell>
          <table:table-cell office:value-type="string">
            <text:p>Eigentlich soll ich mir das mal ansehen - aber ich würde mich besser fühlen, wenn du das übernimmst.</text:p>
          </table:table-cell>
        </table:table-row>
        <table:table-row table:style-name="ro2">
          <table:table-cell office:value-type="float" office:value="1755">
            <text:p>1755</text:p>
          </table:table-cell>
          <table:table-cell office:value-type="string">
            <text:p>Ich brauche einen Dummen, der sich dort hinbegibt und wartet was passiert.</text:p>
          </table:table-cell>
        </table:table-row>
        <table:table-row table:style-name="ro2">
          <table:table-cell office:value-type="float" office:value="1756">
            <text:p>1756</text:p>
          </table:table-cell>
          <table:table-cell office:value-type="string">
            <text:p>Wer, wenn nicht du, wäre mutig genug, das genauer zu untersuchen.</text:p>
          </table:table-cell>
        </table:table-row>
        <table:table-row table:style-name="ro2">
          <table:table-cell office:value-type="float" office:value="1757">
            <text:p>1757</text:p>
          </table:table-cell>
          <table:table-cell office:value-type="string">
            <text:p>Untersuche für mich, was an den Gerüchten dran ist.</text:p>
          </table:table-cell>
        </table:table-row>
        <table:table-row table:style-name="ro2">
          <table:table-cell office:value-type="float" office:value="1758">
            <text:p>1758</text:p>
          </table:table-cell>
          <table:table-cell office:value-type="string">
            <text:p>Finde heraus was du kannst und kehre dann zurück zu mir.</text:p>
          </table:table-cell>
        </table:table-row>
        <table:table-row table:style-name="ro2">
          <table:table-cell office:value-type="float" office:value="1759">
            <text:p>1759</text:p>
          </table:table-cell>
          <table:table-cell office:value-type="string">
            <text:p>Was meinst du? Scheint doch einen Blick wert zu sein, oder?</text:p>
          </table:table-cell>
        </table:table-row>
        <table:table-row table:style-name="ro2">
          <table:table-cell office:value-type="float" office:value="1800">
            <text:p>1800</text:p>
          </table:table-cell>
          <table:table-cell office:value-type="string">
            <text:p>Du wirst dort einen Mann mit Dreadlocks treffen. Er wird dir die heiße Ware übergeben.</text:p>
          </table:table-cell>
        </table:table-row>
        <table:table-row table:style-name="ro2">
          <table:table-cell office:value-type="float" office:value="1801">
            <text:p>1801</text:p>
          </table:table-cell>
          <table:table-cell office:value-type="string">
            <text:p>Dort wirst du ein unschuldiges kleines Mädchen finden. Nimm ihm das Gesuchte einfach weg.</text:p>
          </table:table-cell>
        </table:table-row>
        <table:table-row table:style-name="ro2">
          <table:table-cell office:value-type="float" office:value="1802">
            <text:p>1802</text:p>
          </table:table-cell>
          <table:table-cell office:value-type="string">
            <text:p>Dort wirst du fündig werden. Irgendwie.</text:p>
          </table:table-cell>
        </table:table-row>
        <table:table-row table:style-name="ro2">
          <table:table-cell office:value-type="float" office:value="1803">
            <text:p>1803</text:p>
          </table:table-cell>
          <table:table-cell office:value-type="string">
            <text:p>Dort gibt es einen alten Drachen, der dir weiterhelfen kann, falls er dich nicht tötet.</text:p>
          </table:table-cell>
        </table:table-row>
        <table:table-row table:style-name="ro2">
          <table:table-cell office:value-type="float" office:value="1804">
            <text:p>1804</text:p>
          </table:table-cell>
          <table:table-cell office:value-type="string">
            <text:p>Töte dort so lange Monster bis du irgendwie fündig wirst.</text:p>
          </table:table-cell>
        </table:table-row>
        <table:table-row table:style-name="ro2">
          <table:table-cell office:value-type="float" office:value="1805">
            <text:p>1805</text:p>
          </table:table-cell>
          <table:table-cell office:value-type="string">
            <text:p>Triff dich da mit meiner Kontaktfrau - sie wird dir die Ware übergeben.</text:p>
          </table:table-cell>
        </table:table-row>
        <table:table-row table:style-name="ro2">
          <table:table-cell office:value-type="float" office:value="1806">
            <text:p>1806</text:p>
          </table:table-cell>
          <table:table-cell office:value-type="string">
            <text:p>In einem alten Brunnen solltest du fündig werden, falls es dort einen gibt.</text:p>
          </table:table-cell>
        </table:table-row>
        <table:table-row table:style-name="ro2">
          <table:table-cell office:value-type="float" office:value="1807">
            <text:p>1807</text:p>
          </table:table-cell>
          <table:table-cell office:value-type="string">
            <text:p>Wenn du dort einen Regentanz aufführst, fällt das Gesuchte einfach vom Himmel.</text:p>
          </table:table-cell>
        </table:table-row>
        <table:table-row table:style-name="ro2">
          <table:table-cell office:value-type="float" office:value="1808">
            <text:p>1808</text:p>
          </table:table-cell>
          <table:table-cell office:value-type="string">
            <text:p>Du wirst dort einen alten Mönch treffen, der dir nicht im geringsten weiterhilft.</text:p>
          </table:table-cell>
        </table:table-row>
        <table:table-row table:style-name="ro2">
          <table:table-cell office:value-type="float" office:value="1809">
            <text:p>1809</text:p>
          </table:table-cell>
          <table:table-cell office:value-type="string">
            <text:p>Da lebt meine Mutter - sie wird dir sicher helfen, wenn du ihr Blumen schenkst.</text:p>
          </table:table-cell>
        </table:table-row>
        <table:table-row table:style-name="ro2">
          <table:table-cell office:value-type="float" office:value="1810">
            <text:p>1810</text:p>
          </table:table-cell>
          <table:table-cell office:value-type="string">
            <text:p>Ab da weiß ich leider auch nicht mehr so genau weiter.</text:p>
          </table:table-cell>
        </table:table-row>
        <table:table-row table:style-name="ro2">
          <table:table-cell office:value-type="float" office:value="1811">
            <text:p>1811</text:p>
          </table:table-cell>
          <table:table-cell office:value-type="string">
            <text:p>Von da an bist du auf dich allein gestellt.</text:p>
          </table:table-cell>
        </table:table-row>
        <table:table-row table:style-name="ro2">
          <table:table-cell office:value-type="float" office:value="1812">
            <text:p>1812</text:p>
          </table:table-cell>
          <table:table-cell office:value-type="string">
            <text:p>Dort hab ich das Gesuchte versteckt - aber ich sag dir nicht wo!</text:p>
          </table:table-cell>
        </table:table-row>
        <table:table-row table:style-name="ro2">
          <table:table-cell office:value-type="float" office:value="1813">
            <text:p>1813</text:p>
          </table:table-cell>
          <table:table-cell office:value-type="string">
            <text:p>Dort wirst du vergeblich alles absuchen, um schließlich müde und erschöpft unverrichteter Dinge zurückzukehren.</text:p>
          </table:table-cell>
        </table:table-row>
        <table:table-row table:style-name="ro2">
          <table:table-cell office:value-type="float" office:value="1814">
            <text:p>1814</text:p>
          </table:table-cell>
          <table:table-cell office:value-type="string">
            <text:p>Dort wirst du jemanden treffen, der dir sagt, wie du wieder zurückkommst.</text:p>
          </table:table-cell>
        </table:table-row>
        <table:table-row table:style-name="ro2">
          <table:table-cell office:value-type="float" office:value="2000">
            <text:p>2000</text:p>
          </table:table-cell>
          <table:table-cell office:value-type="string">
            <text:p>Meine Fruchtdrops sind mir runtergefallen und jetzt brauche ich neue.</text:p>
          </table:table-cell>
        </table:table-row>
        <table:table-row table:style-name="ro2">
          <table:table-cell office:value-type="float" office:value="2001">
            <text:p>2001</text:p>
          </table:table-cell>
          <table:table-cell office:value-type="string">
            <text:p>Ich möchte, dass du mir einen frischen Dauerlutscher besorgst.</text:p>
          </table:table-cell>
        </table:table-row>
        <table:table-row table:style-name="ro2">
          <table:table-cell office:value-type="float" office:value="2002">
            <text:p>2002</text:p>
          </table:table-cell>
          <table:table-cell office:value-type="string">
            <text:p>Ich brauche ein großes Holzschwert. Frag nicht, wofür.</text:p>
          </table:table-cell>
        </table:table-row>
        <table:table-row table:style-name="ro2">
          <table:table-cell office:value-type="float" office:value="2003">
            <text:p>2003</text:p>
          </table:table-cell>
          <table:table-cell office:value-type="string">
            <text:p>Ich will das mächtigste Artefakt der Welt!</text:p>
          </table:table-cell>
        </table:table-row>
        <table:table-row table:style-name="ro2">
          <table:table-cell office:value-type="float" office:value="2004">
            <text:p>2004</text:p>
          </table:table-cell>
          <table:table-cell office:value-type="string">
            <text:p>Ich will dieses Dings... wie heißt es noch... naja, du weißt ja. Dieses Dings halt.</text:p>
          </table:table-cell>
        </table:table-row>
        <table:table-row table:style-name="ro2">
          <table:table-cell office:value-type="float" office:value="2005">
            <text:p>2005</text:p>
          </table:table-cell>
          <table:table-cell office:value-type="string">
            <text:p>Ich brauche einen Feuerball, möglichst original verpackt.</text:p>
          </table:table-cell>
        </table:table-row>
        <table:table-row table:style-name="ro2">
          <table:table-cell office:value-type="float" office:value="2006">
            <text:p>2006</text:p>
          </table:table-cell>
          <table:table-cell office:value-type="string">
            <text:p>Ich brauche dringend Stoff. Also, zum Nähen meine ich. Ist doch klar.</text:p>
          </table:table-cell>
        </table:table-row>
        <table:table-row table:style-name="ro2">
          <table:table-cell office:value-type="float" office:value="2007">
            <text:p>2007</text:p>
          </table:table-cell>
          <table:table-cell office:value-type="string">
            <text:p>Ich will einen abgenagten Knochen haben.</text:p>
          </table:table-cell>
        </table:table-row>
        <table:table-row table:style-name="ro2">
          <table:table-cell office:value-type="float" office:value="2008">
            <text:p>2008</text:p>
          </table:table-cell>
          <table:table-cell office:value-type="string">
            <text:p>Ich brauche dringend zwei Paar Krokodilsaugen. Also insgesamt vier.</text:p>
          </table:table-cell>
        </table:table-row>
        <table:table-row table:style-name="ro2">
          <table:table-cell office:value-type="float" office:value="2009">
            <text:p>2009</text:p>
          </table:table-cell>
          <table:table-cell office:value-type="string">
            <text:p>Ich brauche wirklich dringend einen Betakey.</text:p>
          </table:table-cell>
        </table:table-row>
        <table:table-row table:style-name="ro2">
          <table:table-cell office:value-type="float" office:value="2010">
            <text:p>2010</text:p>
          </table:table-cell>
          <table:table-cell office:value-type="string">
            <text:p>Ich brauche dringend Deo-Spray oder einen Roll-On.</text:p>
          </table:table-cell>
        </table:table-row>
        <table:table-row table:style-name="ro2">
          <table:table-cell office:value-type="float" office:value="2011">
            <text:p>2011</text:p>
          </table:table-cell>
          <table:table-cell office:value-type="string">
            <text:p>Ich will die Millionen!</text:p>
          </table:table-cell>
        </table:table-row>
        <table:table-row table:style-name="ro2">
          <table:table-cell office:value-type="float" office:value="2012">
            <text:p>2012</text:p>
          </table:table-cell>
          <table:table-cell office:value-type="string">
            <text:p>Ich brauche etwas, das jenseits deiner Vorstellungskraft liegt.</text:p>
          </table:table-cell>
        </table:table-row>
        <table:table-row table:style-name="ro2">
          <table:table-cell office:value-type="float" office:value="2013">
            <text:p>2013</text:p>
          </table:table-cell>
          <table:table-cell office:value-type="string">
            <text:p>Ich suche einen heiligen Schild.</text:p>
          </table:table-cell>
        </table:table-row>
        <table:table-row table:style-name="ro2">
          <table:table-cell office:value-type="float" office:value="2014">
            <text:p>2014</text:p>
          </table:table-cell>
          <table:table-cell office:value-type="string">
            <text:p>Ich suche das magische Schwert der übernatürlichen Zauberei.</text:p>
          </table:table-cell>
        </table:table-row>
        <table:table-row table:style-name="ro2">
          <table:table-cell office:value-type="float" office:value="2015">
            <text:p>2015</text:p>
          </table:table-cell>
          <table:table-cell office:value-type="string">
            <text:p>Ich brauche eine goldene Rüstung aus Messing.</text:p>
          </table:table-cell>
        </table:table-row>
        <table:table-row table:style-name="ro2">
          <table:table-cell office:value-type="float" office:value="2016">
            <text:p>2016</text:p>
          </table:table-cell>
          <table:table-cell office:value-type="string">
            <text:p>Ich suche einen schicken Unsichtbarkeitsumhang.</text:p>
          </table:table-cell>
        </table:table-row>
        <table:table-row table:style-name="ro2">
          <table:table-cell office:value-type="float" office:value="2017">
            <text:p>2017</text:p>
          </table:table-cell>
          <table:table-cell office:value-type="string">
            <text:p>Ich suche den wahren Glauben.</text:p>
          </table:table-cell>
        </table:table-row>
        <table:table-row table:style-name="ro2">
          <table:table-cell office:value-type="float" office:value="2018">
            <text:p>2018</text:p>
          </table:table-cell>
          <table:table-cell office:value-type="string">
            <text:p>Ich brauche einen roten Faden.</text:p>
          </table:table-cell>
        </table:table-row>
        <table:table-row table:style-name="ro2">
          <table:table-cell office:value-type="float" office:value="2019">
            <text:p>2019</text:p>
          </table:table-cell>
          <table:table-cell office:value-type="string">
            <text:p>Ich suche einen mysteriösen Kristall.</text:p>
          </table:table-cell>
        </table:table-row>
        <table:table-row table:style-name="ro2">
          <table:table-cell office:value-type="float" office:value="2050">
            <text:p>2050</text:p>
          </table:table-cell>
          <table:table-cell office:value-type="string">
            <text:p>Sammel dort mindestens % und kehre dann zu mir zurück.</text:p>
          </table:table-cell>
        </table:table-row>
        <table:table-row table:style-name="ro2">
          <table:table-cell office:value-type="float" office:value="2051">
            <text:p>2051</text:p>
          </table:table-cell>
          <table:table-cell office:value-type="string">
            <text:p>Sammel an jenem Ort mindestens % und kehre dann zu mir zurück.</text:p>
          </table:table-cell>
        </table:table-row>
        <table:table-row table:style-name="ro2">
          <table:table-cell office:value-type="float" office:value="2052">
            <text:p>2052</text:p>
          </table:table-cell>
          <table:table-cell office:value-type="string">
            <text:p>Sammel mir dort mindestens % und kehre dann zu mir zurück.</text:p>
          </table:table-cell>
        </table:table-row>
        <table:table-row table:style-name="ro2">
          <table:table-cell office:value-type="float" office:value="2053">
            <text:p>2053</text:p>
          </table:table-cell>
          <table:table-cell office:value-type="string">
            <text:p>Hol dir von dort mindestens % und kehre dann zu mir zurück.</text:p>
          </table:table-cell>
        </table:table-row>
        <table:table-row table:style-name="ro2">
          <table:table-cell office:value-type="float" office:value="2054">
            <text:p>2054</text:p>
          </table:table-cell>
          <table:table-cell office:value-type="string">
            <text:p>Sammel dort mindestens % und kehre dann zu mir zurück.</text:p>
          </table:table-cell>
        </table:table-row>
        <table:table-row table:style-name="ro2">
          <table:table-cell office:value-type="float" office:value="2055">
            <text:p>2055</text:p>
          </table:table-cell>
          <table:table-cell office:value-type="string">
            <text:p>Hol dir von dort mindestens % und kehre dann zu mir zurück.</text:p>
          </table:table-cell>
        </table:table-row>
        <table:table-row table:style-name="ro2">
          <table:table-cell office:value-type="float" office:value="2056">
            <text:p>2056</text:p>
          </table:table-cell>
          <table:table-cell office:value-type="string">
            <text:p>Sammel an jenem Ort mindestens % und kehre dann zu mir zurück.</text:p>
          </table:table-cell>
        </table:table-row>
        <table:table-row table:style-name="ro2">
          <table:table-cell office:value-type="float" office:value="2057">
            <text:p>2057</text:p>
          </table:table-cell>
          <table:table-cell office:value-type="string">
            <text:p>Dort solltest du fündig werden. Ich denke, eine Einheit wird reichen, was meinst du?</text:p>
          </table:table-cell>
        </table:table-row>
        <table:table-row table:style-name="ro2">
          <table:table-cell office:value-type="float" office:value="2058">
            <text:p>2058</text:p>
          </table:table-cell>
          <table:table-cell office:value-type="string">
            <text:p>Bring mir von dort einfach so viel du finden kannst.</text:p>
          </table:table-cell>
        </table:table-row>
        <table:table-row table:style-name="ro2">
          <table:table-cell office:value-type="float" office:value="2059">
            <text:p>2059</text:p>
          </table:table-cell>
          <table:table-cell office:value-type="string">
            <text:p>Sieh dich dort um und hör nicht auf zu sammeln bis nichts mehr in deinen Rucksack geht. Dann schütte ihn aus und fang von vorne an.</text:p>
          </table:table-cell>
        </table:table-row>
        <table:table-row table:style-name="ro2">
          <table:table-cell office:value-type="float" office:value="2060">
            <text:p>2060</text:p>
          </table:table-cell>
          <table:table-cell office:value-type="string">
            <text:p>Nimm erstmal alle die du dort findest. Anschließend besorg mir alle auf der ganzen Welt.</text:p>
          </table:table-cell>
        </table:table-row>
        <table:table-row table:style-name="ro2">
          <table:table-cell office:value-type="float" office:value="2061">
            <text:p>2061</text:p>
          </table:table-cell>
          <table:table-cell office:value-type="string">
            <text:p>Sammle dort so lange Kram ein bis das Quest fertig ist. Und lies dir alles genau durch, es könnte wichtig sein.</text:p>
          </table:table-cell>
        </table:table-row>
        <table:table-row table:style-name="ro2">
          <table:table-cell office:value-type="float" office:value="2100">
            <text:p>2100</text:p>
          </table:table-cell>
          <table:table-cell office:value-type="string">
            <text:p>Komm dann, so schnell du kannst, wieder her - ich brauch meine Drops!</text:p>
          </table:table-cell>
        </table:table-row>
        <table:table-row table:style-name="ro2">
          <table:table-cell office:value-type="float" office:value="2101">
            <text:p>2101</text:p>
          </table:table-cell>
          <table:table-cell office:value-type="string">
            <text:p>Und beeil dich, sonst hab ich nichts mehr zum Lecken!</text:p>
          </table:table-cell>
        </table:table-row>
        <table:table-row table:style-name="ro2">
          <table:table-cell office:value-type="float" office:value="2102">
            <text:p>2102</text:p>
          </table:table-cell>
          <table:table-cell office:value-type="string">
            <text:p>Und enttäusche mich nicht! Das Schwert muss wirklich groß und absolut hölzern sein!</text:p>
          </table:table-cell>
        </table:table-row>
        <table:table-row table:style-name="ro2">
          <table:table-cell office:value-type="float" office:value="2103">
            <text:p>2103</text:p>
          </table:table-cell>
          <table:table-cell office:value-type="string">
            <text:p>Wenn es nicht klappt ist aber auch nicht weiter schlimm.</text:p>
          </table:table-cell>
        </table:table-row>
        <table:table-row table:style-name="ro2">
          <table:table-cell office:value-type="float" office:value="2104">
            <text:p>2104</text:p>
          </table:table-cell>
          <table:table-cell office:value-type="string">
            <text:p>Dann hurtig! Du weißt, dass ich ohne dieses Teil nicht leben kann.</text:p>
          </table:table-cell>
        </table:table-row>
        <table:table-row table:style-name="ro2">
          <table:table-cell office:value-type="float" office:value="2105">
            <text:p>2105</text:p>
          </table:table-cell>
          <table:table-cell office:value-type="string">
            <text:p>Achte darauf, dass der Feuerball schön heiß ist und die Verpackung nicht beschädigt wurde.</text:p>
          </table:table-cell>
        </table:table-row>
        <table:table-row table:style-name="ro2">
          <table:table-cell office:value-type="float" office:value="2106">
            <text:p>2106</text:p>
          </table:table-cell>
          <table:table-cell office:value-type="string">
            <text:p>Wenn du willst können wir dann ja auch mal zusammen was "nähen".</text:p>
          </table:table-cell>
        </table:table-row>
        <table:table-row table:style-name="ro2">
          <table:table-cell office:value-type="float" office:value="2107">
            <text:p>2107</text:p>
          </table:table-cell>
          <table:table-cell office:value-type="string">
            <text:p>Mir läuft schon das Wasser im Mund zusammen, wenn ich an den Knochen denke...</text:p>
          </table:table-cell>
        </table:table-row>
        <table:table-row table:style-name="ro2">
          <table:table-cell office:value-type="float" office:value="2108">
            <text:p>2108</text:p>
          </table:table-cell>
          <table:table-cell office:value-type="string">
            <text:p>Wenn du mir die Augen bringst dann kannst du eigentlich auch eins abhaben. Im Grunde brauch ich nur drei.</text:p>
          </table:table-cell>
        </table:table-row>
        <table:table-row table:style-name="ro2">
          <table:table-cell office:value-type="float" office:value="2109">
            <text:p>2109</text:p>
          </table:table-cell>
          <table:table-cell office:value-type="string">
            <text:p>Und wehe, du benutzt den Key selbst!</text:p>
          </table:table-cell>
        </table:table-row>
        <table:table-row table:style-name="ro2">
          <table:table-cell office:value-type="float" office:value="2110">
            <text:p>2110</text:p>
          </table:table-cell>
          <table:table-cell office:value-type="string">
            <text:p>Sei besser erfolgreich, sonst musst du mich weiter so ertragen! Waschen ist mir zu aufwändig.</text:p>
          </table:table-cell>
        </table:table-row>
        <table:table-row table:style-name="ro2">
          <table:table-cell office:value-type="float" office:value="2111">
            <text:p>2111</text:p>
          </table:table-cell>
          <table:table-cell office:value-type="string">
            <text:p>Und nein, du bekommst nichts ab. Gar nichts!</text:p>
          </table:table-cell>
        </table:table-row>
        <table:table-row table:style-name="ro2">
          <table:table-cell office:value-type="float" office:value="2112">
            <text:p>2112</text:p>
          </table:table-cell>
          <table:table-cell office:value-type="string">
            <text:p>Ich könnte versuchen dir zu erklären, worum es hier eigentlich geht, aber das hat einfach keinen Zweck.</text:p>
          </table:table-cell>
        </table:table-row>
        <table:table-row table:style-name="ro2">
          <table:table-cell office:value-type="float" office:value="2113">
            <text:p>2113</text:p>
          </table:table-cell>
          <table:table-cell office:value-type="string">
            <text:p>So einen Schild wollte ich schon immer haben. Angeblich gilt der zwar als Cheat, aber das merkt ja eh keiner.</text:p>
          </table:table-cell>
        </table:table-row>
        <table:table-row table:style-name="ro2">
          <table:table-cell office:value-type="float" office:value="2114">
            <text:p>2114</text:p>
          </table:table-cell>
          <table:table-cell office:value-type="string">
            <text:p>Je magischer das Schwert desto besser. Wenn du es mir nicht bringst, verzaubere ich dich damit!</text:p>
          </table:table-cell>
        </table:table-row>
        <table:table-row table:style-name="ro2">
          <table:table-cell office:value-type="float" office:value="2115">
            <text:p>2115</text:p>
          </table:table-cell>
          <table:table-cell office:value-type="string">
            <text:p>Achte darauf, dass die Rüstung aus vergoldetem Messing ist und nicht aus Massivgold. Das wäre ja total bescheuert.</text:p>
          </table:table-cell>
        </table:table-row>
        <table:table-row table:style-name="ro2">
          <table:table-cell office:value-type="float" office:value="2116">
            <text:p>2116</text:p>
          </table:table-cell>
          <table:table-cell office:value-type="string">
            <text:p>Und wenn ich den Umhang hab versteck ich mich und du bekommst deinen Lohn nie! Haha!</text:p>
          </table:table-cell>
        </table:table-row>
        <table:table-row table:style-name="ro2">
          <table:table-cell office:value-type="float" office:value="2117">
            <text:p>2117</text:p>
          </table:table-cell>
          <table:table-cell office:value-type="string">
            <text:p>Merk dir alles was man dir unterwegs erzählt, gründe eine Religion und dann komm zurück und missioniere mich!</text:p>
          </table:table-cell>
        </table:table-row>
        <table:table-row table:style-name="ro2">
          <table:table-cell office:value-type="float" office:value="2118">
            <text:p>2118</text:p>
          </table:table-cell>
          <table:table-cell office:value-type="string">
            <text:p>Wickel den Faden auf eine Garnrolle und nähe mir etwas Hübsches daraus.</text:p>
          </table:table-cell>
        </table:table-row>
        <table:table-row table:style-name="ro2">
          <table:table-cell office:value-type="float" office:value="2119">
            <text:p>2119</text:p>
          </table:table-cell>
          <table:table-cell office:value-type="string">
            <text:p>Wenn du den Kristall gefunden hast, blicke nicht hinein, sonst passieren seltsame Dinge.</text:p>
          </table:table-cell>
        </table:table-row>
        <table:table-row table:style-name="ro2">
          <table:table-cell office:value-type="float" office:value="2200">
            <text:p>2200</text:p>
          </table:table-cell>
          <table:table-cell office:value-type="string">
            <text:p>Drecksfledermaus</text:p>
          </table:table-cell>
        </table:table-row>
        <table:table-row table:style-name="ro2">
          <table:table-cell office:value-type="float" office:value="2201">
            <text:p>2201</text:p>
          </table:table-cell>
          <table:table-cell office:value-type="string">
            <text:p>Flederbiest</text:p>
          </table:table-cell>
        </table:table-row>
        <table:table-row table:style-name="ro2">
          <table:table-cell office:value-type="float" office:value="2202">
            <text:p>2202</text:p>
          </table:table-cell>
          <table:table-cell office:value-type="string">
            <text:p>Staubfledermaus</text:p>
          </table:table-cell>
        </table:table-row>
        <table:table-row table:style-name="ro2">
          <table:table-cell office:value-type="float" office:value="2203">
            <text:p>2203</text:p>
          </table:table-cell>
          <table:table-cell office:value-type="string">
            <text:p>Fleischgolem</text:p>
          </table:table-cell>
        </table:table-row>
        <table:table-row table:style-name="ro2">
          <table:table-cell office:value-type="float" office:value="2204">
            <text:p>2204</text:p>
          </table:table-cell>
          <table:table-cell office:value-type="string">
            <text:p>Untoter Zombie</text:p>
          </table:table-cell>
        </table:table-row>
        <table:table-row table:style-name="ro2">
          <table:table-cell office:value-type="float" office:value="2205">
            <text:p>2205</text:p>
          </table:table-cell>
          <table:table-cell office:value-type="string">
            <text:p>Widerlicher Wiedergänger</text:p>
          </table:table-cell>
        </table:table-row>
        <table:table-row table:style-name="ro2">
          <table:table-cell office:value-type="float" office:value="2206">
            <text:p>2206</text:p>
          </table:table-cell>
          <table:table-cell office:value-type="string">
            <text:p>Flammender Prellbog</text:p>
          </table:table-cell>
        </table:table-row>
        <table:table-row table:style-name="ro2">
          <table:table-cell office:value-type="float" office:value="2207">
            <text:p>2207</text:p>
          </table:table-cell>
          <table:table-cell office:value-type="string">
            <text:p>Frostdämon</text:p>
          </table:table-cell>
        </table:table-row>
        <table:table-row table:style-name="ro2">
          <table:table-cell office:value-type="float" office:value="2208">
            <text:p>2208</text:p>
          </table:table-cell>
          <table:table-cell office:value-type="string">
            <text:p>Klapperkobra</text:p>
          </table:table-cell>
        </table:table-row>
        <table:table-row table:style-name="ro2">
          <table:table-cell office:value-type="float" office:value="2209">
            <text:p>2209</text:p>
          </table:table-cell>
          <table:table-cell office:value-type="string">
            <text:p>Schattenkobra</text:p>
          </table:table-cell>
        </table:table-row>
        <table:table-row table:style-name="ro2">
          <table:table-cell office:value-type="float" office:value="2210">
            <text:p>2210</text:p>
          </table:table-cell>
          <table:table-cell office:value-type="string">
            <text:p>Dotternatter</text:p>
          </table:table-cell>
        </table:table-row>
        <table:table-row table:style-name="ro2">
          <table:table-cell office:value-type="float" office:value="2211">
            <text:p>2211</text:p>
          </table:table-cell>
          <table:table-cell office:value-type="string">
            <text:p>Speichelkobra</text:p>
          </table:table-cell>
        </table:table-row>
        <table:table-row table:style-name="ro2">
          <table:table-cell office:value-type="float" office:value="2212">
            <text:p>2212</text:p>
          </table:table-cell>
          <table:table-cell office:value-type="string">
            <text:p>Eisbär</text:p>
          </table:table-cell>
        </table:table-row>
        <table:table-row table:style-name="ro2">
          <table:table-cell office:value-type="float" office:value="2213">
            <text:p>2213</text:p>
          </table:table-cell>
          <table:table-cell office:value-type="string">
            <text:p>Problembär</text:p>
          </table:table-cell>
        </table:table-row>
        <table:table-row table:style-name="ro2">
          <table:table-cell office:value-type="float" office:value="2214">
            <text:p>2214</text:p>
          </table:table-cell>
          <table:table-cell office:value-type="string">
            <text:p>Braunbär</text:p>
          </table:table-cell>
        </table:table-row>
        <table:table-row table:style-name="ro2">
          <table:table-cell office:value-type="float" office:value="2215">
            <text:p>2215</text:p>
          </table:table-cell>
          <table:table-cell office:value-type="string">
            <text:p>Infizierter Braunbär</text:p>
          </table:table-cell>
        </table:table-row>
        <table:table-row table:style-name="ro2">
          <table:table-cell office:value-type="float" office:value="2216">
            <text:p>2216</text:p>
          </table:table-cell>
          <table:table-cell office:value-type="string">
            <text:p>Grüner Rex</text:p>
          </table:table-cell>
        </table:table-row>
        <table:table-row table:style-name="ro2">
          <table:table-cell office:value-type="float" office:value="2217">
            <text:p>2217</text:p>
          </table:table-cell>
          <table:table-cell office:value-type="string">
            <text:p>Roter Rex</text:p>
          </table:table-cell>
        </table:table-row>
        <table:table-row table:style-name="ro2">
          <table:table-cell office:value-type="float" office:value="2218">
            <text:p>2218</text:p>
          </table:table-cell>
          <table:table-cell office:value-type="string">
            <text:p>Grauer Rex</text:p>
          </table:table-cell>
        </table:table-row>
        <table:table-row table:style-name="ro2">
          <table:table-cell office:value-type="float" office:value="2219">
            <text:p>2219</text:p>
          </table:table-cell>
          <table:table-cell office:value-type="string">
            <text:p>Schneetroll</text:p>
          </table:table-cell>
        </table:table-row>
        <table:table-row table:style-name="ro2">
          <table:table-cell office:value-type="float" office:value="2220">
            <text:p>2220</text:p>
          </table:table-cell>
          <table:table-cell office:value-type="string">
            <text:p>Nachttroll</text:p>
          </table:table-cell>
        </table:table-row>
        <table:table-row table:style-name="ro2">
          <table:table-cell office:value-type="float" office:value="2221">
            <text:p>2221</text:p>
          </table:table-cell>
          <table:table-cell office:value-type="string">
            <text:p>Bergtroll</text:p>
          </table:table-cell>
        </table:table-row>
        <table:table-row table:style-name="ro2">
          <table:table-cell office:value-type="float" office:value="2222">
            <text:p>2222</text:p>
          </table:table-cell>
          <table:table-cell office:value-type="string">
            <text:p>Steintroll</text:p>
          </table:table-cell>
        </table:table-row>
        <table:table-row table:style-name="ro2">
          <table:table-cell office:value-type="float" office:value="2223">
            <text:p>2223</text:p>
          </table:table-cell>
          <table:table-cell office:value-type="string">
            <text:p>Graugeier</text:p>
          </table:table-cell>
        </table:table-row>
        <table:table-row table:style-name="ro2">
          <table:table-cell office:value-type="float" office:value="2224">
            <text:p>2224</text:p>
          </table:table-cell>
          <table:table-cell office:value-type="string">
            <text:p>Aasgeier</text:p>
          </table:table-cell>
        </table:table-row>
        <table:table-row table:style-name="ro2">
          <table:table-cell office:value-type="float" office:value="2225">
            <text:p>2225</text:p>
          </table:table-cell>
          <table:table-cell office:value-type="string">
            <text:p>Sackratte</text:p>
          </table:table-cell>
        </table:table-row>
        <table:table-row table:style-name="ro2">
          <table:table-cell office:value-type="float" office:value="2226">
            <text:p>2226</text:p>
          </table:table-cell>
          <table:table-cell office:value-type="string">
            <text:p>Albinoratte</text:p>
          </table:table-cell>
        </table:table-row>
        <table:table-row table:style-name="ro2">
          <table:table-cell office:value-type="float" office:value="2227">
            <text:p>2227</text:p>
          </table:table-cell>
          <table:table-cell office:value-type="string">
            <text:p>Kanalratte</text:p>
          </table:table-cell>
        </table:table-row>
        <table:table-row table:style-name="ro2">
          <table:table-cell office:value-type="float" office:value="2228">
            <text:p>2228</text:p>
          </table:table-cell>
          <table:table-cell office:value-type="string">
            <text:p>Waldmampfe</text:p>
          </table:table-cell>
        </table:table-row>
        <table:table-row table:style-name="ro2">
          <table:table-cell office:value-type="float" office:value="2229">
            <text:p>2229</text:p>
          </table:table-cell>
          <table:table-cell office:value-type="string">
            <text:p>Sumpfmampfe</text:p>
          </table:table-cell>
        </table:table-row>
        <table:table-row table:style-name="ro2">
          <table:table-cell office:value-type="float" office:value="2230">
            <text:p>2230</text:p>
          </table:table-cell>
          <table:table-cell office:value-type="string">
            <text:p>Nachtghoul</text:p>
          </table:table-cell>
        </table:table-row>
        <table:table-row table:style-name="ro2">
          <table:table-cell office:value-type="float" office:value="2231">
            <text:p>2231</text:p>
          </table:table-cell>
          <table:table-cell office:value-type="string">
            <text:p>Graughoul</text:p>
          </table:table-cell>
        </table:table-row>
        <table:table-row table:style-name="ro2">
          <table:table-cell office:value-type="float" office:value="2232">
            <text:p>2232</text:p>
          </table:table-cell>
          <table:table-cell office:value-type="string">
            <text:p>Sumpfghoul</text:p>
          </table:table-cell>
        </table:table-row>
        <table:table-row table:style-name="ro2">
          <table:table-cell office:value-type="float" office:value="2233">
            <text:p>2233</text:p>
          </table:table-cell>
          <table:table-cell office:value-type="string">
            <text:p>Schnappraptor</text:p>
          </table:table-cell>
        </table:table-row>
        <table:table-row table:style-name="ro2">
          <table:table-cell office:value-type="float" office:value="2234">
            <text:p>2234</text:p>
          </table:table-cell>
          <table:table-cell office:value-type="string">
            <text:p>Springraptor</text:p>
          </table:table-cell>
        </table:table-row>
        <table:table-row table:style-name="ro2">
          <table:table-cell office:value-type="float" office:value="2235">
            <text:p>2235</text:p>
          </table:table-cell>
          <table:table-cell office:value-type="string">
            <text:p>Brüllraptor</text:p>
          </table:table-cell>
        </table:table-row>
        <table:table-row table:style-name="ro2">
          <table:table-cell office:value-type="float" office:value="2236">
            <text:p>2236</text:p>
          </table:table-cell>
          <table:table-cell office:value-type="string">
            <text:p>Bigfoot</text:p>
          </table:table-cell>
        </table:table-row>
        <table:table-row table:style-name="ro2">
          <table:table-cell office:value-type="float" office:value="2237">
            <text:p>2237</text:p>
          </table:table-cell>
          <table:table-cell office:value-type="string">
            <text:p>Yeti</text:p>
          </table:table-cell>
        </table:table-row>
        <table:table-row table:style-name="ro2">
          <table:table-cell office:value-type="float" office:value="2238">
            <text:p>2238</text:p>
          </table:table-cell>
          <table:table-cell office:value-type="string">
            <text:p>Fieser Monsterhase</text:p>
          </table:table-cell>
        </table:table-row>
        <table:table-row table:style-name="ro2">
          <table:table-cell office:value-type="float" office:value="2239">
            <text:p>2239</text:p>
          </table:table-cell>
          <table:table-cell office:value-type="string">
            <text:p>Cholerischer Monsterhase</text:p>
          </table:table-cell>
        </table:table-row>
        <table:table-row table:style-name="ro2">
          <table:table-cell office:value-type="float" office:value="2240">
            <text:p>2240</text:p>
          </table:table-cell>
          <table:table-cell office:value-type="string">
            <text:p>Mörderischer Monsterhase</text:p>
          </table:table-cell>
        </table:table-row>
        <table:table-row table:style-name="ro2">
          <table:table-cell office:value-type="float" office:value="2241">
            <text:p>2241</text:p>
          </table:table-cell>
          <table:table-cell office:value-type="string">
            <text:p>Rosa Monsterhäschen</text:p>
          </table:table-cell>
        </table:table-row>
        <table:table-row table:style-name="ro2">
          <table:table-cell office:value-type="float" office:value="2242">
            <text:p>2242</text:p>
          </table:table-cell>
          <table:table-cell office:value-type="string">
            <text:p>Grauenvoller Monsterhase</text:p>
          </table:table-cell>
        </table:table-row>
        <table:table-row table:style-name="ro2">
          <table:table-cell office:value-type="float" office:value="2243">
            <text:p>2243</text:p>
          </table:table-cell>
          <table:table-cell office:value-type="string">
            <text:p>Giftgrüner Monsterhase</text:p>
          </table:table-cell>
        </table:table-row>
        <table:table-row table:style-name="ro2">
          <table:table-cell office:value-type="float" office:value="2244">
            <text:p>2244</text:p>
          </table:table-cell>
          <table:table-cell office:value-type="string">
            <text:p>Pirat Düsterbart</text:p>
          </table:table-cell>
        </table:table-row>
        <table:table-row table:style-name="ro2">
          <table:table-cell office:value-type="float" office:value="2245">
            <text:p>2245</text:p>
          </table:table-cell>
          <table:table-cell office:value-type="string">
            <text:p>Pirat John Nightingale</text:p>
          </table:table-cell>
        </table:table-row>
        <table:table-row table:style-name="ro2">
          <table:table-cell office:value-type="float" office:value="2246">
            <text:p>2246</text:p>
          </table:table-cell>
          <table:table-cell office:value-type="string">
            <text:p>Pirat Blutnase</text:p>
          </table:table-cell>
        </table:table-row>
        <table:table-row table:style-name="ro2">
          <table:table-cell office:value-type="float" office:value="2247">
            <text:p>2247</text:p>
          </table:table-cell>
          <table:table-cell office:value-type="string">
            <text:p>Miesotaurus</text:p>
          </table:table-cell>
        </table:table-row>
        <table:table-row table:style-name="ro2">
          <table:table-cell office:value-type="float" office:value="2248">
            <text:p>2248</text:p>
          </table:table-cell>
          <table:table-cell office:value-type="string">
            <text:p>Saurer Taurus</text:p>
          </table:table-cell>
        </table:table-row>
        <table:table-row table:style-name="ro2">
          <table:table-cell office:value-type="float" office:value="2249">
            <text:p>2249</text:p>
          </table:table-cell>
          <table:table-cell office:value-type="string">
            <text:p>Stiernacken</text:p>
          </table:table-cell>
        </table:table-row>
        <table:table-row table:style-name="ro2">
          <table:table-cell office:value-type="float" office:value="2250">
            <text:p>2250</text:p>
          </table:table-cell>
          <table:table-cell office:value-type="string">
            <text:p>Steingigant</text:p>
          </table:table-cell>
        </table:table-row>
        <table:table-row table:style-name="ro2">
          <table:table-cell office:value-type="float" office:value="2251">
            <text:p>2251</text:p>
          </table:table-cell>
          <table:table-cell office:value-type="string">
            <text:p>Magmagigant</text:p>
          </table:table-cell>
        </table:table-row>
        <table:table-row table:style-name="ro2">
          <table:table-cell office:value-type="float" office:value="2252">
            <text:p>2252</text:p>
          </table:table-cell>
          <table:table-cell office:value-type="string">
            <text:p>Grüner Gnoll</text:p>
          </table:table-cell>
        </table:table-row>
        <table:table-row table:style-name="ro2">
          <table:table-cell office:value-type="float" office:value="2253">
            <text:p>2253</text:p>
          </table:table-cell>
          <table:table-cell office:value-type="string">
            <text:p>Grauer Gnoll</text:p>
          </table:table-cell>
        </table:table-row>
        <table:table-row table:style-name="ro2">
          <table:table-cell office:value-type="float" office:value="2254">
            <text:p>2254</text:p>
          </table:table-cell>
          <table:table-cell office:value-type="string">
            <text:p>Roter Gnoll</text:p>
          </table:table-cell>
        </table:table-row>
        <table:table-row table:style-name="ro2">
          <table:table-cell office:value-type="float" office:value="2255">
            <text:p>2255</text:p>
          </table:table-cell>
          <table:table-cell office:value-type="string">
            <text:p>Riesenspinne</text:p>
          </table:table-cell>
        </table:table-row>
        <table:table-row table:style-name="ro2">
          <table:table-cell office:value-type="float" office:value="2256">
            <text:p>2256</text:p>
          </table:table-cell>
          <table:table-cell office:value-type="string">
            <text:p>Terrortarantel</text:p>
          </table:table-cell>
        </table:table-row>
        <table:table-row table:style-name="ro2">
          <table:table-cell office:value-type="float" office:value="2257">
            <text:p>2257</text:p>
          </table:table-cell>
          <table:table-cell office:value-type="string">
            <text:p>Baumspinne</text:p>
          </table:table-cell>
        </table:table-row>
        <table:table-row table:style-name="ro2">
          <table:table-cell office:value-type="float" office:value="2258">
            <text:p>2258</text:p>
          </table:table-cell>
          <table:table-cell office:value-type="string">
            <text:p>Schneelöwe</text:p>
          </table:table-cell>
        </table:table-row>
        <table:table-row table:style-name="ro2">
          <table:table-cell office:value-type="float" office:value="2259">
            <text:p>2259</text:p>
          </table:table-cell>
          <table:table-cell office:value-type="string">
            <text:p>Tiger</text:p>
          </table:table-cell>
        </table:table-row>
        <table:table-row table:style-name="ro2">
          <table:table-cell office:value-type="float" office:value="2260">
            <text:p>2260</text:p>
          </table:table-cell>
          <table:table-cell office:value-type="string">
            <text:p>Panther</text:p>
          </table:table-cell>
        </table:table-row>
        <table:table-row table:style-name="ro2">
          <table:table-cell office:value-type="float" office:value="2261">
            <text:p>2261</text:p>
          </table:table-cell>
          <table:table-cell office:value-type="string">
            <text:p>Berglöwe</text:p>
          </table:table-cell>
        </table:table-row>
        <table:table-row table:style-name="ro2">
          <table:table-cell office:value-type="float" office:value="2262">
            <text:p>2262</text:p>
          </table:table-cell>
          <table:table-cell office:value-type="string">
            <text:p>Höhlenskorpion</text:p>
          </table:table-cell>
        </table:table-row>
        <table:table-row table:style-name="ro2">
          <table:table-cell office:value-type="float" office:value="2263">
            <text:p>2263</text:p>
          </table:table-cell>
          <table:table-cell office:value-type="string">
            <text:p>Dschungelskorpion</text:p>
          </table:table-cell>
        </table:table-row>
        <table:table-row table:style-name="ro2">
          <table:table-cell office:value-type="float" office:value="2264">
            <text:p>2264</text:p>
          </table:table-cell>
          <table:table-cell office:value-type="string">
            <text:p>Schattenskorpion</text:p>
          </table:table-cell>
        </table:table-row>
        <table:table-row table:style-name="ro2">
          <table:table-cell office:value-type="float" office:value="2265">
            <text:p>2265</text:p>
          </table:table-cell>
          <table:table-cell office:value-type="string">
            <text:p>Feuerstachelskorpion</text:p>
          </table:table-cell>
        </table:table-row>
        <table:table-row table:style-name="ro2">
          <table:table-cell office:value-type="float" office:value="2266">
            <text:p>2266</text:p>
          </table:table-cell>
          <table:table-cell office:value-type="string">
            <text:p>Rotlichtsuccubus</text:p>
          </table:table-cell>
        </table:table-row>
        <table:table-row table:style-name="ro2">
          <table:table-cell office:value-type="float" office:value="2267">
            <text:p>2267</text:p>
          </table:table-cell>
          <table:table-cell office:value-type="string">
            <text:p>Sumpfnymphomanin</text:p>
          </table:table-cell>
        </table:table-row>
        <table:table-row table:style-name="ro2">
          <table:table-cell office:value-type="float" office:value="2268">
            <text:p>2268</text:p>
          </table:table-cell>
          <table:table-cell office:value-type="string">
            <text:p>Höllenbraut</text:p>
          </table:table-cell>
        </table:table-row>
        <table:table-row table:style-name="ro2">
          <table:table-cell office:value-type="float" office:value="2269">
            <text:p>2269</text:p>
          </table:table-cell>
          <table:table-cell office:value-type="string">
            <text:p>Hexe</text:p>
          </table:table-cell>
        </table:table-row>
        <table:table-row table:style-name="ro2">
          <table:table-cell office:value-type="float" office:value="2270">
            <text:p>2270</text:p>
          </table:table-cell>
          <table:table-cell office:value-type="string">
            <text:p>Rotbrauner Zentauer</text:p>
          </table:table-cell>
        </table:table-row>
        <table:table-row table:style-name="ro2">
          <table:table-cell office:value-type="float" office:value="2271">
            <text:p>2271</text:p>
          </table:table-cell>
          <table:table-cell office:value-type="string">
            <text:p>Grüner Zentauer</text:p>
          </table:table-cell>
        </table:table-row>
        <table:table-row table:style-name="ro2">
          <table:table-cell office:value-type="float" office:value="2272">
            <text:p>2272</text:p>
          </table:table-cell>
          <table:table-cell office:value-type="string">
            <text:p>Grauer Zentauer</text:p>
          </table:table-cell>
        </table:table-row>
        <table:table-row table:style-name="ro2">
          <table:table-cell office:value-type="float" office:value="2273">
            <text:p>2273</text:p>
          </table:table-cell>
          <table:table-cell office:value-type="string">
            <text:p>Banshee</text:p>
          </table:table-cell>
        </table:table-row>
        <table:table-row table:style-name="ro2">
          <table:table-cell office:value-type="float" office:value="2274">
            <text:p>2274</text:p>
          </table:table-cell>
          <table:table-cell office:value-type="string">
            <text:p>Bissiger Köter</text:p>
          </table:table-cell>
        </table:table-row>
        <table:table-row table:style-name="ro2">
          <table:table-cell office:value-type="float" office:value="2275">
            <text:p>2275</text:p>
          </table:table-cell>
          <table:table-cell office:value-type="string">
            <text:p>Eiswolf</text:p>
          </table:table-cell>
        </table:table-row>
        <table:table-row table:style-name="ro2">
          <table:table-cell office:value-type="float" office:value="2276">
            <text:p>2276</text:p>
          </table:table-cell>
          <table:table-cell office:value-type="string">
            <text:p>Tollwütiger Wolf</text:p>
          </table:table-cell>
        </table:table-row>
        <table:table-row table:style-name="ro2">
          <table:table-cell office:value-type="float" office:value="2277">
            <text:p>2277</text:p>
          </table:table-cell>
          <table:table-cell office:value-type="string">
            <text:p>Grimmiger Wolf</text:p>
          </table:table-cell>
        </table:table-row>
        <table:table-row table:style-name="ro2">
          <table:table-cell office:value-type="float" office:value="2278">
            <text:p>2278</text:p>
          </table:table-cell>
          <table:table-cell office:value-type="string">
            <text:p>Schlammblob</text:p>
          </table:table-cell>
        </table:table-row>
        <table:table-row table:style-name="ro2">
          <table:table-cell office:value-type="float" office:value="2279">
            <text:p>2279</text:p>
          </table:table-cell>
          <table:table-cell office:value-type="string">
            <text:p>Sandblob</text:p>
          </table:table-cell>
        </table:table-row>
        <table:table-row table:style-name="ro2">
          <table:table-cell office:value-type="float" office:value="2280">
            <text:p>2280</text:p>
          </table:table-cell>
          <table:table-cell office:value-type="string">
            <text:p>Schleimblob</text:p>
          </table:table-cell>
        </table:table-row>
        <table:table-row table:style-name="ro2">
          <table:table-cell office:value-type="float" office:value="2281">
            <text:p>2281</text:p>
          </table:table-cell>
          <table:table-cell office:value-type="string">
            <text:p>Lavablob</text:p>
          </table:table-cell>
        </table:table-row>
        <table:table-row table:style-name="ro2">
          <table:table-cell office:value-type="float" office:value="2282">
            <text:p>2282</text:p>
          </table:table-cell>
          <table:table-cell office:value-type="string">
            <text:p>Hinterhältiger Vampir</text:p>
          </table:table-cell>
        </table:table-row>
        <table:table-row table:style-name="ro2">
          <table:table-cell office:value-type="float" office:value="2283">
            <text:p>2283</text:p>
          </table:table-cell>
          <table:table-cell office:value-type="string">
            <text:p>Verschlagener Vampir</text:p>
          </table:table-cell>
        </table:table-row>
        <table:table-row table:style-name="ro2">
          <table:table-cell office:value-type="float" office:value="2284">
            <text:p>2284</text:p>
          </table:table-cell>
          <table:table-cell office:value-type="string">
            <text:p>Finsterer Vampir</text:p>
          </table:table-cell>
        </table:table-row>
        <table:table-row table:style-name="ro2">
          <table:table-cell office:value-type="float" office:value="2285">
            <text:p>2285</text:p>
          </table:table-cell>
          <table:table-cell office:value-type="string">
            <text:p>Grässlicher Gremlin</text:p>
          </table:table-cell>
        </table:table-row>
        <table:table-row table:style-name="ro2">
          <table:table-cell office:value-type="float" office:value="2286">
            <text:p>2286</text:p>
          </table:table-cell>
          <table:table-cell office:value-type="string">
            <text:p>Grausiger Gremlin</text:p>
          </table:table-cell>
        </table:table-row>
        <table:table-row table:style-name="ro2">
          <table:table-cell office:value-type="float" office:value="2287">
            <text:p>2287</text:p>
          </table:table-cell>
          <table:table-cell office:value-type="string">
            <text:p>Gieriger Gremlin</text:p>
          </table:table-cell>
        </table:table-row>
        <table:table-row table:style-name="ro2">
          <table:table-cell office:value-type="float" office:value="2288">
            <text:p>2288</text:p>
          </table:table-cell>
          <table:table-cell office:value-type="string">
            <text:p>Grünlicher Gremlin</text:p>
          </table:table-cell>
        </table:table-row>
        <table:table-row table:style-name="ro2">
          <table:table-cell office:value-type="float" office:value="2289">
            <text:p>2289</text:p>
          </table:table-cell>
          <table:table-cell office:value-type="string">
            <text:p>Schrecklicher Dämon</text:p>
          </table:table-cell>
        </table:table-row>
        <table:table-row table:style-name="ro2">
          <table:table-cell office:value-type="float" office:value="2290">
            <text:p>2290</text:p>
          </table:table-cell>
          <table:table-cell office:value-type="string">
            <text:p>Furchtbarer Dämon</text:p>
          </table:table-cell>
        </table:table-row>
        <table:table-row table:style-name="ro2">
          <table:table-cell office:value-type="float" office:value="2291">
            <text:p>2291</text:p>
          </table:table-cell>
          <table:table-cell office:value-type="string">
            <text:p>Abscheulicher Dämon</text:p>
          </table:table-cell>
        </table:table-row>
        <table:table-row table:style-name="ro2">
          <table:table-cell office:value-type="float" office:value="2292">
            <text:p>2292</text:p>
          </table:table-cell>
          <table:table-cell office:value-type="string">
            <text:p>Böser Bandit</text:p>
          </table:table-cell>
        </table:table-row>
        <table:table-row table:style-name="ro2">
          <table:table-cell office:value-type="float" office:value="2293">
            <text:p>2293</text:p>
          </table:table-cell>
          <table:table-cell office:value-type="string">
            <text:p>Rabiater Räuber</text:p>
          </table:table-cell>
        </table:table-row>
        <table:table-row table:style-name="ro2">
          <table:table-cell office:value-type="float" office:value="2294">
            <text:p>2294</text:p>
          </table:table-cell>
          <table:table-cell office:value-type="string">
            <text:p>Dubioser Dieb</text:p>
          </table:table-cell>
        </table:table-row>
        <table:table-row table:style-name="ro2">
          <table:table-cell office:value-type="float" office:value="2295">
            <text:p>2295</text:p>
          </table:table-cell>
          <table:table-cell office:value-type="string">
            <text:p>Basilisk</text:p>
          </table:table-cell>
        </table:table-row>
        <table:table-row table:style-name="ro2">
          <table:table-cell office:value-type="float" office:value="2296">
            <text:p>2296</text:p>
          </table:table-cell>
          <table:table-cell office:value-type="string">
            <text:p>Feuerbasilisk</text:p>
          </table:table-cell>
        </table:table-row>
        <table:table-row table:style-name="ro2">
          <table:table-cell office:value-type="float" office:value="2297">
            <text:p>2297</text:p>
          </table:table-cell>
          <table:table-cell office:value-type="string">
            <text:p>Alien des Zwielichts</text:p>
          </table:table-cell>
        </table:table-row>
        <table:table-row table:style-name="ro2">
          <table:table-cell office:value-type="float" office:value="2298">
            <text:p>2298</text:p>
          </table:table-cell>
          <table:table-cell office:value-type="string">
            <text:p>Alien der Hölle</text:p>
          </table:table-cell>
        </table:table-row>
        <table:table-row table:style-name="ro2">
          <table:table-cell office:value-type="float" office:value="2299">
            <text:p>2299</text:p>
          </table:table-cell>
          <table:table-cell office:value-type="string">
            <text:p>Alien des Gifts</text:p>
          </table:table-cell>
        </table:table-row>
        <table:table-row table:style-name="ro2">
          <table:table-cell office:value-type="float" office:value="2300">
            <text:p>2300</text:p>
          </table:table-cell>
          <table:table-cell office:value-type="string">
            <text:p>Finsterer Reiter</text:p>
          </table:table-cell>
        </table:table-row>
        <table:table-row table:style-name="ro2">
          <table:table-cell office:value-type="float" office:value="2301">
            <text:p>2301</text:p>
          </table:table-cell>
          <table:table-cell office:value-type="string">
            <text:p>Feuerelementar</text:p>
          </table:table-cell>
        </table:table-row>
        <table:table-row table:style-name="ro2">
          <table:table-cell office:value-type="float" office:value="2302">
            <text:p>2302</text:p>
          </table:table-cell>
          <table:table-cell office:value-type="string">
            <text:p>Grauer Gargoyle</text:p>
          </table:table-cell>
        </table:table-row>
        <table:table-row table:style-name="ro2">
          <table:table-cell office:value-type="float" office:value="2303">
            <text:p>2303</text:p>
          </table:table-cell>
          <table:table-cell office:value-type="string">
            <text:p>Brauner Gargoyle</text:p>
          </table:table-cell>
        </table:table-row>
        <table:table-row table:style-name="ro2">
          <table:table-cell office:value-type="float" office:value="2304">
            <text:p>2304</text:p>
          </table:table-cell>
          <table:table-cell office:value-type="string">
            <text:p>Sumpfkrokodil</text:p>
          </table:table-cell>
        </table:table-row>
        <table:table-row table:style-name="ro2">
          <table:table-cell office:value-type="float" office:value="2305">
            <text:p>2305</text:p>
          </table:table-cell>
          <table:table-cell office:value-type="string">
            <text:p>Frostalligator</text:p>
          </table:table-cell>
        </table:table-row>
        <table:table-row table:style-name="ro2">
          <table:table-cell office:value-type="float" office:value="2306">
            <text:p>2306</text:p>
          </table:table-cell>
          <table:table-cell office:value-type="string">
            <text:p>Schattenalligator</text:p>
          </table:table-cell>
        </table:table-row>
        <table:table-row table:style-name="ro2">
          <table:table-cell office:value-type="float" office:value="2307">
            <text:p>2307</text:p>
          </table:table-cell>
          <table:table-cell office:value-type="string">
            <text:p>Schlammkrokodil</text:p>
          </table:table-cell>
        </table:table-row>
        <table:table-row table:style-name="ro2">
          <table:table-cell office:value-type="float" office:value="2308">
            <text:p>2308</text:p>
          </table:table-cell>
          <table:table-cell office:value-type="string">
            <text:p>Weißer Gorilla</text:p>
          </table:table-cell>
        </table:table-row>
        <table:table-row table:style-name="ro2">
          <table:table-cell office:value-type="float" office:value="2309">
            <text:p>2309</text:p>
          </table:table-cell>
          <table:table-cell office:value-type="string">
            <text:p>Waldgorilla</text:p>
          </table:table-cell>
        </table:table-row>
        <table:table-row table:style-name="ro2">
          <table:table-cell office:value-type="float" office:value="2310">
            <text:p>2310</text:p>
          </table:table-cell>
          <table:table-cell office:value-type="string">
            <text:p>Berggorilla</text:p>
          </table:table-cell>
        </table:table-row>
        <table:table-row table:style-name="ro2">
          <table:table-cell office:value-type="float" office:value="2311">
            <text:p>2311</text:p>
          </table:table-cell>
          <table:table-cell office:value-type="string">
            <text:p>Skelett</text:p>
          </table:table-cell>
        </table:table-row>
        <table:table-row table:style-name="ro2">
          <table:table-cell office:value-type="float" office:value="2312">
            <text:p>2312</text:p>
          </table:table-cell>
          <table:table-cell office:value-type="string">
            <text:p>Voodoo-Skelett</text:p>
          </table:table-cell>
        </table:table-row>
        <table:table-row table:style-name="ro2">
          <table:table-cell office:value-type="float" office:value="2313">
            <text:p>2313</text:p>
          </table:table-cell>
          <table:table-cell office:value-type="string">
            <text:p>Voodoo-Meister</text:p>
          </table:table-cell>
        </table:table-row>
        <table:table-row table:style-name="ro2">
          <table:table-cell office:value-type="float" office:value="2314">
            <text:p>2314</text:p>
          </table:table-cell>
          <table:table-cell office:value-type="string">
            <text:p>Skelettkämpfer</text:p>
          </table:table-cell>
        </table:table-row>
        <table:table-row table:style-name="ro2">
          <table:table-cell office:value-type="float" office:value="2315">
            <text:p>2315</text:p>
          </table:table-cell>
          <table:table-cell office:value-type="string">
            <text:p>Skelettkrieger</text:p>
          </table:table-cell>
        </table:table-row>
        <table:table-row table:style-name="ro2">
          <table:table-cell office:value-type="float" office:value="2316">
            <text:p>2316</text:p>
          </table:table-cell>
          <table:table-cell office:value-type="string">
            <text:p>Schrecken der Nacht</text:p>
          </table:table-cell>
        </table:table-row>
        <table:table-row table:style-name="ro2">
          <table:table-cell office:value-type="float" office:value="2317">
            <text:p>2317</text:p>
          </table:table-cell>
          <table:table-cell office:value-type="string">
            <text:p>Medusa der Sümpfe</text:p>
          </table:table-cell>
        </table:table-row>
        <table:table-row table:style-name="ro2">
          <table:table-cell office:value-type="float" office:value="2318">
            <text:p>2318</text:p>
          </table:table-cell>
          <table:table-cell office:value-type="string">
            <text:p>Medusa der Nacht</text:p>
          </table:table-cell>
        </table:table-row>
        <table:table-row table:style-name="ro2">
          <table:table-cell office:value-type="float" office:value="2319">
            <text:p>2319</text:p>
          </table:table-cell>
          <table:table-cell office:value-type="string">
            <text:p>Babyelefant</text:p>
          </table:table-cell>
        </table:table-row>
        <table:table-row table:style-name="ro2">
          <table:table-cell office:value-type="float" office:value="2320">
            <text:p>2320</text:p>
          </table:table-cell>
          <table:table-cell office:value-type="string">
            <text:p>Löwe</text:p>
          </table:table-cell>
        </table:table-row>
        <table:table-row table:style-name="ro2">
          <table:table-cell office:value-type="float" office:value="2321">
            <text:p>2321</text:p>
          </table:table-cell>
          <table:table-cell office:value-type="string">
            <text:p>Wilder Keiler</text:p>
          </table:table-cell>
        </table:table-row>
        <table:table-row table:style-name="ro2">
          <table:table-cell office:value-type="float" office:value="2322">
            <text:p>2322</text:p>
          </table:table-cell>
          <table:table-cell office:value-type="string">
            <text:p>Wilde Sau</text:p>
          </table:table-cell>
        </table:table-row>
        <table:table-row table:style-name="ro2">
          <table:table-cell office:value-type="float" office:value="2323">
            <text:p>2323</text:p>
          </table:table-cell>
          <table:table-cell office:value-type="string">
            <text:p>Windelementar</text:p>
          </table:table-cell>
        </table:table-row>
        <table:table-row table:style-name="ro2">
          <table:table-cell office:value-type="float" office:value="2324">
            <text:p>2324</text:p>
          </table:table-cell>
          <table:table-cell office:value-type="string">
            <text:p>Sandsturm</text:p>
          </table:table-cell>
        </table:table-row>
        <table:table-row table:style-name="ro2">
          <table:table-cell office:value-type="float" office:value="2325">
            <text:p>2325</text:p>
          </table:table-cell>
          <table:table-cell office:value-type="string">
            <text:p>Schmeißfliegen</text:p>
          </table:table-cell>
        </table:table-row>
        <table:table-row table:style-name="ro2">
          <table:table-cell office:value-type="float" office:value="2326">
            <text:p>2326</text:p>
          </table:table-cell>
          <table:table-cell office:value-type="string">
            <text:p>Terrorbaum</text:p>
          </table:table-cell>
        </table:table-row>
        <table:table-row table:style-name="ro2">
          <table:table-cell office:value-type="float" office:value="2327">
            <text:p>2327</text:p>
          </table:table-cell>
          <table:table-cell office:value-type="string">
            <text:p>Verseuchter Baum</text:p>
          </table:table-cell>
        </table:table-row>
        <table:table-row table:style-name="ro2">
          <table:table-cell office:value-type="float" office:value="2328">
            <text:p>2328</text:p>
          </table:table-cell>
          <table:table-cell office:value-type="string">
            <text:p>Gespenst</text:p>
          </table:table-cell>
        </table:table-row>
        <table:table-row table:style-name="ro2">
          <table:table-cell office:value-type="float" office:value="2329">
            <text:p>2329</text:p>
          </table:table-cell>
          <table:table-cell office:value-type="string">
            <text:p>Feuerglompf</text:p>
          </table:table-cell>
        </table:table-row>
        <table:table-row table:style-name="ro2">
          <table:table-cell office:value-type="float" office:value="2330">
            <text:p>2330</text:p>
          </table:table-cell>
          <table:table-cell office:value-type="string">
            <text:p>Wasserglompf</text:p>
          </table:table-cell>
        </table:table-row>
        <table:table-row table:style-name="ro2">
          <table:table-cell office:value-type="float" office:value="2331">
            <text:p>2331</text:p>
          </table:table-cell>
          <table:table-cell office:value-type="string">
            <text:p>Sumpfglompf</text:p>
          </table:table-cell>
        </table:table-row>
        <table:table-row table:style-name="ro2">
          <table:table-cell office:value-type="float" office:value="2332">
            <text:p>2332</text:p>
          </table:table-cell>
          <table:table-cell office:value-type="string">
            <text:p>Schweinezyklop</text:p>
          </table:table-cell>
        </table:table-row>
        <table:table-row table:style-name="ro2">
          <table:table-cell office:value-type="float" office:value="2333">
            <text:p>2333</text:p>
          </table:table-cell>
          <table:table-cell office:value-type="string">
            <text:p>Sandzyklop</text:p>
          </table:table-cell>
        </table:table-row>
        <table:table-row table:style-name="ro2">
          <table:table-cell office:value-type="float" office:value="2334">
            <text:p>2334</text:p>
          </table:table-cell>
          <table:table-cell office:value-type="string">
            <text:p>Höllenzyklop</text:p>
          </table:table-cell>
        </table:table-row>
        <table:table-row table:style-name="ro2">
          <table:table-cell office:value-type="float" office:value="2335">
            <text:p>2335</text:p>
          </table:table-cell>
          <table:table-cell office:value-type="string">
            <text:p>Höhlenzyklop</text:p>
          </table:table-cell>
        </table:table-row>
        <table:table-row table:style-name="ro2">
          <table:table-cell office:value-type="float" office:value="2336">
            <text:p>2336</text:p>
          </table:table-cell>
          <table:table-cell office:value-type="string">
            <text:p>Oktopus</text:p>
          </table:table-cell>
        </table:table-row>
        <table:table-row table:style-name="ro2">
          <table:table-cell office:value-type="float" office:value="2337">
            <text:p>2337</text:p>
          </table:table-cell>
          <table:table-cell office:value-type="string">
            <text:p>Don Capisce</text:p>
          </table:table-cell>
        </table:table-row>
        <table:table-row table:style-name="ro2">
          <table:table-cell office:value-type="float" office:value="2338">
            <text:p>2338</text:p>
          </table:table-cell>
          <table:table-cell office:value-type="string">
            <text:p>Grauer Dragor</text:p>
          </table:table-cell>
        </table:table-row>
        <table:table-row table:style-name="ro2">
          <table:table-cell office:value-type="float" office:value="2339">
            <text:p>2339</text:p>
          </table:table-cell>
          <table:table-cell office:value-type="string">
            <text:p>Hinterhältiger Halunke</text:p>
          </table:table-cell>
        </table:table-row>
        <table:table-row table:style-name="ro2">
          <table:table-cell office:value-type="float" office:value="2340">
            <text:p>2340</text:p>
          </table:table-cell>
          <table:table-cell office:value-type="string">
            <text:p>Halsabschneider</text:p>
          </table:table-cell>
        </table:table-row>
        <table:table-row table:style-name="ro2">
          <table:table-cell office:value-type="float" office:value="2341">
            <text:p>2341</text:p>
          </table:table-cell>
          <table:table-cell office:value-type="string">
            <text:p>Grabräuber</text:p>
          </table:table-cell>
        </table:table-row>
        <table:table-row table:style-name="ro2">
          <table:table-cell office:value-type="float" office:value="2342">
            <text:p>2342</text:p>
          </table:table-cell>
          <table:table-cell office:value-type="string">
            <text:p>Schwarzes Phantom</text:p>
          </table:table-cell>
        </table:table-row>
        <table:table-row table:style-name="ro2">
          <table:table-cell office:value-type="float" office:value="2343">
            <text:p>2343</text:p>
          </table:table-cell>
          <table:table-cell office:value-type="string">
            <text:p>Unheiliger Mönch</text:p>
          </table:table-cell>
        </table:table-row>
        <table:table-row table:style-name="ro2">
          <table:table-cell office:value-type="float" office:value="2344">
            <text:p>2344</text:p>
          </table:table-cell>
          <table:table-cell office:value-type="string">
            <text:p>Kuttenträger</text:p>
          </table:table-cell>
        </table:table-row>
        <table:table-row table:style-name="ro2">
          <table:table-cell office:value-type="float" office:value="2345">
            <text:p>2345</text:p>
          </table:table-cell>
          <table:table-cell office:value-type="string">
            <text:p>Drache des Wahnsinns</text:p>
          </table:table-cell>
        </table:table-row>
        <table:table-row table:style-name="ro2">
          <table:table-cell office:value-type="float" office:value="2346">
            <text:p>2346</text:p>
          </table:table-cell>
          <table:table-cell office:value-type="string">
            <text:p>Dragor der Kälte</text:p>
          </table:table-cell>
        </table:table-row>
        <table:table-row table:style-name="ro2">
          <table:table-cell office:value-type="float" office:value="2347">
            <text:p>2347</text:p>
          </table:table-cell>
          <table:table-cell office:value-type="string">
            <text:p>Dragor der Hölle</text:p>
          </table:table-cell>
        </table:table-row>
        <table:table-row table:style-name="ro2">
          <table:table-cell office:value-type="float" office:value="2348">
            <text:p>2348</text:p>
          </table:table-cell>
          <table:table-cell office:value-type="string">
            <text:p>Riesendrache</text:p>
          </table:table-cell>
        </table:table-row>
        <table:table-row table:style-name="ro2">
          <table:table-cell office:value-type="float" office:value="2349">
            <text:p>2349</text:p>
          </table:table-cell>
          <table:table-cell office:value-type="string">
            <text:p>Schlitzerechse</text:p>
          </table:table-cell>
        </table:table-row>
        <table:table-row table:style-name="ro2">
          <table:table-cell office:value-type="float" office:value="2350">
            <text:p>2350</text:p>
          </table:table-cell>
          <table:table-cell office:value-type="string">
            <text:p>Echsenbandit</text:p>
          </table:table-cell>
        </table:table-row>
        <table:table-row table:style-name="ro2">
          <table:table-cell office:value-type="float" office:value="2351">
            <text:p>2351</text:p>
          </table:table-cell>
          <table:table-cell office:value-type="string">
            <text:p>Krieger der Berge</text:p>
          </table:table-cell>
        </table:table-row>
        <table:table-row table:style-name="ro2">
          <table:table-cell office:value-type="float" office:value="2352">
            <text:p>2352</text:p>
          </table:table-cell>
          <table:table-cell office:value-type="string">
            <text:p>Sumpfkrieger</text:p>
          </table:table-cell>
        </table:table-row>
        <table:table-row table:style-name="ro2">
          <table:table-cell office:value-type="float" office:value="2353">
            <text:p>2353</text:p>
          </table:table-cell>
          <table:table-cell office:value-type="string">
            <text:p>Extraterrestrischer</text:p>
          </table:table-cell>
        </table:table-row>
        <table:table-row table:style-name="ro2">
          <table:table-cell office:value-type="float" office:value="2354">
            <text:p>2354</text:p>
          </table:table-cell>
          <table:table-cell office:value-type="string">
            <text:p>Fremdplanetarier</text:p>
          </table:table-cell>
        </table:table-row>
        <table:table-row table:style-name="ro2">
          <table:table-cell office:value-type="float" office:value="2355">
            <text:p>2355</text:p>
          </table:table-cell>
          <table:table-cell office:value-type="string">
            <text:p>Fernweltler</text:p>
          </table:table-cell>
        </table:table-row>
        <table:table-row table:style-name="ro2">
          <table:table-cell office:value-type="float" office:value="2356">
            <text:p>2356</text:p>
          </table:table-cell>
          <table:table-cell office:value-type="string">
            <text:p>Kleiner Grüner</text:p>
          </table:table-cell>
        </table:table-row>
        <table:table-row table:style-name="ro2">
          <table:table-cell office:value-type="float" office:value="2357">
            <text:p>2357</text:p>
          </table:table-cell>
          <table:table-cell office:value-type="string">
            <text:p>Drache der Finsternis</text:p>
          </table:table-cell>
        </table:table-row>
        <table:table-row table:style-name="ro2">
          <table:table-cell office:value-type="float" office:value="2358">
            <text:p>2358</text:p>
          </table:table-cell>
          <table:table-cell office:value-type="string">
            <text:p>Schwarzschädelkrieger</text:p>
          </table:table-cell>
        </table:table-row>
        <table:table-row table:style-name="ro2">
          <table:table-cell office:value-type="float" office:value="2359">
            <text:p>2359</text:p>
          </table:table-cell>
          <table:table-cell office:value-type="string">
            <text:p>Drache des Gifts</text:p>
          </table:table-cell>
        </table:table-row>
        <table:table-row table:style-name="ro2">
          <table:table-cell office:value-type="float" office:value="2360">
            <text:p>2360</text:p>
          </table:table-cell>
          <table:table-cell office:value-type="string">
            <text:p>Dragor der Sümpfe</text:p>
          </table:table-cell>
        </table:table-row>
        <table:table-row table:style-name="ro2">
          <table:table-cell office:value-type="float" office:value="2361">
            <text:p>2361</text:p>
          </table:table-cell>
          <table:table-cell office:value-type="string">
            <text:p>Ungeheuer</text:p>
          </table:table-cell>
        </table:table-row>
        <table:table-row table:style-name="ro2">
          <table:table-cell office:value-type="float" office:value="2362">
            <text:p>2362</text:p>
          </table:table-cell>
          <table:table-cell office:value-type="string">
            <text:p>Menschenfresser</text:p>
          </table:table-cell>
        </table:table-row>
        <table:table-row table:style-name="ro2">
          <table:table-cell office:value-type="float" office:value="2363">
            <text:p>2363</text:p>
          </table:table-cell>
          <table:table-cell office:value-type="string">
            <text:p>Mordmaschine</text:p>
          </table:table-cell>
        </table:table-row>
        <table:table-row table:style-name="ro2">
          <table:table-cell office:value-type="float" office:value="2364">
            <text:p>2364</text:p>
          </table:table-cell>
          <table:table-cell office:value-type="string">
            <text:p>Schwarzschädelritter</text:p>
          </table:table-cell>
        </table:table-row>
        <table:table-row table:style-name="ro2">
          <table:table-cell office:value-type="float" office:value="2365">
            <text:p>2365</text:p>
          </table:table-cell>
          <table:table-cell office:value-type="string">
            <text:p>Herr der Finsternis</text:p>
          </table:table-cell>
        </table:table-row>
        <table:table-row table:style-name="ro2">
          <table:table-cell office:value-type="float" office:value="2366">
            <text:p>2366</text:p>
          </table:table-cell>
          <table:table-cell office:value-type="string">
            <text:p>Grausiger Giftgremlin</text:p>
          </table:table-cell>
        </table:table-row>
        <table:table-row table:style-name="ro2">
          <table:table-cell office:value-type="float" office:value="2367">
            <text:p>2367</text:p>
          </table:table-cell>
          <table:table-cell office:value-type="string">
            <text:p>Vulkangeist</text:p>
          </table:table-cell>
        </table:table-row>
        <table:table-row table:style-name="ro2">
          <table:table-cell office:value-type="float" office:value="2368">
            <text:p>2368</text:p>
          </table:table-cell>
          <table:table-cell office:value-type="string">
            <text:p>Höllenwesen</text:p>
          </table:table-cell>
        </table:table-row>
        <table:table-row table:style-name="ro2">
          <table:table-cell office:value-type="float" office:value="2369">
            <text:p>2369</text:p>
          </table:table-cell>
          <table:table-cell office:value-type="string">
            <text:p>Räuberhauptmann</text:p>
          </table:table-cell>
        </table:table-row>
        <table:table-row table:style-name="ro2">
          <table:table-cell office:value-type="float" office:value="2370">
            <text:p>2370</text:p>
          </table:table-cell>
          <table:table-cell office:value-type="string">
            <text:p>Echsenkönig</text:p>
          </table:table-cell>
        </table:table-row>
        <table:table-row table:style-name="ro2">
          <table:table-cell office:value-type="float" office:value="2371">
            <text:p>2371</text:p>
          </table:table-cell>
          <table:table-cell office:value-type="string">
            <text:p>Seeräuberhauptmann</text:p>
          </table:table-cell>
        </table:table-row>
        <table:table-row table:style-name="ro2">
          <table:table-cell office:value-type="float" office:value="2372">
            <text:p>2372</text:p>
          </table:table-cell>
          <table:table-cell office:value-type="string">
            <text:p>Happy Slappy, der Clown</text:p>
          </table:table-cell>
        </table:table-row>
        <table:table-row table:style-name="ro2">
          <table:table-cell office:value-type="float" office:value="2373">
            <text:p>2373</text:p>
          </table:table-cell>
          <table:table-cell office:value-type="string">
            <text:p>Der blinde Messerwerfer</text:p>
          </table:table-cell>
        </table:table-row>
        <table:table-row table:style-name="ro2">
          <table:table-cell office:value-type="float" office:value="2374">
            <text:p>2374</text:p>
          </table:table-cell>
          <table:table-cell office:value-type="string">
            <text:p>Zwergenwüchsiger Gnom</text:p>
          </table:table-cell>
        </table:table-row>
        <table:table-row table:style-name="ro2">
          <table:table-cell office:value-type="float" office:value="2375">
            <text:p>2375</text:p>
          </table:table-cell>
          <table:table-cell office:value-type="string">
            <text:p>Die bärtige Lady</text:p>
          </table:table-cell>
        </table:table-row>
        <table:table-row table:style-name="ro2">
          <table:table-cell office:value-type="float" office:value="2376">
            <text:p>2376</text:p>
          </table:table-cell>
          <table:table-cell office:value-type="string">
            <text:p>Der verrückte Jongleur</text:p>
          </table:table-cell>
        </table:table-row>
        <table:table-row table:style-name="ro2">
          <table:table-cell office:value-type="float" office:value="2377">
            <text:p>2377</text:p>
          </table:table-cell>
          <table:table-cell office:value-type="string">
            <text:p>Siamesische Zwillinge</text:p>
          </table:table-cell>
        </table:table-row>
        <table:table-row table:style-name="ro2">
          <table:table-cell office:value-type="float" office:value="2378">
            <text:p>2378</text:p>
          </table:table-cell>
          <table:table-cell office:value-type="string">
            <text:p>Spaßmacher Bronko</text:p>
          </table:table-cell>
        </table:table-row>
        <table:table-row table:style-name="ro2">
          <table:table-cell office:value-type="float" office:value="2379">
            <text:p>2379</text:p>
          </table:table-cell>
          <table:table-cell office:value-type="string">
            <text:p>Der Schlangenmensch</text:p>
          </table:table-cell>
        </table:table-row>
        <table:table-row table:style-name="ro2">
          <table:table-cell office:value-type="float" office:value="2380">
            <text:p>2380</text:p>
          </table:table-cell>
          <table:table-cell office:value-type="string">
            <text:p>Madame Mystique</text:p>
          </table:table-cell>
        </table:table-row>
        <table:table-row table:style-name="ro2">
          <table:table-cell office:value-type="float" office:value="2381">
            <text:p>2381</text:p>
          </table:table-cell>
          <table:table-cell office:value-type="string">
            <text:p>Beppo der Terror-Clown</text:p>
          </table:table-cell>
        </table:table-row>
        <table:table-row table:style-name="ro2">
          <table:table-cell office:value-type="float" office:value="2382">
            <text:p>2382</text:p>
          </table:table-cell>
          <table:table-cell office:value-type="string">
            <text:p>Ruhelose Seele</text:p>
          </table:table-cell>
        </table:table-row>
        <table:table-row table:style-name="ro2">
          <table:table-cell office:value-type="float" office:value="2383">
            <text:p>2383</text:p>
          </table:table-cell>
          <table:table-cell office:value-type="string">
            <text:p>Wütende Seele</text:p>
          </table:table-cell>
        </table:table-row>
        <table:table-row table:style-name="ro2">
          <table:table-cell office:value-type="float" office:value="2384">
            <text:p>2384</text:p>
          </table:table-cell>
          <table:table-cell office:value-type="string">
            <text:p>Alte Seele</text:p>
          </table:table-cell>
        </table:table-row>
        <table:table-row table:style-name="ro2">
          <table:table-cell office:value-type="float" office:value="2385">
            <text:p>2385</text:p>
          </table:table-cell>
          <table:table-cell office:value-type="string">
            <text:p>Quälgeist</text:p>
          </table:table-cell>
        </table:table-row>
        <table:table-row table:style-name="ro2">
          <table:table-cell office:value-type="float" office:value="2386">
            <text:p>2386</text:p>
          </table:table-cell>
          <table:table-cell office:value-type="string">
            <text:p>Seelenklumpen</text:p>
          </table:table-cell>
        </table:table-row>
        <table:table-row table:style-name="ro2">
          <table:table-cell office:value-type="float" office:value="2387">
            <text:p>2387</text:p>
          </table:table-cell>
          <table:table-cell office:value-type="string">
            <text:p>Peitscher</text:p>
          </table:table-cell>
        </table:table-row>
        <table:table-row table:style-name="ro2">
          <table:table-cell office:value-type="float" office:value="2388">
            <text:p>2388</text:p>
          </table:table-cell>
          <table:table-cell office:value-type="string">
            <text:p>Höllenhund</text:p>
          </table:table-cell>
        </table:table-row>
        <table:table-row table:style-name="ro2">
          <table:table-cell office:value-type="float" office:value="2389">
            <text:p>2389</text:p>
          </table:table-cell>
          <table:table-cell office:value-type="string">
            <text:p>Führerhaufen</text:p>
          </table:table-cell>
        </table:table-row>
        <table:table-row table:style-name="ro2">
          <table:table-cell office:value-type="float" office:value="2390">
            <text:p>2390</text:p>
          </table:table-cell>
          <table:table-cell office:value-type="string">
            <text:p>Des Teufels Advokat</text:p>
          </table:table-cell>
        </table:table-row>
        <table:table-row table:style-name="ro2">
          <table:table-cell office:value-type="float" office:value="2391">
            <text:p>2391</text:p>
          </table:table-cell>
          <table:table-cell office:value-type="string">
            <text:p>Beelzeboss</text:p>
          </table:table-cell>
        </table:table-row>
        <table:table-row table:style-name="ro2">
          <table:table-cell office:value-type="float" office:value="2392">
            <text:p>2392</text:p>
          </table:table-cell>
          <table:table-cell office:value-type="string">
            <text:p>Klabauterkahn</text:p>
          </table:table-cell>
        </table:table-row>
        <table:table-row table:style-name="ro2">
          <table:table-cell office:value-type="float" office:value="2393">
            <text:p>2393</text:p>
          </table:table-cell>
          <table:table-cell office:value-type="string">
            <text:p>Todesseestern</text:p>
          </table:table-cell>
        </table:table-row>
        <table:table-row table:style-name="ro2">
          <table:table-cell office:value-type="float" office:value="2394">
            <text:p>2394</text:p>
          </table:table-cell>
          <table:table-cell office:value-type="string">
            <text:p>Quietschgelber Tod</text:p>
          </table:table-cell>
        </table:table-row>
        <table:table-row table:style-name="ro2">
          <table:table-cell office:value-type="float" office:value="2395">
            <text:p>2395</text:p>
          </table:table-cell>
          <table:table-cell office:value-type="string">
            <text:p>Terror aus der Tiefe</text:p>
          </table:table-cell>
        </table:table-row>
        <table:table-row table:style-name="ro2">
          <table:table-cell office:value-type="float" office:value="2396">
            <text:p>2396</text:p>
          </table:table-cell>
          <table:table-cell office:value-type="string">
            <text:p>Garstige Göre</text:p>
          </table:table-cell>
        </table:table-row>
        <table:table-row table:style-name="ro2">
          <table:table-cell office:value-type="float" office:value="2397">
            <text:p>2397</text:p>
          </table:table-cell>
          <table:table-cell office:value-type="string">
            <text:p>Dunkelzwergenkönig</text:p>
          </table:table-cell>
        </table:table-row>
        <table:table-row table:style-name="ro2">
          <table:table-cell office:value-type="float" office:value="2398">
            <text:p>2398</text:p>
          </table:table-cell>
          <table:table-cell office:value-type="string">
            <text:p>Unsichtbare Bedrohung</text:p>
          </table:table-cell>
        </table:table-row>
        <table:table-row table:style-name="ro2">
          <table:table-cell office:value-type="float" office:value="2399">
            <text:p>2399</text:p>
          </table:table-cell>
          <table:table-cell office:value-type="string">
            <text:p>Biggie the Pimp</text:p>
          </table:table-cell>
        </table:table-row>
        <table:table-row table:style-name="ro2">
          <table:table-cell office:value-type="float" office:value="2400">
            <text:p>2400</text:p>
          </table:table-cell>
          <table:table-cell office:value-type="string">
            <text:p>Der Graf</text:p>
          </table:table-cell>
        </table:table-row>
        <table:table-row table:style-name="ro2">
          <table:table-cell office:value-type="float" office:value="2401">
            <text:p>2401</text:p>
          </table:table-cell>
          <table:table-cell office:value-type="string">
            <text:p>Goblinmagier</text:p>
          </table:table-cell>
        </table:table-row>
        <table:table-row table:style-name="ro2">
          <table:table-cell office:value-type="float" office:value="2402">
            <text:p>2402</text:p>
          </table:table-cell>
          <table:table-cell office:value-type="string">
            <text:p>Dschinn</text:p>
          </table:table-cell>
        </table:table-row>
        <table:table-row table:style-name="ro2">
          <table:table-cell office:value-type="float" office:value="2403">
            <text:p>2403</text:p>
          </table:table-cell>
          <table:table-cell office:value-type="string">
            <text:p>Ninja-Gnome</text:p>
          </table:table-cell>
        </table:table-row>
        <table:table-row table:style-name="ro2">
          <table:table-cell office:value-type="float" office:value="2404">
            <text:p>2404</text:p>
          </table:table-cell>
          <table:table-cell office:value-type="string">
            <text:p>Titan</text:p>
          </table:table-cell>
        </table:table-row>
        <table:table-row table:style-name="ro2">
          <table:table-cell office:value-type="float" office:value="2405">
            <text:p>2405</text:p>
          </table:table-cell>
          <table:table-cell office:value-type="string">
            <text:p>Superassassin</text:p>
          </table:table-cell>
        </table:table-row>
        <table:table-row table:style-name="ro2">
          <table:table-cell office:value-type="float" office:value="2406">
            <text:p>2406</text:p>
          </table:table-cell>
          <table:table-cell office:value-type="string">
            <text:p>Der Tote Baron</text:p>
          </table:table-cell>
        </table:table-row>
        <table:table-row table:style-name="ro2">
          <table:table-cell office:value-type="float" office:value="2407">
            <text:p>2407</text:p>
          </table:table-cell>
          <table:table-cell office:value-type="string">
            <text:p>Hydra</text:p>
          </table:table-cell>
        </table:table-row>
        <table:table-row table:style-name="ro2">
          <table:table-cell office:value-type="float" office:value="2408">
            <text:p>2408</text:p>
          </table:table-cell>
          <table:table-cell office:value-type="string">
            <text:p>Blinder Zyklop</text:p>
          </table:table-cell>
        </table:table-row>
        <table:table-row table:style-name="ro2">
          <table:table-cell office:value-type="float" office:value="2409">
            <text:p>2409</text:p>
          </table:table-cell>
          <table:table-cell office:value-type="string">
            <text:p>Klomann der Barbar</text:p>
          </table:table-cell>
        </table:table-row>
        <table:table-row table:style-name="ro2">
          <table:table-cell office:value-type="float" office:value="2410">
            <text:p>2410</text:p>
          </table:table-cell>
          <table:table-cell office:value-type="string">
            <text:p>Cerberos</text:p>
          </table:table-cell>
        </table:table-row>
        <table:table-row table:style-name="ro2">
          <table:table-cell office:value-type="float" office:value="2411">
            <text:p>2411</text:p>
          </table:table-cell>
          <table:table-cell office:value-type="string">
            <text:p>Zombie-Berserker</text:p>
          </table:table-cell>
        </table:table-row>
        <table:table-row table:style-name="ro2">
          <table:table-cell office:value-type="float" office:value="2412">
            <text:p>2412</text:p>
          </table:table-cell>
          <table:table-cell office:value-type="string">
            <text:p>Das Ding</text:p>
          </table:table-cell>
        </table:table-row>
        <table:table-row table:style-name="ro2">
          <table:table-cell office:value-type="float" office:value="2413">
            <text:p>2413</text:p>
          </table:table-cell>
          <table:table-cell office:value-type="string">
            <text:p>Niedliches Katzenbaby</text:p>
          </table:table-cell>
        </table:table-row>
        <table:table-row table:style-name="ro2">
          <table:table-cell office:value-type="float" office:value="2414">
            <text:p>2414</text:p>
          </table:table-cell>
          <table:table-cell office:value-type="string">
            <text:p>Gepanzerter Drache</text:p>
          </table:table-cell>
        </table:table-row>
        <table:table-row table:style-name="ro2">
          <table:table-cell office:value-type="float" office:value="2415">
            <text:p>2415</text:p>
          </table:table-cell>
          <table:table-cell office:value-type="string">
            <text:p>Arsch mit Ohren</text:p>
          </table:table-cell>
        </table:table-row>
        <table:table-row table:style-name="ro2">
          <table:table-cell office:value-type="float" office:value="2416">
            <text:p>2416</text:p>
          </table:table-cell>
          <table:table-cell office:value-type="string">
            <text:p>Kreaturen</text:p>
          </table:table-cell>
        </table:table-row>
        <table:table-row table:style-name="ro2">
          <table:table-cell office:value-type="float" office:value="2417">
            <text:p>2417</text:p>
          </table:table-cell>
          <table:table-cell office:value-type="string">
            <text:p>Flederschrecken</text:p>
          </table:table-cell>
        </table:table-row>
        <table:table-row table:style-name="ro2">
          <table:table-cell office:value-type="float" office:value="2418">
            <text:p>2418</text:p>
          </table:table-cell>
          <table:table-cell office:value-type="string">
            <text:p>Tanzende Ogerbrüder</text:p>
          </table:table-cell>
        </table:table-row>
        <table:table-row table:style-name="ro2">
          <table:table-cell office:value-type="float" office:value="2419">
            <text:p>2419</text:p>
          </table:table-cell>
          <table:table-cell office:value-type="string">
            <text:p>Ungorth der Unbarmherzige</text:p>
          </table:table-cell>
        </table:table-row>
        <table:table-row table:style-name="ro2">
          <table:table-cell office:value-type="float" office:value="2420">
            <text:p>2420</text:p>
          </table:table-cell>
          <table:table-cell office:value-type="string">
            <text:p>Kuh</text:p>
          </table:table-cell>
        </table:table-row>
        <table:table-row table:style-name="ro2">
          <table:table-cell office:value-type="float" office:value="2421">
            <text:p>2421</text:p>
          </table:table-cell>
          <table:table-cell office:value-type="string">
            <text:p>Pferd</text:p>
          </table:table-cell>
        </table:table-row>
        <table:table-row table:style-name="ro2">
          <table:table-cell office:value-type="float" office:value="2422">
            <text:p>2422</text:p>
          </table:table-cell>
          <table:table-cell office:value-type="string">
            <text:p>Tiger</text:p>
          </table:table-cell>
        </table:table-row>
        <table:table-row table:style-name="ro2">
          <table:table-cell office:value-type="float" office:value="2423">
            <text:p>2423</text:p>
          </table:table-cell>
          <table:table-cell office:value-type="string">
            <text:p>Greifendrache</text:p>
          </table:table-cell>
        </table:table-row>
        <table:table-row table:style-name="ro2">
          <table:table-cell office:value-type="float" office:value="2424">
            <text:p>2424</text:p>
          </table:table-cell>
          <table:table-cell office:value-type="string">
            <text:p>Schwein</text:p>
          </table:table-cell>
        </table:table-row>
        <table:table-row table:style-name="ro2">
          <table:table-cell office:value-type="float" office:value="2425">
            <text:p>2425</text:p>
          </table:table-cell>
          <table:table-cell office:value-type="string">
            <text:p>Wolf</text:p>
          </table:table-cell>
        </table:table-row>
        <table:table-row table:style-name="ro2">
          <table:table-cell office:value-type="float" office:value="2426">
            <text:p>2426</text:p>
          </table:table-cell>
          <table:table-cell office:value-type="string">
            <text:p>Raptor</text:p>
          </table:table-cell>
        </table:table-row>
        <table:table-row table:style-name="ro2">
          <table:table-cell office:value-type="float" office:value="2427">
            <text:p>2427</text:p>
          </table:table-cell>
          <table:table-cell office:value-type="string">
            <text:p>Drachengreif</text:p>
          </table:table-cell>
        </table:table-row>
        <table:table-row table:style-name="ro2">
          <table:table-cell office:value-type="float" office:value="2430">
            <text:p>2430</text:p>
          </table:table-cell>
          <table:table-cell office:value-type="string">
            <text:p>Wer auf einer Kuh herumreitet, muss wenigstens nicht zu Fuß gehen.</text:p>
          </table:table-cell>
        </table:table-row>
        <table:table-row table:style-name="ro2">
          <table:table-cell office:value-type="float" office:value="2431">
            <text:p>2431</text:p>
          </table:table-cell>
          <table:table-cell office:value-type="string">
            <text:p>Ein stolzes Ross für stolze Helden. Damit kann man sich sehen lassen.</text:p>
          </table:table-cell>
        </table:table-row>
        <table:table-row table:style-name="ro2">
          <table:table-cell office:value-type="float" office:value="2432">
            <text:p>2432</text:p>
          </table:table-cell>
          <table:table-cell office:value-type="string">
            <text:p>Ein wilder blauer Tiger ist beileibe keine harmlose Miezekatze.</text:p>
          </table:table-cell>
        </table:table-row>
        <table:table-row table:style-name="ro2">
          <table:table-cell office:value-type="float" office:value="2433">
            <text:p>2433</text:p>
          </table:table-cell>
          <table:table-cell office:value-type="string">
            <text:p>Um einen Respekt einflößenden Greifendrachen wird man zu Recht häufig beneidet.</text:p>
          </table:table-cell>
        </table:table-row>
        <table:table-row table:style-name="ro2">
          <table:table-cell office:value-type="float" office:value="2434">
            <text:p>2434</text:p>
          </table:table-cell>
          <table:table-cell office:value-type="string">
            <text:p>Ein Schwein ist zumindest marginal besser als überhaupt kein Reittier.</text:p>
          </table:table-cell>
        </table:table-row>
        <table:table-row table:style-name="ro2">
          <table:table-cell office:value-type="float" office:value="2435">
            <text:p>2435</text:p>
          </table:table-cell>
          <table:table-cell office:value-type="string">
            <text:p>So ein großer, böser Wolf ist ein wilder, aber zuverlässiger Gefährte.</text:p>
          </table:table-cell>
        </table:table-row>
        <table:table-row table:style-name="ro2">
          <table:table-cell office:value-type="float" office:value="2436">
            <text:p>2436</text:p>
          </table:table-cell>
          <table:table-cell office:value-type="string">
            <text:p>Ein Raptor ist ein gefährliches Monster, wie aus einer fernen, fremden Welt.</text:p>
          </table:table-cell>
        </table:table-row>
        <table:table-row table:style-name="ro2">
          <table:table-cell office:value-type="float" office:value="2437">
            <text:p>2437</text:p>
          </table:table-cell>
          <table:table-cell office:value-type="string">
            <text:p>Beim Anblick eines Feuer speienden Drachengreifen verstummt jeder vorlaute Knilch.</text:p>
          </table:table-cell>
        </table:table-row>
        <table:table-row table:style-name="ro2">
          <table:table-cell office:value-type="float" office:value="2440">
            <text:p>2440</text:p>
          </table:table-cell>
          <table:table-cell office:value-type="string">
            <text:p>Volk: Menschen</text:p>
          </table:table-cell>
        </table:table-row>
        <table:table-row table:style-name="ro2">
          <table:table-cell office:value-type="float" office:value="2441">
            <text:p>2441</text:p>
          </table:table-cell>
          <table:table-cell office:value-type="string">
            <text:p>Volk: Elfen</text:p>
          </table:table-cell>
        </table:table-row>
        <table:table-row table:style-name="ro2">
          <table:table-cell office:value-type="float" office:value="2442">
            <text:p>2442</text:p>
          </table:table-cell>
          <table:table-cell office:value-type="string">
            <text:p>Volk: Zwerge</text:p>
          </table:table-cell>
        </table:table-row>
        <table:table-row table:style-name="ro2">
          <table:table-cell office:value-type="float" office:value="2443">
            <text:p>2443</text:p>
          </table:table-cell>
          <table:table-cell office:value-type="string">
            <text:p>Volk: Gnome</text:p>
          </table:table-cell>
        </table:table-row>
        <table:table-row table:style-name="ro2">
          <table:table-cell office:value-type="float" office:value="2444">
            <text:p>2444</text:p>
          </table:table-cell>
          <table:table-cell office:value-type="string">
            <text:p>Volk: Orks</text:p>
          </table:table-cell>
        </table:table-row>
        <table:table-row table:style-name="ro2">
          <table:table-cell office:value-type="float" office:value="2445">
            <text:p>2445</text:p>
          </table:table-cell>
          <table:table-cell office:value-type="string">
            <text:p>Volk: Dunkelelfen</text:p>
          </table:table-cell>
        </table:table-row>
        <table:table-row table:style-name="ro2">
          <table:table-cell office:value-type="float" office:value="2446">
            <text:p>2446</text:p>
          </table:table-cell>
          <table:table-cell office:value-type="string">
            <text:p>Volk: Goblins</text:p>
          </table:table-cell>
        </table:table-row>
        <table:table-row table:style-name="ro2">
          <table:table-cell office:value-type="float" office:value="2447">
            <text:p>2447</text:p>
          </table:table-cell>
          <table:table-cell office:value-type="string">
            <text:p>Volk: Dämonen</text:p>
          </table:table-cell>
        </table:table-row>
        <table:table-row table:style-name="ro2">
          <table:table-cell office:value-type="float" office:value="2448">
            <text:p>2448</text:p>
          </table:table-cell>
          <table:table-cell office:value-type="string">
            <text:p>Menschen (wie du und ich) stehen für grundsolide Heldenhaftigkeit.</text:p>
          </table:table-cell>
        </table:table-row>
        <table:table-row table:style-name="ro2">
          <table:table-cell office:value-type="float" office:value="2449">
            <text:p>2449</text:p>
          </table:table-cell>
          <table:table-cell office:value-type="string">
            <text:p>Elfen wandeln grazil durch lauschige Wälder und spitzen ihre Ohren.</text:p>
          </table:table-cell>
        </table:table-row>
        <table:table-row table:style-name="ro2">
          <table:table-cell office:value-type="float" office:value="2450">
            <text:p>2450</text:p>
          </table:table-cell>
          <table:table-cell office:value-type="string">
            <text:p>Zwerge gelten als hart aber herzlich - und ausgesprochen trinkfest.</text:p>
          </table:table-cell>
        </table:table-row>
        <table:table-row table:style-name="ro2">
          <table:table-cell office:value-type="float" office:value="2451">
            <text:p>2451</text:p>
          </table:table-cell>
          <table:table-cell office:value-type="string">
            <text:p>Gnome sind winzig, wuselig und nehmen nichts so richtig ernst.</text:p>
          </table:table-cell>
        </table:table-row>
        <table:table-row table:style-name="ro2">
          <table:table-cell office:value-type="float" office:value="2452">
            <text:p>2452</text:p>
          </table:table-cell>
          <table:table-cell office:value-type="string">
            <text:p>Orks neigen zu Gewalttätigkeiten und denken nie an den Muttertag.</text:p>
          </table:table-cell>
        </table:table-row>
        <table:table-row table:style-name="ro2">
          <table:table-cell office:value-type="float" office:value="2453">
            <text:p>2453</text:p>
          </table:table-cell>
          <table:table-cell office:value-type="string">
            <text:p>Dunkelelfen sind unausgeschlafen und entsprechend übellaunig.</text:p>
          </table:table-cell>
        </table:table-row>
        <table:table-row table:style-name="ro2">
          <table:table-cell office:value-type="float" office:value="2454">
            <text:p>2454</text:p>
          </table:table-cell>
          <table:table-cell office:value-type="string">
            <text:p>Goblins kennt man als kleinwüchsige hinterhältige Nervensägen.</text:p>
          </table:table-cell>
        </table:table-row>
        <table:table-row table:style-name="ro2">
          <table:table-cell office:value-type="float" office:value="2455">
            <text:p>2455</text:p>
          </table:table-cell>
          <table:table-cell office:value-type="string">
            <text:p>Dämonen haben hübsche Hörner und mögen romantische Spaziergänge.</text:p>
          </table:table-cell>
        </table:table-row>
        <table:table-row table:style-name="ro2">
          <table:table-cell office:value-type="float" office:value="2456">
            <text:p>2456</text:p>
          </table:table-cell>
          <table:table-cell office:value-type="string">
            <text:p>Klasse: Krieger</text:p>
          </table:table-cell>
        </table:table-row>
        <table:table-row table:style-name="ro2">
          <table:table-cell office:value-type="float" office:value="2457">
            <text:p>2457</text:p>
          </table:table-cell>
          <table:table-cell office:value-type="string">
            <text:p>Klasse: Magier</text:p>
          </table:table-cell>
        </table:table-row>
        <table:table-row table:style-name="ro2">
          <table:table-cell office:value-type="float" office:value="2458">
            <text:p>2458</text:p>
          </table:table-cell>
          <table:table-cell office:value-type="string">
            <text:p>Klasse: Kundschafter</text:p>
          </table:table-cell>
        </table:table-row>
        <table:table-row table:style-name="ro2">
          <table:table-cell office:value-type="float" office:value="2459">
            <text:p>2459</text:p>
          </table:table-cell>
          <table:table-cell office:value-type="string">
            <text:p>Krieger lieben dicke Rüstungen und schlagkräftige Waffen.</text:p>
          </table:table-cell>
        </table:table-row>
        <table:table-row table:style-name="ro2">
          <table:table-cell office:value-type="float" office:value="2460">
            <text:p>2460</text:p>
          </table:table-cell>
          <table:table-cell office:value-type="string">
            <text:p>Magier halten gerne etwas Abstand und zaubern mächtig rum.</text:p>
          </table:table-cell>
        </table:table-row>
        <table:table-row table:style-name="ro2">
          <table:table-cell office:value-type="float" office:value="2461">
            <text:p>2461</text:p>
          </table:table-cell>
          <table:table-cell office:value-type="string">
            <text:p>Kundschafter sind sehr geschickte Fernkämpfer.</text:p>
          </table:table-cell>
        </table:table-row>
        <table:table-row table:style-name="ro2">
          <table:table-cell office:value-type="float" office:value="3000">
            <text:p>3000</text:p>
          </table:table-cell>
          <table:table-cell office:value-type="string">
            <text:p>Oller Prügel</text:p>
          </table:table-cell>
        </table:table-row>
        <table:table-row table:style-name="ro2">
          <table:table-cell office:value-type="float" office:value="3001">
            <text:p>3001</text:p>
          </table:table-cell>
          <table:table-cell office:value-type="string">
            <text:p>Spielzeugschwert</text:p>
          </table:table-cell>
        </table:table-row>
        <table:table-row table:style-name="ro2">
          <table:table-cell office:value-type="float" office:value="3002">
            <text:p>3002</text:p>
          </table:table-cell>
          <table:table-cell office:value-type="string">
            <text:p>Schuhflegel</text:p>
          </table:table-cell>
        </table:table-row>
        <table:table-row table:style-name="ro2">
          <table:table-cell office:value-type="float" office:value="3003">
            <text:p>3003</text:p>
          </table:table-cell>
          <table:table-cell office:value-type="string">
            <text:p>Nagelkeule</text:p>
          </table:table-cell>
        </table:table-row>
        <table:table-row table:style-name="ro2">
          <table:table-cell office:value-type="float" office:value="3004">
            <text:p>3004</text:p>
          </table:table-cell>
          <table:table-cell office:value-type="string">
            <text:p>Hackebeil</text:p>
          </table:table-cell>
        </table:table-row>
        <table:table-row table:style-name="ro2">
          <table:table-cell office:value-type="float" office:value="3005">
            <text:p>3005</text:p>
          </table:table-cell>
          <table:table-cell office:value-type="string">
            <text:p>Meucheldolch</text:p>
          </table:table-cell>
        </table:table-row>
        <table:table-row table:style-name="ro2">
          <table:table-cell office:value-type="float" office:value="3006">
            <text:p>3006</text:p>
          </table:table-cell>
          <table:table-cell office:value-type="string">
            <text:p>Streitknüppel</text:p>
          </table:table-cell>
        </table:table-row>
        <table:table-row table:style-name="ro2">
          <table:table-cell office:value-type="float" office:value="3007">
            <text:p>3007</text:p>
          </table:table-cell>
          <table:table-cell office:value-type="string">
            <text:p>Handliche Axt</text:p>
          </table:table-cell>
        </table:table-row>
        <table:table-row table:style-name="ro2">
          <table:table-cell office:value-type="float" office:value="3008">
            <text:p>3008</text:p>
          </table:table-cell>
          <table:table-cell office:value-type="string">
            <text:p>Küchenmesser</text:p>
          </table:table-cell>
        </table:table-row>
        <table:table-row table:style-name="ro2">
          <table:table-cell office:value-type="float" office:value="3009">
            <text:p>3009</text:p>
          </table:table-cell>
          <table:table-cell office:value-type="string">
            <text:p>Streitkolben</text:p>
          </table:table-cell>
        </table:table-row>
        <table:table-row table:style-name="ro2">
          <table:table-cell office:value-type="float" office:value="3010">
            <text:p>3010</text:p>
          </table:table-cell>
          <table:table-cell office:value-type="string">
            <text:p>Doppelaxt</text:p>
          </table:table-cell>
        </table:table-row>
        <table:table-row table:style-name="ro2">
          <table:table-cell office:value-type="float" office:value="3011">
            <text:p>3011</text:p>
          </table:table-cell>
          <table:table-cell office:value-type="string">
            <text:p>Verwegener Degen</text:p>
          </table:table-cell>
        </table:table-row>
        <table:table-row table:style-name="ro2">
          <table:table-cell office:value-type="float" office:value="3012">
            <text:p>3012</text:p>
          </table:table-cell>
          <table:table-cell office:value-type="string">
            <text:p>Korrekter Flegel</text:p>
          </table:table-cell>
        </table:table-row>
        <table:table-row table:style-name="ro2">
          <table:table-cell office:value-type="float" office:value="3013">
            <text:p>3013</text:p>
          </table:table-cell>
          <table:table-cell office:value-type="string">
            <text:p>Silberklinge</text:p>
          </table:table-cell>
        </table:table-row>
        <table:table-row table:style-name="ro2">
          <table:table-cell office:value-type="float" office:value="3014">
            <text:p>3014</text:p>
          </table:table-cell>
          <table:table-cell office:value-type="string">
            <text:p>Langschwert</text:p>
          </table:table-cell>
        </table:table-row>
        <table:table-row table:style-name="ro2">
          <table:table-cell office:value-type="float" office:value="3015">
            <text:p>3015</text:p>
          </table:table-cell>
          <table:table-cell office:value-type="string">
            <text:p>Donnerknispel</text:p>
          </table:table-cell>
        </table:table-row>
        <table:table-row table:style-name="ro2">
          <table:table-cell office:value-type="float" office:value="3016">
            <text:p>3016</text:p>
          </table:table-cell>
          <table:table-cell office:value-type="string">
            <text:p>Henkersbeil</text:p>
          </table:table-cell>
        </table:table-row>
        <table:table-row table:style-name="ro2">
          <table:table-cell office:value-type="float" office:value="3017">
            <text:p>3017</text:p>
          </table:table-cell>
          <table:table-cell office:value-type="string">
            <text:p>Fieser Zerfetzer</text:p>
          </table:table-cell>
        </table:table-row>
        <table:table-row table:style-name="ro2">
          <table:table-cell office:value-type="float" office:value="3018">
            <text:p>3018</text:p>
          </table:table-cell>
          <table:table-cell office:value-type="string">
            <text:p>Schädelspalter</text:p>
          </table:table-cell>
        </table:table-row>
        <table:table-row table:style-name="ro2">
          <table:table-cell office:value-type="float" office:value="3019">
            <text:p>3019</text:p>
          </table:table-cell>
          <table:table-cell office:value-type="string">
            <text:p>Harter Hammer</text:p>
          </table:table-cell>
        </table:table-row>
        <table:table-row table:style-name="ro2">
          <table:table-cell office:value-type="float" office:value="3020">
            <text:p>3020</text:p>
          </table:table-cell>
          <table:table-cell office:value-type="string">
            <text:p>Königsschwert</text:p>
          </table:table-cell>
        </table:table-row>
        <table:table-row table:style-name="ro2">
          <table:table-cell office:value-type="float" office:value="3021">
            <text:p>3021</text:p>
          </table:table-cell>
          <table:table-cell office:value-type="string">
            <text:p>Dornenklinge</text:p>
          </table:table-cell>
        </table:table-row>
        <table:table-row table:style-name="ro2">
          <table:table-cell office:value-type="float" office:value="3022">
            <text:p>3022</text:p>
          </table:table-cell>
          <table:table-cell office:value-type="string">
            <text:p>Heftiger Hammer</text:p>
          </table:table-cell>
        </table:table-row>
        <table:table-row table:style-name="ro2">
          <table:table-cell office:value-type="float" office:value="3023">
            <text:p>3023</text:p>
          </table:table-cell>
          <table:table-cell office:value-type="string">
            <text:p>Drachentöter</text:p>
          </table:table-cell>
        </table:table-row>
        <table:table-row table:style-name="ro2">
          <table:table-cell office:value-type="float" office:value="3024">
            <text:p>3024</text:p>
          </table:table-cell>
          <table:table-cell office:value-type="string">
            <text:p>Verdammte Axt</text:p>
          </table:table-cell>
        </table:table-row>
        <table:table-row table:style-name="ro2">
          <table:table-cell office:value-type="float" office:value="3025">
            <text:p>3025</text:p>
          </table:table-cell>
          <table:table-cell office:value-type="string">
            <text:p>Heroenschwert</text:p>
          </table:table-cell>
        </table:table-row>
        <table:table-row table:style-name="ro2">
          <table:table-cell office:value-type="float" office:value="3026">
            <text:p>3026</text:p>
          </table:table-cell>
          <table:table-cell office:value-type="string">
            <text:p>Argumentationshilfe</text:p>
          </table:table-cell>
        </table:table-row>
        <table:table-row table:style-name="ro2">
          <table:table-cell office:value-type="float" office:value="3027">
            <text:p>3027</text:p>
          </table:table-cell>
          <table:table-cell office:value-type="string">
            <text:p>Todtbringer</text:p>
          </table:table-cell>
        </table:table-row>
        <table:table-row table:style-name="ro2">
          <table:table-cell office:value-type="float" office:value="3028">
            <text:p>3028</text:p>
          </table:table-cell>
          <table:table-cell office:value-type="string">
            <text:p>Statussymbol</text:p>
          </table:table-cell>
        </table:table-row>
        <table:table-row table:style-name="ro2">
          <table:table-cell office:value-type="float" office:value="3029">
            <text:p>3029</text:p>
          </table:table-cell>
          <table:table-cell office:value-type="string">
            <text:p>Dämonenklinge</text:p>
          </table:table-cell>
        </table:table-row>
        <table:table-row table:style-name="ro2">
          <table:table-cell office:value-type="float" office:value="3050">
            <text:p>3050</text:p>
          </table:table-cell>
          <table:table-cell office:value-type="string">
            <text:p>Angebissenes Brett</text:p>
          </table:table-cell>
        </table:table-row>
        <table:table-row table:style-name="ro2">
          <table:table-cell office:value-type="float" office:value="3051">
            <text:p>3051</text:p>
          </table:table-cell>
          <table:table-cell office:value-type="string">
            <text:p>Mülltonnendeckel</text:p>
          </table:table-cell>
        </table:table-row>
        <table:table-row table:style-name="ro2">
          <table:table-cell office:value-type="float" office:value="3052">
            <text:p>3052</text:p>
          </table:table-cell>
          <table:table-cell office:value-type="string">
            <text:p>Holzschild</text:p>
          </table:table-cell>
        </table:table-row>
        <table:table-row table:style-name="ro2">
          <table:table-cell office:value-type="float" office:value="3053">
            <text:p>3053</text:p>
          </table:table-cell>
          <table:table-cell office:value-type="string">
            <text:p>Eisernes Gelöt</text:p>
          </table:table-cell>
        </table:table-row>
        <table:table-row table:style-name="ro2">
          <table:table-cell office:value-type="float" office:value="3054">
            <text:p>3054</text:p>
          </table:table-cell>
          <table:table-cell office:value-type="string">
            <text:p>Kriegerschild</text:p>
          </table:table-cell>
        </table:table-row>
        <table:table-row table:style-name="ro2">
          <table:table-cell office:value-type="float" office:value="3055">
            <text:p>3055</text:p>
          </table:table-cell>
          <table:table-cell office:value-type="string">
            <text:p>Totenkopfschild</text:p>
          </table:table-cell>
        </table:table-row>
        <table:table-row table:style-name="ro2">
          <table:table-cell office:value-type="float" office:value="3056">
            <text:p>3056</text:p>
          </table:table-cell>
          <table:table-cell office:value-type="string">
            <text:p>Lichterschild</text:p>
          </table:table-cell>
        </table:table-row>
        <table:table-row table:style-name="ro2">
          <table:table-cell office:value-type="float" office:value="3057">
            <text:p>3057</text:p>
          </table:table-cell>
          <table:table-cell office:value-type="string">
            <text:p>Heroenschild</text:p>
          </table:table-cell>
        </table:table-row>
        <table:table-row table:style-name="ro2">
          <table:table-cell office:value-type="float" office:value="3058">
            <text:p>3058</text:p>
          </table:table-cell>
          <table:table-cell office:value-type="string">
            <text:p>Fürstenschild</text:p>
          </table:table-cell>
        </table:table-row>
        <table:table-row table:style-name="ro2">
          <table:table-cell office:value-type="float" office:value="3059">
            <text:p>3059</text:p>
          </table:table-cell>
          <table:table-cell office:value-type="string">
            <text:p>Dämonenfratze</text:p>
          </table:table-cell>
        </table:table-row>
        <table:table-row table:style-name="ro2">
          <table:table-cell office:value-type="float" office:value="3100">
            <text:p>3100</text:p>
          </table:table-cell>
          <table:table-cell office:value-type="string">
            <text:p>Ganzkörperdose</text:p>
          </table:table-cell>
        </table:table-row>
        <table:table-row table:style-name="ro2">
          <table:table-cell office:value-type="float" office:value="3101">
            <text:p>3101</text:p>
          </table:table-cell>
          <table:table-cell office:value-type="string">
            <text:p>Blechgeklöter</text:p>
          </table:table-cell>
        </table:table-row>
        <table:table-row table:style-name="ro2">
          <table:table-cell office:value-type="float" office:value="3102">
            <text:p>3102</text:p>
          </table:table-cell>
          <table:table-cell office:value-type="string">
            <text:p>Brauchbare Rüstung</text:p>
          </table:table-cell>
        </table:table-row>
        <table:table-row table:style-name="ro2">
          <table:table-cell office:value-type="float" office:value="3103">
            <text:p>3103</text:p>
          </table:table-cell>
          <table:table-cell office:value-type="string">
            <text:p>Turnierrüstung</text:p>
          </table:table-cell>
        </table:table-row>
        <table:table-row table:style-name="ro2">
          <table:table-cell office:value-type="float" office:value="3104">
            <text:p>3104</text:p>
          </table:table-cell>
          <table:table-cell office:value-type="string">
            <text:p>Protzige Rüstung</text:p>
          </table:table-cell>
        </table:table-row>
        <table:table-row table:style-name="ro2">
          <table:table-cell office:value-type="float" office:value="3105">
            <text:p>3105</text:p>
          </table:table-cell>
          <table:table-cell office:value-type="string">
            <text:p>Eitler Panzer</text:p>
          </table:table-cell>
        </table:table-row>
        <table:table-row table:style-name="ro2">
          <table:table-cell office:value-type="float" office:value="3106">
            <text:p>3106</text:p>
          </table:table-cell>
          <table:table-cell office:value-type="string">
            <text:p>Plattenpanzer</text:p>
          </table:table-cell>
        </table:table-row>
        <table:table-row table:style-name="ro2">
          <table:table-cell office:value-type="float" office:value="3107">
            <text:p>3107</text:p>
          </table:table-cell>
          <table:table-cell office:value-type="string">
            <text:p>Heldenpanzer</text:p>
          </table:table-cell>
        </table:table-row>
        <table:table-row table:style-name="ro2">
          <table:table-cell office:value-type="float" office:value="3108">
            <text:p>3108</text:p>
          </table:table-cell>
          <table:table-cell office:value-type="string">
            <text:p>Kriegerrüstung</text:p>
          </table:table-cell>
        </table:table-row>
        <table:table-row table:style-name="ro2">
          <table:table-cell office:value-type="float" office:value="3109">
            <text:p>3109</text:p>
          </table:table-cell>
          <table:table-cell office:value-type="string">
            <text:p>Siegerrüstung</text:p>
          </table:table-cell>
        </table:table-row>
        <table:table-row table:style-name="ro2">
          <table:table-cell office:value-type="float" office:value="3150">
            <text:p>3150</text:p>
          </table:table-cell>
          <table:table-cell office:value-type="string">
            <text:p>Latschen</text:p>
          </table:table-cell>
        </table:table-row>
        <table:table-row table:style-name="ro2">
          <table:table-cell office:value-type="float" office:value="3151">
            <text:p>3151</text:p>
          </table:table-cell>
          <table:table-cell office:value-type="string">
            <text:p>Bauernstiefel</text:p>
          </table:table-cell>
        </table:table-row>
        <table:table-row table:style-name="ro2">
          <table:table-cell office:value-type="float" office:value="3152">
            <text:p>3152</text:p>
          </table:table-cell>
          <table:table-cell office:value-type="string">
            <text:p>Lederstiefel</text:p>
          </table:table-cell>
        </table:table-row>
        <table:table-row table:style-name="ro2">
          <table:table-cell office:value-type="float" office:value="3153">
            <text:p>3153</text:p>
          </table:table-cell>
          <table:table-cell office:value-type="string">
            <text:p>Panzerstiefel</text:p>
          </table:table-cell>
        </table:table-row>
        <table:table-row table:style-name="ro2">
          <table:table-cell office:value-type="float" office:value="3154">
            <text:p>3154</text:p>
          </table:table-cell>
          <table:table-cell office:value-type="string">
            <text:p>Prachtstiefel</text:p>
          </table:table-cell>
        </table:table-row>
        <table:table-row table:style-name="ro2">
          <table:table-cell office:value-type="float" office:value="3155">
            <text:p>3155</text:p>
          </table:table-cell>
          <table:table-cell office:value-type="string">
            <text:p>Kriegerstiefel</text:p>
          </table:table-cell>
        </table:table-row>
        <table:table-row table:style-name="ro2">
          <table:table-cell office:value-type="float" office:value="3156">
            <text:p>3156</text:p>
          </table:table-cell>
          <table:table-cell office:value-type="string">
            <text:p>Ritterstiefel</text:p>
          </table:table-cell>
        </table:table-row>
        <table:table-row table:style-name="ro2">
          <table:table-cell office:value-type="float" office:value="3157">
            <text:p>3157</text:p>
          </table:table-cell>
          <table:table-cell office:value-type="string">
            <text:p>Fürstenstiefel</text:p>
          </table:table-cell>
        </table:table-row>
        <table:table-row table:style-name="ro2">
          <table:table-cell office:value-type="float" office:value="3158">
            <text:p>3158</text:p>
          </table:table-cell>
          <table:table-cell office:value-type="string">
            <text:p>Heldenstiefel</text:p>
          </table:table-cell>
        </table:table-row>
        <table:table-row table:style-name="ro2">
          <table:table-cell office:value-type="float" office:value="3159">
            <text:p>3159</text:p>
          </table:table-cell>
          <table:table-cell office:value-type="string">
            <text:p>Königsstiefel</text:p>
          </table:table-cell>
        </table:table-row>
        <table:table-row table:style-name="ro2">
          <table:table-cell office:value-type="float" office:value="3200">
            <text:p>3200</text:p>
          </table:table-cell>
          <table:table-cell office:value-type="string">
            <text:p>Siffige Stutzen</text:p>
          </table:table-cell>
        </table:table-row>
        <table:table-row table:style-name="ro2">
          <table:table-cell office:value-type="float" office:value="3201">
            <text:p>3201</text:p>
          </table:table-cell>
          <table:table-cell office:value-type="string">
            <text:p>Alte Handschuhe</text:p>
          </table:table-cell>
        </table:table-row>
        <table:table-row table:style-name="ro2">
          <table:table-cell office:value-type="float" office:value="3202">
            <text:p>3202</text:p>
          </table:table-cell>
          <table:table-cell office:value-type="string">
            <text:p>Neue Handschuhe</text:p>
          </table:table-cell>
        </table:table-row>
        <table:table-row table:style-name="ro2">
          <table:table-cell office:value-type="float" office:value="3203">
            <text:p>3203</text:p>
          </table:table-cell>
          <table:table-cell office:value-type="string">
            <text:p>Elegante Handschuhe</text:p>
          </table:table-cell>
        </table:table-row>
        <table:table-row table:style-name="ro2">
          <table:table-cell office:value-type="float" office:value="3204">
            <text:p>3204</text:p>
          </table:table-cell>
          <table:table-cell office:value-type="string">
            <text:p>Panzerhandschuhe</text:p>
          </table:table-cell>
        </table:table-row>
        <table:table-row table:style-name="ro2">
          <table:table-cell office:value-type="float" office:value="3205">
            <text:p>3205</text:p>
          </table:table-cell>
          <table:table-cell office:value-type="string">
            <text:p>Kriegerhandschuhe</text:p>
          </table:table-cell>
        </table:table-row>
        <table:table-row table:style-name="ro2">
          <table:table-cell office:value-type="float" office:value="3206">
            <text:p>3206</text:p>
          </table:table-cell>
          <table:table-cell office:value-type="string">
            <text:p>Ritterhandschuhe</text:p>
          </table:table-cell>
        </table:table-row>
        <table:table-row table:style-name="ro2">
          <table:table-cell office:value-type="float" office:value="3207">
            <text:p>3207</text:p>
          </table:table-cell>
          <table:table-cell office:value-type="string">
            <text:p>Edle Handschuhe</text:p>
          </table:table-cell>
        </table:table-row>
        <table:table-row table:style-name="ro2">
          <table:table-cell office:value-type="float" office:value="3208">
            <text:p>3208</text:p>
          </table:table-cell>
          <table:table-cell office:value-type="string">
            <text:p>Heldenhandschuhe</text:p>
          </table:table-cell>
        </table:table-row>
        <table:table-row table:style-name="ro2">
          <table:table-cell office:value-type="float" office:value="3209">
            <text:p>3209</text:p>
          </table:table-cell>
          <table:table-cell office:value-type="string">
            <text:p>Drachenwürger</text:p>
          </table:table-cell>
        </table:table-row>
        <table:table-row table:style-name="ro2">
          <table:table-cell office:value-type="float" office:value="3250">
            <text:p>3250</text:p>
          </table:table-cell>
          <table:table-cell office:value-type="string">
            <text:p>Suppentopf</text:p>
          </table:table-cell>
        </table:table-row>
        <table:table-row table:style-name="ro2">
          <table:table-cell office:value-type="float" office:value="3251">
            <text:p>3251</text:p>
          </table:table-cell>
          <table:table-cell office:value-type="string">
            <text:p>Blechhut mit Kurbel</text:p>
          </table:table-cell>
        </table:table-row>
        <table:table-row table:style-name="ro2">
          <table:table-cell office:value-type="float" office:value="3252">
            <text:p>3252</text:p>
          </table:table-cell>
          <table:table-cell office:value-type="string">
            <text:p>Helm und Haube</text:p>
          </table:table-cell>
        </table:table-row>
        <table:table-row table:style-name="ro2">
          <table:table-cell office:value-type="float" office:value="3253">
            <text:p>3253</text:p>
          </table:table-cell>
          <table:table-cell office:value-type="string">
            <text:p>Stahleimer</text:p>
          </table:table-cell>
        </table:table-row>
        <table:table-row table:style-name="ro2">
          <table:table-cell office:value-type="float" office:value="3254">
            <text:p>3254</text:p>
          </table:table-cell>
          <table:table-cell office:value-type="string">
            <text:p>Stattlicher Helm</text:p>
          </table:table-cell>
        </table:table-row>
        <table:table-row table:style-name="ro2">
          <table:table-cell office:value-type="float" office:value="3255">
            <text:p>3255</text:p>
          </table:table-cell>
          <table:table-cell office:value-type="string">
            <text:p>Gehörnter Helm</text:p>
          </table:table-cell>
        </table:table-row>
        <table:table-row table:style-name="ro2">
          <table:table-cell office:value-type="float" office:value="3256">
            <text:p>3256</text:p>
          </table:table-cell>
          <table:table-cell office:value-type="string">
            <text:p>Chaotenhelm</text:p>
          </table:table-cell>
        </table:table-row>
        <table:table-row table:style-name="ro2">
          <table:table-cell office:value-type="float" office:value="3257">
            <text:p>3257</text:p>
          </table:table-cell>
          <table:table-cell office:value-type="string">
            <text:p>Zackiger Helm</text:p>
          </table:table-cell>
        </table:table-row>
        <table:table-row table:style-name="ro2">
          <table:table-cell office:value-type="float" office:value="3258">
            <text:p>3258</text:p>
          </table:table-cell>
          <table:table-cell office:value-type="string">
            <text:p>Grauenvolle Maske</text:p>
          </table:table-cell>
        </table:table-row>
        <table:table-row table:style-name="ro2">
          <table:table-cell office:value-type="float" office:value="3259">
            <text:p>3259</text:p>
          </table:table-cell>
          <table:table-cell office:value-type="string">
            <text:p>Grauenvoller Helm</text:p>
          </table:table-cell>
        </table:table-row>
        <table:table-row table:style-name="ro2">
          <table:table-cell office:value-type="float" office:value="3300">
            <text:p>3300</text:p>
          </table:table-cell>
          <table:table-cell office:value-type="string">
            <text:p>Alter Gürtel</text:p>
          </table:table-cell>
        </table:table-row>
        <table:table-row table:style-name="ro2">
          <table:table-cell office:value-type="float" office:value="3301">
            <text:p>3301</text:p>
          </table:table-cell>
          <table:table-cell office:value-type="string">
            <text:p>Gepanzerter Gürtel</text:p>
          </table:table-cell>
        </table:table-row>
        <table:table-row table:style-name="ro2">
          <table:table-cell office:value-type="float" office:value="3302">
            <text:p>3302</text:p>
          </table:table-cell>
          <table:table-cell office:value-type="string">
            <text:p>Schicker Gürtel</text:p>
          </table:table-cell>
        </table:table-row>
        <table:table-row table:style-name="ro2">
          <table:table-cell office:value-type="float" office:value="3303">
            <text:p>3303</text:p>
          </table:table-cell>
          <table:table-cell office:value-type="string">
            <text:p>Kriegergürtel</text:p>
          </table:table-cell>
        </table:table-row>
        <table:table-row table:style-name="ro2">
          <table:table-cell office:value-type="float" office:value="3304">
            <text:p>3304</text:p>
          </table:table-cell>
          <table:table-cell office:value-type="string">
            <text:p>Prachtgürtel</text:p>
          </table:table-cell>
        </table:table-row>
        <table:table-row table:style-name="ro2">
          <table:table-cell office:value-type="float" office:value="3305">
            <text:p>3305</text:p>
          </table:table-cell>
          <table:table-cell office:value-type="string">
            <text:p>Pieksiger Gürtel</text:p>
          </table:table-cell>
        </table:table-row>
        <table:table-row table:style-name="ro2">
          <table:table-cell office:value-type="float" office:value="3306">
            <text:p>3306</text:p>
          </table:table-cell>
          <table:table-cell office:value-type="string">
            <text:p>Imposanter Gürtel</text:p>
          </table:table-cell>
        </table:table-row>
        <table:table-row table:style-name="ro2">
          <table:table-cell office:value-type="float" office:value="3307">
            <text:p>3307</text:p>
          </table:table-cell>
          <table:table-cell office:value-type="string">
            <text:p>Markengürtel</text:p>
          </table:table-cell>
        </table:table-row>
        <table:table-row table:style-name="ro2">
          <table:table-cell office:value-type="float" office:value="3308">
            <text:p>3308</text:p>
          </table:table-cell>
          <table:table-cell office:value-type="string">
            <text:p>Heldengürtel</text:p>
          </table:table-cell>
        </table:table-row>
        <table:table-row table:style-name="ro2">
          <table:table-cell office:value-type="float" office:value="3309">
            <text:p>3309</text:p>
          </table:table-cell>
          <table:table-cell office:value-type="string">
            <text:p>Königsgürtel</text:p>
          </table:table-cell>
        </table:table-row>
        <table:table-row table:style-name="ro2">
          <table:table-cell office:value-type="float" office:value="3350">
            <text:p>3350</text:p>
          </table:table-cell>
          <table:table-cell office:value-type="string">
            <text:p>Duftbäumchen</text:p>
          </table:table-cell>
        </table:table-row>
        <table:table-row table:style-name="ro2">
          <table:table-cell office:value-type="float" office:value="3351">
            <text:p>3351</text:p>
          </table:table-cell>
          <table:table-cell office:value-type="string">
            <text:p>Gangsterkette</text:p>
          </table:table-cell>
        </table:table-row>
        <table:table-row table:style-name="ro2">
          <table:table-cell office:value-type="float" office:value="3352">
            <text:p>3352</text:p>
          </table:table-cell>
          <table:table-cell office:value-type="string">
            <text:p>Schreiberkette</text:p>
          </table:table-cell>
        </table:table-row>
        <table:table-row table:style-name="ro2">
          <table:table-cell office:value-type="float" office:value="3353">
            <text:p>3353</text:p>
          </table:table-cell>
          <table:table-cell office:value-type="string">
            <text:p>Pimperbunny-Amulett</text:p>
          </table:table-cell>
        </table:table-row>
        <table:table-row table:style-name="ro2">
          <table:table-cell office:value-type="float" office:value="3354">
            <text:p>3354</text:p>
          </table:table-cell>
          <table:table-cell office:value-type="string">
            <text:p>Egokette</text:p>
          </table:table-cell>
        </table:table-row>
        <table:table-row table:style-name="ro2">
          <table:table-cell office:value-type="float" office:value="3355">
            <text:p>3355</text:p>
          </table:table-cell>
          <table:table-cell office:value-type="string">
            <text:p>Heimwerkeramulett</text:p>
          </table:table-cell>
        </table:table-row>
        <table:table-row table:style-name="ro2">
          <table:table-cell office:value-type="float" office:value="3356">
            <text:p>3356</text:p>
          </table:table-cell>
          <table:table-cell office:value-type="string">
            <text:p>Pilzkette</text:p>
          </table:table-cell>
        </table:table-row>
        <table:table-row table:style-name="ro2">
          <table:table-cell office:value-type="float" office:value="3357">
            <text:p>3357</text:p>
          </table:table-cell>
          <table:table-cell office:value-type="string">
            <text:p>Stoppuhr</text:p>
          </table:table-cell>
        </table:table-row>
        <table:table-row table:style-name="ro2">
          <table:table-cell office:value-type="float" office:value="3358">
            <text:p>3358</text:p>
          </table:table-cell>
          <table:table-cell office:value-type="string">
            <text:p>Hundemarke</text:p>
          </table:table-cell>
        </table:table-row>
        <table:table-row table:style-name="ro2">
          <table:table-cell office:value-type="float" office:value="3359">
            <text:p>3359</text:p>
          </table:table-cell>
          <table:table-cell office:value-type="string">
            <text:p>Seefahrerkette</text:p>
          </table:table-cell>
        </table:table-row>
        <table:table-row table:style-name="ro2">
          <table:table-cell office:value-type="float" office:value="3360">
            <text:p>3360</text:p>
          </table:table-cell>
          <table:table-cell office:value-type="string">
            <text:p>Edelsteinamulett</text:p>
          </table:table-cell>
        </table:table-row>
        <table:table-row table:style-name="ro2">
          <table:table-cell office:value-type="float" office:value="3361">
            <text:p>3361</text:p>
          </table:table-cell>
          <table:table-cell office:value-type="string">
            <text:p>Runenkette</text:p>
          </table:table-cell>
        </table:table-row>
        <table:table-row table:style-name="ro2">
          <table:table-cell office:value-type="float" office:value="3362">
            <text:p>3362</text:p>
          </table:table-cell>
          <table:table-cell office:value-type="string">
            <text:p>Füllhorn</text:p>
          </table:table-cell>
        </table:table-row>
        <table:table-row table:style-name="ro2">
          <table:table-cell office:value-type="float" office:value="3363">
            <text:p>3363</text:p>
          </table:table-cell>
          <table:table-cell office:value-type="string">
            <text:p>Hornschä̈delkette</text:p>
          </table:table-cell>
        </table:table-row>
        <table:table-row table:style-name="ro2">
          <table:table-cell office:value-type="float" office:value="3364">
            <text:p>3364</text:p>
          </table:table-cell>
          <table:table-cell office:value-type="string">
            <text:p>Schlüsselamulett</text:p>
          </table:table-cell>
        </table:table-row>
        <table:table-row table:style-name="ro2">
          <table:table-cell office:value-type="float" office:value="3365">
            <text:p>3365</text:p>
          </table:table-cell>
          <table:table-cell office:value-type="string">
            <text:p>Omas Perlenkette</text:p>
          </table:table-cell>
        </table:table-row>
        <table:table-row table:style-name="ro2">
          <table:table-cell office:value-type="float" office:value="3366">
            <text:p>3366</text:p>
          </table:table-cell>
          <table:table-cell office:value-type="string">
            <text:p>Klunkerkette</text:p>
          </table:table-cell>
        </table:table-row>
        <table:table-row table:style-name="ro2">
          <table:table-cell office:value-type="float" office:value="3367">
            <text:p>3367</text:p>
          </table:table-cell>
          <table:table-cell office:value-type="string">
            <text:p>Voodookette</text:p>
          </table:table-cell>
        </table:table-row>
        <table:table-row table:style-name="ro2">
          <table:table-cell office:value-type="float" office:value="3368">
            <text:p>3368</text:p>
          </table:table-cell>
          <table:table-cell office:value-type="string">
            <text:p>Glotzschä̈delkette</text:p>
          </table:table-cell>
        </table:table-row>
        <table:table-row table:style-name="ro2">
          <table:table-cell office:value-type="float" office:value="3369">
            <text:p>3369</text:p>
          </table:table-cell>
          <table:table-cell office:value-type="string">
            <text:p>Funkelamulett</text:p>
          </table:table-cell>
        </table:table-row>
        <table:table-row table:style-name="ro2">
          <table:table-cell office:value-type="float" office:value="3370">
            <text:p>3370</text:p>
          </table:table-cell>
          <table:table-cell office:value-type="string">
            <text:p>Riesenklunkerkette</text:p>
          </table:table-cell>
        </table:table-row>
        <table:table-row table:style-name="ro2">
          <table:table-cell office:value-type="float" office:value="3400">
            <text:p>3400</text:p>
          </table:table-cell>
          <table:table-cell office:value-type="string">
            <text:p>Glücksknoten</text:p>
          </table:table-cell>
        </table:table-row>
        <table:table-row table:style-name="ro2">
          <table:table-cell office:value-type="float" office:value="3401">
            <text:p>3401</text:p>
          </table:table-cell>
          <table:table-cell office:value-type="string">
            <text:p>Kaugummiautomatenring</text:p>
          </table:table-cell>
        </table:table-row>
        <table:table-row table:style-name="ro2">
          <table:table-cell office:value-type="float" office:value="3402">
            <text:p>3402</text:p>
          </table:table-cell>
          <table:table-cell office:value-type="string">
            <text:p>Blechring</text:p>
          </table:table-cell>
        </table:table-row>
        <table:table-row table:style-name="ro2">
          <table:table-cell office:value-type="float" office:value="3403">
            <text:p>3403</text:p>
          </table:table-cell>
          <table:table-cell office:value-type="string">
            <text:p>Quietscheentchenring</text:p>
          </table:table-cell>
        </table:table-row>
        <table:table-row table:style-name="ro2">
          <table:table-cell office:value-type="float" office:value="3404">
            <text:p>3404</text:p>
          </table:table-cell>
          <table:table-cell office:value-type="string">
            <text:p>Spiralring</text:p>
          </table:table-cell>
        </table:table-row>
        <table:table-row table:style-name="ro2">
          <table:table-cell office:value-type="float" office:value="3405">
            <text:p>3405</text:p>
          </table:table-cell>
          <table:table-cell office:value-type="string">
            <text:p>Sternring</text:p>
          </table:table-cell>
        </table:table-row>
        <table:table-row table:style-name="ro2">
          <table:table-cell office:value-type="float" office:value="3406">
            <text:p>3406</text:p>
          </table:table-cell>
          <table:table-cell office:value-type="string">
            <text:p>Edelring</text:p>
          </table:table-cell>
        </table:table-row>
        <table:table-row table:style-name="ro2">
          <table:table-cell office:value-type="float" office:value="3407">
            <text:p>3407</text:p>
          </table:table-cell>
          <table:table-cell office:value-type="string">
            <text:p>Ornamentring</text:p>
          </table:table-cell>
        </table:table-row>
        <table:table-row table:style-name="ro2">
          <table:table-cell office:value-type="float" office:value="3408">
            <text:p>3408</text:p>
          </table:table-cell>
          <table:table-cell office:value-type="string">
            <text:p>Massivring</text:p>
          </table:table-cell>
        </table:table-row>
        <table:table-row table:style-name="ro2">
          <table:table-cell office:value-type="float" office:value="3409">
            <text:p>3409</text:p>
          </table:table-cell>
          <table:table-cell office:value-type="string">
            <text:p>Klunkerring</text:p>
          </table:table-cell>
        </table:table-row>
        <table:table-row table:style-name="ro2">
          <table:table-cell office:value-type="float" office:value="3410">
            <text:p>3410</text:p>
          </table:table-cell>
          <table:table-cell office:value-type="string">
            <text:p>Kobrawindung</text:p>
          </table:table-cell>
        </table:table-row>
        <table:table-row table:style-name="ro2">
          <table:table-cell office:value-type="float" office:value="3411">
            <text:p>3411</text:p>
          </table:table-cell>
          <table:table-cell office:value-type="string">
            <text:p>Diamantring</text:p>
          </table:table-cell>
        </table:table-row>
        <table:table-row table:style-name="ro2">
          <table:table-cell office:value-type="float" office:value="3412">
            <text:p>3412</text:p>
          </table:table-cell>
          <table:table-cell office:value-type="string">
            <text:p>(Ge-)Flügelring</text:p>
          </table:table-cell>
        </table:table-row>
        <table:table-row table:style-name="ro2">
          <table:table-cell office:value-type="float" office:value="3413">
            <text:p>3413</text:p>
          </table:table-cell>
          <table:table-cell office:value-type="string">
            <text:p>Schädelring</text:p>
          </table:table-cell>
        </table:table-row>
        <table:table-row table:style-name="ro2">
          <table:table-cell office:value-type="float" office:value="3414">
            <text:p>3414</text:p>
          </table:table-cell>
          <table:table-cell office:value-type="string">
            <text:p>Funkelwindung</text:p>
          </table:table-cell>
        </table:table-row>
        <table:table-row table:style-name="ro2">
          <table:table-cell office:value-type="float" office:value="3415">
            <text:p>3415</text:p>
          </table:table-cell>
          <table:table-cell office:value-type="string">
            <text:p>Protzring</text:p>
          </table:table-cell>
        </table:table-row>
        <table:table-row table:style-name="ro2">
          <table:table-cell office:value-type="float" office:value="3450">
            <text:p>3450</text:p>
          </table:table-cell>
          <table:table-cell office:value-type="string">
            <text:p>Auge</text:p>
          </table:table-cell>
        </table:table-row>
        <table:table-row table:style-name="ro2">
          <table:table-cell office:value-type="float" office:value="3451">
            <text:p>3451</text:p>
          </table:table-cell>
          <table:table-cell office:value-type="string">
            <text:p>Dreck</text:p>
          </table:table-cell>
        </table:table-row>
        <table:table-row table:style-name="ro2">
          <table:table-cell office:value-type="float" office:value="3452">
            <text:p>3452</text:p>
          </table:table-cell>
          <table:table-cell office:value-type="string">
            <text:p>Topfpflanze</text:p>
          </table:table-cell>
        </table:table-row>
        <table:table-row table:style-name="ro2">
          <table:table-cell office:value-type="float" office:value="3453">
            <text:p>3453</text:p>
          </table:table-cell>
          <table:table-cell office:value-type="string">
            <text:p>Angebissene Stulle</text:p>
          </table:table-cell>
        </table:table-row>
        <table:table-row table:style-name="ro2">
          <table:table-cell office:value-type="float" office:value="3454">
            <text:p>3454</text:p>
          </table:table-cell>
          <table:table-cell office:value-type="string">
            <text:p>Königliche Perücke</text:p>
          </table:table-cell>
        </table:table-row>
        <table:table-row table:style-name="ro2">
          <table:table-cell office:value-type="float" office:value="3455">
            <text:p>3455</text:p>
          </table:table-cell>
          <table:table-cell office:value-type="string">
            <text:p>Falscher Schnauzer</text:p>
          </table:table-cell>
        </table:table-row>
        <table:table-row table:style-name="ro2">
          <table:table-cell office:value-type="float" office:value="3456">
            <text:p>3456</text:p>
          </table:table-cell>
          <table:table-cell office:value-type="string">
            <text:p>Fingerhut</text:p>
          </table:table-cell>
        </table:table-row>
        <table:table-row table:style-name="ro2">
          <table:table-cell office:value-type="float" office:value="3457">
            <text:p>3457</text:p>
          </table:table-cell>
          <table:table-cell office:value-type="string">
            <text:p>Roter Hering</text:p>
          </table:table-cell>
        </table:table-row>
        <table:table-row table:style-name="ro2">
          <table:table-cell office:value-type="float" office:value="3458">
            <text:p>3458</text:p>
          </table:table-cell>
          <table:table-cell office:value-type="string">
            <text:p>Heiliger Gral</text:p>
          </table:table-cell>
        </table:table-row>
        <table:table-row table:style-name="ro2">
          <table:table-cell office:value-type="float" office:value="3459">
            <text:p>3459</text:p>
          </table:table-cell>
          <table:table-cell office:value-type="string">
            <text:p>Hochglanzmagazin</text:p>
          </table:table-cell>
        </table:table-row>
        <table:table-row table:style-name="ro2">
          <table:table-cell office:value-type="float" office:value="3460">
            <text:p>3460</text:p>
          </table:table-cell>
          <table:table-cell office:value-type="string">
            <text:p>Hochwertiger Dung</text:p>
          </table:table-cell>
        </table:table-row>
        <table:table-row table:style-name="ro2">
          <table:table-cell office:value-type="float" office:value="3461">
            <text:p>3461</text:p>
          </table:table-cell>
          <table:table-cell office:value-type="string">
            <text:p>Spitzer Stolperstein</text:p>
          </table:table-cell>
        </table:table-row>
        <table:table-row table:style-name="ro2">
          <table:table-cell office:value-type="float" office:value="3462">
            <text:p>3462</text:p>
          </table:table-cell>
          <table:table-cell office:value-type="string">
            <text:p>Hühnerkeule</text:p>
          </table:table-cell>
        </table:table-row>
        <table:table-row table:style-name="ro2">
          <table:table-cell office:value-type="float" office:value="3463">
            <text:p>3463</text:p>
          </table:table-cell>
          <table:table-cell office:value-type="string">
            <text:p>Rest vom Schwert</text:p>
          </table:table-cell>
        </table:table-row>
        <table:table-row table:style-name="ro2">
          <table:table-cell office:value-type="float" office:value="3464">
            <text:p>3464</text:p>
          </table:table-cell>
          <table:table-cell office:value-type="string">
            <text:p>Ketchup</text:p>
          </table:table-cell>
        </table:table-row>
        <table:table-row table:style-name="ro2">
          <table:table-cell office:value-type="float" office:value="3465">
            <text:p>3465</text:p>
          </table:table-cell>
          <table:table-cell office:value-type="string">
            <text:p>Gelbliches Dingens</text:p>
          </table:table-cell>
        </table:table-row>
        <table:table-row table:style-name="ro2">
          <table:table-cell office:value-type="float" office:value="3466">
            <text:p>3466</text:p>
          </table:table-cell>
          <table:table-cell office:value-type="string">
            <text:p>Rätselhaftes Artefakt</text:p>
          </table:table-cell>
        </table:table-row>
        <table:table-row table:style-name="ro2">
          <table:table-cell office:value-type="float" office:value="3467">
            <text:p>3467</text:p>
          </table:table-cell>
          <table:table-cell office:value-type="string">
            <text:p>Silberner Löffel</text:p>
          </table:table-cell>
        </table:table-row>
        <table:table-row table:style-name="ro2">
          <table:table-cell office:value-type="float" office:value="3468">
            <text:p>3468</text:p>
          </table:table-cell>
          <table:table-cell office:value-type="string">
            <text:p>Nagelknipser</text:p>
          </table:table-cell>
        </table:table-row>
        <table:table-row table:style-name="ro2">
          <table:table-cell office:value-type="float" office:value="3469">
            <text:p>3469</text:p>
          </table:table-cell>
          <table:table-cell office:value-type="string">
            <text:p>Gordischer BH</text:p>
          </table:table-cell>
        </table:table-row>
        <table:table-row table:style-name="ro2">
          <table:table-cell office:value-type="float" office:value="3470">
            <text:p>3470</text:p>
          </table:table-cell>
          <table:table-cell office:value-type="string">
            <text:p>Zerknüllter Zettel</text:p>
          </table:table-cell>
        </table:table-row>
        <table:table-row table:style-name="ro2">
          <table:table-cell office:value-type="float" office:value="3471">
            <text:p>3471</text:p>
          </table:table-cell>
          <table:table-cell office:value-type="string">
            <text:p>Lustige Nase</text:p>
          </table:table-cell>
        </table:table-row>
        <table:table-row table:style-name="ro2">
          <table:table-cell office:value-type="float" office:value="3472">
            <text:p>3472</text:p>
          </table:table-cell>
          <table:table-cell office:value-type="string">
            <text:p>Heftpflaster</text:p>
          </table:table-cell>
        </table:table-row>
        <table:table-row table:style-name="ro2">
          <table:table-cell office:value-type="float" office:value="3473">
            <text:p>3473</text:p>
          </table:table-cell>
          <table:table-cell office:value-type="string">
            <text:p>Pümpel</text:p>
          </table:table-cell>
        </table:table-row>
        <table:table-row table:style-name="ro2">
          <table:table-cell office:value-type="float" office:value="3474">
            <text:p>3474</text:p>
          </table:table-cell>
          <table:table-cell office:value-type="string">
            <text:p>Stylische Brille</text:p>
          </table:table-cell>
        </table:table-row>
        <table:table-row table:style-name="ro2">
          <table:table-cell office:value-type="float" office:value="3475">
            <text:p>3475</text:p>
          </table:table-cell>
          <table:table-cell office:value-type="string">
            <text:p>Ekliges Wattestäbchen</text:p>
          </table:table-cell>
        </table:table-row>
        <table:table-row table:style-name="ro2">
          <table:table-cell office:value-type="float" office:value="3476">
            <text:p>3476</text:p>
          </table:table-cell>
          <table:table-cell office:value-type="string">
            <text:p>Horsts Schädel</text:p>
          </table:table-cell>
        </table:table-row>
        <table:table-row table:style-name="ro2">
          <table:table-cell office:value-type="float" office:value="3477">
            <text:p>3477</text:p>
          </table:table-cell>
          <table:table-cell office:value-type="string">
            <text:p>Sieglindes Schädel</text:p>
          </table:table-cell>
        </table:table-row>
        <table:table-row table:style-name="ro2">
          <table:table-cell office:value-type="float" office:value="3478">
            <text:p>3478</text:p>
          </table:table-cell>
          <table:table-cell office:value-type="string">
            <text:p>Blaumanns Schädel</text:p>
          </table:table-cell>
        </table:table-row>
        <table:table-row table:style-name="ro2">
          <table:table-cell office:value-type="float" office:value="3479">
            <text:p>3479</text:p>
          </table:table-cell>
          <table:table-cell office:value-type="string">
            <text:p>Schnuller</text:p>
          </table:table-cell>
        </table:table-row>
        <table:table-row table:style-name="ro2">
          <table:table-cell office:value-type="float" office:value="3480">
            <text:p>3480</text:p>
          </table:table-cell>
          <table:table-cell office:value-type="string">
            <text:p>Schraube</text:p>
          </table:table-cell>
        </table:table-row>
        <table:table-row table:style-name="ro2">
          <table:table-cell office:value-type="float" office:value="3481">
            <text:p>3481</text:p>
          </table:table-cell>
          <table:table-cell office:value-type="string">
            <text:p>Nutzloser Stock</text:p>
          </table:table-cell>
        </table:table-row>
        <table:table-row table:style-name="ro2">
          <table:table-cell office:value-type="float" office:value="3482">
            <text:p>3482</text:p>
          </table:table-cell>
          <table:table-cell office:value-type="string">
            <text:p>Rasierklinge</text:p>
          </table:table-cell>
        </table:table-row>
        <table:table-row table:style-name="ro2">
          <table:table-cell office:value-type="float" office:value="3483">
            <text:p>3483</text:p>
          </table:table-cell>
          <table:table-cell office:value-type="string">
            <text:p>Bruno</text:p>
          </table:table-cell>
        </table:table-row>
        <table:table-row table:style-name="ro2">
          <table:table-cell office:value-type="float" office:value="3484">
            <text:p>3484</text:p>
          </table:table-cell>
          <table:table-cell office:value-type="string">
            <text:p>Triangel</text:p>
          </table:table-cell>
        </table:table-row>
        <table:table-row table:style-name="ro2">
          <table:table-cell office:value-type="float" office:value="3485">
            <text:p>3485</text:p>
          </table:table-cell>
          <table:table-cell office:value-type="string">
            <text:p>Würfel</text:p>
          </table:table-cell>
        </table:table-row>
        <table:table-row table:style-name="ro2">
          <table:table-cell office:value-type="float" office:value="3486">
            <text:p>3486</text:p>
          </table:table-cell>
          <table:table-cell office:value-type="string">
            <text:p>Zeitzahn</text:p>
          </table:table-cell>
        </table:table-row>
        <table:table-row table:style-name="ro2">
          <table:table-cell office:value-type="float" office:value="3500">
            <text:p>3500</text:p>
          </table:table-cell>
          <table:table-cell office:value-type="string">
            <text:p>Krückstock</text:p>
          </table:table-cell>
        </table:table-row>
        <table:table-row table:style-name="ro2">
          <table:table-cell office:value-type="float" office:value="3501">
            <text:p>3501</text:p>
          </table:table-cell>
          <table:table-cell office:value-type="string">
            <text:p>Zazas Zauberstab</text:p>
          </table:table-cell>
        </table:table-row>
        <table:table-row table:style-name="ro2">
          <table:table-cell office:value-type="float" office:value="3502">
            <text:p>3502</text:p>
          </table:table-cell>
          <table:table-cell office:value-type="string">
            <text:p>Kristallstab</text:p>
          </table:table-cell>
        </table:table-row>
        <table:table-row table:style-name="ro2">
          <table:table-cell office:value-type="float" office:value="3503">
            <text:p>3503</text:p>
          </table:table-cell>
          <table:table-cell office:value-type="string">
            <text:p>Wurzel allen Übels</text:p>
          </table:table-cell>
        </table:table-row>
        <table:table-row table:style-name="ro2">
          <table:table-cell office:value-type="float" office:value="3504">
            <text:p>3504</text:p>
          </table:table-cell>
          <table:table-cell office:value-type="string">
            <text:p>Blubberstab</text:p>
          </table:table-cell>
        </table:table-row>
        <table:table-row table:style-name="ro2">
          <table:table-cell office:value-type="float" office:value="3505">
            <text:p>3505</text:p>
          </table:table-cell>
          <table:table-cell office:value-type="string">
            <text:p>Feuerstab</text:p>
          </table:table-cell>
        </table:table-row>
        <table:table-row table:style-name="ro2">
          <table:table-cell office:value-type="float" office:value="3506">
            <text:p>3506</text:p>
          </table:table-cell>
          <table:table-cell office:value-type="string">
            <text:p>Voodoostab</text:p>
          </table:table-cell>
        </table:table-row>
        <table:table-row table:style-name="ro2">
          <table:table-cell office:value-type="float" office:value="3507">
            <text:p>3507</text:p>
          </table:table-cell>
          <table:table-cell office:value-type="string">
            <text:p>Astralstab</text:p>
          </table:table-cell>
        </table:table-row>
        <table:table-row table:style-name="ro2">
          <table:table-cell office:value-type="float" office:value="3508">
            <text:p>3508</text:p>
          </table:table-cell>
          <table:table-cell office:value-type="string">
            <text:p>Böser Finger</text:p>
          </table:table-cell>
        </table:table-row>
        <table:table-row table:style-name="ro2">
          <table:table-cell office:value-type="float" office:value="3509">
            <text:p>3509</text:p>
          </table:table-cell>
          <table:table-cell office:value-type="string">
            <text:p>Seelenfresser</text:p>
          </table:table-cell>
        </table:table-row>
        <table:table-row table:style-name="ro2">
          <table:table-cell office:value-type="float" office:value="3600">
            <text:p>3600</text:p>
          </table:table-cell>
          <table:table-cell office:value-type="string">
            <text:p>Morgenrock</text:p>
          </table:table-cell>
        </table:table-row>
        <table:table-row table:style-name="ro2">
          <table:table-cell office:value-type="float" office:value="3601">
            <text:p>3601</text:p>
          </table:table-cell>
          <table:table-cell office:value-type="string">
            <text:p>Kittel</text:p>
          </table:table-cell>
        </table:table-row>
        <table:table-row table:style-name="ro2">
          <table:table-cell office:value-type="float" office:value="3602">
            <text:p>3602</text:p>
          </table:table-cell>
          <table:table-cell office:value-type="string">
            <text:p>Lehrlingsrobe</text:p>
          </table:table-cell>
        </table:table-row>
        <table:table-row table:style-name="ro2">
          <table:table-cell office:value-type="float" office:value="3603">
            <text:p>3603</text:p>
          </table:table-cell>
          <table:table-cell office:value-type="string">
            <text:p>Hemd</text:p>
          </table:table-cell>
        </table:table-row>
        <table:table-row table:style-name="ro2">
          <table:table-cell office:value-type="float" office:value="3604">
            <text:p>3604</text:p>
          </table:table-cell>
          <table:table-cell office:value-type="string">
            <text:p>Zierhemd</text:p>
          </table:table-cell>
        </table:table-row>
        <table:table-row table:style-name="ro2">
          <table:table-cell office:value-type="float" office:value="3605">
            <text:p>3605</text:p>
          </table:table-cell>
          <table:table-cell office:value-type="string">
            <text:p>Anwärterrobe</text:p>
          </table:table-cell>
        </table:table-row>
        <table:table-row table:style-name="ro2">
          <table:table-cell office:value-type="float" office:value="3606">
            <text:p>3606</text:p>
          </table:table-cell>
          <table:table-cell office:value-type="string">
            <text:p>Gesellenrobe</text:p>
          </table:table-cell>
        </table:table-row>
        <table:table-row table:style-name="ro2">
          <table:table-cell office:value-type="float" office:value="3607">
            <text:p>3607</text:p>
          </table:table-cell>
          <table:table-cell office:value-type="string">
            <text:p>Meisterrobe</text:p>
          </table:table-cell>
        </table:table-row>
        <table:table-row table:style-name="ro2">
          <table:table-cell office:value-type="float" office:value="3608">
            <text:p>3608</text:p>
          </table:table-cell>
          <table:table-cell office:value-type="string">
            <text:p>Großmeisterrobe</text:p>
          </table:table-cell>
        </table:table-row>
        <table:table-row table:style-name="ro2">
          <table:table-cell office:value-type="float" office:value="3609">
            <text:p>3609</text:p>
          </table:table-cell>
          <table:table-cell office:value-type="string">
            <text:p>Hypermegasuperrobe</text:p>
          </table:table-cell>
        </table:table-row>
        <table:table-row table:style-name="ro2">
          <table:table-cell office:value-type="float" office:value="3650">
            <text:p>3650</text:p>
          </table:table-cell>
          <table:table-cell office:value-type="string">
            <text:p>Sandalen</text:p>
          </table:table-cell>
        </table:table-row>
        <table:table-row table:style-name="ro2">
          <table:table-cell office:value-type="float" office:value="3651">
            <text:p>3651</text:p>
          </table:table-cell>
          <table:table-cell office:value-type="string">
            <text:p>Schlappen</text:p>
          </table:table-cell>
        </table:table-row>
        <table:table-row table:style-name="ro2">
          <table:table-cell office:value-type="float" office:value="3652">
            <text:p>3652</text:p>
          </table:table-cell>
          <table:table-cell office:value-type="string">
            <text:p>Gamaschen</text:p>
          </table:table-cell>
        </table:table-row>
        <table:table-row table:style-name="ro2">
          <table:table-cell office:value-type="float" office:value="3653">
            <text:p>3653</text:p>
          </table:table-cell>
          <table:table-cell office:value-type="string">
            <text:p>Jeckentreter</text:p>
          </table:table-cell>
        </table:table-row>
        <table:table-row table:style-name="ro2">
          <table:table-cell office:value-type="float" office:value="3654">
            <text:p>3654</text:p>
          </table:table-cell>
          <table:table-cell office:value-type="string">
            <text:p>Lehrlingsschuhe</text:p>
          </table:table-cell>
        </table:table-row>
        <table:table-row table:style-name="ro2">
          <table:table-cell office:value-type="float" office:value="3655">
            <text:p>3655</text:p>
          </table:table-cell>
          <table:table-cell office:value-type="string">
            <text:p>Anwärterschuhe</text:p>
          </table:table-cell>
        </table:table-row>
        <table:table-row table:style-name="ro2">
          <table:table-cell office:value-type="float" office:value="3656">
            <text:p>3656</text:p>
          </table:table-cell>
          <table:table-cell office:value-type="string">
            <text:p>Gesellenschuhe</text:p>
          </table:table-cell>
        </table:table-row>
        <table:table-row table:style-name="ro2">
          <table:table-cell office:value-type="float" office:value="3657">
            <text:p>3657</text:p>
          </table:table-cell>
          <table:table-cell office:value-type="string">
            <text:p>Meisterschuhe</text:p>
          </table:table-cell>
        </table:table-row>
        <table:table-row table:style-name="ro2">
          <table:table-cell office:value-type="float" office:value="3658">
            <text:p>3658</text:p>
          </table:table-cell>
          <table:table-cell office:value-type="string">
            <text:p>Großmeisterschuhe</text:p>
          </table:table-cell>
        </table:table-row>
        <table:table-row table:style-name="ro2">
          <table:table-cell office:value-type="float" office:value="3659">
            <text:p>3659</text:p>
          </table:table-cell>
          <table:table-cell office:value-type="string">
            <text:p>Großmeisterstiefel</text:p>
          </table:table-cell>
        </table:table-row>
        <table:table-row table:style-name="ro2">
          <table:table-cell office:value-type="float" office:value="3700">
            <text:p>3700</text:p>
          </table:table-cell>
          <table:table-cell office:value-type="string">
            <text:p>Einweghandschuhe</text:p>
          </table:table-cell>
        </table:table-row>
        <table:table-row table:style-name="ro2">
          <table:table-cell office:value-type="float" office:value="3701">
            <text:p>3701</text:p>
          </table:table-cell>
          <table:table-cell office:value-type="string">
            <text:p>Stoffhandschuhe</text:p>
          </table:table-cell>
        </table:table-row>
        <table:table-row table:style-name="ro2">
          <table:table-cell office:value-type="float" office:value="3702">
            <text:p>3702</text:p>
          </table:table-cell>
          <table:table-cell office:value-type="string">
            <text:p>Lederhandschuhe</text:p>
          </table:table-cell>
        </table:table-row>
        <table:table-row table:style-name="ro2">
          <table:table-cell office:value-type="float" office:value="3703">
            <text:p>3703</text:p>
          </table:table-cell>
          <table:table-cell office:value-type="string">
            <text:p>Lehrlingshandschuhe</text:p>
          </table:table-cell>
        </table:table-row>
        <table:table-row table:style-name="ro2">
          <table:table-cell office:value-type="float" office:value="3704">
            <text:p>3704</text:p>
          </table:table-cell>
          <table:table-cell office:value-type="string">
            <text:p>Prachthandschuhe</text:p>
          </table:table-cell>
        </table:table-row>
        <table:table-row table:style-name="ro2">
          <table:table-cell office:value-type="float" office:value="3705">
            <text:p>3705</text:p>
          </table:table-cell>
          <table:table-cell office:value-type="string">
            <text:p>Lehrlingshandschuhe</text:p>
          </table:table-cell>
        </table:table-row>
        <table:table-row table:style-name="ro2">
          <table:table-cell office:value-type="float" office:value="3706">
            <text:p>3706</text:p>
          </table:table-cell>
          <table:table-cell office:value-type="string">
            <text:p>Anwärterhandschuhe</text:p>
          </table:table-cell>
        </table:table-row>
        <table:table-row table:style-name="ro2">
          <table:table-cell office:value-type="float" office:value="3707">
            <text:p>3707</text:p>
          </table:table-cell>
          <table:table-cell office:value-type="string">
            <text:p>Gesellenhandschuhe</text:p>
          </table:table-cell>
        </table:table-row>
        <table:table-row table:style-name="ro2">
          <table:table-cell office:value-type="float" office:value="3708">
            <text:p>3708</text:p>
          </table:table-cell>
          <table:table-cell office:value-type="string">
            <text:p>Meisterhandschuhe</text:p>
          </table:table-cell>
        </table:table-row>
        <table:table-row table:style-name="ro2">
          <table:table-cell office:value-type="float" office:value="3709">
            <text:p>3709</text:p>
          </table:table-cell>
          <table:table-cell office:value-type="string">
            <text:p>Großmeisterhandschuhe</text:p>
          </table:table-cell>
        </table:table-row>
        <table:table-row table:style-name="ro2">
          <table:table-cell office:value-type="float" office:value="3750">
            <text:p>3750</text:p>
          </table:table-cell>
          <table:table-cell office:value-type="string">
            <text:p>Mütze</text:p>
          </table:table-cell>
        </table:table-row>
        <table:table-row table:style-name="ro2">
          <table:table-cell office:value-type="float" office:value="3751">
            <text:p>3751</text:p>
          </table:table-cell>
          <table:table-cell office:value-type="string">
            <text:p>Kapuze</text:p>
          </table:table-cell>
        </table:table-row>
        <table:table-row table:style-name="ro2">
          <table:table-cell office:value-type="float" office:value="3752">
            <text:p>3752</text:p>
          </table:table-cell>
          <table:table-cell office:value-type="string">
            <text:p>Hütchen</text:p>
          </table:table-cell>
        </table:table-row>
        <table:table-row table:style-name="ro2">
          <table:table-cell office:value-type="float" office:value="3753">
            <text:p>3753</text:p>
          </table:table-cell>
          <table:table-cell office:value-type="string">
            <text:p>Antennenhut</text:p>
          </table:table-cell>
        </table:table-row>
        <table:table-row table:style-name="ro2">
          <table:table-cell office:value-type="float" office:value="3754">
            <text:p>3754</text:p>
          </table:table-cell>
          <table:table-cell office:value-type="string">
            <text:p>Lehrlingshut</text:p>
          </table:table-cell>
        </table:table-row>
        <table:table-row table:style-name="ro2">
          <table:table-cell office:value-type="float" office:value="3755">
            <text:p>3755</text:p>
          </table:table-cell>
          <table:table-cell office:value-type="string">
            <text:p>Anwärterhut</text:p>
          </table:table-cell>
        </table:table-row>
        <table:table-row table:style-name="ro2">
          <table:table-cell office:value-type="float" office:value="3756">
            <text:p>3756</text:p>
          </table:table-cell>
          <table:table-cell office:value-type="string">
            <text:p>Gesellenhut</text:p>
          </table:table-cell>
        </table:table-row>
        <table:table-row table:style-name="ro2">
          <table:table-cell office:value-type="float" office:value="3757">
            <text:p>3757</text:p>
          </table:table-cell>
          <table:table-cell office:value-type="string">
            <text:p>Meisterhut</text:p>
          </table:table-cell>
        </table:table-row>
        <table:table-row table:style-name="ro2">
          <table:table-cell office:value-type="float" office:value="3758">
            <text:p>3758</text:p>
          </table:table-cell>
          <table:table-cell office:value-type="string">
            <text:p>Großmeisterhut</text:p>
          </table:table-cell>
        </table:table-row>
        <table:table-row table:style-name="ro2">
          <table:table-cell office:value-type="float" office:value="3759">
            <text:p>3759</text:p>
          </table:table-cell>
          <table:table-cell office:value-type="string">
            <text:p>Großmeisterkapuze</text:p>
          </table:table-cell>
        </table:table-row>
        <table:table-row table:style-name="ro2">
          <table:table-cell office:value-type="float" office:value="3800">
            <text:p>3800</text:p>
          </table:table-cell>
          <table:table-cell office:value-type="string">
            <text:p>Kordel</text:p>
          </table:table-cell>
        </table:table-row>
        <table:table-row table:style-name="ro2">
          <table:table-cell office:value-type="float" office:value="3801">
            <text:p>3801</text:p>
          </table:table-cell>
          <table:table-cell office:value-type="string">
            <text:p>Stoffgürtel</text:p>
          </table:table-cell>
        </table:table-row>
        <table:table-row table:style-name="ro2">
          <table:table-cell office:value-type="float" office:value="3802">
            <text:p>3802</text:p>
          </table:table-cell>
          <table:table-cell office:value-type="string">
            <text:p>Ledergürtel</text:p>
          </table:table-cell>
        </table:table-row>
        <table:table-row table:style-name="ro2">
          <table:table-cell office:value-type="float" office:value="3803">
            <text:p>3803</text:p>
          </table:table-cell>
          <table:table-cell office:value-type="string">
            <text:p>Lehrlingsgürtel</text:p>
          </table:table-cell>
        </table:table-row>
        <table:table-row table:style-name="ro2">
          <table:table-cell office:value-type="float" office:value="3804">
            <text:p>3804</text:p>
          </table:table-cell>
          <table:table-cell office:value-type="string">
            <text:p>Ziergürtel</text:p>
          </table:table-cell>
        </table:table-row>
        <table:table-row table:style-name="ro2">
          <table:table-cell office:value-type="float" office:value="3805">
            <text:p>3805</text:p>
          </table:table-cell>
          <table:table-cell office:value-type="string">
            <text:p>Prunkgürtel</text:p>
          </table:table-cell>
        </table:table-row>
        <table:table-row table:style-name="ro2">
          <table:table-cell office:value-type="float" office:value="3806">
            <text:p>3806</text:p>
          </table:table-cell>
          <table:table-cell office:value-type="string">
            <text:p>Anwärtergürtel</text:p>
          </table:table-cell>
        </table:table-row>
        <table:table-row table:style-name="ro2">
          <table:table-cell office:value-type="float" office:value="3807">
            <text:p>3807</text:p>
          </table:table-cell>
          <table:table-cell office:value-type="string">
            <text:p>Gesellengürtel</text:p>
          </table:table-cell>
        </table:table-row>
        <table:table-row table:style-name="ro2">
          <table:table-cell office:value-type="float" office:value="3808">
            <text:p>3808</text:p>
          </table:table-cell>
          <table:table-cell office:value-type="string">
            <text:p>Meistergürtel</text:p>
          </table:table-cell>
        </table:table-row>
        <table:table-row table:style-name="ro2">
          <table:table-cell office:value-type="float" office:value="3809">
            <text:p>3809</text:p>
          </table:table-cell>
          <table:table-cell office:value-type="string">
            <text:p>Großmeistergürtel</text:p>
          </table:table-cell>
        </table:table-row>
        <table:table-row table:style-name="ro2">
          <table:table-cell office:value-type="float" office:value="3850">
            <text:p>3850</text:p>
          </table:table-cell>
          <table:table-cell office:value-type="string">
            <text:p>Billige Zwille</text:p>
          </table:table-cell>
        </table:table-row>
        <table:table-row table:style-name="ro2">
          <table:table-cell office:value-type="float" office:value="3851">
            <text:p>3851</text:p>
          </table:table-cell>
          <table:table-cell office:value-type="string">
            <text:p>Flitzebogen</text:p>
          </table:table-cell>
        </table:table-row>
        <table:table-row table:style-name="ro2">
          <table:table-cell office:value-type="float" office:value="3852">
            <text:p>3852</text:p>
          </table:table-cell>
          <table:table-cell office:value-type="string">
            <text:p>Kurzbogen</text:p>
          </table:table-cell>
        </table:table-row>
        <table:table-row table:style-name="ro2">
          <table:table-cell office:value-type="float" office:value="3853">
            <text:p>3853</text:p>
          </table:table-cell>
          <table:table-cell office:value-type="string">
            <text:p>Armbrust</text:p>
          </table:table-cell>
        </table:table-row>
        <table:table-row table:style-name="ro2">
          <table:table-cell office:value-type="float" office:value="3854">
            <text:p>3854</text:p>
          </table:table-cell>
          <table:table-cell office:value-type="string">
            <text:p>Langbogen</text:p>
          </table:table-cell>
        </table:table-row>
        <table:table-row table:style-name="ro2">
          <table:table-cell office:value-type="float" office:value="3855">
            <text:p>3855</text:p>
          </table:table-cell>
          <table:table-cell office:value-type="string">
            <text:p>Jagdbogen</text:p>
          </table:table-cell>
        </table:table-row>
        <table:table-row table:style-name="ro2">
          <table:table-cell office:value-type="float" office:value="3856">
            <text:p>3856</text:p>
          </table:table-cell>
          <table:table-cell office:value-type="string">
            <text:p>Kriegsbogen</text:p>
          </table:table-cell>
        </table:table-row>
        <table:table-row table:style-name="ro2">
          <table:table-cell office:value-type="float" office:value="3857">
            <text:p>3857</text:p>
          </table:table-cell>
          <table:table-cell office:value-type="string">
            <text:p>Amtliche Armbrust</text:p>
          </table:table-cell>
        </table:table-row>
        <table:table-row table:style-name="ro2">
          <table:table-cell office:value-type="float" office:value="3858">
            <text:p>3858</text:p>
          </table:table-cell>
          <table:table-cell office:value-type="string">
            <text:p>Hochpräzisionsbogen</text:p>
          </table:table-cell>
        </table:table-row>
        <table:table-row table:style-name="ro2">
          <table:table-cell office:value-type="float" office:value="3859">
            <text:p>3859</text:p>
          </table:table-cell>
          <table:table-cell office:value-type="string">
            <text:p>Perfider Vergifter</text:p>
          </table:table-cell>
        </table:table-row>
        <table:table-row table:style-name="ro2">
          <table:table-cell office:value-type="float" office:value="3950">
            <text:p>3950</text:p>
          </table:table-cell>
          <table:table-cell office:value-type="string">
            <text:p>Olle Lumpen</text:p>
          </table:table-cell>
        </table:table-row>
        <table:table-row table:style-name="ro2">
          <table:table-cell office:value-type="float" office:value="3951">
            <text:p>3951</text:p>
          </table:table-cell>
          <table:table-cell office:value-type="string">
            <text:p>Billige Weste</text:p>
          </table:table-cell>
        </table:table-row>
        <table:table-row table:style-name="ro2">
          <table:table-cell office:value-type="float" office:value="3952">
            <text:p>3952</text:p>
          </table:table-cell>
          <table:table-cell office:value-type="string">
            <text:p>Adrette Weste</text:p>
          </table:table-cell>
        </table:table-row>
        <table:table-row table:style-name="ro2">
          <table:table-cell office:value-type="float" office:value="3953">
            <text:p>3953</text:p>
          </table:table-cell>
          <table:table-cell office:value-type="string">
            <text:p>Jagdkluft</text:p>
          </table:table-cell>
        </table:table-row>
        <table:table-row table:style-name="ro2">
          <table:table-cell office:value-type="float" office:value="3954">
            <text:p>3954</text:p>
          </table:table-cell>
          <table:table-cell office:value-type="string">
            <text:p>Amtlicher Panzer</text:p>
          </table:table-cell>
        </table:table-row>
        <table:table-row table:style-name="ro2">
          <table:table-cell office:value-type="float" office:value="3955">
            <text:p>3955</text:p>
          </table:table-cell>
          <table:table-cell office:value-type="string">
            <text:p>Outdoor-Jacke</text:p>
          </table:table-cell>
        </table:table-row>
        <table:table-row table:style-name="ro2">
          <table:table-cell office:value-type="float" office:value="3956">
            <text:p>3956</text:p>
          </table:table-cell>
          <table:table-cell office:value-type="string">
            <text:p>Schicker Panzer</text:p>
          </table:table-cell>
        </table:table-row>
        <table:table-row table:style-name="ro2">
          <table:table-cell office:value-type="float" office:value="3957">
            <text:p>3957</text:p>
          </table:table-cell>
          <table:table-cell office:value-type="string">
            <text:p>Protziger Panzer</text:p>
          </table:table-cell>
        </table:table-row>
        <table:table-row table:style-name="ro2">
          <table:table-cell office:value-type="float" office:value="3958">
            <text:p>3958</text:p>
          </table:table-cell>
          <table:table-cell office:value-type="string">
            <text:p>Designerkluft</text:p>
          </table:table-cell>
        </table:table-row>
        <table:table-row table:style-name="ro2">
          <table:table-cell office:value-type="float" office:value="3959">
            <text:p>3959</text:p>
          </table:table-cell>
          <table:table-cell office:value-type="string">
            <text:p>Heldenpanzer</text:p>
          </table:table-cell>
        </table:table-row>
        <table:table-row table:style-name="ro2">
          <table:table-cell office:value-type="float" office:value="4000">
            <text:p>4000</text:p>
          </table:table-cell>
          <table:table-cell office:value-type="string">
            <text:p>Pantoffeln</text:p>
          </table:table-cell>
        </table:table-row>
        <table:table-row table:style-name="ro2">
          <table:table-cell office:value-type="float" office:value="4001">
            <text:p>4001</text:p>
          </table:table-cell>
          <table:table-cell office:value-type="string">
            <text:p>Stinkstiefel</text:p>
          </table:table-cell>
        </table:table-row>
        <table:table-row table:style-name="ro2">
          <table:table-cell office:value-type="float" office:value="4002">
            <text:p>4002</text:p>
          </table:table-cell>
          <table:table-cell office:value-type="string">
            <text:p>Treter</text:p>
          </table:table-cell>
        </table:table-row>
        <table:table-row table:style-name="ro2">
          <table:table-cell office:value-type="float" office:value="4003">
            <text:p>4003</text:p>
          </table:table-cell>
          <table:table-cell office:value-type="string">
            <text:p>Festes Schuhwerk</text:p>
          </table:table-cell>
        </table:table-row>
        <table:table-row table:style-name="ro2">
          <table:table-cell office:value-type="float" office:value="4004">
            <text:p>4004</text:p>
          </table:table-cell>
          <table:table-cell office:value-type="string">
            <text:p>Okaye Stiefel</text:p>
          </table:table-cell>
        </table:table-row>
        <table:table-row table:style-name="ro2">
          <table:table-cell office:value-type="float" office:value="4005">
            <text:p>4005</text:p>
          </table:table-cell>
          <table:table-cell office:value-type="string">
            <text:p>Schicke Stiefel</text:p>
          </table:table-cell>
        </table:table-row>
        <table:table-row table:style-name="ro2">
          <table:table-cell office:value-type="float" office:value="4006">
            <text:p>4006</text:p>
          </table:table-cell>
          <table:table-cell office:value-type="string">
            <text:p>Hochwertige Stiefel</text:p>
          </table:table-cell>
        </table:table-row>
        <table:table-row table:style-name="ro2">
          <table:table-cell office:value-type="float" office:value="4007">
            <text:p>4007</text:p>
          </table:table-cell>
          <table:table-cell office:value-type="string">
            <text:p>Designerstiefel</text:p>
          </table:table-cell>
        </table:table-row>
        <table:table-row table:style-name="ro2">
          <table:table-cell office:value-type="float" office:value="4008">
            <text:p>4008</text:p>
          </table:table-cell>
          <table:table-cell office:value-type="string">
            <text:p>Prachtstiefel</text:p>
          </table:table-cell>
        </table:table-row>
        <table:table-row table:style-name="ro2">
          <table:table-cell office:value-type="float" office:value="4009">
            <text:p>4009</text:p>
          </table:table-cell>
          <table:table-cell office:value-type="string">
            <text:p>Heldenstiefel</text:p>
          </table:table-cell>
        </table:table-row>
        <table:table-row table:style-name="ro2">
          <table:table-cell office:value-type="float" office:value="4050">
            <text:p>4050</text:p>
          </table:table-cell>
          <table:table-cell office:value-type="string">
            <text:p>Manschetten</text:p>
          </table:table-cell>
        </table:table-row>
        <table:table-row table:style-name="ro2">
          <table:table-cell office:value-type="float" office:value="4051">
            <text:p>4051</text:p>
          </table:table-cell>
          <table:table-cell office:value-type="string">
            <text:p>Stoffhandschuhe</text:p>
          </table:table-cell>
        </table:table-row>
        <table:table-row table:style-name="ro2">
          <table:table-cell office:value-type="float" office:value="4052">
            <text:p>4052</text:p>
          </table:table-cell>
          <table:table-cell office:value-type="string">
            <text:p>Geschnürte Handschuhe</text:p>
          </table:table-cell>
        </table:table-row>
        <table:table-row table:style-name="ro2">
          <table:table-cell office:value-type="float" office:value="4053">
            <text:p>4053</text:p>
          </table:table-cell>
          <table:table-cell office:value-type="string">
            <text:p>Fellhandschuhe</text:p>
          </table:table-cell>
        </table:table-row>
        <table:table-row table:style-name="ro2">
          <table:table-cell office:value-type="float" office:value="4054">
            <text:p>4054</text:p>
          </table:table-cell>
          <table:table-cell office:value-type="string">
            <text:p>Lederhandschuhe</text:p>
          </table:table-cell>
        </table:table-row>
        <table:table-row table:style-name="ro2">
          <table:table-cell office:value-type="float" office:value="4055">
            <text:p>4055</text:p>
          </table:table-cell>
          <table:table-cell office:value-type="string">
            <text:p>Jagdhandschuhe</text:p>
          </table:table-cell>
        </table:table-row>
        <table:table-row table:style-name="ro2">
          <table:table-cell office:value-type="float" office:value="4056">
            <text:p>4056</text:p>
          </table:table-cell>
          <table:table-cell office:value-type="string">
            <text:p>Verstärkte Handschuhe</text:p>
          </table:table-cell>
        </table:table-row>
        <table:table-row table:style-name="ro2">
          <table:table-cell office:value-type="float" office:value="4057">
            <text:p>4057</text:p>
          </table:table-cell>
          <table:table-cell office:value-type="string">
            <text:p>Schützenhandschuhe</text:p>
          </table:table-cell>
        </table:table-row>
        <table:table-row table:style-name="ro2">
          <table:table-cell office:value-type="float" office:value="4058">
            <text:p>4058</text:p>
          </table:table-cell>
          <table:table-cell office:value-type="string">
            <text:p>Panzerhandschuhe</text:p>
          </table:table-cell>
        </table:table-row>
        <table:table-row table:style-name="ro2">
          <table:table-cell office:value-type="float" office:value="4059">
            <text:p>4059</text:p>
          </table:table-cell>
          <table:table-cell office:value-type="string">
            <text:p>Prachthandschuhe</text:p>
          </table:table-cell>
        </table:table-row>
        <table:table-row table:style-name="ro2">
          <table:table-cell office:value-type="float" office:value="4100">
            <text:p>4100</text:p>
          </table:table-cell>
          <table:table-cell office:value-type="string">
            <text:p>Stück Stoff mit Band</text:p>
          </table:table-cell>
        </table:table-row>
        <table:table-row table:style-name="ro2">
          <table:table-cell office:value-type="float" office:value="4101">
            <text:p>4101</text:p>
          </table:table-cell>
          <table:table-cell office:value-type="string">
            <text:p>Primitive Haube</text:p>
          </table:table-cell>
        </table:table-row>
        <table:table-row table:style-name="ro2">
          <table:table-cell office:value-type="float" office:value="4102">
            <text:p>4102</text:p>
          </table:table-cell>
          <table:table-cell office:value-type="string">
            <text:p>Luftige Kappe</text:p>
          </table:table-cell>
        </table:table-row>
        <table:table-row table:style-name="ro2">
          <table:table-cell office:value-type="float" office:value="4103">
            <text:p>4103</text:p>
          </table:table-cell>
          <table:table-cell office:value-type="string">
            <text:p>Gehörnte Haube</text:p>
          </table:table-cell>
        </table:table-row>
        <table:table-row table:style-name="ro2">
          <table:table-cell office:value-type="float" office:value="4104">
            <text:p>4104</text:p>
          </table:table-cell>
          <table:table-cell office:value-type="string">
            <text:p>Adrette Haube</text:p>
          </table:table-cell>
        </table:table-row>
        <table:table-row table:style-name="ro2">
          <table:table-cell office:value-type="float" office:value="4105">
            <text:p>4105</text:p>
          </table:table-cell>
          <table:table-cell office:value-type="string">
            <text:p>Adretter Helm</text:p>
          </table:table-cell>
        </table:table-row>
        <table:table-row table:style-name="ro2">
          <table:table-cell office:value-type="float" office:value="4106">
            <text:p>4106</text:p>
          </table:table-cell>
          <table:table-cell office:value-type="string">
            <text:p>Eindrucksvoller Helm</text:p>
          </table:table-cell>
        </table:table-row>
        <table:table-row table:style-name="ro2">
          <table:table-cell office:value-type="float" office:value="4107">
            <text:p>4107</text:p>
          </table:table-cell>
          <table:table-cell office:value-type="string">
            <text:p>Gepanzerter Helm</text:p>
          </table:table-cell>
        </table:table-row>
        <table:table-row table:style-name="ro2">
          <table:table-cell office:value-type="float" office:value="4108">
            <text:p>4108</text:p>
          </table:table-cell>
          <table:table-cell office:value-type="string">
            <text:p>Überlegener Helm</text:p>
          </table:table-cell>
        </table:table-row>
        <table:table-row table:style-name="ro2">
          <table:table-cell office:value-type="float" office:value="4109">
            <text:p>4109</text:p>
          </table:table-cell>
          <table:table-cell office:value-type="string">
            <text:p>Heldenvisier</text:p>
          </table:table-cell>
        </table:table-row>
        <table:table-row table:style-name="ro2">
          <table:table-cell office:value-type="float" office:value="4150">
            <text:p>4150</text:p>
          </table:table-cell>
          <table:table-cell office:value-type="string">
            <text:p>Gürtel aus Flicken</text:p>
          </table:table-cell>
        </table:table-row>
        <table:table-row table:style-name="ro2">
          <table:table-cell office:value-type="float" office:value="4151">
            <text:p>4151</text:p>
          </table:table-cell>
          <table:table-cell office:value-type="string">
            <text:p>Einfacher Gürtel</text:p>
          </table:table-cell>
        </table:table-row>
        <table:table-row table:style-name="ro2">
          <table:table-cell office:value-type="float" office:value="4152">
            <text:p>4152</text:p>
          </table:table-cell>
          <table:table-cell office:value-type="string">
            <text:p>Schlichter Gürtel</text:p>
          </table:table-cell>
        </table:table-row>
        <table:table-row table:style-name="ro2">
          <table:table-cell office:value-type="float" office:value="4153">
            <text:p>4153</text:p>
          </table:table-cell>
          <table:table-cell office:value-type="string">
            <text:p>Stacheliger Gürtel</text:p>
          </table:table-cell>
        </table:table-row>
        <table:table-row table:style-name="ro2">
          <table:table-cell office:value-type="float" office:value="4154">
            <text:p>4154</text:p>
          </table:table-cell>
          <table:table-cell office:value-type="string">
            <text:p>Ansehnlicher Gürtel</text:p>
          </table:table-cell>
        </table:table-row>
        <table:table-row table:style-name="ro2">
          <table:table-cell office:value-type="float" office:value="4155">
            <text:p>4155</text:p>
          </table:table-cell>
          <table:table-cell office:value-type="string">
            <text:p>Hochwertiger Gürtel</text:p>
          </table:table-cell>
        </table:table-row>
        <table:table-row table:style-name="ro2">
          <table:table-cell office:value-type="float" office:value="4156">
            <text:p>4156</text:p>
          </table:table-cell>
          <table:table-cell office:value-type="string">
            <text:p>Designergürtel</text:p>
          </table:table-cell>
        </table:table-row>
        <table:table-row table:style-name="ro2">
          <table:table-cell office:value-type="float" office:value="4157">
            <text:p>4157</text:p>
          </table:table-cell>
          <table:table-cell office:value-type="string">
            <text:p>Fürstlicher Gürtel</text:p>
          </table:table-cell>
        </table:table-row>
        <table:table-row table:style-name="ro2">
          <table:table-cell office:value-type="float" office:value="4158">
            <text:p>4158</text:p>
          </table:table-cell>
          <table:table-cell office:value-type="string">
            <text:p>Protziger Gürtel</text:p>
          </table:table-cell>
        </table:table-row>
        <table:table-row table:style-name="ro2">
          <table:table-cell office:value-type="float" office:value="4159">
            <text:p>4159</text:p>
          </table:table-cell>
          <table:table-cell office:value-type="string">
            <text:p>Heldengürtel</text:p>
          </table:table-cell>
        </table:table-row>
        <table:table-row table:style-name="ro2">
          <table:table-cell office:value-type="float" office:value="4215">
            <text:p>4215</text:p>
          </table:table-cell>
          <table:table-cell office:value-type="string">
            <text:p>Über diesen Gegner konntest du nur müde lächeln. Der Kampf war ein Kinderspiel für dich. Allerdings auch kaum heldenhaft.</text:p>
          </table:table-cell>
        </table:table-row>
        <table:table-row table:style-name="ro2">
          <table:table-cell office:value-type="float" office:value="4216">
            <text:p>4216</text:p>
          </table:table-cell>
          <table:table-cell office:value-type="string">
            <text:p>Obgleich nicht den Hauch einer Chance, stürzt sich dein Gegner mutig in den Kampf. Genutzt hat ihm das leider nichts.</text:p>
          </table:table-cell>
        </table:table-row>
        <table:table-row table:style-name="ro2">
          <table:table-cell office:value-type="float" office:value="4217">
            <text:p>4217</text:p>
          </table:table-cell>
          <table:table-cell office:value-type="string">
            <text:p>Dieser Kampf war keine Herausforderung für einen erfahrenen Helden wie dich. Du solltest dir nicht zu viel darauf einbilden.</text:p>
          </table:table-cell>
        </table:table-row>
        <table:table-row table:style-name="ro2">
          <table:table-cell office:value-type="float" office:value="4218">
            <text:p>4218</text:p>
          </table:table-cell>
          <table:table-cell office:value-type="string">
            <text:p>Gegen Kämpfer wie diesen kannst du leicht bestehen. Vielleicht solltest du dich mal in einer anderen Gewichtsklasse umsehen.</text:p>
          </table:table-cell>
        </table:table-row>
        <table:table-row table:style-name="ro2">
          <table:table-cell office:value-type="float" office:value="4219">
            <text:p>4219</text:p>
          </table:table-cell>
          <table:table-cell office:value-type="string">
            <text:p>Am eher verhaltenen Beifall des Publikums erkennst du, dass du dir hier einen sehr einfachen Sieg mitgenommen hast.</text:p>
          </table:table-cell>
        </table:table-row>
        <table:table-row table:style-name="ro2">
          <table:table-cell office:value-type="float" office:value="4220">
            <text:p>4220</text:p>
          </table:table-cell>
          <table:table-cell office:value-type="string">
            <text:p>Die Menge jubelt dir begeistert zu. Du hast deinem Gegner eine ordentliche Tracht Prügel verpasst, die sich gewaschen hat.</text:p>
          </table:table-cell>
        </table:table-row>
        <table:table-row table:style-name="ro2">
          <table:table-cell office:value-type="float" office:value="4221">
            <text:p>4221</text:p>
          </table:table-cell>
          <table:table-cell office:value-type="string">
            <text:p>Souverän hast du deinen Gegner zusammengeknüppelt. Daran wird er sich noch lange erinnern, falls er wieder zu sich kommt...</text:p>
          </table:table-cell>
        </table:table-row>
        <table:table-row table:style-name="ro2">
          <table:table-cell office:value-type="float" office:value="4222">
            <text:p>4222</text:p>
          </table:table-cell>
          <table:table-cell office:value-type="string">
            <text:p>Du hast deinen Gegner ziemlich übel zugerichtet. Leise wimmernd kauert er in der Ecke. Doch ob er auf deine Gnade hoffen kann..?</text:p>
          </table:table-cell>
        </table:table-row>
        <table:table-row table:style-name="ro2">
          <table:table-cell office:value-type="float" office:value="4223">
            <text:p>4223</text:p>
          </table:table-cell>
          <table:table-cell office:value-type="string">
            <text:p>Dein Gegner hat seine Lektion gelernt. Die Frage ist, ob ihm die in seinem jetzigen Zustand noch viel nützt.</text:p>
          </table:table-cell>
        </table:table-row>
        <table:table-row table:style-name="ro2">
          <table:table-cell office:value-type="float" office:value="4224">
            <text:p>4224</text:p>
          </table:table-cell>
          <table:table-cell office:value-type="string">
            <text:p>Was für ein Kampf! Du hast verdient gewonnen. Tosender Applaus brandet auf, als du deinen filmreifen Finishing Move ausführst.</text:p>
          </table:table-cell>
        </table:table-row>
        <table:table-row table:style-name="ro2">
          <table:table-cell office:value-type="float" office:value="4225">
            <text:p>4225</text:p>
          </table:table-cell>
          <table:table-cell office:value-type="string">
            <text:p>Angeschlagen, aber siegreich gehst du aus diesem spektakulären Zweikampf hervor. Diesen Sieg gab es nicht geschenkt!</text:p>
          </table:table-cell>
        </table:table-row>
        <table:table-row table:style-name="ro2">
          <table:table-cell office:value-type="float" office:value="4226">
            <text:p>4226</text:p>
          </table:table-cell>
          <table:table-cell office:value-type="string">
            <text:p>Ein harter, aber gerechter Kampf: Manchmal muss es eben so sein. Für dich als Helden Routine, für das Publikum ein Spektakel!</text:p>
          </table:table-cell>
        </table:table-row>
        <table:table-row table:style-name="ro2">
          <table:table-cell office:value-type="float" office:value="4227">
            <text:p>4227</text:p>
          </table:table-cell>
          <table:table-cell office:value-type="string">
            <text:p>In der Arena wird bisweilen hartes Brot aufgetischt, das spürst auch du. Dein Gegner hat sich an diesem die Zähne ausgebissen.</text:p>
          </table:table-cell>
        </table:table-row>
        <table:table-row table:style-name="ro2">
          <table:table-cell office:value-type="float" office:value="4228">
            <text:p>4228</text:p>
          </table:table-cell>
          <table:table-cell office:value-type="string">
            <text:p>Viel Blut wurde vergossen, doch am Ende zählt nur eines: Du hast einen knappen, aber ehrlichen Sieg errungen.</text:p>
          </table:table-cell>
        </table:table-row>
        <table:table-row table:style-name="ro2">
          <table:table-cell office:value-type="float" office:value="4229">
            <text:p>4229</text:p>
          </table:table-cell>
          <table:table-cell office:value-type="string">
            <text:p>Zwei ebenbürtige Kontrahenten, von denen am Ende einer beweisen konnte, dass er um das entscheidende Quäntchen besser ist: Du.</text:p>
          </table:table-cell>
        </table:table-row>
        <table:table-row table:style-name="ro2">
          <table:table-cell office:value-type="float" office:value="4230">
            <text:p>4230</text:p>
          </table:table-cell>
          <table:table-cell office:value-type="string">
            <text:p>Dass du diesen Kampf noch gewinnen konntest, grenzt an ein Wunder! Vielleicht war es aber auch wahrhaftiger Heldenmut.</text:p>
          </table:table-cell>
        </table:table-row>
        <table:table-row table:style-name="ro2">
          <table:table-cell office:value-type="float" office:value="4231">
            <text:p>4231</text:p>
          </table:table-cell>
          <table:table-cell office:value-type="string">
            <text:p>Entscheidung in letzter Sekunde - du kannst es selbst kaum glauben, doch endlich geht dein Gegner zu Boden. Und danach du.</text:p>
          </table:table-cell>
        </table:table-row>
        <table:table-row table:style-name="ro2">
          <table:table-cell office:value-type="float" office:value="4232">
            <text:p>4232</text:p>
          </table:table-cell>
          <table:table-cell office:value-type="string">
            <text:p>Diesen Sieg hast du deinem Gegner überaus knapp entrissen - dennoch darfst du ihn mit Fug und Recht dein Eigen nennen!</text:p>
          </table:table-cell>
        </table:table-row>
        <table:table-row table:style-name="ro2">
          <table:table-cell office:value-type="float" office:value="4233">
            <text:p>4233</text:p>
          </table:table-cell>
          <table:table-cell office:value-type="string">
            <text:p>Nach einer Weile kehren deine Sinne zurück und du erblickst deinen Gegner, der noch immer am Boden liegt. Ein knapper Sieg für dich!</text:p>
          </table:table-cell>
        </table:table-row>
        <table:table-row table:style-name="ro2">
          <table:table-cell office:value-type="float" office:value="4234">
            <text:p>4234</text:p>
          </table:table-cell>
          <table:table-cell office:value-type="string">
            <text:p>Du hast diesen harten, unerbittlichen Kampf nur mühevoll zu deinen Gunsten entscheiden können. Schwein gehabt!</text:p>
          </table:table-cell>
        </table:table-row>
        <table:table-row table:style-name="ro2">
          <table:table-cell office:value-type="float" office:value="4235">
            <text:p>4235</text:p>
          </table:table-cell>
          <table:table-cell office:value-type="string">
            <text:p>Das Letzte, woran du dich erinnerst, sind höllische Schmerzen und höhnisches Gelächter.</text:p>
          </table:table-cell>
        </table:table-row>
        <table:table-row table:style-name="ro2">
          <table:table-cell office:value-type="float" office:value="4236">
            <text:p>4236</text:p>
          </table:table-cell>
          <table:table-cell office:value-type="string">
            <text:p>Ein kurzer Kampf, der eines beweist: Du solltest dich lieber nicht mit Leuten anlegen, die einige Köpfe größer sind als du.</text:p>
          </table:table-cell>
        </table:table-row>
        <table:table-row table:style-name="ro2">
          <table:table-cell office:value-type="float" office:value="4237">
            <text:p>4237</text:p>
          </table:table-cell>
          <table:table-cell office:value-type="string">
            <text:p>Irgendetwas sagt dir, dass dieser Zweikampf ein eher zweifelhafter Einfall gewesen ist.</text:p>
          </table:table-cell>
        </table:table-row>
        <table:table-row table:style-name="ro2">
          <table:table-cell office:value-type="float" office:value="4238">
            <text:p>4238</text:p>
          </table:table-cell>
          <table:table-cell office:value-type="string">
            <text:p>Gegen diesen übermächtigen Gegner hast du auf ganzer Linie versagt. Lass deinen Frust an Schwächeren aus!</text:p>
          </table:table-cell>
        </table:table-row>
        <table:table-row table:style-name="ro2">
          <table:table-cell office:value-type="float" office:value="4239">
            <text:p>4239</text:p>
          </table:table-cell>
          <table:table-cell office:value-type="string">
            <text:p>Mit dem Mut der Verzweiflung hast du dich in einen aussichtslosen Kampf gestürzt. Tapfer warst du. Bis der Kampf dann los ging.</text:p>
          </table:table-cell>
        </table:table-row>
        <table:table-row table:style-name="ro2">
          <table:table-cell office:value-type="float" office:value="4240">
            <text:p>4240</text:p>
          </table:table-cell>
          <table:table-cell office:value-type="string">
            <text:p>Dein Gegner kann sich zu Recht damit rühmen, dich nach allen Regeln der Kunst verdroschen zu haben.</text:p>
          </table:table-cell>
        </table:table-row>
        <table:table-row table:style-name="ro2">
          <table:table-cell office:value-type="float" office:value="4241">
            <text:p>4241</text:p>
          </table:table-cell>
          <table:table-cell office:value-type="string">
            <text:p>Du spürst, dass du mehr verloren hast als nur ein Duell. Nämlich folgendes:</text:p>
          </table:table-cell>
        </table:table-row>
        <table:table-row table:style-name="ro2">
          <table:table-cell office:value-type="float" office:value="4242">
            <text:p>4242</text:p>
          </table:table-cell>
          <table:table-cell office:value-type="string">
            <text:p>Du hast deinem Gegner eindrucksvoll bewiesen, wer von euch beiden besser ist. Du jedenfalls nicht.</text:p>
          </table:table-cell>
        </table:table-row>
        <table:table-row table:style-name="ro2">
          <table:table-cell office:value-type="float" office:value="4243">
            <text:p>4243</text:p>
          </table:table-cell>
          <table:table-cell office:value-type="string">
            <text:p>Dass der aufbrandende Jubel nicht dir gilt, kannst du dir vorstellen, während du deine Zähne vom Boden aufliest.</text:p>
          </table:table-cell>
        </table:table-row>
        <table:table-row table:style-name="ro2">
          <table:table-cell office:value-type="float" office:value="4244">
            <text:p>4244</text:p>
          </table:table-cell>
          <table:table-cell office:value-type="string">
            <text:p>Du hast ehrbar gekämpft und wahrscheinlich genau deshalb haushoch verloren.</text:p>
          </table:table-cell>
        </table:table-row>
        <table:table-row table:style-name="ro2">
          <table:table-cell office:value-type="float" office:value="4245">
            <text:p>4245</text:p>
          </table:table-cell>
          <table:table-cell office:value-type="string">
            <text:p>Hier hat dein Gegner neben beachtlichem kämpferischem Können auch eine gute Portion Glück gehabt.</text:p>
          </table:table-cell>
        </table:table-row>
        <table:table-row table:style-name="ro2">
          <table:table-cell office:value-type="float" office:value="4246">
            <text:p>4246</text:p>
          </table:table-cell>
          <table:table-cell office:value-type="string">
            <text:p>Diesen Kampf hat dein Gegner gewonnen. Nun heißt es Haltung bewahren und auf obszöne Gesten verzichten.</text:p>
          </table:table-cell>
        </table:table-row>
        <table:table-row table:style-name="ro2">
          <table:table-cell office:value-type="float" office:value="4247">
            <text:p>4247</text:p>
          </table:table-cell>
          <table:table-cell office:value-type="string">
            <text:p>Eine knappe Niederlage, doch leider ist der Kampf zu deinen Ungunsten entschieden worden. Das schreit nach einer Revanche!</text:p>
          </table:table-cell>
        </table:table-row>
        <table:table-row table:style-name="ro2">
          <table:table-cell office:value-type="float" office:value="4248">
            <text:p>4248</text:p>
          </table:table-cell>
          <table:table-cell office:value-type="string">
            <text:p>Du hast den Eindruck, dass dein Gegner irgendwie betrügt, aber während du so darüber nachdenkst macht er dich einfach platt.</text:p>
          </table:table-cell>
        </table:table-row>
        <table:table-row table:style-name="ro2">
          <table:table-cell office:value-type="float" office:value="4249">
            <text:p>4249</text:p>
          </table:table-cell>
          <table:table-cell office:value-type="string">
            <text:p>Da hat dein Gegner aber nochmal Schwein gehabt! Ein zweites Mal lässt du ihm diese Genugtuung sicherlich nicht zuteil werden!</text:p>
          </table:table-cell>
        </table:table-row>
        <table:table-row table:style-name="ro2">
          <table:table-cell office:value-type="float" office:value="4250">
            <text:p>4250</text:p>
          </table:table-cell>
          <table:table-cell office:value-type="string">
            <text:p>Mit letzter Kraft vermag dein Gegner den Spieß doch noch einmal umzudrehen und geht als knapper Sieger aus dem Kampf hervor.</text:p>
          </table:table-cell>
        </table:table-row>
        <table:table-row table:style-name="ro2">
          <table:table-cell office:value-type="float" office:value="4251">
            <text:p>4251</text:p>
          </table:table-cell>
          <table:table-cell office:value-type="string">
            <text:p>Du hältst deinen Gegner bereits für besiegt, doch plötzlich richtet er sich noch einmal auf und stürzt brüllend auf dich zu.</text:p>
          </table:table-cell>
        </table:table-row>
        <table:table-row table:style-name="ro2">
          <table:table-cell office:value-type="float" office:value="4252">
            <text:p>4252</text:p>
          </table:table-cell>
          <table:table-cell office:value-type="string">
            <text:p>Dein Gegner ist fast so besiegt wie du selbst. Aber eben doch leider nur fast.</text:p>
          </table:table-cell>
        </table:table-row>
        <table:table-row table:style-name="ro2">
          <table:table-cell office:value-type="float" office:value="4253">
            <text:p>4253</text:p>
          </table:table-cell>
          <table:table-cell office:value-type="string">
            <text:p>Damit hätte keiner gerechnet, doch nun hilft kein Jammern und Klagen: Du hast diesen Kampf doch noch knapp verloren.</text:p>
          </table:table-cell>
        </table:table-row>
        <table:table-row table:style-name="ro2">
          <table:table-cell office:value-type="float" office:value="4254">
            <text:p>4254</text:p>
          </table:table-cell>
          <table:table-cell office:value-type="string">
            <text:p>Die ganze Arena hält den Atem an während der letzten Sekunden dieses Kampfes - doch leider geht der Sieg knapp an deinen Gegner.</text:p>
          </table:table-cell>
        </table:table-row>
        <table:table-row table:style-name="ro2">
          <table:table-cell office:value-type="float" office:value="4300">
            <text:p>4300</text:p>
          </table:table-cell>
          <table:table-cell office:value-type="string">
            <text:p>Angesichts dieser Unterforderung überlegst du dir, derart einfache Aufträge in Zukunft vielleicht besser abzulehnen.</text:p>
          </table:table-cell>
        </table:table-row>
        <table:table-row table:style-name="ro2">
          <table:table-cell office:value-type="float" office:value="4301">
            <text:p>4301</text:p>
          </table:table-cell>
          <table:table-cell office:value-type="string">
            <text:p>Mühelos hast du deinen Gegner zusammengeprügelt und darfst dich jetzt an folgenden Gütern laben:</text:p>
          </table:table-cell>
        </table:table-row>
        <table:table-row table:style-name="ro2">
          <table:table-cell office:value-type="float" office:value="4302">
            <text:p>4302</text:p>
          </table:table-cell>
          <table:table-cell office:value-type="string">
            <text:p>Mit roher Gewalt hast du deinen Gegner ins Jenseits befördert. Routiniert greifst du deinen Lohn ab:</text:p>
          </table:table-cell>
        </table:table-row>
        <table:table-row table:style-name="ro2">
          <table:table-cell office:value-type="float" office:value="4303">
            <text:p>4303</text:p>
          </table:table-cell>
          <table:table-cell office:value-type="string">
            <text:p>Es sind Aufträge wie diese, wegen derer man immer wieder hört, Held sein könne heutzutage wohl jeder.</text:p>
          </table:table-cell>
        </table:table-row>
        <table:table-row table:style-name="ro2">
          <table:table-cell office:value-type="float" office:value="4304">
            <text:p>4304</text:p>
          </table:table-cell>
          <table:table-cell office:value-type="string">
            <text:p>Während du mit der linken Hand dein Opfer niedermachst, gähnst du mit der rechten.</text:p>
          </table:table-cell>
        </table:table-row>
        <table:table-row table:style-name="ro2">
          <table:table-cell office:value-type="float" office:value="4305">
            <text:p>4305</text:p>
          </table:table-cell>
          <table:table-cell office:value-type="string">
            <text:p>Auftragsgemäß hast du deinen Gegner erlegt und freust dich über deinen verdienten Lohn:</text:p>
          </table:table-cell>
        </table:table-row>
        <table:table-row table:style-name="ro2">
          <table:table-cell office:value-type="float" office:value="4306">
            <text:p>4306</text:p>
          </table:table-cell>
          <table:table-cell office:value-type="string">
            <text:p>Erst die Arbeit, dann das Vergnügen, so sagt man. Doch dieser Auftrag war für dich beides zugleich.</text:p>
          </table:table-cell>
        </table:table-row>
        <table:table-row table:style-name="ro2">
          <table:table-cell office:value-type="float" office:value="4307">
            <text:p>4307</text:p>
          </table:table-cell>
          <table:table-cell office:value-type="string">
            <text:p>Du hast dein schmutziges Handwerk zur vollsten Zufriedenheit verrichtet und erhältst dementsprechend:</text:p>
          </table:table-cell>
        </table:table-row>
        <table:table-row table:style-name="ro2">
          <table:table-cell office:value-type="float" office:value="4308">
            <text:p>4308</text:p>
          </table:table-cell>
          <table:table-cell office:value-type="string">
            <text:p>Da hast du ein ordentliches Blutbad angerichtet. Aber was sein muss, das muss eben sein.</text:p>
          </table:table-cell>
        </table:table-row>
        <table:table-row table:style-name="ro2">
          <table:table-cell office:value-type="float" office:value="4309">
            <text:p>4309</text:p>
          </table:table-cell>
          <table:table-cell office:value-type="string">
            <text:p>Diesen Sieg gab es nicht geschenkt, doch er wird deinen Ruf als zuverlässiger Kämpfer weiter untermauern.</text:p>
          </table:table-cell>
        </table:table-row>
        <table:table-row table:style-name="ro2">
          <table:table-cell office:value-type="float" office:value="4310">
            <text:p>4310</text:p>
          </table:table-cell>
          <table:table-cell office:value-type="string">
            <text:p>Mit Ach und Krach hast du deinen Gegner besiegt. Du erhältst dafür folgenden Lohn:</text:p>
          </table:table-cell>
        </table:table-row>
        <table:table-row table:style-name="ro2">
          <table:table-cell office:value-type="float" office:value="4311">
            <text:p>4311</text:p>
          </table:table-cell>
          <table:table-cell office:value-type="string">
            <text:p>Dieser Gegner war kein leichter, soviel ist sicher. Du hast dich dennoch wacker geschlagen.</text:p>
          </table:table-cell>
        </table:table-row>
        <table:table-row table:style-name="ro2">
          <table:table-cell office:value-type="float" office:value="4312">
            <text:p>4312</text:p>
          </table:table-cell>
          <table:table-cell office:value-type="string">
            <text:p>Ein harter Kampf liegt hinter dir. Ebenso der Leichnam deines Gegners, den du mühevoll niederringen musstest.</text:p>
          </table:table-cell>
        </table:table-row>
        <table:table-row table:style-name="ro2">
          <table:table-cell office:value-type="float" office:value="4313">
            <text:p>4313</text:p>
          </table:table-cell>
          <table:table-cell office:value-type="string">
            <text:p>Das Leben ist kein Ponyhof und dieser Gegner war kein Schoßhündchen. Als echter Held hast du ihn natürlich trotzdem besiegt.</text:p>
          </table:table-cell>
        </table:table-row>
        <table:table-row table:style-name="ro2">
          <table:table-cell office:value-type="float" office:value="4314">
            <text:p>4314</text:p>
          </table:table-cell>
          <table:table-cell office:value-type="string">
            <text:p>Ein harter Kampf und ein glücklicher, wenn auch etwas mitgenommener Sieger: Du.</text:p>
          </table:table-cell>
        </table:table-row>
        <table:table-row table:style-name="ro2">
          <table:table-cell office:value-type="float" office:value="4315">
            <text:p>4315</text:p>
          </table:table-cell>
          <table:table-cell office:value-type="string">
            <text:p>Von diesem Kampf musst du unbedingt den Anderen erzählen! Dass du fast selbst draufgegangen wärst, verschweigst du aber besser.</text:p>
          </table:table-cell>
        </table:table-row>
        <table:table-row table:style-name="ro2">
          <table:table-cell office:value-type="float" office:value="4316">
            <text:p>4316</text:p>
          </table:table-cell>
          <table:table-cell office:value-type="string">
            <text:p>Du dachtest schon, das war's jetzt. Aber ist noch mal gut gegangen. Du hast dir deinen Lohn hart erkämpft:</text:p>
          </table:table-cell>
        </table:table-row>
        <table:table-row table:style-name="ro2">
          <table:table-cell office:value-type="float" office:value="4317">
            <text:p>4317</text:p>
          </table:table-cell>
          <table:table-cell office:value-type="string">
            <text:p>Ob das nun Glück war oder Können... wer möchte da schon differenzieren. Fakt ist, du hast gewonnen!</text:p>
          </table:table-cell>
        </table:table-row>
        <table:table-row table:style-name="ro2">
          <table:table-cell office:value-type="float" office:value="4318">
            <text:p>4318</text:p>
          </table:table-cell>
          <table:table-cell office:value-type="string">
            <text:p>Gerade mal so eben geschafft! Ob du solch eine Kamikazemission noch einmal mitmachst, solltest du dir aber gut überlegen.</text:p>
          </table:table-cell>
        </table:table-row>
        <table:table-row table:style-name="ro2">
          <table:table-cell office:value-type="float" office:value="4319">
            <text:p>4319</text:p>
          </table:table-cell>
          <table:table-cell office:value-type="string">
            <text:p>Heldenhaft hast du bis zum letzten Atemzug gekämpft. Zum Glück warst du noch ein kleines bisschen hartnäckiger als dein Gegner.</text:p>
          </table:table-cell>
        </table:table-row>
        <table:table-row table:style-name="ro2">
          <table:table-cell office:value-type="float" office:value="4320">
            <text:p>4320</text:p>
          </table:table-cell>
          <table:table-cell office:value-type="string">
            <text:p>Du hast sowas von verloren. Alle lachen über dich.</text:p>
          </table:table-cell>
        </table:table-row>
        <table:table-row table:style-name="ro2">
          <table:table-cell office:value-type="float" office:value="4321">
            <text:p>4321</text:p>
          </table:table-cell>
          <table:table-cell office:value-type="string">
            <text:p>Diese Nummer war wohl ein bisschen zu groß für dich, was?</text:p>
          </table:table-cell>
        </table:table-row>
        <table:table-row table:style-name="ro2">
          <table:table-cell office:value-type="float" office:value="4322">
            <text:p>4322</text:p>
          </table:table-cell>
          <table:table-cell office:value-type="string">
            <text:p>Willst du wissen wie ein Verlierertyp aussieht? Schau in den Spiegel!</text:p>
          </table:table-cell>
        </table:table-row>
        <table:table-row table:style-name="ro2">
          <table:table-cell office:value-type="float" office:value="4323">
            <text:p>4323</text:p>
          </table:table-cell>
          <table:table-cell office:value-type="string">
            <text:p>Vielleicht solltest du dich nächstes Mal bewaffnen. Oder einfach mal kämpfen anstatt dich nur auf den Boden zu kauern.</text:p>
          </table:table-cell>
        </table:table-row>
        <table:table-row table:style-name="ro2">
          <table:table-cell office:value-type="float" office:value="4324">
            <text:p>4324</text:p>
          </table:table-cell>
          <table:table-cell office:value-type="string">
            <text:p>Hättest du auch nur halb so viel gekämpft wie du geflennt hast, dann wäre die Sache vielleicht anders ausgegangen. Aber so...</text:p>
          </table:table-cell>
        </table:table-row>
        <table:table-row table:style-name="ro2">
          <table:table-cell office:value-type="float" office:value="4325">
            <text:p>4325</text:p>
          </table:table-cell>
          <table:table-cell office:value-type="string">
            <text:p>Von diesem Schlamassel solltest du deinen Auftraggebern am besten gar nichts erzählen. Peinlich!</text:p>
          </table:table-cell>
        </table:table-row>
        <table:table-row table:style-name="ro2">
          <table:table-cell office:value-type="float" office:value="4326">
            <text:p>4326</text:p>
          </table:table-cell>
          <table:table-cell office:value-type="string">
            <text:p>Das war irgendwie ein Schuss in den Ofen. Ein Griff ins Klo. Sonst nichts.</text:p>
          </table:table-cell>
        </table:table-row>
        <table:table-row table:style-name="ro2">
          <table:table-cell office:value-type="float" office:value="4327">
            <text:p>4327</text:p>
          </table:table-cell>
          <table:table-cell office:value-type="string">
            <text:p>Sieh an, du hast es wirklich versucht. Aber auf die Art und Weise wird das leider nichts.</text:p>
          </table:table-cell>
        </table:table-row>
        <table:table-row table:style-name="ro2">
          <table:table-cell office:value-type="float" office:value="4328">
            <text:p>4328</text:p>
          </table:table-cell>
          <table:table-cell office:value-type="string">
            <text:p>Überleg dir doch mal, warum dein Gegner so gähnen musste, bevor er dich fachgerecht zusammengefaltet hat.</text:p>
          </table:table-cell>
        </table:table-row>
        <table:table-row table:style-name="ro2">
          <table:table-cell office:value-type="float" office:value="4329">
            <text:p>4329</text:p>
          </table:table-cell>
          <table:table-cell office:value-type="string">
            <text:p>Wenn du noch schlechter kämpfst, sterben deine Gegner vielleicht vor Lachen...</text:p>
          </table:table-cell>
        </table:table-row>
        <table:table-row table:style-name="ro2">
          <table:table-cell office:value-type="float" office:value="4330">
            <text:p>4330</text:p>
          </table:table-cell>
          <table:table-cell office:value-type="string">
            <text:p>Es war ein harter Kampf und leider hast du ihn nicht für dich entscheiden können. Vielleicht lag's an deiner Ausrüstung?</text:p>
          </table:table-cell>
        </table:table-row>
        <table:table-row table:style-name="ro2">
          <table:table-cell office:value-type="float" office:value="4331">
            <text:p>4331</text:p>
          </table:table-cell>
          <table:table-cell office:value-type="string">
            <text:p>Für Fälle wie diesen wäre das Training gut gewesen. Du hättest nur mal hingehen sollen. Oder halt zum Waffenladen...</text:p>
          </table:table-cell>
        </table:table-row>
        <table:table-row table:style-name="ro2">
          <table:table-cell office:value-type="float" office:value="4332">
            <text:p>4332</text:p>
          </table:table-cell>
          <table:table-cell office:value-type="string">
            <text:p>Schade um den Lohn, aber diesen Auftrag hast du leider trotz lobenswerten Einsatzes von vorn bis hinten versemmelt.</text:p>
          </table:table-cell>
        </table:table-row>
        <table:table-row table:style-name="ro2">
          <table:table-cell office:value-type="float" office:value="4333">
            <text:p>4333</text:p>
          </table:table-cell>
          <table:table-cell office:value-type="string">
            <text:p>Knapp daneben ist auch vorbei. Und dafür gibt es leider auch keinen Lohn. Immerhin: Aus Fehlern lernt man. Hoffentlich.</text:p>
          </table:table-cell>
        </table:table-row>
        <table:table-row table:style-name="ro2">
          <table:table-cell office:value-type="float" office:value="4334">
            <text:p>4334</text:p>
          </table:table-cell>
          <table:table-cell office:value-type="string">
            <text:p>Mit Training und einer vernünftigen Ausrüstung wäre das vielleicht nicht passiert. So kann man nur sagen: Verloooren!</text:p>
          </table:table-cell>
        </table:table-row>
        <table:table-row table:style-name="ro2">
          <table:table-cell office:value-type="float" office:value="4335">
            <text:p>4335</text:p>
          </table:table-cell>
          <table:table-cell office:value-type="string">
            <text:p>Bis zum Schluss war vollkommen unklar, was passieren würde. Leider war es das Gegenteil von dem, was du erhofft hättest.</text:p>
          </table:table-cell>
        </table:table-row>
        <table:table-row table:style-name="ro2">
          <table:table-cell office:value-type="float" office:value="4336">
            <text:p>4336</text:p>
          </table:table-cell>
          <table:table-cell office:value-type="string">
            <text:p>Da hat dein Gegner ein derart unverschämtes Glück gehabt, dass es kaum zu glauben ist. Du solltest es aber glauben.</text:p>
          </table:table-cell>
        </table:table-row>
        <table:table-row table:style-name="ro2">
          <table:table-cell office:value-type="float" office:value="4337">
            <text:p>4337</text:p>
          </table:table-cell>
          <table:table-cell office:value-type="string">
            <text:p>In allerletzter Sekunde schnellt dein Gegner noch einmal hervor und versetzt dir den entscheidenden Treffer.</text:p>
          </table:table-cell>
        </table:table-row>
        <table:table-row table:style-name="ro2">
          <table:table-cell office:value-type="float" office:value="4338">
            <text:p>4338</text:p>
          </table:table-cell>
          <table:table-cell office:value-type="string">
            <text:p>Diesen Kampf hättest theoretisch genauso gut du gewinnen können. Die Praxis jedoch schaut anders aus. Unschön.</text:p>
          </table:table-cell>
        </table:table-row>
        <table:table-row table:style-name="ro2">
          <table:table-cell office:value-type="float" office:value="4339">
            <text:p>4339</text:p>
          </table:table-cell>
          <table:table-cell office:value-type="string">
            <text:p>Diesem Gegner hast du es wirklich nicht leicht gemacht, doch mit solcher Zähigkeit konntest selbst du nicht rechnen.</text:p>
          </table:table-cell>
        </table:table-row>
        <table:table-row table:style-name="ro2">
          <table:table-cell office:value-type="float" office:value="4400">
            <text:p>4400</text:p>
          </table:table-cell>
          <table:table-cell office:value-type="string">
            <text:p>Gilde aufgelöst!</text:p>
          </table:table-cell>
        </table:table-row>
        <table:table-row table:style-name="ro2">
          <table:table-cell office:value-type="float" office:value="4401">
            <text:p>4401</text:p>
          </table:table-cell>
          <table:table-cell office:value-type="string">
            <text:p>Gilde gelöscht!</text:p>
          </table:table-cell>
        </table:table-row>
        <table:table-row table:style-name="ro2">
          <table:table-cell office:value-type="float" office:value="4402">
            <text:p>4402</text:p>
          </table:table-cell>
          <table:table-cell office:value-type="string">
            <text:p>Du wurdest aus der Gilde geworfen!</text:p>
          </table:table-cell>
        </table:table-row>
        <table:table-row table:style-name="ro2">
          <table:table-cell office:value-type="float" office:value="4403">
            <text:p>4403</text:p>
          </table:table-cell>
          <table:table-cell office:value-type="string">
            <text:p>Du wurdest aus der Gilde gelöscht!</text:p>
          </table:table-cell>
        </table:table-row>
        <table:table-row table:style-name="ro2">
          <table:table-cell office:value-type="float" office:value="4404">
            <text:p>4404</text:p>
          </table:table-cell>
          <table:table-cell office:value-type="string">
            <text:p>Gildeneinladung</text:p>
          </table:table-cell>
        </table:table-row>
        <table:table-row table:style-name="ro2">
          <table:table-cell office:value-type="float" office:value="4405">
            <text:p>4405</text:p>
          </table:table-cell>
          <table:table-cell office:value-type="string">
            <text:p>Der Gildenleiter %1 hat die Gilde %2, in der du Mitglied warst, aufgelöst.</text:p>
          </table:table-cell>
        </table:table-row>
        <table:table-row table:style-name="ro2">
          <table:table-cell office:value-type="float" office:value="4406">
            <text:p>4406</text:p>
          </table:table-cell>
          <table:table-cell office:value-type="string">
            <text:p>Ein Administrator hat die Gilde %2, in der du Mitglied warst, gelöscht.</text:p>
          </table:table-cell>
        </table:table-row>
        <table:table-row table:style-name="ro2">
          <table:table-cell office:value-type="float" office:value="4407">
            <text:p>4407</text:p>
          </table:table-cell>
          <table:table-cell office:value-type="string">
            <text:p>Du wurdest von %1 aus der Gilde %2 geworfen.</text:p>
          </table:table-cell>
        </table:table-row>
        <table:table-row table:style-name="ro2">
          <table:table-cell office:value-type="float" office:value="4408">
            <text:p>4408</text:p>
          </table:table-cell>
          <table:table-cell office:value-type="string">
            <text:p>Du wurdest von einem Administrator aus der Gilde %2 gelöscht.</text:p>
          </table:table-cell>
        </table:table-row>
        <table:table-row table:style-name="ro2">
          <table:table-cell office:value-type="float" office:value="4409">
            <text:p>4409</text:p>
          </table:table-cell>
          <table:table-cell office:value-type="string">
            <text:p>Du wurdest von %1 eingeladen, der Gilde %2 beizutreten. Um die Einladung anzunehmen klicke unten auf "Beitreten". Wenn du bereits Mitglied einer anderen Gilde bist musst du vorher aus dieser Gilde austreten.</text:p>
          </table:table-cell>
        </table:table-row>
        <table:table-row table:style-name="ro2">
          <table:table-cell office:value-type="float" office:value="4410">
            <text:p>4410</text:p>
          </table:table-cell>
          <table:table-cell office:value-type="string">
            <text:p>Du wurdest angegriffen!</text:p>
          </table:table-cell>
        </table:table-row>
        <table:table-row table:style-name="ro2">
          <table:table-cell office:value-type="float" office:value="4411">
            <text:p>4411</text:p>
          </table:table-cell>
          <table:table-cell office:value-type="string">
            <text:p>Du wurdest von %1 angegriffen und hast %8.##Zu Kampfbeginn hattest du %3 Lebenspunkte, dein Gegner %4.#Nach %7 Runde%9 hattest du %5 Lebenspunkte, dein Gegner %6.##Ehre %13: %10#Gold %13: %11#Silber %13: %12##Klicke auf den Button "Kampf zeigen", um den Kampfverlauf anzuzeigen.</text:p>
          </table:table-cell>
        </table:table-row>
        <table:table-row table:style-name="ro2">
          <table:table-cell office:value-type="float" office:value="4500">
            <text:p>4500</text:p>
          </table:table-cell>
          <table:table-cell office:value-type="string">
            <text:p>Festung</text:p>
          </table:table-cell>
        </table:table-row>
        <table:table-row table:style-name="ro2">
          <table:table-cell office:value-type="float" office:value="4501">
            <text:p>4501</text:p>
          </table:table-cell>
          <table:table-cell office:value-type="string">
            <text:p>Goldschatz</text:p>
          </table:table-cell>
        </table:table-row>
        <table:table-row table:style-name="ro2">
          <table:table-cell office:value-type="float" office:value="4502">
            <text:p>4502</text:p>
          </table:table-cell>
          <table:table-cell office:value-type="string">
            <text:p>Lehrmeister</text:p>
          </table:table-cell>
        </table:table-row>
        <table:table-row table:style-name="ro2">
          <table:table-cell office:value-type="float" office:value="4510">
            <text:p>4510</text:p>
          </table:table-cell>
          <table:table-cell office:value-type="string">
            <text:p>Mitgliederlimit:</text:p>
          </table:table-cell>
        </table:table-row>
        <table:table-row table:style-name="ro2">
          <table:table-cell office:value-type="float" office:value="4511">
            <text:p>4511</text:p>
          </table:table-cell>
          <table:table-cell office:value-type="string">
            <text:p>Goldbonus:</text:p>
          </table:table-cell>
        </table:table-row>
        <table:table-row table:style-name="ro2">
          <table:table-cell office:value-type="float" office:value="4512">
            <text:p>4512</text:p>
          </table:table-cell>
          <table:table-cell office:value-type="string">
            <text:p>Erfahrungsbonus:</text:p>
          </table:table-cell>
        </table:table-row>
        <table:table-row table:style-name="ro2">
          <table:table-cell office:value-type="float" office:value="4520">
            <text:p>4520</text:p>
          </table:table-cell>
          <table:table-cell office:value-type="string">
            <text:p>Reisedauer - 10%</text:p>
          </table:table-cell>
        </table:table-row>
        <table:table-row table:style-name="ro2">
          <table:table-cell office:value-type="float" office:value="4521">
            <text:p>4521</text:p>
          </table:table-cell>
          <table:table-cell office:value-type="string">
            <text:p>Reisedauer - 20%</text:p>
          </table:table-cell>
        </table:table-row>
        <table:table-row table:style-name="ro2">
          <table:table-cell office:value-type="float" office:value="4522">
            <text:p>4522</text:p>
          </table:table-cell>
          <table:table-cell office:value-type="string">
            <text:p>Reisedauer - 30%</text:p>
          </table:table-cell>
        </table:table-row>
        <table:table-row table:style-name="ro2">
          <table:table-cell office:value-type="float" office:value="4523">
            <text:p>4523</text:p>
          </table:table-cell>
          <table:table-cell office:value-type="string">
            <text:p>Reisedauer - 50%| +</text:p>
          </table:table-cell>
        </table:table-row>
        <table:table-row table:style-name="ro2">
          <table:table-cell office:value-type="float" office:value="4524">
            <text:p>4524</text:p>
          </table:table-cell>
          <table:table-cell office:value-type="string">
            <text:p>Reisedauer - 10%</text:p>
          </table:table-cell>
        </table:table-row>
        <table:table-row table:style-name="ro2">
          <table:table-cell office:value-type="float" office:value="4525">
            <text:p>4525</text:p>
          </table:table-cell>
          <table:table-cell office:value-type="string">
            <text:p>Reisedauer - 20%</text:p>
          </table:table-cell>
        </table:table-row>
        <table:table-row table:style-name="ro2">
          <table:table-cell office:value-type="float" office:value="4526">
            <text:p>4526</text:p>
          </table:table-cell>
          <table:table-cell office:value-type="string">
            <text:p>Reisedauer - 30%</text:p>
          </table:table-cell>
        </table:table-row>
        <table:table-row table:style-name="ro2">
          <table:table-cell office:value-type="float" office:value="4527">
            <text:p>4527</text:p>
          </table:table-cell>
          <table:table-cell office:value-type="string">
            <text:p>Reisedauer - 50%| +</text:p>
          </table:table-cell>
        </table:table-row>
        <table:table-row table:style-name="ro2">
          <table:table-cell office:value-type="float" office:value="4530">
            <text:p>4530</text:p>
          </table:table-cell>
          <table:table-cell office:value-type="string">
            <text:p>Stärke ist das Hauptattribut für Krieger.</text:p>
          </table:table-cell>
        </table:table-row>
        <table:table-row table:style-name="ro2">
          <table:table-cell office:value-type="float" office:value="4531">
            <text:p>4531</text:p>
          </table:table-cell>
          <table:table-cell office:value-type="string">
            <text:p>Geschick ist das Hauptattribut für Kundschafter.</text:p>
          </table:table-cell>
        </table:table-row>
        <table:table-row table:style-name="ro2">
          <table:table-cell office:value-type="float" office:value="4532">
            <text:p>4532</text:p>
          </table:table-cell>
          <table:table-cell office:value-type="string">
            <text:p>Intelligenz ist das Hauptattribut für Magier.</text:p>
          </table:table-cell>
        </table:table-row>
        <table:table-row table:style-name="ro2">
          <table:table-cell office:value-type="float" office:value="4533">
            <text:p>4533</text:p>
          </table:table-cell>
          <table:table-cell office:value-type="string">
            <text:p>Ausdauer erhöht deine Lebensenergie.</text:p>
          </table:table-cell>
        </table:table-row>
        <table:table-row table:style-name="ro2">
          <table:table-cell office:value-type="float" office:value="4534">
            <text:p>4534</text:p>
          </table:table-cell>
          <table:table-cell office:value-type="string">
            <text:p>Glück erhöht die Wahrscheinlichkeit kritischer Treffer.</text:p>
          </table:table-cell>
        </table:table-row>
        <table:table-row table:style-name="ro2">
          <table:table-cell office:value-type="float" office:value="4535">
            <text:p>4535</text:p>
          </table:table-cell>
          <table:table-cell office:value-type="string">
            <text:p>Es hilft dir, dich gegen Krieger zu verteidigen.</text:p>
          </table:table-cell>
        </table:table-row>
        <table:table-row table:style-name="ro2">
          <table:table-cell office:value-type="float" office:value="4536">
            <text:p>4536</text:p>
          </table:table-cell>
          <table:table-cell office:value-type="string">
            <text:p>Es hilft dir, dich gegen Kundschafter zu verteidigen.</text:p>
          </table:table-cell>
        </table:table-row>
        <table:table-row table:style-name="ro2">
          <table:table-cell office:value-type="float" office:value="4537">
            <text:p>4537</text:p>
          </table:table-cell>
          <table:table-cell office:value-type="string">
            <text:p>Es hilft dir, dich gegen Magier zu verteidigen.</text:p>
          </table:table-cell>
        </table:table-row>
        <table:table-row table:style-name="ro2">
          <table:table-cell office:value-type="float" office:value="4540">
            <text:p>4540</text:p>
          </table:table-cell>
          <table:table-cell office:value-type="string">
            <text:p>Es erhöht den von dir verursachten Schaden.</text:p>
          </table:table-cell>
        </table:table-row>
        <table:table-row table:style-name="ro2">
          <table:table-cell office:value-type="float" office:value="4541">
            <text:p>4541</text:p>
          </table:table-cell>
          <table:table-cell office:value-type="string">
            <text:p>Es erhöht den von dir verursachten Schaden.</text:p>
          </table:table-cell>
        </table:table-row>
        <table:table-row table:style-name="ro2">
          <table:table-cell office:value-type="float" office:value="4542">
            <text:p>4542</text:p>
          </table:table-cell>
          <table:table-cell office:value-type="string">
            <text:p>Es erhöht den von dir verursachten Schaden.</text:p>
          </table:table-cell>
        </table:table-row>
        <table:table-row table:style-name="ro2">
          <table:table-cell office:value-type="float" office:value="4543">
            <text:p>4543</text:p>
          </table:table-cell>
          <table:table-cell office:value-type="string">
            <text:p>Gildenleiter</text:p>
          </table:table-cell>
        </table:table-row>
        <table:table-row table:style-name="ro2">
          <table:table-cell office:value-type="float" office:value="4544">
            <text:p>4544</text:p>
          </table:table-cell>
          <table:table-cell office:value-type="string">
            <text:p>Offizier</text:p>
          </table:table-cell>
        </table:table-row>
        <table:table-row table:style-name="ro2">
          <table:table-cell office:value-type="float" office:value="4545">
            <text:p>4545</text:p>
          </table:table-cell>
          <table:table-cell office:value-type="string">
            <text:p>Mitglied</text:p>
          </table:table-cell>
        </table:table-row>
        <table:table-row table:style-name="ro2">
          <table:table-cell office:value-type="float" office:value="4546">
            <text:p>4546</text:p>
          </table:table-cell>
          <table:table-cell office:value-type="string">
            <text:p>Eingeladen</text:p>
          </table:table-cell>
        </table:table-row>
        <table:table-row table:style-name="ro2">
          <table:table-cell office:value-type="float" office:value="4601">
            <text:p>4601</text:p>
          </table:table-cell>
          <table:table-cell office:value-type="string">
            <text:p>des Schwächlings</text:p>
          </table:table-cell>
        </table:table-row>
        <table:table-row table:style-name="ro2">
          <table:table-cell office:value-type="float" office:value="4602">
            <text:p>4602</text:p>
          </table:table-cell>
          <table:table-cell office:value-type="string">
            <text:p>des Tölpels</text:p>
          </table:table-cell>
        </table:table-row>
        <table:table-row table:style-name="ro2">
          <table:table-cell office:value-type="float" office:value="4603">
            <text:p>4603</text:p>
          </table:table-cell>
          <table:table-cell office:value-type="string">
            <text:p>der Penetranz</text:p>
          </table:table-cell>
        </table:table-row>
        <table:table-row table:style-name="ro2">
          <table:table-cell office:value-type="float" office:value="4604">
            <text:p>4604</text:p>
          </table:table-cell>
          <table:table-cell office:value-type="string">
            <text:p>der Naivität</text:p>
          </table:table-cell>
        </table:table-row>
        <table:table-row table:style-name="ro2">
          <table:table-cell office:value-type="float" office:value="4605">
            <text:p>4605</text:p>
          </table:table-cell>
          <table:table-cell office:value-type="string">
            <text:p>des Jähzorns</text:p>
          </table:table-cell>
        </table:table-row>
        <table:table-row table:style-name="ro2">
          <table:table-cell office:value-type="float" office:value="4606">
            <text:p>4606</text:p>
          </table:table-cell>
          <table:table-cell office:value-type="string">
            <text:p>der Frickelei</text:p>
          </table:table-cell>
        </table:table-row>
        <table:table-row table:style-name="ro2">
          <table:table-cell office:value-type="float" office:value="4607">
            <text:p>4607</text:p>
          </table:table-cell>
          <table:table-cell office:value-type="string">
            <text:p>der Heftigkeit</text:p>
          </table:table-cell>
        </table:table-row>
        <table:table-row table:style-name="ro2">
          <table:table-cell office:value-type="float" office:value="4608">
            <text:p>4608</text:p>
          </table:table-cell>
          <table:table-cell office:value-type="string">
            <text:p>des Übergewichts</text:p>
          </table:table-cell>
        </table:table-row>
        <table:table-row table:style-name="ro2">
          <table:table-cell office:value-type="float" office:value="4609">
            <text:p>4609</text:p>
          </table:table-cell>
          <table:table-cell office:value-type="string">
            <text:p>des Triathleten</text:p>
          </table:table-cell>
        </table:table-row>
        <table:table-row table:style-name="ro2">
          <table:table-cell office:value-type="float" office:value="4610">
            <text:p>4610</text:p>
          </table:table-cell>
          <table:table-cell office:value-type="string">
            <text:p>des Tüftlers</text:p>
          </table:table-cell>
        </table:table-row>
        <table:table-row table:style-name="ro2">
          <table:table-cell office:value-type="float" office:value="4611">
            <text:p>4611</text:p>
          </table:table-cell>
          <table:table-cell office:value-type="string">
            <text:p>des Unternehmers</text:p>
          </table:table-cell>
        </table:table-row>
        <table:table-row table:style-name="ro2">
          <table:table-cell office:value-type="float" office:value="4612">
            <text:p>4612</text:p>
          </table:table-cell>
          <table:table-cell office:value-type="string">
            <text:p>der Weisheit</text:p>
          </table:table-cell>
        </table:table-row>
        <table:table-row table:style-name="ro2">
          <table:table-cell office:value-type="float" office:value="4613">
            <text:p>4613</text:p>
          </table:table-cell>
          <table:table-cell office:value-type="string">
            <text:p>der Kampfkunst</text:p>
          </table:table-cell>
        </table:table-row>
        <table:table-row table:style-name="ro2">
          <table:table-cell office:value-type="float" office:value="4614">
            <text:p>4614</text:p>
          </table:table-cell>
          <table:table-cell office:value-type="string">
            <text:p>des Erfinders</text:p>
          </table:table-cell>
        </table:table-row>
        <table:table-row table:style-name="ro2">
          <table:table-cell office:value-type="float" office:value="4616">
            <text:p>4616</text:p>
          </table:table-cell>
          <table:table-cell office:value-type="string">
            <text:p>des Pechvogels</text:p>
          </table:table-cell>
        </table:table-row>
        <table:table-row table:style-name="ro2">
          <table:table-cell office:value-type="float" office:value="4617">
            <text:p>4617</text:p>
          </table:table-cell>
          <table:table-cell office:value-type="string">
            <text:p>des Gauners</text:p>
          </table:table-cell>
        </table:table-row>
        <table:table-row table:style-name="ro2">
          <table:table-cell office:value-type="float" office:value="4618">
            <text:p>4618</text:p>
          </table:table-cell>
          <table:table-cell office:value-type="string">
            <text:p>des Betrügers</text:p>
          </table:table-cell>
        </table:table-row>
        <table:table-row table:style-name="ro2">
          <table:table-cell office:value-type="float" office:value="4619">
            <text:p>4619</text:p>
          </table:table-cell>
          <table:table-cell office:value-type="string">
            <text:p>des Talentierten</text:p>
          </table:table-cell>
        </table:table-row>
        <table:table-row table:style-name="ro2">
          <table:table-cell office:value-type="float" office:value="4620">
            <text:p>4620</text:p>
          </table:table-cell>
          <table:table-cell office:value-type="string">
            <text:p>des Asketen</text:p>
          </table:table-cell>
        </table:table-row>
        <table:table-row table:style-name="ro2">
          <table:table-cell office:value-type="float" office:value="4621">
            <text:p>4621</text:p>
          </table:table-cell>
          <table:table-cell office:value-type="string">
            <text:p>der Flexiblität</text:p>
          </table:table-cell>
        </table:table-row>
        <table:table-row table:style-name="ro2">
          <table:table-cell office:value-type="float" office:value="4622">
            <text:p>4622</text:p>
          </table:table-cell>
          <table:table-cell office:value-type="string">
            <text:p>des Handwerks</text:p>
          </table:table-cell>
        </table:table-row>
        <table:table-row table:style-name="ro2">
          <table:table-cell office:value-type="float" office:value="4624">
            <text:p>4624</text:p>
          </table:table-cell>
          <table:table-cell office:value-type="string">
            <text:p>des Gesegneten</text:p>
          </table:table-cell>
        </table:table-row>
        <table:table-row table:style-name="ro2">
          <table:table-cell office:value-type="float" office:value="4625">
            <text:p>4625</text:p>
          </table:table-cell>
          <table:table-cell office:value-type="string">
            <text:p>der Tätlichkeit</text:p>
          </table:table-cell>
        </table:table-row>
        <table:table-row table:style-name="ro2">
          <table:table-cell office:value-type="float" office:value="4626">
            <text:p>4626</text:p>
          </table:table-cell>
          <table:table-cell office:value-type="string">
            <text:p>der Verstrickung</text:p>
          </table:table-cell>
        </table:table-row>
        <table:table-row table:style-name="ro2">
          <table:table-cell office:value-type="float" office:value="4628">
            <text:p>4628</text:p>
          </table:table-cell>
          <table:table-cell office:value-type="string">
            <text:p>des Eremiten</text:p>
          </table:table-cell>
        </table:table-row>
        <table:table-row table:style-name="ro2">
          <table:table-cell office:value-type="float" office:value="4632">
            <text:p>4632</text:p>
          </table:table-cell>
          <table:table-cell office:value-type="string">
            <text:p>der Beliebigkeit</text:p>
          </table:table-cell>
        </table:table-row>
        <table:table-row table:style-name="ro2">
          <table:table-cell office:value-type="float" office:value="4651">
            <text:p>4651</text:p>
          </table:table-cell>
          <table:table-cell office:value-type="string">
            <text:p>des Halbstarken</text:p>
          </table:table-cell>
        </table:table-row>
        <table:table-row table:style-name="ro2">
          <table:table-cell office:value-type="float" office:value="4652">
            <text:p>4652</text:p>
          </table:table-cell>
          <table:table-cell office:value-type="string">
            <text:p>der Unruhe</text:p>
          </table:table-cell>
        </table:table-row>
        <table:table-row table:style-name="ro2">
          <table:table-cell office:value-type="float" office:value="4653">
            <text:p>4653</text:p>
          </table:table-cell>
          <table:table-cell office:value-type="string">
            <text:p>der Penetranz</text:p>
          </table:table-cell>
        </table:table-row>
        <table:table-row table:style-name="ro2">
          <table:table-cell office:value-type="float" office:value="4654">
            <text:p>4654</text:p>
          </table:table-cell>
          <table:table-cell office:value-type="string">
            <text:p>des Halbwissens</text:p>
          </table:table-cell>
        </table:table-row>
        <table:table-row table:style-name="ro2">
          <table:table-cell office:value-type="float" office:value="4655">
            <text:p>4655</text:p>
          </table:table-cell>
          <table:table-cell office:value-type="string">
            <text:p>des Tyrannen</text:p>
          </table:table-cell>
        </table:table-row>
        <table:table-row table:style-name="ro2">
          <table:table-cell office:value-type="float" office:value="4656">
            <text:p>4656</text:p>
          </table:table-cell>
          <table:table-cell office:value-type="string">
            <text:p>der Frickelei</text:p>
          </table:table-cell>
        </table:table-row>
        <table:table-row table:style-name="ro2">
          <table:table-cell office:value-type="float" office:value="4657">
            <text:p>4657</text:p>
          </table:table-cell>
          <table:table-cell office:value-type="string">
            <text:p>der Heftigkeit</text:p>
          </table:table-cell>
        </table:table-row>
        <table:table-row table:style-name="ro2">
          <table:table-cell office:value-type="float" office:value="4658">
            <text:p>4658</text:p>
          </table:table-cell>
          <table:table-cell office:value-type="string">
            <text:p>des Vollschlanken</text:p>
          </table:table-cell>
        </table:table-row>
        <table:table-row table:style-name="ro2">
          <table:table-cell office:value-type="float" office:value="4659">
            <text:p>4659</text:p>
          </table:table-cell>
          <table:table-cell office:value-type="string">
            <text:p>des Triathleten</text:p>
          </table:table-cell>
        </table:table-row>
        <table:table-row table:style-name="ro2">
          <table:table-cell office:value-type="float" office:value="4660">
            <text:p>4660</text:p>
          </table:table-cell>
          <table:table-cell office:value-type="string">
            <text:p>des Tüftlers</text:p>
          </table:table-cell>
        </table:table-row>
        <table:table-row table:style-name="ro2">
          <table:table-cell office:value-type="float" office:value="4661">
            <text:p>4661</text:p>
          </table:table-cell>
          <table:table-cell office:value-type="string">
            <text:p>des Unternehmers</text:p>
          </table:table-cell>
        </table:table-row>
        <table:table-row table:style-name="ro2">
          <table:table-cell office:value-type="float" office:value="4662">
            <text:p>4662</text:p>
          </table:table-cell>
          <table:table-cell office:value-type="string">
            <text:p>der Weisheit</text:p>
          </table:table-cell>
        </table:table-row>
        <table:table-row table:style-name="ro2">
          <table:table-cell office:value-type="float" office:value="4663">
            <text:p>4663</text:p>
          </table:table-cell>
          <table:table-cell office:value-type="string">
            <text:p>der Kampfkunst</text:p>
          </table:table-cell>
        </table:table-row>
        <table:table-row table:style-name="ro2">
          <table:table-cell office:value-type="float" office:value="4664">
            <text:p>4664</text:p>
          </table:table-cell>
          <table:table-cell office:value-type="string">
            <text:p>des Erfinders</text:p>
          </table:table-cell>
        </table:table-row>
        <table:table-row table:style-name="ro2">
          <table:table-cell office:value-type="float" office:value="4666">
            <text:p>4666</text:p>
          </table:table-cell>
          <table:table-cell office:value-type="string">
            <text:p>des Verlierers</text:p>
          </table:table-cell>
        </table:table-row>
        <table:table-row table:style-name="ro2">
          <table:table-cell office:value-type="float" office:value="4667">
            <text:p>4667</text:p>
          </table:table-cell>
          <table:table-cell office:value-type="string">
            <text:p>des Gauners</text:p>
          </table:table-cell>
        </table:table-row>
        <table:table-row table:style-name="ro2">
          <table:table-cell office:value-type="float" office:value="4668">
            <text:p>4668</text:p>
          </table:table-cell>
          <table:table-cell office:value-type="string">
            <text:p>des Betrügers</text:p>
          </table:table-cell>
        </table:table-row>
        <table:table-row table:style-name="ro2">
          <table:table-cell office:value-type="float" office:value="4669">
            <text:p>4669</text:p>
          </table:table-cell>
          <table:table-cell office:value-type="string">
            <text:p>des Talentierten</text:p>
          </table:table-cell>
        </table:table-row>
        <table:table-row table:style-name="ro2">
          <table:table-cell office:value-type="float" office:value="4670">
            <text:p>4670</text:p>
          </table:table-cell>
          <table:table-cell office:value-type="string">
            <text:p>des Asketen</text:p>
          </table:table-cell>
        </table:table-row>
        <table:table-row table:style-name="ro2">
          <table:table-cell office:value-type="float" office:value="4671">
            <text:p>4671</text:p>
          </table:table-cell>
          <table:table-cell office:value-type="string">
            <text:p>der Flexiblität</text:p>
          </table:table-cell>
        </table:table-row>
        <table:table-row table:style-name="ro2">
          <table:table-cell office:value-type="float" office:value="4672">
            <text:p>4672</text:p>
          </table:table-cell>
          <table:table-cell office:value-type="string">
            <text:p>des Handwerks</text:p>
          </table:table-cell>
        </table:table-row>
        <table:table-row table:style-name="ro2">
          <table:table-cell office:value-type="float" office:value="4674">
            <text:p>4674</text:p>
          </table:table-cell>
          <table:table-cell office:value-type="string">
            <text:p>des Gesegneten</text:p>
          </table:table-cell>
        </table:table-row>
        <table:table-row table:style-name="ro2">
          <table:table-cell office:value-type="float" office:value="4675">
            <text:p>4675</text:p>
          </table:table-cell>
          <table:table-cell office:value-type="string">
            <text:p>der Tätlichkeit</text:p>
          </table:table-cell>
        </table:table-row>
        <table:table-row table:style-name="ro2">
          <table:table-cell office:value-type="float" office:value="4676">
            <text:p>4676</text:p>
          </table:table-cell>
          <table:table-cell office:value-type="string">
            <text:p>der Verstrickung</text:p>
          </table:table-cell>
        </table:table-row>
        <table:table-row table:style-name="ro2">
          <table:table-cell office:value-type="float" office:value="4678">
            <text:p>4678</text:p>
          </table:table-cell>
          <table:table-cell office:value-type="string">
            <text:p>des Eremiten</text:p>
          </table:table-cell>
        </table:table-row>
        <table:table-row table:style-name="ro2">
          <table:table-cell office:value-type="float" office:value="4682">
            <text:p>4682</text:p>
          </table:table-cell>
          <table:table-cell office:value-type="string">
            <text:p>der Beliebigkeit</text:p>
          </table:table-cell>
        </table:table-row>
        <table:table-row table:style-name="ro2">
          <table:table-cell office:value-type="float" office:value="4701">
            <text:p>4701</text:p>
          </table:table-cell>
          <table:table-cell office:value-type="string">
            <text:p>der Brutalität</text:p>
          </table:table-cell>
        </table:table-row>
        <table:table-row table:style-name="ro2">
          <table:table-cell office:value-type="float" office:value="4702">
            <text:p>4702</text:p>
          </table:table-cell>
          <table:table-cell office:value-type="string">
            <text:p>der Zappelei</text:p>
          </table:table-cell>
        </table:table-row>
        <table:table-row table:style-name="ro2">
          <table:table-cell office:value-type="float" office:value="4703">
            <text:p>4703</text:p>
          </table:table-cell>
          <table:table-cell office:value-type="string">
            <text:p>der Penetranz</text:p>
          </table:table-cell>
        </table:table-row>
        <table:table-row table:style-name="ro2">
          <table:table-cell office:value-type="float" office:value="4704">
            <text:p>4704</text:p>
          </table:table-cell>
          <table:table-cell office:value-type="string">
            <text:p>des Besserwissers</text:p>
          </table:table-cell>
        </table:table-row>
        <table:table-row table:style-name="ro2">
          <table:table-cell office:value-type="float" office:value="4705">
            <text:p>4705</text:p>
          </table:table-cell>
          <table:table-cell office:value-type="string">
            <text:p>des Tyrannen</text:p>
          </table:table-cell>
        </table:table-row>
        <table:table-row table:style-name="ro2">
          <table:table-cell office:value-type="float" office:value="4706">
            <text:p>4706</text:p>
          </table:table-cell>
          <table:table-cell office:value-type="string">
            <text:p>der Frickelei</text:p>
          </table:table-cell>
        </table:table-row>
        <table:table-row table:style-name="ro2">
          <table:table-cell office:value-type="float" office:value="4707">
            <text:p>4707</text:p>
          </table:table-cell>
          <table:table-cell office:value-type="string">
            <text:p>der Heftigkeit</text:p>
          </table:table-cell>
        </table:table-row>
        <table:table-row table:style-name="ro2">
          <table:table-cell office:value-type="float" office:value="4708">
            <text:p>4708</text:p>
          </table:table-cell>
          <table:table-cell office:value-type="string">
            <text:p>des Nordic Walkers</text:p>
          </table:table-cell>
        </table:table-row>
        <table:table-row table:style-name="ro2">
          <table:table-cell office:value-type="float" office:value="4709">
            <text:p>4709</text:p>
          </table:table-cell>
          <table:table-cell office:value-type="string">
            <text:p>des Triathleten</text:p>
          </table:table-cell>
        </table:table-row>
        <table:table-row table:style-name="ro2">
          <table:table-cell office:value-type="float" office:value="4710">
            <text:p>4710</text:p>
          </table:table-cell>
          <table:table-cell office:value-type="string">
            <text:p>des Tüftlers</text:p>
          </table:table-cell>
        </table:table-row>
        <table:table-row table:style-name="ro2">
          <table:table-cell office:value-type="float" office:value="4711">
            <text:p>4711</text:p>
          </table:table-cell>
          <table:table-cell office:value-type="string">
            <text:p>des Unternehmers</text:p>
          </table:table-cell>
        </table:table-row>
        <table:table-row table:style-name="ro2">
          <table:table-cell office:value-type="float" office:value="4712">
            <text:p>4712</text:p>
          </table:table-cell>
          <table:table-cell office:value-type="string">
            <text:p>der Weisheit</text:p>
          </table:table-cell>
        </table:table-row>
        <table:table-row table:style-name="ro2">
          <table:table-cell office:value-type="float" office:value="4713">
            <text:p>4713</text:p>
          </table:table-cell>
          <table:table-cell office:value-type="string">
            <text:p>der Kampfkunst</text:p>
          </table:table-cell>
        </table:table-row>
        <table:table-row table:style-name="ro2">
          <table:table-cell office:value-type="float" office:value="4714">
            <text:p>4714</text:p>
          </table:table-cell>
          <table:table-cell office:value-type="string">
            <text:p>des Erfinders</text:p>
          </table:table-cell>
        </table:table-row>
        <table:table-row table:style-name="ro2">
          <table:table-cell office:value-type="float" office:value="4716">
            <text:p>4716</text:p>
          </table:table-cell>
          <table:table-cell office:value-type="string">
            <text:p>des Aberglaubens</text:p>
          </table:table-cell>
        </table:table-row>
        <table:table-row table:style-name="ro2">
          <table:table-cell office:value-type="float" office:value="4717">
            <text:p>4717</text:p>
          </table:table-cell>
          <table:table-cell office:value-type="string">
            <text:p>des Gauners</text:p>
          </table:table-cell>
        </table:table-row>
        <table:table-row table:style-name="ro2">
          <table:table-cell office:value-type="float" office:value="4718">
            <text:p>4718</text:p>
          </table:table-cell>
          <table:table-cell office:value-type="string">
            <text:p>des Betrügers</text:p>
          </table:table-cell>
        </table:table-row>
        <table:table-row table:style-name="ro2">
          <table:table-cell office:value-type="float" office:value="4719">
            <text:p>4719</text:p>
          </table:table-cell>
          <table:table-cell office:value-type="string">
            <text:p>des Talentierten</text:p>
          </table:table-cell>
        </table:table-row>
        <table:table-row table:style-name="ro2">
          <table:table-cell office:value-type="float" office:value="4720">
            <text:p>4720</text:p>
          </table:table-cell>
          <table:table-cell office:value-type="string">
            <text:p>des Asketen</text:p>
          </table:table-cell>
        </table:table-row>
        <table:table-row table:style-name="ro2">
          <table:table-cell office:value-type="float" office:value="4721">
            <text:p>4721</text:p>
          </table:table-cell>
          <table:table-cell office:value-type="string">
            <text:p>der Flexiblität</text:p>
          </table:table-cell>
        </table:table-row>
        <table:table-row table:style-name="ro2">
          <table:table-cell office:value-type="float" office:value="4722">
            <text:p>4722</text:p>
          </table:table-cell>
          <table:table-cell office:value-type="string">
            <text:p>des Handwerks</text:p>
          </table:table-cell>
        </table:table-row>
        <table:table-row table:style-name="ro2">
          <table:table-cell office:value-type="float" office:value="4724">
            <text:p>4724</text:p>
          </table:table-cell>
          <table:table-cell office:value-type="string">
            <text:p>des Gesegneten</text:p>
          </table:table-cell>
        </table:table-row>
        <table:table-row table:style-name="ro2">
          <table:table-cell office:value-type="float" office:value="4725">
            <text:p>4725</text:p>
          </table:table-cell>
          <table:table-cell office:value-type="string">
            <text:p>der Tätlichkeit</text:p>
          </table:table-cell>
        </table:table-row>
        <table:table-row table:style-name="ro2">
          <table:table-cell office:value-type="float" office:value="4726">
            <text:p>4726</text:p>
          </table:table-cell>
          <table:table-cell office:value-type="string">
            <text:p>der Verstrickung</text:p>
          </table:table-cell>
        </table:table-row>
        <table:table-row table:style-name="ro2">
          <table:table-cell office:value-type="float" office:value="4728">
            <text:p>4728</text:p>
          </table:table-cell>
          <table:table-cell office:value-type="string">
            <text:p>des Eremiten</text:p>
          </table:table-cell>
        </table:table-row>
        <table:table-row table:style-name="ro2">
          <table:table-cell office:value-type="float" office:value="4732">
            <text:p>4732</text:p>
          </table:table-cell>
          <table:table-cell office:value-type="string">
            <text:p>der Beliebigkeit</text:p>
          </table:table-cell>
        </table:table-row>
        <table:table-row table:style-name="ro2">
          <table:table-cell office:value-type="float" office:value="4751">
            <text:p>4751</text:p>
          </table:table-cell>
          <table:table-cell office:value-type="string">
            <text:p>des Gemetzels</text:p>
          </table:table-cell>
        </table:table-row>
        <table:table-row table:style-name="ro2">
          <table:table-cell office:value-type="float" office:value="4752">
            <text:p>4752</text:p>
          </table:table-cell>
          <table:table-cell office:value-type="string">
            <text:p>der Frickelei</text:p>
          </table:table-cell>
        </table:table-row>
        <table:table-row table:style-name="ro2">
          <table:table-cell office:value-type="float" office:value="4753">
            <text:p>4753</text:p>
          </table:table-cell>
          <table:table-cell office:value-type="string">
            <text:p>der Penetranz</text:p>
          </table:table-cell>
        </table:table-row>
        <table:table-row table:style-name="ro2">
          <table:table-cell office:value-type="float" office:value="4754">
            <text:p>4754</text:p>
          </table:table-cell>
          <table:table-cell office:value-type="string">
            <text:p>des Zauberlehrlings</text:p>
          </table:table-cell>
        </table:table-row>
        <table:table-row table:style-name="ro2">
          <table:table-cell office:value-type="float" office:value="4755">
            <text:p>4755</text:p>
          </table:table-cell>
          <table:table-cell office:value-type="string">
            <text:p>des Tyrannen</text:p>
          </table:table-cell>
        </table:table-row>
        <table:table-row table:style-name="ro2">
          <table:table-cell office:value-type="float" office:value="4756">
            <text:p>4756</text:p>
          </table:table-cell>
          <table:table-cell office:value-type="string">
            <text:p>der Frickelei</text:p>
          </table:table-cell>
        </table:table-row>
        <table:table-row table:style-name="ro2">
          <table:table-cell office:value-type="float" office:value="4757">
            <text:p>4757</text:p>
          </table:table-cell>
          <table:table-cell office:value-type="string">
            <text:p>der Heftigkeit</text:p>
          </table:table-cell>
        </table:table-row>
        <table:table-row table:style-name="ro2">
          <table:table-cell office:value-type="float" office:value="4758">
            <text:p>4758</text:p>
          </table:table-cell>
          <table:table-cell office:value-type="string">
            <text:p>des Halbmarathonläufers</text:p>
          </table:table-cell>
        </table:table-row>
        <table:table-row table:style-name="ro2">
          <table:table-cell office:value-type="float" office:value="4759">
            <text:p>4759</text:p>
          </table:table-cell>
          <table:table-cell office:value-type="string">
            <text:p>des Triathleten</text:p>
          </table:table-cell>
        </table:table-row>
        <table:table-row table:style-name="ro2">
          <table:table-cell office:value-type="float" office:value="4760">
            <text:p>4760</text:p>
          </table:table-cell>
          <table:table-cell office:value-type="string">
            <text:p>des Tüftlers</text:p>
          </table:table-cell>
        </table:table-row>
        <table:table-row table:style-name="ro2">
          <table:table-cell office:value-type="float" office:value="4761">
            <text:p>4761</text:p>
          </table:table-cell>
          <table:table-cell office:value-type="string">
            <text:p>des Unternehmers</text:p>
          </table:table-cell>
        </table:table-row>
        <table:table-row table:style-name="ro2">
          <table:table-cell office:value-type="float" office:value="4762">
            <text:p>4762</text:p>
          </table:table-cell>
          <table:table-cell office:value-type="string">
            <text:p>der Weisheit</text:p>
          </table:table-cell>
        </table:table-row>
        <table:table-row table:style-name="ro2">
          <table:table-cell office:value-type="float" office:value="4763">
            <text:p>4763</text:p>
          </table:table-cell>
          <table:table-cell office:value-type="string">
            <text:p>der Kampfkunst</text:p>
          </table:table-cell>
        </table:table-row>
        <table:table-row table:style-name="ro2">
          <table:table-cell office:value-type="float" office:value="4764">
            <text:p>4764</text:p>
          </table:table-cell>
          <table:table-cell office:value-type="string">
            <text:p>des Erfinders</text:p>
          </table:table-cell>
        </table:table-row>
        <table:table-row table:style-name="ro2">
          <table:table-cell office:value-type="float" office:value="4766">
            <text:p>4766</text:p>
          </table:table-cell>
          <table:table-cell office:value-type="string">
            <text:p>des Gewinners</text:p>
          </table:table-cell>
        </table:table-row>
        <table:table-row table:style-name="ro2">
          <table:table-cell office:value-type="float" office:value="4767">
            <text:p>4767</text:p>
          </table:table-cell>
          <table:table-cell office:value-type="string">
            <text:p>des Gauners</text:p>
          </table:table-cell>
        </table:table-row>
        <table:table-row table:style-name="ro2">
          <table:table-cell office:value-type="float" office:value="4768">
            <text:p>4768</text:p>
          </table:table-cell>
          <table:table-cell office:value-type="string">
            <text:p>des Betrügers</text:p>
          </table:table-cell>
        </table:table-row>
        <table:table-row table:style-name="ro2">
          <table:table-cell office:value-type="float" office:value="4769">
            <text:p>4769</text:p>
          </table:table-cell>
          <table:table-cell office:value-type="string">
            <text:p>des Talentierten</text:p>
          </table:table-cell>
        </table:table-row>
        <table:table-row table:style-name="ro2">
          <table:table-cell office:value-type="float" office:value="4770">
            <text:p>4770</text:p>
          </table:table-cell>
          <table:table-cell office:value-type="string">
            <text:p>des Asketen</text:p>
          </table:table-cell>
        </table:table-row>
        <table:table-row table:style-name="ro2">
          <table:table-cell office:value-type="float" office:value="4771">
            <text:p>4771</text:p>
          </table:table-cell>
          <table:table-cell office:value-type="string">
            <text:p>der Flexiblität</text:p>
          </table:table-cell>
        </table:table-row>
        <table:table-row table:style-name="ro2">
          <table:table-cell office:value-type="float" office:value="4772">
            <text:p>4772</text:p>
          </table:table-cell>
          <table:table-cell office:value-type="string">
            <text:p>des Handwerks</text:p>
          </table:table-cell>
        </table:table-row>
        <table:table-row table:style-name="ro2">
          <table:table-cell office:value-type="float" office:value="4774">
            <text:p>4774</text:p>
          </table:table-cell>
          <table:table-cell office:value-type="string">
            <text:p>des Gesegneten</text:p>
          </table:table-cell>
        </table:table-row>
        <table:table-row table:style-name="ro2">
          <table:table-cell office:value-type="float" office:value="4775">
            <text:p>4775</text:p>
          </table:table-cell>
          <table:table-cell office:value-type="string">
            <text:p>der Tätlichkeit</text:p>
          </table:table-cell>
        </table:table-row>
        <table:table-row table:style-name="ro2">
          <table:table-cell office:value-type="float" office:value="4776">
            <text:p>4776</text:p>
          </table:table-cell>
          <table:table-cell office:value-type="string">
            <text:p>der Verstrickung</text:p>
          </table:table-cell>
        </table:table-row>
        <table:table-row table:style-name="ro2">
          <table:table-cell office:value-type="float" office:value="4778">
            <text:p>4778</text:p>
          </table:table-cell>
          <table:table-cell office:value-type="string">
            <text:p>des Eremiten</text:p>
          </table:table-cell>
        </table:table-row>
        <table:table-row table:style-name="ro2">
          <table:table-cell office:value-type="float" office:value="4782">
            <text:p>4782</text:p>
          </table:table-cell>
          <table:table-cell office:value-type="string">
            <text:p>der Beliebigkeit</text:p>
          </table:table-cell>
        </table:table-row>
        <table:table-row table:style-name="ro2">
          <table:table-cell office:value-type="float" office:value="4801">
            <text:p>4801</text:p>
          </table:table-cell>
          <table:table-cell office:value-type="string">
            <text:p>der Heftigkeit</text:p>
          </table:table-cell>
        </table:table-row>
        <table:table-row table:style-name="ro2">
          <table:table-cell office:value-type="float" office:value="4802">
            <text:p>4802</text:p>
          </table:table-cell>
          <table:table-cell office:value-type="string">
            <text:p>des Taschendiebs</text:p>
          </table:table-cell>
        </table:table-row>
        <table:table-row table:style-name="ro2">
          <table:table-cell office:value-type="float" office:value="4803">
            <text:p>4803</text:p>
          </table:table-cell>
          <table:table-cell office:value-type="string">
            <text:p>der Penetranz</text:p>
          </table:table-cell>
        </table:table-row>
        <table:table-row table:style-name="ro2">
          <table:table-cell office:value-type="float" office:value="4804">
            <text:p>4804</text:p>
          </table:table-cell>
          <table:table-cell office:value-type="string">
            <text:p>des Schlaubergers</text:p>
          </table:table-cell>
        </table:table-row>
        <table:table-row table:style-name="ro2">
          <table:table-cell office:value-type="float" office:value="4805">
            <text:p>4805</text:p>
          </table:table-cell>
          <table:table-cell office:value-type="string">
            <text:p>des Tyrannen</text:p>
          </table:table-cell>
        </table:table-row>
        <table:table-row table:style-name="ro2">
          <table:table-cell office:value-type="float" office:value="4806">
            <text:p>4806</text:p>
          </table:table-cell>
          <table:table-cell office:value-type="string">
            <text:p>der Frickelei</text:p>
          </table:table-cell>
        </table:table-row>
        <table:table-row table:style-name="ro2">
          <table:table-cell office:value-type="float" office:value="4807">
            <text:p>4807</text:p>
          </table:table-cell>
          <table:table-cell office:value-type="string">
            <text:p>der Heftigkeit</text:p>
          </table:table-cell>
        </table:table-row>
        <table:table-row table:style-name="ro2">
          <table:table-cell office:value-type="float" office:value="4808">
            <text:p>4808</text:p>
          </table:table-cell>
          <table:table-cell office:value-type="string">
            <text:p>des Marathonläufers</text:p>
          </table:table-cell>
        </table:table-row>
        <table:table-row table:style-name="ro2">
          <table:table-cell office:value-type="float" office:value="4809">
            <text:p>4809</text:p>
          </table:table-cell>
          <table:table-cell office:value-type="string">
            <text:p>des Triathleten</text:p>
          </table:table-cell>
        </table:table-row>
        <table:table-row table:style-name="ro2">
          <table:table-cell office:value-type="float" office:value="4810">
            <text:p>4810</text:p>
          </table:table-cell>
          <table:table-cell office:value-type="string">
            <text:p>des Tüftlers</text:p>
          </table:table-cell>
        </table:table-row>
        <table:table-row table:style-name="ro2">
          <table:table-cell office:value-type="float" office:value="4811">
            <text:p>4811</text:p>
          </table:table-cell>
          <table:table-cell office:value-type="string">
            <text:p>des Unternehmers</text:p>
          </table:table-cell>
        </table:table-row>
        <table:table-row table:style-name="ro2">
          <table:table-cell office:value-type="float" office:value="4812">
            <text:p>4812</text:p>
          </table:table-cell>
          <table:table-cell office:value-type="string">
            <text:p>der Weisheit</text:p>
          </table:table-cell>
        </table:table-row>
        <table:table-row table:style-name="ro2">
          <table:table-cell office:value-type="float" office:value="4813">
            <text:p>4813</text:p>
          </table:table-cell>
          <table:table-cell office:value-type="string">
            <text:p>der Kampfkunst</text:p>
          </table:table-cell>
        </table:table-row>
        <table:table-row table:style-name="ro2">
          <table:table-cell office:value-type="float" office:value="4814">
            <text:p>4814</text:p>
          </table:table-cell>
          <table:table-cell office:value-type="string">
            <text:p>des Erfinders</text:p>
          </table:table-cell>
        </table:table-row>
        <table:table-row table:style-name="ro2">
          <table:table-cell office:value-type="float" office:value="4816">
            <text:p>4816</text:p>
          </table:table-cell>
          <table:table-cell office:value-type="string">
            <text:p>des unverschämten Glücks</text:p>
          </table:table-cell>
        </table:table-row>
        <table:table-row table:style-name="ro2">
          <table:table-cell office:value-type="float" office:value="4817">
            <text:p>4817</text:p>
          </table:table-cell>
          <table:table-cell office:value-type="string">
            <text:p>des Gauners</text:p>
          </table:table-cell>
        </table:table-row>
        <table:table-row table:style-name="ro2">
          <table:table-cell office:value-type="float" office:value="4818">
            <text:p>4818</text:p>
          </table:table-cell>
          <table:table-cell office:value-type="string">
            <text:p>des Betrügers</text:p>
          </table:table-cell>
        </table:table-row>
        <table:table-row table:style-name="ro2">
          <table:table-cell office:value-type="float" office:value="4819">
            <text:p>4819</text:p>
          </table:table-cell>
          <table:table-cell office:value-type="string">
            <text:p>des Talentierten</text:p>
          </table:table-cell>
        </table:table-row>
        <table:table-row table:style-name="ro2">
          <table:table-cell office:value-type="float" office:value="4820">
            <text:p>4820</text:p>
          </table:table-cell>
          <table:table-cell office:value-type="string">
            <text:p>des Asketen</text:p>
          </table:table-cell>
        </table:table-row>
        <table:table-row table:style-name="ro2">
          <table:table-cell office:value-type="float" office:value="4821">
            <text:p>4821</text:p>
          </table:table-cell>
          <table:table-cell office:value-type="string">
            <text:p>der Flexiblität</text:p>
          </table:table-cell>
        </table:table-row>
        <table:table-row table:style-name="ro2">
          <table:table-cell office:value-type="float" office:value="4822">
            <text:p>4822</text:p>
          </table:table-cell>
          <table:table-cell office:value-type="string">
            <text:p>des Handwerks</text:p>
          </table:table-cell>
        </table:table-row>
        <table:table-row table:style-name="ro2">
          <table:table-cell office:value-type="float" office:value="4824">
            <text:p>4824</text:p>
          </table:table-cell>
          <table:table-cell office:value-type="string">
            <text:p>des Gesegneten</text:p>
          </table:table-cell>
        </table:table-row>
        <table:table-row table:style-name="ro2">
          <table:table-cell office:value-type="float" office:value="4825">
            <text:p>4825</text:p>
          </table:table-cell>
          <table:table-cell office:value-type="string">
            <text:p>der Tätlichkeit</text:p>
          </table:table-cell>
        </table:table-row>
        <table:table-row table:style-name="ro2">
          <table:table-cell office:value-type="float" office:value="4826">
            <text:p>4826</text:p>
          </table:table-cell>
          <table:table-cell office:value-type="string">
            <text:p>der Verstrickung</text:p>
          </table:table-cell>
        </table:table-row>
        <table:table-row table:style-name="ro2">
          <table:table-cell office:value-type="float" office:value="4828">
            <text:p>4828</text:p>
          </table:table-cell>
          <table:table-cell office:value-type="string">
            <text:p>des Eremiten</text:p>
          </table:table-cell>
        </table:table-row>
        <table:table-row table:style-name="ro2">
          <table:table-cell office:value-type="float" office:value="4832">
            <text:p>4832</text:p>
          </table:table-cell>
          <table:table-cell office:value-type="string">
            <text:p>der Beliebigkeit</text:p>
          </table:table-cell>
        </table:table-row>
        <table:table-row table:style-name="ro2">
          <table:table-cell office:value-type="float" office:value="4851">
            <text:p>4851</text:p>
          </table:table-cell>
          <table:table-cell office:value-type="string">
            <text:p>der epischen Superkräfte</text:p>
          </table:table-cell>
        </table:table-row>
        <table:table-row table:style-name="ro2">
          <table:table-cell office:value-type="float" office:value="4852">
            <text:p>4852</text:p>
          </table:table-cell>
          <table:table-cell office:value-type="string">
            <text:p>des Hütchenspielers</text:p>
          </table:table-cell>
        </table:table-row>
        <table:table-row table:style-name="ro2">
          <table:table-cell office:value-type="float" office:value="4853">
            <text:p>4853</text:p>
          </table:table-cell>
          <table:table-cell office:value-type="string">
            <text:p>der Penetranz</text:p>
          </table:table-cell>
        </table:table-row>
        <table:table-row table:style-name="ro2">
          <table:table-cell office:value-type="float" office:value="4854">
            <text:p>4854</text:p>
          </table:table-cell>
          <table:table-cell office:value-type="string">
            <text:p>des Schlaumeiers</text:p>
          </table:table-cell>
        </table:table-row>
        <table:table-row table:style-name="ro2">
          <table:table-cell office:value-type="float" office:value="4855">
            <text:p>4855</text:p>
          </table:table-cell>
          <table:table-cell office:value-type="string">
            <text:p>des Tyrannen</text:p>
          </table:table-cell>
        </table:table-row>
        <table:table-row table:style-name="ro2">
          <table:table-cell office:value-type="float" office:value="4856">
            <text:p>4856</text:p>
          </table:table-cell>
          <table:table-cell office:value-type="string">
            <text:p>der Frickelei</text:p>
          </table:table-cell>
        </table:table-row>
        <table:table-row table:style-name="ro2">
          <table:table-cell office:value-type="float" office:value="4857">
            <text:p>4857</text:p>
          </table:table-cell>
          <table:table-cell office:value-type="string">
            <text:p>der Heftigkeit</text:p>
          </table:table-cell>
        </table:table-row>
        <table:table-row table:style-name="ro2">
          <table:table-cell office:value-type="float" office:value="4858">
            <text:p>4858</text:p>
          </table:table-cell>
          <table:table-cell office:value-type="string">
            <text:p>des ewigen Einsteckens</text:p>
          </table:table-cell>
        </table:table-row>
        <table:table-row table:style-name="ro2">
          <table:table-cell office:value-type="float" office:value="4859">
            <text:p>4859</text:p>
          </table:table-cell>
          <table:table-cell office:value-type="string">
            <text:p>des Triathleten</text:p>
          </table:table-cell>
        </table:table-row>
        <table:table-row table:style-name="ro2">
          <table:table-cell office:value-type="float" office:value="4860">
            <text:p>4860</text:p>
          </table:table-cell>
          <table:table-cell office:value-type="string">
            <text:p>des Tüftlers</text:p>
          </table:table-cell>
        </table:table-row>
        <table:table-row table:style-name="ro2">
          <table:table-cell office:value-type="float" office:value="4861">
            <text:p>4861</text:p>
          </table:table-cell>
          <table:table-cell office:value-type="string">
            <text:p>des Unternehmers</text:p>
          </table:table-cell>
        </table:table-row>
        <table:table-row table:style-name="ro2">
          <table:table-cell office:value-type="float" office:value="4862">
            <text:p>4862</text:p>
          </table:table-cell>
          <table:table-cell office:value-type="string">
            <text:p>der Weisheit</text:p>
          </table:table-cell>
        </table:table-row>
        <table:table-row table:style-name="ro2">
          <table:table-cell office:value-type="float" office:value="4863">
            <text:p>4863</text:p>
          </table:table-cell>
          <table:table-cell office:value-type="string">
            <text:p>der Kampfkunst</text:p>
          </table:table-cell>
        </table:table-row>
        <table:table-row table:style-name="ro2">
          <table:table-cell office:value-type="float" office:value="4864">
            <text:p>4864</text:p>
          </table:table-cell>
          <table:table-cell office:value-type="string">
            <text:p>des Erfinders</text:p>
          </table:table-cell>
        </table:table-row>
        <table:table-row table:style-name="ro2">
          <table:table-cell office:value-type="float" office:value="4866">
            <text:p>4866</text:p>
          </table:table-cell>
          <table:table-cell office:value-type="string">
            <text:p>des Glückspilzes</text:p>
          </table:table-cell>
        </table:table-row>
        <table:table-row table:style-name="ro2">
          <table:table-cell office:value-type="float" office:value="4867">
            <text:p>4867</text:p>
          </table:table-cell>
          <table:table-cell office:value-type="string">
            <text:p>des Gauners</text:p>
          </table:table-cell>
        </table:table-row>
        <table:table-row table:style-name="ro2">
          <table:table-cell office:value-type="float" office:value="4868">
            <text:p>4868</text:p>
          </table:table-cell>
          <table:table-cell office:value-type="string">
            <text:p>des Betrügers</text:p>
          </table:table-cell>
        </table:table-row>
        <table:table-row table:style-name="ro2">
          <table:table-cell office:value-type="float" office:value="4869">
            <text:p>4869</text:p>
          </table:table-cell>
          <table:table-cell office:value-type="string">
            <text:p>des Talentierten</text:p>
          </table:table-cell>
        </table:table-row>
        <table:table-row table:style-name="ro2">
          <table:table-cell office:value-type="float" office:value="4870">
            <text:p>4870</text:p>
          </table:table-cell>
          <table:table-cell office:value-type="string">
            <text:p>des Asketen</text:p>
          </table:table-cell>
        </table:table-row>
        <table:table-row table:style-name="ro2">
          <table:table-cell office:value-type="float" office:value="4871">
            <text:p>4871</text:p>
          </table:table-cell>
          <table:table-cell office:value-type="string">
            <text:p>der Flexiblität</text:p>
          </table:table-cell>
        </table:table-row>
        <table:table-row table:style-name="ro2">
          <table:table-cell office:value-type="float" office:value="4872">
            <text:p>4872</text:p>
          </table:table-cell>
          <table:table-cell office:value-type="string">
            <text:p>des Handwerks</text:p>
          </table:table-cell>
        </table:table-row>
        <table:table-row table:style-name="ro2">
          <table:table-cell office:value-type="float" office:value="4874">
            <text:p>4874</text:p>
          </table:table-cell>
          <table:table-cell office:value-type="string">
            <text:p>des Gesegneten</text:p>
          </table:table-cell>
        </table:table-row>
        <table:table-row table:style-name="ro2">
          <table:table-cell office:value-type="float" office:value="4875">
            <text:p>4875</text:p>
          </table:table-cell>
          <table:table-cell office:value-type="string">
            <text:p>der Tätlichkeit</text:p>
          </table:table-cell>
        </table:table-row>
        <table:table-row table:style-name="ro2">
          <table:table-cell office:value-type="float" office:value="4876">
            <text:p>4876</text:p>
          </table:table-cell>
          <table:table-cell office:value-type="string">
            <text:p>der Verstrickung</text:p>
          </table:table-cell>
        </table:table-row>
        <table:table-row table:style-name="ro2">
          <table:table-cell office:value-type="float" office:value="4878">
            <text:p>4878</text:p>
          </table:table-cell>
          <table:table-cell office:value-type="string">
            <text:p>des Eremiten</text:p>
          </table:table-cell>
        </table:table-row>
        <table:table-row table:style-name="ro2">
          <table:table-cell office:value-type="float" office:value="4882">
            <text:p>4882</text:p>
          </table:table-cell>
          <table:table-cell office:value-type="string">
            <text:p>der Beliebigkeit</text:p>
          </table:table-cell>
        </table:table-row>
        <table:table-row table:style-name="ro2">
          <table:table-cell office:value-type="float" office:value="5000">
            <text:p>5000</text:p>
          </table:table-cell>
          <table:table-cell office:value-type="string">
            <text:p>Gerade erst hast du deinen Fuß in das staubige Kellergewölbe gesetzt, da materialisiert sich in der Dunkelheit bereits eine erste spukhafte Erscheinung. Ein gruseliges Gespenst versucht, dir Angst zu machen.</text:p>
          </table:table-cell>
        </table:table-row>
        <table:table-row table:style-name="ro2">
          <table:table-cell office:value-type="float" office:value="5001">
            <text:p>5001</text:p>
          </table:table-cell>
          <table:table-cell office:value-type="string">
            <text:p>Du schaust dich um. Spinnen und Ratten bevölkern die Hohlräume zwischen den herumliegenden Gebeinen. Plötzlich beginnt sich einer der Knochenhaufen zu bewegen und ein grausiges Skelett baut sich vor dir auf.</text:p>
          </table:table-cell>
        </table:table-row>
        <table:table-row table:style-name="ro2">
          <table:table-cell office:value-type="float" office:value="5002">
            <text:p>5002</text:p>
          </table:table-cell>
          <table:table-cell office:value-type="string">
            <text:p>Dass die Toten die man hier einst bestattete nicht so richtig tot sind, ist dir mittlerweile aufgefallen. So zeigst du dich nur mäßig überrascht, als sich dir ein widerlicher Wiedergänger in den Weg stellt.</text:p>
          </table:table-cell>
        </table:table-row>
        <table:table-row table:style-name="ro2">
          <table:table-cell office:value-type="float" office:value="5003">
            <text:p>5003</text:p>
          </table:table-cell>
          <table:table-cell office:value-type="string">
            <text:p>Du hörst ein fernes Flattern - eine Fledermaus? Doch als es näher kommt bemerkst du, dass es von einer wesentlich größeren Kreatur stammen muss. In der Tat - ein verschlagener Vampir hat es auf dich abgesehen.</text:p>
          </table:table-cell>
        </table:table-row>
        <table:table-row table:style-name="ro2">
          <table:table-cell office:value-type="float" office:value="5004">
            <text:p>5004</text:p>
          </table:table-cell>
          <table:table-cell office:value-type="string">
            <text:p>Ein furchterregendes Brüllen lässt die Wände der Katakomben erzittern - und jagt dir kalte Schauer über den Rücken. Doch du nimmst deinen Mut und stellst dich dem Nachtghoul, der dir den Weg versperrt.</text:p>
          </table:table-cell>
        </table:table-row>
        <table:table-row table:style-name="ro2">
          <table:table-cell office:value-type="float" office:value="5005">
            <text:p>5005</text:p>
          </table:table-cell>
          <table:table-cell office:value-type="string">
            <text:p>Herzzerreißende Klagelaute dringen an dein Ohr - kein Held könnte solche Schreie überhören. Eine Banshee, Botschafterin des Todes, kündet von unabwendbarem Unglück - es sei denn, du kannst sie bezwingen.</text:p>
          </table:table-cell>
        </table:table-row>
        <table:table-row table:style-name="ro2">
          <table:table-cell office:value-type="float" office:value="5006">
            <text:p>5006</text:p>
          </table:table-cell>
          <table:table-cell office:value-type="string">
            <text:p>Du stehst vor einem steinernen Tor, das von einem grimmig dreinblickenden Skelettkrieger bewacht wird. Du überlegst, es zunächst mit Diplomatie zu versuchen, doch da wirst du bereits mit Gebrüll attackiert.</text:p>
          </table:table-cell>
        </table:table-row>
        <table:table-row table:style-name="ro2">
          <table:table-cell office:value-type="float" office:value="5007">
            <text:p>5007</text:p>
          </table:table-cell>
          <table:table-cell office:value-type="string">
            <text:p>Du betrittst einen hohen Gang, dessen Wände mit mysteriösen Schriftzeichen übersät sind - unheilige Zauberei? Da erblickst du in der Ferne ein Paar glühend roter Augen, die einem Voodoo-Meister gehören.</text:p>
          </table:table-cell>
        </table:table-row>
        <table:table-row table:style-name="ro2">
          <table:table-cell office:value-type="float" office:value="5008">
            <text:p>5008</text:p>
          </table:table-cell>
          <table:table-cell office:value-type="string">
            <text:p>Plötzlich rasselt hinter dir ein Gitter herunter - du bist eingesperrt! Schnell wird dir klar, dass du nicht allein bist - du teilst deine Zelle mit einem grässlichen, mordlüsternen Fleischgolem.</text:p>
          </table:table-cell>
        </table:table-row>
        <table:table-row table:style-name="ro2">
          <table:table-cell office:value-type="float" office:value="5009">
            <text:p>5009</text:p>
          </table:table-cell>
          <table:table-cell office:value-type="string">
            <text:p>Du betrittst eine große Gruft. Ein eiskalter Hauch weht dir entgegen und bläst beinahe die Fackeln aus. Dann hörst du ein finsteres, hohles Lachen. Vor dir steht ein grässlicher Großmeister des Bösen.</text:p>
          </table:table-cell>
        </table:table-row>
        <table:table-row table:style-name="ro2">
          <table:table-cell office:value-type="float" office:value="5010">
            <text:p>5010</text:p>
          </table:table-cell>
          <table:table-cell office:value-type="string">
            <text:p>Aus einem niedrigen, dunklen Stollen blinzelt dich das gelbliche Augenpaar eines Wasserglompf an. Es schaut hungrig aus und hat dich offenbar als Beute auserkoren.</text:p>
          </table:table-cell>
        </table:table-row>
        <table:table-row table:style-name="ro2">
          <table:table-cell office:value-type="float" office:value="5011">
            <text:p>5011</text:p>
          </table:table-cell>
          <table:table-cell office:value-type="string">
            <text:p>Als du hinter dir ein tiefes Grummeln vernimmst, ziehst du sofort deine Waffe hervor. Während du dich langsam herumdrehst, erkennst du den riesigen Yeti, der gerade dabei ist, zum Schlag auszuholen.</text:p>
          </table:table-cell>
        </table:table-row>
        <table:table-row table:style-name="ro2">
          <table:table-cell office:value-type="float" office:value="5012">
            <text:p>5012</text:p>
          </table:table-cell>
          <table:table-cell office:value-type="string">
            <text:p>Der Stollen gabelt sich. Der eine Gang ist von Fackeln erleuchtet und sieht sicher aus. Aus dem anderen, dunkleren Gang ist das Klappern eines Skeletts zu hören. Du wählst den Gang mit dem Skelett.</text:p>
          </table:table-cell>
        </table:table-row>
        <table:table-row table:style-name="ro2">
          <table:table-cell office:value-type="float" office:value="5013">
            <text:p>5013</text:p>
          </table:table-cell>
          <table:table-cell office:value-type="string">
            <text:p>Völlig unvorbereitet springt dich von der Seite eine kleine, fiese Kreatur an. Du vermagst sie abzuschütteln, doch sofort holt der grässliche Gremlin, der es auf dich abgesehen hat, wieder zum Angriff aus.</text:p>
          </table:table-cell>
        </table:table-row>
        <table:table-row table:style-name="ro2">
          <table:table-cell office:value-type="float" office:value="5014">
            <text:p>5014</text:p>
          </table:table-cell>
          <table:table-cell office:value-type="string">
            <text:p>Plötzlich ist der Stollen vor dir von einem Felshaufen versperrt - ist er eingestürzt? Etwas scheint nicht zu stimmen. Da bewegen sich die Brocken plötzlich und ein steinerner Gigant baut sich vor dir auf.</text:p>
          </table:table-cell>
        </table:table-row>
        <table:table-row table:style-name="ro2">
          <table:table-cell office:value-type="float" office:value="5015">
            <text:p>5015</text:p>
          </table:table-cell>
          <table:table-cell office:value-type="string">
            <text:p>Der Gang macht eine Biegung - du erkennst sie im Schein der Fackeln. Doch irgendwie scheinen die Fackeln in diesem neuen Gang unnatürlich hell - da schnellt ein Feuerelementar aus ihm hervor.</text:p>
          </table:table-cell>
        </table:table-row>
        <table:table-row table:style-name="ro2">
          <table:table-cell office:value-type="float" office:value="5016">
            <text:p>5016</text:p>
          </table:table-cell>
          <table:table-cell office:value-type="string">
            <text:p>Die Kaverne, die du betrittst, wird von einem grimmig dreinblickenden Steintroll bewacht. Er scheint sich richtig zu freuen, endlich mal wieder jemanden töten zu können.</text:p>
          </table:table-cell>
        </table:table-row>
        <table:table-row table:style-name="ro2">
          <table:table-cell office:value-type="float" office:value="5017">
            <text:p>5017</text:p>
          </table:table-cell>
          <table:table-cell office:value-type="string">
            <text:p>Ein hysterisches Lachen hallt durch den tiefen Schacht vor dir. Ein rötliches Leuchten ist zu sehen - da flattert ein furios dreinblickender Rotlichtsuccubus empor und zückt ein Messer.</text:p>
          </table:table-cell>
        </table:table-row>
        <table:table-row table:style-name="ro2">
          <table:table-cell office:value-type="float" office:value="5018">
            <text:p>5018</text:p>
          </table:table-cell>
          <table:table-cell office:value-type="string">
            <text:p>Das fiese Lachen, das du plötzlich hinter deinem Rücken vernimmst, kann nur eines bedeuten: Ein abscheulicher Dämon fordert dich zum Kampf heraus.</text:p>
          </table:table-cell>
        </table:table-row>
        <table:table-row table:style-name="ro2">
          <table:table-cell office:value-type="float" office:value="5019">
            <text:p>5019</text:p>
          </table:table-cell>
          <table:table-cell office:value-type="string">
            <text:p>Plötzlich bebt und rumpelt es, einzelne Brocken rieseln von der Decke. Mit einem Mal tut sich der Untergrund auf und Hitze steigt empor. Dem rauchenden Spalt entsteigt ein wahres Höllenwesen.</text:p>
          </table:table-cell>
        </table:table-row>
        <table:table-row table:style-name="ro2">
          <table:table-cell office:value-type="float" office:value="5020">
            <text:p>5020</text:p>
          </table:table-cell>
          <table:table-cell office:value-type="string">
            <text:p>Das Innere der Ruinen macht einen verwahrlosten Eindruck. Überall hat sich Ungeziefer eingenistet und gestaubsaugt wurde auch lange nicht mehr. Eine fette, hässliche Ratte hat es auf dich abgesehen.</text:p>
          </table:table-cell>
        </table:table-row>
        <table:table-row table:style-name="ro2">
          <table:table-cell office:value-type="float" office:value="5021">
            <text:p>5021</text:p>
          </table:table-cell>
          <table:table-cell office:value-type="string">
            <text:p>Eine Staubfledermaus stürzt auf dich zu, ohne die geringste Rücksicht auf deine Hausstauballergie zu nehmen. Niesend und schniefend ziehst du deine Waffe, um dem Untier den Garaus zu machen.</text:p>
          </table:table-cell>
        </table:table-row>
        <table:table-row table:style-name="ro2">
          <table:table-cell office:value-type="float" office:value="5022">
            <text:p>5022</text:p>
          </table:table-cell>
          <table:table-cell office:value-type="string">
            <text:p>Du betrittst einen großen Saal, der über und über mit Spinnweben bedeckt ist. An der Decke hängt eine riesige behaarte Terrortarantel. Als sie dich erblickt, springt sie kreischend auf dich zu.</text:p>
          </table:table-cell>
        </table:table-row>
        <table:table-row table:style-name="ro2">
          <table:table-cell office:value-type="float" office:value="5023">
            <text:p>5023</text:p>
          </table:table-cell>
          <table:table-cell office:value-type="string">
            <text:p>Der nächste Gang wird von einem rabiaten Räuber bewacht. Lässig spielt er mit seinem Messer herum und nähert sich bedrohlich. Er wird es dir nicht leicht machen.</text:p>
          </table:table-cell>
        </table:table-row>
        <table:table-row table:style-name="ro2">
          <table:table-cell office:value-type="float" office:value="5024">
            <text:p>5024</text:p>
          </table:table-cell>
          <table:table-cell office:value-type="string">
            <text:p>Ein Hinterhältiger Halunke stürzt mit einem hochwertig aussehenden Schwert auf dich zu, das er bestimmt irgendwo gestohlen hat. Nicht ohne Gier blickt er auf deine Ausrüstung.</text:p>
          </table:table-cell>
        </table:table-row>
        <table:table-row table:style-name="ro2">
          <table:table-cell office:value-type="float" office:value="5025">
            <text:p>5025</text:p>
          </table:table-cell>
          <table:table-cell office:value-type="string">
            <text:p>Offenbar halten die unrechtmäßigen Bewohner der Ruinen wilde Wölfe als Wachhunde. Ein besonders grimmiges Exemplar hat dich aufgespürt und nähert sich knurrend und geifernd.</text:p>
          </table:table-cell>
        </table:table-row>
        <table:table-row table:style-name="ro2">
          <table:table-cell office:value-type="float" office:value="5026">
            <text:p>5026</text:p>
          </table:table-cell>
          <table:table-cell office:value-type="string">
            <text:p>Auf einmal ist es verdächtig still. Vorsichtig schleichst du umher, in ständiger Erwartung eines Hinterhalts. Plötzlich hörst du Schritte hinter dir - ein böser Bandit versucht, dich hinterrücks zu erdolchen.</text:p>
          </table:table-cell>
        </table:table-row>
        <table:table-row table:style-name="ro2">
          <table:table-cell office:value-type="float" office:value="5027">
            <text:p>5027</text:p>
          </table:table-cell>
          <table:table-cell office:value-type="string">
            <text:p>Ein Schild weist den Weg zur Schatzkammer. Diese wird gut bewacht. Ein angekettetes Ungeheuer reißt sich los, als es dich erblickt. Mit gefletschten Zähnen stürzt es sich auf den Eindringling.</text:p>
          </table:table-cell>
        </table:table-row>
        <table:table-row table:style-name="ro2">
          <table:table-cell office:value-type="float" office:value="5028">
            <text:p>5028</text:p>
          </table:table-cell>
          <table:table-cell office:value-type="string">
            <text:p>Wo große Reichtümer sind, sind Plünderer nicht weit. Die Schatzkammer wurde offenbar leergeräumt und dient jetzt einem Grabräuber als Domizil. Dieser ist über deinen Besuch wenig erfreut.</text:p>
          </table:table-cell>
        </table:table-row>
        <table:table-row table:style-name="ro2">
          <table:table-cell office:value-type="float" office:value="5029">
            <text:p>5029</text:p>
          </table:table-cell>
          <table:table-cell office:value-type="string">
            <text:p>Du bist in die Privaträume des Räuberhauptmannes eingedrungen. Alles Gesindel, das du bis hierher unschädlich gemacht hast - im Vergleich zu diesem Großkriminellen waren das kleine Fische.</text:p>
          </table:table-cell>
        </table:table-row>
        <table:table-row table:style-name="ro2">
          <table:table-cell office:value-type="float" office:value="5030">
            <text:p>5030</text:p>
          </table:table-cell>
          <table:table-cell office:value-type="string">
            <text:p>Dass in der Halsabschneidergrotte neben Halsabschneidern auch andere windige Geschäftsleute verkehren, war dir bekannt. Das Windelementar, das dich begrüßt, ist dir allerdings fast etwas zu windig.</text:p>
          </table:table-cell>
        </table:table-row>
        <table:table-row table:style-name="ro2">
          <table:table-cell office:value-type="float" office:value="5031">
            <text:p>5031</text:p>
          </table:table-cell>
          <table:table-cell office:value-type="string">
            <text:p>Plötzlich baut sich ein alter Seebär vor dir auf und fuchtelt mit seinem Schwert herum. Der Fremde stellt sich als Pirat Düsterbart vor. Du überlegst, wie der Mann wohl zu diesem Namen gekommen sein mag.</text:p>
          </table:table-cell>
        </table:table-row>
        <table:table-row table:style-name="ro2">
          <table:table-cell office:value-type="float" office:value="5032">
            <text:p>5032</text:p>
          </table:table-cell>
          <table:table-cell office:value-type="string">
            <text:p>Ein rabiater Räuber hat mitbekommen, dass du offenbar für vergangene Heldentaten reich belohnt worden bist und wittert fette Beute. Du freust dich, da nach dem Kampf sicherlich eine weitere Belohnung winkt.</text:p>
          </table:table-cell>
        </table:table-row>
        <table:table-row table:style-name="ro2">
          <table:table-cell office:value-type="float" office:value="5033">
            <text:p>5033</text:p>
          </table:table-cell>
          <table:table-cell office:value-type="string">
            <text:p>Neben dem Steg, an dem ein alter Pott festgemacht ist, treibt ein Baumstamm im Wasser. So sieht es jedenfalls aus. Doch plötzlich schnellt der Baumstamm empor und schnappt nach dir - ein Schattenalligator!</text:p>
          </table:table-cell>
        </table:table-row>
        <table:table-row table:style-name="ro2">
          <table:table-cell office:value-type="float" office:value="5034">
            <text:p>5034</text:p>
          </table:table-cell>
          <table:table-cell office:value-type="string">
            <text:p>Den Zugang zum Schiff versucht dir ein stämmiger Seeräuber zu verwehren - es handelt sich um den berühmten John Nightingale. Furchtlos stürzt du dich in einen Zweikampf mit ihm und seinem Papagei.</text:p>
          </table:table-cell>
        </table:table-row>
        <table:table-row table:style-name="ro2">
          <table:table-cell office:value-type="float" office:value="5035">
            <text:p>5035</text:p>
          </table:table-cell>
          <table:table-cell office:value-type="string">
            <text:p>An Deck huscht eine seltsame Kreatur herum. Zunächst entwischt sie deinen Blicken, doch plötzlich blickst du in die wahnsinnig starrenden Augen eines fiesen Monsterhasen. Gefährlich blitzt seine Messerklinge.</text:p>
          </table:table-cell>
        </table:table-row>
        <table:table-row table:style-name="ro2">
          <table:table-cell office:value-type="float" office:value="5036">
            <text:p>5036</text:p>
          </table:table-cell>
          <table:table-cell office:value-type="string">
            <text:p>Du machst dich auf den Weg unter Deck, da du im Laderaum ein Geräusch gehört hast. Plötzlich verfehlt dich eine Schwertklinge um Haaresbreite - ein Halsabschneider versucht, seinem Namen alle Ehre zu machen.</text:p>
          </table:table-cell>
        </table:table-row>
        <table:table-row table:style-name="ro2">
          <table:table-cell office:value-type="float" office:value="5037">
            <text:p>5037</text:p>
          </table:table-cell>
          <table:table-cell office:value-type="string">
            <text:p>Im Laderaum erblickst du den hinter einer Kiste kauernden furchtsamen Piraten Blutnase. Er fleht dich um Gnade an, doch du fällst nicht auf seine hinterlistigen Tricks herein - und greifst unvermittelt an.</text:p>
          </table:table-cell>
        </table:table-row>
        <table:table-row table:style-name="ro2">
          <table:table-cell office:value-type="float" office:value="5038">
            <text:p>5038</text:p>
          </table:table-cell>
          <table:table-cell office:value-type="string">
            <text:p>Plötzlich kracht es und die Planken des Schiffsrumpfes zerbersten. Salzwasser schießt empor und plötzlich erblickst du die Ursache - ein gigantischer Oktopus hat das Schiff zerrissen und hofft auf einen Snack.</text:p>
          </table:table-cell>
        </table:table-row>
        <table:table-row table:style-name="ro2">
          <table:table-cell office:value-type="float" office:value="5039">
            <text:p>5039</text:p>
          </table:table-cell>
          <table:table-cell office:value-type="string">
            <text:p>Kaum hast du dich auf das Deck des langsam sinkenden Schiffs gerettet, tritt dir der halb mutierte Seeräuberhauptmann gegenüber. Er gibt dir die Schuld an dem Schaden und fragt nach deiner Haftpflicht.</text:p>
          </table:table-cell>
        </table:table-row>
        <table:table-row table:style-name="ro2">
          <table:table-cell office:value-type="float" office:value="5040">
            <text:p>5040</text:p>
          </table:table-cell>
          <table:table-cell office:value-type="string">
            <text:p>Das Rasseln einer Klapperkobra weist dir den Weg zur ersten Etage unter dem Altar. Schlangen wie diese galten in der alten Kultur als heilig. In der heutigen gelten sie einfach nur als extrem gefährlich.</text:p>
          </table:table-cell>
        </table:table-row>
        <table:table-row table:style-name="ro2">
          <table:table-cell office:value-type="float" office:value="5041">
            <text:p>5041</text:p>
          </table:table-cell>
          <table:table-cell office:value-type="string">
            <text:p>Ein grünes Echsenwesen versperrt dir den Weg. Es handelt sich um einen saurus gladius, zu Deutsch: Schlitzerechse. Diese hatten in der alten Kultur die Aufgabe, heilige Stätten vor Leuten wie dir zu bewachen.</text:p>
          </table:table-cell>
        </table:table-row>
        <table:table-row table:style-name="ro2">
          <table:table-cell office:value-type="float" office:value="5042">
            <text:p>5042</text:p>
          </table:table-cell>
          <table:table-cell office:value-type="string">
            <text:p>Nicht zu überhören ist, dass in der nächsten Etage ein Brüllraptor nach deiner Aufmerksamkeit verlangt. Entnervt suchst du nach deinen Ohrstöpseln, bevor du dich in den Kampf gegen das Untier stürzt.</text:p>
          </table:table-cell>
        </table:table-row>
        <table:table-row table:style-name="ro2">
          <table:table-cell office:value-type="float" office:value="5043">
            <text:p>5043</text:p>
          </table:table-cell>
          <table:table-cell office:value-type="string">
            <text:p>In der Mitte des Raums befindet sich das große, heilige Taufbecken, das mit einem widerlich stinkenden Schlamm gefüllt ist. Plötzlich springt daraus ein frisch getaufter Sumpfkrieger hervor.</text:p>
          </table:table-cell>
        </table:table-row>
        <table:table-row table:style-name="ro2">
          <table:table-cell office:value-type="float" office:value="5044">
            <text:p>5044</text:p>
          </table:table-cell>
          <table:table-cell office:value-type="string">
            <text:p>Die nächste Etage wird von einem riesigen grünen Rex bewacht, der zunächst friedlich schläft. Du Tollpatsch stößt aber versehentlich eine herumstehende Getränkedose um, woraufhin das Monster erwacht.</text:p>
          </table:table-cell>
        </table:table-row>
        <table:table-row table:style-name="ro2">
          <table:table-cell office:value-type="float" office:value="5045">
            <text:p>5045</text:p>
          </table:table-cell>
          <table:table-cell office:value-type="string">
            <text:p>In der alten Kultur war es Brauch, Eindringlinge in heiligen Stätten zunächst auszurauben, später auszuweiden. Der Echsenbandit, dem du gerade begegnet bist, hängt sehr an diesen alten Traditionen.</text:p>
          </table:table-cell>
        </table:table-row>
        <table:table-row table:style-name="ro2">
          <table:table-cell office:value-type="float" office:value="5046">
            <text:p>5046</text:p>
          </table:table-cell>
          <table:table-cell office:value-type="string">
            <text:p>Der Dragor der Sümpfe sollte eigentlich angekettet sein und in einem Käfig hausen. Irgendwie hat das aber jemand vergessen, so dass du dich nun mit diesem Monster auseinandersetzen darfst.</text:p>
          </table:table-cell>
        </table:table-row>
        <table:table-row table:style-name="ro2">
          <table:table-cell office:value-type="float" office:value="5047">
            <text:p>5047</text:p>
          </table:table-cell>
          <table:table-cell office:value-type="string">
            <text:p>Die nächste Etage ist vollständig von schlammigem Wasser überflutet. Plötzlich stürzt eine kreischende Medusa der Sümpfe aus den dreckigen Fluten hervor. Reflexartig schaust du weg und ziehst deine Waffe.</text:p>
          </table:table-cell>
        </table:table-row>
        <table:table-row table:style-name="ro2">
          <table:table-cell office:value-type="float" office:value="5048">
            <text:p>5048</text:p>
          </table:table-cell>
          <table:table-cell office:value-type="string">
            <text:p>Vor einem großen, vergitterten Tor, hinter dem du das Allerheiligste vermutest, wartet der Drache des Gifts bereits sehnsüchtig darauf, dein Leben auf qualvolle Weise zu beenden.</text:p>
          </table:table-cell>
        </table:table-row>
        <table:table-row table:style-name="ro2">
          <table:table-cell office:value-type="float" office:value="5049">
            <text:p>5049</text:p>
          </table:table-cell>
          <table:table-cell office:value-type="string">
            <text:p>Der Echsenkönig ist wenig erpicht darauf, dass einer wie du den Smaragdschuppenaltar von einem Ort des Schreckens in eine harmlose Touristenattraktion verwandelt. Dementsprechend aggressiv greift er an.</text:p>
          </table:table-cell>
        </table:table-row>
        <table:table-row table:style-name="ro2">
          <table:table-cell office:value-type="float" office:value="5050">
            <text:p>5050</text:p>
          </table:table-cell>
          <table:table-cell office:value-type="string">
            <text:p>Die Seuche, von der der Baum befallen ist, macht bereits seinen Eingang zur Todesfalle. Bevor du eintreten kannst, solltest du ein wenig die Äste stutzen.</text:p>
          </table:table-cell>
        </table:table-row>
        <table:table-row table:style-name="ro2">
          <table:table-cell office:value-type="float" office:value="5051">
            <text:p>5051</text:p>
          </table:table-cell>
          <table:table-cell office:value-type="string">
            <text:p>Ein grässlicher Gremlin hat sich im grünlich leuchtenden Schlamm eingenistet. Begeistert über den unerwarteten Besuch springt er dich an. Du solltest ihn töten, allein wegen der Infektionsgefahr.</text:p>
          </table:table-cell>
        </table:table-row>
        <table:table-row table:style-name="ro2">
          <table:table-cell office:value-type="float" office:value="5052">
            <text:p>5052</text:p>
          </table:table-cell>
          <table:table-cell office:value-type="string">
            <text:p>In der kranken Baumwelt haben sich zahlreiche mutierte Varianten der Seuche neue Wirte gesucht. Ein Wolf, der sich in den Baum verirrte, ist nun von Tollwut getrieben und knurrt dich beißwütig an.</text:p>
          </table:table-cell>
        </table:table-row>
        <table:table-row table:style-name="ro2">
          <table:table-cell office:value-type="float" office:value="5053">
            <text:p>5053</text:p>
          </table:table-cell>
          <table:table-cell office:value-type="string">
            <text:p>Der grünliche Schlamm des Baums eignet sich hervorragend als Lebensraum für einen Schleimblob. Kein Wunder also, dass dich ein solcher plötzlich mit seinen Schleimattacken anschleimt. Igitt!</text:p>
          </table:table-cell>
        </table:table-row>
        <table:table-row table:style-name="ro2">
          <table:table-cell office:value-type="float" office:value="5054">
            <text:p>5054</text:p>
          </table:table-cell>
          <table:table-cell office:value-type="string">
            <text:p>Den grünlichen Gremlin, der dich hinterrücks anfällt, konntest du im Schimmer des leuchtenden Schlamms natürlich leicht übersehen. Ob du ihn ebenso leicht besiegen kannst?</text:p>
          </table:table-cell>
        </table:table-row>
        <table:table-row table:style-name="ro2">
          <table:table-cell office:value-type="float" office:value="5055">
            <text:p>5055</text:p>
          </table:table-cell>
          <table:table-cell office:value-type="string">
            <text:p>Aus der Entfernung erblickst du etwas Pelziges - ein Braunbär? Wie der wohl hierherkommt? Plötzlich scheint er dich zu wittern und kommt brüllend auf dich zu. Natürlich blieb er von der Seuche nicht verschont.</text:p>
          </table:table-cell>
        </table:table-row>
        <table:table-row table:style-name="ro2">
          <table:table-cell office:value-type="float" office:value="5056">
            <text:p>5056</text:p>
          </table:table-cell>
          <table:table-cell office:value-type="string">
            <text:p>In einer dunklen Ecke wartet ein gieriger Gremlin nur darauf, dich anspringen und mit Haut und Haaren verspeisen zu können. Zum Glück spiegelt sich das Licht in seiner Geifer, so dass du gewarnt bist.</text:p>
          </table:table-cell>
        </table:table-row>
        <table:table-row table:style-name="ro2">
          <table:table-cell office:value-type="float" office:value="5057">
            <text:p>5057</text:p>
          </table:table-cell>
          <table:table-cell office:value-type="string">
            <text:p>Eine Sumpfmampfe gedeiht in dieser unwirtlichen Umgebung prächtig. Leider wächst sie genau in dem Gang, der dich zum Herzen des kranken Baums führt. Es führt kein Weg an ihr vorbei.</text:p>
          </table:table-cell>
        </table:table-row>
        <table:table-row table:style-name="ro2">
          <table:table-cell office:value-type="float" office:value="5058">
            <text:p>5058</text:p>
          </table:table-cell>
          <table:table-cell office:value-type="string">
            <text:p>Wieder macht ein grausiger Gremlin Jagd auf tapfere Helden - dass ausgerechnet du in diesem Augenblick vorbeikommst, ist wohl Schicksal. Kannst du auch dieses garstige Biest bezwingen?</text:p>
          </table:table-cell>
        </table:table-row>
        <table:table-row table:style-name="ro2">
          <table:table-cell office:value-type="float" office:value="5059">
            <text:p>5059</text:p>
          </table:table-cell>
          <table:table-cell office:value-type="string">
            <text:p>Gerade als du glaubst, die Gremlinpopulation sei wirkungsvoll dezimiert, erblickst du eine noch tödlichere mutierte Version: Den grausigen Giftgremlin. Und er hat dich ebenfalls bereits erblickt...</text:p>
          </table:table-cell>
        </table:table-row>
        <table:table-row table:style-name="ro2">
          <table:table-cell office:value-type="float" office:value="5060">
            <text:p>5060</text:p>
          </table:table-cell>
          <table:table-cell office:value-type="string">
            <text:p>Auf dem warmen Felsgestein sitzt ein Feuerstachelskorpion, der über deinen Besuch gänzlich unerfreut ist. Er scheint fest entschlossen, sein siedend heißes, tödliches Nervengift an dir auszuprobieren.</text:p>
          </table:table-cell>
        </table:table-row>
        <table:table-row table:style-name="ro2">
          <table:table-cell office:value-type="float" office:value="5061">
            <text:p>5061</text:p>
          </table:table-cell>
          <table:table-cell office:value-type="string">
            <text:p>Als du am Zugang zur Unterwelt angekommen bist, stürzt aus den Rauchwolken der Lavatümpel plötzlich mit lautem Geheul ein Feuerbasilisk herab. Im Sturzflug reckt er seine messerscharfen Krallen nach dir.</text:p>
          </table:table-cell>
        </table:table-row>
        <table:table-row table:style-name="ro2">
          <table:table-cell office:value-type="float" office:value="5062">
            <text:p>5062</text:p>
          </table:table-cell>
          <table:table-cell office:value-type="string">
            <text:p>Du willst gerade die Unterwelt betreten, da steigt aus einem der Lavatümpel ein unförmiges Wesen. Ein Lavablob wirft dir glühenden Schleim hinterher. Du könntest fliehen - aber natürlich kämpfst du lieber.</text:p>
          </table:table-cell>
        </table:table-row>
        <table:table-row table:style-name="ro2">
          <table:table-cell office:value-type="float" office:value="5063">
            <text:p>5063</text:p>
          </table:table-cell>
          <table:table-cell office:value-type="string">
            <text:p>Endlich hast du die Höhle betreten, in der du den Magmastrom vermutest. Doch aus einem Geröllhaufen steigt bereits weiteres Unheil empor - ein Magmagigant formiert sich aus den glühenden Steinen.</text:p>
          </table:table-cell>
        </table:table-row>
        <table:table-row table:style-name="ro2">
          <table:table-cell office:value-type="float" office:value="5064">
            <text:p>5064</text:p>
          </table:table-cell>
          <table:table-cell office:value-type="string">
            <text:p>Der Boden der Kammer, die du betrittst, ist mit Asche bedeckt. In der Mitte wartet der Drache der Finsternis - die Asche stammt von Abenteurern vor dir, die erfolglos versuchten, ihn zu bezwingen.</text:p>
          </table:table-cell>
        </table:table-row>
        <table:table-row table:style-name="ro2">
          <table:table-cell office:value-type="float" office:value="5065">
            <text:p>5065</text:p>
          </table:table-cell>
          <table:table-cell office:value-type="string">
            <text:p>Aus einem Gang schlurft dir ein Höllenzyklop entgegen, der eigentlich die Aufgabe hat, in der Unterwelt anfallende Wartungs- und Reinigungsarbeiten durchzuführen. Töten kann er aber auch ganz gut.</text:p>
          </table:table-cell>
        </table:table-row>
        <table:table-row table:style-name="ro2">
          <table:table-cell office:value-type="float" office:value="5066">
            <text:p>5066</text:p>
          </table:table-cell>
          <table:table-cell office:value-type="string">
            <text:p>Eine Felsspalte zieht sich quer durch den Gang und als du sie gerade überqueren willst, weichst du gerade noch vor dem Feuerstoß zurück, der daraus hervorschießt - ein Feuerelementar!</text:p>
          </table:table-cell>
        </table:table-row>
        <table:table-row table:style-name="ro2">
          <table:table-cell office:value-type="float" office:value="5067">
            <text:p>5067</text:p>
          </table:table-cell>
          <table:table-cell office:value-type="string">
            <text:p>Den Geröllhaufen in der Ecke betrachtest du bereits aus der Ferne mit großem Misstrauen. Handelt es sich um einen Magmagiganten? Nein! Dafür steht aber ein anderer Magmagigant direkt hinter dir. Buh!</text:p>
          </table:table-cell>
        </table:table-row>
        <table:table-row table:style-name="ro2">
          <table:table-cell office:value-type="float" office:value="5068">
            <text:p>5068</text:p>
          </table:table-cell>
          <table:table-cell office:value-type="string">
            <text:p>Endlich betrittst du die Kammer, durch die der Magmastrom fließt. Die Quelle ist nah. Doch leider wird der Zugang von einem Riesendrachen versperrt, dessen schiere Größe seinen Namen vollauf rechtfertigt.</text:p>
          </table:table-cell>
        </table:table-row>
        <table:table-row table:style-name="ro2">
          <table:table-cell office:value-type="float" office:value="5069">
            <text:p>5069</text:p>
          </table:table-cell>
          <table:table-cell office:value-type="string">
            <text:p>Endlich hast du die Quelle des Magmastroms erreicht. Du willst deine Backofenhandschuhe überstreifen und den Hahn zudrehen, als sich hinter dir dumpf grollend der gigantische Vulkangeist erhebt.</text:p>
          </table:table-cell>
        </table:table-row>
        <table:table-row table:style-name="ro2">
          <table:table-cell office:value-type="float" office:value="5070">
            <text:p>5070</text:p>
          </table:table-cell>
          <table:table-cell office:value-type="string">
            <text:p>Mühsam kämpfst du dich durch die klirrende Kälte auf dem eisigen Pfad zum Tempel, als sich in der Ferne der Umriss einer riesigen Pelzkreatur abzeichnet - ein Yeti versperrt dir den beschwerlichen Weg.</text:p>
          </table:table-cell>
        </table:table-row>
        <table:table-row table:style-name="ro2">
          <table:table-cell office:value-type="float" office:value="5071">
            <text:p>5071</text:p>
          </table:table-cell>
          <table:table-cell office:value-type="string">
            <text:p>Im Schatten der Tempelmauern hättest du beinahe die vermummte Gestalt übersehen, die dir nachstellt. Wer ist dieses schwarze Phantom und was will es von dir? Du solltest es zum Zweikampf herausfordern!</text:p>
          </table:table-cell>
        </table:table-row>
        <table:table-row table:style-name="ro2">
          <table:table-cell office:value-type="float" office:value="5072">
            <text:p>5072</text:p>
          </table:table-cell>
          <table:table-cell office:value-type="string">
            <text:p>Du suchst noch immer, vor Kälte bibbernd, nach einem Zugang zum Tempel, da stürzt ein riesiger Dragor auf dich herab. Du ziehst mit steif gefrorenen Fingern deine Waffe und nimmst den Kampf auf.</text:p>
          </table:table-cell>
        </table:table-row>
        <table:table-row table:style-name="ro2">
          <table:table-cell office:value-type="float" office:value="5073">
            <text:p>5073</text:p>
          </table:table-cell>
          <table:table-cell office:value-type="string">
            <text:p>Hinter dem Tor wartet eine düstere Gestalt in Mönchskutte. Als du hindurchgehst, stürzt sie sich auf dich. Mit vollem Einsatz versuchst du, den unheiligen Mönch zu bezwingen.</text:p>
          </table:table-cell>
        </table:table-row>
        <table:table-row table:style-name="ro2">
          <table:table-cell office:value-type="float" office:value="5074">
            <text:p>5074</text:p>
          </table:table-cell>
          <table:table-cell office:value-type="string">
            <text:p>Im Tempel ist es zunächst still. Zu still. Als du nach oben blickst, erkennst du das bevorstehende Unheil sofort: Ein Alien der Hölle hängt an einem Balken und stürzt plötzlich auf dich herab.</text:p>
          </table:table-cell>
        </table:table-row>
        <table:table-row table:style-name="ro2">
          <table:table-cell office:value-type="float" office:value="5075">
            <text:p>5075</text:p>
          </table:table-cell>
          <table:table-cell office:value-type="string">
            <text:p>Plötzlich öffnet sich eine Tür, aus der gleißend helles Licht erstrahlt. Geblendet kneifst du die Augen zusammen und erkennst eine schemenhafte Gestalt mit einem riesigen Kopf - ein Extraterrestrischer!</text:p>
          </table:table-cell>
        </table:table-row>
        <table:table-row table:style-name="ro2">
          <table:table-cell office:value-type="float" office:value="5076">
            <text:p>5076</text:p>
          </table:table-cell>
          <table:table-cell office:value-type="string">
            <text:p>In der kalten Umgebung ist der Drache des Wahnsinns vortrefflich gediehen. Und mit einem Mal steht er vor dir und blinzelt dir angriffslustig, mit frostigem Blick, entgegen.</text:p>
          </table:table-cell>
        </table:table-row>
        <table:table-row table:style-name="ro2">
          <table:table-cell office:value-type="float" office:value="5077">
            <text:p>5077</text:p>
          </table:table-cell>
          <table:table-cell office:value-type="string">
            <text:p>Im Zwielicht bewegt sich etwas. Ein Monster, ein Ungetüm aus einer fremden Welt. Ein Alien des Zwielichts. Es hat dich schon längst erspäht und gleich wird es hervorschnellen...</text:p>
          </table:table-cell>
        </table:table-row>
        <table:table-row table:style-name="ro2">
          <table:table-cell office:value-type="float" office:value="5078">
            <text:p>5078</text:p>
          </table:table-cell>
          <table:table-cell office:value-type="string">
            <text:p>Plötzlich vernimmst du ein zirpendes Geräusch - die geheime Sprache der Fernweltler! Irgendwo muss eines dieser Viecher sein und vermutlich hat es dich im Visier seiner überlegenen Waffentechnologie.</text:p>
          </table:table-cell>
        </table:table-row>
        <table:table-row table:style-name="ro2">
          <table:table-cell office:value-type="float" office:value="5079">
            <text:p>5079</text:p>
          </table:table-cell>
          <table:table-cell office:value-type="string">
            <text:p>Das Grauen, das dich beim Anblick der höllischen Mordmaschine packt, ist unbeschreiblich. Noch nie hat es etwas gegeben, das auf so viele grausame, phantasievolle Weisen töten konnte.</text:p>
          </table:table-cell>
        </table:table-row>
        <table:table-row table:style-name="ro2">
          <table:table-cell office:value-type="float" office:value="5080">
            <text:p>5080</text:p>
          </table:table-cell>
          <table:table-cell office:value-type="string">
            <text:p>Nanu, ein Höhlenzyklop? Hier draußen? Irgendetwas scheint nicht zu stimmen. Du solltest ihn rasch bezwingen und diesen Ort weiter erforschen.</text:p>
          </table:table-cell>
        </table:table-row>
        <table:table-row table:style-name="ro2">
          <table:table-cell office:value-type="float" office:value="5081">
            <text:p>5081</text:p>
          </table:table-cell>
          <table:table-cell office:value-type="string">
            <text:p>Völlig unvermittelt entsteht aus dem Nichts ein Sandsturm. Eben noch regte sich kein Lüftchen und dann, plötzlich - zack, war er da. Verwirrt versuchst du, das Ungemach zu bekämpfen.</text:p>
          </table:table-cell>
        </table:table-row>
        <table:table-row table:style-name="ro2">
          <table:table-cell office:value-type="float" office:value="5082">
            <text:p>5082</text:p>
          </table:table-cell>
          <table:table-cell office:value-type="string">
            <text:p>Endlich erreichst du die Pyramide. An ihrem Fuß steht - verdutzt dreinblickend - ein Alien der Hölle und kratzt sich am Kopf. Erst als es dich erblickt, findet es sich mit der Situation ab und greift an.</text:p>
          </table:table-cell>
        </table:table-row>
        <table:table-row table:style-name="ro2">
          <table:table-cell office:value-type="float" office:value="5083">
            <text:p>5083</text:p>
          </table:table-cell>
          <table:table-cell office:value-type="string">
            <text:p>Beim Aufstieg kommt dir auf der Treppe ein Bigfoot entgegen, der immer wieder einen Knochen aufhebt und fallen lässt, so als wundere er sich über die Schwerkraft. Du hingegen wunderst dich über gar nichts.</text:p>
          </table:table-cell>
        </table:table-row>
        <table:table-row table:style-name="ro2">
          <table:table-cell office:value-type="float" office:value="5084">
            <text:p>5084</text:p>
          </table:table-cell>
          <table:table-cell office:value-type="string">
            <text:p>Als du das herumspukende Gespenst erblickst, bleibst du zunächst gleichgültig, da du es für eine Halluzination hältst. Du versuchst es mit Meditation, doch dann kommt das Gespenst und versucht es mit Gewalt.</text:p>
          </table:table-cell>
        </table:table-row>
        <table:table-row table:style-name="ro2">
          <table:table-cell office:value-type="float" office:value="5085">
            <text:p>5085</text:p>
          </table:table-cell>
          <table:table-cell office:value-type="string">
            <text:p>Du hörst ein dreckiges Lachen hinter dir und erblickst den berüchtigten Gangster Don Capisce. Er will dir ein Angebot unterbreiten, das du nicht ablehnen kannst. Du ziehst deine Waffe und verhandelst.</text:p>
          </table:table-cell>
        </table:table-row>
        <table:table-row table:style-name="ro2">
          <table:table-cell office:value-type="float" office:value="5086">
            <text:p>5086</text:p>
          </table:table-cell>
          <table:table-cell office:value-type="string">
            <text:p>Ein schrecklicher Dämon stürzt aus Richtung der Pyramidenspitze auf dich herab. Während er mit seiner Axt nach dir schlägt, hörst du, dass er dabei Selbstgespräche führt.</text:p>
          </table:table-cell>
        </table:table-row>
        <table:table-row table:style-name="ro2">
          <table:table-cell office:value-type="float" office:value="5087">
            <text:p>5087</text:p>
          </table:table-cell>
          <table:table-cell office:value-type="string">
            <text:p>Du versuchst, einen klaren Kopf zu bewahren, doch alles, woran du denken kannst, sind rosa Hasen. Ein besonders bösartiges rosa Monsterhäschen scheint sogar vor körperlicher Gewalt nicht Halt zu machen.</text:p>
          </table:table-cell>
        </table:table-row>
        <table:table-row table:style-name="ro2">
          <table:table-cell office:value-type="float" office:value="5088">
            <text:p>5088</text:p>
          </table:table-cell>
          <table:table-cell office:value-type="string">
            <text:p>Als du die Spitze der Pyramide fast erreicht hast, erscheint eine Banshee und kündet unter grässlichem Schmerzensgeheul vom bevorstehenden Tod deines Verstandes. Um das zu verhindern, ist Gewalt die Lösung.</text:p>
          </table:table-cell>
        </table:table-row>
        <table:table-row table:style-name="ro2">
          <table:table-cell office:value-type="float" office:value="5089">
            <text:p>5089</text:p>
          </table:table-cell>
          <table:table-cell office:value-type="string">
            <text:p>An der Spitze der Pyramide steht - ein Spiegel. Doch plötzlich tritt dein Spiegelbild heraus und - greift dich an. Bist du jetzt völlig durchgedreht? Oder kannst du dich selbst noch besiegen?</text:p>
          </table:table-cell>
        </table:table-row>
        <table:table-row table:style-name="ro2">
          <table:table-cell office:value-type="float" office:value="5090">
            <text:p>5090</text:p>
          </table:table-cell>
          <table:table-cell office:value-type="string">
            <text:p>Ein finsterer Reiter kommt dir entgegen und fordert dich zum Umkehren auf. Als du dieser Forderung nicht sofort nachkommst, zieht er sein Schwert, um dich Gehorsam zu lehren. Und dich dann zu töten.</text:p>
          </table:table-cell>
        </table:table-row>
        <table:table-row table:style-name="ro2">
          <table:table-cell office:value-type="float" office:value="5091">
            <text:p>5091</text:p>
          </table:table-cell>
          <table:table-cell office:value-type="string">
            <text:p>Ein Skelettkämpfer bewacht den Eingang zur Schwarzschädelfestung. Als du ihm einen Korb mit frischem Obst überreichst, stellst du schmerzlich fest, dass er nicht bestechlich ist.</text:p>
          </table:table-cell>
        </table:table-row>
        <table:table-row table:style-name="ro2">
          <table:table-cell office:value-type="float" office:value="5092">
            <text:p>5092</text:p>
          </table:table-cell>
          <table:table-cell office:value-type="string">
            <text:p>Nachdem du die Kette der Zugbrücke durchtrennt hast, öffnet sie sich krachend. Du schleichst dich in die Festung. Kaum hast du den Hof betreten, wirst du von einem grimmigen Schwarzschädelkrieger angegriffen.</text:p>
          </table:table-cell>
        </table:table-row>
        <table:table-row table:style-name="ro2">
          <table:table-cell office:value-type="float" office:value="5093">
            <text:p>5093</text:p>
          </table:table-cell>
          <table:table-cell office:value-type="string">
            <text:p>Aus einer dunklen Ecke heraus versucht ein übellauniger Nachttroll, dir einen stumpfen Gegenstand über den Schädel zu ziehen. Zum Glück verfehlt er dich knapp - zunächst. Doch er holt bereits wieder aus!</text:p>
          </table:table-cell>
        </table:table-row>
        <table:table-row table:style-name="ro2">
          <table:table-cell office:value-type="float" office:value="5094">
            <text:p>5094</text:p>
          </table:table-cell>
          <table:table-cell office:value-type="string">
            <text:p>Plötzlich wird vor dir ein Gitter hochgezogen. Eine düstere Bestie war dahinter gefangen - doch nun ist sie frei. Du siehst einen Schatten, der sich anschleicht und bald als hungriger Panther herausstellt.</text:p>
          </table:table-cell>
        </table:table-row>
        <table:table-row table:style-name="ro2">
          <table:table-cell office:value-type="float" office:value="5095">
            <text:p>5095</text:p>
          </table:table-cell>
          <table:table-cell office:value-type="string">
            <text:p>Du hast die letzte Bestie mit Müh und Not niedergekämpft, doch irgendjemand scheint dich zu beobachten. Oder irgendetwas. Da bemerkst du den grässlichen Menschenfresser, dessen Haustier du gerade getötet hast.</text:p>
          </table:table-cell>
        </table:table-row>
        <table:table-row table:style-name="ro2">
          <table:table-cell office:value-type="float" office:value="5096">
            <text:p>5096</text:p>
          </table:table-cell>
          <table:table-cell office:value-type="string">
            <text:p>Du betrittst einen großen Saal und dieses Mal sitzt du in einer Falle. Hinter dir fällt eine vergitterte Tür ins Schloss und du teilst dein Gefängnis mit einem Dragor, der ziemlich sumpfig dreinschaut.</text:p>
          </table:table-cell>
        </table:table-row>
        <table:table-row table:style-name="ro2">
          <table:table-cell office:value-type="float" office:value="5097">
            <text:p>5097</text:p>
          </table:table-cell>
          <table:table-cell office:value-type="string">
            <text:p>Als du dich auf den Weg in den Hauptturm begibst, stellt sich dir ein Schwarzschädelkrieger in den Weg, der dein Durchkommen unter allen Umständen verhindern will. Dort scheint es etwas Bedeutsames zu geben.</text:p>
          </table:table-cell>
        </table:table-row>
        <table:table-row table:style-name="ro2">
          <table:table-cell office:value-type="float" office:value="5098">
            <text:p>5098</text:p>
          </table:table-cell>
          <table:table-cell office:value-type="string">
            <text:p>Der Hauptturm wird von einem riesigen Drachen der Finsternis bewohnt. Da dieser das Turmzimmer aufgrund seiner Größe nie verlassen konnte, ist seine Laune längst auf dem absoluten Nullpunkt.</text:p>
          </table:table-cell>
        </table:table-row>
        <table:table-row table:style-name="ro2">
          <table:table-cell office:value-type="float" office:value="5099">
            <text:p>5099</text:p>
          </table:table-cell>
          <table:table-cell office:value-type="string">
            <text:p>Als du aus dem Turmfenster blickst, siehst du eine dunkle, mächtige Gestalt, die auf dem Burghof auf dich wartet. Es ist der Schwarzschädelritter höchstpersönlich, der dich zum letzten, epischen Duell fordert.</text:p>
          </table:table-cell>
        </table:table-row>
        <table:table-row table:style-name="ro2">
          <table:table-cell office:value-type="float" office:value="5100">
            <text:p>5100</text:p>
          </table:table-cell>
          <table:table-cell office:value-type="string">
            <text:p>Von den Strapazen der durchlittenen Abenteuer schwer gezeichnet, erinnerst du dich deiner sorglosen Kindheit. Auf einmal hellt sich deine Mine sichtbar auf, denn aus der Ferne erklingt heitere Musik. Der Zirkus ist in der Stadt!</text:p>
          </table:table-cell>
        </table:table-row>
        <table:table-row table:style-name="ro2">
          <table:table-cell office:value-type="float" office:value="5101">
            <text:p>5101</text:p>
          </table:table-cell>
          <table:table-cell office:value-type="string">
            <text:p>Der Clown war beileibe keine Lachnummer. Doch irgendwie ist dir bei der nächsten Attraktion noch unwohler zu Mute. Ein mit scharfen Messern bewaffneter Hagestolz droht, seine zweifelhaften Künste vorzuführen - volle Deckung!</text:p>
          </table:table-cell>
        </table:table-row>
        <table:table-row table:style-name="ro2">
          <table:table-cell office:value-type="float" office:value="5102">
            <text:p>5102</text:p>
          </table:table-cell>
          <table:table-cell office:value-type="string">
            <text:p>Den Klingen des Messerwerfers knapp entkommen, wärest du auf den nächsten Star in der Manege beinahe draufgetreten. Der ist aber niedlich! Doch irgendwie gefällt dir dieser angriffslustige Blick überhaupt nicht...</text:p>
          </table:table-cell>
        </table:table-row>
        <table:table-row table:style-name="ro2">
          <table:table-cell office:value-type="float" office:value="5103">
            <text:p>5103</text:p>
          </table:table-cell>
          <table:table-cell office:value-type="string">
            <text:p>Du hast auf deinen Reisen viel Seltsames und noch mehr Grauenvolles gesehen. Du bist den Anblick widerwärtigster, zähnefletschender Monster gewohnt. Du siehst der Gefahr kaltschnäuzig ins Gesicht. Doch dieser Anblick verschlägt dir die Sprache.</text:p>
          </table:table-cell>
        </table:table-row>
        <table:table-row table:style-name="ro2">
          <table:table-cell office:value-type="float" office:value="5104">
            <text:p>5104</text:p>
          </table:table-cell>
          <table:table-cell office:value-type="string">
            <text:p>Oh, ein Jongleur führt durch das Programm! Schau nur, was der alles kann! Die Frage ist: Kannst du das auch? Hier! Probier doch mal!</text:p>
          </table:table-cell>
        </table:table-row>
        <table:table-row table:style-name="ro2">
          <table:table-cell office:value-type="float" office:value="5105">
            <text:p>5105</text:p>
          </table:table-cell>
          <table:table-cell office:value-type="string">
            <text:p>Die beiden Kerls, die dir nun gegenüber stehen, leben seit ihrer äußerst komplizierten Geburt stets eng zusammen. Besonders leiden können sich die Brüder nicht, aber sie haben gelernt, ihre Aggressionen an anderen auszulassen.</text:p>
          </table:table-cell>
        </table:table-row>
        <table:table-row table:style-name="ro2">
          <table:table-cell office:value-type="float" office:value="5106">
            <text:p>5106</text:p>
          </table:table-cell>
          <table:table-cell office:value-type="string">
            <text:p>Jetzt kommt der Clown, den nicht nur Kinder fürchten, sondern auch Erwachsene! Ebenso Tiere, Pflanzen, Tod und Teufel. Applaus für Spaßmacher Bronko, den Mann mit den Hammerharten Gags und den brutalsten Pointen, tief unter der Gürtellinie.</text:p>
          </table:table-cell>
        </table:table-row>
        <table:table-row table:style-name="ro2">
          <table:table-cell office:value-type="float" office:value="5107">
            <text:p>5107</text:p>
          </table:table-cell>
          <table:table-cell office:value-type="string">
            <text:p>Manchmal muss man sich ein bisschen verbiegen, um im Leben voran zu kommen. Das hat dein nächster Gegner perfektioniert. Er vermag es durch seine bizarren Körperverdrehungen, dich von vier Seiten gleichzeitig anzugreifen.</text:p>
          </table:table-cell>
        </table:table-row>
        <table:table-row table:style-name="ro2">
          <table:table-cell office:value-type="float" office:value="5108">
            <text:p>5108</text:p>
          </table:table-cell>
          <table:table-cell office:value-type="string">
            <text:p>Die Kristallkugel lügt nie, da ist die bucklige alte Dame sich sicher. Und für dich hält die Zukunft nur Tod und Verderben bereit. Du kannst deinem Schicksal nicht entkommen. Alles was du tun kannst, ist es aufs Bitterste zu bekämpfen.</text:p>
          </table:table-cell>
        </table:table-row>
        <table:table-row table:style-name="ro2">
          <table:table-cell office:value-type="float" office:value="5109">
            <text:p>5109</text:p>
          </table:table-cell>
          <table:table-cell office:value-type="string">
            <text:p>Sieht der aber lustig aus! Zugegeben, sein Lachen hat etwas Diabolisches und die Luftballons, die er trägt, wurden bereits vielfach in Zusammenhang mit ungeklärten Mordfällen gesichtet. Doch es gibt kaum eine ulkigere Art, qualvoll zu sterben.</text:p>
          </table:table-cell>
        </table:table-row>
        <table:table-row table:style-name="ro2">
          <table:table-cell office:value-type="float" office:value="5110">
            <text:p>5110</text:p>
          </table:table-cell>
          <table:table-cell office:value-type="string">
            <text:p>Du glaubst also, du hast Tod und Teufel schon besiegt? Pustekuchen. Doch der Beelzeboss wird deine Herausforderung gern annehmen. Dumpf grollend öffnet sich das Tor zur Unterwelt und eine ruhelose Seele steigt empor, dich willkommen zu heißen.</text:p>
          </table:table-cell>
        </table:table-row>
        <table:table-row table:style-name="ro2">
          <table:table-cell office:value-type="float" office:value="5111">
            <text:p>5111</text:p>
          </table:table-cell>
          <table:table-cell office:value-type="string">
            <text:p>Du erinnerst dich vermutlich nicht mehr an jeden einzelnen Feind, den du auf deinen Reisen ins Jenseits befördert hast. Doch sie erinnern sich alle an dich. Und manche von ihnen sind immer noch stinkwütend.</text:p>
          </table:table-cell>
        </table:table-row>
        <table:table-row table:style-name="ro2">
          <table:table-cell office:value-type="float" office:value="5112">
            <text:p>5112</text:p>
          </table:table-cell>
          <table:table-cell office:value-type="string">
            <text:p>Auf Erden ist er zum Schluss allen zur Last gefallen durch sein ständiges Nörgeln und Schimpfen. Daran hat sich nichts geändert. An der Durchschlagkraft seiner Fliegenklatsche allerdings schon.</text:p>
          </table:table-cell>
        </table:table-row>
        <table:table-row table:style-name="ro2">
          <table:table-cell office:value-type="float" office:value="5113">
            <text:p>5113</text:p>
          </table:table-cell>
          <table:table-cell office:value-type="string">
            <text:p>Was passiert eigentlich wenn ein nervtötender kleiner Junge von einem Werwolf gefressen wird? Du wirst es gleich erfahren.</text:p>
          </table:table-cell>
        </table:table-row>
        <table:table-row table:style-name="ro2">
          <table:table-cell office:value-type="float" office:value="5114">
            <text:p>5114</text:p>
          </table:table-cell>
          <table:table-cell office:value-type="string">
            <text:p>Jetzt haben auch die übrigen verlorenen Seelen Wind von deiner Ankunft bekommen. Sie können es kaum erwarten, dir einen gebührenden Empfang zu bereiten.</text:p>
          </table:table-cell>
        </table:table-row>
        <table:table-row table:style-name="ro2">
          <table:table-cell office:value-type="float" office:value="5115">
            <text:p>5115</text:p>
          </table:table-cell>
          <table:table-cell office:value-type="string">
            <text:p>Damit die Hölle für ihre Insassen auch wirklich höllisch ist, gibt es spezialisierte Arbeitskräfte. Oftmals werden Chefs von Game-Entwicklerstudios durch spezialisierte Headhunter abgeworben. Dieser hier war besonders erfolgreich.</text:p>
          </table:table-cell>
        </table:table-row>
        <table:table-row table:style-name="ro2">
          <table:table-cell office:value-type="float" office:value="5116">
            <text:p>5116</text:p>
          </table:table-cell>
          <table:table-cell office:value-type="string">
            <text:p>Oooh, wie süß! Beißt der? - Aber ja doch!</text:p>
          </table:table-cell>
        </table:table-row>
        <table:table-row table:style-name="ro2">
          <table:table-cell office:value-type="float" office:value="5117">
            <text:p>5117</text:p>
          </table:table-cell>
          <table:table-cell office:value-type="string">
            <text:p>Ein widerlicher miefiger Haufen türmt sich vor dir auf. Er wächst zu beängstigender Größe heran, genährt von einer verdummten Seelenmasse und einem endlosen Strom verbalen Dünnpfiffs. Kannst du den unheilvollen Bartträger aufhalten?</text:p>
          </table:table-cell>
        </table:table-row>
        <table:table-row table:style-name="ro2">
          <table:table-cell office:value-type="float" office:value="5118">
            <text:p>5118</text:p>
          </table:table-cell>
          <table:table-cell office:value-type="string">
            <text:p>Er hat noch jedem Schuldigen zu seinem Unrecht verholfen. Wenn die Kasse stimmt, findet er immer einen Weg. Skrupel, ein Gewissen, eine Seele gar? Unprofessionell! Du willst dein Recht? Du musst bezahlen!</text:p>
          </table:table-cell>
        </table:table-row>
        <table:table-row table:style-name="ro2">
          <table:table-cell office:value-type="float" office:value="5119">
            <text:p>5119</text:p>
          </table:table-cell>
          <table:table-cell office:value-type="string">
            <text:p>Da ist er nun, der Beelzeboss. Tod und Teufel in Personalunion. Der dunkle Lord der Unterwelt. Also... ich habe ihn mir größer vorgestellt.</text:p>
          </table:table-cell>
        </table:table-row>
        <table:table-row table:style-name="ro2">
          <table:table-cell office:value-type="float" office:value="5120">
            <text:p>5120</text:p>
          </table:table-cell>
          <table:table-cell office:value-type="string">
            <text:p>Um dich über den zu niedrigen Schwierigkeitsgrad der Dungeons zu beschweren, hast du die gefährliche Reise in den 13. Stock unternommen. Die Fahrstuhltür geht langsam auf und aus der Dunkelheit springt dir ein kleines, gemeines Biest entgegen.</text:p>
          </table:table-cell>
        </table:table-row>
        <table:table-row table:style-name="ro2">
          <table:table-cell office:value-type="float" office:value="5121">
            <text:p>5121</text:p>
          </table:table-cell>
          <table:table-cell office:value-type="string">
            <text:p>Von den Krallen des Hellgore übel zugerichtet, hellt sich deine Miene sichtlich auf als eine gute Fee erscheint. Sie wird dir sicher helfen! Doch Augenblick - das ist ja gar nicht die Art von Fee, die Wünsche erfüllt...</text:p>
          </table:table-cell>
        </table:table-row>
        <table:table-row table:style-name="ro2">
          <table:table-cell office:value-type="float" office:value="5122">
            <text:p>5122</text:p>
          </table:table-cell>
          <table:table-cell office:value-type="string">
            <text:p>Aus einem der verwüsteten Büroräume hast du ein Geräusch gehört. Vorsichtig schaust du nach... es ist bestimmt nichts weiter... doch plötzlich springt dir Düse der Panty-Raider entgegen. Er will dir ans Leder - mindestens!</text:p>
          </table:table-cell>
        </table:table-row>
        <table:table-row table:style-name="ro2">
          <table:table-cell office:value-type="float" office:value="5123">
            <text:p>5123</text:p>
          </table:table-cell>
          <table:table-cell office:value-type="string">
            <text:p>Schon beim letzten Kampf hast du gespürt, dass du die ganze Zeit beobachtet wurdest. Plötzlich erscheint der gefürchtete Klöppel van Hellsing, der aus irgendeinem Grund mit einem Pinsel bewaffnet ist. Mit roter Farbe. Oder etwas, das so aussieht.</text:p>
          </table:table-cell>
        </table:table-row>
        <table:table-row table:style-name="ro2">
          <table:table-cell office:value-type="float" office:value="5124">
            <text:p>5124</text:p>
          </table:table-cell>
          <table:table-cell office:value-type="string">
            <text:p>Du beschließt, dich mit deiner Beschwerde an den Community-Support zu wenden und landest beim KOmaKOmmandeur, der sich deiner Sache gern persönlich annimmt.</text:p>
          </table:table-cell>
        </table:table-row>
        <table:table-row table:style-name="ro2">
          <table:table-cell office:value-type="float" office:value="5125">
            <text:p>5125</text:p>
          </table:table-cell>
          <table:table-cell office:value-type="string">
            <text:p>In einem großzügigen Büroraum sitzt hinter einem mächtigen Schreibtisch eine zwielichtige Gestalt, die Geld zählt, das man in schwierigere Dungeons hätte investieren können. Sollen. Müssen!</text:p>
          </table:table-cell>
        </table:table-row>
        <table:table-row table:style-name="ro2">
          <table:table-cell office:value-type="float" office:value="5126">
            <text:p>5126</text:p>
          </table:table-cell>
          <table:table-cell office:value-type="string">
            <text:p>Plötzlich wirst du vom Geräusch zerspringenden Glases aufgeschreckt. Jemand hat einen Fernseher durch die Glastür des Büros mit der Aufschrift "Vorsicht, bissiges Marketeer" geworfen...</text:p>
          </table:table-cell>
        </table:table-row>
        <table:table-row table:style-name="ro2">
          <table:table-cell office:value-type="float" office:value="5127">
            <text:p>5127</text:p>
          </table:table-cell>
          <table:table-cell office:value-type="string">
            <text:p>Endlich nimmt man sich Zeit für dich! Der CEO persönlich ist gewillt, dir eine Audienz zu gewähren. Du müsstest nur dieses eine, kleine Dokument unterschreiben. Mit Blut.</text:p>
          </table:table-cell>
        </table:table-row>
        <table:table-row table:style-name="ro2">
          <table:table-cell office:value-type="float" office:value="5128">
            <text:p>5128</text:p>
          </table:table-cell>
          <table:table-cell office:value-type="string">
            <text:p>Du hast dich geweigert, einen harmlosen Standard-Seelenverkaufsvertrag zu unterzeichnen. Das nimmt dir vor allem einer übel: Motu mit dem Knüppel liebt Spielerseelen.</text:p>
          </table:table-cell>
        </table:table-row>
        <table:table-row table:style-name="ro2">
          <table:table-cell office:value-type="float" office:value="5129">
            <text:p>5129</text:p>
          </table:table-cell>
          <table:table-cell office:value-type="string">
            <text:p>Endlich tritt dir ein charismatischer Gesprächspartner gegenüber, der zu Kompromissen bereit ist. Ja, wir werden den Schwierigkeitsgrad anpassen. Besiegeln wir es per Hammer... äh... Handschlag.</text:p>
          </table:table-cell>
        </table:table-row>
        <table:table-row table:style-name="ro2">
          <table:table-cell office:value-type="float" office:value="5500">
            <text:p>5500</text:p>
          </table:table-cell>
          <table:table-cell office:value-type="string">
            <text:p>Eine dreckige Flatterei</text:p>
          </table:table-cell>
        </table:table-row>
        <table:table-row table:style-name="ro2">
          <table:table-cell office:value-type="float" office:value="5501">
            <text:p>5501</text:p>
          </table:table-cell>
          <table:table-cell office:value-type="string">
            <text:p>Eine ungeheure Flatterei</text:p>
          </table:table-cell>
        </table:table-row>
        <table:table-row table:style-name="ro2">
          <table:table-cell office:value-type="float" office:value="5502">
            <text:p>5502</text:p>
          </table:table-cell>
          <table:table-cell office:value-type="string">
            <text:p>Eine staubige Flatterei</text:p>
          </table:table-cell>
        </table:table-row>
        <table:table-row table:style-name="ro2">
          <table:table-cell office:value-type="float" office:value="5503">
            <text:p>5503</text:p>
          </table:table-cell>
          <table:table-cell office:value-type="string">
            <text:p>Fleischige Probleme</text:p>
          </table:table-cell>
        </table:table-row>
        <table:table-row table:style-name="ro2">
          <table:table-cell office:value-type="float" office:value="5504">
            <text:p>5504</text:p>
          </table:table-cell>
          <table:table-cell office:value-type="string">
            <text:p>Untote Probleme</text:p>
          </table:table-cell>
        </table:table-row>
        <table:table-row table:style-name="ro2">
          <table:table-cell office:value-type="float" office:value="5505">
            <text:p>5505</text:p>
          </table:table-cell>
          <table:table-cell office:value-type="string">
            <text:p>Wieso wandert er noch?</text:p>
          </table:table-cell>
        </table:table-row>
        <table:table-row table:style-name="ro2">
          <table:table-cell office:value-type="float" office:value="5506">
            <text:p>5506</text:p>
          </table:table-cell>
          <table:table-cell office:value-type="string">
            <text:p>Der Prellbog</text:p>
          </table:table-cell>
        </table:table-row>
        <table:table-row table:style-name="ro2">
          <table:table-cell office:value-type="float" office:value="5507">
            <text:p>5507</text:p>
          </table:table-cell>
          <table:table-cell office:value-type="string">
            <text:p>Hui - ist das kalt hier!</text:p>
          </table:table-cell>
        </table:table-row>
        <table:table-row table:style-name="ro2">
          <table:table-cell office:value-type="float" office:value="5508">
            <text:p>5508</text:p>
          </table:table-cell>
          <table:table-cell office:value-type="string">
            <text:p>Klappernde Gefahr</text:p>
          </table:table-cell>
        </table:table-row>
        <table:table-row table:style-name="ro2">
          <table:table-cell office:value-type="float" office:value="5509">
            <text:p>5509</text:p>
          </table:table-cell>
          <table:table-cell office:value-type="string">
            <text:p>Im Schatten der Kobra</text:p>
          </table:table-cell>
        </table:table-row>
        <table:table-row table:style-name="ro2">
          <table:table-cell office:value-type="float" office:value="5510">
            <text:p>5510</text:p>
          </table:table-cell>
          <table:table-cell office:value-type="string">
            <text:p>Die Dotternatter</text:p>
          </table:table-cell>
        </table:table-row>
        <table:table-row table:style-name="ro2">
          <table:table-cell office:value-type="float" office:value="5511">
            <text:p>5511</text:p>
          </table:table-cell>
          <table:table-cell office:value-type="string">
            <text:p>Die Speichelkobra</text:p>
          </table:table-cell>
        </table:table-row>
        <table:table-row table:style-name="ro2">
          <table:table-cell office:value-type="float" office:value="5512">
            <text:p>5512</text:p>
          </table:table-cell>
          <table:table-cell office:value-type="string">
            <text:p>Der Eisbär</text:p>
          </table:table-cell>
        </table:table-row>
        <table:table-row table:style-name="ro2">
          <table:table-cell office:value-type="float" office:value="5513">
            <text:p>5513</text:p>
          </table:table-cell>
          <table:table-cell office:value-type="string">
            <text:p>Der Problembär</text:p>
          </table:table-cell>
        </table:table-row>
        <table:table-row table:style-name="ro2">
          <table:table-cell office:value-type="float" office:value="5514">
            <text:p>5514</text:p>
          </table:table-cell>
          <table:table-cell office:value-type="string">
            <text:p>Der Grizzly</text:p>
          </table:table-cell>
        </table:table-row>
        <table:table-row table:style-name="ro2">
          <table:table-cell office:value-type="float" office:value="5515">
            <text:p>5515</text:p>
          </table:table-cell>
          <table:table-cell office:value-type="string">
            <text:p>Der verseuchte Bär</text:p>
          </table:table-cell>
        </table:table-row>
        <table:table-row table:style-name="ro2">
          <table:table-cell office:value-type="float" office:value="5516">
            <text:p>5516</text:p>
          </table:table-cell>
          <table:table-cell office:value-type="string">
            <text:p>Die Rückkehr des Rex</text:p>
          </table:table-cell>
        </table:table-row>
        <table:table-row table:style-name="ro2">
          <table:table-cell office:value-type="float" office:value="5517">
            <text:p>5517</text:p>
          </table:table-cell>
          <table:table-cell office:value-type="string">
            <text:p>Die Rückkehr des Rex</text:p>
          </table:table-cell>
        </table:table-row>
        <table:table-row table:style-name="ro2">
          <table:table-cell office:value-type="float" office:value="5518">
            <text:p>5518</text:p>
          </table:table-cell>
          <table:table-cell office:value-type="string">
            <text:p>Terror ohne Ende</text:p>
          </table:table-cell>
        </table:table-row>
        <table:table-row table:style-name="ro2">
          <table:table-cell office:value-type="float" office:value="5519">
            <text:p>5519</text:p>
          </table:table-cell>
          <table:table-cell office:value-type="string">
            <text:p>Troll im Schnee</text:p>
          </table:table-cell>
        </table:table-row>
        <table:table-row table:style-name="ro2">
          <table:table-cell office:value-type="float" office:value="5520">
            <text:p>5520</text:p>
          </table:table-cell>
          <table:table-cell office:value-type="string">
            <text:p>Der Troll mit dem Schatten</text:p>
          </table:table-cell>
        </table:table-row>
        <table:table-row table:style-name="ro2">
          <table:table-cell office:value-type="float" office:value="5521">
            <text:p>5521</text:p>
          </table:table-cell>
          <table:table-cell office:value-type="string">
            <text:p>Ich Troll, du tot</text:p>
          </table:table-cell>
        </table:table-row>
        <table:table-row table:style-name="ro2">
          <table:table-cell office:value-type="float" office:value="5522">
            <text:p>5522</text:p>
          </table:table-cell>
          <table:table-cell office:value-type="string">
            <text:p>Der böse Troll</text:p>
          </table:table-cell>
        </table:table-row>
        <table:table-row table:style-name="ro2">
          <table:table-cell office:value-type="float" office:value="5523">
            <text:p>5523</text:p>
          </table:table-cell>
          <table:table-cell office:value-type="string">
            <text:p>Die Geier kreisen</text:p>
          </table:table-cell>
        </table:table-row>
        <table:table-row table:style-name="ro2">
          <table:table-cell office:value-type="float" office:value="5524">
            <text:p>5524</text:p>
          </table:table-cell>
          <table:table-cell office:value-type="string">
            <text:p>Aas zum Fraß</text:p>
          </table:table-cell>
        </table:table-row>
        <table:table-row table:style-name="ro2">
          <table:table-cell office:value-type="float" office:value="5525">
            <text:p>5525</text:p>
          </table:table-cell>
          <table:table-cell office:value-type="string">
            <text:p>Rattiger Ärger</text:p>
          </table:table-cell>
        </table:table-row>
        <table:table-row table:style-name="ro2">
          <table:table-cell office:value-type="float" office:value="5526">
            <text:p>5526</text:p>
          </table:table-cell>
          <table:table-cell office:value-type="string">
            <text:p>Albinoratte</text:p>
          </table:table-cell>
        </table:table-row>
        <table:table-row table:style-name="ro2">
          <table:table-cell office:value-type="float" office:value="5527">
            <text:p>5527</text:p>
          </table:table-cell>
          <table:table-cell office:value-type="string">
            <text:p>Die müffelnde Ratte</text:p>
          </table:table-cell>
        </table:table-row>
        <table:table-row table:style-name="ro2">
          <table:table-cell office:value-type="float" office:value="5528">
            <text:p>5528</text:p>
          </table:table-cell>
          <table:table-cell office:value-type="string">
            <text:p>Mampf!</text:p>
          </table:table-cell>
        </table:table-row>
        <table:table-row table:style-name="ro2">
          <table:table-cell office:value-type="float" office:value="5529">
            <text:p>5529</text:p>
          </table:table-cell>
          <table:table-cell office:value-type="string">
            <text:p>Schleim! Mampf!</text:p>
          </table:table-cell>
        </table:table-row>
        <table:table-row table:style-name="ro2">
          <table:table-cell office:value-type="float" office:value="5530">
            <text:p>5530</text:p>
          </table:table-cell>
          <table:table-cell office:value-type="string">
            <text:p>Ein grimmiger Geselle</text:p>
          </table:table-cell>
        </table:table-row>
        <table:table-row table:style-name="ro2">
          <table:table-cell office:value-type="float" office:value="5531">
            <text:p>5531</text:p>
          </table:table-cell>
          <table:table-cell office:value-type="string">
            <text:p>Ein müffelnder Geselle</text:p>
          </table:table-cell>
        </table:table-row>
        <table:table-row table:style-name="ro2">
          <table:table-cell office:value-type="float" office:value="5532">
            <text:p>5532</text:p>
          </table:table-cell>
          <table:table-cell office:value-type="string">
            <text:p>Ein gammliger Geselle</text:p>
          </table:table-cell>
        </table:table-row>
        <table:table-row table:style-name="ro2">
          <table:table-cell office:value-type="float" office:value="5533">
            <text:p>5533</text:p>
          </table:table-cell>
          <table:table-cell office:value-type="string">
            <text:p>Ausgestorben? Von wegen!</text:p>
          </table:table-cell>
        </table:table-row>
        <table:table-row table:style-name="ro2">
          <table:table-cell office:value-type="float" office:value="5534">
            <text:p>5534</text:p>
          </table:table-cell>
          <table:table-cell office:value-type="string">
            <text:p>Ausgestorben? Von wegen!</text:p>
          </table:table-cell>
        </table:table-row>
        <table:table-row table:style-name="ro2">
          <table:table-cell office:value-type="float" office:value="5535">
            <text:p>5535</text:p>
          </table:table-cell>
          <table:table-cell office:value-type="string">
            <text:p>Ausgestorben? Von wegen!</text:p>
          </table:table-cell>
        </table:table-row>
        <table:table-row table:style-name="ro2">
          <table:table-cell office:value-type="float" office:value="5536">
            <text:p>5536</text:p>
          </table:table-cell>
          <table:table-cell office:value-type="string">
            <text:p>Auf großem Fuße</text:p>
          </table:table-cell>
        </table:table-row>
        <table:table-row table:style-name="ro2">
          <table:table-cell office:value-type="float" office:value="5537">
            <text:p>5537</text:p>
          </table:table-cell>
          <table:table-cell office:value-type="string">
            <text:p>Es gibt ihn doch!</text:p>
          </table:table-cell>
        </table:table-row>
        <table:table-row table:style-name="ro2">
          <table:table-cell office:value-type="float" office:value="5538">
            <text:p>5538</text:p>
          </table:table-cell>
          <table:table-cell office:value-type="string">
            <text:p>Ein niedlicher Hase</text:p>
          </table:table-cell>
        </table:table-row>
        <table:table-row table:style-name="ro2">
          <table:table-cell office:value-type="float" office:value="5539">
            <text:p>5539</text:p>
          </table:table-cell>
          <table:table-cell office:value-type="string">
            <text:p>Lange Ohren, spitze Zähne</text:p>
          </table:table-cell>
        </table:table-row>
        <table:table-row table:style-name="ro2">
          <table:table-cell office:value-type="float" office:value="5540">
            <text:p>5540</text:p>
          </table:table-cell>
          <table:table-cell office:value-type="string">
            <text:p>Hoppelnder Wahnsinn</text:p>
          </table:table-cell>
        </table:table-row>
        <table:table-row table:style-name="ro2">
          <table:table-cell office:value-type="float" office:value="5541">
            <text:p>5541</text:p>
          </table:table-cell>
          <table:table-cell office:value-type="string">
            <text:p>Ach, wie süß!</text:p>
          </table:table-cell>
        </table:table-row>
        <table:table-row table:style-name="ro2">
          <table:table-cell office:value-type="float" office:value="5542">
            <text:p>5542</text:p>
          </table:table-cell>
          <table:table-cell office:value-type="string">
            <text:p>Nagezähne und ein Messer</text:p>
          </table:table-cell>
        </table:table-row>
        <table:table-row table:style-name="ro2">
          <table:table-cell office:value-type="float" office:value="5543">
            <text:p>5543</text:p>
          </table:table-cell>
          <table:table-cell office:value-type="string">
            <text:p>Karotten und Tollwut</text:p>
          </table:table-cell>
        </table:table-row>
        <table:table-row table:style-name="ro2">
          <table:table-cell office:value-type="float" office:value="5544">
            <text:p>5544</text:p>
          </table:table-cell>
          <table:table-cell office:value-type="string">
            <text:p>Arr!</text:p>
          </table:table-cell>
        </table:table-row>
        <table:table-row table:style-name="ro2">
          <table:table-cell office:value-type="float" office:value="5545">
            <text:p>5545</text:p>
          </table:table-cell>
          <table:table-cell office:value-type="string">
            <text:p>Der Schrecken der Meere</text:p>
          </table:table-cell>
        </table:table-row>
        <table:table-row table:style-name="ro2">
          <table:table-cell office:value-type="float" office:value="5546">
            <text:p>5546</text:p>
          </table:table-cell>
          <table:table-cell office:value-type="string">
            <text:p>Mast- und Schotbruch</text:p>
          </table:table-cell>
        </table:table-row>
        <table:table-row table:style-name="ro2">
          <table:table-cell office:value-type="float" office:value="5547">
            <text:p>5547</text:p>
          </table:table-cell>
          <table:table-cell office:value-type="string">
            <text:p>Taurus XXX</text:p>
          </table:table-cell>
        </table:table-row>
        <table:table-row table:style-name="ro2">
          <table:table-cell office:value-type="float" office:value="5548">
            <text:p>5548</text:p>
          </table:table-cell>
          <table:table-cell office:value-type="string">
            <text:p>Taurus XXX</text:p>
          </table:table-cell>
        </table:table-row>
        <table:table-row table:style-name="ro2">
          <table:table-cell office:value-type="float" office:value="5549">
            <text:p>5549</text:p>
          </table:table-cell>
          <table:table-cell office:value-type="string">
            <text:p>Taurus XXX</text:p>
          </table:table-cell>
        </table:table-row>
        <table:table-row table:style-name="ro2">
          <table:table-cell office:value-type="float" office:value="5550">
            <text:p>5550</text:p>
          </table:table-cell>
          <table:table-cell office:value-type="string">
            <text:p>Steiniger Ärger</text:p>
          </table:table-cell>
        </table:table-row>
        <table:table-row table:style-name="ro2">
          <table:table-cell office:value-type="float" office:value="5551">
            <text:p>5551</text:p>
          </table:table-cell>
          <table:table-cell office:value-type="string">
            <text:p>Magst du Magma?</text:p>
          </table:table-cell>
        </table:table-row>
        <table:table-row table:style-name="ro2">
          <table:table-cell office:value-type="float" office:value="5552">
            <text:p>5552</text:p>
          </table:table-cell>
          <table:table-cell office:value-type="string">
            <text:p>Voll auf die Gnolle</text:p>
          </table:table-cell>
        </table:table-row>
        <table:table-row table:style-name="ro2">
          <table:table-cell office:value-type="float" office:value="5553">
            <text:p>5553</text:p>
          </table:table-cell>
          <table:table-cell office:value-type="string">
            <text:p>Gekonnt gegnollt</text:p>
          </table:table-cell>
        </table:table-row>
        <table:table-row table:style-name="ro2">
          <table:table-cell office:value-type="float" office:value="5554">
            <text:p>5554</text:p>
          </table:table-cell>
          <table:table-cell office:value-type="string">
            <text:p>Gnoll nicht so!</text:p>
          </table:table-cell>
        </table:table-row>
        <table:table-row table:style-name="ro2">
          <table:table-cell office:value-type="float" office:value="5555">
            <text:p>5555</text:p>
          </table:table-cell>
          <table:table-cell office:value-type="string">
            <text:p>Ich glaub, ich Spinne...</text:p>
          </table:table-cell>
        </table:table-row>
        <table:table-row table:style-name="ro2">
          <table:table-cell office:value-type="float" office:value="5556">
            <text:p>5556</text:p>
          </table:table-cell>
          <table:table-cell office:value-type="string">
            <text:p>Von der Tarantel gestochen</text:p>
          </table:table-cell>
        </table:table-row>
        <table:table-row table:style-name="ro2">
          <table:table-cell office:value-type="float" office:value="5557">
            <text:p>5557</text:p>
          </table:table-cell>
          <table:table-cell office:value-type="string">
            <text:p>Ich hasse Spinnen!</text:p>
          </table:table-cell>
        </table:table-row>
        <table:table-row table:style-name="ro2">
          <table:table-cell office:value-type="float" office:value="5558">
            <text:p>5558</text:p>
          </table:table-cell>
          <table:table-cell office:value-type="string">
            <text:p>Weiß wie Schnee</text:p>
          </table:table-cell>
        </table:table-row>
        <table:table-row table:style-name="ro2">
          <table:table-cell office:value-type="float" office:value="5559">
            <text:p>5559</text:p>
          </table:table-cell>
          <table:table-cell office:value-type="string">
            <text:p>Achtung vor dem Tiger</text:p>
          </table:table-cell>
        </table:table-row>
        <table:table-row table:style-name="ro2">
          <table:table-cell office:value-type="float" office:value="5560">
            <text:p>5560</text:p>
          </table:table-cell>
          <table:table-cell office:value-type="string">
            <text:p>Achtung vor dem Panther</text:p>
          </table:table-cell>
        </table:table-row>
        <table:table-row table:style-name="ro2">
          <table:table-cell office:value-type="float" office:value="5561">
            <text:p>5561</text:p>
          </table:table-cell>
          <table:table-cell office:value-type="string">
            <text:p>Gut gebrüllt, Löwe!</text:p>
          </table:table-cell>
        </table:table-row>
        <table:table-row table:style-name="ro2">
          <table:table-cell office:value-type="float" office:value="5562">
            <text:p>5562</text:p>
          </table:table-cell>
          <table:table-cell office:value-type="string">
            <text:p>Vorsicht vor dem Stachel</text:p>
          </table:table-cell>
        </table:table-row>
        <table:table-row table:style-name="ro2">
          <table:table-cell office:value-type="float" office:value="5563">
            <text:p>5563</text:p>
          </table:table-cell>
          <table:table-cell office:value-type="string">
            <text:p>Vorsicht vor dem Stachel</text:p>
          </table:table-cell>
        </table:table-row>
        <table:table-row table:style-name="ro2">
          <table:table-cell office:value-type="float" office:value="5564">
            <text:p>5564</text:p>
          </table:table-cell>
          <table:table-cell office:value-type="string">
            <text:p>Vorsicht vor dem Stachel</text:p>
          </table:table-cell>
        </table:table-row>
        <table:table-row table:style-name="ro2">
          <table:table-cell office:value-type="float" office:value="5565">
            <text:p>5565</text:p>
          </table:table-cell>
          <table:table-cell office:value-type="string">
            <text:p>Vorsicht vor dem Stachel</text:p>
          </table:table-cell>
        </table:table-row>
        <table:table-row table:style-name="ro2">
          <table:table-cell office:value-type="float" office:value="5566">
            <text:p>5566</text:p>
          </table:table-cell>
          <table:table-cell office:value-type="string">
            <text:p>Rote Lichter</text:p>
          </table:table-cell>
        </table:table-row>
        <table:table-row table:style-name="ro2">
          <table:table-cell office:value-type="float" office:value="5567">
            <text:p>5567</text:p>
          </table:table-cell>
          <table:table-cell office:value-type="string">
            <text:p>Sumpf der Verheißungen</text:p>
          </table:table-cell>
        </table:table-row>
        <table:table-row table:style-name="ro2">
          <table:table-cell office:value-type="float" office:value="5568">
            <text:p>5568</text:p>
          </table:table-cell>
          <table:table-cell office:value-type="string">
            <text:p>Die Höllenbraut</text:p>
          </table:table-cell>
        </table:table-row>
        <table:table-row table:style-name="ro2">
          <table:table-cell office:value-type="float" office:value="5569">
            <text:p>5569</text:p>
          </table:table-cell>
          <table:table-cell office:value-type="string">
            <text:p>Hexentrank</text:p>
          </table:table-cell>
        </table:table-row>
        <table:table-row table:style-name="ro2">
          <table:table-cell office:value-type="float" office:value="5570">
            <text:p>5570</text:p>
          </table:table-cell>
          <table:table-cell office:value-type="string">
            <text:p>ICH BIN NICHT WÜTEND!</text:p>
          </table:table-cell>
        </table:table-row>
        <table:table-row table:style-name="ro2">
          <table:table-cell office:value-type="float" office:value="5571">
            <text:p>5571</text:p>
          </table:table-cell>
          <table:table-cell office:value-type="string">
            <text:p>ICH BIN NICHT ZORNIG!</text:p>
          </table:table-cell>
        </table:table-row>
        <table:table-row table:style-name="ro2">
          <table:table-cell office:value-type="float" office:value="5572">
            <text:p>5572</text:p>
          </table:table-cell>
          <table:table-cell office:value-type="string">
            <text:p>ICH BIN NICHT SAUER!</text:p>
          </table:table-cell>
        </table:table-row>
        <table:table-row table:style-name="ro2">
          <table:table-cell office:value-type="float" office:value="5573">
            <text:p>5573</text:p>
          </table:table-cell>
          <table:table-cell office:value-type="string">
            <text:p>Wer schreit lauter?</text:p>
          </table:table-cell>
        </table:table-row>
        <table:table-row table:style-name="ro2">
          <table:table-cell office:value-type="float" office:value="5574">
            <text:p>5574</text:p>
          </table:table-cell>
          <table:table-cell office:value-type="string">
            <text:p>Vorsicht, bissig!</text:p>
          </table:table-cell>
        </table:table-row>
        <table:table-row table:style-name="ro2">
          <table:table-cell office:value-type="float" office:value="5575">
            <text:p>5575</text:p>
          </table:table-cell>
          <table:table-cell office:value-type="string">
            <text:p>Kalt und bissig!</text:p>
          </table:table-cell>
        </table:table-row>
        <table:table-row table:style-name="ro2">
          <table:table-cell office:value-type="float" office:value="5576">
            <text:p>5576</text:p>
          </table:table-cell>
          <table:table-cell office:value-type="string">
            <text:p>Giftig und bissig!</text:p>
          </table:table-cell>
        </table:table-row>
        <table:table-row table:style-name="ro2">
          <table:table-cell office:value-type="float" office:value="5577">
            <text:p>5577</text:p>
          </table:table-cell>
          <table:table-cell office:value-type="string">
            <text:p>Grimmig und bissig!</text:p>
          </table:table-cell>
        </table:table-row>
        <table:table-row table:style-name="ro2">
          <table:table-cell office:value-type="float" office:value="5578">
            <text:p>5578</text:p>
          </table:table-cell>
          <table:table-cell office:value-type="string">
            <text:p>Matsch!</text:p>
          </table:table-cell>
        </table:table-row>
        <table:table-row table:style-name="ro2">
          <table:table-cell office:value-type="float" office:value="5579">
            <text:p>5579</text:p>
          </table:table-cell>
          <table:table-cell office:value-type="string">
            <text:p>Aggressiver Treibsand</text:p>
          </table:table-cell>
        </table:table-row>
        <table:table-row table:style-name="ro2">
          <table:table-cell office:value-type="float" office:value="5580">
            <text:p>5580</text:p>
          </table:table-cell>
          <table:table-cell office:value-type="string">
            <text:p>Blubbernd und Schleimig</text:p>
          </table:table-cell>
        </table:table-row>
        <table:table-row table:style-name="ro2">
          <table:table-cell office:value-type="float" office:value="5581">
            <text:p>5581</text:p>
          </table:table-cell>
          <table:table-cell office:value-type="string">
            <text:p>Heiß und fettig</text:p>
          </table:table-cell>
        </table:table-row>
        <table:table-row table:style-name="ro2">
          <table:table-cell office:value-type="float" office:value="5582">
            <text:p>5582</text:p>
          </table:table-cell>
          <table:table-cell office:value-type="string">
            <text:p>Transsylvanischer Ärger</text:p>
          </table:table-cell>
        </table:table-row>
        <table:table-row table:style-name="ro2">
          <table:table-cell office:value-type="float" office:value="5583">
            <text:p>5583</text:p>
          </table:table-cell>
          <table:table-cell office:value-type="string">
            <text:p>Transsylvanische Probleme</text:p>
          </table:table-cell>
        </table:table-row>
        <table:table-row table:style-name="ro2">
          <table:table-cell office:value-type="float" office:value="5584">
            <text:p>5584</text:p>
          </table:table-cell>
          <table:table-cell office:value-type="string">
            <text:p>Transsylvanisches Unheil</text:p>
          </table:table-cell>
        </table:table-row>
        <table:table-row table:style-name="ro2">
          <table:table-cell office:value-type="float" office:value="5585">
            <text:p>5585</text:p>
          </table:table-cell>
          <table:table-cell office:value-type="string">
            <text:p>Gemeiner Schabernack</text:p>
          </table:table-cell>
        </table:table-row>
        <table:table-row table:style-name="ro2">
          <table:table-cell office:value-type="float" office:value="5586">
            <text:p>5586</text:p>
          </table:table-cell>
          <table:table-cell office:value-type="string">
            <text:p>Fieser Schabernack</text:p>
          </table:table-cell>
        </table:table-row>
        <table:table-row table:style-name="ro2">
          <table:table-cell office:value-type="float" office:value="5587">
            <text:p>5587</text:p>
          </table:table-cell>
          <table:table-cell office:value-type="string">
            <text:p>Bösartiger Schabernack</text:p>
          </table:table-cell>
        </table:table-row>
        <table:table-row table:style-name="ro2">
          <table:table-cell office:value-type="float" office:value="5588">
            <text:p>5588</text:p>
          </table:table-cell>
          <table:table-cell office:value-type="string">
            <text:p>Heimtückischer Schabernack</text:p>
          </table:table-cell>
        </table:table-row>
        <table:table-row table:style-name="ro2">
          <table:table-cell office:value-type="float" office:value="5589">
            <text:p>5589</text:p>
          </table:table-cell>
          <table:table-cell office:value-type="string">
            <text:p>Grausamer Dämonenkrieger</text:p>
          </table:table-cell>
        </table:table-row>
        <table:table-row table:style-name="ro2">
          <table:table-cell office:value-type="float" office:value="5590">
            <text:p>5590</text:p>
          </table:table-cell>
          <table:table-cell office:value-type="string">
            <text:p>Garstiger Hassdämon</text:p>
          </table:table-cell>
        </table:table-row>
        <table:table-row table:style-name="ro2">
          <table:table-cell office:value-type="float" office:value="5591">
            <text:p>5591</text:p>
          </table:table-cell>
          <table:table-cell office:value-type="string">
            <text:p>Finstere Höllenkreatur</text:p>
          </table:table-cell>
        </table:table-row>
        <table:table-row table:style-name="ro2">
          <table:table-cell office:value-type="float" office:value="5592">
            <text:p>5592</text:p>
          </table:table-cell>
          <table:table-cell office:value-type="string">
            <text:p>Das ist ein Überfall!</text:p>
          </table:table-cell>
        </table:table-row>
        <table:table-row table:style-name="ro2">
          <table:table-cell office:value-type="float" office:value="5593">
            <text:p>5593</text:p>
          </table:table-cell>
          <table:table-cell office:value-type="string">
            <text:p>Her mit dem Geld</text:p>
          </table:table-cell>
        </table:table-row>
        <table:table-row table:style-name="ro2">
          <table:table-cell office:value-type="float" office:value="5594">
            <text:p>5594</text:p>
          </table:table-cell>
          <table:table-cell office:value-type="string">
            <text:p>Heimtückische Wegelagerer</text:p>
          </table:table-cell>
        </table:table-row>
        <table:table-row table:style-name="ro2">
          <table:table-cell office:value-type="float" office:value="5595">
            <text:p>5595</text:p>
          </table:table-cell>
          <table:table-cell office:value-type="string">
            <text:p>Sieh ihm nicht in die Augen</text:p>
          </table:table-cell>
        </table:table-row>
        <table:table-row table:style-name="ro2">
          <table:table-cell office:value-type="float" office:value="5596">
            <text:p>5596</text:p>
          </table:table-cell>
          <table:table-cell office:value-type="string">
            <text:p>Versteinert und verbrannt</text:p>
          </table:table-cell>
        </table:table-row>
        <table:table-row table:style-name="ro2">
          <table:table-cell office:value-type="float" office:value="5597">
            <text:p>5597</text:p>
          </table:table-cell>
          <table:table-cell office:value-type="string">
            <text:p>Außerirdischer Ärger</text:p>
          </table:table-cell>
        </table:table-row>
        <table:table-row table:style-name="ro2">
          <table:table-cell office:value-type="float" office:value="5598">
            <text:p>5598</text:p>
          </table:table-cell>
          <table:table-cell office:value-type="string">
            <text:p>Extraterrestrischer Ärger</text:p>
          </table:table-cell>
        </table:table-row>
        <table:table-row table:style-name="ro2">
          <table:table-cell office:value-type="float" office:value="5599">
            <text:p>5599</text:p>
          </table:table-cell>
          <table:table-cell office:value-type="string">
            <text:p>Fremdartiger Ärger</text:p>
          </table:table-cell>
        </table:table-row>
        <table:table-row table:style-name="ro2">
          <table:table-cell office:value-type="float" office:value="5600">
            <text:p>5600</text:p>
          </table:table-cell>
          <table:table-cell office:value-type="string">
            <text:p>Nur eine Fleischwunde</text:p>
          </table:table-cell>
        </table:table-row>
        <table:table-row table:style-name="ro2">
          <table:table-cell office:value-type="float" office:value="5601">
            <text:p>5601</text:p>
          </table:table-cell>
          <table:table-cell office:value-type="string">
            <text:p>Es brennt!</text:p>
          </table:table-cell>
        </table:table-row>
        <table:table-row table:style-name="ro2">
          <table:table-cell office:value-type="float" office:value="5602">
            <text:p>5602</text:p>
          </table:table-cell>
          <table:table-cell office:value-type="string">
            <text:p>Garstiger Gargoyle</text:p>
          </table:table-cell>
        </table:table-row>
        <table:table-row table:style-name="ro2">
          <table:table-cell office:value-type="float" office:value="5603">
            <text:p>5603</text:p>
          </table:table-cell>
          <table:table-cell office:value-type="string">
            <text:p>Poröser Gargoyle</text:p>
          </table:table-cell>
        </table:table-row>
        <table:table-row table:style-name="ro2">
          <table:table-cell office:value-type="float" office:value="5604">
            <text:p>5604</text:p>
          </table:table-cell>
          <table:table-cell office:value-type="string">
            <text:p>Das miesepetrige Krokodil</text:p>
          </table:table-cell>
        </table:table-row>
        <table:table-row table:style-name="ro2">
          <table:table-cell office:value-type="float" office:value="5605">
            <text:p>5605</text:p>
          </table:table-cell>
          <table:table-cell office:value-type="string">
            <text:p>Der Frostalligator</text:p>
          </table:table-cell>
        </table:table-row>
        <table:table-row table:style-name="ro2">
          <table:table-cell office:value-type="float" office:value="5606">
            <text:p>5606</text:p>
          </table:table-cell>
          <table:table-cell office:value-type="string">
            <text:p>Der Schattenalligator</text:p>
          </table:table-cell>
        </table:table-row>
        <table:table-row table:style-name="ro2">
          <table:table-cell office:value-type="float" office:value="5607">
            <text:p>5607</text:p>
          </table:table-cell>
          <table:table-cell office:value-type="string">
            <text:p>Schlammschlacht</text:p>
          </table:table-cell>
        </table:table-row>
        <table:table-row table:style-name="ro2">
          <table:table-cell office:value-type="float" office:value="5608">
            <text:p>5608</text:p>
          </table:table-cell>
          <table:table-cell office:value-type="string">
            <text:p>Der weiße Gorilla</text:p>
          </table:table-cell>
        </table:table-row>
        <table:table-row table:style-name="ro2">
          <table:table-cell office:value-type="float" office:value="5609">
            <text:p>5609</text:p>
          </table:table-cell>
          <table:table-cell office:value-type="string">
            <text:p>Affentanz</text:p>
          </table:table-cell>
        </table:table-row>
        <table:table-row table:style-name="ro2">
          <table:table-cell office:value-type="float" office:value="5610">
            <text:p>5610</text:p>
          </table:table-cell>
          <table:table-cell office:value-type="string">
            <text:p>Der Berggorilla</text:p>
          </table:table-cell>
        </table:table-row>
        <table:table-row table:style-name="ro2">
          <table:table-cell office:value-type="float" office:value="5611">
            <text:p>5611</text:p>
          </table:table-cell>
          <table:table-cell office:value-type="string">
            <text:p>Klappriges Gebein</text:p>
          </table:table-cell>
        </table:table-row>
        <table:table-row table:style-name="ro2">
          <table:table-cell office:value-type="float" office:value="5612">
            <text:p>5612</text:p>
          </table:table-cell>
          <table:table-cell office:value-type="string">
            <text:p>Knochen und Magie</text:p>
          </table:table-cell>
        </table:table-row>
        <table:table-row table:style-name="ro2">
          <table:table-cell office:value-type="float" office:value="5613">
            <text:p>5613</text:p>
          </table:table-cell>
          <table:table-cell office:value-type="string">
            <text:p>Knochen und Zauberei</text:p>
          </table:table-cell>
        </table:table-row>
        <table:table-row table:style-name="ro2">
          <table:table-cell office:value-type="float" office:value="5614">
            <text:p>5614</text:p>
          </table:table-cell>
          <table:table-cell office:value-type="string">
            <text:p>Knochen und Rost</text:p>
          </table:table-cell>
        </table:table-row>
        <table:table-row table:style-name="ro2">
          <table:table-cell office:value-type="float" office:value="5615">
            <text:p>5615</text:p>
          </table:table-cell>
          <table:table-cell office:value-type="string">
            <text:p>Knochen und Rost</text:p>
          </table:table-cell>
        </table:table-row>
        <table:table-row table:style-name="ro2">
          <table:table-cell office:value-type="float" office:value="5616">
            <text:p>5616</text:p>
          </table:table-cell>
          <table:table-cell office:value-type="string">
            <text:p>Knochen und... WAHHH!</text:p>
          </table:table-cell>
        </table:table-row>
        <table:table-row table:style-name="ro2">
          <table:table-cell office:value-type="float" office:value="5617">
            <text:p>5617</text:p>
          </table:table-cell>
          <table:table-cell office:value-type="string">
            <text:p>Nicht hingucken!</text:p>
          </table:table-cell>
        </table:table-row>
        <table:table-row table:style-name="ro2">
          <table:table-cell office:value-type="float" office:value="5618">
            <text:p>5618</text:p>
          </table:table-cell>
          <table:table-cell office:value-type="string">
            <text:p>Nicht hingucken!</text:p>
          </table:table-cell>
        </table:table-row>
        <table:table-row table:style-name="ro2">
          <table:table-cell office:value-type="float" office:value="5619">
            <text:p>5619</text:p>
          </table:table-cell>
          <table:table-cell office:value-type="string">
            <text:p>Der verdiente Tod</text:p>
          </table:table-cell>
        </table:table-row>
        <table:table-row table:style-name="ro2">
          <table:table-cell office:value-type="float" office:value="5620">
            <text:p>5620</text:p>
          </table:table-cell>
          <table:table-cell office:value-type="string">
            <text:p>Die Löwenmähne striegeln</text:p>
          </table:table-cell>
        </table:table-row>
        <table:table-row table:style-name="ro2">
          <table:table-cell office:value-type="float" office:value="5621">
            <text:p>5621</text:p>
          </table:table-cell>
          <table:table-cell office:value-type="string">
            <text:p>Wildschwein, muss das sein?</text:p>
          </table:table-cell>
        </table:table-row>
        <table:table-row table:style-name="ro2">
          <table:table-cell office:value-type="float" office:value="5622">
            <text:p>5622</text:p>
          </table:table-cell>
          <table:table-cell office:value-type="string">
            <text:p>Wildschwein, muss das sein?</text:p>
          </table:table-cell>
        </table:table-row>
        <table:table-row table:style-name="ro2">
          <table:table-cell office:value-type="float" office:value="5623">
            <text:p>5623</text:p>
          </table:table-cell>
          <table:table-cell office:value-type="string">
            <text:p>Geschwind wie der Wind</text:p>
          </table:table-cell>
        </table:table-row>
        <table:table-row table:style-name="ro2">
          <table:table-cell office:value-type="float" office:value="5624">
            <text:p>5624</text:p>
          </table:table-cell>
          <table:table-cell office:value-type="string">
            <text:p>Sand in den Augen</text:p>
          </table:table-cell>
        </table:table-row>
        <table:table-row table:style-name="ro2">
          <table:table-cell office:value-type="float" office:value="5625">
            <text:p>5625</text:p>
          </table:table-cell>
          <table:table-cell office:value-type="string">
            <text:p>Sie sind überall</text:p>
          </table:table-cell>
        </table:table-row>
        <table:table-row table:style-name="ro2">
          <table:table-cell office:value-type="float" office:value="5626">
            <text:p>5626</text:p>
          </table:table-cell>
          <table:table-cell office:value-type="string">
            <text:p>Der Baum des Todes</text:p>
          </table:table-cell>
        </table:table-row>
        <table:table-row table:style-name="ro2">
          <table:table-cell office:value-type="float" office:value="5627">
            <text:p>5627</text:p>
          </table:table-cell>
          <table:table-cell office:value-type="string">
            <text:p>Der Baum des Todes</text:p>
          </table:table-cell>
        </table:table-row>
        <table:table-row table:style-name="ro2">
          <table:table-cell office:value-type="float" office:value="5628">
            <text:p>5628</text:p>
          </table:table-cell>
          <table:table-cell office:value-type="string">
            <text:p>Geisterstunde</text:p>
          </table:table-cell>
        </table:table-row>
        <table:table-row table:style-name="ro2">
          <table:table-cell office:value-type="float" office:value="5629">
            <text:p>5629</text:p>
          </table:table-cell>
          <table:table-cell office:value-type="string">
            <text:p>Was genau ist ein Glompf?</text:p>
          </table:table-cell>
        </table:table-row>
        <table:table-row table:style-name="ro2">
          <table:table-cell office:value-type="float" office:value="5630">
            <text:p>5630</text:p>
          </table:table-cell>
          <table:table-cell office:value-type="string">
            <text:p>Was genau ist ein Glompf?</text:p>
          </table:table-cell>
        </table:table-row>
        <table:table-row table:style-name="ro2">
          <table:table-cell office:value-type="float" office:value="5631">
            <text:p>5631</text:p>
          </table:table-cell>
          <table:table-cell office:value-type="string">
            <text:p>Was genau ist ein Glompf?</text:p>
          </table:table-cell>
        </table:table-row>
        <table:table-row table:style-name="ro2">
          <table:table-cell office:value-type="float" office:value="5632">
            <text:p>5632</text:p>
          </table:table-cell>
          <table:table-cell office:value-type="string">
            <text:p>Ziel auf das Auge!</text:p>
          </table:table-cell>
        </table:table-row>
        <table:table-row table:style-name="ro2">
          <table:table-cell office:value-type="float" office:value="5633">
            <text:p>5633</text:p>
          </table:table-cell>
          <table:table-cell office:value-type="string">
            <text:p>Ziel auf das Auge!</text:p>
          </table:table-cell>
        </table:table-row>
        <table:table-row table:style-name="ro2">
          <table:table-cell office:value-type="float" office:value="5634">
            <text:p>5634</text:p>
          </table:table-cell>
          <table:table-cell office:value-type="string">
            <text:p>Ziel auf das Auge!</text:p>
          </table:table-cell>
        </table:table-row>
        <table:table-row table:style-name="ro2">
          <table:table-cell office:value-type="float" office:value="5635">
            <text:p>5635</text:p>
          </table:table-cell>
          <table:table-cell office:value-type="string">
            <text:p>Ziel auf das Auge!</text:p>
          </table:table-cell>
        </table:table-row>
        <table:table-row table:style-name="ro2">
          <table:table-cell office:value-type="float" office:value="5636">
            <text:p>5636</text:p>
          </table:table-cell>
          <table:table-cell office:value-type="string">
            <text:p>Das Tentakeldebakel</text:p>
          </table:table-cell>
        </table:table-row>
        <table:table-row table:style-name="ro2">
          <table:table-cell office:value-type="float" office:value="5637">
            <text:p>5637</text:p>
          </table:table-cell>
          <table:table-cell office:value-type="string">
            <text:p>Die Familie lässt grüßen</text:p>
          </table:table-cell>
        </table:table-row>
        <table:table-row table:style-name="ro2">
          <table:table-cell office:value-type="float" office:value="5638">
            <text:p>5638</text:p>
          </table:table-cell>
          <table:table-cell office:value-type="string">
            <text:p>Das Graue Grauen</text:p>
          </table:table-cell>
        </table:table-row>
        <table:table-row table:style-name="ro2">
          <table:table-cell office:value-type="float" office:value="5644">
            <text:p>5644</text:p>
          </table:table-cell>
          <table:table-cell office:value-type="string">
            <text:p>Der Kampfmönch</text:p>
          </table:table-cell>
        </table:table-row>
        <table:table-row table:style-name="ro2">
          <table:table-cell office:value-type="float" office:value="5647">
            <text:p>5647</text:p>
          </table:table-cell>
          <table:table-cell office:value-type="string">
            <text:p>Höllenfeuerspeier</text:p>
          </table:table-cell>
        </table:table-row>
        <table:table-row table:style-name="ro2">
          <table:table-cell office:value-type="float" office:value="5651">
            <text:p>5651</text:p>
          </table:table-cell>
          <table:table-cell office:value-type="string">
            <text:p>Kriegerische Echse</text:p>
          </table:table-cell>
        </table:table-row>
        <table:table-row table:style-name="ro2">
          <table:table-cell office:value-type="float" office:value="5654">
            <text:p>5654</text:p>
          </table:table-cell>
          <table:table-cell office:value-type="string">
            <text:p>Der Fremde</text:p>
          </table:table-cell>
        </table:table-row>
        <table:table-row table:style-name="ro2">
          <table:table-cell office:value-type="float" office:value="5656">
            <text:p>5656</text:p>
          </table:table-cell>
          <table:table-cell office:value-type="string">
            <text:p>Kleines Grünes Männchen</text:p>
          </table:table-cell>
        </table:table-row>
        <table:table-row table:style-name="ro2">
          <table:table-cell office:value-type="float" office:value="5700">
            <text:p>5700</text:p>
          </table:table-cell>
          <table:table-cell office:value-type="string">
            <text:p>Es handelt sich um eine dreckige Fledermaus.</text:p>
          </table:table-cell>
        </table:table-row>
        <table:table-row table:style-name="ro2">
          <table:table-cell office:value-type="float" office:value="5701">
            <text:p>5701</text:p>
          </table:table-cell>
          <table:table-cell office:value-type="string">
            <text:p>Das Ziel ist ein Flederbiest.</text:p>
          </table:table-cell>
        </table:table-row>
        <table:table-row table:style-name="ro2">
          <table:table-cell office:value-type="float" office:value="5702">
            <text:p>5702</text:p>
          </table:table-cell>
          <table:table-cell office:value-type="string">
            <text:p>Es handelt sich um eine staubige Fledermaus.</text:p>
          </table:table-cell>
        </table:table-row>
        <table:table-row table:style-name="ro2">
          <table:table-cell office:value-type="float" office:value="5703">
            <text:p>5703</text:p>
          </table:table-cell>
          <table:table-cell office:value-type="string">
            <text:p>Es handelt sich um ein Fleischgolem.</text:p>
          </table:table-cell>
        </table:table-row>
        <table:table-row table:style-name="ro2">
          <table:table-cell office:value-type="float" office:value="5704">
            <text:p>5704</text:p>
          </table:table-cell>
          <table:table-cell office:value-type="string">
            <text:p>Es handelt sich um einen Zombie.</text:p>
          </table:table-cell>
        </table:table-row>
        <table:table-row table:style-name="ro2">
          <table:table-cell office:value-type="float" office:value="5705">
            <text:p>5705</text:p>
          </table:table-cell>
          <table:table-cell office:value-type="string">
            <text:p>Das Ziel ist ein wandelnder Toter.</text:p>
          </table:table-cell>
        </table:table-row>
        <table:table-row table:style-name="ro2">
          <table:table-cell office:value-type="float" office:value="5706">
            <text:p>5706</text:p>
          </table:table-cell>
          <table:table-cell office:value-type="string">
            <text:p>Das Ziel ist ein Prellbog.</text:p>
          </table:table-cell>
        </table:table-row>
        <table:table-row table:style-name="ro2">
          <table:table-cell office:value-type="float" office:value="5707">
            <text:p>5707</text:p>
          </table:table-cell>
          <table:table-cell office:value-type="string">
            <text:p>Es ist ein Frostdämon.</text:p>
          </table:table-cell>
        </table:table-row>
        <table:table-row table:style-name="ro2">
          <table:table-cell office:value-type="float" office:value="5708">
            <text:p>5708</text:p>
          </table:table-cell>
          <table:table-cell office:value-type="string">
            <text:p>Es handelt sich um eine Klapperkobra.</text:p>
          </table:table-cell>
        </table:table-row>
        <table:table-row table:style-name="ro2">
          <table:table-cell office:value-type="float" office:value="5709">
            <text:p>5709</text:p>
          </table:table-cell>
          <table:table-cell office:value-type="string">
            <text:p>Das Ziel ist eine Schattenkobra.</text:p>
          </table:table-cell>
        </table:table-row>
        <table:table-row table:style-name="ro2">
          <table:table-cell office:value-type="float" office:value="5710">
            <text:p>5710</text:p>
          </table:table-cell>
          <table:table-cell office:value-type="string">
            <text:p>Es handelt sich um eine Dotternatter.</text:p>
          </table:table-cell>
        </table:table-row>
        <table:table-row table:style-name="ro2">
          <table:table-cell office:value-type="float" office:value="5711">
            <text:p>5711</text:p>
          </table:table-cell>
          <table:table-cell office:value-type="string">
            <text:p>Das Ziel ist eine tödliche Speichelkobra.</text:p>
          </table:table-cell>
        </table:table-row>
        <table:table-row table:style-name="ro2">
          <table:table-cell office:value-type="float" office:value="5712">
            <text:p>5712</text:p>
          </table:table-cell>
          <table:table-cell office:value-type="string">
            <text:p>Es handelt sich um einen Eisbären.</text:p>
          </table:table-cell>
        </table:table-row>
        <table:table-row table:style-name="ro2">
          <table:table-cell office:value-type="float" office:value="5713">
            <text:p>5713</text:p>
          </table:table-cell>
          <table:table-cell office:value-type="string">
            <text:p>Das Problem ist ein Bär.</text:p>
          </table:table-cell>
        </table:table-row>
        <table:table-row table:style-name="ro2">
          <table:table-cell office:value-type="float" office:value="5714">
            <text:p>5714</text:p>
          </table:table-cell>
          <table:table-cell office:value-type="string">
            <text:p>Das Ziel ist ein gigantischer Grizzly.</text:p>
          </table:table-cell>
        </table:table-row>
        <table:table-row table:style-name="ro2">
          <table:table-cell office:value-type="float" office:value="5715">
            <text:p>5715</text:p>
          </table:table-cell>
          <table:table-cell office:value-type="string">
            <text:p>Es handelt sich um einen tollwütigen Bären.</text:p>
          </table:table-cell>
        </table:table-row>
        <table:table-row table:style-name="ro2">
          <table:table-cell office:value-type="float" office:value="5716">
            <text:p>5716</text:p>
          </table:table-cell>
          <table:table-cell office:value-type="string">
            <text:p>Das Ziel ist ein grüner Rex.</text:p>
          </table:table-cell>
        </table:table-row>
        <table:table-row table:style-name="ro2">
          <table:table-cell office:value-type="float" office:value="5717">
            <text:p>5717</text:p>
          </table:table-cell>
          <table:table-cell office:value-type="string">
            <text:p>Das Ziel ist ein roter Rex.</text:p>
          </table:table-cell>
        </table:table-row>
        <table:table-row table:style-name="ro2">
          <table:table-cell office:value-type="float" office:value="5718">
            <text:p>5718</text:p>
          </table:table-cell>
          <table:table-cell office:value-type="string">
            <text:p>Das Ziel ist ein grauen Rex.</text:p>
          </table:table-cell>
        </table:table-row>
        <table:table-row table:style-name="ro2">
          <table:table-cell office:value-type="float" office:value="5719">
            <text:p>5719</text:p>
          </table:table-cell>
          <table:table-cell office:value-type="string">
            <text:p>Es handelt sich um einen Schneetroll.</text:p>
          </table:table-cell>
        </table:table-row>
        <table:table-row table:style-name="ro2">
          <table:table-cell office:value-type="float" office:value="5720">
            <text:p>5720</text:p>
          </table:table-cell>
          <table:table-cell office:value-type="string">
            <text:p>Es handelt sich um einen Nachttroll.</text:p>
          </table:table-cell>
        </table:table-row>
        <table:table-row table:style-name="ro2">
          <table:table-cell office:value-type="float" office:value="5721">
            <text:p>5721</text:p>
          </table:table-cell>
          <table:table-cell office:value-type="string">
            <text:p>Es handelt sich um einen Bergtroll.</text:p>
          </table:table-cell>
        </table:table-row>
        <table:table-row table:style-name="ro2">
          <table:table-cell office:value-type="float" office:value="5722">
            <text:p>5722</text:p>
          </table:table-cell>
          <table:table-cell office:value-type="string">
            <text:p>Das Ziel ist ein hirnloser Troll.</text:p>
          </table:table-cell>
        </table:table-row>
        <table:table-row table:style-name="ro2">
          <table:table-cell office:value-type="float" office:value="5723">
            <text:p>5723</text:p>
          </table:table-cell>
          <table:table-cell office:value-type="string">
            <text:p>Es handelt sich um einen finsteren Geier.</text:p>
          </table:table-cell>
        </table:table-row>
        <table:table-row table:style-name="ro2">
          <table:table-cell office:value-type="float" office:value="5724">
            <text:p>5724</text:p>
          </table:table-cell>
          <table:table-cell office:value-type="string">
            <text:p>Es handelt sich um einen Aasgeier.</text:p>
          </table:table-cell>
        </table:table-row>
        <table:table-row table:style-name="ro2">
          <table:table-cell office:value-type="float" office:value="5725">
            <text:p>5725</text:p>
          </table:table-cell>
          <table:table-cell office:value-type="string">
            <text:p>Es handelt sich um eine Sackratte.</text:p>
          </table:table-cell>
        </table:table-row>
        <table:table-row table:style-name="ro2">
          <table:table-cell office:value-type="float" office:value="5726">
            <text:p>5726</text:p>
          </table:table-cell>
          <table:table-cell office:value-type="string">
            <text:p>Das Ziel ist eine Albinoratte.</text:p>
          </table:table-cell>
        </table:table-row>
        <table:table-row table:style-name="ro2">
          <table:table-cell office:value-type="float" office:value="5727">
            <text:p>5727</text:p>
          </table:table-cell>
          <table:table-cell office:value-type="string">
            <text:p>Es ist eine hässliche Kanalratte.</text:p>
          </table:table-cell>
        </table:table-row>
        <table:table-row table:style-name="ro2">
          <table:table-cell office:value-type="float" office:value="5728">
            <text:p>5728</text:p>
          </table:table-cell>
          <table:table-cell office:value-type="string">
            <text:p>Es handelt sich um eine Mampfe.</text:p>
          </table:table-cell>
        </table:table-row>
        <table:table-row table:style-name="ro2">
          <table:table-cell office:value-type="float" office:value="5729">
            <text:p>5729</text:p>
          </table:table-cell>
          <table:table-cell office:value-type="string">
            <text:p>Es handelt sich um eine schleimige Mampfe.</text:p>
          </table:table-cell>
        </table:table-row>
        <table:table-row table:style-name="ro2">
          <table:table-cell office:value-type="float" office:value="5730">
            <text:p>5730</text:p>
          </table:table-cell>
          <table:table-cell office:value-type="string">
            <text:p>Es ist ein grimmiger Ghoul.</text:p>
          </table:table-cell>
        </table:table-row>
        <table:table-row table:style-name="ro2">
          <table:table-cell office:value-type="float" office:value="5731">
            <text:p>5731</text:p>
          </table:table-cell>
          <table:table-cell office:value-type="string">
            <text:p>Es handelt sich um einen müffelnden Ghoul.</text:p>
          </table:table-cell>
        </table:table-row>
        <table:table-row table:style-name="ro2">
          <table:table-cell office:value-type="float" office:value="5732">
            <text:p>5732</text:p>
          </table:table-cell>
          <table:table-cell office:value-type="string">
            <text:p>Es ist ein gammliger Ghoul.</text:p>
          </table:table-cell>
        </table:table-row>
        <table:table-row table:style-name="ro2">
          <table:table-cell office:value-type="float" office:value="5733">
            <text:p>5733</text:p>
          </table:table-cell>
          <table:table-cell office:value-type="string">
            <text:p>Es handelt sich um einen Raptor.</text:p>
          </table:table-cell>
        </table:table-row>
        <table:table-row table:style-name="ro2">
          <table:table-cell office:value-type="float" office:value="5734">
            <text:p>5734</text:p>
          </table:table-cell>
          <table:table-cell office:value-type="string">
            <text:p>Das Ziel ist ein Raptor.</text:p>
          </table:table-cell>
        </table:table-row>
        <table:table-row table:style-name="ro2">
          <table:table-cell office:value-type="float" office:value="5735">
            <text:p>5735</text:p>
          </table:table-cell>
          <table:table-cell office:value-type="string">
            <text:p>Es handelt sich um einen Raptor.</text:p>
          </table:table-cell>
        </table:table-row>
        <table:table-row table:style-name="ro2">
          <table:table-cell office:value-type="float" office:value="5736">
            <text:p>5736</text:p>
          </table:table-cell>
          <table:table-cell office:value-type="string">
            <text:p>Es handelt sich um einen Bigfoot.</text:p>
          </table:table-cell>
        </table:table-row>
        <table:table-row table:style-name="ro2">
          <table:table-cell office:value-type="float" office:value="5737">
            <text:p>5737</text:p>
          </table:table-cell>
          <table:table-cell office:value-type="string">
            <text:p>Das Ziel ist ein Yeti.</text:p>
          </table:table-cell>
        </table:table-row>
        <table:table-row table:style-name="ro2">
          <table:table-cell office:value-type="float" office:value="5738">
            <text:p>5738</text:p>
          </table:table-cell>
          <table:table-cell office:value-type="string">
            <text:p>Es handelt sich um ein Killerkarnickel.</text:p>
          </table:table-cell>
        </table:table-row>
        <table:table-row table:style-name="ro2">
          <table:table-cell office:value-type="float" office:value="5739">
            <text:p>5739</text:p>
          </table:table-cell>
          <table:table-cell office:value-type="string">
            <text:p>Es handelt sich um ein Killerkarnickel.</text:p>
          </table:table-cell>
        </table:table-row>
        <table:table-row table:style-name="ro2">
          <table:table-cell office:value-type="float" office:value="5740">
            <text:p>5740</text:p>
          </table:table-cell>
          <table:table-cell office:value-type="string">
            <text:p>Das Ziel ist ein Killerkarnickel.</text:p>
          </table:table-cell>
        </table:table-row>
        <table:table-row table:style-name="ro2">
          <table:table-cell office:value-type="float" office:value="5741">
            <text:p>5741</text:p>
          </table:table-cell>
          <table:table-cell office:value-type="string">
            <text:p>Es ist ein rosa Killerkarnickel.</text:p>
          </table:table-cell>
        </table:table-row>
        <table:table-row table:style-name="ro2">
          <table:table-cell office:value-type="float" office:value="5742">
            <text:p>5742</text:p>
          </table:table-cell>
          <table:table-cell office:value-type="string">
            <text:p>Es handelt sich um ein Killerkarnickel.</text:p>
          </table:table-cell>
        </table:table-row>
        <table:table-row table:style-name="ro2">
          <table:table-cell office:value-type="float" office:value="5743">
            <text:p>5743</text:p>
          </table:table-cell>
          <table:table-cell office:value-type="string">
            <text:p>Es ist ein tollwütiges Killerkarnickel.</text:p>
          </table:table-cell>
        </table:table-row>
        <table:table-row table:style-name="ro2">
          <table:table-cell office:value-type="float" office:value="5744">
            <text:p>5744</text:p>
          </table:table-cell>
          <table:table-cell office:value-type="string">
            <text:p>Es ist ein gemeiner Pirat.</text:p>
          </table:table-cell>
        </table:table-row>
        <table:table-row table:style-name="ro2">
          <table:table-cell office:value-type="float" office:value="5745">
            <text:p>5745</text:p>
          </table:table-cell>
          <table:table-cell office:value-type="string">
            <text:p>Es handelt sich um den Abschaum der sieben Weltmeere.</text:p>
          </table:table-cell>
        </table:table-row>
        <table:table-row table:style-name="ro2">
          <table:table-cell office:value-type="float" office:value="5746">
            <text:p>5746</text:p>
          </table:table-cell>
          <table:table-cell office:value-type="string">
            <text:p>Das Ziel ist ein fieser Pirat.</text:p>
          </table:table-cell>
        </table:table-row>
        <table:table-row table:style-name="ro2">
          <table:table-cell office:value-type="float" office:value="5747">
            <text:p>5747</text:p>
          </table:table-cell>
          <table:table-cell office:value-type="string">
            <text:p>Es ist ein Taurus.</text:p>
          </table:table-cell>
        </table:table-row>
        <table:table-row table:style-name="ro2">
          <table:table-cell office:value-type="float" office:value="5748">
            <text:p>5748</text:p>
          </table:table-cell>
          <table:table-cell office:value-type="string">
            <text:p>Das Ziel ist ein Taurus.</text:p>
          </table:table-cell>
        </table:table-row>
        <table:table-row table:style-name="ro2">
          <table:table-cell office:value-type="float" office:value="5749">
            <text:p>5749</text:p>
          </table:table-cell>
          <table:table-cell office:value-type="string">
            <text:p>Es handelt sich um einen Taurus.</text:p>
          </table:table-cell>
        </table:table-row>
        <table:table-row table:style-name="ro2">
          <table:table-cell office:value-type="float" office:value="5750">
            <text:p>5750</text:p>
          </table:table-cell>
          <table:table-cell office:value-type="string">
            <text:p>Es ist ein Steingigant.</text:p>
          </table:table-cell>
        </table:table-row>
        <table:table-row table:style-name="ro2">
          <table:table-cell office:value-type="float" office:value="5751">
            <text:p>5751</text:p>
          </table:table-cell>
          <table:table-cell office:value-type="string">
            <text:p>Es handelt sich um einen Magmagiganten.</text:p>
          </table:table-cell>
        </table:table-row>
        <table:table-row table:style-name="ro2">
          <table:table-cell office:value-type="float" office:value="5752">
            <text:p>5752</text:p>
          </table:table-cell>
          <table:table-cell office:value-type="string">
            <text:p>Das Ziel ist ein Gnoll.</text:p>
          </table:table-cell>
        </table:table-row>
        <table:table-row table:style-name="ro2">
          <table:table-cell office:value-type="float" office:value="5753">
            <text:p>5753</text:p>
          </table:table-cell>
          <table:table-cell office:value-type="string">
            <text:p>Das Ziel ist ein Wintergnoll.</text:p>
          </table:table-cell>
        </table:table-row>
        <table:table-row table:style-name="ro2">
          <table:table-cell office:value-type="float" office:value="5754">
            <text:p>5754</text:p>
          </table:table-cell>
          <table:table-cell office:value-type="string">
            <text:p>Es ist ein sabbernder Gnoll.</text:p>
          </table:table-cell>
        </table:table-row>
        <table:table-row table:style-name="ro2">
          <table:table-cell office:value-type="float" office:value="5755">
            <text:p>5755</text:p>
          </table:table-cell>
          <table:table-cell office:value-type="string">
            <text:p>Es handelt sich um eine riesige Netzspinne.</text:p>
          </table:table-cell>
        </table:table-row>
        <table:table-row table:style-name="ro2">
          <table:table-cell office:value-type="float" office:value="5756">
            <text:p>5756</text:p>
          </table:table-cell>
          <table:table-cell office:value-type="string">
            <text:p>Das Ziel ist eine Terrortarantel.</text:p>
          </table:table-cell>
        </table:table-row>
        <table:table-row table:style-name="ro2">
          <table:table-cell office:value-type="float" office:value="5757">
            <text:p>5757</text:p>
          </table:table-cell>
          <table:table-cell office:value-type="string">
            <text:p>Es ist eine Baumspinne.</text:p>
          </table:table-cell>
        </table:table-row>
        <table:table-row table:style-name="ro2">
          <table:table-cell office:value-type="float" office:value="5758">
            <text:p>5758</text:p>
          </table:table-cell>
          <table:table-cell office:value-type="string">
            <text:p>Es handelt sich um einen Schneelöwen.</text:p>
          </table:table-cell>
        </table:table-row>
        <table:table-row table:style-name="ro2">
          <table:table-cell office:value-type="float" office:value="5759">
            <text:p>5759</text:p>
          </table:table-cell>
          <table:table-cell office:value-type="string">
            <text:p>Das Ziel ist ein Tiger.</text:p>
          </table:table-cell>
        </table:table-row>
        <table:table-row table:style-name="ro2">
          <table:table-cell office:value-type="float" office:value="5760">
            <text:p>5760</text:p>
          </table:table-cell>
          <table:table-cell office:value-type="string">
            <text:p>Es ist ein Panther.</text:p>
          </table:table-cell>
        </table:table-row>
        <table:table-row table:style-name="ro2">
          <table:table-cell office:value-type="float" office:value="5761">
            <text:p>5761</text:p>
          </table:table-cell>
          <table:table-cell office:value-type="string">
            <text:p>Es handelt sich um einen Berglöwen.</text:p>
          </table:table-cell>
        </table:table-row>
        <table:table-row table:style-name="ro2">
          <table:table-cell office:value-type="float" office:value="5762">
            <text:p>5762</text:p>
          </table:table-cell>
          <table:table-cell office:value-type="string">
            <text:p>Das Ziel ist ein tödlicher Skorpion.</text:p>
          </table:table-cell>
        </table:table-row>
        <table:table-row table:style-name="ro2">
          <table:table-cell office:value-type="float" office:value="5763">
            <text:p>5763</text:p>
          </table:table-cell>
          <table:table-cell office:value-type="string">
            <text:p>Es ist ein Dschungelskorpion.</text:p>
          </table:table-cell>
        </table:table-row>
        <table:table-row table:style-name="ro2">
          <table:table-cell office:value-type="float" office:value="5764">
            <text:p>5764</text:p>
          </table:table-cell>
          <table:table-cell office:value-type="string">
            <text:p>Es handelt sich um einen Schattenskorpion.</text:p>
          </table:table-cell>
        </table:table-row>
        <table:table-row table:style-name="ro2">
          <table:table-cell office:value-type="float" office:value="5765">
            <text:p>5765</text:p>
          </table:table-cell>
          <table:table-cell office:value-type="string">
            <text:p>Das Ziel ist ein Feuerstachelskorpion.</text:p>
          </table:table-cell>
        </table:table-row>
        <table:table-row table:style-name="ro2">
          <table:table-cell office:value-type="float" office:value="5766">
            <text:p>5766</text:p>
          </table:table-cell>
          <table:table-cell office:value-type="string">
            <text:p>Es ist ein fürchterlicher Succubus.</text:p>
          </table:table-cell>
        </table:table-row>
        <table:table-row table:style-name="ro2">
          <table:table-cell office:value-type="float" office:value="5767">
            <text:p>5767</text:p>
          </table:table-cell>
          <table:table-cell office:value-type="string">
            <text:p>Es handelt sich um eine Sumpfnymphomanin.</text:p>
          </table:table-cell>
        </table:table-row>
        <table:table-row table:style-name="ro2">
          <table:table-cell office:value-type="float" office:value="5768">
            <text:p>5768</text:p>
          </table:table-cell>
          <table:table-cell office:value-type="string">
            <text:p>Das Ziel ist eine höllische Höllenbraut.</text:p>
          </table:table-cell>
        </table:table-row>
        <table:table-row table:style-name="ro2">
          <table:table-cell office:value-type="float" office:value="5769">
            <text:p>5769</text:p>
          </table:table-cell>
          <table:table-cell office:value-type="string">
            <text:p>Es ist eine Hexe.</text:p>
          </table:table-cell>
        </table:table-row>
        <table:table-row table:style-name="ro2">
          <table:table-cell office:value-type="float" office:value="5770">
            <text:p>5770</text:p>
          </table:table-cell>
          <table:table-cell office:value-type="string">
            <text:p>Es handelt sich um einen wütenden Zentauer.</text:p>
          </table:table-cell>
        </table:table-row>
        <table:table-row table:style-name="ro2">
          <table:table-cell office:value-type="float" office:value="5771">
            <text:p>5771</text:p>
          </table:table-cell>
          <table:table-cell office:value-type="string">
            <text:p>Das Ziel ist ein zorniger Zentauer.</text:p>
          </table:table-cell>
        </table:table-row>
        <table:table-row table:style-name="ro2">
          <table:table-cell office:value-type="float" office:value="5772">
            <text:p>5772</text:p>
          </table:table-cell>
          <table:table-cell office:value-type="string">
            <text:p>Es ist ein rasender Zentauer.</text:p>
          </table:table-cell>
        </table:table-row>
        <table:table-row table:style-name="ro2">
          <table:table-cell office:value-type="float" office:value="5773">
            <text:p>5773</text:p>
          </table:table-cell>
          <table:table-cell office:value-type="string">
            <text:p>Es handelt sich um eine Banshee.</text:p>
          </table:table-cell>
        </table:table-row>
        <table:table-row table:style-name="ro2">
          <table:table-cell office:value-type="float" office:value="5774">
            <text:p>5774</text:p>
          </table:table-cell>
          <table:table-cell office:value-type="string">
            <text:p>Das Ziel ist ein bissiger Köter.</text:p>
          </table:table-cell>
        </table:table-row>
        <table:table-row table:style-name="ro2">
          <table:table-cell office:value-type="float" office:value="5775">
            <text:p>5775</text:p>
          </table:table-cell>
          <table:table-cell office:value-type="string">
            <text:p>Es ist ein Eiswolf.</text:p>
          </table:table-cell>
        </table:table-row>
        <table:table-row table:style-name="ro2">
          <table:table-cell office:value-type="float" office:value="5776">
            <text:p>5776</text:p>
          </table:table-cell>
          <table:table-cell office:value-type="string">
            <text:p>Es handelt sich um einen tollwütigen Wolf.</text:p>
          </table:table-cell>
        </table:table-row>
        <table:table-row table:style-name="ro2">
          <table:table-cell office:value-type="float" office:value="5777">
            <text:p>5777</text:p>
          </table:table-cell>
          <table:table-cell office:value-type="string">
            <text:p>Das Ziel ist ein grimmiger Wolf.</text:p>
          </table:table-cell>
        </table:table-row>
        <table:table-row table:style-name="ro2">
          <table:table-cell office:value-type="float" office:value="5778">
            <text:p>5778</text:p>
          </table:table-cell>
          <table:table-cell office:value-type="string">
            <text:p>Das Ziel ist ein Schlammblob.</text:p>
          </table:table-cell>
        </table:table-row>
        <table:table-row table:style-name="ro2">
          <table:table-cell office:value-type="float" office:value="5779">
            <text:p>5779</text:p>
          </table:table-cell>
          <table:table-cell office:value-type="string">
            <text:p>Es handelt sich um einen aggressiven Treibsand.</text:p>
          </table:table-cell>
        </table:table-row>
        <table:table-row table:style-name="ro2">
          <table:table-cell office:value-type="float" office:value="5780">
            <text:p>5780</text:p>
          </table:table-cell>
          <table:table-cell office:value-type="string">
            <text:p>Das Ziel ist ein Schleimblob.</text:p>
          </table:table-cell>
        </table:table-row>
        <table:table-row table:style-name="ro2">
          <table:table-cell office:value-type="float" office:value="5781">
            <text:p>5781</text:p>
          </table:table-cell>
          <table:table-cell office:value-type="string">
            <text:p>Es ist ein Lavablob.</text:p>
          </table:table-cell>
        </table:table-row>
        <table:table-row table:style-name="ro2">
          <table:table-cell office:value-type="float" office:value="5782">
            <text:p>5782</text:p>
          </table:table-cell>
          <table:table-cell office:value-type="string">
            <text:p>Es handelt sich um einen finsteren Vampir.</text:p>
          </table:table-cell>
        </table:table-row>
        <table:table-row table:style-name="ro2">
          <table:table-cell office:value-type="float" office:value="5783">
            <text:p>5783</text:p>
          </table:table-cell>
          <table:table-cell office:value-type="string">
            <text:p>Das Ziel ist ein blutdurstiger Vampir.</text:p>
          </table:table-cell>
        </table:table-row>
        <table:table-row table:style-name="ro2">
          <table:table-cell office:value-type="float" office:value="5784">
            <text:p>5784</text:p>
          </table:table-cell>
          <table:table-cell office:value-type="string">
            <text:p>Es handelt sich um einen bissigen Vampir.</text:p>
          </table:table-cell>
        </table:table-row>
        <table:table-row table:style-name="ro2">
          <table:table-cell office:value-type="float" office:value="5785">
            <text:p>5785</text:p>
          </table:table-cell>
          <table:table-cell office:value-type="string">
            <text:p>Es ist ein gemeiner Gremlin.</text:p>
          </table:table-cell>
        </table:table-row>
        <table:table-row table:style-name="ro2">
          <table:table-cell office:value-type="float" office:value="5786">
            <text:p>5786</text:p>
          </table:table-cell>
          <table:table-cell office:value-type="string">
            <text:p>Es handelt sich um einen fiesen Feuergremlin.</text:p>
          </table:table-cell>
        </table:table-row>
        <table:table-row table:style-name="ro2">
          <table:table-cell office:value-type="float" office:value="5787">
            <text:p>5787</text:p>
          </table:table-cell>
          <table:table-cell office:value-type="string">
            <text:p>Das Ziel ist ein bösartiger Gremlin.</text:p>
          </table:table-cell>
        </table:table-row>
        <table:table-row table:style-name="ro2">
          <table:table-cell office:value-type="float" office:value="5788">
            <text:p>5788</text:p>
          </table:table-cell>
          <table:table-cell office:value-type="string">
            <text:p>Es ist ein heimtückischer Gremlin.</text:p>
          </table:table-cell>
        </table:table-row>
        <table:table-row table:style-name="ro2">
          <table:table-cell office:value-type="float" office:value="5789">
            <text:p>5789</text:p>
          </table:table-cell>
          <table:table-cell office:value-type="string">
            <text:p>Es handelt sich um einen grausamen Dämonenkrieger.</text:p>
          </table:table-cell>
        </table:table-row>
        <table:table-row table:style-name="ro2">
          <table:table-cell office:value-type="float" office:value="5790">
            <text:p>5790</text:p>
          </table:table-cell>
          <table:table-cell office:value-type="string">
            <text:p>Das Ziel ist ein garstiger Hassdämon.</text:p>
          </table:table-cell>
        </table:table-row>
        <table:table-row table:style-name="ro2">
          <table:table-cell office:value-type="float" office:value="5791">
            <text:p>5791</text:p>
          </table:table-cell>
          <table:table-cell office:value-type="string">
            <text:p>Es ist eine finstere Höllenkreatur.</text:p>
          </table:table-cell>
        </table:table-row>
        <table:table-row table:style-name="ro2">
          <table:table-cell office:value-type="float" office:value="5792">
            <text:p>5792</text:p>
          </table:table-cell>
          <table:table-cell office:value-type="string">
            <text:p>Es handelt sich um einen stinkenden Banditen.</text:p>
          </table:table-cell>
        </table:table-row>
        <table:table-row table:style-name="ro2">
          <table:table-cell office:value-type="float" office:value="5793">
            <text:p>5793</text:p>
          </table:table-cell>
          <table:table-cell office:value-type="string">
            <text:p>Das Ziel ist ein fieser Räuber.</text:p>
          </table:table-cell>
        </table:table-row>
        <table:table-row table:style-name="ro2">
          <table:table-cell office:value-type="float" office:value="5794">
            <text:p>5794</text:p>
          </table:table-cell>
          <table:table-cell office:value-type="string">
            <text:p>Es ist ein heimtückischer Wegelagerer.</text:p>
          </table:table-cell>
        </table:table-row>
        <table:table-row table:style-name="ro2">
          <table:table-cell office:value-type="float" office:value="5795">
            <text:p>5795</text:p>
          </table:table-cell>
          <table:table-cell office:value-type="string">
            <text:p>Es handelt sich um einen Basilisken.</text:p>
          </table:table-cell>
        </table:table-row>
        <table:table-row table:style-name="ro2">
          <table:table-cell office:value-type="float" office:value="5796">
            <text:p>5796</text:p>
          </table:table-cell>
          <table:table-cell office:value-type="string">
            <text:p>Das Ziel ist ein Feuerbasilisk.</text:p>
          </table:table-cell>
        </table:table-row>
        <table:table-row table:style-name="ro2">
          <table:table-cell office:value-type="float" office:value="5797">
            <text:p>5797</text:p>
          </table:table-cell>
          <table:table-cell office:value-type="string">
            <text:p>Es ist ein bissiges Alien.</text:p>
          </table:table-cell>
        </table:table-row>
        <table:table-row table:style-name="ro2">
          <table:table-cell office:value-type="float" office:value="5798">
            <text:p>5798</text:p>
          </table:table-cell>
          <table:table-cell office:value-type="string">
            <text:p>Es handelt sich um ein außerirdisches Alien von einem fremden Planeten.</text:p>
          </table:table-cell>
        </table:table-row>
        <table:table-row table:style-name="ro2">
          <table:table-cell office:value-type="float" office:value="5799">
            <text:p>5799</text:p>
          </table:table-cell>
          <table:table-cell office:value-type="string">
            <text:p>Das Ziel ist ein tödliches Alien.</text:p>
          </table:table-cell>
        </table:table-row>
        <table:table-row table:style-name="ro2">
          <table:table-cell office:value-type="float" office:value="5800">
            <text:p>5800</text:p>
          </table:table-cell>
          <table:table-cell office:value-type="string">
            <text:p>Es ist ein schwarzer Reiter.</text:p>
          </table:table-cell>
        </table:table-row>
        <table:table-row table:style-name="ro2">
          <table:table-cell office:value-type="float" office:value="5801">
            <text:p>5801</text:p>
          </table:table-cell>
          <table:table-cell office:value-type="string">
            <text:p>Es handelt sich um ein Feuerelementar.</text:p>
          </table:table-cell>
        </table:table-row>
        <table:table-row table:style-name="ro2">
          <table:table-cell office:value-type="float" office:value="5802">
            <text:p>5802</text:p>
          </table:table-cell>
          <table:table-cell office:value-type="string">
            <text:p>Das Ziel ist ein garstiger Gargoyle.</text:p>
          </table:table-cell>
        </table:table-row>
        <table:table-row table:style-name="ro2">
          <table:table-cell office:value-type="float" office:value="5803">
            <text:p>5803</text:p>
          </table:table-cell>
          <table:table-cell office:value-type="string">
            <text:p>Es ist ein poröser Gargoyle.</text:p>
          </table:table-cell>
        </table:table-row>
        <table:table-row table:style-name="ro2">
          <table:table-cell office:value-type="float" office:value="5804">
            <text:p>5804</text:p>
          </table:table-cell>
          <table:table-cell office:value-type="string">
            <text:p>Es handelt sich um ein schlecht gelauntes Sumpfkrokodil.</text:p>
          </table:table-cell>
        </table:table-row>
        <table:table-row table:style-name="ro2">
          <table:table-cell office:value-type="float" office:value="5805">
            <text:p>5805</text:p>
          </table:table-cell>
          <table:table-cell office:value-type="string">
            <text:p>Das Ziel ist ein Frostalligator.</text:p>
          </table:table-cell>
        </table:table-row>
        <table:table-row table:style-name="ro2">
          <table:table-cell office:value-type="float" office:value="5806">
            <text:p>5806</text:p>
          </table:table-cell>
          <table:table-cell office:value-type="string">
            <text:p>Es ist ein Schattenalligator.</text:p>
          </table:table-cell>
        </table:table-row>
        <table:table-row table:style-name="ro2">
          <table:table-cell office:value-type="float" office:value="5807">
            <text:p>5807</text:p>
          </table:table-cell>
          <table:table-cell office:value-type="string">
            <text:p>Es handelt sich um ein Schlammkrokodil.</text:p>
          </table:table-cell>
        </table:table-row>
        <table:table-row table:style-name="ro2">
          <table:table-cell office:value-type="float" office:value="5808">
            <text:p>5808</text:p>
          </table:table-cell>
          <table:table-cell office:value-type="string">
            <text:p>Das Ziel ist ein weißer Gorilla.</text:p>
          </table:table-cell>
        </table:table-row>
        <table:table-row table:style-name="ro2">
          <table:table-cell office:value-type="float" office:value="5809">
            <text:p>5809</text:p>
          </table:table-cell>
          <table:table-cell office:value-type="string">
            <text:p>Das Ziel ist ein Gorilla.</text:p>
          </table:table-cell>
        </table:table-row>
        <table:table-row table:style-name="ro2">
          <table:table-cell office:value-type="float" office:value="5810">
            <text:p>5810</text:p>
          </table:table-cell>
          <table:table-cell office:value-type="string">
            <text:p>Es handelt sich um einen Berggorilla.</text:p>
          </table:table-cell>
        </table:table-row>
        <table:table-row table:style-name="ro2">
          <table:table-cell office:value-type="float" office:value="5811">
            <text:p>5811</text:p>
          </table:table-cell>
          <table:table-cell office:value-type="string">
            <text:p>Es ist ein Skelett.</text:p>
          </table:table-cell>
        </table:table-row>
        <table:table-row table:style-name="ro2">
          <table:table-cell office:value-type="float" office:value="5812">
            <text:p>5812</text:p>
          </table:table-cell>
          <table:table-cell office:value-type="string">
            <text:p>Es ist ein Skelettmagier.</text:p>
          </table:table-cell>
        </table:table-row>
        <table:table-row table:style-name="ro2">
          <table:table-cell office:value-type="float" office:value="5813">
            <text:p>5813</text:p>
          </table:table-cell>
          <table:table-cell office:value-type="string">
            <text:p>Es handelt sich um einen Skelettmagier.</text:p>
          </table:table-cell>
        </table:table-row>
        <table:table-row table:style-name="ro2">
          <table:table-cell office:value-type="float" office:value="5814">
            <text:p>5814</text:p>
          </table:table-cell>
          <table:table-cell office:value-type="string">
            <text:p>Das Ziel ist ein Skelettkrieger.</text:p>
          </table:table-cell>
        </table:table-row>
        <table:table-row table:style-name="ro2">
          <table:table-cell office:value-type="float" office:value="5815">
            <text:p>5815</text:p>
          </table:table-cell>
          <table:table-cell office:value-type="string">
            <text:p>Es ist ein Skelettkrieger.</text:p>
          </table:table-cell>
        </table:table-row>
        <table:table-row table:style-name="ro2">
          <table:table-cell office:value-type="float" office:value="5816">
            <text:p>5816</text:p>
          </table:table-cell>
          <table:table-cell office:value-type="string">
            <text:p>Es handelt sich um einen schrecklichen Skelettwächter.</text:p>
          </table:table-cell>
        </table:table-row>
        <table:table-row table:style-name="ro2">
          <table:table-cell office:value-type="float" office:value="5817">
            <text:p>5817</text:p>
          </table:table-cell>
          <table:table-cell office:value-type="string">
            <text:p>Das Ziel ist eine Medusa.</text:p>
          </table:table-cell>
        </table:table-row>
        <table:table-row table:style-name="ro2">
          <table:table-cell office:value-type="float" office:value="5818">
            <text:p>5818</text:p>
          </table:table-cell>
          <table:table-cell office:value-type="string">
            <text:p>Es ist eine Medusa.</text:p>
          </table:table-cell>
        </table:table-row>
        <table:table-row table:style-name="ro2">
          <table:table-cell office:value-type="float" office:value="5819">
            <text:p>5819</text:p>
          </table:table-cell>
          <table:table-cell office:value-type="string">
            <text:p>Es handelt sich um ein unschuldiges Elefantenbaby.</text:p>
          </table:table-cell>
        </table:table-row>
        <table:table-row table:style-name="ro2">
          <table:table-cell office:value-type="float" office:value="5820">
            <text:p>5820</text:p>
          </table:table-cell>
          <table:table-cell office:value-type="string">
            <text:p>Das Ziel ist ein Löwe.</text:p>
          </table:table-cell>
        </table:table-row>
        <table:table-row table:style-name="ro2">
          <table:table-cell office:value-type="float" office:value="5821">
            <text:p>5821</text:p>
          </table:table-cell>
          <table:table-cell office:value-type="string">
            <text:p>Es ist ein Wildschwein.</text:p>
          </table:table-cell>
        </table:table-row>
        <table:table-row table:style-name="ro2">
          <table:table-cell office:value-type="float" office:value="5822">
            <text:p>5822</text:p>
          </table:table-cell>
          <table:table-cell office:value-type="string">
            <text:p>Es handelt sich um ein Wildschwein.</text:p>
          </table:table-cell>
        </table:table-row>
        <table:table-row table:style-name="ro2">
          <table:table-cell office:value-type="float" office:value="5823">
            <text:p>5823</text:p>
          </table:table-cell>
          <table:table-cell office:value-type="string">
            <text:p>Das Ziel ist ein Wirbelwind.</text:p>
          </table:table-cell>
        </table:table-row>
        <table:table-row table:style-name="ro2">
          <table:table-cell office:value-type="float" office:value="5824">
            <text:p>5824</text:p>
          </table:table-cell>
          <table:table-cell office:value-type="string">
            <text:p>Es ist ein Sandsturm.</text:p>
          </table:table-cell>
        </table:table-row>
        <table:table-row table:style-name="ro2">
          <table:table-cell office:value-type="float" office:value="5825">
            <text:p>5825</text:p>
          </table:table-cell>
          <table:table-cell office:value-type="string">
            <text:p>Es handelt sich um einen Insektenschwarm.</text:p>
          </table:table-cell>
        </table:table-row>
        <table:table-row table:style-name="ro2">
          <table:table-cell office:value-type="float" office:value="5826">
            <text:p>5826</text:p>
          </table:table-cell>
          <table:table-cell office:value-type="string">
            <text:p>Das Ziel ist ein Terrorbaum.</text:p>
          </table:table-cell>
        </table:table-row>
        <table:table-row table:style-name="ro2">
          <table:table-cell office:value-type="float" office:value="5827">
            <text:p>5827</text:p>
          </table:table-cell>
          <table:table-cell office:value-type="string">
            <text:p>Es ist ein verseuchter Terrorbaum.</text:p>
          </table:table-cell>
        </table:table-row>
        <table:table-row table:style-name="ro2">
          <table:table-cell office:value-type="float" office:value="5828">
            <text:p>5828</text:p>
          </table:table-cell>
          <table:table-cell office:value-type="string">
            <text:p>Es handelt sich um ein Gespenst.</text:p>
          </table:table-cell>
        </table:table-row>
        <table:table-row table:style-name="ro2">
          <table:table-cell office:value-type="float" office:value="5829">
            <text:p>5829</text:p>
          </table:table-cell>
          <table:table-cell office:value-type="string">
            <text:p>Das Ziel ist ein roter Glompf.</text:p>
          </table:table-cell>
        </table:table-row>
        <table:table-row table:style-name="ro2">
          <table:table-cell office:value-type="float" office:value="5830">
            <text:p>5830</text:p>
          </table:table-cell>
          <table:table-cell office:value-type="string">
            <text:p>Es ist ein blauer Glompf.</text:p>
          </table:table-cell>
        </table:table-row>
        <table:table-row table:style-name="ro2">
          <table:table-cell office:value-type="float" office:value="5831">
            <text:p>5831</text:p>
          </table:table-cell>
          <table:table-cell office:value-type="string">
            <text:p>Es handelt sich um einen grünen Glompf.</text:p>
          </table:table-cell>
        </table:table-row>
        <table:table-row table:style-name="ro2">
          <table:table-cell office:value-type="float" office:value="5832">
            <text:p>5832</text:p>
          </table:table-cell>
          <table:table-cell office:value-type="string">
            <text:p>Das Ziel ist ein Zyklop.</text:p>
          </table:table-cell>
        </table:table-row>
        <table:table-row table:style-name="ro2">
          <table:table-cell office:value-type="float" office:value="5833">
            <text:p>5833</text:p>
          </table:table-cell>
          <table:table-cell office:value-type="string">
            <text:p>Es ist ein Zyklop.</text:p>
          </table:table-cell>
        </table:table-row>
        <table:table-row table:style-name="ro2">
          <table:table-cell office:value-type="float" office:value="5834">
            <text:p>5834</text:p>
          </table:table-cell>
          <table:table-cell office:value-type="string">
            <text:p>Es handelt sich um einen Feuerzyklop.</text:p>
          </table:table-cell>
        </table:table-row>
        <table:table-row table:style-name="ro2">
          <table:table-cell office:value-type="float" office:value="5835">
            <text:p>5835</text:p>
          </table:table-cell>
          <table:table-cell office:value-type="string">
            <text:p>Das Ziel ist ein Zyklop.</text:p>
          </table:table-cell>
        </table:table-row>
        <table:table-row table:style-name="ro2">
          <table:table-cell office:value-type="float" office:value="5836">
            <text:p>5836</text:p>
          </table:table-cell>
          <table:table-cell office:value-type="string">
            <text:p>Es ist ein Oktopus.</text:p>
          </table:table-cell>
        </table:table-row>
        <table:table-row table:style-name="ro2">
          <table:table-cell office:value-type="float" office:value="5837">
            <text:p>5837</text:p>
          </table:table-cell>
          <table:table-cell office:value-type="string">
            <text:p>Es handelt sich um einen Mafioso.</text:p>
          </table:table-cell>
        </table:table-row>
        <table:table-row table:style-name="ro2">
          <table:table-cell office:value-type="float" office:value="5838">
            <text:p>5838</text:p>
          </table:table-cell>
          <table:table-cell office:value-type="string">
            <text:p>Man munkelt, es gäbe dort einen grauen Dragor.</text:p>
          </table:table-cell>
        </table:table-row>
        <table:table-row table:style-name="ro2">
          <table:table-cell office:value-type="float" office:value="5844">
            <text:p>5844</text:p>
          </table:table-cell>
          <table:table-cell office:value-type="string">
            <text:p>Es handelt sich um einen seltsamen Kampfmönch.</text:p>
          </table:table-cell>
        </table:table-row>
        <table:table-row table:style-name="ro2">
          <table:table-cell office:value-type="float" office:value="5847">
            <text:p>5847</text:p>
          </table:table-cell>
          <table:table-cell office:value-type="string">
            <text:p>Ein riesiger Dragor speit dort fortwährend Höllenfeuer.</text:p>
          </table:table-cell>
        </table:table-row>
        <table:table-row table:style-name="ro2">
          <table:table-cell office:value-type="float" office:value="5851">
            <text:p>5851</text:p>
          </table:table-cell>
          <table:table-cell office:value-type="string">
            <text:p>Ein Echsenkrieger fuchtelt dort mit scharfen Klingen herum.</text:p>
          </table:table-cell>
        </table:table-row>
        <table:table-row table:style-name="ro2">
          <table:table-cell office:value-type="float" office:value="5854">
            <text:p>5854</text:p>
          </table:table-cell>
          <table:table-cell office:value-type="string">
            <text:p>Was immer es für ein Viech ist, das dort gesehen wurde: Es kommt von sehr weit her.</text:p>
          </table:table-cell>
        </table:table-row>
        <table:table-row table:style-name="ro2">
          <table:table-cell office:value-type="float" office:value="5856">
            <text:p>5856</text:p>
          </table:table-cell>
          <table:table-cell office:value-type="string">
            <text:p>Man erzählt von kleinen grünen Männchen.</text:p>
          </table:table-cell>
        </table:table-row>
        <table:table-row table:style-name="ro2">
          <table:table-cell office:value-type="float" office:value="5900">
            <text:p>5900</text:p>
          </table:table-cell>
          <table:table-cell office:value-type="string">
            <text:p>Der alte Eimer</text:p>
          </table:table-cell>
        </table:table-row>
        <table:table-row table:style-name="ro2">
          <table:table-cell office:value-type="float" office:value="5901">
            <text:p>5901</text:p>
          </table:table-cell>
          <table:table-cell office:value-type="string">
            <text:p>Eine Tüte voll Erdnüsse</text:p>
          </table:table-cell>
        </table:table-row>
        <table:table-row table:style-name="ro2">
          <table:table-cell office:value-type="float" office:value="5902">
            <text:p>5902</text:p>
          </table:table-cell>
          <table:table-cell office:value-type="string">
            <text:p>Der alte Hut</text:p>
          </table:table-cell>
        </table:table-row>
        <table:table-row table:style-name="ro2">
          <table:table-cell office:value-type="float" office:value="5903">
            <text:p>5903</text:p>
          </table:table-cell>
          <table:table-cell office:value-type="string">
            <text:p>Das neutrale Paket</text:p>
          </table:table-cell>
        </table:table-row>
        <table:table-row table:style-name="ro2">
          <table:table-cell office:value-type="float" office:value="5904">
            <text:p>5904</text:p>
          </table:table-cell>
          <table:table-cell office:value-type="string">
            <text:p>Das gummiartige Schwert</text:p>
          </table:table-cell>
        </table:table-row>
        <table:table-row table:style-name="ro2">
          <table:table-cell office:value-type="float" office:value="5905">
            <text:p>5905</text:p>
          </table:table-cell>
          <table:table-cell office:value-type="string">
            <text:p>Eine leere Kiste Gold</text:p>
          </table:table-cell>
        </table:table-row>
        <table:table-row table:style-name="ro2">
          <table:table-cell office:value-type="float" office:value="5906">
            <text:p>5906</text:p>
          </table:table-cell>
          <table:table-cell office:value-type="string">
            <text:p>Eine Kiste voll Blei</text:p>
          </table:table-cell>
        </table:table-row>
        <table:table-row table:style-name="ro2">
          <table:table-cell office:value-type="float" office:value="5907">
            <text:p>5907</text:p>
          </table:table-cell>
          <table:table-cell office:value-type="string">
            <text:p>Auftraggeber in der Kiste</text:p>
          </table:table-cell>
        </table:table-row>
        <table:table-row table:style-name="ro2">
          <table:table-cell office:value-type="float" office:value="5908">
            <text:p>5908</text:p>
          </table:table-cell>
          <table:table-cell office:value-type="string">
            <text:p>Die Sänfte</text:p>
          </table:table-cell>
        </table:table-row>
        <table:table-row table:style-name="ro2">
          <table:table-cell office:value-type="float" office:value="5909">
            <text:p>5909</text:p>
          </table:table-cell>
          <table:table-cell office:value-type="string">
            <text:p>Die Briefmarkensammlung</text:p>
          </table:table-cell>
        </table:table-row>
        <table:table-row table:style-name="ro2">
          <table:table-cell office:value-type="float" office:value="5910">
            <text:p>5910</text:p>
          </table:table-cell>
          <table:table-cell office:value-type="string">
            <text:p>Ein Satz neuer Wagenräder</text:p>
          </table:table-cell>
        </table:table-row>
        <table:table-row table:style-name="ro2">
          <table:table-cell office:value-type="float" office:value="5911">
            <text:p>5911</text:p>
          </table:table-cell>
          <table:table-cell office:value-type="string">
            <text:p>Sautreiben</text:p>
          </table:table-cell>
        </table:table-row>
        <table:table-row table:style-name="ro2">
          <table:table-cell office:value-type="float" office:value="5912">
            <text:p>5912</text:p>
          </table:table-cell>
          <table:table-cell office:value-type="string">
            <text:p>Der Cowboy</text:p>
          </table:table-cell>
        </table:table-row>
        <table:table-row table:style-name="ro2">
          <table:table-cell office:value-type="float" office:value="5913">
            <text:p>5913</text:p>
          </table:table-cell>
          <table:table-cell office:value-type="string">
            <text:p>Das Schaf</text:p>
          </table:table-cell>
        </table:table-row>
        <table:table-row table:style-name="ro2">
          <table:table-cell office:value-type="float" office:value="5914">
            <text:p>5914</text:p>
          </table:table-cell>
          <table:table-cell office:value-type="string">
            <text:p>Das Killerspiel</text:p>
          </table:table-cell>
        </table:table-row>
        <table:table-row table:style-name="ro2">
          <table:table-cell office:value-type="float" office:value="5915">
            <text:p>5915</text:p>
          </table:table-cell>
          <table:table-cell office:value-type="string">
            <text:p>Ein Sack Mehl</text:p>
          </table:table-cell>
        </table:table-row>
        <table:table-row table:style-name="ro2">
          <table:table-cell office:value-type="float" office:value="5916">
            <text:p>5916</text:p>
          </table:table-cell>
          <table:table-cell office:value-type="string">
            <text:p>Die rostige Beinschiene</text:p>
          </table:table-cell>
        </table:table-row>
        <table:table-row table:style-name="ro2">
          <table:table-cell office:value-type="float" office:value="5917">
            <text:p>5917</text:p>
          </table:table-cell>
          <table:table-cell office:value-type="string">
            <text:p>Die Feder</text:p>
          </table:table-cell>
        </table:table-row>
        <table:table-row table:style-name="ro2">
          <table:table-cell office:value-type="float" office:value="5918">
            <text:p>5918</text:p>
          </table:table-cell>
          <table:table-cell office:value-type="string">
            <text:p>Der Schrumpfkopf</text:p>
          </table:table-cell>
        </table:table-row>
        <table:table-row table:style-name="ro2">
          <table:table-cell office:value-type="float" office:value="5919">
            <text:p>5919</text:p>
          </table:table-cell>
          <table:table-cell office:value-type="string">
            <text:p>Ein Büschel Haare</text:p>
          </table:table-cell>
        </table:table-row>
        <table:table-row table:style-name="ro2">
          <table:table-cell office:value-type="float" office:value="5920">
            <text:p>5920</text:p>
          </table:table-cell>
          <table:table-cell office:value-type="string">
            <text:p>Der Farbeimer</text:p>
          </table:table-cell>
        </table:table-row>
        <table:table-row table:style-name="ro2">
          <table:table-cell office:value-type="float" office:value="5921">
            <text:p>5921</text:p>
          </table:table-cell>
          <table:table-cell office:value-type="string">
            <text:p>Der Epische Gegenstand</text:p>
          </table:table-cell>
        </table:table-row>
        <table:table-row table:style-name="ro2">
          <table:table-cell office:value-type="float" office:value="5950">
            <text:p>5950</text:p>
          </table:table-cell>
          <table:table-cell office:value-type="string">
            <text:p>Du musst diesen alten Eimer</text:p>
          </table:table-cell>
        </table:table-row>
        <table:table-row table:style-name="ro2">
          <table:table-cell office:value-type="float" office:value="5951">
            <text:p>5951</text:p>
          </table:table-cell>
          <table:table-cell office:value-type="string">
            <text:p>Du musst diese Tüte Erdnüsse</text:p>
          </table:table-cell>
        </table:table-row>
        <table:table-row table:style-name="ro2">
          <table:table-cell office:value-type="float" office:value="5952">
            <text:p>5952</text:p>
          </table:table-cell>
          <table:table-cell office:value-type="string">
            <text:p>Du sollst diesen alten Hut</text:p>
          </table:table-cell>
        </table:table-row>
        <table:table-row table:style-name="ro2">
          <table:table-cell office:value-type="float" office:value="5953">
            <text:p>5953</text:p>
          </table:table-cell>
          <table:table-cell office:value-type="string">
            <text:p>Du musst dieses neutral verpackte Paket voller... äh... Socken...</text:p>
          </table:table-cell>
        </table:table-row>
        <table:table-row table:style-name="ro2">
          <table:table-cell office:value-type="float" office:value="5954">
            <text:p>5954</text:p>
          </table:table-cell>
          <table:table-cell office:value-type="string">
            <text:p>Dieses wahnsinnig unpraktische gummiartige Schwert darfst du höchstpersönlich</text:p>
          </table:table-cell>
        </table:table-row>
        <table:table-row table:style-name="ro2">
          <table:table-cell office:value-type="float" office:value="5955">
            <text:p>5955</text:p>
          </table:table-cell>
          <table:table-cell office:value-type="string">
            <text:p>Du musst diese leere Kiste Gold</text:p>
          </table:table-cell>
        </table:table-row>
        <table:table-row table:style-name="ro2">
          <table:table-cell office:value-type="float" office:value="5956">
            <text:p>5956</text:p>
          </table:table-cell>
          <table:table-cell office:value-type="string">
            <text:p>Diese handliche Kiste voll Blei sollst du</text:p>
          </table:table-cell>
        </table:table-row>
        <table:table-row table:style-name="ro2">
          <table:table-cell office:value-type="float" office:value="5957">
            <text:p>5957</text:p>
          </table:table-cell>
          <table:table-cell office:value-type="string">
            <text:p>Siehst du diese Kiste? Da werde ich gleich hinein steigen. Du musst sie unbedingt</text:p>
          </table:table-cell>
        </table:table-row>
        <table:table-row table:style-name="ro2">
          <table:table-cell office:value-type="float" office:value="5958">
            <text:p>5958</text:p>
          </table:table-cell>
          <table:table-cell office:value-type="string">
            <text:p>Es geht um diese Sänfte hier. Du musst sie</text:p>
          </table:table-cell>
        </table:table-row>
        <table:table-row table:style-name="ro2">
          <table:table-cell office:value-type="float" office:value="5959">
            <text:p>5959</text:p>
          </table:table-cell>
          <table:table-cell office:value-type="string">
            <text:p>Du sollst meine unbezahlbare Briefmarkensammlung sicher</text:p>
          </table:table-cell>
        </table:table-row>
        <table:table-row table:style-name="ro2">
          <table:table-cell office:value-type="float" office:value="5960">
            <text:p>5960</text:p>
          </table:table-cell>
          <table:table-cell office:value-type="string">
            <text:p>Diesen Satz neue Wagenräder musst du unbedingt</text:p>
          </table:table-cell>
        </table:table-row>
        <table:table-row table:style-name="ro2">
          <table:table-cell office:value-type="float" office:value="5961">
            <text:p>5961</text:p>
          </table:table-cell>
          <table:table-cell office:value-type="string">
            <text:p>Du musst diese Sau hier durchs Dorf treiben und anschließend</text:p>
          </table:table-cell>
        </table:table-row>
        <table:table-row table:style-name="ro2">
          <table:table-cell office:value-type="float" office:value="5962">
            <text:p>5962</text:p>
          </table:table-cell>
          <table:table-cell office:value-type="string">
            <text:p>Schau nur, was für ein prächtiges Rind! Du musst es unbedingt</text:p>
          </table:table-cell>
        </table:table-row>
        <table:table-row table:style-name="ro2">
          <table:table-cell office:value-type="float" office:value="5963">
            <text:p>5963</text:p>
          </table:table-cell>
          <table:table-cell office:value-type="string">
            <text:p>Dieses Schaf hat hier nichts zu suchen. Darum musst du es unverzüglich</text:p>
          </table:table-cell>
        </table:table-row>
        <table:table-row table:style-name="ro2">
          <table:table-cell office:value-type="float" office:value="5964">
            <text:p>5964</text:p>
          </table:table-cell>
          <table:table-cell office:value-type="string">
            <text:p>Ich habe hier ein überaus brutales Killerspiel. Sofern du volljährig bist, musst du es für mich</text:p>
          </table:table-cell>
        </table:table-row>
        <table:table-row table:style-name="ro2">
          <table:table-cell office:value-type="float" office:value="5965">
            <text:p>5965</text:p>
          </table:table-cell>
          <table:table-cell office:value-type="string">
            <text:p>Diesen Sack Mehl sollst du</text:p>
          </table:table-cell>
        </table:table-row>
        <table:table-row table:style-name="ro2">
          <table:table-cell office:value-type="float" office:value="5966">
            <text:p>5966</text:p>
          </table:table-cell>
          <table:table-cell office:value-type="string">
            <text:p>Diese rostige Beinschiene hier darfst du</text:p>
          </table:table-cell>
        </table:table-row>
        <table:table-row table:style-name="ro2">
          <table:table-cell office:value-type="float" office:value="5967">
            <text:p>5967</text:p>
          </table:table-cell>
          <table:table-cell office:value-type="string">
            <text:p>Diese Feder hier musst du</text:p>
          </table:table-cell>
        </table:table-row>
        <table:table-row table:style-name="ro2">
          <table:table-cell office:value-type="float" office:value="5968">
            <text:p>5968</text:p>
          </table:table-cell>
          <table:table-cell office:value-type="string">
            <text:p>Du sollst diesen Schrumpfkopf</text:p>
          </table:table-cell>
        </table:table-row>
        <table:table-row table:style-name="ro2">
          <table:table-cell office:value-type="float" office:value="5969">
            <text:p>5969</text:p>
          </table:table-cell>
          <table:table-cell office:value-type="string">
            <text:p>Du darfst dieses Büschel Haare</text:p>
          </table:table-cell>
        </table:table-row>
        <table:table-row table:style-name="ro2">
          <table:table-cell office:value-type="float" office:value="5970">
            <text:p>5970</text:p>
          </table:table-cell>
          <table:table-cell office:value-type="string">
            <text:p>Du musst diesen Eimer Farbe unbeschadet</text:p>
          </table:table-cell>
        </table:table-row>
        <table:table-row table:style-name="ro2">
          <table:table-cell office:value-type="float" office:value="5971">
            <text:p>5971</text:p>
          </table:table-cell>
          <table:table-cell office:value-type="string">
            <text:p>Diesen epischen Gegenstand sollst du</text:p>
          </table:table-cell>
        </table:table-row>
        <table:table-row table:style-name="ro2">
          <table:table-cell office:value-type="float" office:value="6000">
            <text:p>6000</text:p>
          </table:table-cell>
          <table:table-cell office:value-type="string">
            <text:p>in den Wucherdschungel bringen.</text:p>
          </table:table-cell>
        </table:table-row>
        <table:table-row table:style-name="ro2">
          <table:table-cell office:value-type="float" office:value="6001">
            <text:p>6001</text:p>
          </table:table-cell>
          <table:table-cell office:value-type="string">
            <text:p>auf die Totenkopfinsel verschiffen.</text:p>
          </table:table-cell>
        </table:table-row>
        <table:table-row table:style-name="ro2">
          <table:table-cell office:value-type="float" office:value="6002">
            <text:p>6002</text:p>
          </table:table-cell>
          <table:table-cell office:value-type="string">
            <text:p>in den Immernachtwald verfrachten.</text:p>
          </table:table-cell>
        </table:table-row>
        <table:table-row table:style-name="ro2">
          <table:table-cell office:value-type="float" office:value="6003">
            <text:p>6003</text:p>
          </table:table-cell>
          <table:table-cell office:value-type="string">
            <text:p>in die Stolpersteppe schleppen.</text:p>
          </table:table-cell>
        </table:table-row>
        <table:table-row table:style-name="ro2">
          <table:table-cell office:value-type="float" office:value="6004">
            <text:p>6004</text:p>
          </table:table-cell>
          <table:table-cell office:value-type="string">
            <text:p>ins Schattenfelsgebirge bringen.</text:p>
          </table:table-cell>
        </table:table-row>
        <table:table-row table:style-name="ro2">
          <table:table-cell office:value-type="float" office:value="6005">
            <text:p>6005</text:p>
          </table:table-cell>
          <table:table-cell office:value-type="string">
            <text:p>durch den Spalta-Canyon schleppen.</text:p>
          </table:table-cell>
        </table:table-row>
        <table:table-row table:style-name="ro2">
          <table:table-cell office:value-type="float" office:value="6006">
            <text:p>6006</text:p>
          </table:table-cell>
          <table:table-cell office:value-type="string">
            <text:p>in die Schwarzwassersümpfe bringen.</text:p>
          </table:table-cell>
        </table:table-row>
        <table:table-row table:style-name="ro2">
          <table:table-cell office:value-type="float" office:value="6007">
            <text:p>6007</text:p>
          </table:table-cell>
          <table:table-cell office:value-type="string">
            <text:p>auf die Insel Scarpa bringen.</text:p>
          </table:table-cell>
        </table:table-row>
        <table:table-row table:style-name="ro2">
          <table:table-cell office:value-type="float" office:value="6008">
            <text:p>6008</text:p>
          </table:table-cell>
          <table:table-cell office:value-type="string">
            <text:p>ins Fangzahngebirge bringen.</text:p>
          </table:table-cell>
        </table:table-row>
        <table:table-row table:style-name="ro2">
          <table:table-cell office:value-type="float" office:value="6009">
            <text:p>6009</text:p>
          </table:table-cell>
          <table:table-cell office:value-type="string">
            <text:p>in den Gammelforst schleppen.</text:p>
          </table:table-cell>
        </table:table-row>
        <table:table-row table:style-name="ro2">
          <table:table-cell office:value-type="float" office:value="6010">
            <text:p>6010</text:p>
          </table:table-cell>
          <table:table-cell office:value-type="string">
            <text:p>nach Nevermoor bringen.</text:p>
          </table:table-cell>
        </table:table-row>
        <table:table-row table:style-name="ro2">
          <table:table-cell office:value-type="float" office:value="6011">
            <text:p>6011</text:p>
          </table:table-cell>
          <table:table-cell office:value-type="string">
            <text:p>in die Schweinöde schleppen.</text:p>
          </table:table-cell>
        </table:table-row>
        <table:table-row table:style-name="ro2">
          <table:table-cell office:value-type="float" office:value="6012">
            <text:p>6012</text:p>
          </table:table-cell>
          <table:table-cell office:value-type="string">
            <text:p>nach Erogenion bringen.</text:p>
          </table:table-cell>
        </table:table-row>
        <table:table-row table:style-name="ro2">
          <table:table-cell office:value-type="float" office:value="6013">
            <text:p>6013</text:p>
          </table:table-cell>
          <table:table-cell office:value-type="string">
            <text:p>nach Magmaron schleppen.</text:p>
          </table:table-cell>
        </table:table-row>
        <table:table-row table:style-name="ro2">
          <table:table-cell office:value-type="float" office:value="6014">
            <text:p>6014</text:p>
          </table:table-cell>
          <table:table-cell office:value-type="string">
            <text:p>durch die Sonnenbrandwüste prügeln.</text:p>
          </table:table-cell>
        </table:table-row>
        <table:table-row table:style-name="ro2">
          <table:table-cell office:value-type="float" office:value="6015">
            <text:p>6015</text:p>
          </table:table-cell>
          <table:table-cell office:value-type="string">
            <text:p>nach Gnarogrim ins Zwergenreich verfrachten.</text:p>
          </table:table-cell>
        </table:table-row>
        <table:table-row table:style-name="ro2">
          <table:table-cell office:value-type="float" office:value="6016">
            <text:p>6016</text:p>
          </table:table-cell>
          <table:table-cell office:value-type="string">
            <text:p>nach Nordingen bringen. Haha, das reimt sich: Nordingen - bringen!</text:p>
          </table:table-cell>
        </table:table-row>
        <table:table-row table:style-name="ro2">
          <table:table-cell office:value-type="float" office:value="6017">
            <text:p>6017</text:p>
          </table:table-cell>
          <table:table-cell office:value-type="string">
            <text:p>in den Schwarzwald schleppen.</text:p>
          </table:table-cell>
        </table:table-row>
        <table:table-row table:style-name="ro2">
          <table:table-cell office:value-type="float" office:value="6018">
            <text:p>6018</text:p>
          </table:table-cell>
          <table:table-cell office:value-type="string">
            <text:p>nach Marwynn bringen.</text:p>
          </table:table-cell>
        </table:table-row>
        <table:table-row table:style-name="ro2">
          <table:table-cell office:value-type="float" office:value="6019">
            <text:p>6019</text:p>
          </table:table-cell>
          <table:table-cell office:value-type="string">
            <text:p>in die Ebenen von Oz'Korr schleppen.</text:p>
          </table:table-cell>
        </table:table-row>
        <table:table-row table:style-name="ro2">
          <table:table-cell office:value-type="float" office:value="6020">
            <text:p>6020</text:p>
          </table:table-cell>
          <table:table-cell office:value-type="string">
            <text:p>in die rottenden Lande überstellen.</text:p>
          </table:table-cell>
        </table:table-row>
        <table:table-row table:style-name="ro2">
          <table:table-cell office:value-type="float" office:value="6050">
            <text:p>6050</text:p>
          </table:table-cell>
          <table:table-cell office:value-type="string">
            <text:p>Und dass mir die Ware auch ja heil dort ankommt!</text:p>
          </table:table-cell>
        </table:table-row>
        <table:table-row table:style-name="ro2">
          <table:table-cell office:value-type="float" office:value="6051">
            <text:p>6051</text:p>
          </table:table-cell>
          <table:table-cell office:value-type="string">
            <text:p>Und verlier unterwegs nichts!</text:p>
          </table:table-cell>
        </table:table-row>
        <table:table-row table:style-name="ro2">
          <table:table-cell office:value-type="float" office:value="6052">
            <text:p>6052</text:p>
          </table:table-cell>
          <table:table-cell office:value-type="string">
            <text:p>Ich werde dich auf Schritt und Tritt beobachten - also pass auf!</text:p>
          </table:table-cell>
        </table:table-row>
        <table:table-row table:style-name="ro2">
          <table:table-cell office:value-type="float" office:value="6053">
            <text:p>6053</text:p>
          </table:table-cell>
          <table:table-cell office:value-type="string">
            <text:p>Und vergiss nicht - Stärke erwächst einzig und allein aus Wahrhaftigkeit!</text:p>
          </table:table-cell>
        </table:table-row>
        <table:table-row table:style-name="ro2">
          <table:table-cell office:value-type="float" office:value="6054">
            <text:p>6054</text:p>
          </table:table-cell>
          <table:table-cell office:value-type="string">
            <text:p>Und denk daran: Wer bremst, hat Angst.</text:p>
          </table:table-cell>
        </table:table-row>
        <table:table-row table:style-name="ro2">
          <table:table-cell office:value-type="float" office:value="6055">
            <text:p>6055</text:p>
          </table:table-cell>
          <table:table-cell office:value-type="string">
            <text:p>Und nicht meckern: Ist es zu schwer, bist du zu schwach!</text:p>
          </table:table-cell>
        </table:table-row>
        <table:table-row table:style-name="ro2">
          <table:table-cell office:value-type="float" office:value="6056">
            <text:p>6056</text:p>
          </table:table-cell>
          <table:table-cell office:value-type="string">
            <text:p>Und keine Verschnaufpausen!</text:p>
          </table:table-cell>
        </table:table-row>
        <table:table-row table:style-name="ro2">
          <table:table-cell office:value-type="float" office:value="6057">
            <text:p>6057</text:p>
          </table:table-cell>
          <table:table-cell office:value-type="string">
            <text:p>Und stell die Ware zwischendurch nicht auf den Boden! Dann hast du verloren.</text:p>
          </table:table-cell>
        </table:table-row>
        <table:table-row table:style-name="ro2">
          <table:table-cell office:value-type="float" office:value="6058">
            <text:p>6058</text:p>
          </table:table-cell>
          <table:table-cell office:value-type="string">
            <text:p>Ich hoffe, die Ware ist dir nicht zu schwer.</text:p>
          </table:table-cell>
        </table:table-row>
        <table:table-row table:style-name="ro2">
          <table:table-cell office:value-type="float" office:value="6059">
            <text:p>6059</text:p>
          </table:table-cell>
          <table:table-cell office:value-type="string">
            <text:p>Für so einen jungen Spund wie dich sollte das ja kein Problem sein.</text:p>
          </table:table-cell>
        </table:table-row>
        <table:table-row table:style-name="ro2">
          <table:table-cell office:value-type="float" office:value="6100">
            <text:p>6100</text:p>
          </table:table-cell>
          <table:table-cell office:value-type="string">
            <text:p>Der Sohn der Schmiedin</text:p>
          </table:table-cell>
        </table:table-row>
        <table:table-row table:style-name="ro2">
          <table:table-cell office:value-type="float" office:value="6101">
            <text:p>6101</text:p>
          </table:table-cell>
          <table:table-cell office:value-type="string">
            <text:p>Der arme alte Mann</text:p>
          </table:table-cell>
        </table:table-row>
        <table:table-row table:style-name="ro2">
          <table:table-cell office:value-type="float" office:value="6102">
            <text:p>6102</text:p>
          </table:table-cell>
          <table:table-cell office:value-type="string">
            <text:p>Die Tochter der Mutter</text:p>
          </table:table-cell>
        </table:table-row>
        <table:table-row table:style-name="ro2">
          <table:table-cell office:value-type="float" office:value="6103">
            <text:p>6103</text:p>
          </table:table-cell>
          <table:table-cell office:value-type="string">
            <text:p>Der weise Greis</text:p>
          </table:table-cell>
        </table:table-row>
        <table:table-row table:style-name="ro2">
          <table:table-cell office:value-type="float" office:value="6104">
            <text:p>6104</text:p>
          </table:table-cell>
          <table:table-cell office:value-type="string">
            <text:p>Der insolvente Händler</text:p>
          </table:table-cell>
        </table:table-row>
        <table:table-row table:style-name="ro2">
          <table:table-cell office:value-type="float" office:value="6105">
            <text:p>6105</text:p>
          </table:table-cell>
          <table:table-cell office:value-type="string">
            <text:p>Die Sklavin des Händlers</text:p>
          </table:table-cell>
        </table:table-row>
        <table:table-row table:style-name="ro2">
          <table:table-cell office:value-type="float" office:value="6106">
            <text:p>6106</text:p>
          </table:table-cell>
          <table:table-cell office:value-type="string">
            <text:p>Der verschleierte Schleier</text:p>
          </table:table-cell>
        </table:table-row>
        <table:table-row table:style-name="ro2">
          <table:table-cell office:value-type="float" office:value="6107">
            <text:p>6107</text:p>
          </table:table-cell>
          <table:table-cell office:value-type="string">
            <text:p>Der Veterinärsveteran</text:p>
          </table:table-cell>
        </table:table-row>
        <table:table-row table:style-name="ro2">
          <table:table-cell office:value-type="float" office:value="6108">
            <text:p>6108</text:p>
          </table:table-cell>
          <table:table-cell office:value-type="string">
            <text:p>Der alte Zauberer</text:p>
          </table:table-cell>
        </table:table-row>
        <table:table-row table:style-name="ro2">
          <table:table-cell office:value-type="float" office:value="6109">
            <text:p>6109</text:p>
          </table:table-cell>
          <table:table-cell office:value-type="string">
            <text:p>Der Halbzwerg</text:p>
          </table:table-cell>
        </table:table-row>
        <table:table-row table:style-name="ro2">
          <table:table-cell office:value-type="float" office:value="6110">
            <text:p>6110</text:p>
          </table:table-cell>
          <table:table-cell office:value-type="string">
            <text:p>Der hilflose Übermensch</text:p>
          </table:table-cell>
        </table:table-row>
        <table:table-row table:style-name="ro2">
          <table:table-cell office:value-type="float" office:value="6111">
            <text:p>6111</text:p>
          </table:table-cell>
          <table:table-cell office:value-type="string">
            <text:p>Er ist mein Bruder</text:p>
          </table:table-cell>
        </table:table-row>
        <table:table-row table:style-name="ro2">
          <table:table-cell office:value-type="float" office:value="6112">
            <text:p>6112</text:p>
          </table:table-cell>
          <table:table-cell office:value-type="string">
            <text:p>Der Tiefpriester</text:p>
          </table:table-cell>
        </table:table-row>
        <table:table-row table:style-name="ro2">
          <table:table-cell office:value-type="float" office:value="6113">
            <text:p>6113</text:p>
          </table:table-cell>
          <table:table-cell office:value-type="string">
            <text:p>Der Doppelspion</text:p>
          </table:table-cell>
        </table:table-row>
        <table:table-row table:style-name="ro2">
          <table:table-cell office:value-type="float" office:value="6114">
            <text:p>6114</text:p>
          </table:table-cell>
          <table:table-cell office:value-type="string">
            <text:p>Der schöne Ork</text:p>
          </table:table-cell>
        </table:table-row>
        <table:table-row table:style-name="ro2">
          <table:table-cell office:value-type="float" office:value="6115">
            <text:p>6115</text:p>
          </table:table-cell>
          <table:table-cell office:value-type="string">
            <text:p>Der Mann mit der Maske</text:p>
          </table:table-cell>
        </table:table-row>
        <table:table-row table:style-name="ro2">
          <table:table-cell office:value-type="float" office:value="6116">
            <text:p>6116</text:p>
          </table:table-cell>
          <table:table-cell office:value-type="string">
            <text:p>Die nackte Priesterin</text:p>
          </table:table-cell>
        </table:table-row>
        <table:table-row table:style-name="ro2">
          <table:table-cell office:value-type="float" office:value="6117">
            <text:p>6117</text:p>
          </table:table-cell>
          <table:table-cell office:value-type="string">
            <text:p>Die Dings</text:p>
          </table:table-cell>
        </table:table-row>
        <table:table-row table:style-name="ro2">
          <table:table-cell office:value-type="float" office:value="6118">
            <text:p>6118</text:p>
          </table:table-cell>
          <table:table-cell office:value-type="string">
            <text:p>Der süße Drachenwelpe</text:p>
          </table:table-cell>
        </table:table-row>
        <table:table-row table:style-name="ro2">
          <table:table-cell office:value-type="float" office:value="6119">
            <text:p>6119</text:p>
          </table:table-cell>
          <table:table-cell office:value-type="string">
            <text:p>Das Monster mit elf Augen</text:p>
          </table:table-cell>
        </table:table-row>
        <table:table-row table:style-name="ro2">
          <table:table-cell office:value-type="float" office:value="6120">
            <text:p>6120</text:p>
          </table:table-cell>
          <table:table-cell office:value-type="string">
            <text:p>Der elfte Elf</text:p>
          </table:table-cell>
        </table:table-row>
        <table:table-row table:style-name="ro2">
          <table:table-cell office:value-type="float" office:value="6121">
            <text:p>6121</text:p>
          </table:table-cell>
          <table:table-cell office:value-type="string">
            <text:p>Der Dorftrottel</text:p>
          </table:table-cell>
        </table:table-row>
        <table:table-row table:style-name="ro2">
          <table:table-cell office:value-type="float" office:value="6122">
            <text:p>6122</text:p>
          </table:table-cell>
          <table:table-cell office:value-type="string">
            <text:p>ES!</text:p>
          </table:table-cell>
        </table:table-row>
        <table:table-row table:style-name="ro2">
          <table:table-cell office:value-type="float" office:value="6150">
            <text:p>6150</text:p>
          </table:table-cell>
          <table:table-cell office:value-type="string">
            <text:p>Du musst den Sohn der Schmiedin</text:p>
          </table:table-cell>
        </table:table-row>
        <table:table-row table:style-name="ro2">
          <table:table-cell office:value-type="float" office:value="6151">
            <text:p>6151</text:p>
          </table:table-cell>
          <table:table-cell office:value-type="string">
            <text:p>Es geht um diesen armen, alten Mann. Er hat wenig zu essen und Löcher in den Socken. Du musst ihn</text:p>
          </table:table-cell>
        </table:table-row>
        <table:table-row table:style-name="ro2">
          <table:table-cell office:value-type="float" office:value="6152">
            <text:p>6152</text:p>
          </table:table-cell>
          <table:table-cell office:value-type="string">
            <text:p>Du musst die Tochter der Mutter</text:p>
          </table:table-cell>
        </table:table-row>
        <table:table-row table:style-name="ro2">
          <table:table-cell office:value-type="float" office:value="6153">
            <text:p>6153</text:p>
          </table:table-cell>
          <table:table-cell office:value-type="string">
            <text:p>Du sollst den weisen Greis</text:p>
          </table:table-cell>
        </table:table-row>
        <table:table-row table:style-name="ro2">
          <table:table-cell office:value-type="float" office:value="6154">
            <text:p>6154</text:p>
          </table:table-cell>
          <table:table-cell office:value-type="string">
            <text:p>Du musst diesen insolventen Händler</text:p>
          </table:table-cell>
        </table:table-row>
        <table:table-row table:style-name="ro2">
          <table:table-cell office:value-type="float" office:value="6155">
            <text:p>6155</text:p>
          </table:table-cell>
          <table:table-cell office:value-type="string">
            <text:p>Du sollst die Sklavin des Sklavenhändlers</text:p>
          </table:table-cell>
        </table:table-row>
        <table:table-row table:style-name="ro2">
          <table:table-cell office:value-type="float" office:value="6156">
            <text:p>6156</text:p>
          </table:table-cell>
          <table:table-cell office:value-type="string">
            <text:p>Du musst den verschleierten Schleier</text:p>
          </table:table-cell>
        </table:table-row>
        <table:table-row table:style-name="ro2">
          <table:table-cell office:value-type="float" office:value="6157">
            <text:p>6157</text:p>
          </table:table-cell>
          <table:table-cell office:value-type="string">
            <text:p>Du darfst den Veterinärsveteran</text:p>
          </table:table-cell>
        </table:table-row>
        <table:table-row table:style-name="ro2">
          <table:table-cell office:value-type="float" office:value="6158">
            <text:p>6158</text:p>
          </table:table-cell>
          <table:table-cell office:value-type="string">
            <text:p>Du musst den alten Zauberer</text:p>
          </table:table-cell>
        </table:table-row>
        <table:table-row table:style-name="ro2">
          <table:table-cell office:value-type="float" office:value="6159">
            <text:p>6159</text:p>
          </table:table-cell>
          <table:table-cell office:value-type="string">
            <text:p>Du sollst den Halbzwerg</text:p>
          </table:table-cell>
        </table:table-row>
        <table:table-row table:style-name="ro2">
          <table:table-cell office:value-type="float" office:value="6160">
            <text:p>6160</text:p>
          </table:table-cell>
          <table:table-cell office:value-type="string">
            <text:p>Du musst diesen hilflosen Übermenschen</text:p>
          </table:table-cell>
        </table:table-row>
        <table:table-row table:style-name="ro2">
          <table:table-cell office:value-type="float" office:value="6161">
            <text:p>6161</text:p>
          </table:table-cell>
          <table:table-cell office:value-type="string">
            <text:p>Du darfst meinen Bruder</text:p>
          </table:table-cell>
        </table:table-row>
        <table:table-row table:style-name="ro2">
          <table:table-cell office:value-type="float" office:value="6162">
            <text:p>6162</text:p>
          </table:table-cell>
          <table:table-cell office:value-type="string">
            <text:p>Du musst den Tiefpriester</text:p>
          </table:table-cell>
        </table:table-row>
        <table:table-row table:style-name="ro2">
          <table:table-cell office:value-type="float" office:value="6163">
            <text:p>6163</text:p>
          </table:table-cell>
          <table:table-cell office:value-type="string">
            <text:p>Du wirst den Doppelspion</text:p>
          </table:table-cell>
        </table:table-row>
        <table:table-row table:style-name="ro2">
          <table:table-cell office:value-type="float" office:value="6164">
            <text:p>6164</text:p>
          </table:table-cell>
          <table:table-cell office:value-type="string">
            <text:p>Du musst den schönen Ork</text:p>
          </table:table-cell>
        </table:table-row>
        <table:table-row table:style-name="ro2">
          <table:table-cell office:value-type="float" office:value="6165">
            <text:p>6165</text:p>
          </table:table-cell>
          <table:table-cell office:value-type="string">
            <text:p>Du wirst den Mann mit der Maske</text:p>
          </table:table-cell>
        </table:table-row>
        <table:table-row table:style-name="ro2">
          <table:table-cell office:value-type="float" office:value="6166">
            <text:p>6166</text:p>
          </table:table-cell>
          <table:table-cell office:value-type="string">
            <text:p>Du musst die nackte Priesterin</text:p>
          </table:table-cell>
        </table:table-row>
        <table:table-row table:style-name="ro2">
          <table:table-cell office:value-type="float" office:value="6167">
            <text:p>6167</text:p>
          </table:table-cell>
          <table:table-cell office:value-type="string">
            <text:p>Du sollst die Dings</text:p>
          </table:table-cell>
        </table:table-row>
        <table:table-row table:style-name="ro2">
          <table:table-cell office:value-type="float" office:value="6168">
            <text:p>6168</text:p>
          </table:table-cell>
          <table:table-cell office:value-type="string">
            <text:p>Du musst diesen süßen Drachenwelpen</text:p>
          </table:table-cell>
        </table:table-row>
        <table:table-row table:style-name="ro2">
          <table:table-cell office:value-type="float" office:value="6169">
            <text:p>6169</text:p>
          </table:table-cell>
          <table:table-cell office:value-type="string">
            <text:p>Du musst das Monster mit den elf Augen</text:p>
          </table:table-cell>
        </table:table-row>
        <table:table-row table:style-name="ro2">
          <table:table-cell office:value-type="float" office:value="6170">
            <text:p>6170</text:p>
          </table:table-cell>
          <table:table-cell office:value-type="string">
            <text:p>Du musst den elften Elf</text:p>
          </table:table-cell>
        </table:table-row>
        <table:table-row table:style-name="ro2">
          <table:table-cell office:value-type="float" office:value="6171">
            <text:p>6171</text:p>
          </table:table-cell>
          <table:table-cell office:value-type="string">
            <text:p>Du musst den Dorftrottel</text:p>
          </table:table-cell>
        </table:table-row>
        <table:table-row table:style-name="ro2">
          <table:table-cell office:value-type="float" office:value="6172">
            <text:p>6172</text:p>
          </table:table-cell>
          <table:table-cell office:value-type="string">
            <text:p>Du musst ES</text:p>
          </table:table-cell>
        </table:table-row>
        <table:table-row table:style-name="ro2">
          <table:table-cell office:value-type="float" office:value="6200">
            <text:p>6200</text:p>
          </table:table-cell>
          <table:table-cell office:value-type="string">
            <text:p>in den Wucherdschungel begleiten.</text:p>
          </table:table-cell>
        </table:table-row>
        <table:table-row table:style-name="ro2">
          <table:table-cell office:value-type="float" office:value="6201">
            <text:p>6201</text:p>
          </table:table-cell>
          <table:table-cell office:value-type="string">
            <text:p>zur Totenkopfinsel bringen.</text:p>
          </table:table-cell>
        </table:table-row>
        <table:table-row table:style-name="ro2">
          <table:table-cell office:value-type="float" office:value="6202">
            <text:p>6202</text:p>
          </table:table-cell>
          <table:table-cell office:value-type="string">
            <text:p>in den Immernachtwald bringen.</text:p>
          </table:table-cell>
        </table:table-row>
        <table:table-row table:style-name="ro2">
          <table:table-cell office:value-type="float" office:value="6203">
            <text:p>6203</text:p>
          </table:table-cell>
          <table:table-cell office:value-type="string">
            <text:p>in die Stolpersteppe begleiten.</text:p>
          </table:table-cell>
        </table:table-row>
        <table:table-row table:style-name="ro2">
          <table:table-cell office:value-type="float" office:value="6204">
            <text:p>6204</text:p>
          </table:table-cell>
          <table:table-cell office:value-type="string">
            <text:p>ins Schattenfelsgebirge führen.</text:p>
          </table:table-cell>
        </table:table-row>
        <table:table-row table:style-name="ro2">
          <table:table-cell office:value-type="float" office:value="6205">
            <text:p>6205</text:p>
          </table:table-cell>
          <table:table-cell office:value-type="string">
            <text:p>durch den Spalta-Canyon geleiten.</text:p>
          </table:table-cell>
        </table:table-row>
        <table:table-row table:style-name="ro2">
          <table:table-cell office:value-type="float" office:value="6206">
            <text:p>6206</text:p>
          </table:table-cell>
          <table:table-cell office:value-type="string">
            <text:p>in die Schwarzwassersümpfe eskortieren.</text:p>
          </table:table-cell>
        </table:table-row>
        <table:table-row table:style-name="ro2">
          <table:table-cell office:value-type="float" office:value="6207">
            <text:p>6207</text:p>
          </table:table-cell>
          <table:table-cell office:value-type="string">
            <text:p>auf die Insel Scarpa bringen und dort aussetzen.</text:p>
          </table:table-cell>
        </table:table-row>
        <table:table-row table:style-name="ro2">
          <table:table-cell office:value-type="float" office:value="6208">
            <text:p>6208</text:p>
          </table:table-cell>
          <table:table-cell office:value-type="string">
            <text:p>ins Fangzahngebirge begleiten.</text:p>
          </table:table-cell>
        </table:table-row>
        <table:table-row table:style-name="ro2">
          <table:table-cell office:value-type="float" office:value="6209">
            <text:p>6209</text:p>
          </table:table-cell>
          <table:table-cell office:value-type="string">
            <text:p>in den Gammelforst begleiten.</text:p>
          </table:table-cell>
        </table:table-row>
        <table:table-row table:style-name="ro2">
          <table:table-cell office:value-type="float" office:value="6210">
            <text:p>6210</text:p>
          </table:table-cell>
          <table:table-cell office:value-type="string">
            <text:p>nach Nevermoor geleiten.</text:p>
          </table:table-cell>
        </table:table-row>
        <table:table-row table:style-name="ro2">
          <table:table-cell office:value-type="float" office:value="6211">
            <text:p>6211</text:p>
          </table:table-cell>
          <table:table-cell office:value-type="string">
            <text:p>in die Schweinöde führen.</text:p>
          </table:table-cell>
        </table:table-row>
        <table:table-row table:style-name="ro2">
          <table:table-cell office:value-type="float" office:value="6212">
            <text:p>6212</text:p>
          </table:table-cell>
          <table:table-cell office:value-type="string">
            <text:p>nach Erogenion eskortieren.</text:p>
          </table:table-cell>
        </table:table-row>
        <table:table-row table:style-name="ro2">
          <table:table-cell office:value-type="float" office:value="6213">
            <text:p>6213</text:p>
          </table:table-cell>
          <table:table-cell office:value-type="string">
            <text:p>nach Magmaron begleiten.</text:p>
          </table:table-cell>
        </table:table-row>
        <table:table-row table:style-name="ro2">
          <table:table-cell office:value-type="float" office:value="6214">
            <text:p>6214</text:p>
          </table:table-cell>
          <table:table-cell office:value-type="string">
            <text:p>durch die Sonnenbrandwüste hetzen.</text:p>
          </table:table-cell>
        </table:table-row>
        <table:table-row table:style-name="ro2">
          <table:table-cell office:value-type="float" office:value="6215">
            <text:p>6215</text:p>
          </table:table-cell>
          <table:table-cell office:value-type="string">
            <text:p>nach Gnarogrim ins Zwergenreich begleiten.</text:p>
          </table:table-cell>
        </table:table-row>
        <table:table-row table:style-name="ro2">
          <table:table-cell office:value-type="float" office:value="6216">
            <text:p>6216</text:p>
          </table:table-cell>
          <table:table-cell office:value-type="string">
            <text:p>nach Nordingen entführen.</text:p>
          </table:table-cell>
        </table:table-row>
        <table:table-row table:style-name="ro2">
          <table:table-cell office:value-type="float" office:value="6217">
            <text:p>6217</text:p>
          </table:table-cell>
          <table:table-cell office:value-type="string">
            <text:p>in den Schwarzwald geleiten.</text:p>
          </table:table-cell>
        </table:table-row>
        <table:table-row table:style-name="ro2">
          <table:table-cell office:value-type="float" office:value="6218">
            <text:p>6218</text:p>
          </table:table-cell>
          <table:table-cell office:value-type="string">
            <text:p>nach Maerwynn bringen.</text:p>
          </table:table-cell>
        </table:table-row>
        <table:table-row table:style-name="ro2">
          <table:table-cell office:value-type="float" office:value="6219">
            <text:p>6219</text:p>
          </table:table-cell>
          <table:table-cell office:value-type="string">
            <text:p>in die Ebenen von Oz'Korr geleiten.</text:p>
          </table:table-cell>
        </table:table-row>
        <table:table-row table:style-name="ro2">
          <table:table-cell office:value-type="float" office:value="6220">
            <text:p>6220</text:p>
          </table:table-cell>
          <table:table-cell office:value-type="string">
            <text:p>in die rottenden Lande führen.</text:p>
          </table:table-cell>
        </table:table-row>
        <table:table-row table:style-name="ro2">
          <table:table-cell office:value-type="float" office:value="6250">
            <text:p>6250</text:p>
          </table:table-cell>
          <table:table-cell office:value-type="string">
            <text:p>Das ist super wichtig, also vermassel es nicht zu sehr.</text:p>
          </table:table-cell>
        </table:table-row>
        <table:table-row table:style-name="ro2">
          <table:table-cell office:value-type="float" office:value="6251">
            <text:p>6251</text:p>
          </table:table-cell>
          <table:table-cell office:value-type="string">
            <text:p>Und dass er mir ja gesund und munter dort ankommt!</text:p>
          </table:table-cell>
        </table:table-row>
        <table:table-row table:style-name="ro2">
          <table:table-cell office:value-type="float" office:value="6252">
            <text:p>6252</text:p>
          </table:table-cell>
          <table:table-cell office:value-type="string">
            <text:p>Und nur damit das klar ist, rühr sie nicht an!</text:p>
          </table:table-cell>
        </table:table-row>
        <table:table-row table:style-name="ro2">
          <table:table-cell office:value-type="float" office:value="6253">
            <text:p>6253</text:p>
          </table:table-cell>
          <table:table-cell office:value-type="string">
            <text:p>Und überleg dir ein paar interessante Gesprächsthemen für unterwegs.</text:p>
          </table:table-cell>
        </table:table-row>
        <table:table-row table:style-name="ro2">
          <table:table-cell office:value-type="float" office:value="6254">
            <text:p>6254</text:p>
          </table:table-cell>
          <table:table-cell office:value-type="string">
            <text:p>Aber lass dich auf keine krummen Geschäfte mit ihm ein!</text:p>
          </table:table-cell>
        </table:table-row>
        <table:table-row table:style-name="ro2">
          <table:table-cell office:value-type="float" office:value="6255">
            <text:p>6255</text:p>
          </table:table-cell>
          <table:table-cell office:value-type="string">
            <text:p>Aber verkauf sie mir unterwegs nicht!</text:p>
          </table:table-cell>
        </table:table-row>
        <table:table-row table:style-name="ro2">
          <table:table-cell office:value-type="float" office:value="6256">
            <text:p>6256</text:p>
          </table:table-cell>
          <table:table-cell office:value-type="string">
            <text:p>Und entferne ja nicht den Schleier - niemand darf wissen, wie der Schleier wirklich aussieht!</text:p>
          </table:table-cell>
        </table:table-row>
        <table:table-row table:style-name="ro2">
          <table:table-cell office:value-type="float" office:value="6257">
            <text:p>6257</text:p>
          </table:table-cell>
          <table:table-cell office:value-type="string">
            <text:p>Und halt ihn von Tieren fern - sonst schläfert er sie ein.</text:p>
          </table:table-cell>
        </table:table-row>
        <table:table-row table:style-name="ro2">
          <table:table-cell office:value-type="float" office:value="6258">
            <text:p>6258</text:p>
          </table:table-cell>
          <table:table-cell office:value-type="string">
            <text:p>Er verliert manchmal seinen Hut - also gib Acht!</text:p>
          </table:table-cell>
        </table:table-row>
        <table:table-row table:style-name="ro2">
          <table:table-cell office:value-type="float" office:value="6259">
            <text:p>6259</text:p>
          </table:table-cell>
          <table:table-cell office:value-type="string">
            <text:p>Und verlier ihn nicht - er ist ziemlich klein.</text:p>
          </table:table-cell>
        </table:table-row>
        <table:table-row table:style-name="ro2">
          <table:table-cell office:value-type="float" office:value="6260">
            <text:p>6260</text:p>
          </table:table-cell>
          <table:table-cell office:value-type="string">
            <text:p>Sei dir dabei stets seiner Überlegenheit und seiner Hilflosigkeit bewusst!</text:p>
          </table:table-cell>
        </table:table-row>
        <table:table-row table:style-name="ro2">
          <table:table-cell office:value-type="float" office:value="6261">
            <text:p>6261</text:p>
          </table:table-cell>
          <table:table-cell office:value-type="string">
            <text:p>Und ärger ihn nicht, so wie ich es immer mache.</text:p>
          </table:table-cell>
        </table:table-row>
        <table:table-row table:style-name="ro2">
          <table:table-cell office:value-type="float" office:value="6262">
            <text:p>6262</text:p>
          </table:table-cell>
          <table:table-cell office:value-type="string">
            <text:p>Da er nicht besonders wichtig ist kannst du ihn ruhig anspucken.</text:p>
          </table:table-cell>
        </table:table-row>
        <table:table-row table:style-name="ro2">
          <table:table-cell office:value-type="float" office:value="6263">
            <text:p>6263</text:p>
          </table:table-cell>
          <table:table-cell office:value-type="string">
            <text:p>Ich weiß aber ehrlich gesagt nicht, ob er für oder gegen uns arbeitet.</text:p>
          </table:table-cell>
        </table:table-row>
        <table:table-row table:style-name="ro2">
          <table:table-cell office:value-type="float" office:value="6264">
            <text:p>6264</text:p>
          </table:table-cell>
          <table:table-cell office:value-type="string">
            <text:p>Aber sieh ihm nicht in die Augen! Das mag er nicht.</text:p>
          </table:table-cell>
        </table:table-row>
        <table:table-row table:style-name="ro2">
          <table:table-cell office:value-type="float" office:value="6265">
            <text:p>6265</text:p>
          </table:table-cell>
          <table:table-cell office:value-type="string">
            <text:p>Und sag ihm nicht, dass er die Maske falsch herum auf hat.</text:p>
          </table:table-cell>
        </table:table-row>
        <table:table-row table:style-name="ro2">
          <table:table-cell office:value-type="float" office:value="6266">
            <text:p>6266</text:p>
          </table:table-cell>
          <table:table-cell office:value-type="string">
            <text:p>Sie ist übrigens hässlich wie die Nacht, also nimm was für sie zum anziehen mit.</text:p>
          </table:table-cell>
        </table:table-row>
        <table:table-row table:style-name="ro2">
          <table:table-cell office:value-type="float" office:value="6267">
            <text:p>6267</text:p>
          </table:table-cell>
          <table:table-cell office:value-type="string">
            <text:p>Die Dings halt... liest doch eh keiner. Guck einfach, welches Quest am meisten bringt.</text:p>
          </table:table-cell>
        </table:table-row>
        <table:table-row table:style-name="ro2">
          <table:table-cell office:value-type="float" office:value="6268">
            <text:p>6268</text:p>
          </table:table-cell>
          <table:table-cell office:value-type="string">
            <text:p>Aber vorsicht: Er speit gern mal Feuer.</text:p>
          </table:table-cell>
        </table:table-row>
        <table:table-row table:style-name="ro2">
          <table:table-cell office:value-type="float" office:value="6269">
            <text:p>6269</text:p>
          </table:table-cell>
          <table:table-cell office:value-type="string">
            <text:p>Und sing ihm vor dem Einschlafen ein kleines Liedchen.</text:p>
          </table:table-cell>
        </table:table-row>
        <table:table-row table:style-name="ro2">
          <table:table-cell office:value-type="float" office:value="6270">
            <text:p>6270</text:p>
          </table:table-cell>
          <table:table-cell office:value-type="string">
            <text:p>Und pass auf dass er überlebt. Sonst gibt es am Ende keinen Lohn!</text:p>
          </table:table-cell>
        </table:table-row>
        <table:table-row table:style-name="ro2">
          <table:table-cell office:value-type="float" office:value="6271">
            <text:p>6271</text:p>
          </table:table-cell>
          <table:table-cell office:value-type="string">
            <text:p>Und halt die Leine immer schön kurz, er hat Angst vor Schmetterlingen und läuft dann weg.</text:p>
          </table:table-cell>
        </table:table-row>
        <table:table-row table:style-name="ro2">
          <table:table-cell office:value-type="float" office:value="6272">
            <text:p>6272</text:p>
          </table:table-cell>
          <table:table-cell office:value-type="string">
            <text:p>ES wird dir folgen, bis du dort angekommen bist - und vielleicht noch weiter.</text:p>
          </table:table-cell>
        </table:table-row>
        <table:table-row table:style-name="ro2">
          <table:table-cell office:value-type="float" office:value="6300">
            <text:p>6300</text:p>
          </table:table-cell>
          <table:table-cell office:value-type="string">
            <text:p>%1Orden des Fortschritts</text:p>
          </table:table-cell>
        </table:table-row>
        <table:table-row table:style-name="ro2">
          <table:table-cell office:value-type="float" office:value="6301">
            <text:p>6301</text:p>
          </table:table-cell>
          <table:table-cell office:value-type="string">
            <text:p>%1Orden des Heldenmuts</text:p>
          </table:table-cell>
        </table:table-row>
        <table:table-row table:style-name="ro2">
          <table:table-cell office:value-type="float" office:value="6302">
            <text:p>6302</text:p>
          </table:table-cell>
          <table:table-cell office:value-type="string">
            <text:p>%1Gladiatorenorden</text:p>
          </table:table-cell>
        </table:table-row>
        <table:table-row table:style-name="ro2">
          <table:table-cell office:value-type="float" office:value="6303">
            <text:p>6303</text:p>
          </table:table-cell>
          <table:table-cell office:value-type="string">
            <text:p>%1Orden des Abenteurers</text:p>
          </table:table-cell>
        </table:table-row>
        <table:table-row table:style-name="ro2">
          <table:table-cell office:value-type="float" office:value="6304">
            <text:p>6304</text:p>
          </table:table-cell>
          <table:table-cell office:value-type="string">
            <text:p>%2Heldenplakette der Arbeit</text:p>
          </table:table-cell>
        </table:table-row>
        <table:table-row table:style-name="ro2">
          <table:table-cell office:value-type="float" office:value="6305">
            <text:p>6305</text:p>
          </table:table-cell>
          <table:table-cell office:value-type="string">
            <text:p>%2Kaufmannsplakette</text:p>
          </table:table-cell>
        </table:table-row>
        <table:table-row table:style-name="ro2">
          <table:table-cell office:value-type="float" office:value="6306">
            <text:p>6306</text:p>
          </table:table-cell>
          <table:table-cell office:value-type="string">
            <text:p>%2Ehrenmedaille</text:p>
          </table:table-cell>
        </table:table-row>
        <table:table-row table:style-name="ro2">
          <table:table-cell office:value-type="float" office:value="6307">
            <text:p>6307</text:p>
          </table:table-cell>
          <table:table-cell office:value-type="string">
            <text:p>%1Freundschaftsorden%3</text:p>
          </table:table-cell>
        </table:table-row>
        <table:table-row table:style-name="ro2">
          <table:table-cell office:value-type="float" office:value="6310">
            <text:p>6310</text:p>
          </table:table-cell>
          <table:table-cell office:value-type="string">
            <text:p>Verliehener Grad: %1#Stufe %2</text:p>
          </table:table-cell>
        </table:table-row>
        <table:table-row table:style-name="ro2">
          <table:table-cell office:value-type="float" office:value="6311">
            <text:p>6311</text:p>
          </table:table-cell>
          <table:table-cell office:value-type="string">
            <text:p>Verliehener Grad: %1#%2 *Dungeonetage*Dungeonetagen* gereinigt</text:p>
          </table:table-cell>
        </table:table-row>
        <table:table-row table:style-name="ro2">
          <table:table-cell office:value-type="float" office:value="6312">
            <text:p>6312</text:p>
          </table:table-cell>
          <table:table-cell office:value-type="string">
            <text:p>Verliehener Grad: %1#%2 *gewonnener Kampf*gewonnene Kämpfe*</text:p>
          </table:table-cell>
        </table:table-row>
        <table:table-row table:style-name="ro2">
          <table:table-cell office:value-type="float" office:value="6313">
            <text:p>6313</text:p>
          </table:table-cell>
          <table:table-cell office:value-type="string">
            <text:p>Verliehener Grad: %1#%2 Abenteuer</text:p>
          </table:table-cell>
        </table:table-row>
        <table:table-row table:style-name="ro2">
          <table:table-cell office:value-type="float" office:value="6314">
            <text:p>6314</text:p>
          </table:table-cell>
          <table:table-cell office:value-type="string">
            <text:p>Verliehener Grad: %1#%2 *Arbeitsstunde*Arbeitsstunden*</text:p>
          </table:table-cell>
        </table:table-row>
        <table:table-row table:style-name="ro2">
          <table:table-cell office:value-type="float" office:value="6315">
            <text:p>6315</text:p>
          </table:table-cell>
          <table:table-cell office:value-type="string">
            <text:p>Verliehener Grad: %1#%2 *Goldstück*Goldstücke* verdient</text:p>
          </table:table-cell>
        </table:table-row>
        <table:table-row table:style-name="ro2">
          <table:table-cell office:value-type="float" office:value="6316">
            <text:p>6316</text:p>
          </table:table-cell>
          <table:table-cell office:value-type="string">
            <text:p>Verliehener Grad: %1#Bester Rang in der Ehrenhalle: %2</text:p>
          </table:table-cell>
        </table:table-row>
        <table:table-row table:style-name="ro2">
          <table:table-cell office:value-type="float" office:value="6317">
            <text:p>6317</text:p>
          </table:table-cell>
          <table:table-cell office:value-type="string">
            <text:p>Verliehener Grad: %1#%2 *Freund*Freunde* geworben</text:p>
          </table:table-cell>
        </table:table-row>
        <table:table-row table:style-name="ro2">
          <table:table-cell office:value-type="float" office:value="6318">
            <text:p>6318</text:p>
          </table:table-cell>
          <table:table-cell office:value-type="string">
            <text:p>%1 *Turmetage*Turmetagen* gereinigt</text:p>
          </table:table-cell>
        </table:table-row>
        <table:table-row table:style-name="ro2">
          <table:table-cell office:value-type="float" office:value="6320">
            <text:p>6320</text:p>
          </table:table-cell>
          <table:table-cell office:value-type="string">
            <text:p>%2 Grad ab Stufe %1</text:p>
          </table:table-cell>
        </table:table-row>
        <table:table-row table:style-name="ro2">
          <table:table-cell office:value-type="float" office:value="6321">
            <text:p>6321</text:p>
          </table:table-cell>
          <table:table-cell office:value-type="string">
            <text:p>%2 Grad ab %1 *gereinigter Dungeonetage*gereinigten Dungeonetagen*</text:p>
          </table:table-cell>
        </table:table-row>
        <table:table-row table:style-name="ro2">
          <table:table-cell office:value-type="float" office:value="6322">
            <text:p>6322</text:p>
          </table:table-cell>
          <table:table-cell office:value-type="string">
            <text:p>%2 Grad ab %1 *gewonnenem Kampf*gewonnenen Kämpfen*</text:p>
          </table:table-cell>
        </table:table-row>
        <table:table-row table:style-name="ro2">
          <table:table-cell office:value-type="float" office:value="6323">
            <text:p>6323</text:p>
          </table:table-cell>
          <table:table-cell office:value-type="string">
            <text:p>%2 Grad ab %1 *Abenteuer*Abenteuern*</text:p>
          </table:table-cell>
        </table:table-row>
        <table:table-row table:style-name="ro2">
          <table:table-cell office:value-type="float" office:value="6324">
            <text:p>6324</text:p>
          </table:table-cell>
          <table:table-cell office:value-type="string">
            <text:p>%2 Grad ab %1 *Arbeitsstunde*Arbeitsstunden*</text:p>
          </table:table-cell>
        </table:table-row>
        <table:table-row table:style-name="ro2">
          <table:table-cell office:value-type="float" office:value="6325">
            <text:p>6325</text:p>
          </table:table-cell>
          <table:table-cell office:value-type="string">
            <text:p>%2 Grad ab %1 *verdientem Goldstück*verdienten Goldstücken*</text:p>
          </table:table-cell>
        </table:table-row>
        <table:table-row table:style-name="ro2">
          <table:table-cell office:value-type="float" office:value="6326">
            <text:p>6326</text:p>
          </table:table-cell>
          <table:table-cell office:value-type="string">
            <text:p>%2 Grad ab Rang %1 in der Ehrenhalle</text:p>
          </table:table-cell>
        </table:table-row>
        <table:table-row table:style-name="ro2">
          <table:table-cell office:value-type="float" office:value="6327">
            <text:p>6327</text:p>
          </table:table-cell>
          <table:table-cell office:value-type="string">
            <text:p>%2 Grad ab %1 *geworbenem Freund*geworbenen Freunden*</text:p>
          </table:table-cell>
        </table:table-row>
        <table:table-row table:style-name="ro2">
          <table:table-cell office:value-type="float" office:value="6330">
            <text:p>6330</text:p>
          </table:table-cell>
          <table:table-cell office:value-type="string">
            <text:p>Alle Attribute + %1</text:p>
          </table:table-cell>
        </table:table-row>
        <table:table-row table:style-name="ro2">
          <table:table-cell office:value-type="float" office:value="6331">
            <text:p>6331</text:p>
          </table:table-cell>
          <table:table-cell office:value-type="string">
            <text:p>Erster</text:p>
          </table:table-cell>
        </table:table-row>
        <table:table-row table:style-name="ro2">
          <table:table-cell office:value-type="float" office:value="6332">
            <text:p>6332</text:p>
          </table:table-cell>
          <table:table-cell office:value-type="string">
            <text:p>Nächster</text:p>
          </table:table-cell>
        </table:table-row>
        <table:table-row table:style-name="ro2">
          <table:table-cell office:value-type="float" office:value="6333">
            <text:p>6333</text:p>
          </table:table-cell>
          <table:table-cell office:value-type="string">
            <text:p>#Link zum Einladen deiner Freunde:#%1#(oder auf das Symbol klicken)</text:p>
          </table:table-cell>
        </table:table-row>
        <table:table-row table:style-name="ro2">
          <table:table-cell office:value-type="float" office:value="6334">
            <text:p>6334</text:p>
          </table:table-cell>
          <table:table-cell office:value-type="string">
            <text:p>Einladen</text:p>
          </table:table-cell>
        </table:table-row>
        <table:table-row table:style-name="ro2">
          <table:table-cell office:value-type="float" office:value="6335">
            <text:p>6335</text:p>
          </table:table-cell>
          <table:table-cell office:value-type="string">
            <text:p>Klicke hier, um einen Freund#zu Shakes &amp; Fidget - The Game#einzuladen.</text:p>
          </table:table-cell>
        </table:table-row>
        <table:table-row table:style-name="ro2">
          <table:table-cell office:value-type="float" office:value="6340">
            <text:p>6340</text:p>
          </table:table-cell>
          <table:table-cell office:value-type="string">
            <text:p>Bisher nicht verliehen</text:p>
          </table:table-cell>
        </table:table-row>
        <table:table-row table:style-name="ro2">
          <table:table-cell office:value-type="float" office:value="6341">
            <text:p>6341</text:p>
          </table:table-cell>
          <table:table-cell office:value-type="string">
            <text:p>Einfacher</text:p>
          </table:table-cell>
        </table:table-row>
        <table:table-row table:style-name="ro2">
          <table:table-cell office:value-type="float" office:value="6342">
            <text:p>6342</text:p>
          </table:table-cell>
          <table:table-cell office:value-type="string">
            <text:p>Einfache</text:p>
          </table:table-cell>
        </table:table-row>
        <table:table-row table:style-name="ro2">
          <table:table-cell office:value-type="float" office:value="6343">
            <text:p>6343</text:p>
          </table:table-cell>
          <table:table-cell office:value-type="string">
            <text:p>Bronzener</text:p>
          </table:table-cell>
        </table:table-row>
        <table:table-row table:style-name="ro2">
          <table:table-cell office:value-type="float" office:value="6344">
            <text:p>6344</text:p>
          </table:table-cell>
          <table:table-cell office:value-type="string">
            <text:p>Bronzene</text:p>
          </table:table-cell>
        </table:table-row>
        <table:table-row table:style-name="ro2">
          <table:table-cell office:value-type="float" office:value="6345">
            <text:p>6345</text:p>
          </table:table-cell>
          <table:table-cell office:value-type="string">
            <text:p>Silberner</text:p>
          </table:table-cell>
        </table:table-row>
        <table:table-row table:style-name="ro2">
          <table:table-cell office:value-type="float" office:value="6346">
            <text:p>6346</text:p>
          </table:table-cell>
          <table:table-cell office:value-type="string">
            <text:p>Silberne</text:p>
          </table:table-cell>
        </table:table-row>
        <table:table-row table:style-name="ro2">
          <table:table-cell office:value-type="float" office:value="6347">
            <text:p>6347</text:p>
          </table:table-cell>
          <table:table-cell office:value-type="string">
            <text:p>Goldener</text:p>
          </table:table-cell>
        </table:table-row>
        <table:table-row table:style-name="ro2">
          <table:table-cell office:value-type="float" office:value="6348">
            <text:p>6348</text:p>
          </table:table-cell>
          <table:table-cell office:value-type="string">
            <text:p>Goldene</text:p>
          </table:table-cell>
        </table:table-row>
        <table:table-row table:style-name="ro2">
          <table:table-cell office:value-type="float" office:value="6349">
            <text:p>6349</text:p>
          </table:table-cell>
          <table:table-cell office:value-type="string">
            <text:p>Goldener</text:p>
          </table:table-cell>
        </table:table-row>
        <table:table-row table:style-name="ro2">
          <table:table-cell office:value-type="float" office:value="6400">
            <text:p>6400</text:p>
          </table:table-cell>
          <table:table-cell office:value-type="string">
            <text:p>Grrr...</text:p>
          </table:table-cell>
        </table:table-row>
        <table:table-row table:style-name="ro2">
          <table:table-cell office:value-type="float" office:value="6401">
            <text:p>6401</text:p>
          </table:table-cell>
          <table:table-cell office:value-type="string">
            <text:p>Kannst du mir helfen?</text:p>
          </table:table-cell>
        </table:table-row>
        <table:table-row table:style-name="ro2">
          <table:table-cell office:value-type="float" office:value="6402">
            <text:p>6402</text:p>
          </table:table-cell>
          <table:table-cell office:value-type="string">
            <text:p>Hey, Kleiner!</text:p>
          </table:table-cell>
        </table:table-row>
        <table:table-row table:style-name="ro2">
          <table:table-cell office:value-type="float" office:value="6403">
            <text:p>6403</text:p>
          </table:table-cell>
          <table:table-cell office:value-type="string">
            <text:p>Psst... ja, genau, du!</text:p>
          </table:table-cell>
        </table:table-row>
        <table:table-row table:style-name="ro2">
          <table:table-cell office:value-type="float" office:value="6404">
            <text:p>6404</text:p>
          </table:table-cell>
          <table:table-cell office:value-type="string">
            <text:p>Hey du!</text:p>
          </table:table-cell>
        </table:table-row>
        <table:table-row table:style-name="ro2">
          <table:table-cell office:value-type="float" office:value="6405">
            <text:p>6405</text:p>
          </table:table-cell>
          <table:table-cell office:value-type="string">
            <text:p>Ich hoffe, du hast ein bisschen Mumm in den Knochen, denn meine Aufträge sind nichts für Schwächlinge! Schau dir an, was es zu tun gibt. Aber wenn du Angst hast, dann lass es lieber bleiben.</text:p>
          </table:table-cell>
        </table:table-row>
        <table:table-row table:style-name="ro2">
          <table:table-cell office:value-type="float" office:value="6406">
            <text:p>6406</text:p>
          </table:table-cell>
          <table:table-cell office:value-type="string">
            <text:p>Ich hab im Augenblick jede Menge Ärger am Hals und hoffe, dass du mir da ein bisschen zur Hand gehen kannst. Sonst sitz ich echt in der Patsche! Schau dir mal an, wo mich gerade der Schuh drückt.</text:p>
          </table:table-cell>
        </table:table-row>
        <table:table-row table:style-name="ro2">
          <table:table-cell office:value-type="float" office:value="6407">
            <text:p>6407</text:p>
          </table:table-cell>
          <table:table-cell office:value-type="string">
            <text:p>Was schaust du so? Hast du ein Problem, für jemanden zu arbeiten, der gefährlicher und schöner ist als du? Nicht? Na, dann schau dir mal an, was es für dich zu tun gibt.</text:p>
          </table:table-cell>
        </table:table-row>
        <table:table-row table:style-name="ro2">
          <table:table-cell office:value-type="float" office:value="6408">
            <text:p>6408</text:p>
          </table:table-cell>
          <table:table-cell office:value-type="string">
            <text:p>Nicht so laut! Es soll hier Spione geben! Aber viel wichtiger ist: Ich habe einige ziemlich brisante Geheimaufträge. Vielleicht bist du ja einem davon gewachsen.</text:p>
          </table:table-cell>
        </table:table-row>
        <table:table-row table:style-name="ro2">
          <table:table-cell office:value-type="float" office:value="6409">
            <text:p>6409</text:p>
          </table:table-cell>
          <table:table-cell office:value-type="string">
            <text:p>Kennst du dich hier in der Gegend aus? Ich hab nämlich einige äußerst wichtige Aufträge zu vergeben, doch ich brauche jemanden mit Ortskenntnis und Mut zum Abenteuer. Bist du so jemand?</text:p>
          </table:table-cell>
        </table:table-row>
        <table:table-row table:style-name="ro2">
          <table:table-cell office:value-type="float" office:value="7000">
            <text:p>7000</text:p>
          </table:table-cell>
          <table:table-cell office:value-type="string">
            <text:p>Seelenschlitzer des unheiligen Todesfluchs|"Jeglicher Hautkontakt ist#unbedingt zu vermeiden."</text:p>
          </table:table-cell>
        </table:table-row>
        <table:table-row table:style-name="ro2">
          <table:table-cell office:value-type="float" office:value="7001">
            <text:p>7001</text:p>
          </table:table-cell>
          <table:table-cell office:value-type="string">
            <text:p>Hakenhand des Klabautermanns|"Der Vorbesitzer starb beim Kielholen."</text:p>
          </table:table-cell>
        </table:table-row>
        <table:table-row table:style-name="ro2">
          <table:table-cell office:value-type="float" office:value="7002">
            <text:p>7002</text:p>
          </table:table-cell>
          <table:table-cell office:value-type="string">
            <text:p>Knochenzertrümmerer der rohen Gewalt|"Eine Präzisionswaffe,#anspruchsvoll in ihrer Handhabung."</text:p>
          </table:table-cell>
        </table:table-row>
        <table:table-row table:style-name="ro2">
          <table:table-cell office:value-type="float" office:value="7003">
            <text:p>7003</text:p>
          </table:table-cell>
          <table:table-cell office:value-type="string">
            <text:p>Mister Massaker 2000|"Er kann töten, massakrieren,#zerfetzen und Kaffee kochen."</text:p>
          </table:table-cell>
        </table:table-row>
        <table:table-row table:style-name="ro2">
          <table:table-cell office:value-type="float" office:value="7004">
            <text:p>7004</text:p>
          </table:table-cell>
          <table:table-cell office:value-type="string">
            <text:p>Schnappschildkröte am Stock|"Ihre Stärke liegt in ihrer Geschwindigkeit."</text:p>
          </table:table-cell>
        </table:table-row>
        <table:table-row table:style-name="ro2">
          <table:table-cell office:value-type="float" office:value="7005">
            <text:p>7005</text:p>
          </table:table-cell>
          <table:table-cell office:value-type="string">
            <text:p>Extra starker Dosenöffner der Durchdringung|"Weil Rüstungen nun einmal#nicht aus Weißblech bestehen."</text:p>
          </table:table-cell>
        </table:table-row>
        <table:table-row table:style-name="ro2">
          <table:table-cell office:value-type="float" office:value="7006">
            <text:p>7006</text:p>
          </table:table-cell>
          <table:table-cell office:value-type="string">
            <text:p>Morgenschädel der Verkaterung|"Seine schlechte Laune ist überwältigend."</text:p>
          </table:table-cell>
        </table:table-row>
        <table:table-row table:style-name="ro2">
          <table:table-cell office:value-type="float" office:value="7007">
            <text:p>7007</text:p>
          </table:table-cell>
          <table:table-cell office:value-type="string">
            <text:p>Dämonenschwert des bösen Blicks|"Wenn Blicke töten könnten...#oh... sie können."</text:p>
          </table:table-cell>
        </table:table-row>
        <table:table-row table:style-name="ro2">
          <table:table-cell office:value-type="float" office:value="7008">
            <text:p>7008</text:p>
          </table:table-cell>
          <table:table-cell office:value-type="string">
            <text:p>Universalwerkzeug des Hausmanns|"Ein mächtiges Artefakt,#sofern man damit umgehen kann."</text:p>
          </table:table-cell>
        </table:table-row>
        <table:table-row table:style-name="ro2">
          <table:table-cell office:value-type="float" office:value="7009">
            <text:p>7009</text:p>
          </table:table-cell>
          <table:table-cell office:value-type="string">
            <text:p>Chemische Keule|"Die neuste High-Tech#aus der Knüppelforschung"</text:p>
          </table:table-cell>
        </table:table-row>
        <table:table-row table:style-name="ro2">
          <table:table-cell office:value-type="float" office:value="7010">
            <text:p>7010</text:p>
          </table:table-cell>
          <table:table-cell office:value-type="string">
            <text:p>Monströse Metzelhilfe|"Metzler, wetz' dein Metzelmesser!"</text:p>
          </table:table-cell>
        </table:table-row>
        <table:table-row table:style-name="ro2">
          <table:table-cell office:value-type="float" office:value="7050">
            <text:p>7050</text:p>
          </table:table-cell>
          <table:table-cell office:value-type="string">
            <text:p>Wächterschild der wahrhaftigen Wachsamkeit|"Und niemand bewacht die Wächter..."</text:p>
          </table:table-cell>
        </table:table-row>
        <table:table-row table:style-name="ro2">
          <table:table-cell office:value-type="float" office:value="7051">
            <text:p>7051</text:p>
          </table:table-cell>
          <table:table-cell office:value-type="string">
            <text:p>Verbotsschild der Generationengerechtigkeit|"Im Nachwuchs liegt unsere Zukunft."</text:p>
          </table:table-cell>
        </table:table-row>
        <table:table-row table:style-name="ro2">
          <table:table-cell office:value-type="float" office:value="7052">
            <text:p>7052</text:p>
          </table:table-cell>
          <table:table-cell office:value-type="string">
            <text:p>Schild des ewigen Lichts|"Sparsam und unverwüstlich#durch moderne LED-Technik."</text:p>
          </table:table-cell>
        </table:table-row>
        <table:table-row table:style-name="ro2">
          <table:table-cell office:value-type="float" office:value="7053">
            <text:p>7053</text:p>
          </table:table-cell>
          <table:table-cell office:value-type="string">
            <text:p>Diabolisches Schutzteufelchen des Satanisten|"Es feiert jeden Tag seinen 666ten Geburtstag."</text:p>
          </table:table-cell>
        </table:table-row>
        <table:table-row table:style-name="ro2">
          <table:table-cell office:value-type="float" office:value="7054">
            <text:p>7054</text:p>
          </table:table-cell>
          <table:table-cell office:value-type="string">
            <text:p>Nagelschild des Fakirs|"Bist du reif für eine#unfreiwillige Akupunktur?"</text:p>
          </table:table-cell>
        </table:table-row>
        <table:table-row table:style-name="ro2">
          <table:table-cell office:value-type="float" office:value="7055">
            <text:p>7055</text:p>
          </table:table-cell>
          <table:table-cell office:value-type="string">
            <text:p>Die Wand|"We don't need no education#We don't need no thought control"</text:p>
          </table:table-cell>
        </table:table-row>
        <table:table-row table:style-name="ro2">
          <table:table-cell office:value-type="float" office:value="7056">
            <text:p>7056</text:p>
          </table:table-cell>
          <table:table-cell office:value-type="string">
            <text:p>Voodoo-Fratze der Abschreckung|"Gegnerische Waffen weichen#instinktiv von selbst zurück."</text:p>
          </table:table-cell>
        </table:table-row>
        <table:table-row table:style-name="ro2">
          <table:table-cell office:value-type="float" office:value="7057">
            <text:p>7057</text:p>
          </table:table-cell>
          <table:table-cell office:value-type="string">
            <text:p>Dämonischer Schild der Verwachsenheit|"Igitt."</text:p>
          </table:table-cell>
        </table:table-row>
        <table:table-row table:style-name="ro2">
          <table:table-cell office:value-type="float" office:value="7058">
            <text:p>7058</text:p>
          </table:table-cell>
          <table:table-cell office:value-type="string">
            <text:p>Magnetschild der Abstoßung|"Patienten mit Herzschrittmacher#sollten darauf verzichten."</text:p>
          </table:table-cell>
        </table:table-row>
        <table:table-row table:style-name="ro2">
          <table:table-cell office:value-type="float" office:value="7059">
            <text:p>7059</text:p>
          </table:table-cell>
          <table:table-cell office:value-type="string">
            <text:p>Zerrspiegel der Entstellung|"Bei dem Anblick wird deinem#Gegner übel werden."</text:p>
          </table:table-cell>
        </table:table-row>
        <table:table-row table:style-name="ro2">
          <table:table-cell office:value-type="float" office:value="7060">
            <text:p>7060</text:p>
          </table:table-cell>
          <table:table-cell office:value-type="string">
            <text:p>Mobiler Bunker|"Auch als rollende Feldlatrine#verwendbar."</text:p>
          </table:table-cell>
        </table:table-row>
        <table:table-row table:style-name="ro2">
          <table:table-cell office:value-type="float" office:value="7100">
            <text:p>7100</text:p>
          </table:table-cell>
          <table:table-cell office:value-type="string">
            <text:p>Chromatischer Chromharnisch|"Ist der Harnisch blank poliert,#wird der Gegner ausradiert."</text:p>
          </table:table-cell>
        </table:table-row>
        <table:table-row table:style-name="ro2">
          <table:table-cell office:value-type="float" office:value="7101">
            <text:p>7101</text:p>
          </table:table-cell>
          <table:table-cell office:value-type="string">
            <text:p>Flammenstahlpanzer des Verderbens|"Die Diskrepanz der Überlebenschancen#auf Außen - und Innenseite ist beachtlich."</text:p>
          </table:table-cell>
        </table:table-row>
        <table:table-row table:style-name="ro2">
          <table:table-cell office:value-type="float" office:value="7102">
            <text:p>7102</text:p>
          </table:table-cell>
          <table:table-cell office:value-type="string">
            <text:p>Goldener Fettwanst des Hedonisten|"Der wahre Held lässt für sich kämpfen."</text:p>
          </table:table-cell>
        </table:table-row>
        <table:table-row table:style-name="ro2">
          <table:table-cell office:value-type="float" office:value="7103">
            <text:p>7103</text:p>
          </table:table-cell>
          <table:table-cell office:value-type="string">
            <text:p>Kostüm des unbekannten Helden|"In seinem normalen Leben#ist er ein bekannter Held."</text:p>
          </table:table-cell>
        </table:table-row>
        <table:table-row table:style-name="ro2">
          <table:table-cell office:value-type="float" office:value="7104">
            <text:p>7104</text:p>
          </table:table-cell>
          <table:table-cell office:value-type="string">
            <text:p>Panzer der unbändigen Wut|"Der Kenner trägt ihn mit#einem milden Lächeln."</text:p>
          </table:table-cell>
        </table:table-row>
        <table:table-row table:style-name="ro2">
          <table:table-cell office:value-type="float" office:value="7105">
            <text:p>7105</text:p>
          </table:table-cell>
          <table:table-cell office:value-type="string">
            <text:p>Gläserne Rüstung der Transparenz|"Damit auch das Unterhemd#mal zur Geltung kommt."</text:p>
          </table:table-cell>
        </table:table-row>
        <table:table-row table:style-name="ro2">
          <table:table-cell office:value-type="float" office:value="7106">
            <text:p>7106</text:p>
          </table:table-cell>
          <table:table-cell office:value-type="string">
            <text:p>Englischer Briefkasten des Wortspiels|"Englisch mail = Panzer = Post = LOL!!1"</text:p>
          </table:table-cell>
        </table:table-row>
        <table:table-row table:style-name="ro2">
          <table:table-cell office:value-type="float" office:value="7107">
            <text:p>7107</text:p>
          </table:table-cell>
          <table:table-cell office:value-type="string">
            <text:p>Dämonenrüstung des Großmauls|"Hey, deine Rüstung hat#meine gerade aufgefressen..."</text:p>
          </table:table-cell>
        </table:table-row>
        <table:table-row table:style-name="ro2">
          <table:table-cell office:value-type="float" office:value="7108">
            <text:p>7108</text:p>
          </table:table-cell>
          <table:table-cell office:value-type="string">
            <text:p>Schildkrötenpanzer des Klempners|"Sein Vorbesitzer hat Pilze#genommen, um sich groß zu fühlen."</text:p>
          </table:table-cell>
        </table:table-row>
        <table:table-row table:style-name="ro2">
          <table:table-cell office:value-type="float" office:value="7150">
            <text:p>7150</text:p>
          </table:table-cell>
          <table:table-cell office:value-type="string">
            <text:p>Chromatische Chromstiefel|"Vom Gebrauch einer minder-#wertigen Politur ist abzuraten."</text:p>
          </table:table-cell>
        </table:table-row>
        <table:table-row table:style-name="ro2">
          <table:table-cell office:value-type="float" office:value="7151">
            <text:p>7151</text:p>
          </table:table-cell>
          <table:table-cell office:value-type="string">
            <text:p>Flammenstahlstiefel der Hoffnungslosigkeit|"Die Hoffnung stirbt zuletzt.#Zuerst stirbt dein Gegner."</text:p>
          </table:table-cell>
        </table:table-row>
        <table:table-row table:style-name="ro2">
          <table:table-cell office:value-type="float" office:value="7152">
            <text:p>7152</text:p>
          </table:table-cell>
          <table:table-cell office:value-type="string">
            <text:p>Goldene Klumpfüße des Hedonisten|"Serienmäßig mit Massagefunktion."</text:p>
          </table:table-cell>
        </table:table-row>
        <table:table-row table:style-name="ro2">
          <table:table-cell office:value-type="float" office:value="7153">
            <text:p>7153</text:p>
          </table:table-cell>
          <table:table-cell office:value-type="string">
            <text:p>Roboterfüße des kybernetischen Organismus|"In einer Fantasywelt mit Aliens und#Dinosauriern wundert einen gar nichts."</text:p>
          </table:table-cell>
        </table:table-row>
        <table:table-row table:style-name="ro2">
          <table:table-cell office:value-type="float" office:value="7154">
            <text:p>7154</text:p>
          </table:table-cell>
          <table:table-cell office:value-type="string">
            <text:p>Stiefel des unbeherrschten Wutanfalls|"Für behände, grazile Auftritte."</text:p>
          </table:table-cell>
        </table:table-row>
        <table:table-row table:style-name="ro2">
          <table:table-cell office:value-type="float" office:value="7155">
            <text:p>7155</text:p>
          </table:table-cell>
          <table:table-cell office:value-type="string">
            <text:p>Einhornstiefel|"Aus anatomischen Gründen mussten#gleich zwei Tiere dafür sterben."</text:p>
          </table:table-cell>
        </table:table-row>
        <table:table-row table:style-name="ro2">
          <table:table-cell office:value-type="float" office:value="7156">
            <text:p>7156</text:p>
          </table:table-cell>
          <table:table-cell office:value-type="string">
            <text:p>Dampfgetriebene Stiefel der Zugkraft|"Ihr fernes Pfeifen kündet#von Mord und Totschlag."</text:p>
          </table:table-cell>
        </table:table-row>
        <table:table-row table:style-name="ro2">
          <table:table-cell office:value-type="float" office:value="7157">
            <text:p>7157</text:p>
          </table:table-cell>
          <table:table-cell office:value-type="string">
            <text:p>Dämonische Dämonenstiefel des Dämonen|"Für Helden, die täglich#durch die Hölle gehen."</text:p>
          </table:table-cell>
        </table:table-row>
        <table:table-row table:style-name="ro2">
          <table:table-cell office:value-type="float" office:value="7158">
            <text:p>7158</text:p>
          </table:table-cell>
          <table:table-cell office:value-type="string">
            <text:p>Messerstecherstiefel|"Für wirkungsvolle Stech-Schritte."</text:p>
          </table:table-cell>
        </table:table-row>
        <table:table-row table:style-name="ro2">
          <table:table-cell office:value-type="float" office:value="7200">
            <text:p>7200</text:p>
          </table:table-cell>
          <table:table-cell office:value-type="string">
            <text:p>Chromatische Chromhandschuhe|"Sie sind aus Chrom gefertigt."</text:p>
          </table:table-cell>
        </table:table-row>
        <table:table-row table:style-name="ro2">
          <table:table-cell office:value-type="float" office:value="7201">
            <text:p>7201</text:p>
          </table:table-cell>
          <table:table-cell office:value-type="string">
            <text:p>Flammenstahlhandschuhe des Unheils|"Flammenstahl ist ein Werkstoff,#der aus Flammen und Stahl besteht."</text:p>
          </table:table-cell>
        </table:table-row>
        <table:table-row table:style-name="ro2">
          <table:table-cell office:value-type="float" office:value="7202">
            <text:p>7202</text:p>
          </table:table-cell>
          <table:table-cell office:value-type="string">
            <text:p>Goldene Pranken des Hedonisten|"Man muss sich schon dafür#lieben, dass man sie besitzt."</text:p>
          </table:table-cell>
        </table:table-row>
        <table:table-row table:style-name="ro2">
          <table:table-cell office:value-type="float" office:value="7203">
            <text:p>7203</text:p>
          </table:table-cell>
          <table:table-cell office:value-type="string">
            <text:p>Offiziershandschuhe der Vielseitigkeit|"Das mächtigste aber ist ihr Zahnstocher."</text:p>
          </table:table-cell>
        </table:table-row>
        <table:table-row table:style-name="ro2">
          <table:table-cell office:value-type="float" office:value="7204">
            <text:p>7204</text:p>
          </table:table-cell>
          <table:table-cell office:value-type="string">
            <text:p>Handschuhe der grenzenlosen Bosheit|"Wie geschaffen, um damit Gutes zu tun."</text:p>
          </table:table-cell>
        </table:table-row>
        <table:table-row table:style-name="ro2">
          <table:table-cell office:value-type="float" office:value="7205">
            <text:p>7205</text:p>
          </table:table-cell>
          <table:table-cell office:value-type="string">
            <text:p>Eiserne Boxhandschuhe|"Im Ring nicht gern gesehen,#in der Praxis wirkungsvoll."</text:p>
          </table:table-cell>
        </table:table-row>
        <table:table-row table:style-name="ro2">
          <table:table-cell office:value-type="float" office:value="7206">
            <text:p>7206</text:p>
          </table:table-cell>
          <table:table-cell office:value-type="string">
            <text:p>Handschuhe des Brotschneiders|"Wer seinen Feinden hartes#Brot auftischen will..."</text:p>
          </table:table-cell>
        </table:table-row>
        <table:table-row table:style-name="ro2">
          <table:table-cell office:value-type="float" office:value="7207">
            <text:p>7207</text:p>
          </table:table-cell>
          <table:table-cell office:value-type="string">
            <text:p>Dämonische Tentakelhandschuhe|"Wen sie berühren, der#ekelt sich zu Tode."</text:p>
          </table:table-cell>
        </table:table-row>
        <table:table-row table:style-name="ro2">
          <table:table-cell office:value-type="float" office:value="7208">
            <text:p>7208</text:p>
          </table:table-cell>
          <table:table-cell office:value-type="string">
            <text:p>Geheimnisumwitterte Handschuhe|"Irgendwas wird schon dran#sein, an den ollen Legenden."</text:p>
          </table:table-cell>
        </table:table-row>
        <table:table-row table:style-name="ro2">
          <table:table-cell office:value-type="float" office:value="7250">
            <text:p>7250</text:p>
          </table:table-cell>
          <table:table-cell office:value-type="string">
            <text:p>Chromatischer Chromhelm|"Für glänzende Auftritte."</text:p>
          </table:table-cell>
        </table:table-row>
        <table:table-row table:style-name="ro2">
          <table:table-cell office:value-type="float" office:value="7251">
            <text:p>7251</text:p>
          </table:table-cell>
          <table:table-cell office:value-type="string">
            <text:p>Flammenstahlhelm der Zerstörung|"Böse gucken war nie so einfach."</text:p>
          </table:table-cell>
        </table:table-row>
        <table:table-row table:style-name="ro2">
          <table:table-cell office:value-type="float" office:value="7252">
            <text:p>7252</text:p>
          </table:table-cell>
          <table:table-cell office:value-type="string">
            <text:p>Goldener Schwabbelkopf des Hedonisten|"Wer sich gehen lässt, kommt#bequemer ans Ziel."</text:p>
          </table:table-cell>
        </table:table-row>
        <table:table-row table:style-name="ro2">
          <table:table-cell office:value-type="float" office:value="7253">
            <text:p>7253</text:p>
          </table:table-cell>
          <table:table-cell office:value-type="string">
            <text:p>Schaurige Hockeymaske des Gestörten|"Hockey ist ein verdammt blutiger Sport."</text:p>
          </table:table-cell>
        </table:table-row>
        <table:table-row table:style-name="ro2">
          <table:table-cell office:value-type="float" office:value="7254">
            <text:p>7254</text:p>
          </table:table-cell>
          <table:table-cell office:value-type="string">
            <text:p>Helm des geballten Jähzorns|"Ein Hort friedfertiger Gedanken."</text:p>
          </table:table-cell>
        </table:table-row>
        <table:table-row table:style-name="ro2">
          <table:table-cell office:value-type="float" office:value="7255">
            <text:p>7255</text:p>
          </table:table-cell>
          <table:table-cell office:value-type="string">
            <text:p>Schwarz-gelbe Schreckensmaske|"Früher gab es die#in rot-grün."</text:p>
          </table:table-cell>
        </table:table-row>
        <table:table-row table:style-name="ro2">
          <table:table-cell office:value-type="float" office:value="7256">
            <text:p>7256</text:p>
          </table:table-cell>
          <table:table-cell office:value-type="string">
            <text:p>Prunkvoller Turnierhelm|"Aufgrund seiner Konstruktion auch#als Reinigungsbürste verwendbar."</text:p>
          </table:table-cell>
        </table:table-row>
        <table:table-row table:style-name="ro2">
          <table:table-cell office:value-type="float" office:value="7257">
            <text:p>7257</text:p>
          </table:table-cell>
          <table:table-cell office:value-type="string">
            <text:p>Gehörnter Dämonenhelm|"Er frisst einem wortwörtlich#die Haare vom Kopf."</text:p>
          </table:table-cell>
        </table:table-row>
        <table:table-row table:style-name="ro2">
          <table:table-cell office:value-type="float" office:value="7258">
            <text:p>7258</text:p>
          </table:table-cell>
          <table:table-cell office:value-type="string">
            <text:p>Panzerbrille der Voraussicht|"Wer will schon im Kampfgetümmel#sein Augenlicht verlieren?"</text:p>
          </table:table-cell>
        </table:table-row>
        <table:table-row table:style-name="ro2">
          <table:table-cell office:value-type="float" office:value="7300">
            <text:p>7300</text:p>
          </table:table-cell>
          <table:table-cell office:value-type="string">
            <text:p>Chromatischer Chromgürtel|"Man sagt, er brauche#besonders sorgfältige Pflege."</text:p>
          </table:table-cell>
        </table:table-row>
        <table:table-row table:style-name="ro2">
          <table:table-cell office:value-type="float" office:value="7301">
            <text:p>7301</text:p>
          </table:table-cell>
          <table:table-cell office:value-type="string">
            <text:p>Flammenstahlgürtel der Verwüstung|"Er zeichnet sich besonders durch#seine spezifischen Eigenschaften aus."</text:p>
          </table:table-cell>
        </table:table-row>
        <table:table-row table:style-name="ro2">
          <table:table-cell office:value-type="float" office:value="7302">
            <text:p>7302</text:p>
          </table:table-cell>
          <table:table-cell office:value-type="string">
            <text:p>Feinrippschlüpfer der mangelnden Hygiene|"Ob der Kampf wohl spurlos#an ihm vorübergeht?"</text:p>
          </table:table-cell>
        </table:table-row>
        <table:table-row table:style-name="ro2">
          <table:table-cell office:value-type="float" office:value="7303">
            <text:p>7303</text:p>
          </table:table-cell>
          <table:table-cell office:value-type="string">
            <text:p>Offensiver Gürtel der Verteidigung|"Bitte nur zweckgebunden einsetzen."</text:p>
          </table:table-cell>
        </table:table-row>
        <table:table-row table:style-name="ro2">
          <table:table-cell office:value-type="float" office:value="7304">
            <text:p>7304</text:p>
          </table:table-cell>
          <table:table-cell office:value-type="string">
            <text:p>Gürtel der furiosen Zornesröte|"Ein beherrschtes Auftreten ist alles."</text:p>
          </table:table-cell>
        </table:table-row>
        <table:table-row table:style-name="ro2">
          <table:table-cell office:value-type="float" office:value="7305">
            <text:p>7305</text:p>
          </table:table-cell>
          <table:table-cell office:value-type="string">
            <text:p>Klingengürtel der Scharfkantigkeit|"Ungeheuer sicher und#bequem zu tragen."</text:p>
          </table:table-cell>
        </table:table-row>
        <table:table-row table:style-name="ro2">
          <table:table-cell office:value-type="float" office:value="7306">
            <text:p>7306</text:p>
          </table:table-cell>
          <table:table-cell office:value-type="string">
            <text:p>Gürtel der Schilde|"Es schadet nicht, einen weiteren#Schild für die Vorderseite zu führen."</text:p>
          </table:table-cell>
        </table:table-row>
        <table:table-row table:style-name="ro2">
          <table:table-cell office:value-type="float" office:value="7307">
            <text:p>7307</text:p>
          </table:table-cell>
          <table:table-cell office:value-type="string">
            <text:p>Dämonischer Schreckensgürtel|"Sicherer Halt durch#patentierte Tentakelschnalle."</text:p>
          </table:table-cell>
        </table:table-row>
        <table:table-row table:style-name="ro2">
          <table:table-cell office:value-type="float" office:value="7308">
            <text:p>7308</text:p>
          </table:table-cell>
          <table:table-cell office:value-type="string">
            <text:p>Anhänglicher Fanboy|"Die Frage ist nur, ob du#ihn jemals wieder los wirst."</text:p>
          </table:table-cell>
        </table:table-row>
        <table:table-row table:style-name="ro2">
          <table:table-cell office:value-type="float" office:value="7350">
            <text:p>7350</text:p>
          </table:table-cell>
          <table:table-cell office:value-type="string">
            <text:p>Prätentiöser Künstlerschal des Kritikers|"Man sagt, seine Kritiken#fallen mitunter vernichtend aus."</text:p>
          </table:table-cell>
        </table:table-row>
        <table:table-row table:style-name="ro2">
          <table:table-cell office:value-type="float" office:value="7351">
            <text:p>7351</text:p>
          </table:table-cell>
          <table:table-cell office:value-type="string">
            <text:p>Bissige Drachenkette der Zahnfee|"Du solltest einen Zahn opfern,#bevor sie sich einen aussucht."</text:p>
          </table:table-cell>
        </table:table-row>
        <table:table-row table:style-name="ro2">
          <table:table-cell office:value-type="float" office:value="7352">
            <text:p>7352</text:p>
          </table:table-cell>
          <table:table-cell office:value-type="string">
            <text:p>Blinkende Lichterkette des Schicksals|"Ja, ist denn heute schon Weihnachten?"</text:p>
          </table:table-cell>
        </table:table-row>
        <table:table-row table:style-name="ro2">
          <table:table-cell office:value-type="float" office:value="7353">
            <text:p>7353</text:p>
          </table:table-cell>
          <table:table-cell office:value-type="string">
            <text:p>Dekadentes Geschmeide des Oligarchen|"Seine Hässlichkeit wird nur von#seinem Wert übertroffen."</text:p>
          </table:table-cell>
        </table:table-row>
        <table:table-row table:style-name="ro2">
          <table:table-cell office:value-type="float" office:value="7354">
            <text:p>7354</text:p>
          </table:table-cell>
          <table:table-cell office:value-type="string">
            <text:p>Hassos Halsband der Bissigkeit|"Fass!"</text:p>
          </table:table-cell>
        </table:table-row>
        <table:table-row table:style-name="ro2">
          <table:table-cell office:value-type="float" office:value="7355">
            <text:p>7355</text:p>
          </table:table-cell>
          <table:table-cell office:value-type="string">
            <text:p>Epischer Backstagepass der Wichtigkeit|"Über den VIP-Bereich in der#Taverne erzählt man sich Wunderdinge..."</text:p>
          </table:table-cell>
        </table:table-row>
        <table:table-row table:style-name="ro2">
          <table:table-cell office:value-type="float" office:value="7356">
            <text:p>7356</text:p>
          </table:table-cell>
          <table:table-cell office:value-type="string">
            <text:p>Dämonenhalsband|"Im Kontrast dazu wirkt#jedes Gesicht schön."</text:p>
          </table:table-cell>
        </table:table-row>
        <table:table-row table:style-name="ro2">
          <table:table-cell office:value-type="float" office:value="7357">
            <text:p>7357</text:p>
          </table:table-cell>
          <table:table-cell office:value-type="string">
            <text:p>Ekliger Egel des Blutspiels|"Sein Blutrausch steckt an."</text:p>
          </table:table-cell>
        </table:table-row>
        <table:table-row table:style-name="ro2">
          <table:table-cell office:value-type="float" office:value="7358">
            <text:p>7358</text:p>
          </table:table-cell>
          <table:table-cell office:value-type="string">
            <text:p>Stilvolle Fliege des Agenten|"Gerüttelt, nicht geschürt."</text:p>
          </table:table-cell>
        </table:table-row>
        <table:table-row table:style-name="ro2">
          <table:table-cell office:value-type="float" office:value="7359">
            <text:p>7359</text:p>
          </table:table-cell>
          <table:table-cell office:value-type="string">
            <text:p>Beweislast der ewigen Liebe|"Wer die am Hals hat,#ist zumindest nicht alleine."</text:p>
          </table:table-cell>
        </table:table-row>
        <table:table-row table:style-name="ro2">
          <table:table-cell office:value-type="float" office:value="7360">
            <text:p>7360</text:p>
          </table:table-cell>
          <table:table-cell office:value-type="string">
            <text:p>Krawatte der Seriosität|"Macht gleich einen ganz anderen Eindruck."</text:p>
          </table:table-cell>
        </table:table-row>
        <table:table-row table:style-name="ro2">
          <table:table-cell office:value-type="float" office:value="7400">
            <text:p>7400</text:p>
          </table:table-cell>
          <table:table-cell office:value-type="string">
            <text:p>DER Ring|"Ja, genau, DER Ring."</text:p>
          </table:table-cell>
        </table:table-row>
        <table:table-row table:style-name="ro2">
          <table:table-cell office:value-type="float" office:value="7401">
            <text:p>7401</text:p>
          </table:table-cell>
          <table:table-cell office:value-type="string">
            <text:p>Goldener Schädelring des Käpt'n Blaubart|"Der Legende nach hat dieser#Ring Käpt'n Blaubart gehört."</text:p>
          </table:table-cell>
        </table:table-row>
        <table:table-row table:style-name="ro2">
          <table:table-cell office:value-type="float" office:value="7402">
            <text:p>7402</text:p>
          </table:table-cell>
          <table:table-cell office:value-type="string">
            <text:p>Riesiger Klunker der Maßlosigkeit|"Man trägt ihn nicht.#Man besitzt ihn einfach."</text:p>
          </table:table-cell>
        </table:table-row>
        <table:table-row table:style-name="ro2">
          <table:table-cell office:value-type="float" office:value="7403">
            <text:p>7403</text:p>
          </table:table-cell>
          <table:table-cell office:value-type="string">
            <text:p>Vergifteter Dornenring der Abhärtung|"Was dich nicht tötet, macht dich härter."</text:p>
          </table:table-cell>
        </table:table-row>
        <table:table-row table:style-name="ro2">
          <table:table-cell office:value-type="float" office:value="7404">
            <text:p>7404</text:p>
          </table:table-cell>
          <table:table-cell office:value-type="string">
            <text:p>Stählerner Schlagring des Kneipenrowdys|"Man sollte immer ein#Totschlagargument zur Hand haben."</text:p>
          </table:table-cell>
        </table:table-row>
        <table:table-row table:style-name="ro2">
          <table:table-cell office:value-type="float" office:value="7405">
            <text:p>7405</text:p>
          </table:table-cell>
          <table:table-cell office:value-type="string">
            <text:p>Dämonischer Ring der Niedertracht|"Ursprünglich sollte er 'Harmonischer#Ring der Eintracht' heißen..."</text:p>
          </table:table-cell>
        </table:table-row>
        <table:table-row table:style-name="ro2">
          <table:table-cell office:value-type="float" office:value="7406">
            <text:p>7406</text:p>
          </table:table-cell>
          <table:table-cell office:value-type="string">
            <text:p>Geringelter Ring|"Schau, ein geringelter Ring!"</text:p>
          </table:table-cell>
        </table:table-row>
        <table:table-row table:style-name="ro2">
          <table:table-cell office:value-type="float" office:value="7407">
            <text:p>7407</text:p>
          </table:table-cell>
          <table:table-cell office:value-type="string">
            <text:p>Ring aus Feuer|"And it burns, burns, burns..!"</text:p>
          </table:table-cell>
        </table:table-row>
        <table:table-row table:style-name="ro2">
          <table:table-cell office:value-type="float" office:value="7408">
            <text:p>7408</text:p>
          </table:table-cell>
          <table:table-cell office:value-type="string">
            <text:p>Box-Ring|"Lustigerweise ist er#in Wirklichkeit eckig."</text:p>
          </table:table-cell>
        </table:table-row>
        <table:table-row table:style-name="ro2">
          <table:table-cell office:value-type="float" office:value="7409">
            <text:p>7409</text:p>
          </table:table-cell>
          <table:table-cell office:value-type="string">
            <text:p>Augenring des Beobachters|"Was glotzt der bloß immer so?"</text:p>
          </table:table-cell>
        </table:table-row>
        <table:table-row table:style-name="ro2">
          <table:table-cell office:value-type="float" office:value="7410">
            <text:p>7410</text:p>
          </table:table-cell>
          <table:table-cell office:value-type="string">
            <text:p>Unsichtbarer Ring|"Das Glanzstück aus des#Kaisers neuer Kollektion."</text:p>
          </table:table-cell>
        </table:table-row>
        <table:table-row table:style-name="ro2">
          <table:table-cell office:value-type="float" office:value="7450">
            <text:p>7450</text:p>
          </table:table-cell>
          <table:table-cell office:value-type="string">
            <text:p>Schatzkarte der leeren Versprechungen|"Vorfreude ist die schönste Freude."</text:p>
          </table:table-cell>
        </table:table-row>
        <table:table-row table:style-name="ro2">
          <table:table-cell office:value-type="float" office:value="7451">
            <text:p>7451</text:p>
          </table:table-cell>
          <table:table-cell office:value-type="string">
            <text:p>Das verbotene Buch|"FSK: Ab Stufe 18"</text:p>
          </table:table-cell>
        </table:table-row>
        <table:table-row table:style-name="ro2">
          <table:table-cell office:value-type="float" office:value="7452">
            <text:p>7452</text:p>
          </table:table-cell>
          <table:table-cell office:value-type="string">
            <text:p>Episches Toilettenpapier der Überlegenheit|"Alle deine Freunde werden dich darum beneiden."</text:p>
          </table:table-cell>
        </table:table-row>
        <table:table-row table:style-name="ro2">
          <table:table-cell office:value-type="float" office:value="7453">
            <text:p>7453</text:p>
          </table:table-cell>
          <table:table-cell office:value-type="string">
            <text:p>Lustige Taschenexplosion|"Kann man immer brauchen."</text:p>
          </table:table-cell>
        </table:table-row>
        <table:table-row table:style-name="ro2">
          <table:table-cell office:value-type="float" office:value="7454">
            <text:p>7454</text:p>
          </table:table-cell>
          <table:table-cell office:value-type="string">
            <text:p>Rüdiger, der sprechende Zombiekopf|"Er weiß in jeder Situation den#falschen Rat."</text:p>
          </table:table-cell>
        </table:table-row>
        <table:table-row table:style-name="ro2">
          <table:table-cell office:value-type="float" office:value="7455">
            <text:p>7455</text:p>
          </table:table-cell>
          <table:table-cell office:value-type="string">
            <text:p>Dämonischer Schlüsselanhänger|"Er liegt immer da, wo du ihn#nicht vermutest. Mit deinem Schlüssel."</text:p>
          </table:table-cell>
        </table:table-row>
        <table:table-row table:style-name="ro2">
          <table:table-cell office:value-type="float" office:value="7456">
            <text:p>7456</text:p>
          </table:table-cell>
          <table:table-cell office:value-type="string">
            <text:p>Hello-Doggy-Puppe|"Für echte Männer."</text:p>
          </table:table-cell>
        </table:table-row>
        <table:table-row table:style-name="ro2">
          <table:table-cell office:value-type="float" office:value="7457">
            <text:p>7457</text:p>
          </table:table-cell>
          <table:table-cell office:value-type="string">
            <text:p>Voodoo-Puppe der Bestechlichkeit|"Vielleicht gibt dein Gegner freiwillig#auf, wenn du ihm die Puppe anbietest?"</text:p>
          </table:table-cell>
        </table:table-row>
        <table:table-row table:style-name="ro2">
          <table:table-cell office:value-type="float" office:value="7458">
            <text:p>7458</text:p>
          </table:table-cell>
          <table:table-cell office:value-type="string">
            <text:p>Aufdringlicher Groupie|"Was wollen die bloß immer#von dir und deinem Körper?"</text:p>
          </table:table-cell>
        </table:table-row>
        <table:table-row table:style-name="ro2">
          <table:table-cell office:value-type="float" office:value="7459">
            <text:p>7459</text:p>
          </table:table-cell>
          <table:table-cell office:value-type="string">
            <text:p>Schöpfer-Toast|"Ein Wunder! Am leckersten mit#einer Scheibe Gesichtswurst!"</text:p>
          </table:table-cell>
        </table:table-row>
        <table:table-row table:style-name="ro2">
          <table:table-cell office:value-type="float" office:value="7460">
            <text:p>7460</text:p>
          </table:table-cell>
          <table:table-cell office:value-type="string">
            <text:p>Schwarzes Loch|"Bloß nicht in die selbe Tasche#wie den Haustürschlüssel!"</text:p>
          </table:table-cell>
        </table:table-row>
        <table:table-row table:style-name="ro2">
          <table:table-cell office:value-type="float" office:value="7500">
            <text:p>7500</text:p>
          </table:table-cell>
          <table:table-cell office:value-type="string">
            <text:p>Schrumpfkopfstab der finsteren Mächte|"Sein Blick hat etwas von Trauer."</text:p>
          </table:table-cell>
        </table:table-row>
        <table:table-row table:style-name="ro2">
          <table:table-cell office:value-type="float" office:value="7501">
            <text:p>7501</text:p>
          </table:table-cell>
          <table:table-cell office:value-type="string">
            <text:p>Silberner Seelenernter des Sensenmannes|"Die Ernte fällt üppig aus in diesem Jahr."</text:p>
          </table:table-cell>
        </table:table-row>
        <table:table-row table:style-name="ro2">
          <table:table-cell office:value-type="float" office:value="7502">
            <text:p>7502</text:p>
          </table:table-cell>
          <table:table-cell office:value-type="string">
            <text:p>Feuriger Flammenstab des Drachenlords|"Wer mit dem Feuer spielt,#sollte nicht im Glashaus sitzen."</text:p>
          </table:table-cell>
        </table:table-row>
        <table:table-row table:style-name="ro2">
          <table:table-cell office:value-type="float" office:value="7503">
            <text:p>7503</text:p>
          </table:table-cell>
          <table:table-cell office:value-type="string">
            <text:p>Stab des Schwarms|"Keine Sorge, das Fieber lässt#nach, sobald ihre Eier schlüpfen."</text:p>
          </table:table-cell>
        </table:table-row>
        <table:table-row table:style-name="ro2">
          <table:table-cell office:value-type="float" office:value="7504">
            <text:p>7504</text:p>
          </table:table-cell>
          <table:table-cell office:value-type="string">
            <text:p>Stichflamme|"Des Gegners Schmerz erfreut mein Herz."</text:p>
          </table:table-cell>
        </table:table-row>
        <table:table-row table:style-name="ro2">
          <table:table-cell office:value-type="float" office:value="7505">
            <text:p>7505</text:p>
          </table:table-cell>
          <table:table-cell office:value-type="string">
            <text:p>Nasser Wischmop des Hausmeisters|"Irgendwer muss ja das#ganze Blut aufwischen..."</text:p>
          </table:table-cell>
        </table:table-row>
        <table:table-row table:style-name="ro2">
          <table:table-cell office:value-type="float" office:value="7506">
            <text:p>7506</text:p>
          </table:table-cell>
          <table:table-cell office:value-type="string">
            <text:p>Mordinstrument des Gitarrenhelden|"Der Lautstärkeknopf am#Verstärker geht bis 11."</text:p>
          </table:table-cell>
        </table:table-row>
        <table:table-row table:style-name="ro2">
          <table:table-cell office:value-type="float" office:value="7507">
            <text:p>7507</text:p>
          </table:table-cell>
          <table:table-cell office:value-type="string">
            <text:p>Herzchenstab des Schulmädchens|"Ein kurzer Faltenrock kann#seine Wirkung noch vervielfachen."</text:p>
          </table:table-cell>
        </table:table-row>
        <table:table-row table:style-name="ro2">
          <table:table-cell office:value-type="float" office:value="7508">
            <text:p>7508</text:p>
          </table:table-cell>
          <table:table-cell office:value-type="string">
            <text:p>Spaßbremse des Clowns|"Schluss mit lustig!"</text:p>
          </table:table-cell>
        </table:table-row>
        <table:table-row table:style-name="ro2">
          <table:table-cell office:value-type="float" office:value="7509">
            <text:p>7509</text:p>
          </table:table-cell>
          <table:table-cell office:value-type="string">
            <text:p>Staubschleuder des Beutellecks|"Dem gemeinen Dudelsack#nicht unähnlich."</text:p>
          </table:table-cell>
        </table:table-row>
        <table:table-row table:style-name="ro2">
          <table:table-cell office:value-type="float" office:value="7510">
            <text:p>7510</text:p>
          </table:table-cell>
          <table:table-cell office:value-type="string">
            <text:p>Zuckerstange der Boshaftigkeit|"Schlecht für die Zähne,#besonders wenn man trifft."</text:p>
          </table:table-cell>
        </table:table-row>
        <table:table-row table:style-name="ro2">
          <table:table-cell office:value-type="float" office:value="7600">
            <text:p>7600</text:p>
          </table:table-cell>
          <table:table-cell office:value-type="string">
            <text:p>Arkansturmrobe des legendären Großmeisters|"Man sagt, sie trieft förmlich vor Magie."</text:p>
          </table:table-cell>
        </table:table-row>
        <table:table-row table:style-name="ro2">
          <table:table-cell office:value-type="float" office:value="7601">
            <text:p>7601</text:p>
          </table:table-cell>
          <table:table-cell office:value-type="string">
            <text:p>Fidgets Robe|"Sie ist echt. Man kann nur hoffen,#dass es nicht seine Einzige war."</text:p>
          </table:table-cell>
        </table:table-row>
        <table:table-row table:style-name="ro2">
          <table:table-cell office:value-type="float" office:value="7602">
            <text:p>7602</text:p>
          </table:table-cell>
          <table:table-cell office:value-type="string">
            <text:p>Gefrierbrandrobe des Kühlhausarbeiters|"Und wenn du es machst, mach es cool."</text:p>
          </table:table-cell>
        </table:table-row>
        <table:table-row table:style-name="ro2">
          <table:table-cell office:value-type="float" office:value="7603">
            <text:p>7603</text:p>
          </table:table-cell>
          <table:table-cell office:value-type="string">
            <text:p>Heilige Robe des Unheils|"Ihr moralischer Standpunkt ist unstrittig."</text:p>
          </table:table-cell>
        </table:table-row>
        <table:table-row table:style-name="ro2">
          <table:table-cell office:value-type="float" office:value="7604">
            <text:p>7604</text:p>
          </table:table-cell>
          <table:table-cell office:value-type="string">
            <text:p>Schreckenskluft des Sensenmannes|"Deine Zeit ist abgelaufen."</text:p>
          </table:table-cell>
        </table:table-row>
        <table:table-row table:style-name="ro2">
          <table:table-cell office:value-type="float" office:value="7605">
            <text:p>7605</text:p>
          </table:table-cell>
          <table:table-cell office:value-type="string">
            <text:p>Auffällige Jacke der Rampensau|"Wer ist denn der Spinner?"</text:p>
          </table:table-cell>
        </table:table-row>
        <table:table-row table:style-name="ro2">
          <table:table-cell office:value-type="float" office:value="7606">
            <text:p>7606</text:p>
          </table:table-cell>
          <table:table-cell office:value-type="string">
            <text:p>Adretter Frack des Zauberkünstlers|"Hokuspokus für Jung und Alt!"</text:p>
          </table:table-cell>
        </table:table-row>
        <table:table-row table:style-name="ro2">
          <table:table-cell office:value-type="float" office:value="7607">
            <text:p>7607</text:p>
          </table:table-cell>
          <table:table-cell office:value-type="string">
            <text:p>Gespensterumhang|"Eine spukhafte Erscheinung."</text:p>
          </table:table-cell>
        </table:table-row>
        <table:table-row table:style-name="ro2">
          <table:table-cell office:value-type="float" office:value="7608">
            <text:p>7608</text:p>
          </table:table-cell>
          <table:table-cell office:value-type="string">
            <text:p>Verbandszeug der Mumie|"Enthält verflucht viele#Konservierungsstoffe."</text:p>
          </table:table-cell>
        </table:table-row>
        <table:table-row table:style-name="ro2">
          <table:table-cell office:value-type="float" office:value="7650">
            <text:p>7650</text:p>
          </table:table-cell>
          <table:table-cell office:value-type="string">
            <text:p>Arkansturmtreter des Kampfmagiers|"Du bist da in eine Manapfütze getreten."</text:p>
          </table:table-cell>
        </table:table-row>
        <table:table-row table:style-name="ro2">
          <table:table-cell office:value-type="float" office:value="7651">
            <text:p>7651</text:p>
          </table:table-cell>
          <table:table-cell office:value-type="string">
            <text:p>Pantoffeln des Helden|"Wenn man schon nicht die Hosen anhat..."</text:p>
          </table:table-cell>
        </table:table-row>
        <table:table-row table:style-name="ro2">
          <table:table-cell office:value-type="float" office:value="7652">
            <text:p>7652</text:p>
          </table:table-cell>
          <table:table-cell office:value-type="string">
            <text:p>Gefrierbrandtreter des Eisverkäufers|"Deine Gegner dürfen mal lecken."</text:p>
          </table:table-cell>
        </table:table-row>
        <table:table-row table:style-name="ro2">
          <table:table-cell office:value-type="float" office:value="7653">
            <text:p>7653</text:p>
          </table:table-cell>
          <table:table-cell office:value-type="string">
            <text:p>Riesentreter des traurigen Clowns|"Aus Spaß wird Ernst."</text:p>
          </table:table-cell>
        </table:table-row>
        <table:table-row table:style-name="ro2">
          <table:table-cell office:value-type="float" office:value="7654">
            <text:p>7654</text:p>
          </table:table-cell>
          <table:table-cell office:value-type="string">
            <text:p>Schuhe des Feuerläufers|"Die Nachricht hiervon wird sich#wie ein Lauffeuer verbreiten."</text:p>
          </table:table-cell>
        </table:table-row>
        <table:table-row table:style-name="ro2">
          <table:table-cell office:value-type="float" office:value="7655">
            <text:p>7655</text:p>
          </table:table-cell>
          <table:table-cell office:value-type="string">
            <text:p>Flauschige Puschen der Niedlichkeit|"Sie nagen. An deinem Ego."</text:p>
          </table:table-cell>
        </table:table-row>
        <table:table-row table:style-name="ro2">
          <table:table-cell office:value-type="float" office:value="7656">
            <text:p>7656</text:p>
          </table:table-cell>
          <table:table-cell office:value-type="string">
            <text:p>Latschen der Stillosigkeit|"In Verbindung mit Socken#ein wahrhaft tödlicher Anblick."</text:p>
          </table:table-cell>
        </table:table-row>
        <table:table-row table:style-name="ro2">
          <table:table-cell office:value-type="float" office:value="7657">
            <text:p>7657</text:p>
          </table:table-cell>
          <table:table-cell office:value-type="string">
            <text:p>Schicke Stiefel des Illusionisten|"Für qualifizierte Abrakademiker."</text:p>
          </table:table-cell>
        </table:table-row>
        <table:table-row table:style-name="ro2">
          <table:table-cell office:value-type="float" office:value="7658">
            <text:p>7658</text:p>
          </table:table-cell>
          <table:table-cell office:value-type="string">
            <text:p>Lackmeiers Lackschuhe|"Bedingt outdoor-tauglich."</text:p>
          </table:table-cell>
        </table:table-row>
        <table:table-row table:style-name="ro2">
          <table:table-cell office:value-type="float" office:value="7700">
            <text:p>7700</text:p>
          </table:table-cell>
          <table:table-cell office:value-type="string">
            <text:p>Arkansturmhandschuhe des Zauberkünstlers|"Managehalt: 98%"</text:p>
          </table:table-cell>
        </table:table-row>
        <table:table-row table:style-name="ro2">
          <table:table-cell office:value-type="float" office:value="7701">
            <text:p>7701</text:p>
          </table:table-cell>
          <table:table-cell office:value-type="string">
            <text:p>Arkane Schutzhandcreme des Homöopathen|"Nebenwirkungen: Juckreiz, Superkräfte."</text:p>
          </table:table-cell>
        </table:table-row>
        <table:table-row table:style-name="ro2">
          <table:table-cell office:value-type="float" office:value="7702">
            <text:p>7702</text:p>
          </table:table-cell>
          <table:table-cell office:value-type="string">
            <text:p>Grünfingerhandschuhe des Meisterpoplers|"Für Entdeckungsreisen aller Art."</text:p>
          </table:table-cell>
        </table:table-row>
        <table:table-row table:style-name="ro2">
          <table:table-cell office:value-type="float" office:value="7703">
            <text:p>7703</text:p>
          </table:table-cell>
          <table:table-cell office:value-type="string">
            <text:p>Flauschige Kuschelhandschuhe der Verdammnis|"Eines der bösesten Artefakte seiner Art."</text:p>
          </table:table-cell>
        </table:table-row>
        <table:table-row table:style-name="ro2">
          <table:table-cell office:value-type="float" office:value="7704">
            <text:p>7704</text:p>
          </table:table-cell>
          <table:table-cell office:value-type="string">
            <text:p>Schaurige Mumiengriffel des Osiris|"Untot, aber verdammt fingerfertig."</text:p>
          </table:table-cell>
        </table:table-row>
        <table:table-row table:style-name="ro2">
          <table:table-cell office:value-type="float" office:value="7705">
            <text:p>7705</text:p>
          </table:table-cell>
          <table:table-cell office:value-type="string">
            <text:p>Schock-Sockenpuppen|"Lass' Fäuste sprechen!"</text:p>
          </table:table-cell>
        </table:table-row>
        <table:table-row table:style-name="ro2">
          <table:table-cell office:value-type="float" office:value="7706">
            <text:p>7706</text:p>
          </table:table-cell>
          <table:table-cell office:value-type="string">
            <text:p>Gespenstische Handschuhe|"Wie von Geisterhand..."</text:p>
          </table:table-cell>
        </table:table-row>
        <table:table-row table:style-name="ro2">
          <table:table-cell office:value-type="float" office:value="7707">
            <text:p>7707</text:p>
          </table:table-cell>
          <table:table-cell office:value-type="string">
            <text:p>Piekfeine Handschuhe des Showmagiers|"Geschick ist alles."</text:p>
          </table:table-cell>
        </table:table-row>
        <table:table-row table:style-name="ro2">
          <table:table-cell office:value-type="float" office:value="7708">
            <text:p>7708</text:p>
          </table:table-cell>
          <table:table-cell office:value-type="string">
            <text:p>Invers-Fingerlose Handschuhe|"Endlich warme Finger!"</text:p>
          </table:table-cell>
        </table:table-row>
        <table:table-row table:style-name="ro2">
          <table:table-cell office:value-type="float" office:value="7750">
            <text:p>7750</text:p>
          </table:table-cell>
          <table:table-cell office:value-type="string">
            <text:p>Alienstrahlen-Abwehrhelm des Paranoiden|"Endlich selber denken!"</text:p>
          </table:table-cell>
        </table:table-row>
        <table:table-row table:style-name="ro2">
          <table:table-cell office:value-type="float" office:value="7751">
            <text:p>7751</text:p>
          </table:table-cell>
          <table:table-cell office:value-type="string">
            <text:p>Der Anonymisator|"Für delikate Undercover-Operationen."</text:p>
          </table:table-cell>
        </table:table-row>
        <table:table-row table:style-name="ro2">
          <table:table-cell office:value-type="float" office:value="7752">
            <text:p>7752</text:p>
          </table:table-cell>
          <table:table-cell office:value-type="string">
            <text:p>Hut des Erzmagiers|"Damit gelingt jeder#Zaubertrick auf Anhieb."</text:p>
          </table:table-cell>
        </table:table-row>
        <table:table-row table:style-name="ro2">
          <table:table-cell office:value-type="float" office:value="7753">
            <text:p>7753</text:p>
          </table:table-cell>
          <table:table-cell office:value-type="string">
            <text:p>Piratenhut des Seeräuberhauptmannes|"Ein sprechender Papagei wird#dir über kurz oder lang zufliegen."</text:p>
          </table:table-cell>
        </table:table-row>
        <table:table-row table:style-name="ro2">
          <table:table-cell office:value-type="float" office:value="7754">
            <text:p>7754</text:p>
          </table:table-cell>
          <table:table-cell office:value-type="string">
            <text:p>Xecl'Poxles Voodoo-Maske|"Man nennt sie auch die Maske der#1000 Flüche. Aber nur spaßeshalber."</text:p>
          </table:table-cell>
        </table:table-row>
        <table:table-row table:style-name="ro2">
          <table:table-cell office:value-type="float" office:value="7755">
            <text:p>7755</text:p>
          </table:table-cell>
          <table:table-cell office:value-type="string">
            <text:p>3D-Brille des Farbenblinden|"Auf dem linken Auge ist#das Gras wirklich grüner..."</text:p>
          </table:table-cell>
        </table:table-row>
        <table:table-row table:style-name="ro2">
          <table:table-cell office:value-type="float" office:value="7756">
            <text:p>7756</text:p>
          </table:table-cell>
          <table:table-cell office:value-type="string">
            <text:p>Ehrwürdige Perücke der Respektsperson|"Wenn man sie tragen kann,#sieht sie auch nicht albern aus."</text:p>
          </table:table-cell>
        </table:table-row>
        <table:table-row table:style-name="ro2">
          <table:table-cell office:value-type="float" office:value="7757">
            <text:p>7757</text:p>
          </table:table-cell>
          <table:table-cell office:value-type="string">
            <text:p>Zauberhafter Hut der Verblüffung|"Ihr glaubt nicht, was da#alles drin steckt..."</text:p>
          </table:table-cell>
        </table:table-row>
        <table:table-row table:style-name="ro2">
          <table:table-cell office:value-type="float" office:value="7758">
            <text:p>7758</text:p>
          </table:table-cell>
          <table:table-cell office:value-type="string">
            <text:p>Hochwohlgeborener Hut|"Ihn öfter als einmal#zu tragen, gilt als Fauxpas."</text:p>
          </table:table-cell>
        </table:table-row>
        <table:table-row table:style-name="ro2">
          <table:table-cell office:value-type="float" office:value="7800">
            <text:p>7800</text:p>
          </table:table-cell>
          <table:table-cell office:value-type="string">
            <text:p>Gelber Schwimmring des Nichtschwimmers|"Wer mit dem Strom schwimmt,#geht wenigstens nicht unter."</text:p>
          </table:table-cell>
        </table:table-row>
        <table:table-row table:style-name="ro2">
          <table:table-cell office:value-type="float" office:value="7801">
            <text:p>7801</text:p>
          </table:table-cell>
          <table:table-cell office:value-type="string">
            <text:p>Fidgets Gürtel|"Sein Vorbesitzer war#ein 'großer' Magier."</text:p>
          </table:table-cell>
        </table:table-row>
        <table:table-row table:style-name="ro2">
          <table:table-cell office:value-type="float" office:value="7802">
            <text:p>7802</text:p>
          </table:table-cell>
          <table:table-cell office:value-type="string">
            <text:p>Gefrierbrandgürtel des Kältetechnikers|"Für den eiskalten Strategen von Welt."</text:p>
          </table:table-cell>
        </table:table-row>
        <table:table-row table:style-name="ro2">
          <table:table-cell office:value-type="float" office:value="7803">
            <text:p>7803</text:p>
          </table:table-cell>
          <table:table-cell office:value-type="string">
            <text:p>Hulakostüm des Pauschaltouristen|"Es gibt kein Bier auf Hawaii."</text:p>
          </table:table-cell>
        </table:table-row>
        <table:table-row table:style-name="ro2">
          <table:table-cell office:value-type="float" office:value="7804">
            <text:p>7804</text:p>
          </table:table-cell>
          <table:table-cell office:value-type="string">
            <text:p>Gürtel der mutierten Kampfschildkröte|"Wer ihn trägt, entwickelt Ninja-Fähigkeiten."</text:p>
          </table:table-cell>
        </table:table-row>
        <table:table-row table:style-name="ro2">
          <table:table-cell office:value-type="float" office:value="7805">
            <text:p>7805</text:p>
          </table:table-cell>
          <table:table-cell office:value-type="string">
            <text:p>Rettungsschirm der Liquidität|"Er ist zu groß, um zu versagen."</text:p>
          </table:table-cell>
        </table:table-row>
        <table:table-row table:style-name="ro2">
          <table:table-cell office:value-type="float" office:value="7806">
            <text:p>7806</text:p>
          </table:table-cell>
          <table:table-cell office:value-type="string">
            <text:p>Gürtel aus purer Magie|"Wooow!"</text:p>
          </table:table-cell>
        </table:table-row>
        <table:table-row table:style-name="ro2">
          <table:table-cell office:value-type="float" office:value="7807">
            <text:p>7807</text:p>
          </table:table-cell>
          <table:table-cell office:value-type="string">
            <text:p>Gürtel der souveränen Überlegenheit|"Deutlich beliebter als das#'Halsband des kläglichen Versagens.'"</text:p>
          </table:table-cell>
        </table:table-row>
        <table:table-row table:style-name="ro2">
          <table:table-cell office:value-type="float" office:value="7808">
            <text:p>7808</text:p>
          </table:table-cell>
          <table:table-cell office:value-type="string">
            <text:p>Filigraner Elfenhaargürtel|"Seidig und ohne Spliss."</text:p>
          </table:table-cell>
        </table:table-row>
        <table:table-row table:style-name="ro2">
          <table:table-cell office:value-type="float" office:value="7850">
            <text:p>7850</text:p>
          </table:table-cell>
          <table:table-cell office:value-type="string">
            <text:p>Drachenfeuer|"Nichts brennt heißer#als das Drachenfeuer."</text:p>
          </table:table-cell>
        </table:table-row>
        <table:table-row table:style-name="ro2">
          <table:table-cell office:value-type="float" office:value="7851">
            <text:p>7851</text:p>
          </table:table-cell>
          <table:table-cell office:value-type="string">
            <text:p>Kill-O-Matic 5000|"Sie macht das unschuldigste#Browsergame zum Killerspiel."</text:p>
          </table:table-cell>
        </table:table-row>
        <table:table-row table:style-name="ro2">
          <table:table-cell office:value-type="float" office:value="7852">
            <text:p>7852</text:p>
          </table:table-cell>
          <table:table-cell office:value-type="string">
            <text:p>Leuchtender Neonbogen der Erkenntnis|"Die Erkenntnis trifft dich#wie ein Schlag."</text:p>
          </table:table-cell>
        </table:table-row>
        <table:table-row table:style-name="ro2">
          <table:table-cell office:value-type="float" office:value="7853">
            <text:p>7853</text:p>
          </table:table-cell>
          <table:table-cell office:value-type="string">
            <text:p>Pfadfinderbogen des brennenden Marshmallow|"Der Duft von Stockbrot kündet von#großen Abenteuern."</text:p>
          </table:table-cell>
        </table:table-row>
        <table:table-row table:style-name="ro2">
          <table:table-cell office:value-type="float" office:value="7854">
            <text:p>7854</text:p>
          </table:table-cell>
          <table:table-cell office:value-type="string">
            <text:p>Piranhabogen des Filetierers|"Vielleicht wurden versehentlich#ein paar Gräten und Zähne übersehen."</text:p>
          </table:table-cell>
        </table:table-row>
        <table:table-row table:style-name="ro2">
          <table:table-cell office:value-type="float" office:value="7855">
            <text:p>7855</text:p>
          </table:table-cell>
          <table:table-cell office:value-type="string">
            <text:p>Realistischer Raketenbogen|"Wie man ihn aus#alten Sagen kennt."</text:p>
          </table:table-cell>
        </table:table-row>
        <table:table-row table:style-name="ro2">
          <table:table-cell office:value-type="float" office:value="7856">
            <text:p>7856</text:p>
          </table:table-cell>
          <table:table-cell office:value-type="string">
            <text:p>Chicken Master 3000|"In der neusten Version sollten#die Geschosse auch nicht mehr eiern."</text:p>
          </table:table-cell>
        </table:table-row>
        <table:table-row table:style-name="ro2">
          <table:table-cell office:value-type="float" office:value="7857">
            <text:p>7857</text:p>
          </table:table-cell>
          <table:table-cell office:value-type="string">
            <text:p>Vuvuzela des Todes|"Eigentlich ist es eine#ganz normale Vuvuzela."</text:p>
          </table:table-cell>
        </table:table-row>
        <table:table-row table:style-name="ro2">
          <table:table-cell office:value-type="float" office:value="7858">
            <text:p>7858</text:p>
          </table:table-cell>
          <table:table-cell office:value-type="string">
            <text:p>Haifisch-Harpune|"Auch geeignet für die#Jagd auf Dämonen und anderes Gesocks!"</text:p>
          </table:table-cell>
        </table:table-row>
        <table:table-row table:style-name="ro2">
          <table:table-cell office:value-type="float" office:value="7859">
            <text:p>7859</text:p>
          </table:table-cell>
          <table:table-cell office:value-type="string">
            <text:p>Scharfschützen-Armbrust|"Ein Schuss, ein Treffer."</text:p>
          </table:table-cell>
        </table:table-row>
        <table:table-row table:style-name="ro2">
          <table:table-cell office:value-type="float" office:value="7860">
            <text:p>7860</text:p>
          </table:table-cell>
          <table:table-cell office:value-type="string">
            <text:p>Taschenkatapult|"Sollte man immer dabei haben."</text:p>
          </table:table-cell>
        </table:table-row>
        <table:table-row table:style-name="ro2">
          <table:table-cell office:value-type="float" office:value="7950">
            <text:p>7950</text:p>
          </table:table-cell>
          <table:table-cell office:value-type="string">
            <text:p>Bodo Dicks Brustpanzer|"Niemand weiß, wer Bodo Dick ist.#Aber dies ist sein Brustpanzer."</text:p>
          </table:table-cell>
        </table:table-row>
        <table:table-row table:style-name="ro2">
          <table:table-cell office:value-type="float" office:value="7951">
            <text:p>7951</text:p>
          </table:table-cell>
          <table:table-cell office:value-type="string">
            <text:p>Buschpirscherrüstung des Buschpirschers|"Gut gerüstet ist halb gepirscht."</text:p>
          </table:table-cell>
        </table:table-row>
        <table:table-row table:style-name="ro2">
          <table:table-cell office:value-type="float" office:value="7952">
            <text:p>7952</text:p>
          </table:table-cell>
          <table:table-cell office:value-type="string">
            <text:p>Dämonenschlächterharnisch|"Ein hervorragendes Kleidungsstück#für die Hasen- und Dämonenjagd."</text:p>
          </table:table-cell>
        </table:table-row>
        <table:table-row table:style-name="ro2">
          <table:table-cell office:value-type="float" office:value="7953">
            <text:p>7953</text:p>
          </table:table-cell>
          <table:table-cell office:value-type="string">
            <text:p>Lederbrustriemen des Barbarenkönigs|"Nichts scheuert wie Leder auf#nackter Haut."</text:p>
          </table:table-cell>
        </table:table-row>
        <table:table-row table:style-name="ro2">
          <table:table-cell office:value-type="float" office:value="7954">
            <text:p>7954</text:p>
          </table:table-cell>
          <table:table-cell office:value-type="string">
            <text:p>Zünftige Lederhosen des Trunkenbolds|"Man sagt, sie sitzen ziemlich stramm."</text:p>
          </table:table-cell>
        </table:table-row>
        <table:table-row table:style-name="ro2">
          <table:table-cell office:value-type="float" office:value="7955">
            <text:p>7955</text:p>
          </table:table-cell>
          <table:table-cell office:value-type="string">
            <text:p>Pilotenjacke des Vielfliegers|"Gibt es leider nicht#für Bonusmeilen."</text:p>
          </table:table-cell>
        </table:table-row>
        <table:table-row table:style-name="ro2">
          <table:table-cell office:value-type="float" office:value="7956">
            <text:p>7956</text:p>
          </table:table-cell>
          <table:table-cell office:value-type="string">
            <text:p>Kadaverjacke des Leichenfledderers|"Nur die besten Stücke."</text:p>
          </table:table-cell>
        </table:table-row>
        <table:table-row table:style-name="ro2">
          <table:table-cell office:value-type="float" office:value="7957">
            <text:p>7957</text:p>
          </table:table-cell>
          <table:table-cell office:value-type="string">
            <text:p>Todbringende Tentakeljacke|"Umarmen sollten Sie darin#allerdings niemanden."</text:p>
          </table:table-cell>
        </table:table-row>
        <table:table-row table:style-name="ro2">
          <table:table-cell office:value-type="float" office:value="7958">
            <text:p>7958</text:p>
          </table:table-cell>
          <table:table-cell office:value-type="string">
            <text:p>Drachenkostüm der Flauschigkeit|"Macht richtig Eindruck."</text:p>
          </table:table-cell>
        </table:table-row>
        <table:table-row table:style-name="ro2">
          <table:table-cell office:value-type="float" office:value="8000">
            <text:p>8000</text:p>
          </table:table-cell>
          <table:table-cell office:value-type="string">
            <text:p>Quietschgelbe Gummistiefel des Augenkrebses|"Die ideale Tarnung im Rapsfeld."</text:p>
          </table:table-cell>
        </table:table-row>
        <table:table-row table:style-name="ro2">
          <table:table-cell office:value-type="float" office:value="8001">
            <text:p>8001</text:p>
          </table:table-cell>
          <table:table-cell office:value-type="string">
            <text:p>Buschpirscherstiefel des Buschpirschers|"Wer den Namen zehnmal nachein-#ander sagen kann, hat gewonnen."</text:p>
          </table:table-cell>
        </table:table-row>
        <table:table-row table:style-name="ro2">
          <table:table-cell office:value-type="float" office:value="8002">
            <text:p>8002</text:p>
          </table:table-cell>
          <table:table-cell office:value-type="string">
            <text:p>Dämonenschlächterstiefel|"Denn irgendwie muss man ja erstmal#zu den Dämonen gelangen."</text:p>
          </table:table-cell>
        </table:table-row>
        <table:table-row table:style-name="ro2">
          <table:table-cell office:value-type="float" office:value="8003">
            <text:p>8003</text:p>
          </table:table-cell>
          <table:table-cell office:value-type="string">
            <text:p>Lederstiefel des Barbarenkönigs|"Eindeutig zu gut für den#einfachen Durchschnittsbarbaren."</text:p>
          </table:table-cell>
        </table:table-row>
        <table:table-row table:style-name="ro2">
          <table:table-cell office:value-type="float" office:value="8004">
            <text:p>8004</text:p>
          </table:table-cell>
          <table:table-cell office:value-type="string">
            <text:p>Lederstiefel der Dominanz|"Deine Gegner werden sie#küssen und dir dafür danken."</text:p>
          </table:table-cell>
        </table:table-row>
        <table:table-row table:style-name="ro2">
          <table:table-cell office:value-type="float" office:value="8005">
            <text:p>8005</text:p>
          </table:table-cell>
          <table:table-cell office:value-type="string">
            <text:p>Cowboystiefel|"Irgendwann kommen die#bestimmt wieder in Mode..."</text:p>
          </table:table-cell>
        </table:table-row>
        <table:table-row table:style-name="ro2">
          <table:table-cell office:value-type="float" office:value="8006">
            <text:p>8006</text:p>
          </table:table-cell>
          <table:table-cell office:value-type="string">
            <text:p>Hinterlistige Fußparasiten|"Sie ernähren sich von#Fußschweiß. Dafür halten sie warm."</text:p>
          </table:table-cell>
        </table:table-row>
        <table:table-row table:style-name="ro2">
          <table:table-cell office:value-type="float" office:value="8007">
            <text:p>8007</text:p>
          </table:table-cell>
          <table:table-cell office:value-type="string">
            <text:p>Geflügelte Stiefel des Eilboten|"Laufen wie auf Wolken."</text:p>
          </table:table-cell>
        </table:table-row>
        <table:table-row table:style-name="ro2">
          <table:table-cell office:value-type="float" office:value="8008">
            <text:p>8008</text:p>
          </table:table-cell>
          <table:table-cell office:value-type="string">
            <text:p>Leisetreter|"Erstaunlich, was man sich#damit alles erschleichen kann."</text:p>
          </table:table-cell>
        </table:table-row>
        <table:table-row table:style-name="ro2">
          <table:table-cell office:value-type="float" office:value="8050">
            <text:p>8050</text:p>
          </table:table-cell>
          <table:table-cell office:value-type="string">
            <text:p>Handschuhe des Fledermausmannes|"Geklaut aus dem Fundus eines#berühmten Helden."</text:p>
          </table:table-cell>
        </table:table-row>
        <table:table-row table:style-name="ro2">
          <table:table-cell office:value-type="float" office:value="8051">
            <text:p>8051</text:p>
          </table:table-cell>
          <table:table-cell office:value-type="string">
            <text:p>Buschpirscherhandschuhe des Buschpirschers|"Was wäre ein Buschpirscher ohne sie?"</text:p>
          </table:table-cell>
        </table:table-row>
        <table:table-row table:style-name="ro2">
          <table:table-cell office:value-type="float" office:value="8052">
            <text:p>8052</text:p>
          </table:table-cell>
          <table:table-cell office:value-type="string">
            <text:p>Dämonenschlächterhandschuhe|"Auch geeignet zum Streicheln von Ponys."</text:p>
          </table:table-cell>
        </table:table-row>
        <table:table-row table:style-name="ro2">
          <table:table-cell office:value-type="float" office:value="8053">
            <text:p>8053</text:p>
          </table:table-cell>
          <table:table-cell office:value-type="string">
            <text:p>Armschienen des Barbarenkönigs|"Weil man mit bloßen Händen doch am besten tötet."</text:p>
          </table:table-cell>
        </table:table-row>
        <table:table-row table:style-name="ro2">
          <table:table-cell office:value-type="float" office:value="8054">
            <text:p>8054</text:p>
          </table:table-cell>
          <table:table-cell office:value-type="string">
            <text:p>Brennende Feuerblitzstulpen der Hölle|"Nicht ganz ohne."</text:p>
          </table:table-cell>
        </table:table-row>
        <table:table-row table:style-name="ro2">
          <table:table-cell office:value-type="float" office:value="8055">
            <text:p>8055</text:p>
          </table:table-cell>
          <table:table-cell office:value-type="string">
            <text:p>Freddys Mörderhandschuhe|"Gut, um sich das#Nasebohren abzugewöhnen."</text:p>
          </table:table-cell>
        </table:table-row>
        <table:table-row table:style-name="ro2">
          <table:table-cell office:value-type="float" office:value="8056">
            <text:p>8056</text:p>
          </table:table-cell>
          <table:table-cell office:value-type="string">
            <text:p>Grausige Handparasiten|"Tentakel sind sowieso#die besseren Finger."</text:p>
          </table:table-cell>
        </table:table-row>
        <table:table-row table:style-name="ro2">
          <table:table-cell office:value-type="float" office:value="8057">
            <text:p>8057</text:p>
          </table:table-cell>
          <table:table-cell office:value-type="string">
            <text:p>Teure Lederhandschuhe des Schnösels|"Für den Preis das Beste,#was man kriegen kann."</text:p>
          </table:table-cell>
        </table:table-row>
        <table:table-row table:style-name="ro2">
          <table:table-cell office:value-type="float" office:value="8058">
            <text:p>8058</text:p>
          </table:table-cell>
          <table:table-cell office:value-type="string">
            <text:p>Selbstzerstörungsapparatur|"Man kann aber natürlich#auch andere damit zerstören."</text:p>
          </table:table-cell>
        </table:table-row>
        <table:table-row table:style-name="ro2">
          <table:table-cell office:value-type="float" office:value="8100">
            <text:p>8100</text:p>
          </table:table-cell>
          <table:table-cell office:value-type="string">
            <text:p>Drakonischer Schädelhelm der Ziege|"Gut gehörnt ist halb gewonnen."</text:p>
          </table:table-cell>
        </table:table-row>
        <table:table-row table:style-name="ro2">
          <table:table-cell office:value-type="float" office:value="8101">
            <text:p>8101</text:p>
          </table:table-cell>
          <table:table-cell office:value-type="string">
            <text:p>Buschpirscherhelm des Buschpirschers|"Wenn man auf der Pirsch nicht#Kopf und Kragen riskieren will."</text:p>
          </table:table-cell>
        </table:table-row>
        <table:table-row table:style-name="ro2">
          <table:table-cell office:value-type="float" office:value="8102">
            <text:p>8102</text:p>
          </table:table-cell>
          <table:table-cell office:value-type="string">
            <text:p>Dämonenschlächterhelm|"Er sieht dämonisch aus, doch das ist#nur ein Trick, um Dämonen anzulocken."</text:p>
          </table:table-cell>
        </table:table-row>
        <table:table-row table:style-name="ro2">
          <table:table-cell office:value-type="float" office:value="8103">
            <text:p>8103</text:p>
          </table:table-cell>
          <table:table-cell office:value-type="string">
            <text:p>Ledermaske der schmutzigen Freuden|"Speziell gepanzert gegen Peitschenhiebe."</text:p>
          </table:table-cell>
        </table:table-row>
        <table:table-row table:style-name="ro2">
          <table:table-cell office:value-type="float" office:value="8104">
            <text:p>8104</text:p>
          </table:table-cell>
          <table:table-cell office:value-type="string">
            <text:p>Schicker Sombrero|"Buenas tardes, amigo!"</text:p>
          </table:table-cell>
        </table:table-row>
        <table:table-row table:style-name="ro2">
          <table:table-cell office:value-type="float" office:value="8105">
            <text:p>8105</text:p>
          </table:table-cell>
          <table:table-cell office:value-type="string">
            <text:p>Experimentelle Kappe des Testpiloten|"Mit praktischem Notfallpropeller."</text:p>
          </table:table-cell>
        </table:table-row>
        <table:table-row table:style-name="ro2">
          <table:table-cell office:value-type="float" office:value="8106">
            <text:p>8106</text:p>
          </table:table-cell>
          <table:table-cell office:value-type="string">
            <text:p>Hirnstimulator|"Seine geübte Zunge beschleunigt#jegliche Denkprozesse."</text:p>
          </table:table-cell>
        </table:table-row>
        <table:table-row table:style-name="ro2">
          <table:table-cell office:value-type="float" office:value="8107">
            <text:p>8107</text:p>
          </table:table-cell>
          <table:table-cell office:value-type="string">
            <text:p>Robins Hut|"Du könntest ihn den Armen#schenken. Oder dir selbst."</text:p>
          </table:table-cell>
        </table:table-row>
        <table:table-row table:style-name="ro2">
          <table:table-cell office:value-type="float" office:value="8108">
            <text:p>8108</text:p>
          </table:table-cell>
          <table:table-cell office:value-type="string">
            <text:p>Tragbares Observatorium|"Da weiß man immer, was um#einen herum vor sich geht."</text:p>
          </table:table-cell>
        </table:table-row>
        <table:table-row table:style-name="ro2">
          <table:table-cell office:value-type="float" office:value="8150">
            <text:p>8150</text:p>
          </table:table-cell>
          <table:table-cell office:value-type="string">
            <text:p>Allzweckgürtel des Fledermausmannes|"Definitiv voller epischer Spezialfeatures."</text:p>
          </table:table-cell>
        </table:table-row>
        <table:table-row table:style-name="ro2">
          <table:table-cell office:value-type="float" office:value="8151">
            <text:p>8151</text:p>
          </table:table-cell>
          <table:table-cell office:value-type="string">
            <text:p>Buschpirschergürtel des Buschpirschers|"Ideal, um adrett durch den Busch zu pirschen."</text:p>
          </table:table-cell>
        </table:table-row>
        <table:table-row table:style-name="ro2">
          <table:table-cell office:value-type="float" office:value="8152">
            <text:p>8152</text:p>
          </table:table-cell>
          <table:table-cell office:value-type="string">
            <text:p>Dämonenschlächtergürtel|"Die Dämonen werden einen großen#Bogen um dich machen."</text:p>
          </table:table-cell>
        </table:table-row>
        <table:table-row table:style-name="ro2">
          <table:table-cell office:value-type="float" office:value="8153">
            <text:p>8153</text:p>
          </table:table-cell>
          <table:table-cell office:value-type="string">
            <text:p>Lendenschurz des Barbarenkönigs|"Wer Stärke zeigen will, muss#auch Haut zeigen können."</text:p>
          </table:table-cell>
        </table:table-row>
        <table:table-row table:style-name="ro2">
          <table:table-cell office:value-type="float" office:value="8154">
            <text:p>8154</text:p>
          </table:table-cell>
          <table:table-cell office:value-type="string">
            <text:p>Waffengürtel des Sheriffs|"Sieh, ich bin unbewaffnet!"</text:p>
          </table:table-cell>
        </table:table-row>
        <table:table-row table:style-name="ro2">
          <table:table-cell office:value-type="float" office:value="8155">
            <text:p>8155</text:p>
          </table:table-cell>
          <table:table-cell office:value-type="string">
            <text:p>Grüner Giftgürtel|"Das Gegengift kostet extra."</text:p>
          </table:table-cell>
        </table:table-row>
        <table:table-row table:style-name="ro2">
          <table:table-cell office:value-type="float" office:value="8156">
            <text:p>8156</text:p>
          </table:table-cell>
          <table:table-cell office:value-type="string">
            <text:p>Überlebensgürtel der Vollständigkeit|"Inkl. Outdoor-Waffeleisen."</text:p>
          </table:table-cell>
        </table:table-row>
        <table:table-row table:style-name="ro2">
          <table:table-cell office:value-type="float" office:value="8157">
            <text:p>8157</text:p>
          </table:table-cell>
          <table:table-cell office:value-type="string">
            <text:p>Parasitärer Gürtel|"Wenn er sich in sich selbst#verbissen hat, sitzt er gut."</text:p>
          </table:table-cell>
        </table:table-row>
        <table:table-row table:style-name="ro2">
          <table:table-cell office:value-type="float" office:value="8158">
            <text:p>8158</text:p>
          </table:table-cell>
          <table:table-cell office:value-type="string">
            <text:p>Tigerschwanz-Gürtel|"Eine geniale Tarnung, die dich#äußerst gefährlich aussehen lässt."</text:p>
          </table:table-cell>
        </table:table-row>
        <table:table-row table:style-name="ro2">
          <table:table-cell office:value-type="float" office:value="8200">
            <text:p>8200</text:p>
          </table:table-cell>
          <table:table-cell office:value-type="string">
            <text:p>Die entweihten Katakomben|"Die Toten sind erstaunlich lebendig."</text:p>
          </table:table-cell>
        </table:table-row>
        <table:table-row table:style-name="ro2">
          <table:table-cell office:value-type="float" office:value="8201">
            <text:p>8201</text:p>
          </table:table-cell>
          <table:table-cell office:value-type="string">
            <text:p>Die Minen von Gloria|"Glück auf! Harte Arbeit steht bevor."</text:p>
          </table:table-cell>
        </table:table-row>
        <table:table-row table:style-name="ro2">
          <table:table-cell office:value-type="float" office:value="8202">
            <text:p>8202</text:p>
          </table:table-cell>
          <table:table-cell office:value-type="string">
            <text:p>Die Ruinen von Gnark|"Wo die wilden Kerle wohnen..."</text:p>
          </table:table-cell>
        </table:table-row>
        <table:table-row table:style-name="ro2">
          <table:table-cell office:value-type="float" office:value="8203">
            <text:p>8203</text:p>
          </table:table-cell>
          <table:table-cell office:value-type="string">
            <text:p>Die Halsabschneidergrotte|"Krummsäbel und krumme Geschäfte."</text:p>
          </table:table-cell>
        </table:table-row>
        <table:table-row table:style-name="ro2">
          <table:table-cell office:value-type="float" office:value="8204">
            <text:p>8204</text:p>
          </table:table-cell>
          <table:table-cell office:value-type="string">
            <text:p>Der Smaragdschuppenaltar|"Wir müssen alle Opfer bringen..."</text:p>
          </table:table-cell>
        </table:table-row>
        <table:table-row table:style-name="ro2">
          <table:table-cell office:value-type="float" office:value="8205">
            <text:p>8205</text:p>
          </table:table-cell>
          <table:table-cell office:value-type="string">
            <text:p>Der kranke Baum|"Seine Wurzeln reichen bis in höllische Tiefen."</text:p>
          </table:table-cell>
        </table:table-row>
        <table:table-row table:style-name="ro2">
          <table:table-cell office:value-type="float" office:value="8206">
            <text:p>8206</text:p>
          </table:table-cell>
          <table:table-cell office:value-type="string">
            <text:p>Der Magmastrom|"Es geht heiß her im Untergrund."</text:p>
          </table:table-cell>
        </table:table-row>
        <table:table-row table:style-name="ro2">
          <table:table-cell office:value-type="float" office:value="8207">
            <text:p>8207</text:p>
          </table:table-cell>
          <table:table-cell office:value-type="string">
            <text:p>Der Frostbluttempel|"Das Blut gefriert einem in den Adern."</text:p>
          </table:table-cell>
        </table:table-row>
        <table:table-row table:style-name="ro2">
          <table:table-cell office:value-type="float" office:value="8208">
            <text:p>8208</text:p>
          </table:table-cell>
          <table:table-cell office:value-type="string">
            <text:p>Die Pyramide des Wahnsinns|"Nur nicht Verstand oder Leben verlieren!"</text:p>
          </table:table-cell>
        </table:table-row>
        <table:table-row table:style-name="ro2">
          <table:table-cell office:value-type="float" office:value="8209">
            <text:p>8209</text:p>
          </table:table-cell>
          <table:table-cell office:value-type="string">
            <text:p>Die Schwarzschädelfestung|"Tief im Innern gibt es einen Souvenierstand."</text:p>
          </table:table-cell>
        </table:table-row>
        <table:table-row table:style-name="ro2">
          <table:table-cell office:value-type="float" office:value="8210">
            <text:p>8210</text:p>
          </table:table-cell>
          <table:table-cell office:value-type="string">
            <text:p>Der Zirkus des Grauens</text:p>
          </table:table-cell>
        </table:table-row>
        <table:table-row table:style-name="ro2">
          <table:table-cell office:value-type="float" office:value="8211">
            <text:p>8211</text:p>
          </table:table-cell>
          <table:table-cell office:value-type="string">
            <text:p>Die Hölle</text:p>
          </table:table-cell>
        </table:table-row>
        <table:table-row table:style-name="ro2">
          <table:table-cell office:value-type="float" office:value="8212">
            <text:p>8212</text:p>
          </table:table-cell>
          <table:table-cell office:value-type="string">
            <text:p>Der 13. Stock</text:p>
          </table:table-cell>
        </table:table-row>
        <table:table-row table:style-name="ro2">
          <table:table-cell office:value-type="float" office:value="8250">
            <text:p>8250</text:p>
          </table:table-cell>
          <table:table-cell office:value-type="string">
            <text:p>Etage: %1/10#Nächster Gegner: %2</text:p>
          </table:table-cell>
        </table:table-row>
        <table:table-row table:style-name="ro2">
          <table:table-cell office:value-type="float" office:value="8251">
            <text:p>8251</text:p>
          </table:table-cell>
          <table:table-cell office:value-type="string">
            <text:p>Dieser Ort bleibt dir vorerst noch verschlossen.</text:p>
          </table:table-cell>
        </table:table-row>
        <table:table-row table:style-name="ro2">
          <table:table-cell office:value-type="float" office:value="8252">
            <text:p>8252</text:p>
          </table:table-cell>
          <table:table-cell office:value-type="string">
            <text:p>Diesen Ort hast du von seinen Schrecken befreit.</text:p>
          </table:table-cell>
        </table:table-row>
        <table:table-row table:style-name="ro2">
          <table:table-cell office:value-type="float" office:value="8253">
            <text:p>8253</text:p>
          </table:table-cell>
          <table:table-cell office:value-type="string">
            <text:p>%1 - Etage %2/10</text:p>
          </table:table-cell>
        </table:table-row>
        <table:table-row table:style-name="ro2">
          <table:table-cell office:value-type="float" office:value="8254">
            <text:p>8254</text:p>
          </table:table-cell>
          <table:table-cell office:value-type="string">
            <text:p>Dungeons</text:p>
          </table:table-cell>
        </table:table-row>
        <table:table-row table:style-name="ro2">
          <table:table-cell office:value-type="float" office:value="8300">
            <text:p>8300</text:p>
          </table:table-cell>
          <table:table-cell office:value-type="string">
            <text:p>Entweihter Katakombenschlüssel|"Nanu, ein Schlüssel...#Wo der wohl passt?"</text:p>
          </table:table-cell>
        </table:table-row>
        <table:table-row table:style-name="ro2">
          <table:table-cell office:value-type="float" office:value="8301">
            <text:p>8301</text:p>
          </table:table-cell>
          <table:table-cell office:value-type="string">
            <text:p>Glorias Minenschlüssel|"Von Zwergen geschmiedet,#von dir gefunden."</text:p>
          </table:table-cell>
        </table:table-row>
        <table:table-row table:style-name="ro2">
          <table:table-cell office:value-type="float" office:value="8302">
            <text:p>8302</text:p>
          </table:table-cell>
          <table:table-cell office:value-type="string">
            <text:p>Schlüssel von Gnark|"Er wurde einem Räuber geraubt."</text:p>
          </table:table-cell>
        </table:table-row>
        <table:table-row table:style-name="ro2">
          <table:table-cell office:value-type="float" office:value="8303">
            <text:p>8303</text:p>
          </table:table-cell>
          <table:table-cell office:value-type="string">
            <text:p>Lizenzschlüssel der Piraterie|"Die Halsabschneidergrotte liegt#in der berühmten Piratenbucht."</text:p>
          </table:table-cell>
        </table:table-row>
        <table:table-row table:style-name="ro2">
          <table:table-cell office:value-type="float" office:value="8304">
            <text:p>8304</text:p>
          </table:table-cell>
          <table:table-cell office:value-type="string">
            <text:p>Schuppenschlüssel der Smaragdechsen|"Geheiligtes Artefakt einer#alten, grausamen Kultur."</text:p>
          </table:table-cell>
        </table:table-row>
        <table:table-row table:style-name="ro2">
          <table:table-cell office:value-type="float" office:value="8305">
            <text:p>8305</text:p>
          </table:table-cell>
          <table:table-cell office:value-type="string">
            <text:p>Kranker Baumschlüssel|"Igitt, der ist bestimmt#total verseucht!"</text:p>
          </table:table-cell>
        </table:table-row>
        <table:table-row table:style-name="ro2">
          <table:table-cell office:value-type="float" office:value="8306">
            <text:p>8306</text:p>
          </table:table-cell>
          <table:table-cell office:value-type="string">
            <text:p>Schlüssel der Höllenglut|"Der Schlüssel zum Magmastrom."</text:p>
          </table:table-cell>
        </table:table-row>
        <table:table-row table:style-name="ro2">
          <table:table-cell office:value-type="float" office:value="8307">
            <text:p>8307</text:p>
          </table:table-cell>
          <table:table-cell office:value-type="string">
            <text:p>Frostiger Schlüssel der Templer|"Achtung, Gefrierbrandgefahr!"</text:p>
          </table:table-cell>
        </table:table-row>
        <table:table-row table:style-name="ro2">
          <table:table-cell office:value-type="float" office:value="8308">
            <text:p>8308</text:p>
          </table:table-cell>
          <table:table-cell office:value-type="string">
            <text:p>Pyramidenschlüssel des Wahnsinns|"Der Schlüssel mit dem Sprung#in der Schüssel."</text:p>
          </table:table-cell>
        </table:table-row>
        <table:table-row table:style-name="ro2">
          <table:table-cell office:value-type="float" office:value="8309">
            <text:p>8309</text:p>
          </table:table-cell>
          <table:table-cell office:value-type="string">
            <text:p>Schlüssel der Schwarzschädel|"Sieht nicht freundlich aus."</text:p>
          </table:table-cell>
        </table:table-row>
        <table:table-row table:style-name="ro2">
          <table:table-cell office:value-type="float" office:value="8319">
            <text:p>8319</text:p>
          </table:table-cell>
          <table:table-cell office:value-type="string">
            <text:p>Klo-Schlüssel der Taverne|"Ein besoffener Zwergenmagier#brannte einst damit durch."</text:p>
          </table:table-cell>
        </table:table-row>
        <table:table-row table:style-name="ro2">
          <table:table-cell office:value-type="float" office:value="8320">
            <text:p>8320</text:p>
          </table:table-cell>
          <table:table-cell office:value-type="string">
            <text:p>Spiegel der Eitelkeit</text:p>
          </table:table-cell>
        </table:table-row>
        <table:table-row table:style-name="ro2">
          <table:table-cell office:value-type="float" office:value="8321">
            <text:p>8321</text:p>
          </table:table-cell>
          <table:table-cell office:value-type="string">
            <text:p>Ominöses Ei|"Was wohl daraus schlüpfen wird?#Über solchen Fragen kann man#lange brüten."</text:p>
          </table:table-cell>
        </table:table-row>
        <table:table-row table:style-name="ro2">
          <table:table-cell office:value-type="float" office:value="8322">
            <text:p>8322</text:p>
          </table:table-cell>
          <table:table-cell office:value-type="string">
            <text:p>Seltsames Ei|"Äußerlich gleicht es den anderen.#Aber ob sich darin das Gelbe befindet?"</text:p>
          </table:table-cell>
        </table:table-row>
        <table:table-row table:style-name="ro2">
          <table:table-cell office:value-type="float" office:value="8323">
            <text:p>8323</text:p>
          </table:table-cell>
          <table:table-cell office:value-type="string">
            <text:p>Befremdliches Ei|"Frag den Osterhasen,#vielleicht weiß der was."</text:p>
          </table:table-cell>
        </table:table-row>
        <table:table-row table:style-name="ro2">
          <table:table-cell office:value-type="float" office:value="8329">
            <text:p>8329</text:p>
          </table:table-cell>
          <table:table-cell office:value-type="string">
            <text:p>Spiegelscherbe des Unglücksraben|"Wenn man einen Spiegel zerbricht,#bringt das 7 Jahre Unglück.##Was aber bringt es, wenn man#einen unglückseligen Spiegel#Stück für Stück zusammensetzt?"</text:p>
          </table:table-cell>
        </table:table-row>
        <table:table-row table:style-name="ro2">
          <table:table-cell office:value-type="float" office:value="8330">
            <text:p>8330</text:p>
          </table:table-cell>
          <table:table-cell office:value-type="string">
            <text:p>Spiegelscherbe der Selbstreflektion|"Erkenne deine Dunkle Seite.#Befreie sie aus der Spiegelwelt#und versuche, sie unter Kontrolle#zu behalten."</text:p>
          </table:table-cell>
        </table:table-row>
        <table:table-row table:style-name="ro2">
          <table:table-cell office:value-type="float" office:value="8331">
            <text:p>8331</text:p>
          </table:table-cell>
          <table:table-cell office:value-type="string">
            <text:p>Spiegelscherbe der Tolpatschigkeit|"Ein mächtiger und leider etwas#grobmotorisch veranlagter Magier#ließ den Spiegel einst fallen.##Bis du alle Scherben gefunden#hast, solltest du nicht barfuß#gehen."</text:p>
          </table:table-cell>
        </table:table-row>
        <table:table-row table:style-name="ro2">
          <table:table-cell office:value-type="float" office:value="8332">
            <text:p>8332</text:p>
          </table:table-cell>
          <table:table-cell office:value-type="string">
            <text:p>Spiegelscherbe des Doppelgängers|"Man sagt, das Spiegelbild kann#ein Eigenleben entwickeln.##Im günstigsten Fall wird es dir#helfen, mehrere Dinge zugleich#zu erledigen.##Im ungünstigen Fall wird es#dir nach dem Leben trachten."</text:p>
          </table:table-cell>
        </table:table-row>
        <table:table-row table:style-name="ro2">
          <table:table-cell office:value-type="float" office:value="8333">
            <text:p>8333</text:p>
          </table:table-cell>
          <table:table-cell office:value-type="string">
            <text:p>Spiegelscherbe des Zwielichts|"Ich beobachte dich genau,#Spiegelbild!"</text:p>
          </table:table-cell>
        </table:table-row>
        <table:table-row table:style-name="ro2">
          <table:table-cell office:value-type="float" office:value="8334">
            <text:p>8334</text:p>
          </table:table-cell>
          <table:table-cell office:value-type="string">
            <text:p>Spiegelscherbe der Umsichtigkeit|"Mit einem geeigneten Spiegel kann#man gut überblicken, was um einen#herum vorgeht.##Gut möglich, dass du mit dem#vollständigen Spiegel einige#Dinge finden wirst, die dir#bislang entgangen sind."</text:p>
          </table:table-cell>
        </table:table-row>
        <table:table-row table:style-name="ro2">
          <table:table-cell office:value-type="float" office:value="8335">
            <text:p>8335</text:p>
          </table:table-cell>
          <table:table-cell office:value-type="string">
            <text:p>Spiegelscherbe der Doppelmoral|"Ein Spiegel, der alles verdoppelt?#Auch deine Moral?##Zu welch schändlichem Tun#könnte er dich verleiten?"</text:p>
          </table:table-cell>
        </table:table-row>
        <table:table-row table:style-name="ro2">
          <table:table-cell office:value-type="float" office:value="8336">
            <text:p>8336</text:p>
          </table:table-cell>
          <table:table-cell office:value-type="string">
            <text:p>Spiegelscherbe des Multitaskers|"Der Spiegel diente einst einem#umtriebigen Halunken, um zugleich#an zwei Orten zu sein.##Er konnte zur selben Zeit durch die#Lande streifen und sich in der#Arena herumtreiben."</text:p>
          </table:table-cell>
        </table:table-row>
        <table:table-row table:style-name="ro2">
          <table:table-cell office:value-type="float" office:value="8337">
            <text:p>8337</text:p>
          </table:table-cell>
          <table:table-cell office:value-type="string">
            <text:p>Spiegelscherbe der Lizenzfrage|"Rechtlich bleibt zu klären,#ob das Spiegelbild eine#unberechtigte Kopie darstellt."</text:p>
          </table:table-cell>
        </table:table-row>
        <table:table-row table:style-name="ro2">
          <table:table-cell office:value-type="float" office:value="8338">
            <text:p>8338</text:p>
          </table:table-cell>
          <table:table-cell office:value-type="string">
            <text:p>Spiegelscherbe der Verdopplung|"Wer auch immer was mit einem#Spiegel verdoppeln wollen#könnte..."</text:p>
          </table:table-cell>
        </table:table-row>
        <table:table-row table:style-name="ro2">
          <table:table-cell office:value-type="float" office:value="8339">
            <text:p>8339</text:p>
          </table:table-cell>
          <table:table-cell office:value-type="string">
            <text:p>Spiegelscherbe der Eitelkeit|"Wer einen Spiegel besitzt,#ist dazu verdammt, hinein#zu schauen."</text:p>
          </table:table-cell>
        </table:table-row>
        <table:table-row table:style-name="ro2">
          <table:table-cell office:value-type="float" office:value="8340">
            <text:p>8340</text:p>
          </table:table-cell>
          <table:table-cell office:value-type="string">
            <text:p>Spiegelscherbe der Mutmaßung|"Noch ahnt niemand so recht,#wozu der Spiegel einmal gut#sein wird. Aber irgendetwas#wird er schon bringen..."</text:p>
          </table:table-cell>
        </table:table-row>
        <table:table-row table:style-name="ro2">
          <table:table-cell office:value-type="float" office:value="8341">
            <text:p>8341</text:p>
          </table:table-cell>
          <table:table-cell office:value-type="string">
            <text:p>Spiegelscherbe der Replikation|"Ein meisterhafter Fälscher fertigte#einst dieses Objekt, das fast#so aussieht wie ein echter Spiegel."</text:p>
          </table:table-cell>
        </table:table-row>
        <table:table-row table:style-name="ro2">
          <table:table-cell office:value-type="float" office:value="8342">
            <text:p>8342</text:p>
          </table:table-cell>
          <table:table-cell office:value-type="string">
            <text:p>Spiegelscherbe der Komplexität|"Ich könnte erklären, wozu er gut ist,#aber das würde zu weit führen."</text:p>
          </table:table-cell>
        </table:table-row>
        <table:table-row table:style-name="ro2">
          <table:table-cell office:value-type="float" office:value="8350">
            <text:p>8350</text:p>
          </table:table-cell>
          <table:table-cell office:value-type="string">
            <text:p>Trank des Gurkenglasöffners</text:p>
          </table:table-cell>
        </table:table-row>
        <table:table-row table:style-name="ro2">
          <table:table-cell office:value-type="float" office:value="8351">
            <text:p>8351</text:p>
          </table:table-cell>
          <table:table-cell office:value-type="string">
            <text:p>Trank des Jojospielers</text:p>
          </table:table-cell>
        </table:table-row>
        <table:table-row table:style-name="ro2">
          <table:table-cell office:value-type="float" office:value="8352">
            <text:p>8352</text:p>
          </table:table-cell>
          <table:table-cell office:value-type="string">
            <text:p>Trank des Kneipenphilosophen</text:p>
          </table:table-cell>
        </table:table-row>
        <table:table-row table:style-name="ro2">
          <table:table-cell office:value-type="float" office:value="8353">
            <text:p>8353</text:p>
          </table:table-cell>
          <table:table-cell office:value-type="string">
            <text:p>Trank des Treppensteigers</text:p>
          </table:table-cell>
        </table:table-row>
        <table:table-row table:style-name="ro2">
          <table:table-cell office:value-type="float" office:value="8354">
            <text:p>8354</text:p>
          </table:table-cell>
          <table:table-cell office:value-type="string">
            <text:p>Trank des Trostpreisabstaubers</text:p>
          </table:table-cell>
        </table:table-row>
        <table:table-row table:style-name="ro2">
          <table:table-cell office:value-type="float" office:value="8355">
            <text:p>8355</text:p>
          </table:table-cell>
          <table:table-cell office:value-type="string">
            <text:p>Trank des Armdrückers</text:p>
          </table:table-cell>
        </table:table-row>
        <table:table-row table:style-name="ro2">
          <table:table-cell office:value-type="float" office:value="8356">
            <text:p>8356</text:p>
          </table:table-cell>
          <table:table-cell office:value-type="string">
            <text:p>Trank des Mikadokämpfers</text:p>
          </table:table-cell>
        </table:table-row>
        <table:table-row table:style-name="ro2">
          <table:table-cell office:value-type="float" office:value="8357">
            <text:p>8357</text:p>
          </table:table-cell>
          <table:table-cell office:value-type="string">
            <text:p>Trank des Klassenstrebers</text:p>
          </table:table-cell>
        </table:table-row>
        <table:table-row table:style-name="ro2">
          <table:table-cell office:value-type="float" office:value="8358">
            <text:p>8358</text:p>
          </table:table-cell>
          <table:table-cell office:value-type="string">
            <text:p>Trank des Waldläufers</text:p>
          </table:table-cell>
        </table:table-row>
        <table:table-row table:style-name="ro2">
          <table:table-cell office:value-type="float" office:value="8359">
            <text:p>8359</text:p>
          </table:table-cell>
          <table:table-cell office:value-type="string">
            <text:p>Trank des Tombolagewinners</text:p>
          </table:table-cell>
        </table:table-row>
        <table:table-row table:style-name="ro2">
          <table:table-cell office:value-type="float" office:value="8360">
            <text:p>8360</text:p>
          </table:table-cell>
          <table:table-cell office:value-type="string">
            <text:p>Trank des Gewichthebers</text:p>
          </table:table-cell>
        </table:table-row>
        <table:table-row table:style-name="ro2">
          <table:table-cell office:value-type="float" office:value="8361">
            <text:p>8361</text:p>
          </table:table-cell>
          <table:table-cell office:value-type="string">
            <text:p>Trank des Dribbelkönigs</text:p>
          </table:table-cell>
        </table:table-row>
        <table:table-row table:style-name="ro2">
          <table:table-cell office:value-type="float" office:value="8362">
            <text:p>8362</text:p>
          </table:table-cell>
          <table:table-cell office:value-type="string">
            <text:p>Trank des Teilchenphysikers</text:p>
          </table:table-cell>
        </table:table-row>
        <table:table-row table:style-name="ro2">
          <table:table-cell office:value-type="float" office:value="8363">
            <text:p>8363</text:p>
          </table:table-cell>
          <table:table-cell office:value-type="string">
            <text:p>Trank des Sechstagerenners</text:p>
          </table:table-cell>
        </table:table-row>
        <table:table-row table:style-name="ro2">
          <table:table-cell office:value-type="float" office:value="8364">
            <text:p>8364</text:p>
          </table:table-cell>
          <table:table-cell office:value-type="string">
            <text:p>Trank des Jackpotknackers</text:p>
          </table:table-cell>
        </table:table-row>
        <table:table-row table:style-name="ro2">
          <table:table-cell office:value-type="float" office:value="8365">
            <text:p>8365</text:p>
          </table:table-cell>
          <table:table-cell office:value-type="string">
            <text:p>Trank des ewigen Lebens</text:p>
          </table:table-cell>
        </table:table-row>
        <table:table-row table:style-name="ro2">
          <table:table-cell office:value-type="float" office:value="8400">
            <text:p>8400</text:p>
          </table:table-cell>
          <table:table-cell office:value-type="string">
            <text:p>Nächster</text:p>
          </table:table-cell>
        </table:table-row>
        <table:table-row table:style-name="ro2">
          <table:table-cell office:value-type="float" office:value="8401">
            <text:p>8401</text:p>
          </table:table-cell>
          <table:table-cell office:value-type="string">
            <text:p>Noch nicht in die Schlacht gezogen!</text:p>
          </table:table-cell>
        </table:table-row>
        <table:table-row table:style-name="ro2">
          <table:table-cell office:value-type="float" office:value="8402">
            <text:p>8402</text:p>
          </table:table-cell>
          <table:table-cell office:value-type="string">
            <text:p>Noch nicht zur Verteidigung gemeldet!</text:p>
          </table:table-cell>
        </table:table-row>
        <table:table-row table:style-name="ro2">
          <table:table-cell office:value-type="float" office:value="8403">
            <text:p>8403</text:p>
          </table:table-cell>
          <table:table-cell office:value-type="string">
            <text:p>Noch nicht zum Angriff gemeldet!</text:p>
          </table:table-cell>
        </table:table-row>
        <table:table-row table:style-name="ro2">
          <table:table-cell office:value-type="float" office:value="8404">
            <text:p>8404</text:p>
          </table:table-cell>
          <table:table-cell office:value-type="string">
            <text:p>Nimmt am Angriff auf deine Gilde teil!</text:p>
          </table:table-cell>
        </table:table-row>
        <table:table-row table:style-name="ro2">
          <table:table-cell office:value-type="float" office:value="8405">
            <text:p>8405</text:p>
          </table:table-cell>
          <table:table-cell office:value-type="string">
            <text:p>Verteidigt seine gegen deine Gilde!</text:p>
          </table:table-cell>
        </table:table-row>
        <table:table-row table:style-name="ro2">
          <table:table-cell office:value-type="float" office:value="8411">
            <text:p>8411</text:p>
          </table:table-cell>
          <table:table-cell office:value-type="string">
            <text:p>Hat sich zum Angriff gemeldet!</text:p>
          </table:table-cell>
        </table:table-row>
        <table:table-row table:style-name="ro2">
          <table:table-cell office:value-type="float" office:value="8412">
            <text:p>8412</text:p>
          </table:table-cell>
          <table:table-cell office:value-type="string">
            <text:p>Hat sich zur Verteidigung gemeldet!</text:p>
          </table:table-cell>
        </table:table-row>
        <table:table-row table:style-name="ro2">
          <table:table-cell office:value-type="float" office:value="8413">
            <text:p>8413</text:p>
          </table:table-cell>
          <table:table-cell office:value-type="string">
            <text:p>Hat sich zu Angriff und Verteidigung gemeldet!</text:p>
          </table:table-cell>
        </table:table-row>
        <table:table-row table:style-name="ro2">
          <table:table-cell office:value-type="float" office:value="8420">
            <text:p>8420</text:p>
          </table:table-cell>
          <table:table-cell office:value-type="string">
            <text:p>Eine Gilde angreifen</text:p>
          </table:table-cell>
        </table:table-row>
        <table:table-row table:style-name="ro2">
          <table:table-cell office:value-type="float" office:value="8421">
            <text:p>8421</text:p>
          </table:table-cell>
          <table:table-cell office:value-type="string">
            <text:p>Zum Gildenangriff melden</text:p>
          </table:table-cell>
        </table:table-row>
        <table:table-row table:style-name="ro2">
          <table:table-cell office:value-type="float" office:value="8422">
            <text:p>8422</text:p>
          </table:table-cell>
          <table:table-cell office:value-type="string">
            <text:p>Zur Gildenverteidigung melden</text:p>
          </table:table-cell>
        </table:table-row>
        <table:table-row table:style-name="ro2">
          <table:table-cell office:value-type="float" office:value="8423">
            <text:p>8423</text:p>
          </table:table-cell>
          <table:table-cell office:value-type="string">
            <text:p>Du hast dich bereits zum Gildenangriff gemeldet.</text:p>
          </table:table-cell>
        </table:table-row>
        <table:table-row table:style-name="ro2">
          <table:table-cell office:value-type="float" office:value="8424">
            <text:p>8424</text:p>
          </table:table-cell>
          <table:table-cell office:value-type="string">
            <text:p>Du hast dich bereits zur Gildenverteidigung gemeldet.</text:p>
          </table:table-cell>
        </table:table-row>
        <table:table-row table:style-name="ro2">
          <table:table-cell office:value-type="float" office:value="8425">
            <text:p>8425</text:p>
          </table:table-cell>
          <table:table-cell office:value-type="string">
            <text:p>Eure Kämpfer sind erschöpft. Angriff möglich ab %1.</text:p>
          </table:table-cell>
        </table:table-row>
        <table:table-row table:style-name="ro2">
          <table:table-cell office:value-type="float" office:value="8426">
            <text:p>8426</text:p>
          </table:table-cell>
          <table:table-cell office:value-type="string">
            <text:p>Zurzeit wird deine Gilde nicht angegriffen.</text:p>
          </table:table-cell>
        </table:table-row>
        <table:table-row table:style-name="ro2">
          <table:table-cell office:value-type="float" office:value="8427">
            <text:p>8427</text:p>
          </table:table-cell>
          <table:table-cell office:value-type="string">
            <text:p>Zurzeit findet kein Gildenangriff statt.</text:p>
          </table:table-cell>
        </table:table-row>
        <table:table-row table:style-name="ro2">
          <table:table-cell office:value-type="float" office:value="8428">
            <text:p>8428</text:p>
          </table:table-cell>
          <table:table-cell office:value-type="string">
            <text:p>Diese Gilde angreifen</text:p>
          </table:table-cell>
        </table:table-row>
        <table:table-row table:style-name="ro2">
          <table:table-cell office:value-type="float" office:value="8429">
            <text:p>8429</text:p>
          </table:table-cell>
          <table:table-cell office:value-type="string">
            <text:p>Gegen diese Gilde verteidigen</text:p>
          </table:table-cell>
        </table:table-row>
        <table:table-row table:style-name="ro2">
          <table:table-cell office:value-type="float" office:value="8430">
            <text:p>8430</text:p>
          </table:table-cell>
          <table:table-cell office:value-type="string">
            <text:p>Es findet ein Gildenangriff statt.</text:p>
          </table:table-cell>
        </table:table-row>
        <table:table-row table:style-name="ro2">
          <table:table-cell office:value-type="float" office:value="8431">
            <text:p>8431</text:p>
          </table:table-cell>
          <table:table-cell office:value-type="string">
            <text:p>Diese Gilde kann zurzeit nicht angegriffen werden.</text:p>
          </table:table-cell>
        </table:table-row>
        <table:table-row table:style-name="ro2">
          <table:table-cell office:value-type="float" office:value="8432">
            <text:p>8432</text:p>
          </table:table-cell>
          <table:table-cell office:value-type="string">
            <text:p>Diese Gilde wird von deiner Gilde angegriffen.</text:p>
          </table:table-cell>
        </table:table-row>
        <table:table-row table:style-name="ro2">
          <table:table-cell office:value-type="float" office:value="8433">
            <text:p>8433</text:p>
          </table:table-cell>
          <table:table-cell office:value-type="string">
            <text:p>Diese Gilde wird bereits von einer anderen Gilde angegriffen.</text:p>
          </table:table-cell>
        </table:table-row>
        <table:table-row table:style-name="ro2">
          <table:table-cell office:value-type="float" office:value="8434">
            <text:p>8434</text:p>
          </table:table-cell>
          <table:table-cell office:value-type="string">
            <text:p>Nur der Gildenleiter oder ein Offizier kann einen Gildenangriff initiieren.</text:p>
          </table:table-cell>
        </table:table-row>
        <table:table-row table:style-name="ro2">
          <table:table-cell office:value-type="float" office:value="8435">
            <text:p>8435</text:p>
          </table:table-cell>
          <table:table-cell office:value-type="string">
            <text:p>Es findet kein Angriff durch diese Gilde statt.</text:p>
          </table:table-cell>
        </table:table-row>
        <table:table-row table:style-name="ro2">
          <table:table-cell office:value-type="float" office:value="8436">
            <text:p>8436</text:p>
          </table:table-cell>
          <table:table-cell office:value-type="string">
            <text:p>Deine Gilde greift bereits eine andere Gilde an.</text:p>
          </table:table-cell>
        </table:table-row>
        <table:table-row table:style-name="ro2">
          <table:table-cell office:value-type="float" office:value="8437">
            <text:p>8437</text:p>
          </table:table-cell>
          <table:table-cell office:value-type="string">
            <text:p>Kriegskosten:</text:p>
          </table:table-cell>
        </table:table-row>
        <table:table-row table:style-name="ro2">
          <table:table-cell office:value-type="float" office:value="8438">
            <text:p>8438</text:p>
          </table:table-cell>
          <table:table-cell office:value-type="string">
            <text:p>Deine Gilde hat nicht genug Gold, um diese Schlacht zu finanzieren.</text:p>
          </table:table-cell>
        </table:table-row>
        <table:table-row table:style-name="ro2">
          <table:table-cell office:value-type="float" office:value="8440">
            <text:p>8440</text:p>
          </table:table-cell>
          <table:table-cell office:value-type="string">
            <text:p>Angriff auf %1 am %2</text:p>
          </table:table-cell>
        </table:table-row>
        <table:table-row table:style-name="ro2">
          <table:table-cell office:value-type="float" office:value="8441">
            <text:p>8441</text:p>
          </table:table-cell>
          <table:table-cell office:value-type="string">
            <text:p>Angriff durch %1 am %2</text:p>
          </table:table-cell>
        </table:table-row>
        <table:table-row table:style-name="ro2">
          <table:table-cell office:value-type="float" office:value="8442">
            <text:p>8442</text:p>
          </table:table-cell>
          <table:table-cell office:value-type="string">
            <text:p>Angriff auf %1 um %2</text:p>
          </table:table-cell>
        </table:table-row>
        <table:table-row table:style-name="ro2">
          <table:table-cell office:value-type="float" office:value="8443">
            <text:p>8443</text:p>
          </table:table-cell>
          <table:table-cell office:value-type="string">
            <text:p>Angriff durch %1 um %2</text:p>
          </table:table-cell>
        </table:table-row>
        <table:table-row table:style-name="ro2">
          <table:table-cell office:value-type="float" office:value="8450">
            <text:p>8450</text:p>
          </table:table-cell>
          <table:table-cell office:value-type="string">
            <text:p>Angriff befehligt durch Spieler %1.</text:p>
          </table:table-cell>
        </table:table-row>
        <table:table-row table:style-name="ro2">
          <table:table-cell office:value-type="float" office:value="8451">
            <text:p>8451</text:p>
          </table:table-cell>
          <table:table-cell office:value-type="string">
            <text:p>Held des Tages:</text:p>
          </table:table-cell>
        </table:table-row>
        <table:table-row table:style-name="ro2">
          <table:table-cell office:value-type="float" office:value="8452">
            <text:p>8452</text:p>
          </table:table-cell>
          <table:table-cell office:value-type="string">
            <text:p>%1 (%2 besiegt)</text:p>
          </table:table-cell>
        </table:table-row>
        <table:table-row table:style-name="ro2">
          <table:table-cell office:value-type="float" office:value="8453">
            <text:p>8453</text:p>
          </table:table-cell>
          <table:table-cell office:value-type="string">
            <text:p>Helden des Tages:</text:p>
          </table:table-cell>
        </table:table-row>
        <table:table-row table:style-name="ro2">
          <table:table-cell office:value-type="float" office:value="8500">
            <text:p>8500</text:p>
          </table:table-cell>
          <table:table-cell office:value-type="string">
            <text:p>Die Schlacht ist geschlagen und ihr geht siegreich daraus hervor. Das wird begossen! Stolz flattern eure Fahnen im Wind.</text:p>
          </table:table-cell>
        </table:table-row>
        <table:table-row table:style-name="ro2">
          <table:table-cell office:value-type="float" office:value="8501">
            <text:p>8501</text:p>
          </table:table-cell>
          <table:table-cell office:value-type="string">
            <text:p>Kriegslist und Kampfesmut haben sich bewährt und deiner Gilde zum Sieg verholfen. Das wird gefeiert - auf in die Taverne!</text:p>
          </table:table-cell>
        </table:table-row>
        <table:table-row table:style-name="ro2">
          <table:table-cell office:value-type="float" office:value="8502">
            <text:p>8502</text:p>
          </table:table-cell>
          <table:table-cell office:value-type="string">
            <text:p>Gemäß den alten Statuten eurer Gilde wird zuerst der Feind ab- und dann das Fass angestochen. Prost auf euren Sieg!</text:p>
          </table:table-cell>
        </table:table-row>
        <table:table-row table:style-name="ro2">
          <table:table-cell office:value-type="float" office:value="8503">
            <text:p>8503</text:p>
          </table:table-cell>
          <table:table-cell office:value-type="string">
            <text:p>Eurem Feind sind Hören und Sehen vergangen! Doch keine Bange, nach dem anschließenden Besäufnis wird es euch ähnlich ergehen.</text:p>
          </table:table-cell>
        </table:table-row>
        <table:table-row table:style-name="ro2">
          <table:table-cell office:value-type="float" office:value="8504">
            <text:p>8504</text:p>
          </table:table-cell>
          <table:table-cell office:value-type="string">
            <text:p>Der Feind ist besiegt - eure Tapferkeit hat sich bewährt. Doch nun folgt die härtere Probe: Wie trinkfest seid ihr?</text:p>
          </table:table-cell>
        </table:table-row>
        <table:table-row table:style-name="ro2">
          <table:table-cell office:value-type="float" office:value="8505">
            <text:p>8505</text:p>
          </table:table-cell>
          <table:table-cell office:value-type="string">
            <text:p>Da ging es drunter und drüber. Für euch drunter, für den Feind drüber.</text:p>
          </table:table-cell>
        </table:table-row>
        <table:table-row table:style-name="ro2">
          <table:table-cell office:value-type="float" office:value="8506">
            <text:p>8506</text:p>
          </table:table-cell>
          <table:table-cell office:value-type="string">
            <text:p>Ihr habt aufrichtig und ehrenhaft verloren. Selbst schuld. Euer Feind hat derweil hinterlistig und heimtückisch gesiegt.</text:p>
          </table:table-cell>
        </table:table-row>
        <table:table-row table:style-name="ro2">
          <table:table-cell office:value-type="float" office:value="8507">
            <text:p>8507</text:p>
          </table:table-cell>
          <table:table-cell office:value-type="string">
            <text:p>Man sagt: Viel Feind, viel Ehr. Aber all zu viel ist eben leider doch ungesund.</text:p>
          </table:table-cell>
        </table:table-row>
        <table:table-row table:style-name="ro2">
          <table:table-cell office:value-type="float" office:value="8508">
            <text:p>8508</text:p>
          </table:table-cell>
          <table:table-cell office:value-type="string">
            <text:p>Die Investition in das neue Lazarett hat sich gelohnt. Die Investition in diese Schlacht jedoch nicht.</text:p>
          </table:table-cell>
        </table:table-row>
        <table:table-row table:style-name="ro2">
          <table:table-cell office:value-type="float" office:value="8509">
            <text:p>8509</text:p>
          </table:table-cell>
          <table:table-cell office:value-type="string">
            <text:p>Endlich hat das Blutvergießen ein Ende. Weil nichts mehr da ist, was ihr noch vergießen könntet.</text:p>
          </table:table-cell>
        </table:table-row>
        <table:table-row table:style-name="ro2">
          <table:table-cell office:value-type="float" office:value="8510">
            <text:p>8510</text:p>
          </table:table-cell>
          <table:table-cell office:value-type="string">
            <text:p>Gildenehre gewonnen:</text:p>
          </table:table-cell>
        </table:table-row>
        <table:table-row table:style-name="ro2">
          <table:table-cell office:value-type="float" office:value="8511">
            <text:p>8511</text:p>
          </table:table-cell>
          <table:table-cell office:value-type="string">
            <text:p>Gildenehre verloren:</text:p>
          </table:table-cell>
        </table:table-row>
        <table:table-row table:style-name="ro2">
          <table:table-cell office:value-type="float" office:value="8600">
            <text:p>8600</text:p>
          </table:table-cell>
          <table:table-cell office:value-type="string">
            <text:p>Nicht genug Gold in der Gildenkasse!</text:p>
          </table:table-cell>
        </table:table-row>
        <table:table-row table:style-name="ro2">
          <table:table-cell office:value-type="float" office:value="8601">
            <text:p>8601</text:p>
          </table:table-cell>
          <table:table-cell office:value-type="string">
            <text:p>Diese Gilde wird bereits angegriffen!</text:p>
          </table:table-cell>
        </table:table-row>
        <table:table-row table:style-name="ro2">
          <table:table-cell office:value-type="float" office:value="8602">
            <text:p>8602</text:p>
          </table:table-cell>
          <table:table-cell office:value-type="string">
            <text:p>Der Angriff kann zurzeit nicht durchgeführt werden.</text:p>
          </table:table-cell>
        </table:table-row>
        <table:table-row table:style-name="ro2">
          <table:table-cell office:value-type="float" office:value="8603">
            <text:p>8603</text:p>
          </table:table-cell>
          <table:table-cell office:value-type="string">
            <text:p>Deine Gilde greift bereits eine Gilde an.</text:p>
          </table:table-cell>
        </table:table-row>
        <table:table-row table:style-name="ro2">
          <table:table-cell office:value-type="float" office:value="8604">
            <text:p>8604</text:p>
          </table:table-cell>
          <table:table-cell office:value-type="string">
            <text:p>Angriff nicht möglich!</text:p>
          </table:table-cell>
        </table:table-row>
        <table:table-row table:style-name="ro2">
          <table:table-cell office:value-type="float" office:value="8650">
            <text:p>8650</text:p>
          </table:table-cell>
          <table:table-cell office:value-type="string">
            <text:p>Inaktiven Gildenleiter stürzen</text:p>
          </table:table-cell>
        </table:table-row>
        <table:table-row table:style-name="ro2">
          <table:table-cell office:value-type="float" office:value="8651">
            <text:p>8651</text:p>
          </table:table-cell>
          <table:table-cell office:value-type="string">
            <text:p>Willst du wirklich den Gildenleiter stürzen? Du solltest das nur tun, wenn deine Gilde einverstanden ist.</text:p>
          </table:table-cell>
        </table:table-row>
        <table:table-row table:style-name="ro2">
          <table:table-cell office:value-type="float" office:value="8652">
            <text:p>8652</text:p>
          </table:table-cell>
          <table:table-cell office:value-type="string">
            <text:p>Gildenleiter stürzen</text:p>
          </table:table-cell>
        </table:table-row>
        <table:table-row table:style-name="ro2">
          <table:table-cell office:value-type="float" office:value="8653">
            <text:p>8653</text:p>
          </table:table-cell>
          <table:table-cell office:value-type="string">
            <text:p>%1 hat den Gildenleiter %2 gestürzt. Neuer Gildenleiter ist %3.</text:p>
          </table:table-cell>
        </table:table-row>
        <table:table-row table:style-name="ro2">
          <table:table-cell office:value-type="float" office:value="8654">
            <text:p>8654</text:p>
          </table:table-cell>
          <table:table-cell office:value-type="string">
            <text:p>Angriff auf Gilde %1 war erfolgreich! Ehre gewonnen: %2</text:p>
          </table:table-cell>
        </table:table-row>
        <table:table-row table:style-name="ro2">
          <table:table-cell office:value-type="float" office:value="8655">
            <text:p>8655</text:p>
          </table:table-cell>
          <table:table-cell office:value-type="string">
            <text:p>Verliehener Grad: %1#Höchster Wert für Ehre: %2</text:p>
          </table:table-cell>
        </table:table-row>
        <table:table-row table:style-name="ro2">
          <table:table-cell office:value-type="float" office:value="8656">
            <text:p>8656</text:p>
          </table:table-cell>
          <table:table-cell office:value-type="string">
            <text:p>Angriff auf Gilde %1 fehlgeschlagen. Ehre verloren: %2</text:p>
          </table:table-cell>
        </table:table-row>
        <table:table-row table:style-name="ro2">
          <table:table-cell office:value-type="float" office:value="8657">
            <text:p>8657</text:p>
          </table:table-cell>
          <table:table-cell office:value-type="string">
            <text:p>Angriff durch Gilde %1 erfolgreich abgewehrt. Ehre gewonnen: %2</text:p>
          </table:table-cell>
        </table:table-row>
        <table:table-row table:style-name="ro2">
          <table:table-cell office:value-type="float" office:value="8658">
            <text:p>8658</text:p>
          </table:table-cell>
          <table:table-cell office:value-type="string">
            <text:p>Angriff durch Gilde %1 konnte nicht abgewehrt werden. Ehre verloren: %2</text:p>
          </table:table-cell>
        </table:table-row>
        <table:table-row table:style-name="ro2">
          <table:table-cell office:value-type="float" office:value="8659">
            <text:p>8659</text:p>
          </table:table-cell>
          <table:table-cell office:value-type="string">
            <text:p>%2 Grad ab %1 Ehre</text:p>
          </table:table-cell>
        </table:table-row>
        <table:table-row table:style-name="ro2">
          <table:table-cell office:value-type="float" office:value="8660">
            <text:p>8660</text:p>
          </table:table-cell>
          <table:table-cell office:value-type="string">
            <text:p>Du bist noch nicht lange genug Gildenmitglied. Teilnahme möglich ab %1.</text:p>
          </table:table-cell>
        </table:table-row>
        <table:table-row table:style-name="ro2">
          <table:table-cell office:value-type="float" office:value="8700">
            <text:p>8700</text:p>
          </table:table-cell>
          <table:table-cell office:value-type="string">
            <text:p>Gorilla Milkshake</text:p>
          </table:table-cell>
        </table:table-row>
        <table:table-row table:style-name="ro2">
          <table:table-cell office:value-type="float" office:value="8800">
            <text:p>8800</text:p>
          </table:table-cell>
          <table:table-cell office:value-type="string">
            <text:p>Einladung angenommen</text:p>
          </table:table-cell>
        </table:table-row>
        <table:table-row table:style-name="ro2">
          <table:table-cell office:value-type="float" office:value="8801">
            <text:p>8801</text:p>
          </table:table-cell>
          <table:table-cell office:value-type="string">
            <text:p>%1 hat deine Einladung angenommen.##Du hast noch keine Belohnung bekommen, weil %1 seine Emailadresse noch nicht validiert hat. Du kannst auf diese Nachricht direkt antworten wenn du mit %1 sprechen möchtest.</text:p>
          </table:table-cell>
        </table:table-row>
        <table:table-row table:style-name="ro2">
          <table:table-cell office:value-type="float" office:value="8802">
            <text:p>8802</text:p>
          </table:table-cell>
          <table:table-cell office:value-type="string">
            <text:p>Einladung validiert</text:p>
          </table:table-cell>
        </table:table-row>
        <table:table-row table:style-name="ro2">
          <table:table-cell office:value-type="float" office:value="8803">
            <text:p>8803</text:p>
          </table:table-cell>
          <table:table-cell office:value-type="string">
            <text:p>%1 hat seine e-mail adresse validiert - die Belohnung wurde dir gutgeschrieben.</text:p>
          </table:table-cell>
        </table:table-row>
        <table:table-row table:style-name="ro2">
          <table:table-cell office:value-type="float" office:value="8804">
            <text:p>8804</text:p>
          </table:table-cell>
          <table:table-cell office:value-type="string">
            <text:p>Herzlichen Glückwunsch!#Du hast den letzten#Dungeon geschafft. Doch#wer weiß, was die#Zukunft bringt?#Dein Shakes&amp;Fidget-Team</text:p>
          </table:table-cell>
        </table:table-row>
        <table:table-row table:style-name="ro2">
          <table:table-cell office:value-type="float" office:value="8805">
            <text:p>8805</text:p>
          </table:table-cell>
          <table:table-cell office:value-type="string">
            <text:p>Support</text:p>
          </table:table-cell>
        </table:table-row>
        <table:table-row table:style-name="ro2">
          <table:table-cell office:value-type="float" office:value="8806">
            <text:p>8806</text:p>
          </table:table-cell>
          <table:table-cell office:value-type="string">
            <text:p>%1 (bis %2)</text:p>
          </table:table-cell>
        </table:table-row>
        <table:table-row table:style-name="ro2">
          <table:table-cell office:value-type="float" office:value="8807">
            <text:p>8807</text:p>
          </table:table-cell>
          <table:table-cell office:value-type="string">
            <text:p>gewonnen</text:p>
          </table:table-cell>
        </table:table-row>
        <table:table-row table:style-name="ro2">
          <table:table-cell office:value-type="float" office:value="8808">
            <text:p>8808</text:p>
          </table:table-cell>
          <table:table-cell office:value-type="string">
            <text:p>verloren</text:p>
          </table:table-cell>
        </table:table-row>
        <table:table-row table:style-name="ro2">
          <table:table-cell office:value-type="float" office:value="8809">
            <text:p>8809</text:p>
          </table:table-cell>
          <table:table-cell office:value-type="string">
            <text:p>Passwort Kennwort Pw Admin Login Userdaten Support Benutzerdaten Anmeldedaten Password Gamestaff Payment Supp0rt Manager Username Benutzername Paswort Pasword</text:p>
          </table:table-cell>
        </table:table-row>
        <table:table-row table:style-name="ro2">
          <table:table-cell office:value-type="float" office:value="8810">
            <text:p>8810</text:p>
          </table:table-cell>
          <table:table-cell office:value-type="string">
            <text:p>[Achtung: Mitarbeiter vom Shakes&amp;Fidget-Support, dem Game Team oder der Firma Playa Games GmbH werden dich niemals nach deinem Kennwort fragen. Deine Anmeldedaten solltest du unter keinen Umständen herausgeben! Falls dir jemand diese Nachricht in böser Absicht geschrieben haben könnte, melde dies bitte dem Support über den obigen Link.##Diese Nachricht wurde automatisch vom System erzeugt. Die Originalnachricht des Absenders folgt.]##%1</text:p>
          </table:table-cell>
        </table:table-row>
        <table:table-row table:style-name="ro2">
          <table:table-cell office:value-type="float" office:value="8811">
            <text:p>8811</text:p>
          </table:table-cell>
          <table:table-cell office:value-type="string">
            <text:p>Du musst mindestens Stufe 10 erreicht haben, um Nachrichten versenden zu können.</text:p>
          </table:table-cell>
        </table:table-row>
        <table:table-row table:style-name="ro2">
          <table:table-cell office:value-type="float" office:value="8812">
            <text:p>8812</text:p>
          </table:table-cell>
          <table:table-cell office:value-type="string">
            <text:p>Deine Emailadresse muss validiert sein, um Nachrichten versenden zu können.</text:p>
          </table:table-cell>
        </table:table-row>
        <table:table-row table:style-name="ro2">
          <table:table-cell office:value-type="float" office:value="8813">
            <text:p>8813</text:p>
          </table:table-cell>
          <table:table-cell office:value-type="string">
            <text:p>/whisper</text:p>
          </table:table-cell>
        </table:table-row>
        <table:table-row table:style-name="ro2">
          <table:table-cell office:value-type="float" office:value="8820">
            <text:p>8820</text:p>
          </table:table-cell>
          <table:table-cell office:value-type="string">
            <text:p>Gildenraid - gemeinsam einen epischen Dungeon bezwingen</text:p>
          </table:table-cell>
        </table:table-row>
        <table:table-row table:style-name="ro2">
          <table:table-cell office:value-type="float" office:value="8821">
            <text:p>8821</text:p>
          </table:table-cell>
          <table:table-cell office:value-type="string">
            <text:p>Zum Gildenraid melden</text:p>
          </table:table-cell>
        </table:table-row>
        <table:table-row table:style-name="ro2">
          <table:table-cell office:value-type="float" office:value="8822">
            <text:p>8822</text:p>
          </table:table-cell>
          <table:table-cell office:value-type="string">
            <text:p>Du hast dich bereits zum Gildenraid gemeldet.</text:p>
          </table:table-cell>
        </table:table-row>
        <table:table-row table:style-name="ro2">
          <table:table-cell office:value-type="float" office:value="8823">
            <text:p>8823</text:p>
          </table:table-cell>
          <table:table-cell office:value-type="string">
            <text:p>Eure Kämpfer sind erschöpft. Raid möglich ab %1.</text:p>
          </table:table-cell>
        </table:table-row>
        <table:table-row table:style-name="ro2">
          <table:table-cell office:value-type="float" office:value="8824">
            <text:p>8824</text:p>
          </table:table-cell>
          <table:table-cell office:value-type="string">
            <text:p>Zurzeit steht kein Gildenraid bevor.</text:p>
          </table:table-cell>
        </table:table-row>
        <table:table-row table:style-name="ro2">
          <table:table-cell office:value-type="float" office:value="8825">
            <text:p>8825</text:p>
          </table:table-cell>
          <table:table-cell office:value-type="string">
            <text:p>Es findet ein Gildenraid statt.</text:p>
          </table:table-cell>
        </table:table-row>
        <table:table-row table:style-name="ro2">
          <table:table-cell office:value-type="float" office:value="8826">
            <text:p>8826</text:p>
          </table:table-cell>
          <table:table-cell office:value-type="string">
            <text:p>Nur der Gildenleiter oder ein Offizier kann einen Gildenraid initiieren.</text:p>
          </table:table-cell>
        </table:table-row>
        <table:table-row table:style-name="ro2">
          <table:table-cell office:value-type="float" office:value="8827">
            <text:p>8827</text:p>
          </table:table-cell>
          <table:table-cell office:value-type="string">
            <text:p>Deine Gilde greift bereits eine Gilde an.</text:p>
          </table:table-cell>
        </table:table-row>
        <table:table-row table:style-name="ro2">
          <table:table-cell office:value-type="float" office:value="8828">
            <text:p>8828</text:p>
          </table:table-cell>
          <table:table-cell office:value-type="string">
            <text:p>Kriegskosten:</text:p>
          </table:table-cell>
        </table:table-row>
        <table:table-row table:style-name="ro2">
          <table:table-cell office:value-type="float" office:value="8829">
            <text:p>8829</text:p>
          </table:table-cell>
          <table:table-cell office:value-type="string">
            <text:p>Deine Gilde hat nicht genug Gold, um diesen Raid zu finanzieren.</text:p>
          </table:table-cell>
        </table:table-row>
        <table:table-row table:style-name="ro2">
          <table:table-cell office:value-type="float" office:value="8830">
            <text:p>8830</text:p>
          </table:table-cell>
          <table:table-cell office:value-type="string">
            <text:p>Es ist kein Gildenangriff möglich, solange ein Raid bevorsteht.</text:p>
          </table:table-cell>
        </table:table-row>
        <table:table-row table:style-name="ro2">
          <table:table-cell office:value-type="float" office:value="8831">
            <text:p>8831</text:p>
          </table:table-cell>
          <table:table-cell office:value-type="string">
            <text:p>Es ist kein Gildenraid möglich, solange ein Angriff bevorsteht.</text:p>
          </table:table-cell>
        </table:table-row>
        <table:table-row table:style-name="ro2">
          <table:table-cell office:value-type="float" office:value="8832">
            <text:p>8832</text:p>
          </table:table-cell>
          <table:table-cell office:value-type="string">
            <text:p>Bezwingen von %1 am %2</text:p>
          </table:table-cell>
        </table:table-row>
        <table:table-row table:style-name="ro2">
          <table:table-cell office:value-type="float" office:value="8833">
            <text:p>8833</text:p>
          </table:table-cell>
          <table:table-cell office:value-type="string">
            <text:p>Bezwingen von %1 um %2</text:p>
          </table:table-cell>
        </table:table-row>
        <table:table-row table:style-name="ro2">
          <table:table-cell office:value-type="float" office:value="8834">
            <text:p>8834</text:p>
          </table:table-cell>
          <table:table-cell office:value-type="string">
            <text:p>Raid befehligt durch Spieler %1</text:p>
          </table:table-cell>
        </table:table-row>
        <table:table-row table:style-name="ro2">
          <table:table-cell office:value-type="float" office:value="8835">
            <text:p>8835</text:p>
          </table:table-cell>
          <table:table-cell office:value-type="string">
            <text:p>Nächste Etage</text:p>
          </table:table-cell>
        </table:table-row>
        <table:table-row table:style-name="ro2">
          <table:table-cell office:value-type="float" office:value="8836">
            <text:p>8836</text:p>
          </table:table-cell>
          <table:table-cell office:value-type="string">
            <text:p>Kosten</text:p>
          </table:table-cell>
        </table:table-row>
        <table:table-row table:style-name="ro2">
          <table:table-cell office:value-type="float" office:value="8837">
            <text:p>8837</text:p>
          </table:table-cell>
          <table:table-cell office:value-type="string">
            <text:p>Es wurden alle Raids erfolgreich bezwungen.</text:p>
          </table:table-cell>
        </table:table-row>
        <table:table-row table:style-name="ro2">
          <table:table-cell office:value-type="float" office:value="8838">
            <text:p>8838</text:p>
          </table:table-cell>
          <table:table-cell office:value-type="string">
            <text:p>Raid</text:p>
          </table:table-cell>
        </table:table-row>
        <table:table-row table:style-name="ro2">
          <table:table-cell office:value-type="float" office:value="8840">
            <text:p>8840</text:p>
          </table:table-cell>
          <table:table-cell office:value-type="string">
            <text:p>Das Planschbecken</text:p>
          </table:table-cell>
        </table:table-row>
        <table:table-row table:style-name="ro2">
          <table:table-cell office:value-type="float" office:value="8841">
            <text:p>8841</text:p>
          </table:table-cell>
          <table:table-cell office:value-type="string">
            <text:p>Die 6 1/2 Weltmeere</text:p>
          </table:table-cell>
        </table:table-row>
        <table:table-row table:style-name="ro2">
          <table:table-cell office:value-type="float" office:value="8842">
            <text:p>8842</text:p>
          </table:table-cell>
          <table:table-cell office:value-type="string">
            <text:p>Untiefen der Tiefsee</text:p>
          </table:table-cell>
        </table:table-row>
        <table:table-row table:style-name="ro2">
          <table:table-cell office:value-type="float" office:value="8843">
            <text:p>8843</text:p>
          </table:table-cell>
          <table:table-cell office:value-type="string">
            <text:p>Kleingartenkolonie</text:p>
          </table:table-cell>
        </table:table-row>
        <table:table-row table:style-name="ro2">
          <table:table-cell office:value-type="float" office:value="8844">
            <text:p>8844</text:p>
          </table:table-cell>
          <table:table-cell office:value-type="string">
            <text:p>Vorschule des Grauens</text:p>
          </table:table-cell>
        </table:table-row>
        <table:table-row table:style-name="ro2">
          <table:table-cell office:value-type="float" office:value="8845">
            <text:p>8845</text:p>
          </table:table-cell>
          <table:table-cell office:value-type="string">
            <text:p>Reich der Dunkelzwerge</text:p>
          </table:table-cell>
        </table:table-row>
        <table:table-row table:style-name="ro2">
          <table:table-cell office:value-type="float" office:value="8846">
            <text:p>8846</text:p>
          </table:table-cell>
          <table:table-cell office:value-type="string">
            <text:p>Das gläserne Schloss</text:p>
          </table:table-cell>
        </table:table-row>
        <table:table-row table:style-name="ro2">
          <table:table-cell office:value-type="float" office:value="8847">
            <text:p>8847</text:p>
          </table:table-cell>
          <table:table-cell office:value-type="string">
            <text:p>Downtown Brooklyn</text:p>
          </table:table-cell>
        </table:table-row>
        <table:table-row table:style-name="ro2">
          <table:table-cell office:value-type="float" office:value="8848">
            <text:p>8848</text:p>
          </table:table-cell>
          <table:table-cell office:value-type="string">
            <text:p>Die Fledermausgrotte</text:p>
          </table:table-cell>
        </table:table-row>
        <table:table-row table:style-name="ro2">
          <table:table-cell office:value-type="float" office:value="8849">
            <text:p>8849</text:p>
          </table:table-cell>
          <table:table-cell office:value-type="string">
            <text:p>Das Gobboterland</text:p>
          </table:table-cell>
        </table:table-row>
        <table:table-row table:style-name="ro2">
          <table:table-cell office:value-type="float" office:value="8850">
            <text:p>8850</text:p>
          </table:table-cell>
          <table:table-cell office:value-type="string">
            <text:p>Wunderlampenreich</text:p>
          </table:table-cell>
        </table:table-row>
        <table:table-row table:style-name="ro2">
          <table:table-cell office:value-type="float" office:value="8851">
            <text:p>8851</text:p>
          </table:table-cell>
          <table:table-cell office:value-type="string">
            <text:p>Der Ostpol</text:p>
          </table:table-cell>
        </table:table-row>
        <table:table-row table:style-name="ro2">
          <table:table-cell office:value-type="float" office:value="8852">
            <text:p>8852</text:p>
          </table:table-cell>
          <table:table-cell office:value-type="string">
            <text:p>Reich der Titanen</text:p>
          </table:table-cell>
        </table:table-row>
        <table:table-row table:style-name="ro2">
          <table:table-cell office:value-type="float" office:value="8853">
            <text:p>8853</text:p>
          </table:table-cell>
          <table:table-cell office:value-type="string">
            <text:p>Absurdistan</text:p>
          </table:table-cell>
        </table:table-row>
        <table:table-row table:style-name="ro2">
          <table:table-cell office:value-type="float" office:value="8854">
            <text:p>8854</text:p>
          </table:table-cell>
          <table:table-cell office:value-type="string">
            <text:p>Das Knochenschloss</text:p>
          </table:table-cell>
        </table:table-row>
        <table:table-row table:style-name="ro2">
          <table:table-cell office:value-type="float" office:value="8855">
            <text:p>8855</text:p>
          </table:table-cell>
          <table:table-cell office:value-type="string">
            <text:p>Mythen und Mysterien</text:p>
          </table:table-cell>
        </table:table-row>
        <table:table-row table:style-name="ro2">
          <table:table-cell office:value-type="float" office:value="8856">
            <text:p>8856</text:p>
          </table:table-cell>
          <table:table-cell office:value-type="string">
            <text:p>Ancawatridromedar</text:p>
          </table:table-cell>
        </table:table-row>
        <table:table-row table:style-name="ro2">
          <table:table-cell office:value-type="float" office:value="8857">
            <text:p>8857</text:p>
          </table:table-cell>
          <table:table-cell office:value-type="string">
            <text:p>Barbarien</text:p>
          </table:table-cell>
        </table:table-row>
        <table:table-row table:style-name="ro2">
          <table:table-cell office:value-type="float" office:value="8858">
            <text:p>8858</text:p>
          </table:table-cell>
          <table:table-cell office:value-type="string">
            <text:p>Extraterra IV</text:p>
          </table:table-cell>
        </table:table-row>
        <table:table-row table:style-name="ro2">
          <table:table-cell office:value-type="float" office:value="8859">
            <text:p>8859</text:p>
          </table:table-cell>
          <table:table-cell office:value-type="string">
            <text:p>Pfad zur Hölle</text:p>
          </table:table-cell>
        </table:table-row>
        <table:table-row table:style-name="ro2">
          <table:table-cell office:value-type="float" office:value="8860">
            <text:p>8860</text:p>
          </table:table-cell>
          <table:table-cell office:value-type="string">
            <text:p>Höllische Hölle</text:p>
          </table:table-cell>
        </table:table-row>
        <table:table-row table:style-name="ro2">
          <table:table-cell office:value-type="float" office:value="8861">
            <text:p>8861</text:p>
          </table:table-cell>
          <table:table-cell office:value-type="string">
            <text:p>Streichelzoo des Todes</text:p>
          </table:table-cell>
        </table:table-row>
        <table:table-row table:style-name="ro2">
          <table:table-cell office:value-type="float" office:value="8862">
            <text:p>8862</text:p>
          </table:table-cell>
          <table:table-cell office:value-type="string">
            <text:p>Im Drachenbau</text:p>
          </table:table-cell>
        </table:table-row>
        <table:table-row table:style-name="ro2">
          <table:table-cell office:value-type="float" office:value="8863">
            <text:p>8863</text:p>
          </table:table-cell>
          <table:table-cell office:value-type="string">
            <text:p>Schwarzwassermoor</text:p>
          </table:table-cell>
        </table:table-row>
        <table:table-row table:style-name="ro2">
          <table:table-cell office:value-type="float" office:value="8864">
            <text:p>8864</text:p>
          </table:table-cell>
          <table:table-cell office:value-type="string">
            <text:p>Monsterkindergarten</text:p>
          </table:table-cell>
        </table:table-row>
        <table:table-row table:style-name="ro2">
          <table:table-cell office:value-type="float" office:value="8865">
            <text:p>8865</text:p>
          </table:table-cell>
          <table:table-cell office:value-type="string">
            <text:p>Das Gruselkabinett</text:p>
          </table:table-cell>
        </table:table-row>
        <table:table-row table:style-name="ro2">
          <table:table-cell office:value-type="float" office:value="8866">
            <text:p>8866</text:p>
          </table:table-cell>
          <table:table-cell office:value-type="string">
            <text:p>Wilde Monsterparty</text:p>
          </table:table-cell>
        </table:table-row>
        <table:table-row table:style-name="ro2">
          <table:table-cell office:value-type="float" office:value="8867">
            <text:p>8867</text:p>
          </table:table-cell>
          <table:table-cell office:value-type="string">
            <text:p>Grabräuberhöhle</text:p>
          </table:table-cell>
        </table:table-row>
        <table:table-row table:style-name="ro2">
          <table:table-cell office:value-type="float" office:value="8868">
            <text:p>8868</text:p>
          </table:table-cell>
          <table:table-cell office:value-type="string">
            <text:p>Wiedergängergruft</text:p>
          </table:table-cell>
        </table:table-row>
        <table:table-row table:style-name="ro2">
          <table:table-cell office:value-type="float" office:value="8869">
            <text:p>8869</text:p>
          </table:table-cell>
          <table:table-cell office:value-type="string">
            <text:p>Kaisers Knüppelgarde</text:p>
          </table:table-cell>
        </table:table-row>
        <table:table-row table:style-name="ro2">
          <table:table-cell office:value-type="float" office:value="8870">
            <text:p>8870</text:p>
          </table:table-cell>
          <table:table-cell office:value-type="string">
            <text:p>Die Verkehrte Welt</text:p>
          </table:table-cell>
        </table:table-row>
        <table:table-row table:style-name="ro2">
          <table:table-cell office:value-type="float" office:value="8871">
            <text:p>8871</text:p>
          </table:table-cell>
          <table:table-cell office:value-type="string">
            <text:p>Vorboten der Toten</text:p>
          </table:table-cell>
        </table:table-row>
        <table:table-row table:style-name="ro2">
          <table:table-cell office:value-type="float" office:value="8872">
            <text:p>8872</text:p>
          </table:table-cell>
          <table:table-cell office:value-type="string">
            <text:p>Fest der Fressfeinde</text:p>
          </table:table-cell>
        </table:table-row>
        <table:table-row table:style-name="ro2">
          <table:table-cell office:value-type="float" office:value="8873">
            <text:p>8873</text:p>
          </table:table-cell>
          <table:table-cell office:value-type="string">
            <text:p>Das Affentheater</text:p>
          </table:table-cell>
        </table:table-row>
        <table:table-row table:style-name="ro2">
          <table:table-cell office:value-type="float" office:value="8874">
            <text:p>8874</text:p>
          </table:table-cell>
          <table:table-cell office:value-type="string">
            <text:p>Die Popelpopulation</text:p>
          </table:table-cell>
        </table:table-row>
        <table:table-row table:style-name="ro2">
          <table:table-cell office:value-type="float" office:value="8875">
            <text:p>8875</text:p>
          </table:table-cell>
          <table:table-cell office:value-type="string">
            <text:p>Das Klingenspringen</text:p>
          </table:table-cell>
        </table:table-row>
        <table:table-row table:style-name="ro2">
          <table:table-cell office:value-type="float" office:value="8876">
            <text:p>8876</text:p>
          </table:table-cell>
          <table:table-cell office:value-type="string">
            <text:p>Im Dunkel der Nacht</text:p>
          </table:table-cell>
        </table:table-row>
        <table:table-row table:style-name="ro2">
          <table:table-cell office:value-type="float" office:value="8877">
            <text:p>8877</text:p>
          </table:table-cell>
          <table:table-cell office:value-type="string">
            <text:p>Asozialer Brennpunkt</text:p>
          </table:table-cell>
        </table:table-row>
        <table:table-row table:style-name="ro2">
          <table:table-cell office:value-type="float" office:value="8878">
            <text:p>8878</text:p>
          </table:table-cell>
          <table:table-cell office:value-type="string">
            <text:p>Der Alte Friedhof</text:p>
          </table:table-cell>
        </table:table-row>
        <table:table-row table:style-name="ro2">
          <table:table-cell office:value-type="float" office:value="8879">
            <text:p>8879</text:p>
          </table:table-cell>
          <table:table-cell office:value-type="string">
            <text:p>Urzeitviecher</text:p>
          </table:table-cell>
        </table:table-row>
        <table:table-row table:style-name="ro2">
          <table:table-cell office:value-type="float" office:value="8880">
            <text:p>8880</text:p>
          </table:table-cell>
          <table:table-cell office:value-type="string">
            <text:p>Der Schadzauberberg</text:p>
          </table:table-cell>
        </table:table-row>
        <table:table-row table:style-name="ro2">
          <table:table-cell office:value-type="float" office:value="8881">
            <text:p>8881</text:p>
          </table:table-cell>
          <table:table-cell office:value-type="string">
            <text:p>Gragosh's Grauen</text:p>
          </table:table-cell>
        </table:table-row>
        <table:table-row table:style-name="ro2">
          <table:table-cell office:value-type="float" office:value="8882">
            <text:p>8882</text:p>
          </table:table-cell>
          <table:table-cell office:value-type="string">
            <text:p>Ragorth der Räuber</text:p>
          </table:table-cell>
        </table:table-row>
        <table:table-row table:style-name="ro2">
          <table:table-cell office:value-type="float" office:value="8883">
            <text:p>8883</text:p>
          </table:table-cell>
          <table:table-cell office:value-type="string">
            <text:p>Schlabba the Mudd</text:p>
          </table:table-cell>
        </table:table-row>
        <table:table-row table:style-name="ro2">
          <table:table-cell office:value-type="float" office:value="8884">
            <text:p>8884</text:p>
          </table:table-cell>
          <table:table-cell office:value-type="string">
            <text:p>Xanthippopothamien</text:p>
          </table:table-cell>
        </table:table-row>
        <table:table-row table:style-name="ro2">
          <table:table-cell office:value-type="float" office:value="8885">
            <text:p>8885</text:p>
          </table:table-cell>
          <table:table-cell office:value-type="string">
            <text:p>Im Gemüsegarten</text:p>
          </table:table-cell>
        </table:table-row>
        <table:table-row table:style-name="ro2">
          <table:table-cell office:value-type="float" office:value="8886">
            <text:p>8886</text:p>
          </table:table-cell>
          <table:table-cell office:value-type="string">
            <text:p>Das vorzeitige Ende</text:p>
          </table:table-cell>
        </table:table-row>
        <table:table-row table:style-name="ro2">
          <table:table-cell office:value-type="float" office:value="8887">
            <text:p>8887</text:p>
          </table:table-cell>
          <table:table-cell office:value-type="string">
            <text:p>Entkäferung</text:p>
          </table:table-cell>
        </table:table-row>
        <table:table-row table:style-name="ro2">
          <table:table-cell office:value-type="float" office:value="8888">
            <text:p>8888</text:p>
          </table:table-cell>
          <table:table-cell office:value-type="string">
            <text:p>Fehler im System</text:p>
          </table:table-cell>
        </table:table-row>
        <table:table-row table:style-name="ro2">
          <table:table-cell office:value-type="float" office:value="8889">
            <text:p>8889</text:p>
          </table:table-cell>
          <table:table-cell office:value-type="string">
            <text:p>Beim großen Boss</text:p>
          </table:table-cell>
        </table:table-row>
        <table:table-row table:style-name="ro2">
          <table:table-cell office:value-type="float" office:value="8990">
            <text:p>8990</text:p>
          </table:table-cell>
          <table:table-cell office:value-type="string">
            <text:p>Raid "%1" wurde erfolgreich bezwungen!</text:p>
          </table:table-cell>
        </table:table-row>
        <table:table-row table:style-name="ro2">
          <table:table-cell office:value-type="float" office:value="8991">
            <text:p>8991</text:p>
          </table:table-cell>
          <table:table-cell office:value-type="string">
            <text:p>Raid "%1" konnte leider nicht bezwungen werden.</text:p>
          </table:table-cell>
        </table:table-row>
        <table:table-row table:style-name="ro2">
          <table:table-cell office:value-type="float" office:value="8992">
            <text:p>8992</text:p>
          </table:table-cell>
          <table:table-cell office:value-type="string">
            <text:p>Server gestartet - %1</text:p>
          </table:table-cell>
        </table:table-row>
        <table:table-row table:style-name="ro2">
          <table:table-cell office:value-type="float" office:value="8993">
            <text:p>8993</text:p>
          </table:table-cell>
          <table:table-cell office:value-type="string">
            <text:p>Die Ausbaustufe der Festung bestimmt die#maximale Mitgliederanzahl der Gilde.##Die absolute Höchstzahl an Mitgliedern#beträgt 50.##Des Weiteren erhöht die Ausbaustufe#der eigenen Festung die Kriegskosten#für angreifende Gilden.</text:p>
          </table:table-cell>
        </table:table-row>
        <table:table-row table:style-name="ro2">
          <table:table-cell office:value-type="float" office:value="8994">
            <text:p>8994</text:p>
          </table:table-cell>
          <table:table-cell office:value-type="string">
            <text:p>geheim passwort kennwort hallo sfgame shakes fidget sex gott secret test login password game spiel admin monitor tastatur fuck root</text:p>
          </table:table-cell>
        </table:table-row>
        <table:table-row table:style-name="ro2">
          <table:table-cell office:value-type="float" office:value="8995">
            <text:p>8995</text:p>
          </table:table-cell>
          <table:table-cell office:value-type="string">
            <text:p>Das eingegebene Kennwort ist unsicher.##Es kann leicht von Unbefugten erraten#oder ausgeforscht werd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6">
            <text:p>8996</text:p>
          </table:table-cell>
          <table:table-cell office:value-type="string">
            <text:p>Das eingegebene Kennwort ist ok.##Mit einem komplexeren Kennwort könntest#du deinen Account jedoch besser vor#unbefugtem Zugriff schütz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7">
            <text:p>8997</text:p>
          </table:table-cell>
          <table:table-cell office:value-type="string">
            <text:p>Das eingegebene Kennwort ist sicher.</text:p>
          </table:table-cell>
        </table:table-row>
        <table:table-row table:style-name="ro2">
          <table:table-cell office:value-type="float" office:value="8998">
            <text:p>8998</text:p>
          </table:table-cell>
          <table:table-cell office:value-type="string">
            <text:p>Dieser Befehl ist obsolet.</text:p>
          </table:table-cell>
        </table:table-row>
        <table:table-row table:style-name="ro2">
          <table:table-cell office:value-type="float" office:value="9000">
            <text:p>9000</text:p>
          </table:table-cell>
          <table:table-cell office:value-type="string">
            <text:p>Ihr habt diese Schreckensserie erfolgreich überwunden. Alle Monster, Viecher, Bösewichte mit äußerster Brutalität niedergemetzelt. Ihr seid große Vorbilder für die Jugend.</text:p>
          </table:table-cell>
        </table:table-row>
        <table:table-row table:style-name="ro2">
          <table:table-cell office:value-type="float" office:value="9001">
            <text:p>9001</text:p>
          </table:table-cell>
          <table:table-cell office:value-type="string">
            <text:p>Kehlen wurden aufgeschlitzt, Knochen gebrochen, Flüche ausgesprochen und Knöchel verstaucht. Doch die Kollateralschäden waren es wert. Dieser Dungeon ist bezwungen.</text:p>
          </table:table-cell>
        </table:table-row>
        <table:table-row table:style-name="ro2">
          <table:table-cell office:value-type="float" office:value="9002">
            <text:p>9002</text:p>
          </table:table-cell>
          <table:table-cell office:value-type="string">
            <text:p>Welch ein triumphaler Sieg über die finsteren Mächte der Unterwelt! Dass ihr das durchgestanden habt ohne euch einzunässen, wird in die Geschichtsbücher eingehen.</text:p>
          </table:table-cell>
        </table:table-row>
        <table:table-row table:style-name="ro2">
          <table:table-cell office:value-type="float" office:value="9003">
            <text:p>9003</text:p>
          </table:table-cell>
          <table:table-cell office:value-type="string">
            <text:p>Endlich liegt auch der Boss am Boden. Blut strömt aus dem Kadaver, es riecht nach Tod und Verderben. Überall Leichen. Kein Zweifel: Ihr spielt ein Killerspiel.</text:p>
          </table:table-cell>
        </table:table-row>
        <table:table-row table:style-name="ro2">
          <table:table-cell office:value-type="float" office:value="9004">
            <text:p>9004</text:p>
          </table:table-cell>
          <table:table-cell office:value-type="string">
            <text:p>Och, das hätte man sich jetzt aber schlimmer vorgestellt... *röchel* *keuch* *bluthust*. Betont lässig humpelt ihr zurück in eure Festung. Ihr großen Helden.</text:p>
          </table:table-cell>
        </table:table-row>
        <table:table-row table:style-name="ro2">
          <table:table-cell office:value-type="float" office:value="9005">
            <text:p>9005</text:p>
          </table:table-cell>
          <table:table-cell office:value-type="string">
            <text:p>Zu allem Überfluss haben die monströsen Dungeonbewohner eure Niederlage mit dem Handy gefilmt und ins Internet gestellt. Die Kommentare sind schmerzhafter als jeder Schwerthieb.</text:p>
          </table:table-cell>
        </table:table-row>
        <table:table-row table:style-name="ro2">
          <table:table-cell office:value-type="float" office:value="9006">
            <text:p>9006</text:p>
          </table:table-cell>
          <table:table-cell office:value-type="string">
            <text:p>In Dungeons ist Doping übrigens ok... <text:s/>wenn man es anders nicht schafft.</text:p>
          </table:table-cell>
        </table:table-row>
        <table:table-row table:style-name="ro2">
          <table:table-cell office:value-type="float" office:value="9007">
            <text:p>9007</text:p>
          </table:table-cell>
          <table:table-cell office:value-type="string">
            <text:p>Ihr nehmt euch ganz fest vor, beim nächsten Mal schwereres Geschütz aufzufahren. Dieser Dungeon braucht offenbar doch eine stärkere Dosis Heldenmut.</text:p>
          </table:table-cell>
        </table:table-row>
        <table:table-row table:style-name="ro2">
          <table:table-cell office:value-type="float" office:value="9008">
            <text:p>9008</text:p>
          </table:table-cell>
          <table:table-cell office:value-type="string">
            <text:p>Auch die größten Helden scheitern mitunter an übermenschlichen Herausforderungen. Dennoch solltet ihr darauf achten, beim nächsten Versuch weniger jämmerlich auszusehen.</text:p>
          </table:table-cell>
        </table:table-row>
        <table:table-row table:style-name="ro2">
          <table:table-cell office:value-type="float" office:value="9009">
            <text:p>9009</text:p>
          </table:table-cell>
          <table:table-cell office:value-type="string">
            <text:p>Dieser Dungeon war dann vielleicht doch eine Nummer zu groß für euch... Jungs, Mädels, reißt euch mal zusammen!</text:p>
          </table:table-cell>
        </table:table-row>
        <table:table-row table:style-name="ro2">
          <table:table-cell office:value-type="float" office:value="9010">
            <text:p>9010</text:p>
          </table:table-cell>
          <table:table-cell office:value-type="string">
            <text:p>Kybernetischer Zombie</text:p>
          </table:table-cell>
        </table:table-row>
        <table:table-row table:style-name="ro2">
          <table:table-cell office:value-type="float" office:value="9011">
            <text:p>9011</text:p>
          </table:table-cell>
          <table:table-cell office:value-type="string">
            <text:p>Kriegsoger des Krieges</text:p>
          </table:table-cell>
        </table:table-row>
        <table:table-row table:style-name="ro2">
          <table:table-cell office:value-type="float" office:value="9012">
            <text:p>9012</text:p>
          </table:table-cell>
          <table:table-cell office:value-type="string">
            <text:p>Erzdämon der Konfusion</text:p>
          </table:table-cell>
        </table:table-row>
        <table:table-row table:style-name="ro2">
          <table:table-cell office:value-type="float" office:value="9013">
            <text:p>9013</text:p>
          </table:table-cell>
          <table:table-cell office:value-type="string">
            <text:p>Walküre</text:p>
          </table:table-cell>
        </table:table-row>
        <table:table-row table:style-name="ro2">
          <table:table-cell office:value-type="float" office:value="9014">
            <text:p>9014</text:p>
          </table:table-cell>
          <table:table-cell office:value-type="string">
            <text:p>Großmaul des Verderbens</text:p>
          </table:table-cell>
        </table:table-row>
        <table:table-row table:style-name="ro2">
          <table:table-cell office:value-type="float" office:value="9015">
            <text:p>9015</text:p>
          </table:table-cell>
          <table:table-cell office:value-type="string">
            <text:p>Ping Pong</text:p>
          </table:table-cell>
        </table:table-row>
        <table:table-row table:style-name="ro2">
          <table:table-cell office:value-type="float" office:value="9016">
            <text:p>9016</text:p>
          </table:table-cell>
          <table:table-cell office:value-type="string">
            <text:p>Popelus der Popelriese</text:p>
          </table:table-cell>
        </table:table-row>
        <table:table-row table:style-name="ro2">
          <table:table-cell office:value-type="float" office:value="9017">
            <text:p>9017</text:p>
          </table:table-cell>
          <table:table-cell office:value-type="string">
            <text:p>Shniva</text:p>
          </table:table-cell>
        </table:table-row>
        <table:table-row table:style-name="ro2">
          <table:table-cell office:value-type="float" office:value="9018">
            <text:p>9018</text:p>
          </table:table-cell>
          <table:table-cell office:value-type="string">
            <text:p>AfterDarkor</text:p>
          </table:table-cell>
        </table:table-row>
        <table:table-row table:style-name="ro2">
          <table:table-cell office:value-type="float" office:value="9019">
            <text:p>9019</text:p>
          </table:table-cell>
          <table:table-cell office:value-type="string">
            <text:p>Gepanzerter Feuerdrache</text:p>
          </table:table-cell>
        </table:table-row>
        <table:table-row table:style-name="ro2">
          <table:table-cell office:value-type="float" office:value="9020">
            <text:p>9020</text:p>
          </table:table-cell>
          <table:table-cell office:value-type="string">
            <text:p>Werwolf</text:p>
          </table:table-cell>
        </table:table-row>
        <table:table-row table:style-name="ro2">
          <table:table-cell office:value-type="float" office:value="9021">
            <text:p>9021</text:p>
          </table:table-cell>
          <table:table-cell office:value-type="string">
            <text:p>Krokocopter</text:p>
          </table:table-cell>
        </table:table-row>
        <table:table-row table:style-name="ro2">
          <table:table-cell office:value-type="float" office:value="9022">
            <text:p>9022</text:p>
          </table:table-cell>
          <table:table-cell office:value-type="string">
            <text:p>Gripcut der Garstige</text:p>
          </table:table-cell>
        </table:table-row>
        <table:table-row table:style-name="ro2">
          <table:table-cell office:value-type="float" office:value="9023">
            <text:p>9023</text:p>
          </table:table-cell>
          <table:table-cell office:value-type="string">
            <text:p>Gragosh der Vernichter</text:p>
          </table:table-cell>
        </table:table-row>
        <table:table-row table:style-name="ro2">
          <table:table-cell office:value-type="float" office:value="9024">
            <text:p>9024</text:p>
          </table:table-cell>
          <table:table-cell office:value-type="string">
            <text:p>Ragorth der Rachsüchtige</text:p>
          </table:table-cell>
        </table:table-row>
        <table:table-row table:style-name="ro2">
          <table:table-cell office:value-type="float" office:value="9025">
            <text:p>9025</text:p>
          </table:table-cell>
          <table:table-cell office:value-type="string">
            <text:p>Schlabba the Mudd</text:p>
          </table:table-cell>
        </table:table-row>
        <table:table-row table:style-name="ro2">
          <table:table-cell office:value-type="float" office:value="9026">
            <text:p>9026</text:p>
          </table:table-cell>
          <table:table-cell office:value-type="string">
            <text:p>Die Fette Elke</text:p>
          </table:table-cell>
        </table:table-row>
        <table:table-row table:style-name="ro2">
          <table:table-cell office:value-type="float" office:value="9027">
            <text:p>9027</text:p>
          </table:table-cell>
          <table:table-cell office:value-type="string">
            <text:p>Die Schwiegermutter</text:p>
          </table:table-cell>
        </table:table-row>
        <table:table-row table:style-name="ro2">
          <table:table-cell office:value-type="float" office:value="9028">
            <text:p>9028</text:p>
          </table:table-cell>
          <table:table-cell office:value-type="string">
            <text:p>Gevatter Tod</text:p>
          </table:table-cell>
        </table:table-row>
        <table:table-row table:style-name="ro2">
          <table:table-cell office:value-type="float" office:value="9029">
            <text:p>9029</text:p>
          </table:table-cell>
          <table:table-cell office:value-type="string">
            <text:p>Debugger's Doom</text:p>
          </table:table-cell>
        </table:table-row>
        <table:table-row table:style-name="ro2">
          <table:table-cell office:value-type="float" office:value="9030">
            <text:p>9030</text:p>
          </table:table-cell>
          <table:table-cell office:value-type="string">
            <text:p>AI</text:p>
          </table:table-cell>
        </table:table-row>
        <table:table-row table:style-name="ro2">
          <table:table-cell office:value-type="float" office:value="9031">
            <text:p>9031</text:p>
          </table:table-cell>
          <table:table-cell office:value-type="string">
            <text:p>Der Boss</text:p>
          </table:table-cell>
        </table:table-row>
        <table:table-row table:style-name="ro2">
          <table:table-cell office:value-type="float" office:value="9032">
            <text:p>9032</text:p>
          </table:table-cell>
          <table:table-cell office:value-type="string">
            <text:p>Hellgore der Höllische</text:p>
          </table:table-cell>
        </table:table-row>
        <table:table-row table:style-name="ro2">
          <table:table-cell office:value-type="float" office:value="9033">
            <text:p>9033</text:p>
          </table:table-cell>
          <table:table-cell office:value-type="string">
            <text:p>Heinrich die Zauberfee</text:p>
          </table:table-cell>
        </table:table-row>
        <table:table-row table:style-name="ro2">
          <table:table-cell office:value-type="float" office:value="9034">
            <text:p>9034</text:p>
          </table:table-cell>
          <table:table-cell office:value-type="string">
            <text:p>Düse der Panty-Raider</text:p>
          </table:table-cell>
        </table:table-row>
        <table:table-row table:style-name="ro2">
          <table:table-cell office:value-type="float" office:value="9035">
            <text:p>9035</text:p>
          </table:table-cell>
          <table:table-cell office:value-type="string">
            <text:p>Klöppel van Hellsing</text:p>
          </table:table-cell>
        </table:table-row>
        <table:table-row table:style-name="ro2">
          <table:table-cell office:value-type="float" office:value="9036">
            <text:p>9036</text:p>
          </table:table-cell>
          <table:table-cell office:value-type="string">
            <text:p>Der KOmaKOmmandeur</text:p>
          </table:table-cell>
        </table:table-row>
        <table:table-row table:style-name="ro2">
          <table:table-cell office:value-type="float" office:value="9037">
            <text:p>9037</text:p>
          </table:table-cell>
          <table:table-cell office:value-type="string">
            <text:p>Rohmann der Ruchlose</text:p>
          </table:table-cell>
        </table:table-row>
        <table:table-row table:style-name="ro2">
          <table:table-cell office:value-type="float" office:value="9038">
            <text:p>9038</text:p>
          </table:table-cell>
          <table:table-cell office:value-type="string">
            <text:p>Bernd das Marketeer</text:p>
          </table:table-cell>
        </table:table-row>
        <table:table-row table:style-name="ro2">
          <table:table-cell office:value-type="float" office:value="9039">
            <text:p>9039</text:p>
          </table:table-cell>
          <table:table-cell office:value-type="string">
            <text:p>Hannes der Kontraktor</text:p>
          </table:table-cell>
        </table:table-row>
        <table:table-row table:style-name="ro2">
          <table:table-cell office:value-type="float" office:value="9040">
            <text:p>9040</text:p>
          </table:table-cell>
          <table:table-cell office:value-type="string">
            <text:p>Motu mit dem Knüppel</text:p>
          </table:table-cell>
        </table:table-row>
        <table:table-row table:style-name="ro2">
          <table:table-cell office:value-type="float" office:value="9041">
            <text:p>9041</text:p>
          </table:table-cell>
          <table:table-cell office:value-type="string">
            <text:p>Jan der Hämmerer</text:p>
          </table:table-cell>
        </table:table-row>
        <table:table-row table:style-name="ro2">
          <table:table-cell office:value-type="float" office:value="9100">
            <text:p>9100</text:p>
          </table:table-cell>
          <table:table-cell office:value-type="string">
            <text:p>Raid ausrufen</text:p>
          </table:table-cell>
        </table:table-row>
        <table:table-row table:style-name="ro2">
          <table:table-cell office:value-type="float" office:value="9101">
            <text:p>9101</text:p>
          </table:table-cell>
          <table:table-cell office:value-type="string">
            <text:p>Möchtest du das Gildenraid "%1" zum Preis von %2 Gold ausrufen?</text:p>
          </table:table-cell>
        </table:table-row>
        <table:table-row table:style-name="ro2">
          <table:table-cell office:value-type="float" office:value="9102">
            <text:p>9102</text:p>
          </table:table-cell>
          <table:table-cell office:value-type="string">
            <text:p>Spendbar: %1</text:p>
          </table:table-cell>
        </table:table-row>
        <table:table-row table:style-name="ro2">
          <table:table-cell office:value-type="float" office:value="9103">
            <text:p>9103</text:p>
          </table:table-cell>
          <table:table-cell office:value-type="string">
            <text:p>Du solltest dein Kennwort niemals einer anderen Person mitteilen!</text:p>
          </table:table-cell>
        </table:table-row>
        <table:table-row table:style-name="ro2">
          <table:table-cell office:value-type="float" office:value="9104">
            <text:p>9104</text:p>
          </table:table-cell>
          <table:table-cell office:value-type="string">
            <text:p>Alte Email:</text:p>
          </table:table-cell>
        </table:table-row>
        <table:table-row table:style-name="ro2">
          <table:table-cell office:value-type="float" office:value="9106">
            <text:p>9106</text:p>
          </table:table-cell>
          <table:table-cell office:value-type="string">
            <text:p>Emailadresse</text:p>
          </table:table-cell>
        </table:table-row>
        <table:table-row table:style-name="ro2">
          <table:table-cell office:value-type="float" office:value="9107">
            <text:p>9107</text:p>
          </table:table-cell>
          <table:table-cell office:value-type="string">
            <text:p>Freund einladen</text:p>
          </table:table-cell>
        </table:table-row>
        <table:table-row table:style-name="ro2">
          <table:table-cell office:value-type="float" office:value="9108">
            <text:p>9108</text:p>
          </table:table-cell>
          <table:table-cell office:value-type="string">
            <text:p>Nachricht</text:p>
          </table:table-cell>
        </table:table-row>
        <table:table-row table:style-name="ro2">
          <table:table-cell office:value-type="float" office:value="9109">
            <text:p>9109</text:p>
          </table:table-cell>
          <table:table-cell office:value-type="string">
            <text:p>Bitte gib die Emailadresse des Einzuladenden und eine Nachricht für ihn an. Der Empfänger erfährt deinen Spielernamen. Er muss einverstanden sein, dass du ihm Nachrichten schreibst.</text:p>
          </table:table-cell>
        </table:table-row>
        <table:table-row table:style-name="ro2">
          <table:table-cell office:value-type="float" office:value="9110">
            <text:p>9110</text:p>
          </table:table-cell>
          <table:table-cell office:value-type="string">
            <text:p>Die Einladung wurde erfolgreich verschickt. Du erhältst eine Ingame-Nachricht, sobald dein Freund sich bei Shakes &amp; Fidget - The Game angemeldet hat.</text:p>
          </table:table-cell>
        </table:table-row>
        <table:table-row table:style-name="ro2">
          <table:table-cell office:value-type="float" office:value="9111">
            <text:p>9111</text:p>
          </table:table-cell>
          <table:table-cell office:value-type="string">
            <text:p>Sammelalbum</text:p>
          </table:table-cell>
        </table:table-row>
        <table:table-row table:style-name="ro2">
          <table:table-cell office:value-type="float" office:value="9112">
            <text:p>9112</text:p>
          </table:table-cell>
          <table:table-cell office:value-type="string">
            <text:p>Sammelalbum der Akribie</text:p>
          </table:table-cell>
        </table:table-row>
        <table:table-row table:style-name="ro2">
          <table:table-cell office:value-type="float" office:value="9113">
            <text:p>9113</text:p>
          </table:table-cell>
          <table:table-cell office:value-type="string">
            <text:p>???</text:p>
          </table:table-cell>
        </table:table-row>
        <table:table-row table:style-name="ro2">
          <table:table-cell office:value-type="float" office:value="9114">
            <text:p>9114</text:p>
          </table:table-cell>
          <table:table-cell office:value-type="string">
            <text:p>Gefunden:#%1 / %2#%3%</text:p>
          </table:table-cell>
        </table:table-row>
        <table:table-row table:style-name="ro2">
          <table:table-cell office:value-type="float" office:value="9115">
            <text:p>9115</text:p>
          </table:table-cell>
          <table:table-cell office:value-type="string">
            <text:p>Sammlerbonus</text:p>
          </table:table-cell>
        </table:table-row>
        <table:table-row table:style-name="ro2">
          <table:table-cell office:value-type="float" office:value="9116">
            <text:p>9116</text:p>
          </table:table-cell>
          <table:table-cell office:value-type="string">
            <text:p>Monster</text:p>
          </table:table-cell>
        </table:table-row>
        <table:table-row table:style-name="ro2">
          <table:table-cell office:value-type="float" office:value="9117">
            <text:p>9117</text:p>
          </table:table-cell>
          <table:table-cell office:value-type="string">
            <text:p>Wertgegenstände</text:p>
          </table:table-cell>
        </table:table-row>
        <table:table-row table:style-name="ro2">
          <table:table-cell office:value-type="float" office:value="9118">
            <text:p>9118</text:p>
          </table:table-cell>
          <table:table-cell office:value-type="string">
            <text:p>Krieger-Ausrüstung</text:p>
          </table:table-cell>
        </table:table-row>
        <table:table-row table:style-name="ro2">
          <table:table-cell office:value-type="float" office:value="9119">
            <text:p>9119</text:p>
          </table:table-cell>
          <table:table-cell office:value-type="string">
            <text:p>Magier-Ausrüstung</text:p>
          </table:table-cell>
        </table:table-row>
        <table:table-row table:style-name="ro2">
          <table:table-cell office:value-type="float" office:value="9120">
            <text:p>9120</text:p>
          </table:table-cell>
          <table:table-cell office:value-type="string">
            <text:p>Kundschafter-Ausrüstung</text:p>
          </table:table-cell>
        </table:table-row>
        <table:table-row table:style-name="ro2">
          <table:table-cell office:value-type="float" office:value="9121">
            <text:p>9121</text:p>
          </table:table-cell>
          <table:table-cell office:value-type="string">
            <text:p>Im Sammelalbum werden alle Gegenstände dauerhaft#abgelegt, die du findest, kaufst, oder die ein von#dir angegriffener und besiegter Gegner bei sich trägt.##Außerdem werden von dir besiegte Monster abgespeichert.##Je nach Grad der Vollständigkeit wird ein entsprechend#hoher prozentualer Erfahrungsbonus bei Abenteuern#angerechnet.</text:p>
          </table:table-cell>
        </table:table-row>
        <table:table-row table:style-name="ro2">
          <table:table-cell office:value-type="float" office:value="9150">
            <text:p>9150</text:p>
          </table:table-cell>
          <table:table-cell office:value-type="string">
            <text:p>für immer ;-)</text:p>
          </table:table-cell>
        </table:table-row>
        <table:table-row table:style-name="ro2">
          <table:table-cell office:value-type="float" office:value="9151">
            <text:p>9151</text:p>
          </table:table-cell>
          <table:table-cell office:value-type="string">
            <text:p>Jeden Tag von 23 Uhr bis 0 Uhr ist HAPPY HOUR!##Wenn du es noch nicht geschafft hast,#deine Abenteuerlust zu stillen, kannst#du in dieser Zeit Abenteuer abkürzen.</text:p>
          </table:table-cell>
        </table:table-row>
        <table:table-row table:style-name="ro2">
          <table:table-cell office:value-type="float" office:value="9152">
            <text:p>9152</text:p>
          </table:table-cell>
          <table:table-cell office:value-type="string">
            <text:p>Facebook</text:p>
          </table:table-cell>
        </table:table-row>
        <table:table-row table:style-name="ro2">
          <table:table-cell office:value-type="float" office:value="9153">
            <text:p>9153</text:p>
          </table:table-cell>
          <table:table-cell office:value-type="string">
            <text:p>Google +</text:p>
          </table:table-cell>
        </table:table-row>
        <table:table-row table:style-name="ro2">
          <table:table-cell office:value-type="float" office:value="9200">
            <text:p>9200</text:p>
          </table:table-cell>
          <table:table-cell office:value-type="string">
            <text:p>Willkommen auf dem Oktoberfest!</text:p>
          </table:table-cell>
        </table:table-row>
        <table:table-row table:style-name="ro2">
          <table:table-cell office:value-type="float" office:value="9201">
            <text:p>9201</text:p>
          </table:table-cell>
          <table:table-cell office:value-type="string">
            <text:p>Willkommen auf dem Oktoberfest!</text:p>
          </table:table-cell>
        </table:table-row>
        <table:table-row table:style-name="ro2">
          <table:table-cell office:value-type="float" office:value="9202">
            <text:p>9202</text:p>
          </table:table-cell>
          <table:table-cell office:value-type="string">
            <text:p>Grüß Gott beim Oktoberfest! Fünf Tage lang haben wir für euch die beste Biersorte der Welt im Angebot - Freibier!</text:p>
          </table:table-cell>
        </table:table-row>
        <table:table-row table:style-name="ro2">
          <table:table-cell office:value-type="float" office:value="9203">
            <text:p>9203</text:p>
          </table:table-cell>
          <table:table-cell office:value-type="string">
            <text:p>Ja, du hast richtig gehört, Kumpel. Kostenloses Freibier für Lau. Das wollen wir trinken, fünf Tage lang. Und nein, das war nicht meine Idee. Ich bin ja nicht bescheuert. Aber dieser kleine Mann dort draußen, der auf der Straße, der zahlt die Zeche. Hat er beim letzten Stammtisch gesagt. Wohl die Spendierhosen an, der Gute...</text:p>
          </table:table-cell>
        </table:table-row>
        <table:table-row table:style-name="ro2">
          <table:table-cell office:value-type="float" office:value="9204">
            <text:p>9204</text:p>
          </table:table-cell>
          <table:table-cell office:value-type="string">
            <text:p>Chat-Signal abspielen</text:p>
          </table:table-cell>
        </table:table-row>
        <table:table-row table:style-name="ro2">
          <table:table-cell office:value-type="float" office:value="9205">
            <text:p>9205</text:p>
          </table:table-cell>
          <table:table-cell table:formula="of:= (#NAME?[.$B397] / #NAME?[.$B229]) abgerundet" office:value-type="float" office:value="0">
            <text:p>Err:509</text:p>
          </table:table-cell>
        </table:table-row>
        <table:table-row table:style-name="ro2">
          <table:table-cell office:value-type="float" office:value="9206">
            <text:p>9206</text:p>
          </table:table-cell>
          <table:table-cell office:value-type="string">
            <text:p>Wochenende der Weisheit</text:p>
          </table:table-cell>
        </table:table-row>
        <table:table-row table:style-name="ro2">
          <table:table-cell office:value-type="float" office:value="9207">
            <text:p>9207</text:p>
          </table:table-cell>
          <table:table-cell office:value-type="string">
            <text:p>Episches Wochenende</text:p>
          </table:table-cell>
        </table:table-row>
        <table:table-row table:style-name="ro2">
          <table:table-cell office:value-type="float" office:value="9208">
            <text:p>9208</text:p>
          </table:table-cell>
          <table:table-cell office:value-type="string">
            <text:p>Wirtschaftlicher Aufschwung</text:p>
          </table:table-cell>
        </table:table-row>
        <table:table-row table:style-name="ro2">
          <table:table-cell office:value-type="float" office:value="9209">
            <text:p>9209</text:p>
          </table:table-cell>
          <table:table-cell office:value-type="string">
            <text:p>Pilzernte</text:p>
          </table:table-cell>
        </table:table-row>
        <table:table-row table:style-name="ro2">
          <table:table-cell office:value-type="float" office:value="9210">
            <text:p>9210</text:p>
          </table:table-cell>
          <table:table-cell office:value-type="string">
            <text:p>Frohe Weihnachten</text:p>
          </table:table-cell>
        </table:table-row>
        <table:table-row table:style-name="ro2">
          <table:table-cell office:value-type="float" office:value="9216">
            <text:p>9216</text:p>
          </table:table-cell>
          <table:table-cell office:value-type="string">
            <text:p>Heute steht der Mond im Sternbild des Dreiköpfigen Affen. Gemäß der Prophezeiung bedeutet dies, dass ein Abenteurer am heutigen Tag besonders viel Erfahrung sammeln kann. DANACH darf er sich auch mit Bier belohnen...</text:p>
          </table:table-cell>
        </table:table-row>
        <table:table-row table:style-name="ro2">
          <table:table-cell office:value-type="float" office:value="9217">
            <text:p>9217</text:p>
          </table:table-cell>
          <table:table-cell office:value-type="string">
            <text:p>Wie, du hast noch nie vom epischen Wochenende gehört?! Das ist die größte Promo-Aktion der Epic-Branche. Wenn du dich mit epischen Gegenständen eindecken willst, dann heute. Also, häng nicht am Tresen rum!</text:p>
          </table:table-cell>
        </table:table-row>
        <table:table-row table:style-name="ro2">
          <table:table-cell office:value-type="float" office:value="9218">
            <text:p>9218</text:p>
          </table:table-cell>
          <table:table-cell office:value-type="string">
            <text:p>Es geht endlich wieder bergauf mit der Wirtschaft! Du wirst merken, dass es heute viel mehr Gold für deine Leistung gibt als üblicherweise. Dafür musst du allerdings was tun, und nicht deine Zeit hier verplempern!</text:p>
          </table:table-cell>
        </table:table-row>
        <table:table-row table:style-name="ro2">
          <table:table-cell office:value-type="float" office:value="9219">
            <text:p>9219</text:p>
          </table:table-cell>
          <table:table-cell office:value-type="string">
            <text:p>Die Pilzernte steht an! Sie schießen quasi aus dem Boden. Also los, du wirst sicherlich auch den einen oder anderen am Wegesrand stehen sehen. Also los, saufen kannst du später!</text:p>
          </table:table-cell>
        </table:table-row>
        <table:table-row table:style-name="ro2">
          <table:table-cell office:value-type="float" office:value="9220">
            <text:p>9220</text:p>
          </table:table-cell>
          <table:table-cell office:value-type="string">
            <text:p>Zur Feier des Tages finden heute vier Aktionen auf einmal statt - mehr Erfahrungspunkte, mehr epische Gegenstände (ab Stufe 50), mehr Gold und mehr Pilze! Also los, mach dich auf den Weg!</text:p>
          </table:table-cell>
        </table:table-row>
        <table:table-row table:style-name="ro2">
          <table:table-cell office:value-type="float" office:value="9226">
            <text:p>9226</text:p>
          </table:table-cell>
          <table:table-cell office:value-type="string">
            <text:p>Heute steht der Mond im Sternbild des Dreiköpfigen Affen. Gemäß der Prophezeiung bedeutet dies, dass ein Abenteurer am heutigen Tag besonders viel Erfahrung sammeln kann. Das sollten wir begießen!</text:p>
          </table:table-cell>
        </table:table-row>
        <table:table-row table:style-name="ro2">
          <table:table-cell office:value-type="float" office:value="9227">
            <text:p>9227</text:p>
          </table:table-cell>
          <table:table-cell office:value-type="string">
            <text:p>Wie, du hast noch nie vom epischen Wochenende gehört?! Das ist die größte Promo-Aktion der Epic-Branche. Wenn du dich mit epischen Gegenständen eindecken willst, dann heute. Darauf ein Bier?</text:p>
          </table:table-cell>
        </table:table-row>
        <table:table-row table:style-name="ro2">
          <table:table-cell office:value-type="float" office:value="9228">
            <text:p>9228</text:p>
          </table:table-cell>
          <table:table-cell office:value-type="string">
            <text:p>Es geht endlich wieder bergauf mit der Wirtschaft! Du wirst merken, dass es heute viel mehr Gold für deine Leistung gibt als üblicherweise. Also, schnell ein Bier und dann wieder auf ins Abenteuer!</text:p>
          </table:table-cell>
        </table:table-row>
        <table:table-row table:style-name="ro2">
          <table:table-cell office:value-type="float" office:value="9229">
            <text:p>9229</text:p>
          </table:table-cell>
          <table:table-cell office:value-type="string">
            <text:p>Die Pilzernte steht an! Sie schießen quasi aus dem Boden. Also los, du wirst sicherlich auch den einen oder anderen am Wegesrand stehen sehen. Und wenn du schlapp machst, hab ich natürlich wie immer was für dich...</text:p>
          </table:table-cell>
        </table:table-row>
        <table:table-row table:style-name="ro2">
          <table:table-cell office:value-type="float" office:value="9230">
            <text:p>9230</text:p>
          </table:table-cell>
          <table:table-cell office:value-type="string">
            <text:p>Wir feiern 4 Jahre Shakes &amp; Fidget - Das Spiel! Zur Feier des Tages finden heute vier Aktionen auf einmal statt - mehr Erfahrungspunkte, mehr epische Gegenstände (ab Stufe 50), mehr Gold und mehr Pilze! Es gibt einfach alles! Außer Freibier...</text:p>
          </table:table-cell>
        </table:table-row>
        <table:table-row table:style-name="ro2">
          <table:table-cell office:value-type="float" office:value="9236">
            <text:p>9236</text:p>
          </table:table-cell>
          <table:table-cell office:value-type="string">
            <text:p>Dein Account wurde vom Gamestaff gesperrt. Verbleibende Sperrzeit: %1 Tag(e) Bitte benutze obigen Support-Link.</text:p>
          </table:table-cell>
        </table:table-row>
        <table:table-row table:style-name="ro2">
          <table:table-cell office:value-type="float" office:value="9237">
            <text:p>9237</text:p>
          </table:table-cell>
          <table:table-cell office:value-type="string">
            <text:p>Dein Account wurde wegen Bot-Benutzung gesperrt. Verbleibende Sperrzeit: %1 Tag(e)</text:p>
          </table:table-cell>
        </table:table-row>
        <table:table-row table:style-name="ro2">
          <table:table-cell office:value-type="float" office:value="9246">
            <text:p>9246</text:p>
          </table:table-cell>
          <table:table-cell office:value-type="string">
            <text:p>Riesenpilz-Katapult</text:p>
          </table:table-cell>
        </table:table-row>
        <table:table-row table:style-name="ro2">
          <table:table-cell office:value-type="float" office:value="9247">
            <text:p>9247</text:p>
          </table:table-cell>
          <table:table-cell office:value-type="string">
            <text:p>Mit dem Riesenpilz-Katapult könnt ihr den#Gegner in der nächsten Schlacht zusätzlich#schwächen - durch Artilleriebeschuss aus#der Luft!##Jeder Riesenpilz trifft einen zufälligen#gegnerischen Kämpfer und richtet großen#Schaden an.</text:p>
          </table:table-cell>
        </table:table-row>
        <table:table-row table:style-name="ro2">
          <table:table-cell office:value-type="float" office:value="9248">
            <text:p>9248</text:p>
          </table:table-cell>
          <table:table-cell office:value-type="string">
            <text:p>Riesenpilze geladen</text:p>
          </table:table-cell>
        </table:table-row>
        <table:table-row table:style-name="ro2">
          <table:table-cell office:value-type="float" office:value="9249">
            <text:p>9249</text:p>
          </table:table-cell>
          <table:table-cell office:value-type="string">
            <text:p>%1 / %2</text:p>
          </table:table-cell>
        </table:table-row>
        <table:table-row table:style-name="ro2">
          <table:table-cell office:value-type="float" office:value="9250">
            <text:p>9250</text:p>
          </table:table-cell>
          <table:table-cell office:value-type="string">
            <text:p>Riesenpilz laden</text:p>
          </table:table-cell>
        </table:table-row>
        <table:table-row table:style-name="ro2">
          <table:table-cell office:value-type="float" office:value="9251">
            <text:p>9251</text:p>
          </table:table-cell>
          <table:table-cell office:value-type="string">
            <text:p>%1</text:p>
          </table:table-cell>
        </table:table-row>
        <table:table-row table:style-name="ro2">
          <table:table-cell office:value-type="float" office:value="9252">
            <text:p>9252</text:p>
          </table:table-cell>
          <table:table-cell office:value-type="string">
            <text:p>Nur Offiziere und der Gildenleiter#können das Katapult laden!</text:p>
          </table:table-cell>
        </table:table-row>
        <table:table-row table:style-name="ro2">
          <table:table-cell office:value-type="float" office:value="9253">
            <text:p>9253</text:p>
          </table:table-cell>
          <table:table-cell office:value-type="string">
            <text:p>hat das Riesenpilz-Katapult beladen.</text:p>
          </table:table-cell>
        </table:table-row>
        <table:table-row table:style-name="ro2">
          <table:table-cell office:value-type="float" office:value="9256">
            <text:p>9256</text:p>
          </table:table-cell>
          <table:table-cell office:value-type="string">
            <text:p>Rundum Sinnlos</text:p>
          </table:table-cell>
        </table:table-row>
        <table:table-row table:style-name="ro2">
          <table:table-cell office:value-type="float" office:value="9257">
            <text:p>9257</text:p>
          </table:table-cell>
          <table:table-cell office:value-type="string">
            <text:p>Wohlhabende Grüße!</text:p>
          </table:table-cell>
        </table:table-row>
        <table:table-row table:style-name="ro2">
          <table:table-cell office:value-type="float" office:value="9258">
            <text:p>9258</text:p>
          </table:table-cell>
          <table:table-cell office:value-type="string">
            <text:p>Unseren zahlungskräftigsten Kunden bieten wir das exklusive Rundum-Sinnlos-Paket: Die vergoldete Profilseite! Ohne jeglichen Nutzwert, dafür ungemein teuer! Zeigen Sie dem Fußvolk, wie viel reicher man sich fühlt, wenn man sich mit etwas Gold umgibt!</text:p>
          </table:table-cell>
        </table:table-row>
        <table:table-row table:style-name="ro2">
          <table:table-cell office:value-type="float" office:value="9259">
            <text:p>9259</text:p>
          </table:table-cell>
          <table:table-cell office:value-type="string">
            <text:p>Kaufen (1000~P)</text:p>
          </table:table-cell>
        </table:table-row>
        <table:table-row table:style-name="ro2">
          <table:table-cell office:value-type="float" office:value="9260">
            <text:p>9260</text:p>
          </table:table-cell>
          <table:table-cell office:value-type="string">
            <text:p>Ah, ich sehe, Sie besitzen bereits das Rundum-Sinnlos-Paket! Eine hervorragende Wahl! Aber achten Sie darauf, dass das Gold nicht stumpf wird.</text:p>
          </table:table-cell>
        </table:table-row>
        <table:table-row table:style-name="ro2">
          <table:table-cell office:value-type="float" office:value="9261">
            <text:p>9261</text:p>
          </table:table-cell>
          <table:table-cell office:value-type="string">
            <text:p>Sind Sie wirklich sicher? Ich meine... ich will Ihnen nicht zu nahe treten, aber 1000 Pilze sind natürlich eine Menge... für puren Luxus, ohne jeglichen Spielvorteil meine ich. Aber wenn Sie es sich überlegt haben...</text:p>
          </table:table-cell>
        </table:table-row>
        <table:table-row table:style-name="ro2">
          <table:table-cell office:value-type="float" office:value="9262">
            <text:p>9262</text:p>
          </table:table-cell>
          <table:table-cell office:value-type="string">
            <text:p>Ja... (1000~P)</text:p>
          </table:table-cell>
        </table:table-row>
        <table:table-row table:style-name="ro2">
          <table:table-cell office:value-type="float" office:value="9263">
            <text:p>9263</text:p>
          </table:table-cell>
          <table:table-cell office:value-type="string">
            <text:p>Also, einmal das Rundum-Sinnlos-Paket für 1000 Pilze? Seien Sie versichert, dass es garantiert nicht den geringsten Nutzen hat!</text:p>
          </table:table-cell>
        </table:table-row>
        <table:table-row table:style-name="ro2">
          <table:table-cell office:value-type="float" office:value="9264">
            <text:p>9264</text:p>
          </table:table-cell>
          <table:table-cell office:value-type="string">
            <text:p>Ja!!! (1000~P)</text:p>
          </table:table-cell>
        </table:table-row>
        <table:table-row table:style-name="ro2">
          <table:table-cell office:value-type="float" office:value="9300">
            <text:p>9300</text:p>
          </table:table-cell>
          <table:table-cell office:value-type="string">
            <text:p>Suche</text:p>
          </table:table-cell>
        </table:table-row>
        <table:table-row table:style-name="ro2">
          <table:table-cell office:value-type="float" office:value="9301">
            <text:p>9301</text:p>
          </table:table-cell>
          <table:table-cell office:value-type="string">
            <text:p>Payment App wird heruntergeladen...</text:p>
          </table:table-cell>
        </table:table-row>
        <table:table-row table:style-name="ro2">
          <table:table-cell office:value-type="float" office:value="9302">
            <text:p>9302</text:p>
          </table:table-cell>
          <table:table-cell office:value-type="string">
            <text:p>Server</text:p>
          </table:table-cell>
        </table:table-row>
        <table:table-row table:style-name="ro2">
          <table:table-cell office:value-type="float" office:value="9303">
            <text:p>9303</text:p>
          </table:table-cell>
          <table:table-cell office:value-type="string">
            <text:p>Speichern</text:p>
          </table:table-cell>
        </table:table-row>
        <table:table-row table:style-name="ro2">
          <table:table-cell office:value-type="float" office:value="9304">
            <text:p>9304</text:p>
          </table:table-cell>
          <table:table-cell office:value-type="string">
            <text:p>Passwort speichern</text:p>
          </table:table-cell>
        </table:table-row>
        <table:table-row table:style-name="ro2">
          <table:table-cell office:value-type="float" office:value="9305">
            <text:p>9305</text:p>
          </table:table-cell>
          <table:table-cell office:value-type="string">
            <text:p>Deine Sitzung ist abgelaufen.\nBitte versuche es erneut oder melde Dich ab und wieder an.</text:p>
          </table:table-cell>
        </table:table-row>
        <table:table-row table:style-name="ro2">
          <table:table-cell office:value-type="float" office:value="9306">
            <text:p>9306</text:p>
          </table:table-cell>
          <table:table-cell office:value-type="string">
            <text:p>Wähle ein Profil</text:p>
          </table:table-cell>
        </table:table-row>
        <table:table-row table:style-name="ro2">
          <table:table-cell office:value-type="float" office:value="9307">
            <text:p>9307</text:p>
          </table:table-cell>
          <table:table-cell office:value-type="string">
            <text:p>Ein Profil wird gelöscht, wenn Du lange draufdrückst.</text:p>
          </table:table-cell>
        </table:table-row>
        <table:table-row table:style-name="ro2">
          <table:table-cell office:value-type="float" office:value="9308">
            <text:p>9308</text:p>
          </table:table-cell>
          <table:table-cell office:value-type="string">
            <text:p>Du hast bislang keine gespeicherten Profile.</text:p>
          </table:table-cell>
        </table:table-row>
        <table:table-row table:style-name="ro2">
          <table:table-cell office:value-type="float" office:value="9309">
            <text:p>9309</text:p>
          </table:table-cell>
          <table:table-cell office:value-type="string">
            <text:p>Neu laden</text:p>
          </table:table-cell>
        </table:table-row>
        <table:table-row table:style-name="ro2">
          <table:table-cell office:value-type="float" office:value="9310">
            <text:p>9310</text:p>
          </table:table-cell>
          <table:table-cell office:value-type="string">
            <text:p>Sounds</text:p>
          </table:table-cell>
        </table:table-row>
        <table:table-row table:style-name="ro2">
          <table:table-cell office:value-type="float" office:value="9311">
            <text:p>9311</text:p>
          </table:table-cell>
          <table:table-cell office:value-type="string">
            <text:p>Animationen</text:p>
          </table:table-cell>
        </table:table-row>
        <table:table-row table:style-name="ro2">
          <table:table-cell office:value-type="float" office:value="9312">
            <text:p>9312</text:p>
          </table:table-cell>
          <table:table-cell office:value-type="string">
            <text:p>sind eingeschaltet</text:p>
          </table:table-cell>
        </table:table-row>
        <table:table-row table:style-name="ro2">
          <table:table-cell office:value-type="float" office:value="9313">
            <text:p>9313</text:p>
          </table:table-cell>
          <table:table-cell office:value-type="string">
            <text:p>sind ausgeschaltet</text:p>
          </table:table-cell>
        </table:table-row>
        <table:table-row table:style-name="ro2">
          <table:table-cell office:value-type="float" office:value="9314">
            <text:p>9314</text:p>
          </table:table-cell>
          <table:table-cell office:value-type="string">
            <text:p>Keine Gilde.</text:p>
          </table:table-cell>
        </table:table-row>
        <table:table-row table:style-name="ro2">
          <table:table-cell office:value-type="float" office:value="9315">
            <text:p>9315</text:p>
          </table:table-cell>
          <table:table-cell office:value-type="string">
            <text:p>Keine Mail.</text:p>
          </table:table-cell>
        </table:table-row>
        <table:table-row table:style-name="ro2">
          <table:table-cell office:value-type="float" office:value="9316">
            <text:p>9316</text:p>
          </table:table-cell>
          <table:table-cell office:value-type="string">
            <text:p>Kontaktiere Server...</text:p>
          </table:table-cell>
        </table:table-row>
        <table:table-row table:style-name="ro2">
          <table:table-cell office:value-type="float" office:value="9317">
            <text:p>9317</text:p>
          </table:table-cell>
          <table:table-cell office:value-type="string">
            <text:p>Land</text:p>
          </table:table-cell>
        </table:table-row>
        <table:table-row table:style-name="ro2">
          <table:table-cell office:value-type="float" office:value="9318">
            <text:p>9318</text:p>
          </table:table-cell>
          <table:table-cell office:value-type="string">
            <text:p>Serverliste neu laden</text:p>
          </table:table-cell>
        </table:table-row>
        <table:table-row table:style-name="ro2">
          <table:table-cell office:value-type="float" office:value="9319">
            <text:p>9319</text:p>
          </table:table-cell>
          <table:table-cell office:value-type="string">
            <text:p>Trinken</text:p>
          </table:table-cell>
        </table:table-row>
        <table:table-row table:style-name="ro2">
          <table:table-cell office:value-type="float" office:value="9320">
            <text:p>9320</text:p>
          </table:table-cell>
          <table:table-cell office:value-type="string">
            <text:p>Kaufen</text:p>
          </table:table-cell>
        </table:table-row>
        <table:table-row table:style-name="ro2">
          <table:table-cell office:value-type="float" office:value="9321">
            <text:p>9321</text:p>
          </table:table-cell>
          <table:table-cell office:value-type="string">
            <text:p>Verkaufen</text:p>
          </table:table-cell>
        </table:table-row>
        <table:table-row table:style-name="ro2">
          <table:table-cell office:value-type="float" office:value="9322">
            <text:p>9322</text:p>
          </table:table-cell>
          <table:table-cell office:value-type="string">
            <text:p>Ausziehen</text:p>
          </table:table-cell>
        </table:table-row>
        <table:table-row table:style-name="ro2">
          <table:table-cell office:value-type="float" office:value="9323">
            <text:p>9323</text:p>
          </table:table-cell>
          <table:table-cell office:value-type="string">
            <text:p>Anziehen</text:p>
          </table:table-cell>
        </table:table-row>
        <table:table-row table:style-name="ro2">
          <table:table-cell office:value-type="float" office:value="9324">
            <text:p>9324</text:p>
          </table:table-cell>
          <table:table-cell office:value-type="string">
            <text:p>Infos</text:p>
          </table:table-cell>
        </table:table-row>
        <table:table-row table:style-name="ro2">
          <table:table-cell office:value-type="float" office:value="9325">
            <text:p>9325</text:p>
          </table:table-cell>
          <table:table-cell office:value-type="string">
            <text:p>Um die App nutzen zu können, benötigst Du einen Account. Du kannst entweder Deinen bestehenden benutzen oder Dir einen auf http://www.sfgame.de holen.</text:p>
          </table:table-cell>
        </table:table-row>
        <table:table-row table:style-name="ro2">
          <table:table-cell office:value-type="float" office:value="9326">
            <text:p>9326</text:p>
          </table:table-cell>
          <table:table-cell office:value-type="string">
            <text:p>Version</text:p>
          </table:table-cell>
        </table:table-row>
        <table:table-row table:style-name="ro2">
          <table:table-cell office:value-type="float" office:value="9327">
            <text:p>9327</text:p>
          </table:table-cell>
          <table:table-cell office:value-type="string">
            <text:p>Du magst Shakes &amp; Fidget? Dann sei so nett und bewerte uns mit fünf Sternen, damit auch andere die App im Store finden!</text:p>
          </table:table-cell>
        </table:table-row>
        <table:table-row table:style-name="ro2">
          <table:table-cell office:value-type="float" office:value="9328">
            <text:p>9328</text:p>
          </table:table-cell>
          <table:table-cell office:value-type="string">
            <text:p>Emailadresse bestätigen</text:p>
          </table:table-cell>
        </table:table-row>
        <table:table-row table:style-name="ro2">
          <table:table-cell office:value-type="float" office:value="9329">
            <text:p>9329</text:p>
          </table:table-cell>
          <table:table-cell office:value-type="string">
            <text:p>Deine Emailadresse wurde noch nicht bestätigt. Gib zum Bestätigen den Code ein, den Du in der Bestätigungsmail erhalten hast.</text:p>
          </table:table-cell>
        </table:table-row>
        <table:table-row table:style-name="ro2">
          <table:table-cell office:value-type="float" office:value="9330">
            <text:p>9330</text:p>
          </table:table-cell>
          <table:table-cell office:value-type="string">
            <text:p>OK</text:p>
          </table:table-cell>
        </table:table-row>
        <table:table-row table:style-name="ro2">
          <table:table-cell office:value-type="float" office:value="9331">
            <text:p>9331</text:p>
          </table:table-cell>
          <table:table-cell office:value-type="string">
            <text:p>Accounts mit unbestätigter Emailadresse sind nur eingeschränkt nutzbar und werden bei Nichtbenutzung gelöscht.</text:p>
          </table:table-cell>
        </table:table-row>
        <table:table-row table:style-name="ro2">
          <table:table-cell office:value-type="float" office:value="9332">
            <text:p>9332</text:p>
          </table:table-cell>
          <table:table-cell office:value-type="string">
            <text:p>Bestätigungsmail erneut senden</text:p>
          </table:table-cell>
        </table:table-row>
        <table:table-row table:style-name="ro2">
          <table:table-cell office:value-type="float" office:value="9335">
            <text:p>9335</text:p>
          </table:table-cell>
          <table:table-cell office:value-type="string">
            <text:p>Abenteuer beendet</text:p>
          </table:table-cell>
        </table:table-row>
        <table:table-row table:style-name="ro2">
          <table:table-cell office:value-type="float" office:value="9336">
            <text:p>9336</text:p>
          </table:table-cell>
          <table:table-cell office:value-type="string">
            <text:p>Abenteuer beendet</text:p>
          </table:table-cell>
        </table:table-row>
        <table:table-row table:style-name="ro2">
          <table:table-cell office:value-type="float" office:value="9337">
            <text:p>9337</text:p>
          </table:table-cell>
          <table:table-cell office:value-type="string">
            <text:p>Dein Abenteuer ist beendet.</text:p>
          </table:table-cell>
        </table:table-row>
        <table:table-row table:style-name="ro2">
          <table:table-cell office:value-type="float" office:value="9338">
            <text:p>9338</text:p>
          </table:table-cell>
          <table:table-cell office:value-type="string">
            <text:p>Stadtwache beendet</text:p>
          </table:table-cell>
        </table:table-row>
        <table:table-row table:style-name="ro2">
          <table:table-cell office:value-type="float" office:value="9339">
            <text:p>9339</text:p>
          </table:table-cell>
          <table:table-cell office:value-type="string">
            <text:p>Stadtwache beendet</text:p>
          </table:table-cell>
        </table:table-row>
        <table:table-row table:style-name="ro2">
          <table:table-cell office:value-type="float" office:value="9340">
            <text:p>9340</text:p>
          </table:table-cell>
          <table:table-cell office:value-type="string">
            <text:p>Deine Arbeit als Stadtwache ist beendet.</text:p>
          </table:table-cell>
        </table:table-row>
        <table:table-row table:style-name="ro2">
          <table:table-cell office:value-type="float" office:value="9341">
            <text:p>9341</text:p>
          </table:table-cell>
          <table:table-cell office:value-type="string">
            <text:p>Benachrichtigung, wenn Abenteuer oder Stadtwache abgeschlossen ist.</text:p>
          </table:table-cell>
        </table:table-row>
        <table:table-row table:style-name="ro2">
          <table:table-cell office:value-type="float" office:value="9348">
            <text:p>9348</text:p>
          </table:table-cell>
          <table:table-cell office:value-type="string">
            <text:p>Verzaubern</text:p>
          </table:table-cell>
        </table:table-row>
        <table:table-row table:style-name="ro2">
          <table:table-cell office:value-type="float" office:value="9349">
            <text:p>9349</text:p>
          </table:table-cell>
          <table:table-cell office:value-type="string">
            <text:p>In den Topf werfen</text:p>
          </table:table-cell>
        </table:table-row>
        <table:table-row table:style-name="ro2">
          <table:table-cell office:value-type="float" office:value="9350">
            <text:p>9350</text:p>
          </table:table-cell>
          <table:table-cell office:value-type="string">
            <text:p>Es tut uns leid, aber derzeit können wir leider keine In-App Bezahlung anbieten. Wenn Du dennoch Pilze kaufen möchtest, logge Dich mit Deinen Accountdaten auf #server# ein.</text:p>
          </table:table-cell>
        </table:table-row>
        <table:table-row table:style-name="ro2">
          <table:table-cell office:value-type="float" office:value="9351">
            <text:p>9351</text:p>
          </table:table-cell>
          <table:table-cell office:value-type="string">
            <text:p>ins Klo!</text:p>
          </table:table-cell>
        </table:table-row>
        <table:table-row table:style-name="ro2">
          <table:table-cell office:value-type="float" office:value="9352">
            <text:p>9352</text:p>
          </table:table-cell>
          <table:table-cell office:value-type="string">
            <text:p>Du hast schon 3 Tränke in Benutzung.</text:p>
          </table:table-cell>
        </table:table-row>
        <table:table-row table:style-name="ro2">
          <table:table-cell office:value-type="float" office:value="9353">
            <text:p>9353</text:p>
          </table:table-cell>
          <table:table-cell office:value-type="string">
            <text:p>Keine Internetverbindung, da keine WLAN oder Mobile-Verbindung aktiv ist.</text:p>
          </table:table-cell>
        </table:table-row>
        <table:table-row table:style-name="ro2">
          <table:table-cell office:value-type="float" office:value="9354">
            <text:p>9354</text:p>
          </table:table-cell>
          <table:table-cell office:value-type="string">
            <text:p>Keine Netzwerkverbindung zum Server</text:p>
          </table:table-cell>
        </table:table-row>
        <table:table-row table:style-name="ro2">
          <table:table-cell office:value-type="float" office:value="9355">
            <text:p>9355</text:p>
          </table:table-cell>
          <table:table-cell office:value-type="string">
            <text:p>Chat automatisch abrufen</text:p>
          </table:table-cell>
        </table:table-row>
        <table:table-row table:style-name="ro2">
          <table:table-cell office:value-type="float" office:value="9356">
            <text:p>9356</text:p>
          </table:table-cell>
          <table:table-cell office:value-type="string">
            <text:p>Bewerten</text:p>
          </table:table-cell>
        </table:table-row>
        <table:table-row table:style-name="ro2">
          <table:table-cell office:value-type="float" office:value="9357">
            <text:p>9357</text:p>
          </table:table-cell>
          <table:table-cell office:value-type="string">
            <text:p>Später</text:p>
          </table:table-cell>
        </table:table-row>
        <table:table-row table:style-name="ro2">
          <table:table-cell office:value-type="float" office:value="9358">
            <text:p>9358</text:p>
          </table:table-cell>
          <table:table-cell office:value-type="string">
            <text:p>Nein, danke</text:p>
          </table:table-cell>
        </table:table-row>
        <table:table-row table:style-name="ro2">
          <table:table-cell office:value-type="float" office:value="9359">
            <text:p>9359</text:p>
          </table:table-cell>
          <table:table-cell office:value-type="string">
            <text:p>Du wurdest wegen eines Bezahlvorgangs gesperrt. Bitte kontaktiere den Support über Menü-&gt;Infos-&gt;Support.</text:p>
          </table:table-cell>
        </table:table-row>
        <table:table-row table:style-name="ro2">
          <table:table-cell office:value-type="float" office:value="9360">
            <text:p>9360</text:p>
          </table:table-cell>
          <table:table-cell office:value-type="string">
            <text:p>Du wurdest vom Gamestaff gesperrt. Bitte kontaktiere den Support über Menü-&gt;Infos-&gt;Support.</text:p>
          </table:table-cell>
        </table:table-row>
        <table:table-row table:style-name="ro2">
          <table:table-cell office:value-type="float" office:value="9361">
            <text:p>9361</text:p>
          </table:table-cell>
          <table:table-cell office:value-type="string">
            <text:p>Möchtest du jetzt wirklich deinen Account unwiderruflich löschen? Gelöschte Accounts können nicht wiederhergestellt werden.</text:p>
          </table:table-cell>
        </table:table-row>
        <table:table-row table:style-name="ro2">
          <table:table-cell office:value-type="float" office:value="9365">
            <text:p>9365</text:p>
          </table:table-cell>
          <table:table-cell office:value-type="string">
            <text:p>Vielen Dank für deine Bezahlung. In Kürze werden dir %1 gutgeschrieben.</text:p>
          </table:table-cell>
        </table:table-row>
        <table:table-row table:style-name="ro2">
          <table:table-cell office:value-type="float" office:value="9366">
            <text:p>9366</text:p>
          </table:table-cell>
          <table:table-cell office:value-type="string">
            <text:p>Der Bezahlvorgang wurde nicht abgeschlossen! Bitte versuche es erneut oder wende dich an den Support. %1</text:p>
          </table:table-cell>
        </table:table-row>
        <table:table-row table:style-name="ro2">
          <table:table-cell office:value-type="float" office:value="9367">
            <text:p>9367</text:p>
          </table:table-cell>
          <table:table-cell office:value-type="string">
            <text:p>Benutzerabbruch</text:p>
          </table:table-cell>
        </table:table-row>
        <table:table-row table:style-name="ro2">
          <table:table-cell office:value-type="float" office:value="9368">
            <text:p>9368</text:p>
          </table:table-cell>
          <table:table-cell office:value-type="string">
            <text:p>Allgemeiner Fehler während des Bezahlvorgangs</text:p>
          </table:table-cell>
        </table:table-row>
        <table:table-row table:style-name="ro2">
          <table:table-cell office:value-type="float" office:value="9370">
            <text:p>9370</text:p>
          </table:table-cell>
          <table:table-cell office:value-type="string">
            <text:p>Benutzen</text:p>
          </table:table-cell>
        </table:table-row>
        <table:table-row table:style-name="ro2">
          <table:table-cell office:value-type="float" office:value="9371">
            <text:p>9371</text:p>
          </table:table-cell>
          <table:table-cell office:value-type="string">
            <text:p>LOGOUT</text:p>
          </table:table-cell>
        </table:table-row>
        <table:table-row table:style-name="ro2">
          <table:table-cell office:value-type="float" office:value="9372">
            <text:p>9372</text:p>
          </table:table-cell>
          <table:table-cell office:value-type="string">
            <text:p>Wirkung aufheben</text:p>
          </table:table-cell>
        </table:table-row>
        <table:table-row table:style-name="ro2">
          <table:table-cell office:value-type="float" office:value="9373">
            <text:p>9373</text:p>
          </table:table-cell>
          <table:table-cell office:value-type="string">
            <text:p>Fehler beim Herunterladen der Daten.</text:p>
          </table:table-cell>
        </table:table-row>
        <table:table-row table:style-name="ro2">
          <table:table-cell office:value-type="float" office:value="9374">
            <text:p>9374</text:p>
          </table:table-cell>
          <table:table-cell office:value-type="string">
            <text:p>Daten werden geladen ...</text:p>
          </table:table-cell>
        </table:table-row>
        <table:table-row table:style-name="ro2">
          <table:table-cell office:value-type="float" office:value="9375">
            <text:p>9375</text:p>
          </table:table-cell>
          <table:table-cell office:value-type="string">
            <text:p>Fortschritt:</text:p>
          </table:table-cell>
        </table:table-row>
        <table:table-row table:style-name="ro2">
          <table:table-cell office:value-type="float" office:value="9376">
            <text:p>9376</text:p>
          </table:table-cell>
          <table:table-cell office:value-type="string">
            <text:p>Grafiken werden geladen ...</text:p>
          </table:table-cell>
        </table:table-row>
        <table:table-row table:style-name="ro2">
          <table:table-cell office:value-type="float" office:value="9377">
            <text:p>9377</text:p>
          </table:table-cell>
          <table:table-cell office:value-type="string">
            <text:p>Grafiken konnten nicht geladen werden.</text:p>
          </table:table-cell>
        </table:table-row>
        <table:table-row table:style-name="ro2">
          <table:table-cell office:value-type="float" office:value="9378">
            <text:p>9378</text:p>
          </table:table-cell>
          <table:table-cell office:value-type="string">
            <text:p>Download</text:p>
          </table:table-cell>
        </table:table-row>
        <table:table-row table:style-name="ro2">
          <table:table-cell office:value-type="float" office:value="9379">
            <text:p>9379</text:p>
          </table:table-cell>
          <table:table-cell office:value-type="string">
            <text:p>Sprache</text:p>
          </table:table-cell>
        </table:table-row>
        <table:table-row table:style-name="ro2">
          <table:table-cell office:value-type="float" office:value="9380">
            <text:p>9380</text:p>
          </table:table-cell>
          <table:table-cell office:value-type="string">
            <text:p>Poll chat automatically.</text:p>
          </table:table-cell>
        </table:table-row>
        <table:table-row table:style-name="ro2">
          <table:table-cell office:value-type="float" office:value="9381">
            <text:p>9381</text:p>
          </table:table-cell>
          <table:table-cell office:value-type="string">
            <text:p>Die "Graphics Pack" App für Shakes &amp; Fidget enthält einen Großteil der Bilder, die im Spiel benutzt werden wie zum Beispiel Gegenstände und Gegnerbilder. <text:s/>Die Installation der App reduziert dadurch den Datenverkehr und beschleunigt das Laden der Grafiken im Spiel erheblich.</text:p>
          </table:table-cell>
        </table:table-row>
        <table:table-row table:style-name="ro2">
          <table:table-cell office:value-type="float" office:value="9382">
            <text:p>9382</text:p>
          </table:table-cell>
          <table:table-cell office:value-type="string">
            <text:p>Welt %1</text:p>
          </table:table-cell>
        </table:table-row>
        <table:table-row table:style-name="ro2">
          <table:table-cell office:value-type="float" office:value="9400">
            <text:p>9400</text:p>
          </table:table-cell>
          <table:table-cell office:value-type="string">
            <text:p>Die Gilde ist in der Rangliste zu weit entfernt.</text:p>
          </table:table-cell>
        </table:table-row>
        <table:table-row table:style-name="ro2">
          <table:table-cell office:value-type="float" office:value="9401">
            <text:p>9401</text:p>
          </table:table-cell>
          <table:table-cell office:value-type="string">
            <text:p>Weiterleiten</text:p>
          </table:table-cell>
        </table:table-row>
        <table:table-row table:style-name="ro2">
          <table:table-cell office:value-type="float" office:value="9402">
            <text:p>9402</text:p>
          </table:table-cell>
          <table:table-cell office:value-type="string">
            <text:p>Fw:</text:p>
          </table:table-cell>
        </table:table-row>
        <table:table-row table:style-name="ro2">
          <table:table-cell office:value-type="float" office:value="9403">
            <text:p>9403</text:p>
          </table:table-cell>
          <table:table-cell office:value-type="string">
            <text:p>#---#Nachricht von %1:##%2</text:p>
          </table:table-cell>
        </table:table-row>
        <table:table-row table:style-name="ro2">
          <table:table-cell office:value-type="float" office:value="9405">
            <text:p>9405</text:p>
          </table:table-cell>
          <table:table-cell office:value-type="string">
            <text:p>Helmdecke (%1/%2)</text:p>
          </table:table-cell>
        </table:table-row>
        <table:table-row table:style-name="ro2">
          <table:table-cell office:value-type="float" office:value="9406">
            <text:p>9406</text:p>
          </table:table-cell>
          <table:table-cell office:value-type="string">
            <text:p>Schildhalter (%1/%2)</text:p>
          </table:table-cell>
        </table:table-row>
        <table:table-row table:style-name="ro2">
          <table:table-cell office:value-type="float" office:value="9407">
            <text:p>9407</text:p>
          </table:table-cell>
          <table:table-cell office:value-type="string">
            <text:p>Schild (%1/%2)</text:p>
          </table:table-cell>
        </table:table-row>
        <table:table-row table:style-name="ro2">
          <table:table-cell office:value-type="float" office:value="9408">
            <text:p>9408</text:p>
          </table:table-cell>
          <table:table-cell office:value-type="string">
            <text:p>Banderole (%1/%2)</text:p>
          </table:table-cell>
        </table:table-row>
        <table:table-row table:style-name="ro2">
          <table:table-cell office:value-type="float" office:value="9409">
            <text:p>9409</text:p>
          </table:table-cell>
          <table:table-cell office:value-type="string">
            <text:p>Helm (%1/%2)</text:p>
          </table:table-cell>
        </table:table-row>
        <table:table-row table:style-name="ro2">
          <table:table-cell office:value-type="float" office:value="9410">
            <text:p>9410</text:p>
          </table:table-cell>
          <table:table-cell office:value-type="string">
            <text:p>Orden (%1/%2)</text:p>
          </table:table-cell>
        </table:table-row>
        <table:table-row table:style-name="ro2">
          <table:table-cell office:value-type="float" office:value="9411">
            <text:p>9411</text:p>
          </table:table-cell>
          <table:table-cell office:value-type="string">
            <text:p>Figur (%1/%2)</text:p>
          </table:table-cell>
        </table:table-row>
        <table:table-row table:style-name="ro2">
          <table:table-cell office:value-type="float" office:value="9416">
            <text:p>9416</text:p>
          </table:table-cell>
          <table:table-cell office:value-type="string">
            <text:p>Vorschlagen</text:p>
          </table:table-cell>
        </table:table-row>
        <table:table-row table:style-name="ro2">
          <table:table-cell office:value-type="float" office:value="9417">
            <text:p>9417</text:p>
          </table:table-cell>
          <table:table-cell office:value-type="string">
            <text:p>Übernehmen</text:p>
          </table:table-cell>
        </table:table-row>
        <table:table-row table:style-name="ro2">
          <table:table-cell office:value-type="float" office:value="9418">
            <text:p>9418</text:p>
          </table:table-cell>
          <table:table-cell office:value-type="string">
            <text:p>%1 hat ein Gildenwappen vorgeschlagen.</text:p>
          </table:table-cell>
        </table:table-row>
        <table:table-row table:style-name="ro2">
          <table:table-cell office:value-type="float" office:value="9419">
            <text:p>9419</text:p>
          </table:table-cell>
          <table:table-cell office:value-type="string">
            <text:p>Du kannst nur einen Wappenvorschlag pro Minute abgeben.</text:p>
          </table:table-cell>
        </table:table-row>
        <table:table-row table:style-name="ro2">
          <table:table-cell office:value-type="float" office:value="9420">
            <text:p>9420</text:p>
          </table:table-cell>
          <table:table-cell office:value-type="string">
            <text:p>Blau</text:p>
          </table:table-cell>
        </table:table-row>
        <table:table-row table:style-name="ro2">
          <table:table-cell office:value-type="float" office:value="9421">
            <text:p>9421</text:p>
          </table:table-cell>
          <table:table-cell office:value-type="string">
            <text:p>Rot</text:p>
          </table:table-cell>
        </table:table-row>
        <table:table-row table:style-name="ro2">
          <table:table-cell office:value-type="float" office:value="9422">
            <text:p>9422</text:p>
          </table:table-cell>
          <table:table-cell office:value-type="string">
            <text:p>Purpur</text:p>
          </table:table-cell>
        </table:table-row>
        <table:table-row table:style-name="ro2">
          <table:table-cell office:value-type="float" office:value="9423">
            <text:p>9423</text:p>
          </table:table-cell>
          <table:table-cell office:value-type="string">
            <text:p>Schwarz</text:p>
          </table:table-cell>
        </table:table-row>
        <table:table-row table:style-name="ro2">
          <table:table-cell office:value-type="float" office:value="9424">
            <text:p>9424</text:p>
          </table:table-cell>
          <table:table-cell office:value-type="string">
            <text:p>Grün</text:p>
          </table:table-cell>
        </table:table-row>
        <table:table-row table:style-name="ro2">
          <table:table-cell office:value-type="float" office:value="9425">
            <text:p>9425</text:p>
          </table:table-cell>
          <table:table-cell office:value-type="string">
            <text:p>Gold</text:p>
          </table:table-cell>
        </table:table-row>
        <table:table-row table:style-name="ro2">
          <table:table-cell office:value-type="float" office:value="9426">
            <text:p>9426</text:p>
          </table:table-cell>
          <table:table-cell office:value-type="string">
            <text:p>Silber</text:p>
          </table:table-cell>
        </table:table-row>
        <table:table-row table:style-name="ro2">
          <table:table-cell office:value-type="float" office:value="9427">
            <text:p>9427</text:p>
          </table:table-cell>
          <table:table-cell office:value-type="string">
            <text:p>Braun</text:p>
          </table:table-cell>
        </table:table-row>
        <table:table-row table:style-name="ro2">
          <table:table-cell office:value-type="float" office:value="9428">
            <text:p>9428</text:p>
          </table:table-cell>
          <table:table-cell office:value-type="string">
            <text:p>Grau</text:p>
          </table:table-cell>
        </table:table-row>
        <table:table-row table:style-name="ro2">
          <table:table-cell office:value-type="float" office:value="9429">
            <text:p>9429</text:p>
          </table:table-cell>
          <table:table-cell office:value-type="string">
            <text:p>Blutrot</text:p>
          </table:table-cell>
        </table:table-row>
        <table:table-row table:style-name="ro2">
          <table:table-cell office:value-type="float" office:value="9430">
            <text:p>9430</text:p>
          </table:table-cell>
          <table:table-cell office:value-type="string">
            <text:p>Maulbeer</text:p>
          </table:table-cell>
        </table:table-row>
        <table:table-row table:style-name="ro2">
          <table:table-cell office:value-type="float" office:value="9431">
            <text:p>9431</text:p>
          </table:table-cell>
          <table:table-cell office:value-type="string">
            <text:p>Orange</text:p>
          </table:table-cell>
        </table:table-row>
        <table:table-row table:style-name="ro2">
          <table:table-cell office:value-type="float" office:value="9432">
            <text:p>9432</text:p>
          </table:table-cell>
          <table:table-cell office:value-type="string">
            <text:p>Fleisch</text:p>
          </table:table-cell>
        </table:table-row>
        <table:table-row table:style-name="ro2">
          <table:table-cell office:value-type="float" office:value="9440">
            <text:p>9440</text:p>
          </table:table-cell>
          <table:table-cell office:value-type="string">
            <text:p>Tinktur auf Schild: %1</text:p>
          </table:table-cell>
        </table:table-row>
        <table:table-row table:style-name="ro2">
          <table:table-cell office:value-type="float" office:value="9441">
            <text:p>9441</text:p>
          </table:table-cell>
          <table:table-cell office:value-type="string">
            <text:p>Tinktur auf Schild: %1</text:p>
          </table:table-cell>
        </table:table-row>
        <table:table-row table:style-name="ro2">
          <table:table-cell office:value-type="float" office:value="9442">
            <text:p>9442</text:p>
          </table:table-cell>
          <table:table-cell office:value-type="string">
            <text:p>Tinktur auf Schild: %1</text:p>
          </table:table-cell>
        </table:table-row>
        <table:table-row table:style-name="ro2">
          <table:table-cell office:value-type="float" office:value="9443">
            <text:p>9443</text:p>
          </table:table-cell>
          <table:table-cell office:value-type="string">
            <text:p>Tinktur der Figur: %1</text:p>
          </table:table-cell>
        </table:table-row>
        <table:table-row table:style-name="ro2">
          <table:table-cell office:value-type="float" office:value="9445">
            <text:p>9445</text:p>
          </table:table-cell>
          <table:table-cell office:value-type="string">
            <text:p>Jedes Mitglied kann Änderungen#am Gildenwappen vorschlagen.##Der Gildenleiter kann#Änderungen übernehmen.</text:p>
          </table:table-cell>
        </table:table-row>
        <table:table-row table:style-name="ro2">
          <table:table-cell office:value-type="float" office:value="9446">
            <text:p>9446</text:p>
          </table:table-cell>
          <table:table-cell office:value-type="string">
            <text:p>zu den Ausbauten wechseln</text:p>
          </table:table-cell>
        </table:table-row>
        <table:table-row table:style-name="ro2">
          <table:table-cell office:value-type="float" office:value="9447">
            <text:p>9447</text:p>
          </table:table-cell>
          <table:table-cell office:value-type="string">
            <text:p>zum Gildenwappen wechseln</text:p>
          </table:table-cell>
        </table:table-row>
        <table:table-row table:style-name="ro2">
          <table:table-cell office:value-type="float" office:value="9448">
            <text:p>9448</text:p>
          </table:table-cell>
          <table:table-cell office:value-type="string">
            <text:p>%1 hat Stufe %2 erreicht.</text:p>
          </table:table-cell>
        </table:table-row>
        <table:table-row table:style-name="ro2">
          <table:table-cell office:value-type="float" office:value="9449">
            <text:p>9449</text:p>
          </table:table-cell>
          <table:table-cell office:value-type="string">
            <text:p>%1 hat Etage %3 des Dungeons "%2" bewältigt.</text:p>
          </table:table-cell>
        </table:table-row>
        <table:table-row table:style-name="ro2">
          <table:table-cell office:value-type="float" office:value="9450">
            <text:p>9450</text:p>
          </table:table-cell>
          <table:table-cell office:value-type="string">
            <text:p>%1 hat "%2" gefunden.</text:p>
          </table:table-cell>
        </table:table-row>
        <table:table-row table:style-name="ro2">
          <table:table-cell office:value-type="float" office:value="9451">
            <text:p>9451</text:p>
          </table:table-cell>
          <table:table-cell office:value-type="string">
            <text:p>Posteingang leeren</text:p>
          </table:table-cell>
        </table:table-row>
        <table:table-row table:style-name="ro2">
          <table:table-cell office:value-type="float" office:value="9452">
            <text:p>9452</text:p>
          </table:table-cell>
          <table:table-cell office:value-type="string">
            <text:p>Bist du sicher, dass du sämtliche Nachrichten#löschen willst?</text:p>
          </table:table-cell>
        </table:table-row>
        <table:table-row table:style-name="ro2">
          <table:table-cell office:value-type="float" office:value="9453">
            <text:p>9453</text:p>
          </table:table-cell>
          <table:table-cell office:value-type="string">
            <text:p>Leeren</text:p>
          </table:table-cell>
        </table:table-row>
        <table:table-row table:style-name="ro2">
          <table:table-cell office:value-type="float" office:value="9455">
            <text:p>9455</text:p>
          </table:table-cell>
          <table:table-cell office:value-type="string">
            <text:p>Du musst vorher Platz im Inventar schaffen!</text:p>
          </table:table-cell>
        </table:table-row>
        <table:table-row table:style-name="ro2">
          <table:table-cell office:value-type="float" office:value="9456">
            <text:p>9456</text:p>
          </table:table-cell>
          <table:table-cell office:value-type="string">
            <text:p>Es tut sich nichts.</text:p>
          </table:table-cell>
        </table:table-row>
        <table:table-row table:style-name="ro2">
          <table:table-cell office:value-type="float" office:value="9457">
            <text:p>9457</text:p>
          </table:table-cell>
          <table:table-cell office:value-type="string">
            <text:p>Der Mana-Tank lädt sich immer mit#dem ersten Item des Tages auf,#das du in der arkanen Toilette#den Göttern opferst.##Ist der Tank voll, so kannst du#die Spülung betätigen.##Füllstand: %2 / %3</text:p>
          </table:table-cell>
        </table:table-row>
        <table:table-row table:style-name="ro2">
          <table:table-cell office:value-type="float" office:value="9458">
            <text:p>9458</text:p>
          </table:table-cell>
          <table:table-cell office:value-type="string">
            <text:p>Ziehe an dieser Kette, um die#Spülung der arkanen Toilette zu#betätigen.##Jede Spülung bringt einen neuen#Gegenstand hervor und steigert#zudem deine arkane Aura.</text:p>
          </table:table-cell>
        </table:table-row>
        <table:table-row table:style-name="ro2">
          <table:table-cell office:value-type="float" office:value="9459">
            <text:p>9459</text:p>
          </table:table-cell>
          <table:table-cell office:value-type="string">
            <text:p>Wirf einen Gegenstand in die#Schüssel der arkanen Toilette,#um ihn den Göttern zu opfern.##Das erste Opfer des Tages erhöht den Füllstand#des Mana-Tanks. Ist dieser voll,#so kannst du die Spülung betätigen.#Die Götter werden es dir danken#und dich belohnen!</text:p>
          </table:table-cell>
        </table:table-row>
        <table:table-row table:style-name="ro2">
          <table:table-cell office:value-type="float" office:value="9460">
            <text:p>9460</text:p>
          </table:table-cell>
          <table:table-cell office:value-type="string">
            <text:p>Der Klodeckel zeigt die Stufe#deiner arkanen Aura an.##Der Legende nach hilft dir die#arkane Aura, noch wertvollere und#mächtigere Gegenstände zu bekommen.</text:p>
          </table:table-cell>
        </table:table-row>
        <table:table-row table:style-name="ro2">
          <table:table-cell office:value-type="float" office:value="9461">
            <text:p>9461</text:p>
          </table:table-cell>
          <table:table-cell office:value-type="string">
            <text:p>Aura:#%1</text:p>
          </table:table-cell>
        </table:table-row>
        <table:table-row table:style-name="ro2">
          <table:table-cell office:value-type="float" office:value="9462">
            <text:p>9462</text:p>
          </table:table-cell>
          <table:table-cell office:value-type="string">
            <text:p>Ach ja, das olle Gästeklo...</text:p>
          </table:table-cell>
        </table:table-row>
        <table:table-row table:style-name="ro2">
          <table:table-cell office:value-type="float" office:value="9463">
            <text:p>9463</text:p>
          </table:table-cell>
          <table:table-cell office:value-type="string">
            <text:p>Soso, Kumpel... du hast also das geheime Gästeklo der Taverne gefunden, dem man magische Kräfte nachsagt. Nicht schlecht!##Ich meine, klar, es gibt zwar dieses deutlich sichtbare Schild das genau darauf hinweist, außerdem haben es natürlich schon etliche Leute vor dir gefunden. Aber du darfst dich ruhig wie ein kleiner Held fühlen jetzt, wo es dir doch so viel bedeutet!##Eine Sache allerdings: Falls du irgendwo auf deinen Reisen den verschollenen Klo-Schlüssel finden solltest... also DAS wäre wirklich mal eine Heldentat. Da würde sogar ich dich für respektieren. Aber unter Stufe 100 hat das noch keiner geschafft.</text:p>
          </table:table-cell>
        </table:table-row>
        <table:table-row table:style-name="ro2">
          <table:table-cell office:value-type="float" office:value="9465">
            <text:p>9465</text:p>
          </table:table-cell>
          <table:table-cell office:value-type="string">
            <text:p>Pro Tag ist nur ein Opfer möglich!</text:p>
          </table:table-cell>
        </table:table-row>
        <table:table-row table:style-name="ro2">
          <table:table-cell office:value-type="float" office:value="9466">
            <text:p>9466</text:p>
          </table:table-cell>
          <table:table-cell office:value-type="string">
            <text:p>Der Mana-Tank ist voll!</text:p>
          </table:table-cell>
        </table:table-row>
        <table:table-row table:style-name="ro2">
          <table:table-cell office:value-type="float" office:value="9467">
            <text:p>9467</text:p>
          </table:table-cell>
          <table:table-cell office:value-type="string">
            <text:p>Attribute-Differenz</text:p>
          </table:table-cell>
        </table:table-row>
        <table:table-row table:style-name="ro2">
          <table:table-cell office:value-type="float" office:value="9468">
            <text:p>9468</text:p>
          </table:table-cell>
          <table:table-cell office:value-type="string">
            <text:p>Fehler: Die Gildenkasse ist voll!</text:p>
          </table:table-cell>
        </table:table-row>
        <table:table-row table:style-name="ro2">
          <table:table-cell office:value-type="float" office:value="9469">
            <text:p>9469</text:p>
          </table:table-cell>
          <table:table-cell office:value-type="string">
            <text:p>Gegenstände vergleichen</text:p>
          </table:table-cell>
        </table:table-row>
        <table:table-row table:style-name="ro2">
          <table:table-cell office:value-type="float" office:value="9470">
            <text:p>9470</text:p>
          </table:table-cell>
          <table:table-cell office:value-type="string">
            <text:p>DER TURM</text:p>
          </table:table-cell>
        </table:table-row>
        <table:table-row table:style-name="ro2">
          <table:table-cell office:value-type="float" office:value="9471">
            <text:p>9471</text:p>
          </table:table-cell>
          <table:table-cell office:value-type="string">
            <text:p>Barbarischer Bertram</text:p>
          </table:table-cell>
        </table:table-row>
        <table:table-row table:style-name="ro2">
          <table:table-cell office:value-type="float" office:value="9472">
            <text:p>9472</text:p>
          </table:table-cell>
          <table:table-cell office:value-type="string">
            <text:p>Magischer Markwart</text:p>
          </table:table-cell>
        </table:table-row>
        <table:table-row table:style-name="ro2">
          <table:table-cell office:value-type="float" office:value="9473">
            <text:p>9473</text:p>
          </table:table-cell>
          <table:table-cell office:value-type="string">
            <text:p>Kundige Kunigunde</text:p>
          </table:table-cell>
        </table:table-row>
        <table:table-row table:style-name="ro2">
          <table:table-cell office:value-type="float" office:value="9531">
            <text:p>9531</text:p>
          </table:table-cell>
          <table:table-cell office:value-type="string">
            <text:p>Fehler: Beschreibungstext zu lang!</text:p>
          </table:table-cell>
        </table:table-row>
        <table:table-row table:style-name="ro2">
          <table:table-cell office:value-type="float" office:value="9532">
            <text:p>9532</text:p>
          </table:table-cell>
          <table:table-cell office:value-type="string">
            <text:p>Freibier!</text:p>
          </table:table-cell>
        </table:table-row>
        <table:table-row table:style-name="ro2">
          <table:table-cell office:value-type="float" office:value="9533">
            <text:p>9533</text:p>
          </table:table-cell>
          <table:table-cell office:value-type="string">
            <text:p>Dungeons</text:p>
          </table:table-cell>
        </table:table-row>
        <table:table-row table:style-name="ro2">
          <table:table-cell office:value-type="float" office:value="9534">
            <text:p>9534</text:p>
          </table:table-cell>
          <table:table-cell office:value-type="string">
            <text:p>Die Festung|Macht rein äußerlich einen soliden Eindruck.</text:p>
          </table:table-cell>
        </table:table-row>
        <table:table-row table:style-name="ro2">
          <table:table-cell office:value-type="float" office:value="9535">
            <text:p>9535</text:p>
          </table:table-cell>
          <table:table-cell office:value-type="string">
            <text:p>Der Zirkus|Wo kommt diese lustige Musik her?</text:p>
          </table:table-cell>
        </table:table-row>
        <table:table-row table:style-name="ro2">
          <table:table-cell office:value-type="float" office:value="9536">
            <text:p>9536</text:p>
          </table:table-cell>
          <table:table-cell office:value-type="string">
            <text:p>Die Hölle|So schlimm kann es gar nicht sein...</text:p>
          </table:table-cell>
        </table:table-row>
        <table:table-row table:style-name="ro2">
          <table:table-cell office:value-type="float" office:value="9537">
            <text:p>9537</text:p>
          </table:table-cell>
          <table:table-cell office:value-type="string">
            <text:p>Der 13. Stock|Ganz weit oben!</text:p>
          </table:table-cell>
        </table:table-row>
        <table:table-row table:style-name="ro2">
          <table:table-cell office:value-type="float" office:value="9538">
            <text:p>9538</text:p>
          </table:table-cell>
          <table:table-cell office:value-type="string">
            <text:p>Der Turm|Es waren einmal ein Abenteurer und seine drei Begleiter...</text:p>
          </table:table-cell>
        </table:table-row>
        <table:table-row table:style-name="ro2">
          <table:table-cell office:value-type="float" office:value="9559">
            <text:p>9559</text:p>
          </table:table-cell>
          <table:table-cell office:value-type="string">
            <text:p>Benötigte Klasse: %1</text:p>
          </table:table-cell>
        </table:table-row>
        <table:table-row table:style-name="ro2">
          <table:table-cell office:value-type="float" office:value="9560">
            <text:p>9560</text:p>
          </table:table-cell>
          <table:table-cell office:value-type="string">
            <text:p>Krieger</text:p>
          </table:table-cell>
        </table:table-row>
        <table:table-row table:style-name="ro2">
          <table:table-cell office:value-type="float" office:value="9561">
            <text:p>9561</text:p>
          </table:table-cell>
          <table:table-cell office:value-type="string">
            <text:p>Magier</text:p>
          </table:table-cell>
        </table:table-row>
        <table:table-row table:style-name="ro2">
          <table:table-cell office:value-type="float" office:value="9562">
            <text:p>9562</text:p>
          </table:table-cell>
          <table:table-cell office:value-type="string">
            <text:p>Kundschafter</text:p>
          </table:table-cell>
        </table:table-row>
        <table:table-row table:style-name="ro2">
          <table:table-cell office:value-type="float" office:value="9564">
            <text:p>9564</text:p>
          </table:table-cell>
          <table:table-cell office:value-type="string">
            <text:p>Stufe steigern</text:p>
          </table:table-cell>
        </table:table-row>
        <table:table-row table:style-name="ro2">
          <table:table-cell office:value-type="float" office:value="9565">
            <text:p>9565</text:p>
          </table:table-cell>
          <table:table-cell office:value-type="string">
            <text:p>Turm betreten</text:p>
          </table:table-cell>
        </table:table-row>
        <table:table-row table:style-name="ro2">
          <table:table-cell office:value-type="float" office:value="9570">
            <text:p>9570</text:p>
          </table:table-cell>
          <table:table-cell office:value-type="string">
            <text:p>Lebender Kuchenmann|In der ersten Etage tritt euch ein freundlicher, duftender Kuchenmann entgegen. Wo steht ihr in der Nahrungskette?</text:p>
          </table:table-cell>
        </table:table-row>
        <table:table-row table:style-name="ro2">
          <table:table-cell office:value-type="float" office:value="9571">
            <text:p>9571</text:p>
          </table:table-cell>
          <table:table-cell office:value-type="string">
            <text:p>Grüne Fee Drinkerbell|Anis, Wermut, fertig ist das magische Gesöff. Drinkerbell bietet euch einen Schnaps an, der einen umhaut... es sei denn, man haut zuerst!</text:p>
          </table:table-cell>
        </table:table-row>
        <table:table-row table:style-name="ro2">
          <table:table-cell office:value-type="float" office:value="9572">
            <text:p>9572</text:p>
          </table:table-cell>
          <table:table-cell office:value-type="string">
            <text:p>Zinnvalide|Der Ärmste! Eigentlich sucht er nur seine große Liebe, aber er ist verwundet - das ist eure Chance zum Angriff!</text:p>
          </table:table-cell>
        </table:table-row>
        <table:table-row table:style-name="ro2">
          <table:table-cell office:value-type="float" office:value="9573">
            <text:p>9573</text:p>
          </table:table-cell>
          <table:table-cell office:value-type="string">
            <text:p>Harmloser Plüschbär|Der kann euch nun wirklich nichts anhaben. Aber er steht, fröhlich winkend, im Weg. Auf ihn mit Gebrüll!</text:p>
          </table:table-cell>
        </table:table-row>
        <table:table-row table:style-name="ro2">
          <table:table-cell office:value-type="float" office:value="9574">
            <text:p>9574</text:p>
          </table:table-cell>
          <table:table-cell office:value-type="string">
            <text:p>Blümelinchen|Ein kleines Mädchen aus einer Blüte trennt euch von eurem großen Ziel. Also trennt euch besser von ihr!</text:p>
          </table:table-cell>
        </table:table-row>
        <table:table-row table:style-name="ro2">
          <table:table-cell office:value-type="float" office:value="9575">
            <text:p>9575</text:p>
          </table:table-cell>
          <table:table-cell office:value-type="string">
            <text:p>Zahnfee|Sie war es, die eure Milchzähne stahl und dafür nur Kleckerbeträge zahlte - nun ist die Zeit der Rache gekommen!</text:p>
          </table:table-cell>
        </table:table-row>
        <table:table-row table:style-name="ro2">
          <table:table-cell office:value-type="float" office:value="9576">
            <text:p>9576</text:p>
          </table:table-cell>
          <table:table-cell office:value-type="string">
            <text:p>Unansehnliches Küken|Beim Topmodel-Casting gescheitert, doch scheinbar noch immer mit großen Schönheitsambitionen. Es sei denn, ihr stoppt es jetzt!</text:p>
          </table:table-cell>
        </table:table-row>
        <table:table-row table:style-name="ro2">
          <table:table-cell office:value-type="float" office:value="9577">
            <text:p>9577</text:p>
          </table:table-cell>
          <table:table-cell office:value-type="string">
            <text:p>Trällerndes Vögelchen|Nicht auszuhalten, diese Lärmbelästigung! Federn soll es lassen, das Untier!</text:p>
          </table:table-cell>
        </table:table-row>
        <table:table-row table:style-name="ro2">
          <table:table-cell office:value-type="float" office:value="9578">
            <text:p>9578</text:p>
          </table:table-cell>
          <table:table-cell office:value-type="string">
            <text:p>Gutgemeinte Fee|Ja, einen Wunsch hätten wir - mach endlich den verdammten Weg frei!</text:p>
          </table:table-cell>
        </table:table-row>
        <table:table-row table:style-name="ro2">
          <table:table-cell office:value-type="float" office:value="9579">
            <text:p>9579</text:p>
          </table:table-cell>
          <table:table-cell office:value-type="string">
            <text:p>Schummelbuchs Mogelkind|Die Geschichte seiner Kindheit wirkt doch arg konstruiert. Ob ihm die Überlebenstechniken aus dem Dschungel gegen euch weiterhelfen?</text:p>
          </table:table-cell>
        </table:table-row>
        <table:table-row table:style-name="ro2">
          <table:table-cell office:value-type="float" office:value="9580">
            <text:p>9580</text:p>
          </table:table-cell>
          <table:table-cell office:value-type="string">
            <text:p>Singender Kloß|Es wird nicht mehr gesungen! Ist das so schwierig zu verstehen? Auf, haut den Kloß zu Brei!</text:p>
          </table:table-cell>
        </table:table-row>
        <table:table-row table:style-name="ro2">
          <table:table-cell office:value-type="float" office:value="9581">
            <text:p>9581</text:p>
          </table:table-cell>
          <table:table-cell office:value-type="string">
            <text:p>Puppenspielers Rechte|Er tut so freundlich, aber mit der selben Hand spielt er den Teufel persönlich. Zeit, dass ihm etwas ab-handen kommt, dem Kindertäuscher!</text:p>
          </table:table-cell>
        </table:table-row>
        <table:table-row table:style-name="ro2">
          <table:table-cell office:value-type="float" office:value="9582">
            <text:p>9582</text:p>
          </table:table-cell>
          <table:table-cell office:value-type="string">
            <text:p>Katze mit Grinsefratze|Sie tut immer so überlegen! Eine solche Attitüde müsst ihr euch aber bestimmt nicht bieten lassen.</text:p>
          </table:table-cell>
        </table:table-row>
        <table:table-row table:style-name="ro2">
          <table:table-cell office:value-type="float" office:value="9583">
            <text:p>9583</text:p>
          </table:table-cell>
          <table:table-cell office:value-type="string">
            <text:p>Ambitionierter Frosch|Verwunschener Prinz... die Story habt ihr schon zu oft gehört, um sie noch zu glauben!</text:p>
          </table:table-cell>
        </table:table-row>
        <table:table-row table:style-name="ro2">
          <table:table-cell office:value-type="float" office:value="9584">
            <text:p>9584</text:p>
          </table:table-cell>
          <table:table-cell office:value-type="string">
            <text:p>Pinöklio|Der Pinökel in seinem Gesicht verrät, dass er mal wieder nichts Gutes im Schilde führt.</text:p>
          </table:table-cell>
        </table:table-row>
        <table:table-row table:style-name="ro2">
          <table:table-cell office:value-type="float" office:value="9585">
            <text:p>9585</text:p>
          </table:table-cell>
          <table:table-cell office:value-type="string">
            <text:p>3x3 Wünsche|Erstmal jeder der Reihe nach was wünschen, dann jeder der Reihe nach zuschlagen!</text:p>
          </table:table-cell>
        </table:table-row>
        <table:table-row table:style-name="ro2">
          <table:table-cell office:value-type="float" office:value="9586">
            <text:p>9586</text:p>
          </table:table-cell>
          <table:table-cell office:value-type="string">
            <text:p>Der Verkaterte Stiefler|Eine Fahne von Schnaps und Stiefelschweiß, aber dazu große Versprechungen von Reichtum und Lebensglück... wer's glaubt.</text:p>
          </table:table-cell>
        </table:table-row>
        <table:table-row table:style-name="ro2">
          <table:table-cell office:value-type="float" office:value="9587">
            <text:p>9587</text:p>
          </table:table-cell>
          <table:table-cell office:value-type="string">
            <text:p>Doro aus Kansas|Diese Schuhdiebin - sie soll doch zurückgehen, wo sie hergekommen ist!</text:p>
          </table:table-cell>
        </table:table-row>
        <table:table-row table:style-name="ro2">
          <table:table-cell office:value-type="float" office:value="9588">
            <text:p>9588</text:p>
          </table:table-cell>
          <table:table-cell office:value-type="string">
            <text:p>The Last Airgazer|Hans, der von vielen für das Ozonloch verantwortlich gemacht wird, das er einst in die Luft gestarrt haben soll.</text:p>
          </table:table-cell>
        </table:table-row>
        <table:table-row table:style-name="ro2">
          <table:table-cell office:value-type="float" office:value="9589">
            <text:p>9589</text:p>
          </table:table-cell>
          <table:table-cell office:value-type="string">
            <text:p>Ein Hase und ein Igel|Der eine ein schamloser Angeber, der andere ein hemmungsloser Betrüger. Bestrafen solltet ihr beide, im Namen des Mondes!</text:p>
          </table:table-cell>
        </table:table-row>
        <table:table-row table:style-name="ro2">
          <table:table-cell office:value-type="float" office:value="9590">
            <text:p>9590</text:p>
          </table:table-cell>
          <table:table-cell office:value-type="string">
            <text:p>Holger Nilsson|Wildgänse stehen unter Naturschutz und wer sich an ihnen vergreift, der soll es mit euch zu tun bekommen!</text:p>
          </table:table-cell>
        </table:table-row>
        <table:table-row table:style-name="ro2">
          <table:table-cell office:value-type="float" office:value="9591">
            <text:p>9591</text:p>
          </table:table-cell>
          <table:table-cell office:value-type="string">
            <text:p>Gutgelauntes Gespenst|Auch der gutgelaunteste Spuk ist unheilig und muss irgendwann mal ein Ende haben. Treibt die Geister aus, die guten wie die bösen!</text:p>
          </table:table-cell>
        </table:table-row>
        <table:table-row table:style-name="ro2">
          <table:table-cell office:value-type="float" office:value="9592">
            <text:p>9592</text:p>
          </table:table-cell>
          <table:table-cell office:value-type="string">
            <text:p>Blutrotes Käppchen|Was sie und ihre Komplizen mit dem Wolf angestellt haben, fällt unter Tierquälerei und verlangt nach Vergeltung!</text:p>
          </table:table-cell>
        </table:table-row>
        <table:table-row table:style-name="ro2">
          <table:table-cell office:value-type="float" office:value="9593">
            <text:p>9593</text:p>
          </table:table-cell>
          <table:table-cell office:value-type="string">
            <text:p>Schneeflöckchen|Es wird Sommer - Zeit, dass es taut.</text:p>
          </table:table-cell>
        </table:table-row>
        <table:table-row table:style-name="ro2">
          <table:table-cell office:value-type="float" office:value="9594">
            <text:p>9594</text:p>
          </table:table-cell>
          <table:table-cell office:value-type="string">
            <text:p>Sterntaler|Die Verdächtige wurde zunächst unbekleidet unter freiem Himmel gesichtet, später fand man bei ihr Finanzmittel dubioser Herkunft.</text:p>
          </table:table-cell>
        </table:table-row>
        <table:table-row table:style-name="ro2">
          <table:table-cell office:value-type="float" office:value="9595">
            <text:p>9595</text:p>
          </table:table-cell>
          <table:table-cell office:value-type="string">
            <text:p>Zündhölzchen|Ein armes, wehrloses Geschöpf, das unverdient leidet. Wer hier weiter spielt, bekommt zu Weihnachten ein schlechtes Gewissen.</text:p>
          </table:table-cell>
        </table:table-row>
        <table:table-row table:style-name="ro2">
          <table:table-cell office:value-type="float" office:value="9596">
            <text:p>9596</text:p>
          </table:table-cell>
          <table:table-cell office:value-type="string">
            <text:p>Schneekönigin|Sie freut sich schon auf dich und wird dich eiskalt zu Tode knutschen.</text:p>
          </table:table-cell>
        </table:table-row>
        <table:table-row table:style-name="ro2">
          <table:table-cell office:value-type="float" office:value="9597">
            <text:p>9597</text:p>
          </table:table-cell>
          <table:table-cell office:value-type="string">
            <text:p>Wohlerzogene Knaben|Hervorragendes Beispiel dafür, wie gut antiautoritäre Erziehung funktioniert.</text:p>
          </table:table-cell>
        </table:table-row>
        <table:table-row table:style-name="ro2">
          <table:table-cell office:value-type="float" office:value="9598">
            <text:p>9598</text:p>
          </table:table-cell>
          <table:table-cell office:value-type="string">
            <text:p>Lämmlein und Fischli|Wer so niedlich und traurig dreinschaut, sollte von seinem Leid erlöst werden.</text:p>
          </table:table-cell>
        </table:table-row>
        <table:table-row table:style-name="ro2">
          <table:table-cell office:value-type="float" office:value="9599">
            <text:p>9599</text:p>
          </table:table-cell>
          <table:table-cell office:value-type="string">
            <text:p>Donkey Shot|Heißt so, oder so ähnlich, sprechen jedenfalls alle so aus. Fanatischer Windkraftgegner, kennt man ja, wahrscheinlich Atomlobbyist.</text:p>
          </table:table-cell>
        </table:table-row>
        <table:table-row table:style-name="ro2">
          <table:table-cell office:value-type="float" office:value="9600">
            <text:p>9600</text:p>
          </table:table-cell>
          <table:table-cell office:value-type="string">
            <text:p>Straßendieb mit Äffchen|Hat zu viel an seiner Öllampe geschnüffelt und leidet seitdem unter Halluzinationen... besser ihr erlöst ihn.</text:p>
          </table:table-cell>
        </table:table-row>
        <table:table-row table:style-name="ro2">
          <table:table-cell office:value-type="float" office:value="9601">
            <text:p>9601</text:p>
          </table:table-cell>
          <table:table-cell office:value-type="string">
            <text:p>Verwunderte Alice|Seit ihr Hase abgehauen ist, leidet sie unter Wahnvorstellungen. Wer weiß, wozu die fähig ist? Besser ihr schlagt ihr den Kopf ab!</text:p>
          </table:table-cell>
        </table:table-row>
        <table:table-row table:style-name="ro2">
          <table:table-cell office:value-type="float" office:value="9602">
            <text:p>9602</text:p>
          </table:table-cell>
          <table:table-cell office:value-type="string">
            <text:p>Pfingsthase|Sanctum Peter Cottium, Deus in re unium, hippitus hoppitus reus Domine!</text:p>
          </table:table-cell>
        </table:table-row>
        <table:table-row table:style-name="ro2">
          <table:table-cell office:value-type="float" office:value="9603">
            <text:p>9603</text:p>
          </table:table-cell>
          <table:table-cell office:value-type="string">
            <text:p>Der Dynamische Peter|Immer tut er so, als ob er nicht älter würde. Wir sehen deine Falten, Peter, und wir kennen deine Schwächen!</text:p>
          </table:table-cell>
        </table:table-row>
        <table:table-row table:style-name="ro2">
          <table:table-cell office:value-type="float" office:value="9604">
            <text:p>9604</text:p>
          </table:table-cell>
          <table:table-cell office:value-type="string">
            <text:p>Veräppelte Prinzessin|Sollte leicht zu besiegen sein, da sie auf wirklich jeden dämlichen Trick hereinfällt. Geht aber sicher, dass sie wirklich tot ist!</text:p>
          </table:table-cell>
        </table:table-row>
        <table:table-row table:style-name="ro2">
          <table:table-cell office:value-type="float" office:value="9605">
            <text:p>9605</text:p>
          </table:table-cell>
          <table:table-cell office:value-type="string">
            <text:p>Vergnügungssüchtiger|Kein Anlass ist ihm zu dämlich, immer muss gefeiert werden. Seid das Ordnungsamt und macht dem Dauerspaß ein Ende!</text:p>
          </table:table-cell>
        </table:table-row>
        <table:table-row table:style-name="ro2">
          <table:table-cell office:value-type="float" office:value="9606">
            <text:p>9606</text:p>
          </table:table-cell>
          <table:table-cell office:value-type="string">
            <text:p>Amnästasia Rubljowka|Weiß nicht genau, woher sie kommt, aber versucht, sich mit Hilfe zwielichtiger Spießgesellen in besten Kreisen einzuschleichen.</text:p>
          </table:table-cell>
        </table:table-row>
        <table:table-row table:style-name="ro2">
          <table:table-cell office:value-type="float" office:value="9607">
            <text:p>9607</text:p>
          </table:table-cell>
          <table:table-cell office:value-type="string">
            <text:p>Nutzlose Nutztiere|Etwas besseres als den Vorruhestand findest du überall!</text:p>
          </table:table-cell>
        </table:table-row>
        <table:table-row table:style-name="ro2">
          <table:table-cell office:value-type="float" office:value="9608">
            <text:p>9608</text:p>
          </table:table-cell>
          <table:table-cell office:value-type="string">
            <text:p>Humpty Dumpty|Auf der Mauer auf der Lauer sitzt ein kleines Ei. Mit einem Grammatikbuch. Was wohl passiert, wenn man es herunterwirft?</text:p>
          </table:table-cell>
        </table:table-row>
        <table:table-row table:style-name="ro2">
          <table:table-cell office:value-type="float" office:value="9609">
            <text:p>9609</text:p>
          </table:table-cell>
          <table:table-cell office:value-type="string">
            <text:p>König Kinnbart|Wäre sein Bart nicht so schief und würde er seine Jungfrauen-Erziehungsversuche drosseln, könnte man Mitleid haben.</text:p>
          </table:table-cell>
        </table:table-row>
        <table:table-row table:style-name="ro2">
          <table:table-cell office:value-type="float" office:value="9610">
            <text:p>9610</text:p>
          </table:table-cell>
          <table:table-cell office:value-type="string">
            <text:p>Sandmännchen|Wer sich nachts bei Kindern ins Zimmer schleicht und ihnen Sand in die Augen streut, der hat keinen Platz in einer zivilisierten Gesellschaft.</text:p>
          </table:table-cell>
        </table:table-row>
        <table:table-row table:style-name="ro2">
          <table:table-cell office:value-type="float" office:value="9611">
            <text:p>9611</text:p>
          </table:table-cell>
          <table:table-cell office:value-type="string">
            <text:p>Hinz oder Kunz?|...oder so ähnlich. Sonst mal den Teufel fragen, vielleicht weiß der was.</text:p>
          </table:table-cell>
        </table:table-row>
        <table:table-row table:style-name="ro2">
          <table:table-cell office:value-type="float" office:value="9612">
            <text:p>9612</text:p>
          </table:table-cell>
          <table:table-cell office:value-type="string">
            <text:p>Strohmann|In der Politik gern genutzt zur Übergabe von Geldkoffern. Besser, man beugt der Korruption ein wenig vor!</text:p>
          </table:table-cell>
        </table:table-row>
        <table:table-row table:style-name="ro2">
          <table:table-cell office:value-type="float" office:value="9613">
            <text:p>9613</text:p>
          </table:table-cell>
          <table:table-cell office:value-type="string">
            <text:p>Verspiegelter Narr|Missbraucht seine Freiheit zur Vorspiegelung wahrer Tatsachen. Kann eine bürgerliche Gesellschaft sowas ertragen?</text:p>
          </table:table-cell>
        </table:table-row>
        <table:table-row table:style-name="ro2">
          <table:table-cell office:value-type="float" office:value="9614">
            <text:p>9614</text:p>
          </table:table-cell>
          <table:table-cell office:value-type="string">
            <text:p>Drei Schweinchen|Die müssten dreifach Schwein haben, um es mit euch aufzunehmen.</text:p>
          </table:table-cell>
        </table:table-row>
        <table:table-row table:style-name="ro2">
          <table:table-cell office:value-type="float" office:value="9615">
            <text:p>9615</text:p>
          </table:table-cell>
          <table:table-cell office:value-type="string">
            <text:p>Gans im Glück|Wenn ihr sie ordentlich malträtiert, gibt sie vielleicht den Jungen Hans zum Tausch frei?</text:p>
          </table:table-cell>
        </table:table-row>
        <table:table-row table:style-name="ro2">
          <table:table-cell office:value-type="float" office:value="9616">
            <text:p>9616</text:p>
          </table:table-cell>
          <table:table-cell office:value-type="string">
            <text:p>Einfältiger Hühnerdieb|Um seine Bohnenzucht rankt sich manches Gerücht. Vielleicht ist er an seinen Sträuchern bis in den Turm hinaufgeklettert?</text:p>
          </table:table-cell>
        </table:table-row>
        <table:table-row table:style-name="ro2">
          <table:table-cell office:value-type="float" office:value="9617">
            <text:p>9617</text:p>
          </table:table-cell>
          <table:table-cell office:value-type="string">
            <text:p>Baba Jaga|Den molwanischen Wäldern entstiegen hat sie im Turm Unterschlupf gefunden. Allerdings keinen Schutz vor euch!</text:p>
          </table:table-cell>
        </table:table-row>
        <table:table-row table:style-name="ro2">
          <table:table-cell office:value-type="float" office:value="9618">
            <text:p>9618</text:p>
          </table:table-cell>
          <table:table-cell office:value-type="string">
            <text:p>Merlin|Unbestätigten Gerüchten zufolge verfügt er über magische Kräfte. Da hilft nur rohe Gewalt!</text:p>
          </table:table-cell>
        </table:table-row>
        <table:table-row table:style-name="ro2">
          <table:table-cell office:value-type="float" office:value="9619">
            <text:p>9619</text:p>
          </table:table-cell>
          <table:table-cell office:value-type="string">
            <text:p>Julio und Romy|Die zweittragischste Liebesgeschichte, es sei denn, ihr überarbeitet nochmal das Ende.</text:p>
          </table:table-cell>
        </table:table-row>
        <table:table-row table:style-name="ro2">
          <table:table-cell office:value-type="float" office:value="9620">
            <text:p>9620</text:p>
          </table:table-cell>
          <table:table-cell office:value-type="string">
            <text:p>Prinz im Schäferspelz|Geniale Tarnung, hoffentlich durchschaut ihr die!</text:p>
          </table:table-cell>
        </table:table-row>
        <table:table-row table:style-name="ro2">
          <table:table-cell office:value-type="float" office:value="9621">
            <text:p>9621</text:p>
          </table:table-cell>
          <table:table-cell office:value-type="string">
            <text:p>Robin der Umverteiler|Die sozialen Verhältnisse derart auf den Kopf zu stellen, das kann politisch nicht gewollt sein.</text:p>
          </table:table-cell>
        </table:table-row>
        <table:table-row table:style-name="ro2">
          <table:table-cell office:value-type="float" office:value="9622">
            <text:p>9622</text:p>
          </table:table-cell>
          <table:table-cell office:value-type="string">
            <text:p>Ali der Sesam-öffner|Hinter ihm ist die Tür mit Felsen verstellt. Das Passwort müsst ihr schon aus ihm herausprügeln.</text:p>
          </table:table-cell>
        </table:table-row>
        <table:table-row table:style-name="ro2">
          <table:table-cell office:value-type="float" office:value="9623">
            <text:p>9623</text:p>
          </table:table-cell>
          <table:table-cell office:value-type="string">
            <text:p>Neubekleideter Kaiser|Sagt ihm besser nicht, dass er in dem Aufzug fett aussieht. Er trägt nämlich auch ein neues Schwert an seinem neuen Gürtel.</text:p>
          </table:table-cell>
        </table:table-row>
        <table:table-row table:style-name="ro2">
          <table:table-cell office:value-type="float" office:value="9624">
            <text:p>9624</text:p>
          </table:table-cell>
          <table:table-cell office:value-type="string">
            <text:p>Dummbatz|Die Klebstoff-Industrie würde Millionen zahlen für diese goldene Gans. Besser, ihr legt selbst Hand an!</text:p>
          </table:table-cell>
        </table:table-row>
        <table:table-row table:style-name="ro2">
          <table:table-cell office:value-type="float" office:value="9625">
            <text:p>9625</text:p>
          </table:table-cell>
          <table:table-cell office:value-type="string">
            <text:p>Hänschen und Gretchen|Vorspeise: Brotkrumen vom Waldboden. Hauptgang: Geschmorte Rotzbälger. Nachtisch: Lebkuchenvariationen.</text:p>
          </table:table-cell>
        </table:table-row>
        <table:table-row table:style-name="ro2">
          <table:table-cell office:value-type="float" office:value="9626">
            <text:p>9626</text:p>
          </table:table-cell>
          <table:table-cell office:value-type="string">
            <text:p>Bärenschreck|Einbrecherin, zerstört Mobiliar und macht sich des Mundraubs schuldig. Wer sollte da Gnade kennen?</text:p>
          </table:table-cell>
        </table:table-row>
        <table:table-row table:style-name="ro2">
          <table:table-cell office:value-type="float" office:value="9627">
            <text:p>9627</text:p>
          </table:table-cell>
          <table:table-cell office:value-type="string">
            <text:p>Popohontas|Hat die nicht die Chicorée-Schrift erfunden und wurde dafür mit einer Dollarmünze geehrt? Das muss genug sein, denn sie steht euch im Weg!</text:p>
          </table:table-cell>
        </table:table-row>
        <table:table-row table:style-name="ro2">
          <table:table-cell office:value-type="float" office:value="9628">
            <text:p>9628</text:p>
          </table:table-cell>
          <table:table-cell office:value-type="string">
            <text:p>Fliegen-Massenmörder|Wer Fliegen klatscht, klatscht irgendwann auch Abenteurer. Besser, ihr legt ihm gleich das Handwerk.</text:p>
          </table:table-cell>
        </table:table-row>
        <table:table-row table:style-name="ro2">
          <table:table-cell office:value-type="float" office:value="9629">
            <text:p>9629</text:p>
          </table:table-cell>
          <table:table-cell office:value-type="string">
            <text:p>Aschenbrödel|Redet mit Tieren, behauptet, zu Hause gemobbt zu werden. Will am großen Casting teilnehmen. Den Schuh solltet ihr euch nicht anziehen.</text:p>
          </table:table-cell>
        </table:table-row>
        <table:table-row table:style-name="ro2">
          <table:table-cell office:value-type="float" office:value="9630">
            <text:p>9630</text:p>
          </table:table-cell>
          <table:table-cell office:value-type="string">
            <text:p>Der bezaubernde Dschinn|Die blonde Frau aus der Fernsehserie war besser. Was will man sich schon von einem dickwanstigen Blaumännchen wünschen?</text:p>
          </table:table-cell>
        </table:table-row>
        <table:table-row table:style-name="ro2">
          <table:table-cell office:value-type="float" office:value="9631">
            <text:p>9631</text:p>
          </table:table-cell>
          <table:table-cell office:value-type="string">
            <text:p>Bronycorn|Immer dem Trend voraus. Freundschaft ist Magie! Und Rache ist Weißwurst, da man sie am besten kalt serviert.</text:p>
          </table:table-cell>
        </table:table-row>
        <table:table-row table:style-name="ro2">
          <table:table-cell office:value-type="float" office:value="9632">
            <text:p>9632</text:p>
          </table:table-cell>
          <table:table-cell office:value-type="string">
            <text:p>Holle die Wolkenfee|Schüttel dein Bett für uns! Sonst müssen wir zur Kissenschlacht übergehen!</text:p>
          </table:table-cell>
        </table:table-row>
        <table:table-row table:style-name="ro2">
          <table:table-cell office:value-type="float" office:value="9633">
            <text:p>9633</text:p>
          </table:table-cell>
          <table:table-cell office:value-type="string">
            <text:p>Läpprikon|Am Ende des Regenbogens steht ein Topf voll... läppischer Cent-Münzen? Hmm, egal, trotzdem angreifen. Das läppert sich.</text:p>
          </table:table-cell>
        </table:table-row>
        <table:table-row table:style-name="ro2">
          <table:table-cell office:value-type="float" office:value="9634">
            <text:p>9634</text:p>
          </table:table-cell>
          <table:table-cell office:value-type="string">
            <text:p>Räuber Hopsenklops|Seine Pfefferpistole ist ein Witz gegen das, was gestandene Berserker wie ihr schnupft - die Asche eurer Feinde!</text:p>
          </table:table-cell>
        </table:table-row>
        <table:table-row table:style-name="ro2">
          <table:table-cell office:value-type="float" office:value="9635">
            <text:p>9635</text:p>
          </table:table-cell>
          <table:table-cell office:value-type="string">
            <text:p>Aufgestachelter Löwe|Ist bestimmt eigentlich ein ganz lieber, aber die Ausrede zieht bei euch nicht. Seid doch froh, dass er schon verwundet ist!</text:p>
          </table:table-cell>
        </table:table-row>
        <table:table-row table:style-name="ro2">
          <table:table-cell office:value-type="float" office:value="9636">
            <text:p>9636</text:p>
          </table:table-cell>
          <table:table-cell office:value-type="string">
            <text:p>Aquirella die Sehnixe|Sie weiß, wie man die zwei Muscheln benutzt. Viele Seeleute waren so geblendet, dass sie glatt das Riff übersehen haben.</text:p>
          </table:table-cell>
        </table:table-row>
        <table:table-row table:style-name="ro2">
          <table:table-cell office:value-type="float" office:value="9637">
            <text:p>9637</text:p>
          </table:table-cell>
          <table:table-cell office:value-type="string">
            <text:p>Prinz Charming|Der beschämend charmante Charmbolzen versucht es auf die Schleimer-Tour. Ob er damit bei euch landen kann?</text:p>
          </table:table-cell>
        </table:table-row>
        <table:table-row table:style-name="ro2">
          <table:table-cell office:value-type="float" office:value="9638">
            <text:p>9638</text:p>
          </table:table-cell>
          <table:table-cell office:value-type="string">
            <text:p>B. O. Wulff|Ehemaliger Sagenheld, der heute vorrangig die Leute bekämpft, die lausige Filme über ihn drehen. Verständlich, aber euch leider im Weg.</text:p>
          </table:table-cell>
        </table:table-row>
        <table:table-row table:style-name="ro2">
          <table:table-cell office:value-type="float" office:value="9639">
            <text:p>9639</text:p>
          </table:table-cell>
          <table:table-cell office:value-type="string">
            <text:p>Peter der Wolf|...und so ein Typ, der mindestens ebenso unberechenbar aussieht. Erst töten, dann Fragen stellen!</text:p>
          </table:table-cell>
        </table:table-row>
        <table:table-row table:style-name="ro2">
          <table:table-cell office:value-type="float" office:value="9640">
            <text:p>9640</text:p>
          </table:table-cell>
          <table:table-cell office:value-type="string">
            <text:p>Schöne Prinzessin|Ihr müsstet schon Wunder vollbringen, damit sie sich von euch Hallodris beeindrucken lässt...</text:p>
          </table:table-cell>
        </table:table-row>
        <table:table-row table:style-name="ro2">
          <table:table-cell office:value-type="float" office:value="9641">
            <text:p>9641</text:p>
          </table:table-cell>
          <table:table-cell office:value-type="string">
            <text:p>Furchtloser Wanderer|Offenbar hat er noch nie "Slender" gespielt... und ist euch noch nicht begegnet.</text:p>
          </table:table-cell>
        </table:table-row>
        <table:table-row table:style-name="ro2">
          <table:table-cell office:value-type="float" office:value="9642">
            <text:p>9642</text:p>
          </table:table-cell>
          <table:table-cell office:value-type="string">
            <text:p>Rotweißchen|Seit der Märchenwald abgeholzt worden ist, schlagen sie sich als Vereinsmaskottchen und Pommes-Promoterinnen durch.</text:p>
          </table:table-cell>
        </table:table-row>
        <table:table-row table:style-name="ro2">
          <table:table-cell office:value-type="float" office:value="9643">
            <text:p>9643</text:p>
          </table:table-cell>
          <table:table-cell office:value-type="string">
            <text:p>Freundlicher Schneemann|Hunger auf Karotte?</text:p>
          </table:table-cell>
        </table:table-row>
        <table:table-row table:style-name="ro2">
          <table:table-cell office:value-type="float" office:value="9644">
            <text:p>9644</text:p>
          </table:table-cell>
          <table:table-cell office:value-type="string">
            <text:p>Parzival|Mit dem riesigen Schaschlikspieß vermutlich auf der Suche nach dem heiligen Grill. Röstet den Hinterwäldler!</text:p>
          </table:table-cell>
        </table:table-row>
        <table:table-row table:style-name="ro2">
          <table:table-cell office:value-type="float" office:value="9645">
            <text:p>9645</text:p>
          </table:table-cell>
          <table:table-cell office:value-type="string">
            <text:p>Saufbruder Tuck|Mit ihm kann sich keiner im Messweintrinken messen. Aber vielleicht fallen euch ja andere Kampftechniken ein.</text:p>
          </table:table-cell>
        </table:table-row>
        <table:table-row table:style-name="ro2">
          <table:table-cell office:value-type="float" office:value="9646">
            <text:p>9646</text:p>
          </table:table-cell>
          <table:table-cell office:value-type="string">
            <text:p>König Arthur|Zeit, die Monarchie abzuschaffen.</text:p>
          </table:table-cell>
        </table:table-row>
        <table:table-row table:style-name="ro2">
          <table:table-cell office:value-type="float" office:value="9647">
            <text:p>9647</text:p>
          </table:table-cell>
          <table:table-cell office:value-type="string">
            <text:p>Sigi von der Muckibude|Wollte Drachentöter werden, was ihm aber Nibelungen ist. Wurde stattdessen Mister Universum.</text:p>
          </table:table-cell>
        </table:table-row>
        <table:table-row table:style-name="ro2">
          <table:table-cell office:value-type="float" office:value="9648">
            <text:p>9648</text:p>
          </table:table-cell>
          <table:table-cell office:value-type="string">
            <text:p>Rattenfänger von Jamel|Ein ganzes Nest von Rattenfängern... verpasst ihnen ein paar linke Haken, bevor noch mehr nach ihrer Pfeife tanzen!</text:p>
          </table:table-cell>
        </table:table-row>
        <table:table-row table:style-name="ro2">
          <table:table-cell office:value-type="float" office:value="9649">
            <text:p>9649</text:p>
          </table:table-cell>
          <table:table-cell office:value-type="string">
            <text:p>Die Typen von Oz|Endlich hat der Löwe mal Grund sich zu fürchten! Weil ihr gekommen seid, um euch durch die gelb gepflasterte Etage zu kämpfen!</text:p>
          </table:table-cell>
        </table:table-row>
        <table:table-row table:style-name="ro2">
          <table:table-cell office:value-type="float" office:value="9650">
            <text:p>9650</text:p>
          </table:table-cell>
          <table:table-cell office:value-type="string">
            <text:p>Little John|Hoffentlich habt ihr euch trotz des etwas irreführenden Spitznamen angemessen vorbereitet...</text:p>
          </table:table-cell>
        </table:table-row>
        <table:table-row table:style-name="ro2">
          <table:table-cell office:value-type="float" office:value="9651">
            <text:p>9651</text:p>
          </table:table-cell>
          <table:table-cell office:value-type="string">
            <text:p>Der Osterhase|Happy Hanukkah!</text:p>
          </table:table-cell>
        </table:table-row>
        <table:table-row table:style-name="ro2">
          <table:table-cell office:value-type="float" office:value="9652">
            <text:p>9652</text:p>
          </table:table-cell>
          <table:table-cell office:value-type="string">
            <text:p>Honigräubär|Tausende Bienen mussten schuften, damit dieser Schuft sich bedienen kann! Wer rächt die Bienenkönigin?</text:p>
          </table:table-cell>
        </table:table-row>
        <table:table-row table:style-name="ro2">
          <table:table-cell office:value-type="float" office:value="9653">
            <text:p>9653</text:p>
          </table:table-cell>
          <table:table-cell office:value-type="string">
            <text:p>Schrecklicher Oger|Hatte der Esel im Dorf nicht mal was von einem grünen Oger gesagt? Bestimmt zahlt der ein Kopfgeld!</text:p>
          </table:table-cell>
        </table:table-row>
        <table:table-row table:style-name="ro2">
          <table:table-cell office:value-type="float" office:value="9654">
            <text:p>9654</text:p>
          </table:table-cell>
          <table:table-cell office:value-type="string">
            <text:p>Bequemer Bär|Er soll's mal ruhig weiter mit Gemütlichkeit probieren, ihr probiert's so lange mit euren Waffen.</text:p>
          </table:table-cell>
        </table:table-row>
        <table:table-row table:style-name="ro2">
          <table:table-cell office:value-type="float" office:value="9655">
            <text:p>9655</text:p>
          </table:table-cell>
          <table:table-cell office:value-type="string">
            <text:p>Rübezahl|Aufgestiegen vom Erbsenzähler? Nun, wer hoch steigt, der kann tief fallen. Aus einem Turmfenster zum Beispiel.</text:p>
          </table:table-cell>
        </table:table-row>
        <table:table-row table:style-name="ro2">
          <table:table-cell office:value-type="float" office:value="9656">
            <text:p>9656</text:p>
          </table:table-cell>
          <table:table-cell office:value-type="string">
            <text:p>Drei hungrige Bären|Wer von eurem Tellerchen gegessen hat? Jemand, der euch das Henkersmahl nicht gönnt! Auf sie!</text:p>
          </table:table-cell>
        </table:table-row>
        <table:table-row table:style-name="ro2">
          <table:table-cell office:value-type="float" office:value="9657">
            <text:p>9657</text:p>
          </table:table-cell>
          <table:table-cell office:value-type="string">
            <text:p>Sieben Geiseln|Erzählt einfach, ihr wolltet sie aus den Klauen des Wolfs befreien und dabei standen sie aus Versehen in der Schusslinie.</text:p>
          </table:table-cell>
        </table:table-row>
        <table:table-row table:style-name="ro2">
          <table:table-cell office:value-type="float" office:value="9658">
            <text:p>9658</text:p>
          </table:table-cell>
          <table:table-cell office:value-type="string">
            <text:p>Sieben Zwerge|Haben die nicht diese leichtgläubige Prinzessin entführt? Zumindest wurde ihre DNA hinter den sieben Bergen gefunden...</text:p>
          </table:table-cell>
        </table:table-row>
        <table:table-row table:style-name="ro2">
          <table:table-cell office:value-type="float" office:value="9659">
            <text:p>9659</text:p>
          </table:table-cell>
          <table:table-cell office:value-type="string">
            <text:p>Ehrbarer Drachentöter|Schlecht für ihn, dass ihr keine Drachen seid!</text:p>
          </table:table-cell>
        </table:table-row>
        <table:table-row table:style-name="ro2">
          <table:table-cell office:value-type="float" office:value="9660">
            <text:p>9660</text:p>
          </table:table-cell>
          <table:table-cell office:value-type="string">
            <text:p>Dukatenesel|Abführmittel bereithalten für maximalen Reichtum! Aber Vorsicht, wer weiß was in dem Sack ist!</text:p>
          </table:table-cell>
        </table:table-row>
        <table:table-row table:style-name="ro2">
          <table:table-cell office:value-type="float" office:value="9661">
            <text:p>9661</text:p>
          </table:table-cell>
          <table:table-cell office:value-type="string">
            <text:p>Erbsenzählerin|Ihre Zählmethode mag etwas unkonventionell sein, aber immerhin lag sie auf der Erbse genau richtig.</text:p>
          </table:table-cell>
        </table:table-row>
        <table:table-row table:style-name="ro2">
          <table:table-cell office:value-type="float" office:value="9662">
            <text:p>9662</text:p>
          </table:table-cell>
          <table:table-cell office:value-type="string">
            <text:p>Glücklicher Drache|Wahrscheinlich hat er gerade verspeist, was von diesem selbsternannten Drachentöter übrig war. Eure Chance!</text:p>
          </table:table-cell>
        </table:table-row>
        <table:table-row table:style-name="ro2">
          <table:table-cell office:value-type="float" office:value="9663">
            <text:p>9663</text:p>
          </table:table-cell>
          <table:table-cell office:value-type="string">
            <text:p>Struwweljochen|Im Gegensatz zu seinem Bruder Peter war er schlau und hat sich die Frisur als "Afro" patentieren lassen.</text:p>
          </table:table-cell>
        </table:table-row>
        <table:table-row table:style-name="ro2">
          <table:table-cell office:value-type="float" office:value="9664">
            <text:p>9664</text:p>
          </table:table-cell>
          <table:table-cell office:value-type="string">
            <text:p>Väterchen Frost|Mal sehen, was er zu Mütterchen Flammenwerfer sagt? Bestimmt wird er vor Verzückung dahinschmelzen.</text:p>
          </table:table-cell>
        </table:table-row>
        <table:table-row table:style-name="ro2">
          <table:table-cell office:value-type="float" office:value="9665">
            <text:p>9665</text:p>
          </table:table-cell>
          <table:table-cell office:value-type="string">
            <text:p>Traumpaar|Dem genialen Kuppelalgorithmus der Dating-Plattform "PairPlex" sei Dank - diese beiden sind zu sehr mit sich selbst beschäftigt, um sich zu wehren!</text:p>
          </table:table-cell>
        </table:table-row>
        <table:table-row table:style-name="ro2">
          <table:table-cell office:value-type="float" office:value="9666">
            <text:p>9666</text:p>
          </table:table-cell>
          <table:table-cell office:value-type="string">
            <text:p>Drei Geister|Alle Jahre wieder kommen die Neuverfilmungen, der Spuk ist nicht totzukriegen... oder?</text:p>
          </table:table-cell>
        </table:table-row>
        <table:table-row table:style-name="ro2">
          <table:table-cell office:value-type="float" office:value="9667">
            <text:p>9667</text:p>
          </table:table-cell>
          <table:table-cell office:value-type="string">
            <text:p>Schläfrige Prinzessin|Vielleicht fällt euch ja eine "romantische" Art ein, sie zu wecken?</text:p>
          </table:table-cell>
        </table:table-row>
        <table:table-row table:style-name="ro2">
          <table:table-cell office:value-type="float" office:value="9668">
            <text:p>9668</text:p>
          </table:table-cell>
          <table:table-cell office:value-type="string">
            <text:p>Nanobot-Brei|Das yellow-beige-goo-Phänomen in seiner ganzen Pracht!</text:p>
          </table:table-cell>
        </table:table-row>
        <table:table-row table:style-name="ro2">
          <table:table-cell office:value-type="float" office:value="9669">
            <text:p>9669</text:p>
          </table:table-cell>
          <table:table-cell office:value-type="string">
            <text:p>Scharpüntzel|Es wird wohl nicht zu vermeiden sein, dass ihr euch mit dieser Frau in die Haare kriegt.</text:p>
          </table:table-cell>
        </table:table-row>
        <table:table-row table:style-name="ro2">
          <table:table-cell office:value-type="float" office:value="9770">
            <text:p>9770</text:p>
          </table:table-cell>
          <table:table-cell office:value-type="string">
            <text:p>Turmbezwinger</text:p>
          </table:table-cell>
        </table:table-row>
        <table:table-row table:style-name="ro2">
          <table:table-cell office:value-type="float" office:value="9771">
            <text:p>9771</text:p>
          </table:table-cell>
          <table:table-cell office:value-type="string">
            <text:p>Turm, Etage %1</text:p>
          </table:table-cell>
        </table:table-row>
        <table:table-row table:style-name="ro2">
          <table:table-cell office:value-type="float" office:value="9772">
            <text:p>9772</text:p>
          </table:table-cell>
          <table:table-cell office:value-type="string">
            <text:p>Etage: %1/100#Nächster Gegner: %2#Goldbonus: %3%</text:p>
          </table:table-cell>
        </table:table-row>
        <table:table-row table:style-name="ro2">
          <table:table-cell office:value-type="float" office:value="9773">
            <text:p>9773</text:p>
          </table:table-cell>
          <table:table-cell office:value-type="string">
            <text:p>Turm-Bonus</text:p>
          </table:table-cell>
        </table:table-row>
        <table:table-row table:style-name="ro2">
          <table:table-cell office:value-type="float" office:value="9774">
            <text:p>9774</text:p>
          </table:table-cell>
          <table:table-cell office:value-type="string">
            <text:p>Ihr habt es geschafft! Dieses Märchen ist entzaubert und die Protagonisten mussten türmen!</text:p>
          </table:table-cell>
        </table:table-row>
        <table:table-row table:style-name="ro2">
          <table:table-cell office:value-type="float" office:value="9775">
            <text:p>9775</text:p>
          </table:table-cell>
          <table:table-cell office:value-type="string">
            <text:p>Und sie lebten glücklich bis ans Ende ihrer Tage. Also ihr. Auf euren Gegner trifft das nicht mehr zu.</text:p>
          </table:table-cell>
        </table:table-row>
        <table:table-row table:style-name="ro2">
          <table:table-cell office:value-type="float" office:value="9776">
            <text:p>9776</text:p>
          </table:table-cell>
          <table:table-cell office:value-type="string">
            <text:p>Und sie bürdeten der Märchenfigur die Summe der Wut und des Hasses der ganzen Fantasiewelt auf...</text:p>
          </table:table-cell>
        </table:table-row>
        <table:table-row table:style-name="ro2">
          <table:table-cell office:value-type="float" office:value="9777">
            <text:p>9777</text:p>
          </table:table-cell>
          <table:table-cell office:value-type="string">
            <text:p>Und wenn sie nicht gestorben sind... ach so, sind sie. Na dann. Ab nach Hause mit euch. Oder noch weiter hinauf?</text:p>
          </table:table-cell>
        </table:table-row>
        <table:table-row table:style-name="ro2">
          <table:table-cell office:value-type="float" office:value="9778">
            <text:p>9778</text:p>
          </table:table-cell>
          <table:table-cell office:value-type="string">
            <text:p>Mit einem beherzten Fußtritt befördert ihr diese Kindheitserinnerung zum Fenster hinaus und zählt die Sekunden bis... *plumps*.</text:p>
          </table:table-cell>
        </table:table-row>
        <table:table-row table:style-name="ro2">
          <table:table-cell office:value-type="float" office:value="9779">
            <text:p>9779</text:p>
          </table:table-cell>
          <table:table-cell office:value-type="string">
            <text:p>Es sieht so aus, als ob all die Märchen von der Gefährlichkeit dieses Gegners doch einen wahren Kern haben.</text:p>
          </table:table-cell>
        </table:table-row>
        <table:table-row table:style-name="ro2">
          <table:table-cell office:value-type="float" office:value="9780">
            <text:p>9780</text:p>
          </table:table-cell>
          <table:table-cell office:value-type="string">
            <text:p>In einem Märchen gewinnen bekanntlich immer die Guten. Was sagt diese Niederlage also über euch aus?</text:p>
          </table:table-cell>
        </table:table-row>
        <table:table-row table:style-name="ro2">
          <table:table-cell office:value-type="float" office:value="9781">
            <text:p>9781</text:p>
          </table:table-cell>
          <table:table-cell office:value-type="string">
            <text:p>Wieder einmal triumphiert das Böse, weil das Gute zu blöde ist. Und zu schlecht kämpft.</text:p>
          </table:table-cell>
        </table:table-row>
        <table:table-row table:style-name="ro2">
          <table:table-cell office:value-type="float" office:value="9782">
            <text:p>9782</text:p>
          </table:table-cell>
          <table:table-cell office:value-type="string">
            <text:p>Und die Moral von der Geschicht'? Überschätzet eure Stärken nicht!</text:p>
          </table:table-cell>
        </table:table-row>
        <table:table-row table:style-name="ro2">
          <table:table-cell office:value-type="float" office:value="9783">
            <text:p>9783</text:p>
          </table:table-cell>
          <table:table-cell office:value-type="string">
            <text:p>Da seid ihr schon vier zu eins in der Überzahl und habt trotzdem jämmerlich verloren!</text:p>
          </table:table-cell>
        </table:table-row>
        <table:table-row table:style-name="ro2">
          <table:table-cell office:value-type="float" office:value="9784">
            <text:p>9784</text:p>
          </table:table-cell>
          <table:table-cell office:value-type="string">
            <text:p>Du siehst irgendwie so gar nicht abenteuerlustig aus im Moment... vielleicht solltest du dir mal ein Bierchen gönnen. Oder morgen wieder kommen.</text:p>
          </table:table-cell>
        </table:table-row>
        <table:table-row table:style-name="ro2">
          <table:table-cell office:value-type="float" office:value="9785">
            <text:p>9785</text:p>
          </table:table-cell>
          <table:table-cell office:value-type="string">
            <text:p>Der Händler sagt, das Ding riecht komisch.</text:p>
          </table:table-cell>
        </table:table-row>
        <table:table-row table:style-name="ro2">
          <table:table-cell office:value-type="float" office:value="9786">
            <text:p>9786</text:p>
          </table:table-cell>
          <table:table-cell office:value-type="string">
            <text:p>Igitt, das war doch schon mal drin!</text:p>
          </table:table-cell>
        </table:table-row>
        <table:table-row table:style-name="ro2">
          <table:table-cell office:value-type="float" office:value="9800">
            <text:p>9800</text:p>
          </table:table-cell>
          <table:table-cell office:value-type="string">
            <text:p>ae=Arabische Emirate</text:p>
          </table:table-cell>
        </table:table-row>
        <table:table-row table:style-name="ro2">
          <table:table-cell office:value-type="float" office:value="9801">
            <text:p>9801</text:p>
          </table:table-cell>
          <table:table-cell office:value-type="string">
            <text:p>ca=Kanada</text:p>
          </table:table-cell>
        </table:table-row>
        <table:table-row table:style-name="ro2">
          <table:table-cell office:value-type="float" office:value="9802">
            <text:p>9802</text:p>
          </table:table-cell>
          <table:table-cell office:value-type="string">
            <text:p>br=Brasilien</text:p>
          </table:table-cell>
        </table:table-row>
        <table:table-row table:style-name="ro2">
          <table:table-cell office:value-type="float" office:value="9803">
            <text:p>9803</text:p>
          </table:table-cell>
          <table:table-cell office:value-type="string">
            <text:p>cl=Chile</text:p>
          </table:table-cell>
        </table:table-row>
        <table:table-row table:style-name="ro2">
          <table:table-cell office:value-type="float" office:value="9804">
            <text:p>9804</text:p>
          </table:table-cell>
          <table:table-cell office:value-type="string">
            <text:p>cz=Tschechien</text:p>
          </table:table-cell>
        </table:table-row>
        <table:table-row table:style-name="ro2">
          <table:table-cell office:value-type="float" office:value="9805">
            <text:p>9805</text:p>
          </table:table-cell>
          <table:table-cell office:value-type="string">
            <text:p>de=Deutschland</text:p>
          </table:table-cell>
        </table:table-row>
        <table:table-row table:style-name="ro2">
          <table:table-cell office:value-type="float" office:value="9806">
            <text:p>9806</text:p>
          </table:table-cell>
          <table:table-cell office:value-type="string">
            <text:p>dk=Dänemark</text:p>
          </table:table-cell>
        </table:table-row>
        <table:table-row table:style-name="ro2">
          <table:table-cell office:value-type="float" office:value="9807">
            <text:p>9807</text:p>
          </table:table-cell>
          <table:table-cell office:value-type="string">
            <text:p>es=Spanien</text:p>
          </table:table-cell>
        </table:table-row>
        <table:table-row table:style-name="ro2">
          <table:table-cell office:value-type="float" office:value="9808">
            <text:p>9808</text:p>
          </table:table-cell>
          <table:table-cell office:value-type="string">
            <text:p>fr=Frankreich</text:p>
          </table:table-cell>
        </table:table-row>
        <table:table-row table:style-name="ro2">
          <table:table-cell office:value-type="float" office:value="9809">
            <text:p>9809</text:p>
          </table:table-cell>
          <table:table-cell office:value-type="string">
            <text:p>gb=Großbritannien</text:p>
          </table:table-cell>
        </table:table-row>
        <table:table-row table:style-name="ro2">
          <table:table-cell office:value-type="float" office:value="9810">
            <text:p>9810</text:p>
          </table:table-cell>
          <table:table-cell office:value-type="string">
            <text:p>gr=Griechenland</text:p>
          </table:table-cell>
        </table:table-row>
        <table:table-row table:style-name="ro2">
          <table:table-cell office:value-type="float" office:value="9811">
            <text:p>9811</text:p>
          </table:table-cell>
          <table:table-cell office:value-type="string">
            <text:p>hu=Ungarn</text:p>
          </table:table-cell>
        </table:table-row>
        <table:table-row table:style-name="ro2">
          <table:table-cell office:value-type="float" office:value="9812">
            <text:p>9812</text:p>
          </table:table-cell>
          <table:table-cell office:value-type="string">
            <text:p>in=Indien</text:p>
          </table:table-cell>
        </table:table-row>
        <table:table-row table:style-name="ro2">
          <table:table-cell office:value-type="float" office:value="9813">
            <text:p>9813</text:p>
          </table:table-cell>
          <table:table-cell office:value-type="string">
            <text:p>it=Italien</text:p>
          </table:table-cell>
        </table:table-row>
        <table:table-row table:style-name="ro2">
          <table:table-cell office:value-type="float" office:value="9814">
            <text:p>9814</text:p>
          </table:table-cell>
          <table:table-cell office:value-type="string">
            <text:p>jp=Japan</text:p>
          </table:table-cell>
        </table:table-row>
        <table:table-row table:style-name="ro2">
          <table:table-cell office:value-type="float" office:value="9815">
            <text:p>9815</text:p>
          </table:table-cell>
          <table:table-cell office:value-type="string">
            <text:p>mx=Mexiko</text:p>
          </table:table-cell>
        </table:table-row>
        <table:table-row table:style-name="ro2">
          <table:table-cell office:value-type="float" office:value="9816">
            <text:p>9816</text:p>
          </table:table-cell>
          <table:table-cell office:value-type="string">
            <text:p>nl=Niederlande</text:p>
          </table:table-cell>
        </table:table-row>
        <table:table-row table:style-name="ro2">
          <table:table-cell office:value-type="float" office:value="9817">
            <text:p>9817</text:p>
          </table:table-cell>
          <table:table-cell office:value-type="string">
            <text:p>pl=Polen</text:p>
          </table:table-cell>
        </table:table-row>
        <table:table-row table:style-name="ro2">
          <table:table-cell office:value-type="float" office:value="9818">
            <text:p>9818</text:p>
          </table:table-cell>
          <table:table-cell office:value-type="string">
            <text:p>pt=Portugal</text:p>
          </table:table-cell>
        </table:table-row>
        <table:table-row table:style-name="ro2">
          <table:table-cell office:value-type="float" office:value="9819">
            <text:p>9819</text:p>
          </table:table-cell>
          <table:table-cell office:value-type="string">
            <text:p>ro=Rumänien</text:p>
          </table:table-cell>
        </table:table-row>
        <table:table-row table:style-name="ro2">
          <table:table-cell office:value-type="float" office:value="9820">
            <text:p>9820</text:p>
          </table:table-cell>
          <table:table-cell office:value-type="string">
            <text:p>ru=Russland</text:p>
          </table:table-cell>
        </table:table-row>
        <table:table-row table:style-name="ro2">
          <table:table-cell office:value-type="float" office:value="9821">
            <text:p>9821</text:p>
          </table:table-cell>
          <table:table-cell office:value-type="string">
            <text:p>se=Schweden</text:p>
          </table:table-cell>
        </table:table-row>
        <table:table-row table:style-name="ro2">
          <table:table-cell office:value-type="float" office:value="9822">
            <text:p>9822</text:p>
          </table:table-cell>
          <table:table-cell office:value-type="string">
            <text:p>sk=Slowakei</text:p>
          </table:table-cell>
        </table:table-row>
        <table:table-row table:style-name="ro2">
          <table:table-cell office:value-type="float" office:value="9823">
            <text:p>9823</text:p>
          </table:table-cell>
          <table:table-cell office:value-type="string">
            <text:p>tr=Türkei</text:p>
          </table:table-cell>
        </table:table-row>
        <table:table-row table:style-name="ro2">
          <table:table-cell office:value-type="float" office:value="9824">
            <text:p>9824</text:p>
          </table:table-cell>
          <table:table-cell office:value-type="string">
            <text:p>us=USA</text:p>
          </table:table-cell>
        </table:table-row>
        <table:table-row table:style-name="ro2">
          <table:table-cell office:value-type="float" office:value="9900">
            <text:p>9900</text:p>
          </table:table-cell>
          <table:table-cell office:value-type="string">
            <text:p>- Spielwelt auswählen -</text:p>
          </table:table-cell>
        </table:table-row>
        <table:table-row table:style-name="ro2">
          <table:table-cell office:value-type="float" office:value="9901">
            <text:p>9901</text:p>
          </table:table-cell>
          <table:table-cell office:value-type="string">
            <text:p>Bezahlvorgang abgebrochen.</text:p>
          </table:table-cell>
        </table:table-row>
        <table:table-row table:style-name="ro2">
          <table:table-cell office:value-type="float" office:value="9902">
            <text:p>9902</text:p>
          </table:table-cell>
          <table:table-cell office:value-type="string">
            <text:p>Bezahlvorgang fehlgeschlagen.</text:p>
          </table:table-cell>
        </table:table-row>
        <table:table-row table:style-name="ro2">
          <table:table-cell office:value-type="float" office:value="9903">
            <text:p>9903</text:p>
          </table:table-cell>
          <table:table-cell office:value-type="string">
            <text:p>Pilze werden gekauft...</text:p>
          </table:table-cell>
        </table:table-row>
        <table:table-row table:style-name="ro2">
          <table:table-cell office:value-type="float" office:value="9904">
            <text:p>9904</text:p>
          </table:table-cell>
          <table:table-cell office:value-type="string">
            <text:p>Bezahlung wird verarbeitet...</text:p>
          </table:table-cell>
        </table:table-row>
        <table:table-row table:style-name="ro2">
          <table:table-cell office:value-type="float" office:value="9905">
            <text:p>9905</text:p>
          </table:table-cell>
          <table:table-cell office:value-type="string">
            <text:p>Fehler beim Verarbeiten der Bezahlung.</text:p>
          </table:table-cell>
        </table:table-row>
        <table:table-row table:style-name="ro2">
          <table:table-cell office:value-type="float" office:value="9906">
            <text:p>9906</text:p>
          </table:table-cell>
          <table:table-cell office:value-type="string">
            <text:p>Bezahlung erfolgreich! Pilze werden in Kürze gutgeschrieben.</text:p>
          </table:table-cell>
        </table:table-row>
        <table:table-row table:style-name="ro2">
          <table:table-cell office:value-type="float" office:value="9907">
            <text:p>9907</text:p>
          </table:table-cell>
          <table:table-cell office:value-type="string">
            <text:p>He, die Geheimtür ist nur für Mitarbeiter!##Egal, willkommen in <text:s/>der geheimen Hexenküche!#Hier kreiere ich mächtige Verzauberungen#für noch bessere Ausrüstungsgegenstände.##Für das Ritual brauche ich Zutaten - jeden#Tag eine andere. Am besten steuerst auch du#etwas bei, was du entbehren kannst. Davon#hat die ganze Spielwelt etwas!##Heute sammle ich <text:s/>%1. Falls du welche#hast, immer ab in den Kessel damit!</text:p>
          </table:table-cell>
        </table:table-row>
        <table:table-row table:style-name="ro2">
          <table:table-cell office:value-type="float" office:value="9908">
            <text:p>9908</text:p>
          </table:table-cell>
          <table:table-cell office:value-type="string">
            <text:p>Hervorragend! Ich habe genug Zutaten im#Kessel - Abenteurern wie dir sei Dank!##Nun muss der Sud hier ein Weilchen#köcheln und das Ritual zur Weihung der#neuen Verzauberungs-Schriftrolle kann#vollzogen werden!</text:p>
          </table:table-cell>
        </table:table-row>
        <table:table-row table:style-name="ro2">
          <table:table-cell office:value-type="float" office:value="9909">
            <text:p>9909</text:p>
          </table:table-cell>
          <table:table-cell office:value-type="string">
            <text:p>Zutat des Tages</text:p>
          </table:table-cell>
        </table:table-row>
        <table:table-row table:style-name="ro2">
          <table:table-cell office:value-type="float" office:value="9910">
            <text:p>9910</text:p>
          </table:table-cell>
          <table:table-cell office:value-type="string">
            <text:p>Spendenfortschritt</text:p>
          </table:table-cell>
        </table:table-row>
        <table:table-row table:style-name="ro2">
          <table:table-cell office:value-type="float" office:value="9911">
            <text:p>9911</text:p>
          </table:table-cell>
          <table:table-cell office:value-type="string">
            <text:p>%1%</text:p>
          </table:table-cell>
        </table:table-row>
        <table:table-row table:style-name="ro2">
          <table:table-cell office:value-type="float" office:value="9912">
            <text:p>9912</text:p>
          </table:table-cell>
          <table:table-cell office:value-type="string">
            <text:p>Es brodelt gewaltig - schon bald#wird es hier eine neue#Verzauberungs-Schriftrolle geben!</text:p>
          </table:table-cell>
        </table:table-row>
        <table:table-row table:style-name="ro2">
          <table:table-cell office:value-type="float" office:value="9913">
            <text:p>9913</text:p>
          </table:table-cell>
          <table:table-cell office:value-type="string">
            <text:p>Oje, da sind mir doch glatt die#Rezepte ausgegangen!##Vielleicht wird es später einmal#neue Verzauberungen geben, aber#fürs Erste musst du mit dem#vorliebnehmen, was da ist.</text:p>
          </table:table-cell>
        </table:table-row>
        <table:table-row table:style-name="ro2">
          <table:table-cell office:value-type="float" office:value="9914">
            <text:p>9914</text:p>
          </table:table-cell>
          <table:table-cell office:value-type="string">
            <text:p>Was hier brodelt, ist nur mein#Mittagessen. Also unterstehe#dich, irgendwelchen#Plunder hineinzuwerfen!</text:p>
          </table:table-cell>
        </table:table-row>
        <table:table-row table:style-name="ro2">
          <table:table-cell office:value-type="float" office:value="9915">
            <text:p>9915</text:p>
          </table:table-cell>
          <table:table-cell office:value-type="string">
            <text:p>Als Zutat heute nicht erwünscht!</text:p>
          </table:table-cell>
        </table:table-row>
        <table:table-row table:style-name="ro2">
          <table:table-cell office:value-type="float" office:value="9920">
            <text:p>9920</text:p>
          </table:table-cell>
          <table:table-cell office:value-type="string">
            <text:p>Waffen</text:p>
          </table:table-cell>
        </table:table-row>
        <table:table-row table:style-name="ro2">
          <table:table-cell office:value-type="float" office:value="9922">
            <text:p>9922</text:p>
          </table:table-cell>
          <table:table-cell office:value-type="string">
            <text:p>Brustpanzer</text:p>
          </table:table-cell>
        </table:table-row>
        <table:table-row table:style-name="ro2">
          <table:table-cell office:value-type="float" office:value="9923">
            <text:p>9923</text:p>
          </table:table-cell>
          <table:table-cell office:value-type="string">
            <text:p>Schuhe</text:p>
          </table:table-cell>
        </table:table-row>
        <table:table-row table:style-name="ro2">
          <table:table-cell office:value-type="float" office:value="9924">
            <text:p>9924</text:p>
          </table:table-cell>
          <table:table-cell office:value-type="string">
            <text:p>Handschuhe</text:p>
          </table:table-cell>
        </table:table-row>
        <table:table-row table:style-name="ro2">
          <table:table-cell office:value-type="float" office:value="9925">
            <text:p>9925</text:p>
          </table:table-cell>
          <table:table-cell office:value-type="string">
            <text:p>Kopfbedeckungen</text:p>
          </table:table-cell>
        </table:table-row>
        <table:table-row table:style-name="ro2">
          <table:table-cell office:value-type="float" office:value="9926">
            <text:p>9926</text:p>
          </table:table-cell>
          <table:table-cell office:value-type="string">
            <text:p>Gürtel</text:p>
          </table:table-cell>
        </table:table-row>
        <table:table-row table:style-name="ro2">
          <table:table-cell office:value-type="float" office:value="9927">
            <text:p>9927</text:p>
          </table:table-cell>
          <table:table-cell office:value-type="string">
            <text:p>Amulette</text:p>
          </table:table-cell>
        </table:table-row>
        <table:table-row table:style-name="ro2">
          <table:table-cell office:value-type="float" office:value="9928">
            <text:p>9928</text:p>
          </table:table-cell>
          <table:table-cell office:value-type="string">
            <text:p>Ringe</text:p>
          </table:table-cell>
        </table:table-row>
        <table:table-row table:style-name="ro2">
          <table:table-cell office:value-type="float" office:value="9929">
            <text:p>9929</text:p>
          </table:table-cell>
          <table:table-cell office:value-type="string">
            <text:p>Talismane</text:p>
          </table:table-cell>
        </table:table-row>
        <table:table-row table:style-name="ro2">
          <table:table-cell office:value-type="float" office:value="10010">
            <text:p>10010</text:p>
          </table:table-cell>
          <table:table-cell office:value-type="string">
            <text:p>Fuchtel des Rächers|Verzaubere deine Waffe, um den#Schaden kritischer Treffer im#Kampf zu erhöhen.</text:p>
          </table:table-cell>
        </table:table-row>
        <table:table-row table:style-name="ro2">
          <table:table-cell office:value-type="float" office:value="10030">
            <text:p>10030</text:p>
          </table:table-cell>
          <table:table-cell office:value-type="string">
            <text:p>Marios Bart|Verzaubere deinen Brustpanzer, um bei#Abenteuern öfter mal einen#Pilz zu finden.</text:p>
          </table:table-cell>
        </table:table-row>
        <table:table-row table:style-name="ro2">
          <table:table-cell office:value-type="float" office:value="10040">
            <text:p>10040</text:p>
          </table:table-cell>
          <table:table-cell office:value-type="string">
            <text:p>36960-Fuß-Stiefel|Verzaubere dein Schuhwerk, um die#Reisezeit bei Abenteuern zu#verkürzen.</text:p>
          </table:table-cell>
        </table:table-row>
        <table:table-row table:style-name="ro2">
          <table:table-cell office:value-type="float" office:value="10050">
            <text:p>10050</text:p>
          </table:table-cell>
          <table:table-cell office:value-type="string">
            <text:p>Schatten des Cowboys|Verzaubere deine Handschuhe, um im#Kampf öfter zuerst am Zug zu sein.#Wer höheren Reaktionswert hat,#beginnt.</text:p>
          </table:table-cell>
        </table:table-row>
        <table:table-row table:style-name="ro2">
          <table:table-cell office:value-type="float" office:value="10060">
            <text:p>10060</text:p>
          </table:table-cell>
          <table:table-cell office:value-type="string">
            <text:p>Abenteuerarchäologenaura|Verzaubere deinen Hut, um bei#Abenteuern zusätzliche#Erfahrungspunkte zu bekommen.</text:p>
          </table:table-cell>
        </table:table-row>
        <table:table-row table:style-name="ro2">
          <table:table-cell office:value-type="float" office:value="10070">
            <text:p>10070</text:p>
          </table:table-cell>
          <table:table-cell office:value-type="string">
            <text:p>Durstiger Wanderer|Verzaubere deinen Gürtel, um täglich#ein Bier extra zu vertragen.</text:p>
          </table:table-cell>
        </table:table-row>
        <table:table-row table:style-name="ro2">
          <table:table-cell office:value-type="float" office:value="10080">
            <text:p>10080</text:p>
          </table:table-cell>
          <table:table-cell office:value-type="string">
            <text:p>Unheilige Sammelwut|Verzaubere dein Amulett, um bei#Abenteuern öfter mal Gegenstände#am Wegesrand zu finden.</text:p>
          </table:table-cell>
        </table:table-row>
        <table:table-row table:style-name="ro2">
          <table:table-cell office:value-type="float" office:value="10090">
            <text:p>10090</text:p>
          </table:table-cell>
          <table:table-cell office:value-type="string">
            <text:p>Gebet des Grabräubers|Verzaubere deinen Ring, um bei#Abenteuern zusätzliches Gold zu#finden.</text:p>
          </table:table-cell>
        </table:table-row>
        <table:table-row table:style-name="ro2">
          <table:table-cell office:value-type="float" office:value="10100">
            <text:p>10100</text:p>
          </table:table-cell>
          <table:table-cell office:value-type="string">
            <text:p>Raubritter-Ritual|Verzaubere deinen Talisman, um bei#Überfällen auf andere Spieler die#Beutechance zu erhöhen.</text:p>
          </table:table-cell>
        </table:table-row>
        <table:table-row table:style-name="ro2">
          <table:table-cell office:value-type="float" office:value="10120">
            <text:p>10120</text:p>
          </table:table-cell>
          <table:table-cell office:value-type="string">
            <text:p>Zauberspruch-Rolle "%1"</text:p>
          </table:table-cell>
        </table:table-row>
        <table:table-row table:style-name="ro2">
          <table:table-cell office:value-type="float" office:value="10121">
            <text:p>10121</text:p>
          </table:table-cell>
          <table:table-cell office:value-type="string">
            <text:p>Verzauberung</text:p>
          </table:table-cell>
        </table:table-row>
        <table:table-row table:style-name="ro2">
          <table:table-cell office:value-type="float" office:value="10122">
            <text:p>10122</text:p>
          </table:table-cell>
          <table:table-cell office:value-type="string">
            <text:p>Verfügbar seit %1</text:p>
          </table:table-cell>
        </table:table-row>
        <table:table-row table:style-name="ro2">
          <table:table-cell office:value-type="float" office:value="10123">
            <text:p>10123</text:p>
          </table:table-cell>
          <table:table-cell office:value-type="string">
            <text:p>Erhältlich hier bei der Hexe</text:p>
          </table:table-cell>
        </table:table-row>
        <table:table-row table:style-name="ro2">
          <table:table-cell office:value-type="float" office:value="10124">
            <text:p>10124</text:p>
          </table:table-cell>
          <table:table-cell office:value-type="string">
            <text:p>Unauffälliges Buch</text:p>
          </table:table-cell>
        </table:table-row>
        <table:table-row table:style-name="ro2">
          <table:table-cell office:value-type="float" office:value="10125">
            <text:p>10125</text:p>
          </table:table-cell>
          <table:table-cell office:value-type="string">
            <text:p>Flimmerkiste aus!</text:p>
          </table:table-cell>
        </table:table-row>
        <table:table-row table:style-name="ro2">
          <table:table-cell office:value-type="float" office:value="10126">
            <text:p>10126</text:p>
          </table:table-cell>
          <table:table-cell office:value-type="string">
            <text:p>Fliegende Flimmerkiste|"Wenn ich einen Pilz bekäme#für jeden Werbespot, den ich#in meinem Leben schon...##Oh. Es gibt wirklich Pilze#fürs Glotzen. Na dann!"</text:p>
          </table:table-cell>
        </table:table-row>
        <table:table-row table:style-name="ro2">
          <table:table-cell office:value-type="float" office:value="10127">
            <text:p>10127</text:p>
          </table:table-cell>
          <table:table-cell office:value-type="string">
            <text:p>Gegenstand verzaubern?</text:p>
          </table:table-cell>
        </table:table-row>
        <table:table-row table:style-name="ro2">
          <table:table-cell office:value-type="float" office:value="10128">
            <text:p>10128</text:p>
          </table:table-cell>
          <table:table-cell office:value-type="string">
            <text:p>Gegenstand ist verzaubert!</text:p>
          </table:table-cell>
        </table:table-row>
        <table:table-row table:style-name="ro2">
          <table:table-cell office:value-type="float" office:value="10130">
            <text:p>10130</text:p>
          </table:table-cell>
          <table:table-cell office:value-type="string">
            <text:p>Bekanntmachung</text:p>
          </table:table-cell>
        </table:table-row>
        <table:table-row table:style-name="ro2">
          <table:table-cell office:value-type="float" office:value="10210">
            <text:p>10210</text:p>
          </table:table-cell>
          <table:table-cell office:value-type="string">
            <text:p>Krit. Treffer</text:p>
          </table:table-cell>
        </table:table-row>
        <table:table-row table:style-name="ro2">
          <table:table-cell office:value-type="float" office:value="10230">
            <text:p>10230</text:p>
          </table:table-cell>
          <table:table-cell office:value-type="string">
            <text:p>Pilze finden</text:p>
          </table:table-cell>
        </table:table-row>
        <table:table-row table:style-name="ro2">
          <table:table-cell office:value-type="float" office:value="10240">
            <text:p>10240</text:p>
          </table:table-cell>
          <table:table-cell office:value-type="string">
            <text:p>Reisezeit</text:p>
          </table:table-cell>
        </table:table-row>
        <table:table-row table:style-name="ro2">
          <table:table-cell office:value-type="float" office:value="10250">
            <text:p>10250</text:p>
          </table:table-cell>
          <table:table-cell office:value-type="string">
            <text:p>Reaktionswert</text:p>
          </table:table-cell>
        </table:table-row>
        <table:table-row table:style-name="ro2">
          <table:table-cell office:value-type="float" office:value="10260">
            <text:p>10260</text:p>
          </table:table-cell>
          <table:table-cell office:value-type="string">
            <text:p>Erfahrung</text:p>
          </table:table-cell>
        </table:table-row>
        <table:table-row table:style-name="ro2">
          <table:table-cell office:value-type="float" office:value="10270">
            <text:p>10270</text:p>
          </table:table-cell>
          <table:table-cell office:value-type="string">
            <text:p>Extra Bier</text:p>
          </table:table-cell>
        </table:table-row>
        <table:table-row table:style-name="ro2">
          <table:table-cell office:value-type="float" office:value="10280">
            <text:p>10280</text:p>
          </table:table-cell>
          <table:table-cell office:value-type="string">
            <text:p>Gegenst. finden</text:p>
          </table:table-cell>
        </table:table-row>
        <table:table-row table:style-name="ro2">
          <table:table-cell office:value-type="float" office:value="10290">
            <text:p>10290</text:p>
          </table:table-cell>
          <table:table-cell office:value-type="string">
            <text:p>Belohnung</text:p>
          </table:table-cell>
        </table:table-row>
        <table:table-row table:style-name="ro2">
          <table:table-cell office:value-type="float" office:value="10300">
            <text:p>10300</text:p>
          </table:table-cell>
          <table:table-cell office:value-type="string">
            <text:p>Kampf-Gold</text:p>
          </table:table-cell>
        </table:table-row>
        <table:table-row table:style-name="ro2">
          <table:table-cell office:value-type="float" office:value="10410">
            <text:p>10410</text:p>
          </table:table-cell>
          <table:table-cell office:value-type="string">
            <text:p>+%1% Schaden</text:p>
          </table:table-cell>
        </table:table-row>
        <table:table-row table:style-name="ro2">
          <table:table-cell office:value-type="float" office:value="10430">
            <text:p>10430</text:p>
          </table:table-cell>
          <table:table-cell office:value-type="string">
            <text:p>+%1% Chance</text:p>
          </table:table-cell>
        </table:table-row>
        <table:table-row table:style-name="ro2">
          <table:table-cell office:value-type="float" office:value="10440">
            <text:p>10440</text:p>
          </table:table-cell>
          <table:table-cell office:value-type="string">
            <text:p>-%1 Sekunden</text:p>
          </table:table-cell>
        </table:table-row>
        <table:table-row table:style-name="ro2">
          <table:table-cell office:value-type="float" office:value="10450">
            <text:p>10450</text:p>
          </table:table-cell>
          <table:table-cell office:value-type="string">
            <text:p>%1 (höher beginnt Kampf)</text:p>
          </table:table-cell>
        </table:table-row>
        <table:table-row table:style-name="ro2">
          <table:table-cell office:value-type="float" office:value="10460">
            <text:p>10460</text:p>
          </table:table-cell>
          <table:table-cell office:value-type="string">
            <text:p>+%1% Erfahrung pro Abenteuer</text:p>
          </table:table-cell>
        </table:table-row>
        <table:table-row table:style-name="ro2">
          <table:table-cell office:value-type="float" office:value="10470">
            <text:p>10470</text:p>
          </table:table-cell>
          <table:table-cell office:value-type="string">
            <text:p>%1 pro Tag</text:p>
          </table:table-cell>
        </table:table-row>
        <table:table-row table:style-name="ro2">
          <table:table-cell office:value-type="float" office:value="10480">
            <text:p>10480</text:p>
          </table:table-cell>
          <table:table-cell office:value-type="string">
            <text:p>+%1% Chance</text:p>
          </table:table-cell>
        </table:table-row>
        <table:table-row table:style-name="ro2">
          <table:table-cell office:value-type="float" office:value="10490">
            <text:p>10490</text:p>
          </table:table-cell>
          <table:table-cell office:value-type="string">
            <text:p>+%1% Gold pro Abenteuer</text:p>
          </table:table-cell>
        </table:table-row>
        <table:table-row table:style-name="ro2">
          <table:table-cell office:value-type="float" office:value="10500">
            <text:p>10500</text:p>
          </table:table-cell>
          <table:table-cell office:value-type="string">
            <text:p>bis zu +%1%</text:p>
          </table:table-cell>
        </table:table-row>
        <table:table-row table:style-name="ro2">
          <table:table-cell office:value-type="float" office:value="99999">
            <text:p>99999</text:p>
          </table:table-cell>
          <table:table-cell office:value-type="float" office:value="1">
            <text:p>1</text:p>
          </table:table-cell>
        </table:table-row>
        <table:table-row table:style-name="ro2">
          <table:table-cell office:value-type="float" office:value="1009105">
            <text:p>1009105</text:p>
          </table:table-cell>
          <table:table-cell office:value-type="string">
            <text:p>Kampf %1/%2</text:p>
          </table:table-cell>
        </table:table-row>
      </table:table>
      <table:table table:name="Code Quality" table:style-name="ta1">
        <table:shapes>
          <draw:frame draw:z-index="0" draw:style-name="gr1" svg:width="21.017cm" svg:height="14.953cm" svg:x="3.587cm" svg:y="1.098cm">
            <draw:object draw:notify-on-update-of-ranges="'Code Quality'.R1:'Code Quality'.R1 'Code Quality'.R2:'Code Quality'.R181 'Code Quality'.M1:'Code Quality'.M1 'Code Quality'.M2:'Code Quality'.M181 'Code Quality'.N1:'Code Quality'.N1 'Code Quality'.N2:'Code Quality'.N181 'Code Quality'.O1:'Code Quality'.O1 'Code Quality'.O2:'Code Quality'.O181 'Code Quality'.P1:'Code Quality'.P1 'Code Quality'.P2:'Code Quality'.P181 'Code Quality'.Q1:'Code Quality'.Q1 'Code Quality'.Q2:'Code Quality'.Q181" xlink:href="./Object 1" xlink:type="simple" xlink:show="embed" xlink:actuate="onLoad"/>
            <draw:image xlink:href="./ObjectReplacements/Object 1" xlink:type="simple" xlink:show="embed" xlink:actuate="onLoad"/>
          </draw:frame>
        </table:shapes>
        <table:table-column table:style-name="co12" table:default-cell-style-name="ce18"/>
        <table:table-column table:style-name="co12" table:number-columns-repeated="17" table:default-cell-style-name="Default"/>
        <table:table-row table:style-name="ro4">
          <table:table-cell office:value-type="string">
            <text:p>Timestamp</text:p>
          </table:table-cell>
          <table:table-cell office:value-type="string">
            <text:p>Statements</text:p>
          </table:table-cell>
          <table:table-cell office:value-type="string">
            <text:p>code</text:p>
          </table:table-cell>
          <table:table-cell office:value-type="string">
            <text:p>docstring</text:p>
          </table:table-cell>
          <table:table-cell office:value-type="string">
            <text:p>comment</text:p>
          </table:table-cell>
          <table:table-cell office:value-type="string">
            <text:p>empty</text:p>
          </table:table-cell>
          <table:table-cell office:value-type="string">
            <text:p>duplicated</text:p>
          </table:table-cell>
          <table:table-cell office:value-type="string">
            <text:p>convention</text:p>
          </table:table-cell>
          <table:table-cell office:value-type="string">
            <text:p>refactor</text:p>
          </table:table-cell>
          <table:table-cell office:value-type="string">
            <text:p>warning</text:p>
          </table:table-cell>
          <table:table-cell office:value-type="string">
            <text:p>error</text:p>
          </table:table-cell>
          <table:table-cell office:value-type="string">
            <text:p>rating</text:p>
          </table:table-cell>
          <table:table-cell office:value-type="string">
            <text:p>module</text:p>
          </table:table-cell>
          <table:table-cell office:value-type="string">
            <text:p>class</text:p>
          </table:table-cell>
          <table:table-cell office:value-type="string">
            <text:p>method</text:p>
          </table:table-cell>
          <table:table-cell office:value-type="string">
            <text:p>function</text:p>
          </table:table-cell>
          <table:table-cell office:value-type="string">
            <text:p>Statements/30</text:p>
          </table:table-cell>
          <table:table-cell office:value-type="string">
            <text:p>Rating + 40 * 2</text:p>
          </table:table-cell>
        </table:table-row>
        <table:table-row table:style-name="ro1">
          <table:table-cell office:value-type="string">
            <text:p>8828b5b</text:p>
          </table:table-cell>
          <table:table-cell office:value-type="float" office:value="621">
            <text:p>621</text:p>
          </table:table-cell>
          <table:table-cell table:number-columns-repeated="9" office:value-type="float" office:value="0">
            <text:p>0</text:p>
          </table:table-cell>
          <table:table-cell office:value-type="float" office:value="-37.05">
            <text:p>-37,05</text:p>
          </table:table-cell>
          <table:table-cell table:number-columns-repeated="4" office:value-type="float" office:value="0">
            <text:p>0</text:p>
          </table:table-cell>
          <table:table-cell table:formula="of:=[.B2]/30" office:value-type="float" office:value="20.7">
            <text:p>20,7</text:p>
          </table:table-cell>
          <table:table-cell table:formula="of:=([.L2]+40)*2" office:value-type="float" office:value="5.90000000000001">
            <text:p>5,9</text:p>
          </table:table-cell>
        </table:table-row>
        <table:table-row table:style-name="ro1">
          <table:table-cell office:value-type="string">
            <text:p>70583e3</text:p>
          </table:table-cell>
          <table:table-cell office:value-type="float" office:value="624">
            <text:p>624</text:p>
          </table:table-cell>
          <table:table-cell table:number-columns-repeated="9" office:value-type="float" office:value="0">
            <text:p>0</text:p>
          </table:table-cell>
          <table:table-cell office:value-type="float" office:value="-28.62">
            <text:p>-28,62</text:p>
          </table:table-cell>
          <table:table-cell table:number-columns-repeated="4" office:value-type="float" office:value="0">
            <text:p>0</text:p>
          </table:table-cell>
          <table:table-cell table:formula="of:=[.B3]/30" office:value-type="float" office:value="20.8">
            <text:p>20,8</text:p>
          </table:table-cell>
          <table:table-cell table:formula="of:=([.L3]+40)*2" office:value-type="float" office:value="22.76">
            <text:p>22,76</text:p>
          </table:table-cell>
        </table:table-row>
        <table:table-row table:style-name="ro1">
          <table:table-cell office:value-type="string">
            <text:p>77de2ed</text:p>
          </table:table-cell>
          <table:table-cell office:value-type="float" office:value="642">
            <text:p>642</text:p>
          </table:table-cell>
          <table:table-cell table:number-columns-repeated="9" office:value-type="float" office:value="0">
            <text:p>0</text:p>
          </table:table-cell>
          <table:table-cell office:value-type="float" office:value="-27.79">
            <text:p>-27,79</text:p>
          </table:table-cell>
          <table:table-cell table:number-columns-repeated="4" office:value-type="float" office:value="0">
            <text:p>0</text:p>
          </table:table-cell>
          <table:table-cell table:formula="of:=[.B4]/30" office:value-type="float" office:value="21.4">
            <text:p>21,4</text:p>
          </table:table-cell>
          <table:table-cell table:formula="of:=([.L4]+40)*2" office:value-type="float" office:value="24.42">
            <text:p>24,42</text:p>
          </table:table-cell>
        </table:table-row>
        <table:table-row table:style-name="ro1">
          <table:table-cell office:value-type="string">
            <text:p>1f0ab88</text:p>
          </table:table-cell>
          <table:table-cell office:value-type="float" office:value="688">
            <text:p>688</text:p>
          </table:table-cell>
          <table:table-cell table:number-columns-repeated="9" office:value-type="float" office:value="0">
            <text:p>0</text:p>
          </table:table-cell>
          <table:table-cell office:value-type="float" office:value="-30.39">
            <text:p>-30,39</text:p>
          </table:table-cell>
          <table:table-cell table:number-columns-repeated="4" office:value-type="float" office:value="0">
            <text:p>0</text:p>
          </table:table-cell>
          <table:table-cell table:formula="of:=[.B5]/30" office:value-type="float" office:value="22.9333333333333">
            <text:p>22,9333333333</text:p>
          </table:table-cell>
          <table:table-cell table:formula="of:=([.L5]+40)*2" office:value-type="float" office:value="19.22">
            <text:p>19,22</text:p>
          </table:table-cell>
        </table:table-row>
        <table:table-row table:style-name="ro1">
          <table:table-cell office:value-type="string">
            <text:p>590f3be</text:p>
          </table:table-cell>
          <table:table-cell office:value-type="float" office:value="689">
            <text:p>689</text:p>
          </table:table-cell>
          <table:table-cell table:number-columns-repeated="9" office:value-type="float" office:value="0">
            <text:p>0</text:p>
          </table:table-cell>
          <table:table-cell office:value-type="float" office:value="-29.94">
            <text:p>-29,94</text:p>
          </table:table-cell>
          <table:table-cell table:number-columns-repeated="4" office:value-type="float" office:value="0">
            <text:p>0</text:p>
          </table:table-cell>
          <table:table-cell table:formula="of:=[.B6]/30" office:value-type="float" office:value="22.9666666666667">
            <text:p>22,9666666667</text:p>
          </table:table-cell>
          <table:table-cell table:formula="of:=([.L6]+40)*2" office:value-type="float" office:value="20.12">
            <text:p>20,12</text:p>
          </table:table-cell>
        </table:table-row>
        <table:table-row table:style-name="ro1">
          <table:table-cell office:value-type="float" office:value="4029337">
            <text:p>4029337</text:p>
          </table:table-cell>
          <table:table-cell office:value-type="float" office:value="689">
            <text:p>689</text:p>
          </table:table-cell>
          <table:table-cell table:number-columns-repeated="9" office:value-type="float" office:value="0">
            <text:p>0</text:p>
          </table:table-cell>
          <table:table-cell office:value-type="float" office:value="-29">
            <text:p>-29</text:p>
          </table:table-cell>
          <table:table-cell table:number-columns-repeated="4" office:value-type="float" office:value="0">
            <text:p>0</text:p>
          </table:table-cell>
          <table:table-cell table:formula="of:=[.B7]/30" office:value-type="float" office:value="22.9666666666667">
            <text:p>22,9666666667</text:p>
          </table:table-cell>
          <table:table-cell table:formula="of:=([.L7]+40)*2" office:value-type="float" office:value="22">
            <text:p>22</text:p>
          </table:table-cell>
        </table:table-row>
        <table:table-row table:style-name="ro1">
          <table:table-cell office:value-type="string">
            <text:p>893a8fe</text:p>
          </table:table-cell>
          <table:table-cell office:value-type="float" office:value="689">
            <text:p>689</text:p>
          </table:table-cell>
          <table:table-cell table:number-columns-repeated="9" office:value-type="float" office:value="0">
            <text:p>0</text:p>
          </table:table-cell>
          <table:table-cell office:value-type="float" office:value="-28.55">
            <text:p>-28,55</text:p>
          </table:table-cell>
          <table:table-cell table:number-columns-repeated="4" office:value-type="float" office:value="0">
            <text:p>0</text:p>
          </table:table-cell>
          <table:table-cell table:formula="of:=[.B8]/30" office:value-type="float" office:value="22.9666666666667">
            <text:p>22,9666666667</text:p>
          </table:table-cell>
          <table:table-cell table:formula="of:=([.L8]+40)*2" office:value-type="float" office:value="22.9">
            <text:p>22,9</text:p>
          </table:table-cell>
        </table:table-row>
        <table:table-row table:style-name="ro1">
          <table:table-cell office:value-type="string">
            <text:p>790d9da</text:p>
          </table:table-cell>
          <table:table-cell office:value-type="float" office:value="813">
            <text:p>813</text:p>
          </table:table-cell>
          <table:table-cell table:number-columns-repeated="9" office:value-type="float" office:value="0">
            <text:p>0</text:p>
          </table:table-cell>
          <table:table-cell office:value-type="float" office:value="-22.9">
            <text:p>-22,9</text:p>
          </table:table-cell>
          <table:table-cell table:number-columns-repeated="4" office:value-type="float" office:value="0">
            <text:p>0</text:p>
          </table:table-cell>
          <table:table-cell table:formula="of:=[.B9]/30" office:value-type="float" office:value="27.1">
            <text:p>27,1</text:p>
          </table:table-cell>
          <table:table-cell table:formula="of:=([.L9]+40)*2" office:value-type="float" office:value="34.2">
            <text:p>34,2</text:p>
          </table:table-cell>
        </table:table-row>
        <table:table-row table:style-name="ro1">
          <table:table-cell office:value-type="string">
            <text:p>45a69ef</text:p>
          </table:table-cell>
          <table:table-cell office:value-type="float" office:value="834">
            <text:p>834</text:p>
          </table:table-cell>
          <table:table-cell table:number-columns-repeated="9" office:value-type="float" office:value="0">
            <text:p>0</text:p>
          </table:table-cell>
          <table:table-cell office:value-type="float" office:value="-23.11">
            <text:p>-23,11</text:p>
          </table:table-cell>
          <table:table-cell table:number-columns-repeated="4" office:value-type="float" office:value="0">
            <text:p>0</text:p>
          </table:table-cell>
          <table:table-cell table:formula="of:=[.B10]/30" office:value-type="float" office:value="27.8">
            <text:p>27,8</text:p>
          </table:table-cell>
          <table:table-cell table:formula="of:=([.L10]+40)*2" office:value-type="float" office:value="33.78">
            <text:p>33,78</text:p>
          </table:table-cell>
        </table:table-row>
        <table:table-row table:style-name="ro1">
          <table:table-cell office:value-type="string">
            <text:p>1e7071a</text:p>
          </table:table-cell>
          <table:table-cell office:value-type="float" office:value="1052">
            <text:p>1052</text:p>
          </table:table-cell>
          <table:table-cell table:number-columns-repeated="9" office:value-type="float" office:value="0">
            <text:p>0</text:p>
          </table:table-cell>
          <table:table-cell office:value-type="float" office:value="-23.16">
            <text:p>-23,16</text:p>
          </table:table-cell>
          <table:table-cell table:number-columns-repeated="4" office:value-type="float" office:value="0">
            <text:p>0</text:p>
          </table:table-cell>
          <table:table-cell table:formula="of:=[.B11]/30" office:value-type="float" office:value="35.0666666666667">
            <text:p>35,0666666667</text:p>
          </table:table-cell>
          <table:table-cell table:formula="of:=([.L11]+40)*2" office:value-type="float" office:value="33.68">
            <text:p>33,68</text:p>
          </table:table-cell>
        </table:table-row>
        <table:table-row table:style-name="ro1">
          <table:table-cell office:value-type="string">
            <text:p>e84b09f</text:p>
          </table:table-cell>
          <table:table-cell office:value-type="float" office:value="1063">
            <text:p>1063</text:p>
          </table:table-cell>
          <table:table-cell table:number-columns-repeated="9" office:value-type="float" office:value="0">
            <text:p>0</text:p>
          </table:table-cell>
          <table:table-cell office:value-type="float" office:value="-23.24">
            <text:p>-23,24</text:p>
          </table:table-cell>
          <table:table-cell table:number-columns-repeated="4" office:value-type="float" office:value="0">
            <text:p>0</text:p>
          </table:table-cell>
          <table:table-cell table:formula="of:=[.B12]/30" office:value-type="float" office:value="35.4333333333333">
            <text:p>35,4333333333</text:p>
          </table:table-cell>
          <table:table-cell table:formula="of:=([.L12]+40)*2" office:value-type="float" office:value="33.52">
            <text:p>33,52</text:p>
          </table:table-cell>
        </table:table-row>
        <table:table-row table:style-name="ro1">
          <table:table-cell office:value-type="string">
            <text:p>dedc4b3</text:p>
          </table:table-cell>
          <table:table-cell office:value-type="float" office:value="1143">
            <text:p>1143</text:p>
          </table:table-cell>
          <table:table-cell table:number-columns-repeated="9" office:value-type="float" office:value="0">
            <text:p>0</text:p>
          </table:table-cell>
          <table:table-cell office:value-type="float" office:value="-23.49">
            <text:p>-23,49</text:p>
          </table:table-cell>
          <table:table-cell table:number-columns-repeated="4" office:value-type="float" office:value="0">
            <text:p>0</text:p>
          </table:table-cell>
          <table:table-cell table:formula="of:=[.B13]/30" office:value-type="float" office:value="38.1">
            <text:p>38,1</text:p>
          </table:table-cell>
          <table:table-cell table:formula="of:=([.L13]+40)*2" office:value-type="float" office:value="33.02">
            <text:p>33,02</text:p>
          </table:table-cell>
        </table:table-row>
        <table:table-row table:style-name="ro1">
          <table:table-cell office:value-type="string">
            <text:p>ad0fe16</text:p>
          </table:table-cell>
          <table:table-cell office:value-type="float" office:value="1504">
            <text:p>1504</text:p>
          </table:table-cell>
          <table:table-cell table:number-columns-repeated="9" office:value-type="float" office:value="0">
            <text:p>0</text:p>
          </table:table-cell>
          <table:table-cell office:value-type="float" office:value="-22.41">
            <text:p>-22,41</text:p>
          </table:table-cell>
          <table:table-cell table:number-columns-repeated="4" office:value-type="float" office:value="0">
            <text:p>0</text:p>
          </table:table-cell>
          <table:table-cell table:formula="of:=[.B14]/30" office:value-type="float" office:value="50.1333333333333">
            <text:p>50,1333333333</text:p>
          </table:table-cell>
          <table:table-cell table:formula="of:=([.L14]+40)*2" office:value-type="float" office:value="35.18">
            <text:p>35,18</text:p>
          </table:table-cell>
        </table:table-row>
        <table:table-row table:style-name="ro1">
          <table:table-cell office:value-type="string">
            <text:p>509bd82</text:p>
          </table:table-cell>
          <table:table-cell office:value-type="float" office:value="1564">
            <text:p>1564</text:p>
          </table:table-cell>
          <table:table-cell table:number-columns-repeated="9" office:value-type="float" office:value="0">
            <text:p>0</text:p>
          </table:table-cell>
          <table:table-cell office:value-type="float" office:value="-22.66">
            <text:p>-22,66</text:p>
          </table:table-cell>
          <table:table-cell table:number-columns-repeated="4" office:value-type="float" office:value="0">
            <text:p>0</text:p>
          </table:table-cell>
          <table:table-cell table:formula="of:=[.B15]/30" office:value-type="float" office:value="52.1333333333333">
            <text:p>52,1333333333</text:p>
          </table:table-cell>
          <table:table-cell table:formula="of:=([.L15]+40)*2" office:value-type="float" office:value="34.68">
            <text:p>34,68</text:p>
          </table:table-cell>
        </table:table-row>
        <table:table-row table:style-name="ro1">
          <table:table-cell office:value-type="string">
            <text:p>6a5080f</text:p>
          </table:table-cell>
          <table:table-cell office:value-type="float" office:value="1564">
            <text:p>1564</text:p>
          </table:table-cell>
          <table:table-cell table:number-columns-repeated="9" office:value-type="float" office:value="0">
            <text:p>0</text:p>
          </table:table-cell>
          <table:table-cell office:value-type="float" office:value="-22.65">
            <text:p>-22,65</text:p>
          </table:table-cell>
          <table:table-cell table:number-columns-repeated="4" office:value-type="float" office:value="0">
            <text:p>0</text:p>
          </table:table-cell>
          <table:table-cell table:formula="of:=[.B16]/30" office:value-type="float" office:value="52.1333333333333">
            <text:p>52,1333333333</text:p>
          </table:table-cell>
          <table:table-cell table:formula="of:=([.L16]+40)*2" office:value-type="float" office:value="34.7">
            <text:p>34,7</text:p>
          </table:table-cell>
        </table:table-row>
        <table:table-row table:style-name="ro1">
          <table:table-cell office:value-type="string">
            <text:p>95d5ca8</text:p>
          </table:table-cell>
          <table:table-cell office:value-type="float" office:value="2008">
            <text:p>2008</text:p>
          </table:table-cell>
          <table:table-cell table:number-columns-repeated="9" office:value-type="float" office:value="0">
            <text:p>0</text:p>
          </table:table-cell>
          <table:table-cell office:value-type="float" office:value="-26.45">
            <text:p>-26,45</text:p>
          </table:table-cell>
          <table:table-cell table:number-columns-repeated="4" office:value-type="float" office:value="0">
            <text:p>0</text:p>
          </table:table-cell>
          <table:table-cell table:formula="of:=[.B17]/30" office:value-type="float" office:value="66.9333333333333">
            <text:p>66,9333333333</text:p>
          </table:table-cell>
          <table:table-cell table:formula="of:=([.L17]+40)*2" office:value-type="float" office:value="27.1">
            <text:p>27,1</text:p>
          </table:table-cell>
        </table:table-row>
        <table:table-row table:style-name="ro1">
          <table:table-cell office:value-type="string">
            <text:p>92a02d9</text:p>
          </table:table-cell>
          <table:table-cell office:value-type="float" office:value="2127">
            <text:p>2127</text:p>
          </table:table-cell>
          <table:table-cell table:number-columns-repeated="9" office:value-type="float" office:value="0">
            <text:p>0</text:p>
          </table:table-cell>
          <table:table-cell office:value-type="float" office:value="-27.69">
            <text:p>-27,69</text:p>
          </table:table-cell>
          <table:table-cell table:number-columns-repeated="4" office:value-type="float" office:value="0">
            <text:p>0</text:p>
          </table:table-cell>
          <table:table-cell table:formula="of:=[.B18]/30" office:value-type="float" office:value="70.9">
            <text:p>70,9</text:p>
          </table:table-cell>
          <table:table-cell table:formula="of:=([.L18]+40)*2" office:value-type="float" office:value="24.62">
            <text:p>24,62</text:p>
          </table:table-cell>
        </table:table-row>
        <table:table-row table:style-name="ro1">
          <table:table-cell office:value-type="string">
            <text:p>72624d1</text:p>
          </table:table-cell>
          <table:table-cell office:value-type="float" office:value="2221">
            <text:p>2221</text:p>
          </table:table-cell>
          <table:table-cell table:number-columns-repeated="9" office:value-type="float" office:value="0">
            <text:p>0</text:p>
          </table:table-cell>
          <table:table-cell office:value-type="float" office:value="-27">
            <text:p>-27</text:p>
          </table:table-cell>
          <table:table-cell table:number-columns-repeated="4" office:value-type="float" office:value="0">
            <text:p>0</text:p>
          </table:table-cell>
          <table:table-cell table:formula="of:=[.B19]/30" office:value-type="float" office:value="74.0333333333333">
            <text:p>74,0333333333</text:p>
          </table:table-cell>
          <table:table-cell table:formula="of:=([.L19]+40)*2" office:value-type="float" office:value="26">
            <text:p>26</text:p>
          </table:table-cell>
        </table:table-row>
        <table:table-row table:style-name="ro1">
          <table:table-cell office:value-type="string">
            <text:p>5de9fab</text:p>
          </table:table-cell>
          <table:table-cell office:value-type="float" office:value="2235">
            <text:p>2235</text:p>
          </table:table-cell>
          <table:table-cell table:number-columns-repeated="9" office:value-type="float" office:value="0">
            <text:p>0</text:p>
          </table:table-cell>
          <table:table-cell office:value-type="float" office:value="-26.87">
            <text:p>-26,87</text:p>
          </table:table-cell>
          <table:table-cell table:number-columns-repeated="4" office:value-type="float" office:value="0">
            <text:p>0</text:p>
          </table:table-cell>
          <table:table-cell table:formula="of:=[.B20]/30" office:value-type="float" office:value="74.5">
            <text:p>74,5</text:p>
          </table:table-cell>
          <table:table-cell table:formula="of:=([.L20]+40)*2" office:value-type="float" office:value="26.26">
            <text:p>26,26</text:p>
          </table:table-cell>
        </table:table-row>
        <table:table-row table:style-name="ro1">
          <table:table-cell office:value-type="string">
            <text:p>07cadd8</text:p>
          </table:table-cell>
          <table:table-cell office:value-type="float" office:value="2235">
            <text:p>2235</text:p>
          </table:table-cell>
          <table:table-cell table:number-columns-repeated="9" office:value-type="float" office:value="0">
            <text:p>0</text:p>
          </table:table-cell>
          <table:table-cell office:value-type="float" office:value="-26.64">
            <text:p>-26,64</text:p>
          </table:table-cell>
          <table:table-cell table:number-columns-repeated="4" office:value-type="float" office:value="0">
            <text:p>0</text:p>
          </table:table-cell>
          <table:table-cell table:formula="of:=[.B21]/30" office:value-type="float" office:value="74.5">
            <text:p>74,5</text:p>
          </table:table-cell>
          <table:table-cell table:formula="of:=([.L21]+40)*2" office:value-type="float" office:value="26.72">
            <text:p>26,72</text:p>
          </table:table-cell>
        </table:table-row>
        <table:table-row table:style-name="ro1">
          <table:table-cell office:value-type="string">
            <text:p>cd7a38e</text:p>
          </table:table-cell>
          <table:table-cell office:value-type="float" office:value="2235">
            <text:p>2235</text:p>
          </table:table-cell>
          <table:table-cell table:number-columns-repeated="9" office:value-type="float" office:value="0">
            <text:p>0</text:p>
          </table:table-cell>
          <table:table-cell office:value-type="float" office:value="-25.23">
            <text:p>-25,23</text:p>
          </table:table-cell>
          <table:table-cell table:number-columns-repeated="4" office:value-type="float" office:value="0">
            <text:p>0</text:p>
          </table:table-cell>
          <table:table-cell table:formula="of:=[.B22]/30" office:value-type="float" office:value="74.5">
            <text:p>74,5</text:p>
          </table:table-cell>
          <table:table-cell table:formula="of:=([.L22]+40)*2" office:value-type="float" office:value="29.54">
            <text:p>29,54</text:p>
          </table:table-cell>
        </table:table-row>
        <table:table-row table:style-name="ro1">
          <table:table-cell office:value-type="string">
            <text:p>9fe8271</text:p>
          </table:table-cell>
          <table:table-cell office:value-type="float" office:value="2399">
            <text:p>2399</text:p>
          </table:table-cell>
          <table:table-cell table:number-columns-repeated="9" office:value-type="float" office:value="0">
            <text:p>0</text:p>
          </table:table-cell>
          <table:table-cell office:value-type="float" office:value="-24.32">
            <text:p>-24,32</text:p>
          </table:table-cell>
          <table:table-cell table:number-columns-repeated="4" office:value-type="float" office:value="0">
            <text:p>0</text:p>
          </table:table-cell>
          <table:table-cell table:formula="of:=[.B23]/30" office:value-type="float" office:value="79.9666666666667">
            <text:p>79,9666666667</text:p>
          </table:table-cell>
          <table:table-cell table:formula="of:=([.L23]+40)*2" office:value-type="float" office:value="31.36">
            <text:p>31,36</text:p>
          </table:table-cell>
        </table:table-row>
        <table:table-row table:style-name="ro1">
          <table:table-cell office:value-type="float" office:value="7356076">
            <text:p>7356076</text:p>
          </table:table-cell>
          <table:table-cell office:value-type="float" office:value="2399">
            <text:p>2399</text:p>
          </table:table-cell>
          <table:table-cell table:number-columns-repeated="9" office:value-type="float" office:value="0">
            <text:p>0</text:p>
          </table:table-cell>
          <table:table-cell office:value-type="float" office:value="-24.32">
            <text:p>-24,32</text:p>
          </table:table-cell>
          <table:table-cell table:number-columns-repeated="4" office:value-type="float" office:value="0">
            <text:p>0</text:p>
          </table:table-cell>
          <table:table-cell table:formula="of:=[.B24]/30" office:value-type="float" office:value="79.9666666666667">
            <text:p>79,9666666667</text:p>
          </table:table-cell>
          <table:table-cell table:formula="of:=([.L24]+40)*2" office:value-type="float" office:value="31.36">
            <text:p>31,36</text:p>
          </table:table-cell>
        </table:table-row>
        <table:table-row table:style-name="ro1">
          <table:table-cell office:value-type="string">
            <text:p>8ecba92</text:p>
          </table:table-cell>
          <table:table-cell office:value-type="float" office:value="2602">
            <text:p>2602</text:p>
          </table:table-cell>
          <table:table-cell table:number-columns-repeated="9" office:value-type="float" office:value="0">
            <text:p>0</text:p>
          </table:table-cell>
          <table:table-cell office:value-type="float" office:value="-20.87">
            <text:p>-20,87</text:p>
          </table:table-cell>
          <table:table-cell table:number-columns-repeated="4" office:value-type="float" office:value="0">
            <text:p>0</text:p>
          </table:table-cell>
          <table:table-cell table:formula="of:=[.B25]/30" office:value-type="float" office:value="86.7333333333333">
            <text:p>86,7333333333</text:p>
          </table:table-cell>
          <table:table-cell table:formula="of:=([.L25]+40)*2" office:value-type="float" office:value="38.26">
            <text:p>38,26</text:p>
          </table:table-cell>
        </table:table-row>
        <table:table-row table:style-name="ro1">
          <table:table-cell office:value-type="string">
            <text:p>69be7f4</text:p>
          </table:table-cell>
          <table:table-cell office:value-type="float" office:value="2615">
            <text:p>2615</text:p>
          </table:table-cell>
          <table:table-cell table:number-columns-repeated="9" office:value-type="float" office:value="0">
            <text:p>0</text:p>
          </table:table-cell>
          <table:table-cell office:value-type="float" office:value="-20.74">
            <text:p>-20,74</text:p>
          </table:table-cell>
          <table:table-cell table:number-columns-repeated="4" office:value-type="float" office:value="0">
            <text:p>0</text:p>
          </table:table-cell>
          <table:table-cell table:formula="of:=[.B26]/30" office:value-type="float" office:value="87.1666666666667">
            <text:p>87,1666666667</text:p>
          </table:table-cell>
          <table:table-cell table:formula="of:=([.L26]+40)*2" office:value-type="float" office:value="38.52">
            <text:p>38,52</text:p>
          </table:table-cell>
        </table:table-row>
        <table:table-row table:style-name="ro1">
          <table:table-cell office:value-type="string">
            <text:p>554eab1</text:p>
          </table:table-cell>
          <table:table-cell office:value-type="float" office:value="2717">
            <text:p>2717</text:p>
          </table:table-cell>
          <table:table-cell table:number-columns-repeated="9" office:value-type="float" office:value="0">
            <text:p>0</text:p>
          </table:table-cell>
          <table:table-cell office:value-type="float" office:value="-20.2">
            <text:p>-20,2</text:p>
          </table:table-cell>
          <table:table-cell table:number-columns-repeated="4" office:value-type="float" office:value="0">
            <text:p>0</text:p>
          </table:table-cell>
          <table:table-cell table:formula="of:=[.B27]/30" office:value-type="float" office:value="90.5666666666667">
            <text:p>90,5666666667</text:p>
          </table:table-cell>
          <table:table-cell table:formula="of:=([.L27]+40)*2" office:value-type="float" office:value="39.6">
            <text:p>39,6</text:p>
          </table:table-cell>
        </table:table-row>
        <table:table-row table:style-name="ro1">
          <table:table-cell office:value-type="string">
            <text:p>830d255</text:p>
          </table:table-cell>
          <table:table-cell office:value-type="float" office:value="2735">
            <text:p>2735</text:p>
          </table:table-cell>
          <table:table-cell table:number-columns-repeated="9" office:value-type="float" office:value="0">
            <text:p>0</text:p>
          </table:table-cell>
          <table:table-cell office:value-type="float" office:value="-19.89">
            <text:p>-19,89</text:p>
          </table:table-cell>
          <table:table-cell table:number-columns-repeated="4" office:value-type="float" office:value="0">
            <text:p>0</text:p>
          </table:table-cell>
          <table:table-cell table:formula="of:=[.B28]/30" office:value-type="float" office:value="91.1666666666667">
            <text:p>91,1666666667</text:p>
          </table:table-cell>
          <table:table-cell table:formula="of:=([.L28]+40)*2" office:value-type="float" office:value="40.22">
            <text:p>40,22</text:p>
          </table:table-cell>
        </table:table-row>
        <table:table-row table:style-name="ro1">
          <table:table-cell office:value-type="string">
            <text:p>b77b702</text:p>
          </table:table-cell>
          <table:table-cell office:value-type="float" office:value="2736">
            <text:p>2736</text:p>
          </table:table-cell>
          <table:table-cell table:number-columns-repeated="9" office:value-type="float" office:value="0">
            <text:p>0</text:p>
          </table:table-cell>
          <table:table-cell office:value-type="float" office:value="-19.89">
            <text:p>-19,89</text:p>
          </table:table-cell>
          <table:table-cell table:number-columns-repeated="4" office:value-type="float" office:value="0">
            <text:p>0</text:p>
          </table:table-cell>
          <table:table-cell table:formula="of:=[.B29]/30" office:value-type="float" office:value="91.2">
            <text:p>91,2</text:p>
          </table:table-cell>
          <table:table-cell table:formula="of:=([.L29]+40)*2" office:value-type="float" office:value="40.22">
            <text:p>40,22</text:p>
          </table:table-cell>
        </table:table-row>
        <table:table-row table:style-name="ro1">
          <table:table-cell office:value-type="string">
            <text:p>3ec8d69</text:p>
          </table:table-cell>
          <table:table-cell office:value-type="float" office:value="2730">
            <text:p>2730</text:p>
          </table:table-cell>
          <table:table-cell table:number-columns-repeated="9" office:value-type="float" office:value="0">
            <text:p>0</text:p>
          </table:table-cell>
          <table:table-cell office:value-type="float" office:value="-22.75">
            <text:p>-22,75</text:p>
          </table:table-cell>
          <table:table-cell table:number-columns-repeated="4" office:value-type="float" office:value="0">
            <text:p>0</text:p>
          </table:table-cell>
          <table:table-cell table:formula="of:=[.B30]/30" office:value-type="float" office:value="91">
            <text:p>91</text:p>
          </table:table-cell>
          <table:table-cell table:formula="of:=([.L30]+40)*2" office:value-type="float" office:value="34.5">
            <text:p>34,5</text:p>
          </table:table-cell>
        </table:table-row>
        <table:table-row table:style-name="ro1">
          <table:table-cell office:value-type="string">
            <text:p>de87ef0</text:p>
          </table:table-cell>
          <table:table-cell office:value-type="float" office:value="2734">
            <text:p>2734</text:p>
          </table:table-cell>
          <table:table-cell table:number-columns-repeated="9" office:value-type="float" office:value="0">
            <text:p>0</text:p>
          </table:table-cell>
          <table:table-cell office:value-type="float" office:value="-22.07">
            <text:p>-22,07</text:p>
          </table:table-cell>
          <table:table-cell table:number-columns-repeated="4" office:value-type="float" office:value="0">
            <text:p>0</text:p>
          </table:table-cell>
          <table:table-cell table:formula="of:=[.B31]/30" office:value-type="float" office:value="91.1333333333333">
            <text:p>91,1333333333</text:p>
          </table:table-cell>
          <table:table-cell table:formula="of:=([.L31]+40)*2" office:value-type="float" office:value="35.86">
            <text:p>35,86</text:p>
          </table:table-cell>
        </table:table-row>
        <table:table-row table:style-name="ro1">
          <table:table-cell office:value-type="string">
            <text:p>bfb5e43</text:p>
          </table:table-cell>
          <table:table-cell office:value-type="float" office:value="2878">
            <text:p>2878</text:p>
          </table:table-cell>
          <table:table-cell table:number-columns-repeated="9" office:value-type="float" office:value="0">
            <text:p>0</text:p>
          </table:table-cell>
          <table:table-cell office:value-type="float" office:value="-22.39">
            <text:p>-22,39</text:p>
          </table:table-cell>
          <table:table-cell table:number-columns-repeated="4" office:value-type="float" office:value="0">
            <text:p>0</text:p>
          </table:table-cell>
          <table:table-cell table:formula="of:=[.B32]/30" office:value-type="float" office:value="95.9333333333333">
            <text:p>95,9333333333</text:p>
          </table:table-cell>
          <table:table-cell table:formula="of:=([.L32]+40)*2" office:value-type="float" office:value="35.22">
            <text:p>35,22</text:p>
          </table:table-cell>
        </table:table-row>
        <table:table-row table:style-name="ro1">
          <table:table-cell office:value-type="string">
            <text:p>f53267e</text:p>
          </table:table-cell>
          <table:table-cell office:value-type="float" office:value="2721">
            <text:p>2721</text:p>
          </table:table-cell>
          <table:table-cell table:number-columns-repeated="9" office:value-type="float" office:value="0">
            <text:p>0</text:p>
          </table:table-cell>
          <table:table-cell office:value-type="float" office:value="-21.25">
            <text:p>-21,25</text:p>
          </table:table-cell>
          <table:table-cell table:number-columns-repeated="4" office:value-type="float" office:value="0">
            <text:p>0</text:p>
          </table:table-cell>
          <table:table-cell table:formula="of:=[.B33]/30" office:value-type="float" office:value="90.7">
            <text:p>90,7</text:p>
          </table:table-cell>
          <table:table-cell table:formula="of:=([.L33]+40)*2" office:value-type="float" office:value="37.5">
            <text:p>37,5</text:p>
          </table:table-cell>
        </table:table-row>
        <table:table-row table:style-name="ro1">
          <table:table-cell office:value-type="string">
            <text:p>3354f3d</text:p>
          </table:table-cell>
          <table:table-cell office:value-type="float" office:value="2721">
            <text:p>2721</text:p>
          </table:table-cell>
          <table:table-cell table:number-columns-repeated="9" office:value-type="float" office:value="0">
            <text:p>0</text:p>
          </table:table-cell>
          <table:table-cell office:value-type="float" office:value="-20.54">
            <text:p>-20,54</text:p>
          </table:table-cell>
          <table:table-cell table:number-columns-repeated="4" office:value-type="float" office:value="0">
            <text:p>0</text:p>
          </table:table-cell>
          <table:table-cell table:formula="of:=[.B34]/30" office:value-type="float" office:value="90.7">
            <text:p>90,7</text:p>
          </table:table-cell>
          <table:table-cell table:formula="of:=([.L34]+40)*2" office:value-type="float" office:value="38.92">
            <text:p>38,92</text:p>
          </table:table-cell>
        </table:table-row>
        <table:table-row table:style-name="ro1">
          <table:table-cell office:value-type="string">
            <text:p>7bcb764</text:p>
          </table:table-cell>
          <table:table-cell office:value-type="float" office:value="2734">
            <text:p>2734</text:p>
          </table:table-cell>
          <table:table-cell table:number-columns-repeated="9" office:value-type="float" office:value="0">
            <text:p>0</text:p>
          </table:table-cell>
          <table:table-cell office:value-type="float" office:value="-20.61">
            <text:p>-20,61</text:p>
          </table:table-cell>
          <table:table-cell table:number-columns-repeated="4" office:value-type="float" office:value="0">
            <text:p>0</text:p>
          </table:table-cell>
          <table:table-cell table:formula="of:=[.B35]/30" office:value-type="float" office:value="91.1333333333333">
            <text:p>91,1333333333</text:p>
          </table:table-cell>
          <table:table-cell table:formula="of:=([.L35]+40)*2" office:value-type="float" office:value="38.78">
            <text:p>38,78</text:p>
          </table:table-cell>
        </table:table-row>
        <table:table-row table:style-name="ro1">
          <table:table-cell office:value-type="string">
            <text:p>32e28e3</text:p>
          </table:table-cell>
          <table:table-cell office:value-type="float" office:value="2886">
            <text:p>2886</text:p>
          </table:table-cell>
          <table:table-cell table:number-columns-repeated="9" office:value-type="float" office:value="0">
            <text:p>0</text:p>
          </table:table-cell>
          <table:table-cell office:value-type="float" office:value="-19.32">
            <text:p>-19,32</text:p>
          </table:table-cell>
          <table:table-cell table:number-columns-repeated="4" office:value-type="float" office:value="0">
            <text:p>0</text:p>
          </table:table-cell>
          <table:table-cell table:formula="of:=[.B36]/30" office:value-type="float" office:value="96.2">
            <text:p>96,2</text:p>
          </table:table-cell>
          <table:table-cell table:formula="of:=([.L36]+40)*2" office:value-type="float" office:value="41.36">
            <text:p>41,36</text:p>
          </table:table-cell>
        </table:table-row>
        <table:table-row table:style-name="ro1">
          <table:table-cell office:value-type="string">
            <text:p>fce9da5</text:p>
          </table:table-cell>
          <table:table-cell office:value-type="float" office:value="2886">
            <text:p>2886</text:p>
          </table:table-cell>
          <table:table-cell table:number-columns-repeated="9" office:value-type="float" office:value="0">
            <text:p>0</text:p>
          </table:table-cell>
          <table:table-cell office:value-type="float" office:value="-19.62">
            <text:p>-19,62</text:p>
          </table:table-cell>
          <table:table-cell table:number-columns-repeated="4" office:value-type="float" office:value="0">
            <text:p>0</text:p>
          </table:table-cell>
          <table:table-cell table:formula="of:=[.B37]/30" office:value-type="float" office:value="96.2">
            <text:p>96,2</text:p>
          </table:table-cell>
          <table:table-cell table:formula="of:=([.L37]+40)*2" office:value-type="float" office:value="40.76">
            <text:p>40,76</text:p>
          </table:table-cell>
        </table:table-row>
        <table:table-row table:style-name="ro1">
          <table:table-cell office:value-type="string">
            <text:p>16c4c06</text:p>
          </table:table-cell>
          <table:table-cell office:value-type="float" office:value="2886">
            <text:p>2886</text:p>
          </table:table-cell>
          <table:table-cell table:number-columns-repeated="9" office:value-type="float" office:value="0">
            <text:p>0</text:p>
          </table:table-cell>
          <table:table-cell office:value-type="float" office:value="-19.51">
            <text:p>-19,51</text:p>
          </table:table-cell>
          <table:table-cell table:number-columns-repeated="4" office:value-type="float" office:value="0">
            <text:p>0</text:p>
          </table:table-cell>
          <table:table-cell table:formula="of:=[.B38]/30" office:value-type="float" office:value="96.2">
            <text:p>96,2</text:p>
          </table:table-cell>
          <table:table-cell table:formula="of:=([.L38]+40)*2" office:value-type="float" office:value="40.98">
            <text:p>40,98</text:p>
          </table:table-cell>
        </table:table-row>
        <table:table-row table:style-name="ro1">
          <table:table-cell office:value-type="float" office:value="1403903094">
            <text:p>1403903094</text:p>
          </table:table-cell>
          <table:table-cell office:value-type="float" office:value="2886">
            <text:p>2886</text:p>
          </table:table-cell>
          <table:table-cell office:value-type="float" office:value="16534">
            <text:p>16534</text:p>
          </table:table-cell>
          <table:table-cell office:value-type="float" office:value="14444">
            <text:p>14444</text:p>
          </table:table-cell>
          <table:table-cell office:value-type="float" office:value="144">
            <text:p>144</text:p>
          </table:table-cell>
          <table:table-cell office:value-type="float" office:value="599">
            <text:p>599</text:p>
          </table:table-cell>
          <table:table-cell office:value-type="float" office:value="175">
            <text:p>175</text:p>
          </table:table-cell>
          <table:table-cell office:value-type="float" office:value="285">
            <text:p>285</text:p>
          </table:table-cell>
          <table:table-cell office:value-type="float" office:value="57">
            <text:p>57</text:p>
          </table:table-cell>
          <table:table-cell office:value-type="float" office:value="324">
            <text:p>324</text:p>
          </table:table-cell>
          <table:table-cell office:value-type="float" office:value="1554">
            <text:p>1554</text:p>
          </table:table-cell>
          <table:table-cell office:value-type="float" office:value="-19.23">
            <text:p>-19,2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39]/30" office:value-type="float" office:value="96.2">
            <text:p>96,2</text:p>
          </table:table-cell>
          <table:table-cell table:formula="of:=([.L39]+40)*2" office:value-type="float" office:value="41.54">
            <text:p>41,54</text:p>
          </table:table-cell>
        </table:table-row>
        <table:table-row table:style-name="ro1">
          <table:table-cell office:value-type="float" office:value="1403906638">
            <text:p>1403906638</text:p>
          </table:table-cell>
          <table:table-cell office:value-type="float" office:value="2886">
            <text:p>2886</text:p>
          </table:table-cell>
          <table:table-cell office:value-type="float" office:value="16534">
            <text:p>16534</text:p>
          </table:table-cell>
          <table:table-cell office:value-type="float" office:value="14444">
            <text:p>14444</text:p>
          </table:table-cell>
          <table:table-cell office:value-type="float" office:value="144">
            <text:p>144</text:p>
          </table:table-cell>
          <table:table-cell office:value-type="float" office:value="599">
            <text:p>599</text:p>
          </table:table-cell>
          <table:table-cell office:value-type="float" office:value="175">
            <text:p>175</text:p>
          </table:table-cell>
          <table:table-cell office:value-type="float" office:value="271">
            <text:p>271</text:p>
          </table:table-cell>
          <table:table-cell office:value-type="float" office:value="57">
            <text:p>57</text:p>
          </table:table-cell>
          <table:table-cell office:value-type="float" office:value="324">
            <text:p>324</text:p>
          </table:table-cell>
          <table:table-cell office:value-type="float" office:value="1544">
            <text:p>1544</text:p>
          </table:table-cell>
          <table:table-cell office:value-type="float" office:value="-19.01">
            <text:p>-19,0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40]/30" office:value-type="float" office:value="96.2">
            <text:p>96,2</text:p>
          </table:table-cell>
          <table:table-cell table:formula="of:=([.L40]+40)*2" office:value-type="float" office:value="41.98">
            <text:p>41,98</text:p>
          </table:table-cell>
        </table:table-row>
        <table:table-row table:style-name="ro1">
          <table:table-cell office:value-type="float" office:value="1403939850">
            <text:p>1403939850</text:p>
          </table:table-cell>
          <table:table-cell office:value-type="float" office:value="2886">
            <text:p>2886</text:p>
          </table:table-cell>
          <table:table-cell office:value-type="float" office:value="16548">
            <text:p>16548</text:p>
          </table:table-cell>
          <table:table-cell office:value-type="float" office:value="14444">
            <text:p>14444</text:p>
          </table:table-cell>
          <table:table-cell office:value-type="float" office:value="145">
            <text:p>145</text:p>
          </table:table-cell>
          <table:table-cell office:value-type="float" office:value="600">
            <text:p>600</text:p>
          </table:table-cell>
          <table:table-cell office:value-type="float" office:value="178">
            <text:p>178</text:p>
          </table:table-cell>
          <table:table-cell office:value-type="float" office:value="283">
            <text:p>283</text:p>
          </table:table-cell>
          <table:table-cell office:value-type="float" office:value="55">
            <text:p>55</text:p>
          </table:table-cell>
          <table:table-cell office:value-type="float" office:value="322">
            <text:p>322</text:p>
          </table:table-cell>
          <table:table-cell office:value-type="float" office:value="1449">
            <text:p>1449</text:p>
          </table:table-cell>
          <table:table-cell office:value-type="float" office:value="-17.39">
            <text:p>-17,3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41]/30" office:value-type="float" office:value="96.2">
            <text:p>96,2</text:p>
          </table:table-cell>
          <table:table-cell table:formula="of:=([.L41]+40)*2" office:value-type="float" office:value="45.22">
            <text:p>45,22</text:p>
          </table:table-cell>
        </table:table-row>
        <table:table-row table:style-name="ro1">
          <table:table-cell office:value-type="float" office:value="1403943069">
            <text:p>1403943069</text:p>
          </table:table-cell>
          <table:table-cell office:value-type="float" office:value="2887">
            <text:p>2887</text:p>
          </table:table-cell>
          <table:table-cell office:value-type="float" office:value="16549">
            <text:p>16549</text:p>
          </table:table-cell>
          <table:table-cell office:value-type="float" office:value="14444">
            <text:p>14444</text:p>
          </table:table-cell>
          <table:table-cell office:value-type="float" office:value="144">
            <text:p>144</text:p>
          </table:table-cell>
          <table:table-cell office:value-type="float" office:value="601">
            <text:p>601</text:p>
          </table:table-cell>
          <table:table-cell office:value-type="float" office:value="178">
            <text:p>178</text:p>
          </table:table-cell>
          <table:table-cell office:value-type="float" office:value="300">
            <text:p>300</text:p>
          </table:table-cell>
          <table:table-cell office:value-type="float" office:value="55">
            <text:p>55</text:p>
          </table:table-cell>
          <table:table-cell office:value-type="float" office:value="322">
            <text:p>322</text:p>
          </table:table-cell>
          <table:table-cell office:value-type="float" office:value="1402">
            <text:p>1402</text:p>
          </table:table-cell>
          <table:table-cell office:value-type="float" office:value="-16.63">
            <text:p>-16,6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42]/30" office:value-type="float" office:value="96.2333333333333">
            <text:p>96,2333333333</text:p>
          </table:table-cell>
          <table:table-cell table:formula="of:=([.L42]+40)*2" office:value-type="float" office:value="46.74">
            <text:p>46,74</text:p>
          </table:table-cell>
        </table:table-row>
        <table:table-row table:style-name="ro1">
          <table:table-cell office:value-type="float" office:value="1403946045">
            <text:p>1403946045</text:p>
          </table:table-cell>
          <table:table-cell office:value-type="float" office:value="2890">
            <text:p>2890</text:p>
          </table:table-cell>
          <table:table-cell office:value-type="float" office:value="16548">
            <text:p>16548</text:p>
          </table:table-cell>
          <table:table-cell office:value-type="float" office:value="14447">
            <text:p>14447</text:p>
          </table:table-cell>
          <table:table-cell office:value-type="float" office:value="144">
            <text:p>144</text:p>
          </table:table-cell>
          <table:table-cell office:value-type="float" office:value="602">
            <text:p>602</text:p>
          </table:table-cell>
          <table:table-cell office:value-type="float" office:value="178">
            <text:p>178</text:p>
          </table:table-cell>
          <table:table-cell office:value-type="float" office:value="303">
            <text:p>303</text:p>
          </table:table-cell>
          <table:table-cell office:value-type="float" office:value="55">
            <text:p>55</text:p>
          </table:table-cell>
          <table:table-cell office:value-type="float" office:value="323">
            <text:p>323</text:p>
          </table:table-cell>
          <table:table-cell office:value-type="float" office:value="1191">
            <text:p>1191</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3]/30" office:value-type="float" office:value="96.3333333333333">
            <text:p>96,3333333333</text:p>
          </table:table-cell>
          <table:table-cell table:formula="of:=([.L43]+40)*2" office:value-type="float" office:value="54.08">
            <text:p>54,08</text:p>
          </table:table-cell>
        </table:table-row>
        <table:table-row table:style-name="ro1">
          <table:table-cell office:value-type="float" office:value="1403948395">
            <text:p>1403948395</text:p>
          </table:table-cell>
          <table:table-cell office:value-type="float" office:value="2921">
            <text:p>2921</text:p>
          </table:table-cell>
          <table:table-cell office:value-type="float" office:value="16527">
            <text:p>16527</text:p>
          </table:table-cell>
          <table:table-cell office:value-type="float" office:value="14448">
            <text:p>14448</text:p>
          </table:table-cell>
          <table:table-cell office:value-type="float" office:value="144">
            <text:p>144</text:p>
          </table:table-cell>
          <table:table-cell office:value-type="float" office:value="602">
            <text:p>602</text:p>
          </table:table-cell>
          <table:table-cell office:value-type="float" office:value="178">
            <text:p>178</text:p>
          </table:table-cell>
          <table:table-cell office:value-type="float" office:value="264">
            <text:p>264</text:p>
          </table:table-cell>
          <table:table-cell office:value-type="float" office:value="55">
            <text:p>55</text:p>
          </table:table-cell>
          <table:table-cell office:value-type="float" office:value="332">
            <text:p>332</text:p>
          </table:table-cell>
          <table:table-cell office:value-type="float" office:value="1211">
            <text:p>1211</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4]/30" office:value-type="float" office:value="97.3666666666667">
            <text:p>97,3666666667</text:p>
          </table:table-cell>
          <table:table-cell table:formula="of:=([.L44]+40)*2" office:value-type="float" office:value="54.08">
            <text:p>54,08</text:p>
          </table:table-cell>
        </table:table-row>
        <table:table-row table:style-name="ro1">
          <table:table-cell office:value-type="float" office:value="1403953582">
            <text:p>1403953582</text:p>
          </table:table-cell>
          <table:table-cell office:value-type="float" office:value="144">
            <text:p>144</text:p>
          </table:table-cell>
          <table:table-cell office:value-type="float" office:value="175">
            <text:p>175</text:p>
          </table:table-cell>
          <table:table-cell office:value-type="float" office:value="50">
            <text:p>50</text:p>
          </table:table-cell>
          <table:table-cell office:value-type="float" office:value="6">
            <text:p>6</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3">
            <text:p>3</text:p>
          </table:table-cell>
          <table:table-cell office:value-type="float" office:value="32">
            <text:p>32</text:p>
          </table:table-cell>
          <table:table-cell office:value-type="float" office:value="167">
            <text:p>167</text:p>
          </table:table-cell>
          <table:table-cell office:value-type="float" office:value="-50.97">
            <text:p>-50,97</text:p>
          </table:table-cell>
          <table:table-cell office:value-type="float" office:value="1">
            <text:p>1</text:p>
          </table:table-cell>
          <table:table-cell table:number-columns-repeated="2" office:value-type="float" office:value="0">
            <text:p>0</text:p>
          </table:table-cell>
          <table:table-cell office:value-type="float" office:value="6">
            <text:p>6</text:p>
          </table:table-cell>
          <table:table-cell table:formula="of:=[.B45]/30" office:value-type="float" office:value="4.8">
            <text:p>4,8</text:p>
          </table:table-cell>
          <table:table-cell table:formula="of:=([.L45]+40)*2" office:value-type="float" office:value="-21.94">
            <text:p>-21,94</text:p>
          </table:table-cell>
        </table:table-row>
        <table:table-row table:style-name="ro1">
          <table:table-cell office:value-type="float" office:value="1403953956">
            <text:p>1403953956</text:p>
          </table:table-cell>
          <table:table-cell office:value-type="float" office:value="2924">
            <text:p>2924</text:p>
          </table:table-cell>
          <table:table-cell office:value-type="float" office:value="16526">
            <text:p>16526</text:p>
          </table:table-cell>
          <table:table-cell office:value-type="float" office:value="14449">
            <text:p>14449</text:p>
          </table:table-cell>
          <table:table-cell office:value-type="float" office:value="144">
            <text:p>144</text:p>
          </table:table-cell>
          <table:table-cell office:value-type="float" office:value="602">
            <text:p>602</text:p>
          </table:table-cell>
          <table:table-cell office:value-type="float" office:value="178">
            <text:p>178</text:p>
          </table:table-cell>
          <table:table-cell office:value-type="float" office:value="221">
            <text:p>221</text:p>
          </table:table-cell>
          <table:table-cell office:value-type="float" office:value="55">
            <text:p>55</text:p>
          </table:table-cell>
          <table:table-cell office:value-type="float" office:value="332">
            <text:p>332</text:p>
          </table:table-cell>
          <table:table-cell office:value-type="float" office:value="1212">
            <text:p>1212</text:p>
          </table:table-cell>
          <table:table-cell office:value-type="float" office:value="-12.8">
            <text:p>-1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6]/30" office:value-type="float" office:value="97.4666666666667">
            <text:p>97,4666666667</text:p>
          </table:table-cell>
          <table:table-cell table:formula="of:=([.L46]+40)*2" office:value-type="float" office:value="54.4">
            <text:p>54,4</text:p>
          </table:table-cell>
        </table:table-row>
        <table:table-row table:style-name="ro1">
          <table:table-cell office:value-type="float" office:value="1403955219">
            <text:p>1403955219</text:p>
          </table:table-cell>
          <table:table-cell office:value-type="float" office:value="2941">
            <text:p>2941</text:p>
          </table:table-cell>
          <table:table-cell office:value-type="float" office:value="16519">
            <text:p>16519</text:p>
          </table:table-cell>
          <table:table-cell office:value-type="float" office:value="14449">
            <text:p>14449</text:p>
          </table:table-cell>
          <table:table-cell office:value-type="float" office:value="144">
            <text:p>144</text:p>
          </table:table-cell>
          <table:table-cell office:value-type="float" office:value="603">
            <text:p>603</text:p>
          </table:table-cell>
          <table:table-cell office:value-type="float" office:value="178">
            <text:p>178</text:p>
          </table:table-cell>
          <table:table-cell office:value-type="float" office:value="228">
            <text:p>228</text:p>
          </table:table-cell>
          <table:table-cell office:value-type="float" office:value="57">
            <text:p>57</text:p>
          </table:table-cell>
          <table:table-cell office:value-type="float" office:value="329">
            <text:p>329</text:p>
          </table:table-cell>
          <table:table-cell office:value-type="float" office:value="1222">
            <text:p>1222</text:p>
          </table:table-cell>
          <table:table-cell office:value-type="float" office:value="-12.86">
            <text:p>-12,8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7]/30" office:value-type="float" office:value="98.0333333333333">
            <text:p>98,0333333333</text:p>
          </table:table-cell>
          <table:table-cell table:formula="of:=([.L47]+40)*2" office:value-type="float" office:value="54.28">
            <text:p>54,28</text:p>
          </table:table-cell>
        </table:table-row>
        <table:table-row table:style-name="ro1">
          <table:table-cell office:value-type="float" office:value="1403962088">
            <text:p>1403962088</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8]/30" office:value-type="float" office:value="98.0333333333333">
            <text:p>98,0333333333</text:p>
          </table:table-cell>
          <table:table-cell table:formula="of:=([.L48]+40)*2" office:value-type="float" office:value="54.34">
            <text:p>54,34</text:p>
          </table:table-cell>
        </table:table-row>
        <table:table-row table:style-name="ro1">
          <table:table-cell office:value-type="float" office:value="1403987040">
            <text:p>1403987040</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9]/30" office:value-type="float" office:value="98.0333333333333">
            <text:p>98,0333333333</text:p>
          </table:table-cell>
          <table:table-cell table:formula="of:=([.L49]+40)*2" office:value-type="float" office:value="54.34">
            <text:p>54,34</text:p>
          </table:table-cell>
        </table:table-row>
        <table:table-row table:style-name="ro1">
          <table:table-cell office:value-type="float" office:value="1403987722">
            <text:p>1403987722</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0]/30" office:value-type="float" office:value="98.0333333333333">
            <text:p>98,0333333333</text:p>
          </table:table-cell>
          <table:table-cell table:formula="of:=([.L50]+40)*2" office:value-type="float" office:value="54.34">
            <text:p>54,34</text:p>
          </table:table-cell>
        </table:table-row>
        <table:table-row table:style-name="ro1">
          <table:table-cell office:value-type="float" office:value="1403987841">
            <text:p>1403987841</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1]/30" office:value-type="float" office:value="98.0333333333333">
            <text:p>98,0333333333</text:p>
          </table:table-cell>
          <table:table-cell table:formula="of:=([.L51]+40)*2" office:value-type="float" office:value="54.34">
            <text:p>54,34</text:p>
          </table:table-cell>
        </table:table-row>
        <table:table-row table:style-name="ro1">
          <table:table-cell office:value-type="float" office:value="1404033385">
            <text:p>1404033385</text:p>
          </table:table-cell>
          <table:table-cell office:value-type="float" office:value="2941">
            <text:p>2941</text:p>
          </table:table-cell>
          <table:table-cell office:value-type="float" office:value="16516">
            <text:p>16516</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95">
            <text:p>195</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79">
            <text:p>-12,7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2]/30" office:value-type="float" office:value="98.0333333333333">
            <text:p>98,0333333333</text:p>
          </table:table-cell>
          <table:table-cell table:formula="of:=([.L52]+40)*2" office:value-type="float" office:value="54.42">
            <text:p>54,42</text:p>
          </table:table-cell>
        </table:table-row>
        <table:table-row table:style-name="ro1">
          <table:table-cell office:value-type="float" office:value="1404033925">
            <text:p>1404033925</text:p>
          </table:table-cell>
          <table:table-cell office:value-type="float" office:value="2941">
            <text:p>2941</text:p>
          </table:table-cell>
          <table:table-cell office:value-type="float" office:value="16505">
            <text:p>16505</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84">
            <text:p>184</text:p>
          </table:table-cell>
          <table:table-cell office:value-type="float" office:value="57">
            <text:p>57</text:p>
          </table:table-cell>
          <table:table-cell office:value-type="float" office:value="318">
            <text:p>318</text:p>
          </table:table-cell>
          <table:table-cell office:value-type="float" office:value="1228">
            <text:p>1228</text:p>
          </table:table-cell>
          <table:table-cell office:value-type="float" office:value="-12.78">
            <text:p>-12,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3]/30" office:value-type="float" office:value="98.0333333333333">
            <text:p>98,0333333333</text:p>
          </table:table-cell>
          <table:table-cell table:formula="of:=([.L53]+40)*2" office:value-type="float" office:value="54.44">
            <text:p>54,44</text:p>
          </table:table-cell>
        </table:table-row>
        <table:table-row table:style-name="ro1">
          <table:table-cell office:value-type="float" office:value="1404039514">
            <text:p>1404039514</text:p>
          </table:table-cell>
          <table:table-cell office:value-type="float" office:value="2941">
            <text:p>2941</text:p>
          </table:table-cell>
          <table:table-cell office:value-type="float" office:value="16491">
            <text:p>16491</text:p>
          </table:table-cell>
          <table:table-cell office:value-type="float" office:value="14495">
            <text:p>14495</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56">
            <text:p>156</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67">
            <text:p>-12,67</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4]/30" office:value-type="float" office:value="98.0333333333333">
            <text:p>98,0333333333</text:p>
          </table:table-cell>
          <table:table-cell table:formula="of:=([.L54]+40)*2" office:value-type="float" office:value="54.66">
            <text:p>54,66</text:p>
          </table:table-cell>
        </table:table-row>
        <table:table-row table:style-name="ro1">
          <table:table-cell office:value-type="float" office:value="1404040025">
            <text:p>1404040025</text:p>
          </table:table-cell>
          <table:table-cell office:value-type="float" office:value="2941">
            <text:p>2941</text:p>
          </table:table-cell>
          <table:table-cell office:value-type="float" office:value="16476">
            <text:p>16476</text:p>
          </table:table-cell>
          <table:table-cell office:value-type="float" office:value="14495">
            <text:p>14495</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49">
            <text:p>149</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64">
            <text:p>-12,6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5]/30" office:value-type="float" office:value="98.0333333333333">
            <text:p>98,0333333333</text:p>
          </table:table-cell>
          <table:table-cell table:formula="of:=([.L55]+40)*2" office:value-type="float" office:value="54.72">
            <text:p>54,72</text:p>
          </table:table-cell>
        </table:table-row>
        <table:table-row table:style-name="ro1">
          <table:table-cell office:value-type="float" office:value="1404043449">
            <text:p>1404043449</text:p>
          </table:table-cell>
          <table:table-cell office:value-type="float" office:value="2941">
            <text:p>2941</text:p>
          </table:table-cell>
          <table:table-cell office:value-type="float" office:value="16450">
            <text:p>16450</text:p>
          </table:table-cell>
          <table:table-cell office:value-type="float" office:value="14494">
            <text:p>14494</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92">
            <text:p>92</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45">
            <text:p>-12,4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6]/30" office:value-type="float" office:value="98.0333333333333">
            <text:p>98,0333333333</text:p>
          </table:table-cell>
          <table:table-cell table:formula="of:=([.L56]+40)*2" office:value-type="float" office:value="55.1">
            <text:p>55,1</text:p>
          </table:table-cell>
        </table:table-row>
        <table:table-row table:style-name="ro1">
          <table:table-cell office:value-type="float" office:value="1404044222">
            <text:p>1404044222</text:p>
          </table:table-cell>
          <table:table-cell office:value-type="float" office:value="2941">
            <text:p>2941</text:p>
          </table:table-cell>
          <table:table-cell office:value-type="float" office:value="16438">
            <text:p>16438</text:p>
          </table:table-cell>
          <table:table-cell office:value-type="float" office:value="14494">
            <text:p>14494</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67">
            <text:p>67</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36">
            <text:p>-12,3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7]/30" office:value-type="float" office:value="98.0333333333333">
            <text:p>98,0333333333</text:p>
          </table:table-cell>
          <table:table-cell table:formula="of:=([.L57]+40)*2" office:value-type="float" office:value="55.28">
            <text:p>55,28</text:p>
          </table:table-cell>
        </table:table-row>
        <table:table-row table:style-name="ro1">
          <table:table-cell office:value-type="float" office:value="1404044973">
            <text:p>1404044973</text:p>
          </table:table-cell>
          <table:table-cell office:value-type="float" office:value="2940">
            <text:p>2940</text:p>
          </table:table-cell>
          <table:table-cell office:value-type="float" office:value="16438">
            <text:p>16438</text:p>
          </table:table-cell>
          <table:table-cell office:value-type="float" office:value="14073">
            <text:p>14073</text:p>
          </table:table-cell>
          <table:table-cell office:value-type="float" office:value="527">
            <text:p>527</text:p>
          </table:table-cell>
          <table:table-cell office:value-type="float" office:value="654">
            <text:p>654</text:p>
          </table:table-cell>
          <table:table-cell office:value-type="float" office:value="179">
            <text:p>179</text:p>
          </table:table-cell>
          <table:table-cell office:value-type="float" office:value="62">
            <text:p>62</text:p>
          </table:table-cell>
          <table:table-cell office:value-type="float" office:value="57">
            <text:p>57</text:p>
          </table:table-cell>
          <table:table-cell office:value-type="float" office:value="316">
            <text:p>316</text:p>
          </table:table-cell>
          <table:table-cell office:value-type="float" office:value="1227">
            <text:p>1227</text:p>
          </table:table-cell>
          <table:table-cell office:value-type="float" office:value="-12.35">
            <text:p>-12,3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8]/30" office:value-type="float" office:value="98">
            <text:p>98</text:p>
          </table:table-cell>
          <table:table-cell table:formula="of:=([.L58]+40)*2" office:value-type="float" office:value="55.3">
            <text:p>55,3</text:p>
          </table:table-cell>
        </table:table-row>
        <table:table-row table:style-name="ro1">
          <table:table-cell office:value-type="float" office:value="1404048160">
            <text:p>1404048160</text:p>
          </table:table-cell>
          <table:table-cell office:value-type="float" office:value="147">
            <text:p>147</text:p>
          </table:table-cell>
          <table:table-cell office:value-type="float" office:value="178">
            <text:p>178</text:p>
          </table:table-cell>
          <table:table-cell office:value-type="float" office:value="55">
            <text:p>55</text:p>
          </table:table-cell>
          <table:table-cell office:value-type="float" office:value="6">
            <text:p>6</text:p>
          </table:table-cell>
          <table:table-cell office:value-type="float" office:value="21">
            <text:p>21</text:p>
          </table:table-cell>
          <table:table-cell office:value-type="float" office:value="0">
            <text:p>0</text:p>
          </table:table-cell>
          <table:table-cell office:value-type="float" office:value="8">
            <text:p>8</text:p>
          </table:table-cell>
          <table:table-cell office:value-type="float" office:value="3">
            <text:p>3</text:p>
          </table:table-cell>
          <table:table-cell office:value-type="float" office:value="33">
            <text:p>33</text:p>
          </table:table-cell>
          <table:table-cell office:value-type="float" office:value="169">
            <text:p>169</text:p>
          </table:table-cell>
          <table:table-cell office:value-type="float" office:value="-50.48">
            <text:p>-50,48</text:p>
          </table:table-cell>
          <table:table-cell office:value-type="float" office:value="1">
            <text:p>1</text:p>
          </table:table-cell>
          <table:table-cell table:number-columns-repeated="2" office:value-type="float" office:value="0">
            <text:p>0</text:p>
          </table:table-cell>
          <table:table-cell office:value-type="float" office:value="7">
            <text:p>7</text:p>
          </table:table-cell>
          <table:table-cell table:formula="of:=[.B59]/30" office:value-type="float" office:value="4.9">
            <text:p>4,9</text:p>
          </table:table-cell>
          <table:table-cell table:formula="of:=([.L59]+40)*2" office:value-type="float" office:value="-20.96">
            <text:p>-20,96</text:p>
          </table:table-cell>
        </table:table-row>
        <table:table-row table:style-name="ro1">
          <table:table-cell office:value-type="float" office:value="1404048448">
            <text:p>1404048448</text:p>
          </table:table-cell>
          <table:table-cell office:value-type="float" office:value="3016">
            <text:p>3016</text:p>
          </table:table-cell>
          <table:table-cell office:value-type="float" office:value="16497">
            <text:p>16497</text:p>
          </table:table-cell>
          <table:table-cell office:value-type="float" office:value="13976">
            <text:p>13976</text:p>
          </table:table-cell>
          <table:table-cell office:value-type="float" office:value="526">
            <text:p>526</text:p>
          </table:table-cell>
          <table:table-cell office:value-type="float" office:value="649">
            <text:p>649</text:p>
          </table:table-cell>
          <table:table-cell office:value-type="float" office:value="179">
            <text:p>179</text:p>
          </table:table-cell>
          <table:table-cell office:value-type="float" office:value="67">
            <text:p>67</text:p>
          </table:table-cell>
          <table:table-cell office:value-type="float" office:value="58">
            <text:p>58</text:p>
          </table:table-cell>
          <table:table-cell office:value-type="float" office:value="324">
            <text:p>324</text:p>
          </table:table-cell>
          <table:table-cell office:value-type="float" office:value="1277">
            <text:p>1277</text:p>
          </table:table-cell>
          <table:table-cell office:value-type="float" office:value="-12.66">
            <text:p>-12,6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table:formula="of:=[.B60]/30" office:value-type="float" office:value="100.533333333333">
            <text:p>100,5333333333</text:p>
          </table:table-cell>
          <table:table-cell table:formula="of:=([.L60]+40)*2" office:value-type="float" office:value="54.68">
            <text:p>54,68</text:p>
          </table:table-cell>
        </table:table-row>
        <table:table-row table:style-name="ro1">
          <table:table-cell office:value-type="float" office:value="1404049843">
            <text:p>1404049843</text:p>
          </table:table-cell>
          <table:table-cell office:value-type="float" office:value="3016">
            <text:p>3016</text:p>
          </table:table-cell>
          <table:table-cell office:value-type="float" office:value="16498">
            <text:p>16498</text:p>
          </table:table-cell>
          <table:table-cell office:value-type="float" office:value="13977">
            <text:p>13977</text:p>
          </table:table-cell>
          <table:table-cell office:value-type="float" office:value="526">
            <text:p>526</text:p>
          </table:table-cell>
          <table:table-cell office:value-type="float" office:value="651">
            <text:p>651</text:p>
          </table:table-cell>
          <table:table-cell office:value-type="float" office:value="179">
            <text:p>179</text:p>
          </table:table-cell>
          <table:table-cell office:value-type="float" office:value="63">
            <text:p>63</text:p>
          </table:table-cell>
          <table:table-cell office:value-type="float" office:value="58">
            <text:p>58</text:p>
          </table:table-cell>
          <table:table-cell office:value-type="float" office:value="322">
            <text:p>322</text:p>
          </table:table-cell>
          <table:table-cell office:value-type="float" office:value="1266">
            <text:p>1266</text:p>
          </table:table-cell>
          <table:table-cell office:value-type="float" office:value="-12.46">
            <text:p>-12,4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table:formula="of:=[.B61]/30" office:value-type="float" office:value="100.533333333333">
            <text:p>100,5333333333</text:p>
          </table:table-cell>
          <table:table-cell table:formula="of:=([.L61]+40)*2" office:value-type="float" office:value="55.08">
            <text:p>55,08</text:p>
          </table:table-cell>
        </table:table-row>
        <table:table-row table:style-name="ro1">
          <table:table-cell office:value-type="float" office:value="1404051313">
            <text:p>1404051313</text:p>
          </table:table-cell>
          <table:table-cell office:value-type="float" office:value="3026">
            <text:p>3026</text:p>
          </table:table-cell>
          <table:table-cell office:value-type="float" office:value="16677">
            <text:p>16677</text:p>
          </table:table-cell>
          <table:table-cell office:value-type="float" office:value="13799">
            <text:p>13799</text:p>
          </table:table-cell>
          <table:table-cell office:value-type="float" office:value="526">
            <text:p>526</text:p>
          </table:table-cell>
          <table:table-cell office:value-type="float" office:value="646">
            <text:p>646</text:p>
          </table:table-cell>
          <table:table-cell office:value-type="float" office:value="179">
            <text:p>179</text:p>
          </table:table-cell>
          <table:table-cell office:value-type="float" office:value="71">
            <text:p>71</text:p>
          </table:table-cell>
          <table:table-cell office:value-type="float" office:value="58">
            <text:p>58</text:p>
          </table:table-cell>
          <table:table-cell office:value-type="float" office:value="324">
            <text:p>324</text:p>
          </table:table-cell>
          <table:table-cell office:value-type="float" office:value="1250">
            <text:p>1250</text:p>
          </table:table-cell>
          <table:table-cell office:value-type="float" office:value="-12.15">
            <text:p>-12,1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2]/30" office:value-type="float" office:value="100.866666666667">
            <text:p>100,8666666667</text:p>
          </table:table-cell>
          <table:table-cell table:formula="of:=([.L62]+40)*2" office:value-type="float" office:value="55.7">
            <text:p>55,7</text:p>
          </table:table-cell>
        </table:table-row>
        <table:table-row table:style-name="ro1">
          <table:table-cell office:value-type="float" office:value="1404055098">
            <text:p>1404055098</text:p>
          </table:table-cell>
          <table:table-cell office:value-type="float" office:value="3030">
            <text:p>3030</text:p>
          </table:table-cell>
          <table:table-cell office:value-type="float" office:value="16678">
            <text:p>16678</text:p>
          </table:table-cell>
          <table:table-cell office:value-type="float" office:value="13811">
            <text:p>13811</text:p>
          </table:table-cell>
          <table:table-cell office:value-type="float" office:value="526">
            <text:p>526</text:p>
          </table:table-cell>
          <table:table-cell office:value-type="float" office:value="650">
            <text:p>650</text:p>
          </table:table-cell>
          <table:table-cell office:value-type="float" office:value="176">
            <text:p>176</text:p>
          </table:table-cell>
          <table:table-cell office:value-type="float" office:value="60">
            <text:p>60</text:p>
          </table:table-cell>
          <table:table-cell office:value-type="float" office:value="59">
            <text:p>59</text:p>
          </table:table-cell>
          <table:table-cell office:value-type="float" office:value="320">
            <text:p>320</text:p>
          </table:table-cell>
          <table:table-cell office:value-type="float" office:value="1238">
            <text:p>1238</text:p>
          </table:table-cell>
          <table:table-cell office:value-type="float" office:value="-11.88">
            <text:p>-11,8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3]/30" office:value-type="float" office:value="101">
            <text:p>101</text:p>
          </table:table-cell>
          <table:table-cell table:formula="of:=([.L63]+40)*2" office:value-type="float" office:value="56.24">
            <text:p>56,24</text:p>
          </table:table-cell>
        </table:table-row>
        <table:table-row table:style-name="ro1">
          <table:table-cell office:value-type="float" office:value="1404055816">
            <text:p>1404055816</text:p>
          </table:table-cell>
          <table:table-cell office:value-type="float" office:value="3032">
            <text:p>3032</text:p>
          </table:table-cell>
          <table:table-cell office:value-type="float" office:value="16680">
            <text:p>16680</text:p>
          </table:table-cell>
          <table:table-cell office:value-type="float" office:value="13811">
            <text:p>13811</text:p>
          </table:table-cell>
          <table:table-cell office:value-type="float" office:value="526">
            <text:p>526</text:p>
          </table:table-cell>
          <table:table-cell office:value-type="float" office:value="650">
            <text:p>650</text:p>
          </table:table-cell>
          <table:table-cell office:value-type="float" office:value="176">
            <text:p>176</text:p>
          </table:table-cell>
          <table:table-cell office:value-type="float" office:value="61">
            <text:p>61</text:p>
          </table:table-cell>
          <table:table-cell office:value-type="float" office:value="59">
            <text:p>59</text:p>
          </table:table-cell>
          <table:table-cell office:value-type="float" office:value="321">
            <text:p>321</text:p>
          </table:table-cell>
          <table:table-cell office:value-type="float" office:value="1079">
            <text:p>1079</text:p>
          </table:table-cell>
          <table:table-cell office:value-type="float" office:value="-9.25">
            <text:p>-9,2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4]/30" office:value-type="float" office:value="101.066666666667">
            <text:p>101,0666666667</text:p>
          </table:table-cell>
          <table:table-cell table:formula="of:=([.L64]+40)*2" office:value-type="float" office:value="61.5">
            <text:p>61,5</text:p>
          </table:table-cell>
        </table:table-row>
        <table:table-row table:style-name="ro1">
          <table:table-cell office:value-type="float" office:value="1404057131">
            <text:p>1404057131</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5]/30" office:value-type="float" office:value="101.3">
            <text:p>101,3</text:p>
          </table:table-cell>
          <table:table-cell table:formula="of:=([.L65]+40)*2" office:value-type="float" office:value="61.78">
            <text:p>61,78</text:p>
          </table:table-cell>
        </table:table-row>
        <table:table-row table:style-name="ro1">
          <table:table-cell office:value-type="float" office:value="1404062691">
            <text:p>1404062691</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6]/30" office:value-type="float" office:value="101.3">
            <text:p>101,3</text:p>
          </table:table-cell>
          <table:table-cell table:formula="of:=([.L66]+40)*2" office:value-type="float" office:value="61.78">
            <text:p>61,78</text:p>
          </table:table-cell>
        </table:table-row>
        <table:table-row table:style-name="ro1">
          <table:table-cell office:value-type="float" office:value="1404062823">
            <text:p>1404062823</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7]/30" office:value-type="float" office:value="101.3">
            <text:p>101,3</text:p>
          </table:table-cell>
          <table:table-cell table:formula="of:=([.L67]+40)*2" office:value-type="float" office:value="61.78">
            <text:p>61,78</text:p>
          </table:table-cell>
        </table:table-row>
        <table:table-row table:style-name="ro1">
          <table:table-cell office:value-type="float" office:value="1404064068">
            <text:p>1404064068</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8]/30" office:value-type="float" office:value="101.3">
            <text:p>101,3</text:p>
          </table:table-cell>
          <table:table-cell table:formula="of:=([.L68]+40)*2" office:value-type="float" office:value="61.78">
            <text:p>61,78</text:p>
          </table:table-cell>
        </table:table-row>
        <table:table-row table:style-name="ro1">
          <table:table-cell office:value-type="float" office:value="1404117865">
            <text:p>1404117865</text:p>
          </table:table-cell>
          <table:table-cell office:value-type="float" office:value="3084">
            <text:p>3084</text:p>
          </table:table-cell>
          <table:table-cell office:value-type="float" office:value="17617">
            <text:p>17617</text:p>
          </table:table-cell>
          <table:table-cell office:value-type="float" office:value="12843">
            <text:p>12843</text:p>
          </table:table-cell>
          <table:table-cell office:value-type="float" office:value="525">
            <text:p>525</text:p>
          </table:table-cell>
          <table:table-cell office:value-type="float" office:value="658">
            <text:p>658</text:p>
          </table:table-cell>
          <table:table-cell office:value-type="float" office:value="176">
            <text:p>176</text:p>
          </table:table-cell>
          <table:table-cell office:value-type="float" office:value="64">
            <text:p>64</text:p>
          </table:table-cell>
          <table:table-cell office:value-type="float" office:value="59">
            <text:p>59</text:p>
          </table:table-cell>
          <table:table-cell office:value-type="float" office:value="325">
            <text:p>325</text:p>
          </table:table-cell>
          <table:table-cell office:value-type="float" office:value="937">
            <text:p>937</text:p>
          </table:table-cell>
          <table:table-cell office:value-type="float" office:value="-6.64">
            <text:p>-6,6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0">
            <text:p>80</text:p>
          </table:table-cell>
          <table:table-cell table:formula="of:=[.B69]/30" office:value-type="float" office:value="102.8">
            <text:p>102,8</text:p>
          </table:table-cell>
          <table:table-cell table:formula="of:=([.L69]+40)*2" office:value-type="float" office:value="66.72">
            <text:p>66,72</text:p>
          </table:table-cell>
        </table:table-row>
        <table:table-row table:style-name="ro1">
          <table:table-cell office:value-type="float" office:value="1404120901">
            <text:p>1404120901</text:p>
          </table:table-cell>
          <table:table-cell office:value-type="float" office:value="3110">
            <text:p>3110</text:p>
          </table:table-cell>
          <table:table-cell office:value-type="float" office:value="17584">
            <text:p>17584</text:p>
          </table:table-cell>
          <table:table-cell office:value-type="float" office:value="12855">
            <text:p>12855</text:p>
          </table:table-cell>
          <table:table-cell office:value-type="float" office:value="525">
            <text:p>525</text:p>
          </table:table-cell>
          <table:table-cell office:value-type="float" office:value="663">
            <text:p>663</text:p>
          </table:table-cell>
          <table:table-cell office:value-type="float" office:value="176">
            <text:p>176</text:p>
          </table:table-cell>
          <table:table-cell office:value-type="float" office:value="66">
            <text:p>66</text:p>
          </table:table-cell>
          <table:table-cell office:value-type="float" office:value="61">
            <text:p>61</text:p>
          </table:table-cell>
          <table:table-cell office:value-type="float" office:value="330">
            <text:p>330</text:p>
          </table:table-cell>
          <table:table-cell office:value-type="float" office:value="921">
            <text:p>921</text:p>
          </table:table-cell>
          <table:table-cell office:value-type="float" office:value="-6.28">
            <text:p>-6,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1">
            <text:p>81</text:p>
          </table:table-cell>
          <table:table-cell table:formula="of:=[.B70]/30" office:value-type="float" office:value="103.666666666667">
            <text:p>103,6666666667</text:p>
          </table:table-cell>
          <table:table-cell table:formula="of:=([.L70]+40)*2" office:value-type="float" office:value="67.44">
            <text:p>67,44</text:p>
          </table:table-cell>
        </table:table-row>
        <table:table-row table:style-name="ro1">
          <table:table-cell office:value-type="float" office:value="1404122548">
            <text:p>1404122548</text:p>
          </table:table-cell>
          <table:table-cell office:value-type="float" office:value="3118">
            <text:p>3118</text:p>
          </table:table-cell>
          <table:table-cell office:value-type="float" office:value="17593">
            <text:p>17593</text:p>
          </table:table-cell>
          <table:table-cell office:value-type="float" office:value="12867">
            <text:p>12867</text:p>
          </table:table-cell>
          <table:table-cell office:value-type="float" office:value="525">
            <text:p>525</text:p>
          </table:table-cell>
          <table:table-cell office:value-type="float" office:value="672">
            <text:p>672</text:p>
          </table:table-cell>
          <table:table-cell office:value-type="float" office:value="176">
            <text:p>176</text:p>
          </table:table-cell>
          <table:table-cell office:value-type="float" office:value="66">
            <text:p>66</text:p>
          </table:table-cell>
          <table:table-cell office:value-type="float" office:value="65">
            <text:p>65</text:p>
          </table:table-cell>
          <table:table-cell office:value-type="float" office:value="330">
            <text:p>330</text:p>
          </table:table-cell>
          <table:table-cell office:value-type="float" office:value="911">
            <text:p>911</text:p>
          </table:table-cell>
          <table:table-cell office:value-type="float" office:value="-6.09">
            <text:p>-6,09</text:p>
          </table:table-cell>
          <table:table-cell office:value-type="float" office:value="2">
            <text:p>2</text:p>
          </table:table-cell>
          <table:table-cell office:value-type="float" office:value="18">
            <text:p>18</text:p>
          </table:table-cell>
          <table:table-cell office:value-type="float" office:value="28">
            <text:p>28</text:p>
          </table:table-cell>
          <table:table-cell office:value-type="float" office:value="81">
            <text:p>81</text:p>
          </table:table-cell>
          <table:table-cell table:formula="of:=[.B71]/30" office:value-type="float" office:value="103.933333333333">
            <text:p>103,9333333333</text:p>
          </table:table-cell>
          <table:table-cell table:formula="of:=([.L71]+40)*2" office:value-type="float" office:value="67.82">
            <text:p>67,82</text:p>
          </table:table-cell>
        </table:table-row>
        <table:table-row table:style-name="ro1">
          <table:table-cell office:value-type="float" office:value="1404124481">
            <text:p>1404124481</text:p>
          </table:table-cell>
          <table:table-cell office:value-type="float" office:value="3137">
            <text:p>3137</text:p>
          </table:table-cell>
          <table:table-cell office:value-type="float" office:value="17586">
            <text:p>17586</text:p>
          </table:table-cell>
          <table:table-cell office:value-type="float" office:value="12876">
            <text:p>12876</text:p>
          </table:table-cell>
          <table:table-cell office:value-type="float" office:value="525">
            <text:p>525</text:p>
          </table:table-cell>
          <table:table-cell office:value-type="float" office:value="681">
            <text:p>681</text:p>
          </table:table-cell>
          <table:table-cell office:value-type="float" office:value="176">
            <text:p>176</text:p>
          </table:table-cell>
          <table:table-cell office:value-type="float" office:value="67">
            <text:p>67</text:p>
          </table:table-cell>
          <table:table-cell office:value-type="float" office:value="68">
            <text:p>68</text:p>
          </table:table-cell>
          <table:table-cell office:value-type="float" office:value="331">
            <text:p>331</text:p>
          </table:table-cell>
          <table:table-cell office:value-type="float" office:value="903">
            <text:p>903</text:p>
          </table:table-cell>
          <table:table-cell office:value-type="float" office:value="-5.88">
            <text:p>-5,88</text:p>
          </table:table-cell>
          <table:table-cell office:value-type="float" office:value="2">
            <text:p>2</text:p>
          </table:table-cell>
          <table:table-cell office:value-type="float" office:value="21">
            <text:p>21</text:p>
          </table:table-cell>
          <table:table-cell office:value-type="float" office:value="28">
            <text:p>28</text:p>
          </table:table-cell>
          <table:table-cell office:value-type="float" office:value="82">
            <text:p>82</text:p>
          </table:table-cell>
          <table:table-cell table:formula="of:=[.B72]/30" office:value-type="float" office:value="104.566666666667">
            <text:p>104,5666666667</text:p>
          </table:table-cell>
          <table:table-cell table:formula="of:=([.L72]+40)*2" office:value-type="float" office:value="68.24">
            <text:p>68,24</text:p>
          </table:table-cell>
        </table:table-row>
        <table:table-row table:style-name="ro1">
          <table:table-cell office:value-type="float" office:value="1404125556">
            <text:p>1404125556</text:p>
          </table:table-cell>
          <table:table-cell office:value-type="float" office:value="3141">
            <text:p>3141</text:p>
          </table:table-cell>
          <table:table-cell office:value-type="float" office:value="17591">
            <text:p>17591</text:p>
          </table:table-cell>
          <table:table-cell office:value-type="float" office:value="12882">
            <text:p>12882</text:p>
          </table:table-cell>
          <table:table-cell office:value-type="float" office:value="526">
            <text:p>526</text:p>
          </table:table-cell>
          <table:table-cell office:value-type="float" office:value="683">
            <text:p>683</text:p>
          </table:table-cell>
          <table:table-cell office:value-type="float" office:value="176">
            <text:p>176</text:p>
          </table:table-cell>
          <table:table-cell office:value-type="float" office:value="68">
            <text:p>68</text:p>
          </table:table-cell>
          <table:table-cell office:value-type="float" office:value="70">
            <text:p>70</text:p>
          </table:table-cell>
          <table:table-cell office:value-type="float" office:value="331">
            <text:p>331</text:p>
          </table:table-cell>
          <table:table-cell office:value-type="float" office:value="854">
            <text:p>854</text:p>
          </table:table-cell>
          <table:table-cell office:value-type="float" office:value="-5.09">
            <text:p>-5,09</text:p>
          </table:table-cell>
          <table:table-cell office:value-type="float" office:value="2">
            <text:p>2</text:p>
          </table:table-cell>
          <table:table-cell office:value-type="float" office:value="23">
            <text:p>23</text:p>
          </table:table-cell>
          <table:table-cell office:value-type="float" office:value="28">
            <text:p>28</text:p>
          </table:table-cell>
          <table:table-cell office:value-type="float" office:value="82">
            <text:p>82</text:p>
          </table:table-cell>
          <table:table-cell table:formula="of:=[.B73]/30" office:value-type="float" office:value="104.7">
            <text:p>104,7</text:p>
          </table:table-cell>
          <table:table-cell table:formula="of:=([.L73]+40)*2" office:value-type="float" office:value="69.82">
            <text:p>69,82</text:p>
          </table:table-cell>
        </table:table-row>
        <table:table-row table:style-name="ro1">
          <table:table-cell office:value-type="float" office:value="1404126804">
            <text:p>1404126804</text:p>
          </table:table-cell>
          <table:table-cell office:value-type="float" office:value="3149">
            <text:p>3149</text:p>
          </table:table-cell>
          <table:table-cell office:value-type="float" office:value="17599">
            <text:p>17599</text:p>
          </table:table-cell>
          <table:table-cell office:value-type="float" office:value="12882">
            <text:p>12882</text:p>
          </table:table-cell>
          <table:table-cell office:value-type="float" office:value="526">
            <text:p>526</text:p>
          </table:table-cell>
          <table:table-cell office:value-type="float" office:value="683">
            <text:p>683</text:p>
          </table:table-cell>
          <table:table-cell office:value-type="float" office:value="176">
            <text:p>176</text:p>
          </table:table-cell>
          <table:table-cell office:value-type="float" office:value="72">
            <text:p>72</text:p>
          </table:table-cell>
          <table:table-cell office:value-type="float" office:value="70">
            <text:p>70</text:p>
          </table:table-cell>
          <table:table-cell office:value-type="float" office:value="331">
            <text:p>331</text:p>
          </table:table-cell>
          <table:table-cell office:value-type="float" office:value="829">
            <text:p>829</text:p>
          </table:table-cell>
          <table:table-cell office:value-type="float" office:value="-4.66">
            <text:p>-4,6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table:formula="of:=[.B74]/30" office:value-type="float" office:value="104.966666666667">
            <text:p>104,9666666667</text:p>
          </table:table-cell>
          <table:table-cell table:formula="of:=([.L74]+40)*2" office:value-type="float" office:value="70.68">
            <text:p>70,68</text:p>
          </table:table-cell>
        </table:table-row>
        <table:table-row table:style-name="ro1">
          <table:table-cell office:value-type="float" office:value="1404131539">
            <text:p>1404131539</text:p>
          </table:table-cell>
          <table:table-cell office:value-type="float" office:value="3149">
            <text:p>3149</text:p>
          </table:table-cell>
          <table:table-cell office:value-type="float" office:value="17599">
            <text:p>17599</text:p>
          </table:table-cell>
          <table:table-cell office:value-type="float" office:value="12890">
            <text:p>12890</text:p>
          </table:table-cell>
          <table:table-cell office:value-type="float" office:value="526">
            <text:p>526</text:p>
          </table:table-cell>
          <table:table-cell office:value-type="float" office:value="683">
            <text:p>683</text:p>
          </table:table-cell>
          <table:table-cell office:value-type="float" office:value="176">
            <text:p>176</text:p>
          </table:table-cell>
          <table:table-cell office:value-type="float" office:value="71">
            <text:p>71</text:p>
          </table:table-cell>
          <table:table-cell office:value-type="float" office:value="70">
            <text:p>70</text:p>
          </table:table-cell>
          <table:table-cell office:value-type="float" office:value="331">
            <text:p>331</text:p>
          </table:table-cell>
          <table:table-cell office:value-type="float" office:value="829">
            <text:p>829</text:p>
          </table:table-cell>
          <table:table-cell office:value-type="float" office:value="-4.66">
            <text:p>-4,6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table:formula="of:=[.B75]/30" office:value-type="float" office:value="104.966666666667">
            <text:p>104,9666666667</text:p>
          </table:table-cell>
          <table:table-cell table:formula="of:=([.L75]+40)*2" office:value-type="float" office:value="70.68">
            <text:p>70,68</text:p>
          </table:table-cell>
        </table:table-row>
        <table:table-row table:style-name="ro1">
          <table:table-cell office:value-type="float" office:value="1404139556">
            <text:p>1404139556</text:p>
          </table:table-cell>
          <table:table-cell office:value-type="float" office:value="3268">
            <text:p>3268</text:p>
          </table:table-cell>
          <table:table-cell office:value-type="float" office:value="17546">
            <text:p>17546</text:p>
          </table:table-cell>
          <table:table-cell office:value-type="float" office:value="12893">
            <text:p>12893</text:p>
          </table:table-cell>
          <table:table-cell office:value-type="float" office:value="526">
            <text:p>526</text:p>
          </table:table-cell>
          <table:table-cell office:value-type="float" office:value="689">
            <text:p>689</text:p>
          </table:table-cell>
          <table:table-cell office:value-type="float" office:value="176">
            <text:p>176</text:p>
          </table:table-cell>
          <table:table-cell office:value-type="float" office:value="106">
            <text:p>106</text:p>
          </table:table-cell>
          <table:table-cell office:value-type="float" office:value="74">
            <text:p>74</text:p>
          </table:table-cell>
          <table:table-cell office:value-type="float" office:value="380">
            <text:p>380</text:p>
          </table:table-cell>
          <table:table-cell office:value-type="float" office:value="905">
            <text:p>905</text:p>
          </table:table-cell>
          <table:table-cell office:value-type="float" office:value="-5.56">
            <text:p>-5,5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4">
            <text:p>84</text:p>
          </table:table-cell>
          <table:table-cell table:formula="of:=[.B76]/30" office:value-type="float" office:value="108.933333333333">
            <text:p>108,9333333333</text:p>
          </table:table-cell>
          <table:table-cell table:formula="of:=([.L76]+40)*2" office:value-type="float" office:value="68.88">
            <text:p>68,88</text:p>
          </table:table-cell>
        </table:table-row>
        <table:table-row table:style-name="ro1">
          <table:table-cell office:value-type="float" office:value="1404147231">
            <text:p>1404147231</text:p>
          </table:table-cell>
          <table:table-cell office:value-type="float" office:value="3292">
            <text:p>3292</text:p>
          </table:table-cell>
          <table:table-cell office:value-type="float" office:value="17570">
            <text:p>17570</text:p>
          </table:table-cell>
          <table:table-cell office:value-type="float" office:value="12938">
            <text:p>12938</text:p>
          </table:table-cell>
          <table:table-cell office:value-type="float" office:value="526">
            <text:p>526</text:p>
          </table:table-cell>
          <table:table-cell office:value-type="float" office:value="717">
            <text:p>717</text:p>
          </table:table-cell>
          <table:table-cell office:value-type="float" office:value="178">
            <text:p>178</text:p>
          </table:table-cell>
          <table:table-cell office:value-type="float" office:value="105">
            <text:p>105</text:p>
          </table:table-cell>
          <table:table-cell office:value-type="float" office:value="83">
            <text:p>83</text:p>
          </table:table-cell>
          <table:table-cell office:value-type="float" office:value="347">
            <text:p>347</text:p>
          </table:table-cell>
          <table:table-cell office:value-type="float" office:value="854">
            <text:p>854</text:p>
          </table:table-cell>
          <table:table-cell office:value-type="float" office:value="-4.6">
            <text:p>-4,6</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7]/30" office:value-type="float" office:value="109.733333333333">
            <text:p>109,7333333333</text:p>
          </table:table-cell>
          <table:table-cell table:formula="of:=([.L77]+40)*2" office:value-type="float" office:value="70.8">
            <text:p>70,8</text:p>
          </table:table-cell>
        </table:table-row>
        <table:table-row table:style-name="ro1">
          <table:table-cell office:value-type="float" office:value="1404147792">
            <text:p>1404147792</text:p>
          </table:table-cell>
          <table:table-cell office:value-type="float" office:value="3292">
            <text:p>3292</text:p>
          </table:table-cell>
          <table:table-cell office:value-type="float" office:value="17570">
            <text:p>17570</text:p>
          </table:table-cell>
          <table:table-cell office:value-type="float" office:value="12945">
            <text:p>12945</text:p>
          </table:table-cell>
          <table:table-cell office:value-type="float" office:value="526">
            <text:p>526</text:p>
          </table:table-cell>
          <table:table-cell office:value-type="float" office:value="720">
            <text:p>720</text:p>
          </table:table-cell>
          <table:table-cell office:value-type="float" office:value="178">
            <text:p>178</text:p>
          </table:table-cell>
          <table:table-cell office:value-type="float" office:value="104">
            <text:p>104</text:p>
          </table:table-cell>
          <table:table-cell office:value-type="float" office:value="83">
            <text:p>83</text:p>
          </table:table-cell>
          <table:table-cell office:value-type="float" office:value="347">
            <text:p>347</text:p>
          </table:table-cell>
          <table:table-cell office:value-type="float" office:value="853">
            <text:p>853</text:p>
          </table:table-cell>
          <table:table-cell office:value-type="float" office:value="-4.58">
            <text:p>-4,58</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8]/30" office:value-type="float" office:value="109.733333333333">
            <text:p>109,7333333333</text:p>
          </table:table-cell>
          <table:table-cell table:formula="of:=([.L78]+40)*2" office:value-type="float" office:value="70.84">
            <text:p>70,84</text:p>
          </table:table-cell>
        </table:table-row>
        <table:table-row table:style-name="ro1">
          <table:table-cell office:value-type="float" office:value="1404149397">
            <text:p>1404149397</text:p>
          </table:table-cell>
          <table:table-cell office:value-type="float" office:value="3292">
            <text:p>3292</text:p>
          </table:table-cell>
          <table:table-cell office:value-type="float" office:value="17571">
            <text:p>17571</text:p>
          </table:table-cell>
          <table:table-cell office:value-type="float" office:value="12953">
            <text:p>12953</text:p>
          </table:table-cell>
          <table:table-cell office:value-type="float" office:value="526">
            <text:p>526</text:p>
          </table:table-cell>
          <table:table-cell office:value-type="float" office:value="714">
            <text:p>714</text:p>
          </table:table-cell>
          <table:table-cell office:value-type="float" office:value="178">
            <text:p>178</text:p>
          </table:table-cell>
          <table:table-cell office:value-type="float" office:value="104">
            <text:p>104</text:p>
          </table:table-cell>
          <table:table-cell office:value-type="float" office:value="82">
            <text:p>82</text:p>
          </table:table-cell>
          <table:table-cell office:value-type="float" office:value="347">
            <text:p>347</text:p>
          </table:table-cell>
          <table:table-cell office:value-type="float" office:value="853">
            <text:p>853</text:p>
          </table:table-cell>
          <table:table-cell office:value-type="float" office:value="-4.57">
            <text:p>-4,57</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9]/30" office:value-type="float" office:value="109.733333333333">
            <text:p>109,7333333333</text:p>
          </table:table-cell>
          <table:table-cell table:formula="of:=([.L79]+40)*2" office:value-type="float" office:value="70.86">
            <text:p>70,86</text:p>
          </table:table-cell>
        </table:table-row>
        <table:table-row table:style-name="ro1">
          <table:table-cell office:value-type="float" office:value="1404149884">
            <text:p>1404149884</text:p>
          </table:table-cell>
          <table:table-cell office:value-type="float" office:value="3292">
            <text:p>3292</text:p>
          </table:table-cell>
          <table:table-cell office:value-type="float" office:value="17594">
            <text:p>17594</text:p>
          </table:table-cell>
          <table:table-cell office:value-type="float" office:value="12953">
            <text:p>12953</text:p>
          </table:table-cell>
          <table:table-cell office:value-type="float" office:value="526">
            <text:p>526</text:p>
          </table:table-cell>
          <table:table-cell office:value-type="float" office:value="710">
            <text:p>710</text:p>
          </table:table-cell>
          <table:table-cell office:value-type="float" office:value="178">
            <text:p>178</text:p>
          </table:table-cell>
          <table:table-cell office:value-type="float" office:value="104">
            <text:p>104</text:p>
          </table:table-cell>
          <table:table-cell office:value-type="float" office:value="82">
            <text:p>82</text:p>
          </table:table-cell>
          <table:table-cell office:value-type="float" office:value="347">
            <text:p>347</text:p>
          </table:table-cell>
          <table:table-cell office:value-type="float" office:value="853">
            <text:p>853</text:p>
          </table:table-cell>
          <table:table-cell office:value-type="float" office:value="-4.57">
            <text:p>-4,57</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80]/30" office:value-type="float" office:value="109.733333333333">
            <text:p>109,7333333333</text:p>
          </table:table-cell>
          <table:table-cell table:formula="of:=([.L80]+40)*2" office:value-type="float" office:value="70.86">
            <text:p>70,86</text:p>
          </table:table-cell>
        </table:table-row>
        <table:table-row table:style-name="ro1">
          <table:table-cell office:value-type="float" office:value="1404150407">
            <text:p>1404150407</text:p>
          </table:table-cell>
          <table:table-cell office:value-type="float" office:value="3160">
            <text:p>3160</text:p>
          </table:table-cell>
          <table:table-cell office:value-type="float" office:value="17430">
            <text:p>17430</text:p>
          </table:table-cell>
          <table:table-cell office:value-type="float" office:value="12952">
            <text:p>12952</text:p>
          </table:table-cell>
          <table:table-cell office:value-type="float" office:value="702">
            <text:p>702</text:p>
          </table:table-cell>
          <table:table-cell office:value-type="float" office:value="748">
            <text:p>748</text:p>
          </table:table-cell>
          <table:table-cell office:value-type="float" office:value="0">
            <text:p>0</text:p>
          </table:table-cell>
          <table:table-cell office:value-type="float" office:value="96">
            <text:p>96</text:p>
          </table:table-cell>
          <table:table-cell office:value-type="float" office:value="66">
            <text:p>66</text:p>
          </table:table-cell>
          <table:table-cell office:value-type="float" office:value="330">
            <text:p>330</text:p>
          </table:table-cell>
          <table:table-cell office:value-type="float" office:value="688">
            <text:p>688</text:p>
          </table:table-cell>
          <table:table-cell office:value-type="float" office:value="-2.44">
            <text:p>-2,4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81]/30" office:value-type="float" office:value="105.333333333333">
            <text:p>105,3333333333</text:p>
          </table:table-cell>
          <table:table-cell table:formula="of:=([.L81]+40)*2" office:value-type="float" office:value="75.12">
            <text:p>75,12</text:p>
          </table:table-cell>
        </table:table-row>
        <table:table-row table:style-name="ro1">
          <table:table-cell office:value-type="float" office:value="1404151185">
            <text:p>1404151185</text:p>
          </table:table-cell>
          <table:table-cell office:value-type="float" office:value="3160">
            <text:p>3160</text:p>
          </table:table-cell>
          <table:table-cell office:value-type="float" office:value="17466">
            <text:p>17466</text:p>
          </table:table-cell>
          <table:table-cell office:value-type="float" office:value="12952">
            <text:p>12952</text:p>
          </table:table-cell>
          <table:table-cell office:value-type="float" office:value="702">
            <text:p>702</text:p>
          </table:table-cell>
          <table:table-cell office:value-type="float" office:value="749">
            <text:p>749</text:p>
          </table:table-cell>
          <table:table-cell office:value-type="float" office:value="0">
            <text:p>0</text:p>
          </table:table-cell>
          <table:table-cell office:value-type="float" office:value="95">
            <text:p>95</text:p>
          </table:table-cell>
          <table:table-cell office:value-type="float" office:value="66">
            <text:p>66</text:p>
          </table:table-cell>
          <table:table-cell office:value-type="float" office:value="330">
            <text:p>330</text:p>
          </table:table-cell>
          <table:table-cell office:value-type="float" office:value="688">
            <text:p>688</text:p>
          </table:table-cell>
          <table:table-cell office:value-type="float" office:value="-2.44">
            <text:p>-2,4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82]/30" office:value-type="float" office:value="105.333333333333">
            <text:p>105,3333333333</text:p>
          </table:table-cell>
          <table:table-cell table:formula="of:=([.L82]+40)*2" office:value-type="float" office:value="75.12">
            <text:p>75,12</text:p>
          </table:table-cell>
        </table:table-row>
        <table:table-row table:style-name="ro1">
          <table:table-cell office:value-type="float" office:value="1404152229">
            <text:p>1404152229</text:p>
          </table:table-cell>
          <table:table-cell office:value-type="float" office:value="3182">
            <text:p>3182</text:p>
          </table:table-cell>
          <table:table-cell office:value-type="float" office:value="17433">
            <text:p>17433</text:p>
          </table:table-cell>
          <table:table-cell office:value-type="float" office:value="12961">
            <text:p>12961</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8">
            <text:p>98</text:p>
          </table:table-cell>
          <table:table-cell office:value-type="float" office:value="66">
            <text:p>66</text:p>
          </table:table-cell>
          <table:table-cell office:value-type="float" office:value="332">
            <text:p>332</text:p>
          </table:table-cell>
          <table:table-cell office:value-type="float" office:value="686">
            <text:p>686</text:p>
          </table:table-cell>
          <table:table-cell office:value-type="float" office:value="-2.34">
            <text:p>-2,3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table:formula="of:=[.B83]/30" office:value-type="float" office:value="106.066666666667">
            <text:p>106,0666666667</text:p>
          </table:table-cell>
          <table:table-cell table:formula="of:=([.L83]+40)*2" office:value-type="float" office:value="75.32">
            <text:p>75,32</text:p>
          </table:table-cell>
        </table:table-row>
        <table:table-row table:style-name="ro1">
          <table:table-cell office:value-type="float" office:value="1404154343">
            <text:p>1404154343</text:p>
          </table:table-cell>
          <table:table-cell office:value-type="float" office:value="3182">
            <text:p>3182</text:p>
          </table:table-cell>
          <table:table-cell office:value-type="float" office:value="17543">
            <text:p>17543</text:p>
          </table:table-cell>
          <table:table-cell office:value-type="float" office:value="12961">
            <text:p>12961</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8">
            <text:p>98</text:p>
          </table:table-cell>
          <table:table-cell office:value-type="float" office:value="66">
            <text:p>66</text:p>
          </table:table-cell>
          <table:table-cell office:value-type="float" office:value="332">
            <text:p>332</text:p>
          </table:table-cell>
          <table:table-cell office:value-type="float" office:value="686">
            <text:p>686</text:p>
          </table:table-cell>
          <table:table-cell office:value-type="float" office:value="-2.34">
            <text:p>-2,3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table:formula="of:=[.B84]/30" office:value-type="float" office:value="106.066666666667">
            <text:p>106,0666666667</text:p>
          </table:table-cell>
          <table:table-cell table:formula="of:=([.L84]+40)*2" office:value-type="float" office:value="75.32">
            <text:p>75,32</text:p>
          </table:table-cell>
        </table:table-row>
        <table:table-row table:style-name="ro1">
          <table:table-cell office:value-type="float" office:value="1404154863">
            <text:p>1404154863</text:p>
          </table:table-cell>
          <table:table-cell office:value-type="float" office:value="3184">
            <text:p>3184</text:p>
          </table:table-cell>
          <table:table-cell office:value-type="float" office:value="17545">
            <text:p>17545</text:p>
          </table:table-cell>
          <table:table-cell office:value-type="float" office:value="12964">
            <text:p>12964</text:p>
          </table:table-cell>
          <table:table-cell office:value-type="float" office:value="702">
            <text:p>702</text:p>
          </table:table-cell>
          <table:table-cell office:value-type="float" office:value="756">
            <text:p>756</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32">
            <text:p>332</text:p>
          </table:table-cell>
          <table:table-cell office:value-type="float" office:value="679">
            <text:p>679</text:p>
          </table:table-cell>
          <table:table-cell office:value-type="float" office:value="-2.22">
            <text:p>-2,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5]/30" office:value-type="float" office:value="106.133333333333">
            <text:p>106,1333333333</text:p>
          </table:table-cell>
          <table:table-cell table:formula="of:=([.L85]+40)*2" office:value-type="float" office:value="75.56">
            <text:p>75,56</text:p>
          </table:table-cell>
        </table:table-row>
        <table:table-row table:style-name="ro1">
          <table:table-cell office:value-type="float" office:value="1404155293">
            <text:p>1404155293</text:p>
          </table:table-cell>
          <table:table-cell office:value-type="float" office:value="3184">
            <text:p>3184</text:p>
          </table:table-cell>
          <table:table-cell office:value-type="float" office:value="17545">
            <text:p>17545</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32">
            <text:p>332</text:p>
          </table:table-cell>
          <table:table-cell office:value-type="float" office:value="679">
            <text:p>679</text:p>
          </table:table-cell>
          <table:table-cell office:value-type="float" office:value="-2.22">
            <text:p>-2,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6]/30" office:value-type="float" office:value="106.133333333333">
            <text:p>106,1333333333</text:p>
          </table:table-cell>
          <table:table-cell table:formula="of:=([.L86]+40)*2" office:value-type="float" office:value="75.56">
            <text:p>75,56</text:p>
          </table:table-cell>
        </table:table-row>
        <table:table-row table:style-name="ro1">
          <table:table-cell office:value-type="float" office:value="1404157052">
            <text:p>1404157052</text:p>
          </table:table-cell>
          <table:table-cell office:value-type="float" office:value="3184">
            <text:p>3184</text:p>
          </table:table-cell>
          <table:table-cell office:value-type="float" office:value="17545">
            <text:p>17545</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7]/30" office:value-type="float" office:value="106.133333333333">
            <text:p>106,1333333333</text:p>
          </table:table-cell>
          <table:table-cell table:formula="of:=([.L87]+40)*2" office:value-type="float" office:value="75.6">
            <text:p>75,6</text:p>
          </table:table-cell>
        </table:table-row>
        <table:table-row table:style-name="ro1">
          <table:table-cell office:value-type="float" office:value="1404198020">
            <text:p>1404198020</text:p>
          </table:table-cell>
          <table:table-cell office:value-type="float" office:value="3184">
            <text:p>3184</text:p>
          </table:table-cell>
          <table:table-cell office:value-type="float" office:value="17559">
            <text:p>17559</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8]/30" office:value-type="float" office:value="106.133333333333">
            <text:p>106,1333333333</text:p>
          </table:table-cell>
          <table:table-cell table:formula="of:=([.L88]+40)*2" office:value-type="float" office:value="75.6">
            <text:p>75,6</text:p>
          </table:table-cell>
        </table:table-row>
        <table:table-row table:style-name="ro1">
          <table:table-cell office:value-type="float" office:value="1404198846">
            <text:p>1404198846</text:p>
          </table:table-cell>
          <table:table-cell office:value-type="float" office:value="67">
            <text:p>67</text:p>
          </table:table-cell>
          <table:table-cell office:value-type="float" office:value="66">
            <text:p>66</text:p>
          </table:table-cell>
          <table:table-cell office:value-type="float" office:value="123">
            <text:p>123</text:p>
          </table:table-cell>
          <table:table-cell office:value-type="float" office:value="182">
            <text:p>182</text:p>
          </table:table-cell>
          <table:table-cell office:value-type="float" office:value="101">
            <text:p>101</text:p>
          </table:table-cell>
          <table:table-cell office:value-type="float" office:value="0">
            <text:p>0</text:p>
          </table:table-cell>
          <table:table-cell office:value-type="float" office:value="6">
            <text:p>6</text:p>
          </table:table-cell>
          <table:table-cell office:value-type="float" office:value="19">
            <text:p>19</text:p>
          </table:table-cell>
          <table:table-cell office:value-type="float" office:value="7">
            <text:p>7</text:p>
          </table:table-cell>
          <table:table-cell office:value-type="float" office:value="1">
            <text:p>1</text:p>
          </table:table-cell>
          <table:table-cell office:value-type="float" office:value="4.48">
            <text:p>4,48</text:p>
          </table:table-cell>
          <table:table-cell office:value-type="float" office:value="1">
            <text:p>1</text:p>
          </table:table-cell>
          <table:table-cell office:value-type="float" office:value="20">
            <text:p>20</text:p>
          </table:table-cell>
          <table:table-cell office:value-type="float" office:value="4">
            <text:p>4</text:p>
          </table:table-cell>
          <table:table-cell office:value-type="float" office:value="7">
            <text:p>7</text:p>
          </table:table-cell>
          <table:table-cell table:formula="of:=[.B89]/30" office:value-type="float" office:value="2.23333333333333">
            <text:p>2,2333333333</text:p>
          </table:table-cell>
          <table:table-cell table:formula="of:=([.L89]+40)*2" office:value-type="float" office:value="88.96">
            <text:p>88,96</text:p>
          </table:table-cell>
        </table:table-row>
        <table:table-row table:style-name="ro1">
          <table:table-cell office:value-type="float" office:value="1404199496">
            <text:p>1404199496</text:p>
          </table:table-cell>
          <table:table-cell office:value-type="float" office:value="3184">
            <text:p>3184</text:p>
          </table:table-cell>
          <table:table-cell office:value-type="float" office:value="17562">
            <text:p>17562</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0]/30" office:value-type="float" office:value="106.133333333333">
            <text:p>106,1333333333</text:p>
          </table:table-cell>
          <table:table-cell table:formula="of:=([.L90]+40)*2" office:value-type="float" office:value="75.6">
            <text:p>75,6</text:p>
          </table:table-cell>
        </table:table-row>
        <table:table-row table:style-name="ro1">
          <table:table-cell office:value-type="float" office:value="1404200483">
            <text:p>1404200483</text:p>
          </table:table-cell>
          <table:table-cell office:value-type="float" office:value="3184">
            <text:p>3184</text:p>
          </table:table-cell>
          <table:table-cell office:value-type="float" office:value="17680">
            <text:p>17680</text:p>
          </table:table-cell>
          <table:table-cell office:value-type="float" office:value="12965">
            <text:p>12965</text:p>
          </table:table-cell>
          <table:table-cell office:value-type="float" office:value="702">
            <text:p>702</text:p>
          </table:table-cell>
          <table:table-cell office:value-type="float" office:value="753">
            <text:p>753</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1]/30" office:value-type="float" office:value="106.133333333333">
            <text:p>106,1333333333</text:p>
          </table:table-cell>
          <table:table-cell table:formula="of:=([.L91]+40)*2" office:value-type="float" office:value="75.6">
            <text:p>75,6</text:p>
          </table:table-cell>
        </table:table-row>
        <table:table-row table:style-name="ro1">
          <table:table-cell office:value-type="float" office:value="1404202066">
            <text:p>1404202066</text:p>
          </table:table-cell>
          <table:table-cell office:value-type="float" office:value="3184">
            <text:p>3184</text:p>
          </table:table-cell>
          <table:table-cell office:value-type="float" office:value="17846">
            <text:p>17846</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2]/30" office:value-type="float" office:value="106.133333333333">
            <text:p>106,1333333333</text:p>
          </table:table-cell>
          <table:table-cell table:formula="of:=([.L92]+40)*2" office:value-type="float" office:value="75.6">
            <text:p>75,6</text:p>
          </table:table-cell>
        </table:table-row>
        <table:table-row table:style-name="ro1">
          <table:table-cell office:value-type="float" office:value="1404204194">
            <text:p>1404204194</text:p>
          </table:table-cell>
          <table:table-cell office:value-type="float" office:value="3184">
            <text:p>3184</text:p>
          </table:table-cell>
          <table:table-cell office:value-type="float" office:value="18486">
            <text:p>18486</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3]/30" office:value-type="float" office:value="106.133333333333">
            <text:p>106,1333333333</text:p>
          </table:table-cell>
          <table:table-cell table:formula="of:=([.L93]+40)*2" office:value-type="float" office:value="75.6">
            <text:p>75,6</text:p>
          </table:table-cell>
        </table:table-row>
        <table:table-row table:style-name="ro1">
          <table:table-cell office:value-type="float" office:value="1404205673">
            <text:p>1404205673</text:p>
          </table:table-cell>
          <table:table-cell office:value-type="float" office:value="3184">
            <text:p>3184</text:p>
          </table:table-cell>
          <table:table-cell office:value-type="float" office:value="18855">
            <text:p>18855</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4]/30" office:value-type="float" office:value="106.133333333333">
            <text:p>106,1333333333</text:p>
          </table:table-cell>
          <table:table-cell table:formula="of:=([.L94]+40)*2" office:value-type="float" office:value="75.6">
            <text:p>75,6</text:p>
          </table:table-cell>
        </table:table-row>
        <table:table-row table:style-name="ro1">
          <table:table-cell office:value-type="float" office:value="1404215781">
            <text:p>1404215781</text:p>
          </table:table-cell>
          <table:table-cell office:value-type="float" office:value="3184">
            <text:p>3184</text:p>
          </table:table-cell>
          <table:table-cell office:value-type="float" office:value="20022">
            <text:p>20022</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5]/30" office:value-type="float" office:value="106.133333333333">
            <text:p>106,1333333333</text:p>
          </table:table-cell>
          <table:table-cell table:formula="of:=([.L95]+40)*2" office:value-type="float" office:value="75.6">
            <text:p>75,6</text:p>
          </table:table-cell>
        </table:table-row>
        <table:table-row table:style-name="ro1">
          <table:table-cell office:value-type="float" office:value="1404215994">
            <text:p>1404215994</text:p>
          </table:table-cell>
          <table:table-cell office:value-type="float" office:value="3184">
            <text:p>3184</text:p>
          </table:table-cell>
          <table:table-cell office:value-type="float" office:value="20029">
            <text:p>20029</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6]/30" office:value-type="float" office:value="106.133333333333">
            <text:p>106,1333333333</text:p>
          </table:table-cell>
          <table:table-cell table:formula="of:=([.L96]+40)*2" office:value-type="float" office:value="75.6">
            <text:p>75,6</text:p>
          </table:table-cell>
        </table:table-row>
        <table:table-row table:style-name="ro1">
          <table:table-cell office:value-type="float" office:value="1404216282">
            <text:p>1404216282</text:p>
          </table:table-cell>
          <table:table-cell office:value-type="float" office:value="3184">
            <text:p>3184</text:p>
          </table:table-cell>
          <table:table-cell office:value-type="float" office:value="20030">
            <text:p>20030</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7]/30" office:value-type="float" office:value="106.133333333333">
            <text:p>106,1333333333</text:p>
          </table:table-cell>
          <table:table-cell table:formula="of:=([.L97]+40)*2" office:value-type="float" office:value="75.6">
            <text:p>75,6</text:p>
          </table:table-cell>
        </table:table-row>
        <table:table-row table:style-name="ro1">
          <table:table-cell office:value-type="float" office:value="1404219672">
            <text:p>1404219672</text:p>
          </table:table-cell>
          <table:table-cell office:value-type="float" office:value="3219">
            <text:p>3219</text:p>
          </table:table-cell>
          <table:table-cell office:value-type="float" office:value="19993">
            <text:p>19993</text:p>
          </table:table-cell>
          <table:table-cell office:value-type="float" office:value="12980">
            <text:p>12980</text:p>
          </table:table-cell>
          <table:table-cell office:value-type="float" office:value="702">
            <text:p>702</text:p>
          </table:table-cell>
          <table:table-cell office:value-type="float" office:value="761">
            <text:p>761</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31">
            <text:p>331</text:p>
          </table:table-cell>
          <table:table-cell office:value-type="float" office:value="686">
            <text:p>686</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2">
            <text:p>92</text:p>
          </table:table-cell>
          <table:table-cell table:formula="of:=[.B98]/30" office:value-type="float" office:value="107.3">
            <text:p>107,3</text:p>
          </table:table-cell>
          <table:table-cell table:formula="of:=([.L98]+40)*2" office:value-type="float" office:value="75.6">
            <text:p>75,6</text:p>
          </table:table-cell>
        </table:table-row>
        <table:table-row table:style-name="ro1">
          <table:table-cell office:value-type="float" office:value="1404224325">
            <text:p>1404224325</text:p>
          </table:table-cell>
          <table:table-cell office:value-type="float" office:value="3728">
            <text:p>3728</text:p>
          </table:table-cell>
          <table:table-cell office:value-type="float" office:value="19822">
            <text:p>19822</text:p>
          </table:table-cell>
          <table:table-cell office:value-type="float" office:value="12992">
            <text:p>12992</text:p>
          </table:table-cell>
          <table:table-cell office:value-type="float" office:value="702">
            <text:p>702</text:p>
          </table:table-cell>
          <table:table-cell office:value-type="float" office:value="766">
            <text:p>766</text:p>
          </table:table-cell>
          <table:table-cell office:value-type="float" office:value="0">
            <text:p>0</text:p>
          </table:table-cell>
          <table:table-cell office:value-type="float" office:value="168">
            <text:p>168</text:p>
          </table:table-cell>
          <table:table-cell office:value-type="float" office:value="67">
            <text:p>67</text:p>
          </table:table-cell>
          <table:table-cell office:value-type="float" office:value="343">
            <text:p>343</text:p>
          </table:table-cell>
          <table:table-cell office:value-type="float" office:value="881">
            <text:p>881</text:p>
          </table:table-cell>
          <table:table-cell office:value-type="float" office:value="-3.37">
            <text:p>-3,37</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99]/30" office:value-type="float" office:value="124.266666666667">
            <text:p>124,2666666667</text:p>
          </table:table-cell>
          <table:table-cell table:formula="of:=([.L99]+40)*2" office:value-type="float" office:value="73.26">
            <text:p>73,26</text:p>
          </table:table-cell>
        </table:table-row>
        <table:table-row table:style-name="ro1">
          <table:table-cell office:value-type="float" office:value="1404237591">
            <text:p>1404237591</text:p>
          </table:table-cell>
          <table:table-cell office:value-type="float" office:value="3730">
            <text:p>3730</text:p>
          </table:table-cell>
          <table:table-cell office:value-type="float" office:value="19824">
            <text:p>19824</text:p>
          </table:table-cell>
          <table:table-cell office:value-type="float" office:value="12992">
            <text:p>12992</text:p>
          </table:table-cell>
          <table:table-cell office:value-type="float" office:value="701">
            <text:p>701</text:p>
          </table:table-cell>
          <table:table-cell office:value-type="float" office:value="765">
            <text:p>765</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9">
            <text:p>879</text:p>
          </table:table-cell>
          <table:table-cell office:value-type="float" office:value="-3.35">
            <text:p>-3,35</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100]/30" office:value-type="float" office:value="124.333333333333">
            <text:p>124,3333333333</text:p>
          </table:table-cell>
          <table:table-cell table:formula="of:=([.L100]+40)*2" office:value-type="float" office:value="73.3">
            <text:p>73,3</text:p>
          </table:table-cell>
        </table:table-row>
        <table:table-row table:style-name="ro1">
          <table:table-cell office:value-type="float" office:value="1404237921">
            <text:p>1404237921</text:p>
          </table:table-cell>
          <table:table-cell office:value-type="float" office:value="3730">
            <text:p>3730</text:p>
          </table:table-cell>
          <table:table-cell office:value-type="float" office:value="19824">
            <text:p>19824</text:p>
          </table:table-cell>
          <table:table-cell office:value-type="float" office:value="12992">
            <text:p>12992</text:p>
          </table:table-cell>
          <table:table-cell office:value-type="float" office:value="701">
            <text:p>701</text:p>
          </table:table-cell>
          <table:table-cell office:value-type="float" office:value="765">
            <text:p>765</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9">
            <text:p>879</text:p>
          </table:table-cell>
          <table:table-cell office:value-type="float" office:value="-3.35">
            <text:p>-3,35</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101]/30" office:value-type="float" office:value="124.333333333333">
            <text:p>124,3333333333</text:p>
          </table:table-cell>
          <table:table-cell table:formula="of:=([.L101]+40)*2" office:value-type="float" office:value="73.3">
            <text:p>73,3</text:p>
          </table:table-cell>
        </table:table-row>
        <table:table-row table:style-name="ro1">
          <table:table-cell office:value-type="float" office:value="1404238080">
            <text:p>1404238080</text:p>
          </table:table-cell>
          <table:table-cell office:value-type="float" office:value="3731">
            <text:p>3731</text:p>
          </table:table-cell>
          <table:table-cell office:value-type="float" office:value="19825">
            <text:p>19825</text:p>
          </table:table-cell>
          <table:table-cell office:value-type="float" office:value="12992">
            <text:p>12992</text:p>
          </table:table-cell>
          <table:table-cell office:value-type="float" office:value="699">
            <text:p>699</text:p>
          </table:table-cell>
          <table:table-cell office:value-type="float" office:value="766">
            <text:p>766</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8">
            <text:p>878</text:p>
          </table:table-cell>
          <table:table-cell office:value-type="float" office:value="-3.33">
            <text:p>-3,33</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102]/30" office:value-type="float" office:value="124.366666666667">
            <text:p>124,3666666667</text:p>
          </table:table-cell>
          <table:table-cell table:formula="of:=([.L102]+40)*2" office:value-type="float" office:value="73.34">
            <text:p>73,34</text:p>
          </table:table-cell>
        </table:table-row>
        <table:table-row table:style-name="ro1">
          <table:table-cell office:value-type="float" office:value="1404238264">
            <text:p>1404238264</text:p>
          </table:table-cell>
          <table:table-cell office:value-type="float" office:value="3733">
            <text:p>3733</text:p>
          </table:table-cell>
          <table:table-cell office:value-type="float" office:value="19827">
            <text:p>19827</text:p>
          </table:table-cell>
          <table:table-cell office:value-type="float" office:value="12995">
            <text:p>12995</text:p>
          </table:table-cell>
          <table:table-cell office:value-type="float" office:value="699">
            <text:p>699</text:p>
          </table:table-cell>
          <table:table-cell office:value-type="float" office:value="768">
            <text:p>768</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8">
            <text:p>878</text:p>
          </table:table-cell>
          <table:table-cell office:value-type="float" office:value="-3.32">
            <text:p>-3,32</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table:formula="of:=[.B103]/30" office:value-type="float" office:value="124.433333333333">
            <text:p>124,4333333333</text:p>
          </table:table-cell>
          <table:table-cell table:formula="of:=([.L103]+40)*2" office:value-type="float" office:value="73.36">
            <text:p>73,36</text:p>
          </table:table-cell>
        </table:table-row>
        <table:table-row table:style-name="ro1">
          <table:table-cell office:value-type="float" office:value="1404238578">
            <text:p>1404238578</text:p>
          </table:table-cell>
          <table:table-cell office:value-type="float" office:value="3733">
            <text:p>3733</text:p>
          </table:table-cell>
          <table:table-cell office:value-type="float" office:value="19827">
            <text:p>19827</text:p>
          </table:table-cell>
          <table:table-cell office:value-type="float" office:value="12995">
            <text:p>12995</text:p>
          </table:table-cell>
          <table:table-cell office:value-type="float" office:value="699">
            <text:p>699</text:p>
          </table:table-cell>
          <table:table-cell office:value-type="float" office:value="768">
            <text:p>768</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7">
            <text:p>877</text:p>
          </table:table-cell>
          <table:table-cell office:value-type="float" office:value="-3.31">
            <text:p>-3,31</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table:formula="of:=[.B104]/30" office:value-type="float" office:value="124.433333333333">
            <text:p>124,4333333333</text:p>
          </table:table-cell>
          <table:table-cell table:formula="of:=([.L104]+40)*2" office:value-type="float" office:value="73.38">
            <text:p>73,38</text:p>
          </table:table-cell>
        </table:table-row>
        <table:table-row table:style-name="ro1">
          <table:table-cell office:value-type="float" office:value="1404239255">
            <text:p>1404239255</text:p>
          </table:table-cell>
          <table:table-cell office:value-type="float" office:value="3735">
            <text:p>3735</text:p>
          </table:table-cell>
          <table:table-cell office:value-type="float" office:value="19772">
            <text:p>19772</text:p>
          </table:table-cell>
          <table:table-cell office:value-type="float" office:value="13053">
            <text:p>13053</text:p>
          </table:table-cell>
          <table:table-cell office:value-type="float" office:value="699">
            <text:p>699</text:p>
          </table:table-cell>
          <table:table-cell office:value-type="float" office:value="769">
            <text:p>769</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346">
            <text:p>346</text:p>
          </table:table-cell>
          <table:table-cell office:value-type="float" office:value="876">
            <text:p>876</text:p>
          </table:table-cell>
          <table:table-cell office:value-type="float" office:value="-3.29">
            <text:p>-3,29</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7">
            <text:p>97</text:p>
          </table:table-cell>
          <table:table-cell table:formula="of:=[.B105]/30" office:value-type="float" office:value="124.5">
            <text:p>124,5</text:p>
          </table:table-cell>
          <table:table-cell table:formula="of:=([.L105]+40)*2" office:value-type="float" office:value="73.42">
            <text:p>73,42</text:p>
          </table:table-cell>
        </table:table-row>
        <table:table-row table:style-name="ro1">
          <table:table-cell office:value-type="float" office:value="1404239713">
            <text:p>1404239713</text:p>
          </table:table-cell>
          <table:table-cell office:value-type="float" office:value="3737">
            <text:p>3737</text:p>
          </table:table-cell>
          <table:table-cell office:value-type="float" office:value="19694">
            <text:p>19694</text:p>
          </table:table-cell>
          <table:table-cell office:value-type="float" office:value="13132">
            <text:p>13132</text:p>
          </table:table-cell>
          <table:table-cell office:value-type="float" office:value="699">
            <text:p>699</text:p>
          </table:table-cell>
          <table:table-cell office:value-type="float" office:value="771">
            <text:p>771</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347">
            <text:p>347</text:p>
          </table:table-cell>
          <table:table-cell office:value-type="float" office:value="875">
            <text:p>875</text:p>
          </table:table-cell>
          <table:table-cell office:value-type="float" office:value="-3.28">
            <text:p>-3,28</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table:formula="of:=[.B106]/30" office:value-type="float" office:value="124.566666666667">
            <text:p>124,5666666667</text:p>
          </table:table-cell>
          <table:table-cell table:formula="of:=([.L106]+40)*2" office:value-type="float" office:value="73.44">
            <text:p>73,44</text:p>
          </table:table-cell>
        </table:table-row>
        <table:table-row table:style-name="ro1">
          <table:table-cell office:value-type="float" office:value="1404241042">
            <text:p>1404241042</text:p>
          </table:table-cell>
          <table:table-cell office:value-type="float" office:value="3738">
            <text:p>3738</text:p>
          </table:table-cell>
          <table:table-cell office:value-type="float" office:value="19695">
            <text:p>19695</text:p>
          </table:table-cell>
          <table:table-cell office:value-type="float" office:value="13132">
            <text:p>13132</text:p>
          </table:table-cell>
          <table:table-cell office:value-type="float" office:value="697">
            <text:p>697</text:p>
          </table:table-cell>
          <table:table-cell office:value-type="float" office:value="772">
            <text:p>772</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7">
            <text:p>347</text:p>
          </table:table-cell>
          <table:table-cell office:value-type="float" office:value="874">
            <text:p>874</text:p>
          </table:table-cell>
          <table:table-cell office:value-type="float" office:value="-3.26">
            <text:p>-3,26</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table:formula="of:=[.B107]/30" office:value-type="float" office:value="124.6">
            <text:p>124,6</text:p>
          </table:table-cell>
          <table:table-cell table:formula="of:=([.L107]+40)*2" office:value-type="float" office:value="73.48">
            <text:p>73,48</text:p>
          </table:table-cell>
        </table:table-row>
        <table:table-row table:style-name="ro1">
          <table:table-cell office:value-type="float" office:value="1404245736">
            <text:p>1404245736</text:p>
          </table:table-cell>
          <table:table-cell office:value-type="float" office:value="3740">
            <text:p>3740</text:p>
          </table:table-cell>
          <table:table-cell office:value-type="float" office:value="19697">
            <text:p>19697</text:p>
          </table:table-cell>
          <table:table-cell office:value-type="float" office:value="13140">
            <text:p>13140</text:p>
          </table:table-cell>
          <table:table-cell office:value-type="float" office:value="699">
            <text:p>699</text:p>
          </table:table-cell>
          <table:table-cell office:value-type="float" office:value="773">
            <text:p>773</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401">
            <text:p>401</text:p>
          </table:table-cell>
          <table:table-cell office:value-type="float" office:value="874">
            <text:p>874</text:p>
          </table:table-cell>
          <table:table-cell office:value-type="float" office:value="-3.4">
            <text:p>-3,4</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8">
            <text:p>98</text:p>
          </table:table-cell>
          <table:table-cell table:formula="of:=[.B108]/30" office:value-type="float" office:value="124.666666666667">
            <text:p>124,6666666667</text:p>
          </table:table-cell>
          <table:table-cell table:formula="of:=([.L108]+40)*2" office:value-type="float" office:value="73.2">
            <text:p>73,2</text:p>
          </table:table-cell>
        </table:table-row>
        <table:table-row table:style-name="ro1">
          <table:table-cell office:value-type="float" office:value="1404281809">
            <text:p>1404281809</text:p>
          </table:table-cell>
          <table:table-cell office:value-type="float" office:value="108">
            <text:p>108</text:p>
          </table:table-cell>
          <table:table-cell office:value-type="float" office:value="548">
            <text:p>548</text:p>
          </table:table-cell>
          <table:table-cell office:value-type="float" office:value="3631">
            <text:p>3631</text:p>
          </table:table-cell>
          <table:table-cell office:value-type="float" office:value="209">
            <text:p>209</text:p>
          </table:table-cell>
          <table:table-cell office:value-type="float" office:value="128">
            <text:p>128</text:p>
          </table:table-cell>
          <table:table-cell office:value-type="float" office:value="0">
            <text:p>0</text:p>
          </table:table-cell>
          <table:table-cell office:value-type="float" office:value="7">
            <text:p>7</text:p>
          </table:table-cell>
          <table:table-cell office:value-type="float" office:value="19">
            <text:p>19</text:p>
          </table:table-cell>
          <table:table-cell office:value-type="float" office:value="46">
            <text:p>46</text:p>
          </table:table-cell>
          <table:table-cell office:value-type="float" office:value="1">
            <text:p>1</text:p>
          </table:table-cell>
          <table:table-cell office:value-type="float" office:value="2.87">
            <text:p>2,87</text:p>
          </table:table-cell>
          <table:table-cell office:value-type="float" office:value="2">
            <text:p>2</text:p>
          </table:table-cell>
          <table:table-cell office:value-type="float" office:value="20">
            <text:p>20</text:p>
          </table:table-cell>
          <table:table-cell office:value-type="float" office:value="5">
            <text:p>5</text:p>
          </table:table-cell>
          <table:table-cell office:value-type="float" office:value="7">
            <text:p>7</text:p>
          </table:table-cell>
          <table:table-cell table:formula="of:=[.B109]/30" office:value-type="float" office:value="3.6">
            <text:p>3,6</text:p>
          </table:table-cell>
          <table:table-cell table:formula="of:=([.L109]+40)*2" office:value-type="float" office:value="85.74">
            <text:p>85,74</text:p>
          </table:table-cell>
        </table:table-row>
        <table:table-row table:style-name="ro1">
          <table:table-cell office:value-type="float" office:value="1404282041">
            <text:p>1404282041</text:p>
          </table:table-cell>
          <table:table-cell office:value-type="float" office:value="3742">
            <text:p>3742</text:p>
          </table:table-cell>
          <table:table-cell office:value-type="float" office:value="19676">
            <text:p>19676</text:p>
          </table:table-cell>
          <table:table-cell office:value-type="float" office:value="13160">
            <text:p>13160</text:p>
          </table:table-cell>
          <table:table-cell office:value-type="float" office:value="699">
            <text:p>699</text:p>
          </table:table-cell>
          <table:table-cell office:value-type="float" office:value="776">
            <text:p>776</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402">
            <text:p>402</text:p>
          </table:table-cell>
          <table:table-cell office:value-type="float" office:value="873">
            <text:p>873</text:p>
          </table:table-cell>
          <table:table-cell office:value-type="float" office:value="-3.38">
            <text:p>-3,38</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9">
            <text:p>99</text:p>
          </table:table-cell>
          <table:table-cell table:formula="of:=[.B110]/30" office:value-type="float" office:value="124.733333333333">
            <text:p>124,7333333333</text:p>
          </table:table-cell>
          <table:table-cell table:formula="of:=([.L110]+40)*2" office:value-type="float" office:value="73.24">
            <text:p>73,24</text:p>
          </table:table-cell>
        </table:table-row>
        <table:table-row table:style-name="ro1">
          <table:table-cell office:value-type="float" office:value="1404282394">
            <text:p>1404282394</text:p>
          </table:table-cell>
          <table:table-cell office:value-type="float" office:value="3744">
            <text:p>3744</text:p>
          </table:table-cell>
          <table:table-cell office:value-type="float" office:value="19654">
            <text:p>19654</text:p>
          </table:table-cell>
          <table:table-cell office:value-type="float" office:value="13183">
            <text:p>13183</text:p>
          </table:table-cell>
          <table:table-cell office:value-type="float" office:value="699">
            <text:p>699</text:p>
          </table:table-cell>
          <table:table-cell office:value-type="float" office:value="778">
            <text:p>778</text:p>
          </table:table-cell>
          <table:table-cell office:value-type="float" office:value="0">
            <text:p>0</text:p>
          </table:table-cell>
          <table:table-cell office:value-type="float" office:value="174">
            <text:p>174</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7">
            <text:p>-3,37</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11]/30" office:value-type="float" office:value="124.8">
            <text:p>124,8</text:p>
          </table:table-cell>
          <table:table-cell table:formula="of:=([.L111]+40)*2" office:value-type="float" office:value="73.26">
            <text:p>73,26</text:p>
          </table:table-cell>
        </table:table-row>
        <table:table-row table:style-name="ro1">
          <table:table-cell office:value-type="float" office:value="1404282693">
            <text:p>1404282693</text:p>
          </table:table-cell>
          <table:table-cell office:value-type="float" office:value="3745">
            <text:p>3745</text:p>
          </table:table-cell>
          <table:table-cell office:value-type="float" office:value="19655">
            <text:p>19655</text:p>
          </table:table-cell>
          <table:table-cell office:value-type="float" office:value="13183">
            <text:p>13183</text:p>
          </table:table-cell>
          <table:table-cell office:value-type="float" office:value="700">
            <text:p>700</text:p>
          </table:table-cell>
          <table:table-cell office:value-type="float" office:value="778">
            <text:p>778</text:p>
          </table:table-cell>
          <table:table-cell office:value-type="float" office:value="0">
            <text:p>0</text:p>
          </table:table-cell>
          <table:table-cell office:value-type="float" office:value="175">
            <text:p>175</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12]/30" office:value-type="float" office:value="124.833333333333">
            <text:p>124,8333333333</text:p>
          </table:table-cell>
          <table:table-cell table:formula="of:=([.L112]+40)*2" office:value-type="float" office:value="73.28">
            <text:p>73,28</text:p>
          </table:table-cell>
        </table:table-row>
        <table:table-row table:style-name="ro1">
          <table:table-cell office:value-type="float" office:value="1404282923">
            <text:p>1404282923</text:p>
          </table:table-cell>
          <table:table-cell office:value-type="float" office:value="3745">
            <text:p>3745</text:p>
          </table:table-cell>
          <table:table-cell office:value-type="float" office:value="19655">
            <text:p>19655</text:p>
          </table:table-cell>
          <table:table-cell office:value-type="float" office:value="13183">
            <text:p>13183</text:p>
          </table:table-cell>
          <table:table-cell office:value-type="float" office:value="700">
            <text:p>700</text:p>
          </table:table-cell>
          <table:table-cell office:value-type="float" office:value="778">
            <text:p>778</text:p>
          </table:table-cell>
          <table:table-cell office:value-type="float" office:value="0">
            <text:p>0</text:p>
          </table:table-cell>
          <table:table-cell office:value-type="float" office:value="175">
            <text:p>175</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13]/30" office:value-type="float" office:value="124.833333333333">
            <text:p>124,8333333333</text:p>
          </table:table-cell>
          <table:table-cell table:formula="of:=([.L113]+40)*2" office:value-type="float" office:value="73.28">
            <text:p>73,28</text:p>
          </table:table-cell>
        </table:table-row>
        <table:table-row table:style-name="ro1">
          <table:table-cell office:value-type="float" office:value="1404283269">
            <text:p>1404283269</text:p>
          </table:table-cell>
          <table:table-cell office:value-type="float" office:value="3746">
            <text:p>3746</text:p>
          </table:table-cell>
          <table:table-cell office:value-type="float" office:value="19656">
            <text:p>19656</text:p>
          </table:table-cell>
          <table:table-cell office:value-type="float" office:value="13183">
            <text:p>13183</text:p>
          </table:table-cell>
          <table:table-cell office:value-type="float" office:value="700">
            <text:p>700</text:p>
          </table:table-cell>
          <table:table-cell office:value-type="float" office:value="778">
            <text:p>778</text:p>
          </table:table-cell>
          <table:table-cell office:value-type="float" office:value="0">
            <text:p>0</text:p>
          </table:table-cell>
          <table:table-cell office:value-type="float" office:value="176">
            <text:p>176</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14]/30" office:value-type="float" office:value="124.866666666667">
            <text:p>124,8666666667</text:p>
          </table:table-cell>
          <table:table-cell table:formula="of:=([.L114]+40)*2" office:value-type="float" office:value="73.28">
            <text:p>73,28</text:p>
          </table:table-cell>
        </table:table-row>
        <table:table-row table:style-name="ro1">
          <table:table-cell office:value-type="float" office:value="1404283453">
            <text:p>1404283453</text:p>
          </table:table-cell>
          <table:table-cell office:value-type="float" office:value="3748">
            <text:p>3748</text:p>
          </table:table-cell>
          <table:table-cell office:value-type="float" office:value="19658">
            <text:p>19658</text:p>
          </table:table-cell>
          <table:table-cell office:value-type="float" office:value="13186">
            <text:p>13186</text:p>
          </table:table-cell>
          <table:table-cell office:value-type="float" office:value="700">
            <text:p>700</text:p>
          </table:table-cell>
          <table:table-cell office:value-type="float" office:value="781">
            <text:p>781</text:p>
          </table:table-cell>
          <table:table-cell office:value-type="float" office:value="0">
            <text:p>0</text:p>
          </table:table-cell>
          <table:table-cell office:value-type="float" office:value="174">
            <text:p>174</text:p>
          </table:table-cell>
          <table:table-cell office:value-type="float" office:value="67">
            <text:p>67</text:p>
          </table:table-cell>
          <table:table-cell office:value-type="float" office:value="403">
            <text:p>403</text:p>
          </table:table-cell>
          <table:table-cell office:value-type="float" office:value="869">
            <text:p>869</text:p>
          </table:table-cell>
          <table:table-cell office:value-type="float" office:value="-3.31">
            <text:p>-3,31</text:p>
          </table:table-cell>
          <table:table-cell office:value-type="float" office:value="3">
            <text:p>3</text:p>
          </table:table-cell>
          <table:table-cell table:number-columns-repeated="2" office:value-type="float" office:value="34">
            <text:p>34</text:p>
          </table:table-cell>
          <table:table-cell office:value-type="float" office:value="100">
            <text:p>100</text:p>
          </table:table-cell>
          <table:table-cell table:formula="of:=[.B115]/30" office:value-type="float" office:value="124.933333333333">
            <text:p>124,9333333333</text:p>
          </table:table-cell>
          <table:table-cell table:formula="of:=([.L115]+40)*2" office:value-type="float" office:value="73.38">
            <text:p>73,38</text:p>
          </table:table-cell>
        </table:table-row>
        <table:table-row table:style-name="ro1">
          <table:table-cell office:value-type="float" office:value="1404283703">
            <text:p>1404283703</text:p>
          </table:table-cell>
          <table:table-cell office:value-type="float" office:value="3753">
            <text:p>3753</text:p>
          </table:table-cell>
          <table:table-cell office:value-type="float" office:value="19663">
            <text:p>19663</text:p>
          </table:table-cell>
          <table:table-cell office:value-type="float" office:value="13186">
            <text:p>13186</text:p>
          </table:table-cell>
          <table:table-cell office:value-type="float" office:value="696">
            <text:p>696</text:p>
          </table:table-cell>
          <table:table-cell office:value-type="float" office:value="781">
            <text:p>781</text:p>
          </table:table-cell>
          <table:table-cell office:value-type="float" office:value="0">
            <text:p>0</text:p>
          </table:table-cell>
          <table:table-cell office:value-type="float" office:value="177">
            <text:p>177</text:p>
          </table:table-cell>
          <table:table-cell office:value-type="float" office:value="68">
            <text:p>68</text:p>
          </table:table-cell>
          <table:table-cell office:value-type="float" office:value="411">
            <text:p>411</text:p>
          </table:table-cell>
          <table:table-cell office:value-type="float" office:value="865">
            <text:p>865</text:p>
          </table:table-cell>
          <table:table-cell office:value-type="float" office:value="-3.27">
            <text:p>-3,27</text:p>
          </table:table-cell>
          <table:table-cell office:value-type="float" office:value="3">
            <text:p>3</text:p>
          </table:table-cell>
          <table:table-cell table:number-columns-repeated="2" office:value-type="float" office:value="34">
            <text:p>34</text:p>
          </table:table-cell>
          <table:table-cell office:value-type="float" office:value="100">
            <text:p>100</text:p>
          </table:table-cell>
          <table:table-cell table:formula="of:=[.B116]/30" office:value-type="float" office:value="125.1">
            <text:p>125,1</text:p>
          </table:table-cell>
          <table:table-cell table:formula="of:=([.L116]+40)*2" office:value-type="float" office:value="73.46">
            <text:p>73,46</text:p>
          </table:table-cell>
        </table:table-row>
        <table:table-row table:style-name="ro1">
          <table:table-cell office:value-type="float" office:value="1404284731">
            <text:p>1404284731</text:p>
          </table:table-cell>
          <table:table-cell office:value-type="float" office:value="3756">
            <text:p>3756</text:p>
          </table:table-cell>
          <table:table-cell office:value-type="float" office:value="19666">
            <text:p>19666</text:p>
          </table:table-cell>
          <table:table-cell office:value-type="float" office:value="13192">
            <text:p>13192</text:p>
          </table:table-cell>
          <table:table-cell office:value-type="float" office:value="696">
            <text:p>696</text:p>
          </table:table-cell>
          <table:table-cell office:value-type="float" office:value="784">
            <text:p>784</text:p>
          </table:table-cell>
          <table:table-cell office:value-type="float" office:value="0">
            <text:p>0</text:p>
          </table:table-cell>
          <table:table-cell office:value-type="float" office:value="177">
            <text:p>177</text:p>
          </table:table-cell>
          <table:table-cell office:value-type="float" office:value="69">
            <text:p>69</text:p>
          </table:table-cell>
          <table:table-cell office:value-type="float" office:value="411">
            <text:p>411</text:p>
          </table:table-cell>
          <table:table-cell office:value-type="float" office:value="864">
            <text:p>864</text:p>
          </table:table-cell>
          <table:table-cell office:value-type="float" office:value="-3.25">
            <text:p>-3,25</text:p>
          </table:table-cell>
          <table:table-cell office:value-type="float" office:value="3">
            <text:p>3</text:p>
          </table:table-cell>
          <table:table-cell table:number-columns-repeated="2" office:value-type="float" office:value="35">
            <text:p>35</text:p>
          </table:table-cell>
          <table:table-cell office:value-type="float" office:value="100">
            <text:p>100</text:p>
          </table:table-cell>
          <table:table-cell table:formula="of:=[.B117]/30" office:value-type="float" office:value="125.2">
            <text:p>125,2</text:p>
          </table:table-cell>
          <table:table-cell table:formula="of:=([.L117]+40)*2" office:value-type="float" office:value="73.5">
            <text:p>73,5</text:p>
          </table:table-cell>
        </table:table-row>
        <table:table-row table:style-name="ro1">
          <table:table-cell office:value-type="float" office:value="1404285180">
            <text:p>1404285180</text:p>
          </table:table-cell>
          <table:table-cell office:value-type="float" office:value="3761">
            <text:p>3761</text:p>
          </table:table-cell>
          <table:table-cell office:value-type="float" office:value="19671">
            <text:p>19671</text:p>
          </table:table-cell>
          <table:table-cell office:value-type="float" office:value="13201">
            <text:p>13201</text:p>
          </table:table-cell>
          <table:table-cell office:value-type="float" office:value="696">
            <text:p>696</text:p>
          </table:table-cell>
          <table:table-cell office:value-type="float" office:value="788">
            <text:p>788</text:p>
          </table:table-cell>
          <table:table-cell office:value-type="float" office:value="0">
            <text:p>0</text:p>
          </table:table-cell>
          <table:table-cell office:value-type="float" office:value="179">
            <text:p>179</text:p>
          </table:table-cell>
          <table:table-cell office:value-type="float" office:value="69">
            <text:p>69</text:p>
          </table:table-cell>
          <table:table-cell office:value-type="float" office:value="411">
            <text:p>411</text:p>
          </table:table-cell>
          <table:table-cell office:value-type="float" office:value="856">
            <text:p>856</text:p>
          </table:table-cell>
          <table:table-cell office:value-type="float" office:value="-3.13">
            <text:p>-3,1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8]/30" office:value-type="float" office:value="125.366666666667">
            <text:p>125,3666666667</text:p>
          </table:table-cell>
          <table:table-cell table:formula="of:=([.L118]+40)*2" office:value-type="float" office:value="73.74">
            <text:p>73,74</text:p>
          </table:table-cell>
        </table:table-row>
        <table:table-row table:style-name="ro1">
          <table:table-cell office:value-type="float" office:value="1404285354">
            <text:p>1404285354</text:p>
          </table:table-cell>
          <table:table-cell office:value-type="float" office:value="3764">
            <text:p>3764</text:p>
          </table:table-cell>
          <table:table-cell office:value-type="float" office:value="19674">
            <text:p>19674</text:p>
          </table:table-cell>
          <table:table-cell office:value-type="float" office:value="13201">
            <text:p>13201</text:p>
          </table:table-cell>
          <table:table-cell office:value-type="float" office:value="694">
            <text:p>694</text:p>
          </table:table-cell>
          <table:table-cell office:value-type="float" office:value="788">
            <text:p>788</text:p>
          </table:table-cell>
          <table:table-cell office:value-type="float" office:value="0">
            <text:p>0</text:p>
          </table:table-cell>
          <table:table-cell office:value-type="float" office:value="181">
            <text:p>181</text:p>
          </table:table-cell>
          <table:table-cell office:value-type="float" office:value="69">
            <text:p>69</text:p>
          </table:table-cell>
          <table:table-cell office:value-type="float" office:value="416">
            <text:p>416</text:p>
          </table:table-cell>
          <table:table-cell office:value-type="float" office:value="833">
            <text:p>833</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9]/30" office:value-type="float" office:value="125.466666666667">
            <text:p>125,4666666667</text:p>
          </table:table-cell>
          <table:table-cell table:formula="of:=([.L119]+40)*2" office:value-type="float" office:value="74.34">
            <text:p>74,34</text:p>
          </table:table-cell>
        </table:table-row>
        <table:table-row table:style-name="ro1">
          <table:table-cell office:value-type="float" office:value="1404285665">
            <text:p>1404285665</text:p>
          </table:table-cell>
          <table:table-cell office:value-type="float" office:value="3765">
            <text:p>3765</text:p>
          </table:table-cell>
          <table:table-cell office:value-type="float" office:value="19675">
            <text:p>19675</text:p>
          </table:table-cell>
          <table:table-cell office:value-type="float" office:value="13201">
            <text:p>13201</text:p>
          </table:table-cell>
          <table:table-cell office:value-type="float" office:value="696">
            <text:p>696</text:p>
          </table:table-cell>
          <table:table-cell office:value-type="float" office:value="787">
            <text:p>787</text:p>
          </table:table-cell>
          <table:table-cell office:value-type="float" office:value="0">
            <text:p>0</text:p>
          </table:table-cell>
          <table:table-cell office:value-type="float" office:value="181">
            <text:p>181</text:p>
          </table:table-cell>
          <table:table-cell office:value-type="float" office:value="69">
            <text:p>69</text:p>
          </table:table-cell>
          <table:table-cell office:value-type="float" office:value="417">
            <text:p>417</text:p>
          </table:table-cell>
          <table:table-cell office:value-type="float" office:value="833">
            <text:p>833</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0]/30" office:value-type="float" office:value="125.5">
            <text:p>125,5</text:p>
          </table:table-cell>
          <table:table-cell table:formula="of:=([.L120]+40)*2" office:value-type="float" office:value="74.34">
            <text:p>74,34</text:p>
          </table:table-cell>
        </table:table-row>
        <table:table-row table:style-name="ro1">
          <table:table-cell office:value-type="float" office:value="1404285971">
            <text:p>1404285971</text:p>
          </table:table-cell>
          <table:table-cell office:value-type="float" office:value="3766">
            <text:p>3766</text:p>
          </table:table-cell>
          <table:table-cell office:value-type="float" office:value="19676">
            <text:p>19676</text:p>
          </table:table-cell>
          <table:table-cell office:value-type="float" office:value="13201">
            <text:p>13201</text:p>
          </table:table-cell>
          <table:table-cell office:value-type="float" office:value="696">
            <text:p>696</text:p>
          </table:table-cell>
          <table:table-cell office:value-type="float" office:value="787">
            <text:p>787</text:p>
          </table:table-cell>
          <table:table-cell office:value-type="float" office:value="0">
            <text:p>0</text:p>
          </table:table-cell>
          <table:table-cell office:value-type="float" office:value="182">
            <text:p>182</text:p>
          </table:table-cell>
          <table:table-cell office:value-type="float" office:value="69">
            <text:p>69</text:p>
          </table:table-cell>
          <table:table-cell office:value-type="float" office:value="417">
            <text:p>417</text:p>
          </table:table-cell>
          <table:table-cell office:value-type="float" office:value="833">
            <text:p>833</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1]/30" office:value-type="float" office:value="125.533333333333">
            <text:p>125,5333333333</text:p>
          </table:table-cell>
          <table:table-cell table:formula="of:=([.L121]+40)*2" office:value-type="float" office:value="74.34">
            <text:p>74,34</text:p>
          </table:table-cell>
        </table:table-row>
        <table:table-row table:style-name="ro1">
          <table:table-cell office:value-type="float" office:value="1404286424">
            <text:p>1404286424</text:p>
          </table:table-cell>
          <table:table-cell office:value-type="float" office:value="3770">
            <text:p>3770</text:p>
          </table:table-cell>
          <table:table-cell office:value-type="float" office:value="19680">
            <text:p>19680</text:p>
          </table:table-cell>
          <table:table-cell office:value-type="float" office:value="13201">
            <text:p>13201</text:p>
          </table:table-cell>
          <table:table-cell office:value-type="float" office:value="695">
            <text:p>695</text:p>
          </table:table-cell>
          <table:table-cell office:value-type="float" office:value="788">
            <text:p>788</text:p>
          </table:table-cell>
          <table:table-cell office:value-type="float" office:value="0">
            <text:p>0</text:p>
          </table:table-cell>
          <table:table-cell office:value-type="float" office:value="184">
            <text:p>184</text:p>
          </table:table-cell>
          <table:table-cell office:value-type="float" office:value="69">
            <text:p>69</text:p>
          </table:table-cell>
          <table:table-cell office:value-type="float" office:value="423">
            <text:p>423</text:p>
          </table:table-cell>
          <table:table-cell office:value-type="float" office:value="808">
            <text:p>808</text:p>
          </table:table-cell>
          <table:table-cell office:value-type="float" office:value="-2.51">
            <text:p>-2,51</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2]/30" office:value-type="float" office:value="125.666666666667">
            <text:p>125,6666666667</text:p>
          </table:table-cell>
          <table:table-cell table:formula="of:=([.L122]+40)*2" office:value-type="float" office:value="74.98">
            <text:p>74,98</text:p>
          </table:table-cell>
        </table:table-row>
        <table:table-row table:style-name="ro1">
          <table:table-cell office:value-type="float" office:value="1404286734">
            <text:p>1404286734</text:p>
          </table:table-cell>
          <table:table-cell office:value-type="float" office:value="3770">
            <text:p>3770</text:p>
          </table:table-cell>
          <table:table-cell office:value-type="float" office:value="19680">
            <text:p>19680</text:p>
          </table:table-cell>
          <table:table-cell office:value-type="float" office:value="13201">
            <text:p>13201</text:p>
          </table:table-cell>
          <table:table-cell office:value-type="float" office:value="695">
            <text:p>695</text:p>
          </table:table-cell>
          <table:table-cell office:value-type="float" office:value="788">
            <text:p>788</text:p>
          </table:table-cell>
          <table:table-cell office:value-type="float" office:value="0">
            <text:p>0</text:p>
          </table:table-cell>
          <table:table-cell office:value-type="float" office:value="184">
            <text:p>184</text:p>
          </table:table-cell>
          <table:table-cell office:value-type="float" office:value="69">
            <text:p>69</text:p>
          </table:table-cell>
          <table:table-cell office:value-type="float" office:value="423">
            <text:p>423</text:p>
          </table:table-cell>
          <table:table-cell office:value-type="float" office:value="808">
            <text:p>808</text:p>
          </table:table-cell>
          <table:table-cell office:value-type="float" office:value="-2.51">
            <text:p>-2,51</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3]/30" office:value-type="float" office:value="125.666666666667">
            <text:p>125,6666666667</text:p>
          </table:table-cell>
          <table:table-cell table:formula="of:=([.L123]+40)*2" office:value-type="float" office:value="74.98">
            <text:p>74,98</text:p>
          </table:table-cell>
        </table:table-row>
        <table:table-row table:style-name="ro1">
          <table:table-cell office:value-type="float" office:value="1404286898">
            <text:p>1404286898</text:p>
          </table:table-cell>
          <table:table-cell office:value-type="float" office:value="3773">
            <text:p>3773</text:p>
          </table:table-cell>
          <table:table-cell office:value-type="float" office:value="19683">
            <text:p>19683</text:p>
          </table:table-cell>
          <table:table-cell office:value-type="float" office:value="13201">
            <text:p>13201</text:p>
          </table:table-cell>
          <table:table-cell office:value-type="float" office:value="693">
            <text:p>693</text:p>
          </table:table-cell>
          <table:table-cell office:value-type="float" office:value="787">
            <text:p>787</text:p>
          </table:table-cell>
          <table:table-cell office:value-type="float" office:value="0">
            <text:p>0</text:p>
          </table:table-cell>
          <table:table-cell office:value-type="float" office:value="186">
            <text:p>186</text:p>
          </table:table-cell>
          <table:table-cell office:value-type="float" office:value="69">
            <text:p>69</text:p>
          </table:table-cell>
          <table:table-cell office:value-type="float" office:value="427">
            <text:p>427</text:p>
          </table:table-cell>
          <table:table-cell office:value-type="float" office:value="796">
            <text:p>796</text:p>
          </table:table-cell>
          <table:table-cell office:value-type="float" office:value="-2.36">
            <text:p>-2,36</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4]/30" office:value-type="float" office:value="125.766666666667">
            <text:p>125,7666666667</text:p>
          </table:table-cell>
          <table:table-cell table:formula="of:=([.L124]+40)*2" office:value-type="float" office:value="75.28">
            <text:p>75,28</text:p>
          </table:table-cell>
        </table:table-row>
        <table:table-row table:style-name="ro1">
          <table:table-cell office:value-type="float" office:value="1404287195">
            <text:p>1404287195</text:p>
          </table:table-cell>
          <table:table-cell office:value-type="float" office:value="3775">
            <text:p>3775</text:p>
          </table:table-cell>
          <table:table-cell office:value-type="float" office:value="19685">
            <text:p>19685</text:p>
          </table:table-cell>
          <table:table-cell office:value-type="float" office:value="13201">
            <text:p>13201</text:p>
          </table:table-cell>
          <table:table-cell office:value-type="float" office:value="692">
            <text:p>692</text:p>
          </table:table-cell>
          <table:table-cell office:value-type="float" office:value="788">
            <text:p>788</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2">
            <text:p>792</text:p>
          </table:table-cell>
          <table:table-cell office:value-type="float" office:value="-2.3">
            <text:p>-2,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5]/30" office:value-type="float" office:value="125.833333333333">
            <text:p>125,8333333333</text:p>
          </table:table-cell>
          <table:table-cell table:formula="of:=([.L125]+40)*2" office:value-type="float" office:value="75.4">
            <text:p>75,4</text:p>
          </table:table-cell>
        </table:table-row>
        <table:table-row table:style-name="ro1">
          <table:table-cell office:value-type="float" office:value="1404287725">
            <text:p>1404287725</text:p>
          </table:table-cell>
          <table:table-cell office:value-type="float" office:value="3776">
            <text:p>3776</text:p>
          </table:table-cell>
          <table:table-cell office:value-type="float" office:value="19686">
            <text:p>19686</text:p>
          </table:table-cell>
          <table:table-cell office:value-type="float" office:value="13204">
            <text:p>13204</text:p>
          </table:table-cell>
          <table:table-cell office:value-type="float" office:value="692">
            <text:p>692</text:p>
          </table:table-cell>
          <table:table-cell office:value-type="float" office:value="789">
            <text:p>789</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3">
            <text:p>793</text:p>
          </table:table-cell>
          <table:table-cell office:value-type="float" office:value="-2.31">
            <text:p>-2,31</text:p>
          </table:table-cell>
          <table:table-cell office:value-type="float" office:value="3">
            <text:p>3</text:p>
          </table:table-cell>
          <table:table-cell office:value-type="float" office:value="36">
            <text:p>36</text:p>
          </table:table-cell>
          <table:table-cell office:value-type="float" office:value="38">
            <text:p>38</text:p>
          </table:table-cell>
          <table:table-cell office:value-type="float" office:value="100">
            <text:p>100</text:p>
          </table:table-cell>
          <table:table-cell table:formula="of:=[.B126]/30" office:value-type="float" office:value="125.866666666667">
            <text:p>125,8666666667</text:p>
          </table:table-cell>
          <table:table-cell table:formula="of:=([.L126]+40)*2" office:value-type="float" office:value="75.38">
            <text:p>75,38</text:p>
          </table:table-cell>
        </table:table-row>
        <table:table-row table:style-name="ro1">
          <table:table-cell office:value-type="float" office:value="1404287846">
            <text:p>1404287846</text:p>
          </table:table-cell>
          <table:table-cell office:value-type="float" office:value="3778">
            <text:p>3778</text:p>
          </table:table-cell>
          <table:table-cell office:value-type="float" office:value="19688">
            <text:p>19688</text:p>
          </table:table-cell>
          <table:table-cell office:value-type="float" office:value="13207">
            <text:p>13207</text:p>
          </table:table-cell>
          <table:table-cell office:value-type="float" office:value="692">
            <text:p>692</text:p>
          </table:table-cell>
          <table:table-cell office:value-type="float" office:value="790">
            <text:p>790</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3">
            <text:p>793</text:p>
          </table:table-cell>
          <table:table-cell office:value-type="float" office:value="-2.31">
            <text:p>-2,31</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table:formula="of:=[.B127]/30" office:value-type="float" office:value="125.933333333333">
            <text:p>125,9333333333</text:p>
          </table:table-cell>
          <table:table-cell table:formula="of:=([.L127]+40)*2" office:value-type="float" office:value="75.38">
            <text:p>75,38</text:p>
          </table:table-cell>
        </table:table-row>
        <table:table-row table:style-name="ro1">
          <table:table-cell office:value-type="float" office:value="1404287945">
            <text:p>1404287945</text:p>
          </table:table-cell>
          <table:table-cell office:value-type="float" office:value="3778">
            <text:p>3778</text:p>
          </table:table-cell>
          <table:table-cell office:value-type="float" office:value="19688">
            <text:p>19688</text:p>
          </table:table-cell>
          <table:table-cell office:value-type="float" office:value="13207">
            <text:p>13207</text:p>
          </table:table-cell>
          <table:table-cell office:value-type="float" office:value="692">
            <text:p>692</text:p>
          </table:table-cell>
          <table:table-cell office:value-type="float" office:value="790">
            <text:p>790</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2">
            <text:p>792</text:p>
          </table:table-cell>
          <table:table-cell office:value-type="float" office:value="-2.29">
            <text:p>-2,29</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table:formula="of:=[.B128]/30" office:value-type="float" office:value="125.933333333333">
            <text:p>125,9333333333</text:p>
          </table:table-cell>
          <table:table-cell table:formula="of:=([.L128]+40)*2" office:value-type="float" office:value="75.42">
            <text:p>75,42</text:p>
          </table:table-cell>
        </table:table-row>
        <table:table-row table:style-name="ro1">
          <table:table-cell office:value-type="float" office:value="1404288262">
            <text:p>1404288262</text:p>
          </table:table-cell>
          <table:table-cell office:value-type="float" office:value="3783">
            <text:p>3783</text:p>
          </table:table-cell>
          <table:table-cell office:value-type="float" office:value="19693">
            <text:p>19693</text:p>
          </table:table-cell>
          <table:table-cell office:value-type="float" office:value="13213">
            <text:p>13213</text:p>
          </table:table-cell>
          <table:table-cell office:value-type="float" office:value="692">
            <text:p>692</text:p>
          </table:table-cell>
          <table:table-cell office:value-type="float" office:value="792">
            <text:p>792</text:p>
          </table:table-cell>
          <table:table-cell office:value-type="float" office:value="0">
            <text:p>0</text:p>
          </table:table-cell>
          <table:table-cell office:value-type="float" office:value="187">
            <text:p>187</text:p>
          </table:table-cell>
          <table:table-cell office:value-type="float" office:value="68">
            <text:p>68</text:p>
          </table:table-cell>
          <table:table-cell office:value-type="float" office:value="429">
            <text:p>429</text:p>
          </table:table-cell>
          <table:table-cell office:value-type="float" office:value="792">
            <text:p>792</text:p>
          </table:table-cell>
          <table:table-cell office:value-type="float" office:value="-2.28">
            <text:p>-2,28</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table:formula="of:=[.B129]/30" office:value-type="float" office:value="126.1">
            <text:p>126,1</text:p>
          </table:table-cell>
          <table:table-cell table:formula="of:=([.L129]+40)*2" office:value-type="float" office:value="75.44">
            <text:p>75,44</text:p>
          </table:table-cell>
        </table:table-row>
        <table:table-row table:style-name="ro1">
          <table:table-cell office:value-type="float" office:value="1404288478">
            <text:p>1404288478</text:p>
          </table:table-cell>
          <table:table-cell office:value-type="float" office:value="3782">
            <text:p>3782</text:p>
          </table:table-cell>
          <table:table-cell office:value-type="float" office:value="19692">
            <text:p>19692</text:p>
          </table:table-cell>
          <table:table-cell office:value-type="float" office:value="13213">
            <text:p>13213</text:p>
          </table:table-cell>
          <table:table-cell office:value-type="float" office:value="692">
            <text:p>692</text:p>
          </table:table-cell>
          <table:table-cell office:value-type="float" office:value="792">
            <text:p>792</text:p>
          </table:table-cell>
          <table:table-cell office:value-type="float" office:value="0">
            <text:p>0</text:p>
          </table:table-cell>
          <table:table-cell office:value-type="float" office:value="188">
            <text:p>188</text:p>
          </table:table-cell>
          <table:table-cell office:value-type="float" office:value="68">
            <text:p>68</text:p>
          </table:table-cell>
          <table:table-cell office:value-type="float" office:value="428">
            <text:p>428</text:p>
          </table:table-cell>
          <table:table-cell office:value-type="float" office:value="789">
            <text:p>789</text:p>
          </table:table-cell>
          <table:table-cell office:value-type="float" office:value="-2.24">
            <text:p>-2,24</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table:formula="of:=[.B130]/30" office:value-type="float" office:value="126.066666666667">
            <text:p>126,0666666667</text:p>
          </table:table-cell>
          <table:table-cell table:formula="of:=([.L130]+40)*2" office:value-type="float" office:value="75.52">
            <text:p>75,52</text:p>
          </table:table-cell>
        </table:table-row>
        <table:table-row table:style-name="ro1">
          <table:table-cell office:value-type="float" office:value="1404289046">
            <text:p>1404289046</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30">
            <text:p>430</text:p>
          </table:table-cell>
          <table:table-cell office:value-type="float" office:value="782">
            <text:p>782</text:p>
          </table:table-cell>
          <table:table-cell office:value-type="float" office:value="-2.14">
            <text:p>-2,1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1]/30" office:value-type="float" office:value="126.266666666667">
            <text:p>126,2666666667</text:p>
          </table:table-cell>
          <table:table-cell table:formula="of:=([.L131]+40)*2" office:value-type="float" office:value="75.72">
            <text:p>75,72</text:p>
          </table:table-cell>
        </table:table-row>
        <table:table-row table:style-name="ro1">
          <table:table-cell office:value-type="float" office:value="1404289357">
            <text:p>1404289357</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82">
            <text:p>782</text:p>
          </table:table-cell>
          <table:table-cell office:value-type="float" office:value="-2.13">
            <text:p>-2,13</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2]/30" office:value-type="float" office:value="126.266666666667">
            <text:p>126,2666666667</text:p>
          </table:table-cell>
          <table:table-cell table:formula="of:=([.L132]+40)*2" office:value-type="float" office:value="75.74">
            <text:p>75,74</text:p>
          </table:table-cell>
        </table:table-row>
        <table:table-row table:style-name="ro1">
          <table:table-cell office:value-type="float" office:value="1404289799">
            <text:p>1404289799</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90">
            <text:p>790</text:p>
          </table:table-cell>
          <table:table-cell office:value-type="float" office:value="-2.24">
            <text:p>-2,2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3]/30" office:value-type="float" office:value="126.266666666667">
            <text:p>126,2666666667</text:p>
          </table:table-cell>
          <table:table-cell table:formula="of:=([.L133]+40)*2" office:value-type="float" office:value="75.52">
            <text:p>75,52</text:p>
          </table:table-cell>
        </table:table-row>
        <table:table-row table:style-name="ro1">
          <table:table-cell office:value-type="float" office:value="1404289993">
            <text:p>1404289993</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92">
            <text:p>792</text:p>
          </table:table-cell>
          <table:table-cell office:value-type="float" office:value="-2.27">
            <text:p>-2,27</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4]/30" office:value-type="float" office:value="126.266666666667">
            <text:p>126,2666666667</text:p>
          </table:table-cell>
          <table:table-cell table:formula="of:=([.L134]+40)*2" office:value-type="float" office:value="75.46">
            <text:p>75,46</text:p>
          </table:table-cell>
        </table:table-row>
        <table:table-row table:style-name="ro1">
          <table:table-cell office:value-type="float" office:value="1404290091">
            <text:p>1404290091</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91">
            <text:p>791</text:p>
          </table:table-cell>
          <table:table-cell office:value-type="float" office:value="-2.25">
            <text:p>-2,25</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5]/30" office:value-type="float" office:value="126.266666666667">
            <text:p>126,2666666667</text:p>
          </table:table-cell>
          <table:table-cell table:formula="of:=([.L135]+40)*2" office:value-type="float" office:value="75.5">
            <text:p>75,5</text:p>
          </table:table-cell>
        </table:table-row>
        <table:table-row table:style-name="ro1">
          <table:table-cell office:value-type="float" office:value="1404290588">
            <text:p>1404290588</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89">
            <text:p>789</text:p>
          </table:table-cell>
          <table:table-cell office:value-type="float" office:value="-2.23">
            <text:p>-2,23</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6]/30" office:value-type="float" office:value="126.266666666667">
            <text:p>126,2666666667</text:p>
          </table:table-cell>
          <table:table-cell table:formula="of:=([.L136]+40)*2" office:value-type="float" office:value="75.54">
            <text:p>75,54</text:p>
          </table:table-cell>
        </table:table-row>
        <table:table-row table:style-name="ro1">
          <table:table-cell office:value-type="float" office:value="1404291360">
            <text:p>1404291360</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79">
            <text:p>779</text:p>
          </table:table-cell>
          <table:table-cell office:value-type="float" office:value="-2.09">
            <text:p>-2,09</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7]/30" office:value-type="float" office:value="126.266666666667">
            <text:p>126,2666666667</text:p>
          </table:table-cell>
          <table:table-cell table:formula="of:=([.L137]+40)*2" office:value-type="float" office:value="75.82">
            <text:p>75,82</text:p>
          </table:table-cell>
        </table:table-row>
        <table:table-row table:style-name="ro1">
          <table:table-cell office:value-type="float" office:value="1404292595">
            <text:p>1404292595</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9">
            <text:p>189</text:p>
          </table:table-cell>
          <table:table-cell office:value-type="float" office:value="71">
            <text:p>71</text:p>
          </table:table-cell>
          <table:table-cell office:value-type="float" office:value="428">
            <text:p>428</text:p>
          </table:table-cell>
          <table:table-cell office:value-type="float" office:value="779">
            <text:p>779</text:p>
          </table:table-cell>
          <table:table-cell office:value-type="float" office:value="-2.1">
            <text:p>-2,1</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8]/30" office:value-type="float" office:value="126.266666666667">
            <text:p>126,2666666667</text:p>
          </table:table-cell>
          <table:table-cell table:formula="of:=([.L138]+40)*2" office:value-type="float" office:value="75.8">
            <text:p>75,8</text:p>
          </table:table-cell>
        </table:table-row>
        <table:table-row table:style-name="ro1">
          <table:table-cell office:value-type="float" office:value="1404293011">
            <text:p>1404293011</text:p>
          </table:table-cell>
          <table:table-cell office:value-type="float" office:value="3789">
            <text:p>3789</text:p>
          </table:table-cell>
          <table:table-cell office:value-type="float" office:value="19699">
            <text:p>19699</text:p>
          </table:table-cell>
          <table:table-cell office:value-type="float" office:value="13225">
            <text:p>13225</text:p>
          </table:table-cell>
          <table:table-cell office:value-type="float" office:value="692">
            <text:p>692</text:p>
          </table:table-cell>
          <table:table-cell office:value-type="float" office:value="799">
            <text:p>799</text:p>
          </table:table-cell>
          <table:table-cell office:value-type="float" office:value="0">
            <text:p>0</text:p>
          </table:table-cell>
          <table:table-cell office:value-type="float" office:value="189">
            <text:p>189</text:p>
          </table:table-cell>
          <table:table-cell office:value-type="float" office:value="71">
            <text:p>71</text:p>
          </table:table-cell>
          <table:table-cell office:value-type="float" office:value="428">
            <text:p>428</text:p>
          </table:table-cell>
          <table:table-cell office:value-type="float" office:value="779">
            <text:p>779</text:p>
          </table:table-cell>
          <table:table-cell office:value-type="float" office:value="-2.1">
            <text:p>-2,1</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table:formula="of:=[.B139]/30" office:value-type="float" office:value="126.3">
            <text:p>126,3</text:p>
          </table:table-cell>
          <table:table-cell table:formula="of:=([.L139]+40)*2" office:value-type="float" office:value="75.8">
            <text:p>75,8</text:p>
          </table:table-cell>
        </table:table-row>
        <table:table-row table:style-name="ro1">
          <table:table-cell office:value-type="float" office:value="1404293209">
            <text:p>1404293209</text:p>
          </table:table-cell>
          <table:table-cell office:value-type="float" office:value="3790">
            <text:p>3790</text:p>
          </table:table-cell>
          <table:table-cell office:value-type="float" office:value="19700">
            <text:p>19700</text:p>
          </table:table-cell>
          <table:table-cell office:value-type="float" office:value="13225">
            <text:p>13225</text:p>
          </table:table-cell>
          <table:table-cell office:value-type="float" office:value="692">
            <text:p>692</text:p>
          </table:table-cell>
          <table:table-cell office:value-type="float" office:value="799">
            <text:p>799</text:p>
          </table:table-cell>
          <table:table-cell office:value-type="float" office:value="0">
            <text:p>0</text:p>
          </table:table-cell>
          <table:table-cell office:value-type="float" office:value="188">
            <text:p>188</text:p>
          </table:table-cell>
          <table:table-cell office:value-type="float" office:value="71">
            <text:p>71</text:p>
          </table:table-cell>
          <table:table-cell office:value-type="float" office:value="431">
            <text:p>431</text:p>
          </table:table-cell>
          <table:table-cell office:value-type="float" office:value="777">
            <text:p>777</text:p>
          </table:table-cell>
          <table:table-cell office:value-type="float" office:value="-2.07">
            <text:p>-2,07</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table:formula="of:=[.B140]/30" office:value-type="float" office:value="126.333333333333">
            <text:p>126,3333333333</text:p>
          </table:table-cell>
          <table:table-cell table:formula="of:=([.L140]+40)*2" office:value-type="float" office:value="75.86">
            <text:p>75,86</text:p>
          </table:table-cell>
        </table:table-row>
        <table:table-row table:style-name="ro1">
          <table:table-cell office:value-type="float" office:value="1404293388">
            <text:p>1404293388</text:p>
          </table:table-cell>
          <table:table-cell office:value-type="float" office:value="3791">
            <text:p>3791</text:p>
          </table:table-cell>
          <table:table-cell office:value-type="float" office:value="19701">
            <text:p>19701</text:p>
          </table:table-cell>
          <table:table-cell office:value-type="float" office:value="13225">
            <text:p>13225</text:p>
          </table:table-cell>
          <table:table-cell office:value-type="float" office:value="692">
            <text:p>692</text:p>
          </table:table-cell>
          <table:table-cell office:value-type="float" office:value="799">
            <text:p>799</text:p>
          </table:table-cell>
          <table:table-cell office:value-type="float" office:value="0">
            <text:p>0</text:p>
          </table:table-cell>
          <table:table-cell office:value-type="float" office:value="189">
            <text:p>189</text:p>
          </table:table-cell>
          <table:table-cell office:value-type="float" office:value="71">
            <text:p>71</text:p>
          </table:table-cell>
          <table:table-cell office:value-type="float" office:value="430">
            <text:p>430</text:p>
          </table:table-cell>
          <table:table-cell office:value-type="float" office:value="777">
            <text:p>777</text:p>
          </table:table-cell>
          <table:table-cell office:value-type="float" office:value="-2.07">
            <text:p>-2,07</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table:formula="of:=[.B141]/30" office:value-type="float" office:value="126.366666666667">
            <text:p>126,3666666667</text:p>
          </table:table-cell>
          <table:table-cell table:formula="of:=([.L141]+40)*2" office:value-type="float" office:value="75.86">
            <text:p>75,86</text:p>
          </table:table-cell>
        </table:table-row>
        <table:table-row table:style-name="ro1">
          <table:table-cell office:value-type="float" office:value="1404296104">
            <text:p>1404296104</text:p>
          </table:table-cell>
          <table:table-cell office:value-type="float" office:value="3792">
            <text:p>3792</text:p>
          </table:table-cell>
          <table:table-cell office:value-type="float" office:value="19702">
            <text:p>19702</text:p>
          </table:table-cell>
          <table:table-cell office:value-type="float" office:value="13225">
            <text:p>13225</text:p>
          </table:table-cell>
          <table:table-cell office:value-type="float" office:value="692">
            <text:p>692</text:p>
          </table:table-cell>
          <table:table-cell office:value-type="float" office:value="799">
            <text:p>799</text:p>
          </table:table-cell>
          <table:table-cell office:value-type="float" office:value="0">
            <text:p>0</text:p>
          </table:table-cell>
          <table:table-cell office:value-type="float" office:value="190">
            <text:p>190</text:p>
          </table:table-cell>
          <table:table-cell office:value-type="float" office:value="71">
            <text:p>71</text:p>
          </table:table-cell>
          <table:table-cell office:value-type="float" office:value="429">
            <text:p>429</text:p>
          </table:table-cell>
          <table:table-cell office:value-type="float" office:value="777">
            <text:p>777</text:p>
          </table:table-cell>
          <table:table-cell office:value-type="float" office:value="-2.06">
            <text:p>-2,0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table:formula="of:=[.B142]/30" office:value-type="float" office:value="126.4">
            <text:p>126,4</text:p>
          </table:table-cell>
          <table:table-cell table:formula="of:=([.L142]+40)*2" office:value-type="float" office:value="75.88">
            <text:p>75,88</text:p>
          </table:table-cell>
        </table:table-row>
        <table:table-row table:style-name="ro1">
          <table:table-cell office:value-type="float" office:value="1404297866">
            <text:p>1404297866</text:p>
          </table:table-cell>
          <table:table-cell office:value-type="float" office:value="3793">
            <text:p>3793</text:p>
          </table:table-cell>
          <table:table-cell office:value-type="float" office:value="10343">
            <text:p>10343</text:p>
          </table:table-cell>
          <table:table-cell office:value-type="float" office:value="22583">
            <text:p>22583</text:p>
          </table:table-cell>
          <table:table-cell office:value-type="float" office:value="692">
            <text:p>692</text:p>
          </table:table-cell>
          <table:table-cell office:value-type="float" office:value="797">
            <text:p>797</text:p>
          </table:table-cell>
          <table:table-cell office:value-type="float" office:value="0">
            <text:p>0</text:p>
          </table:table-cell>
          <table:table-cell office:value-type="float" office:value="190">
            <text:p>190</text:p>
          </table:table-cell>
          <table:table-cell office:value-type="float" office:value="71">
            <text:p>71</text:p>
          </table:table-cell>
          <table:table-cell office:value-type="float" office:value="428">
            <text:p>428</text:p>
          </table:table-cell>
          <table:table-cell office:value-type="float" office:value="776">
            <text:p>776</text:p>
          </table:table-cell>
          <table:table-cell office:value-type="float" office:value="-2.05">
            <text:p>-2,05</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1">
            <text:p>101</text:p>
          </table:table-cell>
          <table:table-cell table:formula="of:=[.B143]/30" office:value-type="float" office:value="126.433333333333">
            <text:p>126,4333333333</text:p>
          </table:table-cell>
          <table:table-cell table:formula="of:=([.L143]+40)*2" office:value-type="float" office:value="75.9">
            <text:p>75,9</text:p>
          </table:table-cell>
        </table:table-row>
        <table:table-row table:style-name="ro1">
          <table:table-cell office:value-type="float" office:value="1404301103">
            <text:p>1404301103</text:p>
          </table:table-cell>
          <table:table-cell office:value-type="float" office:value="133">
            <text:p>133</text:p>
          </table:table-cell>
          <table:table-cell office:value-type="float" office:value="573">
            <text:p>573</text:p>
          </table:table-cell>
          <table:table-cell office:value-type="float" office:value="3673">
            <text:p>3673</text:p>
          </table:table-cell>
          <table:table-cell office:value-type="float" office:value="209">
            <text:p>209</text:p>
          </table:table-cell>
          <table:table-cell office:value-type="float" office:value="149">
            <text:p>149</text:p>
          </table:table-cell>
          <table:table-cell office:value-type="float" office:value="0">
            <text:p>0</text:p>
          </table:table-cell>
          <table:table-cell office:value-type="float" office:value="9">
            <text:p>9</text:p>
          </table:table-cell>
          <table:table-cell office:value-type="float" office:value="22">
            <text:p>22</text:p>
          </table:table-cell>
          <table:table-cell office:value-type="float" office:value="46">
            <text:p>46</text:p>
          </table:table-cell>
          <table:table-cell office:value-type="float" office:value="1">
            <text:p>1</text:p>
          </table:table-cell>
          <table:table-cell office:value-type="float" office:value="3.83">
            <text:p>3,83</text:p>
          </table:table-cell>
          <table:table-cell office:value-type="float" office:value="2">
            <text:p>2</text:p>
          </table:table-cell>
          <table:table-cell office:value-type="float" office:value="25">
            <text:p>25</text:p>
          </table:table-cell>
          <table:table-cell office:value-type="float" office:value="14">
            <text:p>14</text:p>
          </table:table-cell>
          <table:table-cell office:value-type="float" office:value="7">
            <text:p>7</text:p>
          </table:table-cell>
          <table:table-cell table:formula="of:=[.B144]/30" office:value-type="float" office:value="4.43333333333333">
            <text:p>4,4333333333</text:p>
          </table:table-cell>
          <table:table-cell table:formula="of:=([.L144]+40)*2" office:value-type="float" office:value="87.66">
            <text:p>87,66</text:p>
          </table:table-cell>
        </table:table-row>
        <table:table-row table:style-name="ro1">
          <table:table-cell office:value-type="float" office:value="1404301339">
            <text:p>1404301339</text:p>
          </table:table-cell>
          <table:table-cell office:value-type="float" office:value="3884">
            <text:p>3884</text:p>
          </table:table-cell>
          <table:table-cell office:value-type="float" office:value="10294">
            <text:p>10294</text:p>
          </table:table-cell>
          <table:table-cell office:value-type="float" office:value="22672">
            <text:p>22672</text:p>
          </table:table-cell>
          <table:table-cell office:value-type="float" office:value="692">
            <text:p>692</text:p>
          </table:table-cell>
          <table:table-cell office:value-type="float" office:value="887">
            <text:p>887</text:p>
          </table:table-cell>
          <table:table-cell office:value-type="float" office:value="0">
            <text:p>0</text:p>
          </table:table-cell>
          <table:table-cell office:value-type="float" office:value="289">
            <text:p>289</text:p>
          </table:table-cell>
          <table:table-cell office:value-type="float" office:value="74">
            <text:p>74</text:p>
          </table:table-cell>
          <table:table-cell office:value-type="float" office:value="509">
            <text:p>509</text:p>
          </table:table-cell>
          <table:table-cell office:value-type="float" office:value="730">
            <text:p>730</text:p>
          </table:table-cell>
          <table:table-cell office:value-type="float" office:value="-1.64">
            <text:p>-1,64</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47">
            <text:p>147</text:p>
          </table:table-cell>
          <table:table-cell table:formula="of:=[.B145]/30" office:value-type="float" office:value="129.466666666667">
            <text:p>129,4666666667</text:p>
          </table:table-cell>
          <table:table-cell table:formula="of:=([.L145]+40)*2" office:value-type="float" office:value="76.72">
            <text:p>76,72</text:p>
          </table:table-cell>
        </table:table-row>
        <table:table-row table:style-name="ro1">
          <table:table-cell office:value-type="float" office:value="1404301716">
            <text:p>1404301716</text:p>
          </table:table-cell>
          <table:table-cell office:value-type="float" office:value="3884">
            <text:p>3884</text:p>
          </table:table-cell>
          <table:table-cell office:value-type="float" office:value="10294">
            <text:p>10294</text:p>
          </table:table-cell>
          <table:table-cell office:value-type="float" office:value="22672">
            <text:p>22672</text:p>
          </table:table-cell>
          <table:table-cell office:value-type="float" office:value="692">
            <text:p>692</text:p>
          </table:table-cell>
          <table:table-cell office:value-type="float" office:value="887">
            <text:p>887</text:p>
          </table:table-cell>
          <table:table-cell office:value-type="float" office:value="0">
            <text:p>0</text:p>
          </table:table-cell>
          <table:table-cell office:value-type="float" office:value="261">
            <text:p>261</text:p>
          </table:table-cell>
          <table:table-cell office:value-type="float" office:value="74">
            <text:p>74</text:p>
          </table:table-cell>
          <table:table-cell office:value-type="float" office:value="509">
            <text:p>509</text:p>
          </table:table-cell>
          <table:table-cell office:value-type="float" office:value="730">
            <text:p>730</text:p>
          </table:table-cell>
          <table:table-cell office:value-type="float" office:value="-1.57">
            <text:p>-1,57</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47">
            <text:p>147</text:p>
          </table:table-cell>
          <table:table-cell table:formula="of:=[.B146]/30" office:value-type="float" office:value="129.466666666667">
            <text:p>129,4666666667</text:p>
          </table:table-cell>
          <table:table-cell table:formula="of:=([.L146]+40)*2" office:value-type="float" office:value="76.86">
            <text:p>76,86</text:p>
          </table:table-cell>
        </table:table-row>
        <table:table-row table:style-name="ro1">
          <table:table-cell office:value-type="float" office:value="1404309268">
            <text:p>1404309268</text:p>
          </table:table-cell>
          <table:table-cell office:value-type="float" office:value="133">
            <text:p>133</text:p>
          </table:table-cell>
          <table:table-cell office:value-type="float" office:value="573">
            <text:p>573</text:p>
          </table:table-cell>
          <table:table-cell office:value-type="float" office:value="3673">
            <text:p>3673</text:p>
          </table:table-cell>
          <table:table-cell office:value-type="float" office:value="209">
            <text:p>209</text:p>
          </table:table-cell>
          <table:table-cell office:value-type="float" office:value="149">
            <text:p>149</text:p>
          </table:table-cell>
          <table:table-cell office:value-type="float" office:value="0">
            <text:p>0</text:p>
          </table:table-cell>
          <table:table-cell office:value-type="float" office:value="9">
            <text:p>9</text:p>
          </table:table-cell>
          <table:table-cell office:value-type="float" office:value="22">
            <text:p>22</text:p>
          </table:table-cell>
          <table:table-cell office:value-type="float" office:value="46">
            <text:p>46</text:p>
          </table:table-cell>
          <table:table-cell office:value-type="float" office:value="1">
            <text:p>1</text:p>
          </table:table-cell>
          <table:table-cell office:value-type="float" office:value="3.83">
            <text:p>3,83</text:p>
          </table:table-cell>
          <table:table-cell office:value-type="float" office:value="2">
            <text:p>2</text:p>
          </table:table-cell>
          <table:table-cell office:value-type="float" office:value="25">
            <text:p>25</text:p>
          </table:table-cell>
          <table:table-cell office:value-type="float" office:value="14">
            <text:p>14</text:p>
          </table:table-cell>
          <table:table-cell office:value-type="float" office:value="7">
            <text:p>7</text:p>
          </table:table-cell>
          <table:table-cell table:formula="of:=[.B147]/30" office:value-type="float" office:value="4.43333333333333">
            <text:p>4,4333333333</text:p>
          </table:table-cell>
          <table:table-cell table:formula="of:=([.L147]+40)*2" office:value-type="float" office:value="87.66">
            <text:p>87,66</text:p>
          </table:table-cell>
        </table:table-row>
        <table:table-row table:style-name="ro1">
          <table:table-cell office:value-type="float" office:value="1404310450">
            <text:p>1404310450</text:p>
          </table:table-cell>
          <table:table-cell office:value-type="float" office:value="3895">
            <text:p>3895</text:p>
          </table:table-cell>
          <table:table-cell office:value-type="float" office:value="10108">
            <text:p>10108</text:p>
          </table:table-cell>
          <table:table-cell office:value-type="float" office:value="22855">
            <text:p>22855</text:p>
          </table:table-cell>
          <table:table-cell office:value-type="float" office:value="692">
            <text:p>692</text:p>
          </table:table-cell>
          <table:table-cell office:value-type="float" office:value="898">
            <text:p>898</text:p>
          </table:table-cell>
          <table:table-cell office:value-type="float" office:value="0">
            <text:p>0</text:p>
          </table:table-cell>
          <table:table-cell office:value-type="float" office:value="264">
            <text:p>264</text:p>
          </table:table-cell>
          <table:table-cell office:value-type="float" office:value="75">
            <text:p>75</text:p>
          </table:table-cell>
          <table:table-cell office:value-type="float" office:value="523">
            <text:p>523</text:p>
          </table:table-cell>
          <table:table-cell office:value-type="float" office:value="724">
            <text:p>724</text:p>
          </table:table-cell>
          <table:table-cell office:value-type="float" office:value="-1.51">
            <text:p>-1,51</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53">
            <text:p>153</text:p>
          </table:table-cell>
          <table:table-cell table:formula="of:=[.B148]/30" office:value-type="float" office:value="129.833333333333">
            <text:p>129,8333333333</text:p>
          </table:table-cell>
          <table:table-cell table:formula="of:=([.L148]+40)*2" office:value-type="float" office:value="76.98">
            <text:p>76,98</text:p>
          </table:table-cell>
        </table:table-row>
        <table:table-row table:style-name="ro1">
          <table:table-cell office:value-type="float" office:value="1404312355">
            <text:p>1404312355</text:p>
          </table:table-cell>
          <table:table-cell office:value-type="float" office:value="3897">
            <text:p>3897</text:p>
          </table:table-cell>
          <table:table-cell office:value-type="float" office:value="10110">
            <text:p>10110</text:p>
          </table:table-cell>
          <table:table-cell office:value-type="float" office:value="22855">
            <text:p>22855</text:p>
          </table:table-cell>
          <table:table-cell office:value-type="float" office:value="691">
            <text:p>691</text:p>
          </table:table-cell>
          <table:table-cell office:value-type="float" office:value="899">
            <text:p>899</text:p>
          </table:table-cell>
          <table:table-cell office:value-type="float" office:value="0">
            <text:p>0</text:p>
          </table:table-cell>
          <table:table-cell office:value-type="float" office:value="265">
            <text:p>265</text:p>
          </table:table-cell>
          <table:table-cell office:value-type="float" office:value="75">
            <text:p>75</text:p>
          </table:table-cell>
          <table:table-cell office:value-type="float" office:value="525">
            <text:p>525</text:p>
          </table:table-cell>
          <table:table-cell office:value-type="float" office:value="720">
            <text:p>720</text:p>
          </table:table-cell>
          <table:table-cell office:value-type="float" office:value="-1.46">
            <text:p>-1,4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53">
            <text:p>153</text:p>
          </table:table-cell>
          <table:table-cell table:formula="of:=[.B149]/30" office:value-type="float" office:value="129.9">
            <text:p>129,9</text:p>
          </table:table-cell>
          <table:table-cell table:formula="of:=([.L149]+40)*2" office:value-type="float" office:value="77.08">
            <text:p>77,08</text:p>
          </table:table-cell>
        </table:table-row>
        <table:table-row table:style-name="ro1">
          <table:table-cell office:value-type="float" office:value="1404320432">
            <text:p>1404320432</text:p>
          </table:table-cell>
          <table:table-cell office:value-type="float" office:value="4026">
            <text:p>4026</text:p>
          </table:table-cell>
          <table:table-cell office:value-type="float" office:value="5111">
            <text:p>5111</text:p>
          </table:table-cell>
          <table:table-cell office:value-type="float" office:value="27910">
            <text:p>27910</text:p>
          </table:table-cell>
          <table:table-cell office:value-type="float" office:value="691">
            <text:p>691</text:p>
          </table:table-cell>
          <table:table-cell office:value-type="float" office:value="1027">
            <text:p>1027</text:p>
          </table:table-cell>
          <table:table-cell office:value-type="float" office:value="0">
            <text:p>0</text:p>
          </table:table-cell>
          <table:table-cell office:value-type="float" office:value="394">
            <text:p>394</text:p>
          </table:table-cell>
          <table:table-cell office:value-type="float" office:value="80">
            <text:p>80</text:p>
          </table:table-cell>
          <table:table-cell office:value-type="float" office:value="671">
            <text:p>671</text:p>
          </table:table-cell>
          <table:table-cell office:value-type="float" office:value="678">
            <text:p>678</text:p>
          </table:table-cell>
          <table:table-cell office:value-type="float" office:value="-1.26">
            <text:p>-1,2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0]/30" office:value-type="float" office:value="134.2">
            <text:p>134,2</text:p>
          </table:table-cell>
          <table:table-cell table:formula="of:=([.L150]+40)*2" office:value-type="float" office:value="77.48">
            <text:p>77,48</text:p>
          </table:table-cell>
        </table:table-row>
        <table:table-row table:style-name="ro1">
          <table:table-cell office:value-type="float" office:value="1404322409">
            <text:p>1404322409</text:p>
          </table:table-cell>
          <table:table-cell office:value-type="float" office:value="4026">
            <text:p>4026</text:p>
          </table:table-cell>
          <table:table-cell office:value-type="float" office:value="5111">
            <text:p>5111</text:p>
          </table:table-cell>
          <table:table-cell office:value-type="float" office:value="27910">
            <text:p>27910</text:p>
          </table:table-cell>
          <table:table-cell office:value-type="float" office:value="691">
            <text:p>691</text:p>
          </table:table-cell>
          <table:table-cell office:value-type="float" office:value="1027">
            <text:p>1027</text:p>
          </table:table-cell>
          <table:table-cell office:value-type="float" office:value="0">
            <text:p>0</text:p>
          </table:table-cell>
          <table:table-cell office:value-type="float" office:value="367">
            <text:p>367</text:p>
          </table:table-cell>
          <table:table-cell office:value-type="float" office:value="80">
            <text:p>80</text:p>
          </table:table-cell>
          <table:table-cell office:value-type="float" office:value="670">
            <text:p>670</text:p>
          </table:table-cell>
          <table:table-cell office:value-type="float" office:value="679">
            <text:p>679</text:p>
          </table:table-cell>
          <table:table-cell office:value-type="float" office:value="-1.21">
            <text:p>-1,21</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1]/30" office:value-type="float" office:value="134.2">
            <text:p>134,2</text:p>
          </table:table-cell>
          <table:table-cell table:formula="of:=([.L151]+40)*2" office:value-type="float" office:value="77.58">
            <text:p>77,58</text:p>
          </table:table-cell>
        </table:table-row>
        <table:table-row table:style-name="ro1">
          <table:table-cell office:value-type="float" office:value="1404322679">
            <text:p>1404322679</text:p>
          </table:table-cell>
          <table:table-cell office:value-type="float" office:value="4026">
            <text:p>4026</text:p>
          </table:table-cell>
          <table:table-cell office:value-type="float" office:value="5111">
            <text:p>5111</text:p>
          </table:table-cell>
          <table:table-cell office:value-type="float" office:value="27910">
            <text:p>27910</text:p>
          </table:table-cell>
          <table:table-cell office:value-type="float" office:value="691">
            <text:p>691</text:p>
          </table:table-cell>
          <table:table-cell office:value-type="float" office:value="1027">
            <text:p>1027</text:p>
          </table:table-cell>
          <table:table-cell office:value-type="float" office:value="0">
            <text:p>0</text:p>
          </table:table-cell>
          <table:table-cell office:value-type="float" office:value="367">
            <text:p>367</text:p>
          </table:table-cell>
          <table:table-cell office:value-type="float" office:value="80">
            <text:p>80</text:p>
          </table:table-cell>
          <table:table-cell office:value-type="float" office:value="671">
            <text:p>671</text:p>
          </table:table-cell>
          <table:table-cell office:value-type="float" office:value="678">
            <text:p>678</text:p>
          </table:table-cell>
          <table:table-cell office:value-type="float" office:value="-1.2">
            <text:p>-1,2</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2]/30" office:value-type="float" office:value="134.2">
            <text:p>134,2</text:p>
          </table:table-cell>
          <table:table-cell table:formula="of:=([.L152]+40)*2" office:value-type="float" office:value="77.6">
            <text:p>77,6</text:p>
          </table:table-cell>
        </table:table-row>
        <table:table-row table:style-name="ro1">
          <table:table-cell office:value-type="float" office:value="1404323356">
            <text:p>1404323356</text:p>
          </table:table-cell>
          <table:table-cell office:value-type="float" office:value="4026">
            <text:p>4026</text:p>
          </table:table-cell>
          <table:table-cell office:value-type="float" office:value="5111">
            <text:p>5111</text:p>
          </table:table-cell>
          <table:table-cell office:value-type="float" office:value="27910">
            <text:p>27910</text:p>
          </table:table-cell>
          <table:table-cell office:value-type="float" office:value="691">
            <text:p>691</text:p>
          </table:table-cell>
          <table:table-cell office:value-type="float" office:value="1027">
            <text:p>1027</text:p>
          </table:table-cell>
          <table:table-cell office:value-type="float" office:value="0">
            <text:p>0</text:p>
          </table:table-cell>
          <table:table-cell office:value-type="float" office:value="345">
            <text:p>345</text:p>
          </table:table-cell>
          <table:table-cell office:value-type="float" office:value="80">
            <text:p>80</text:p>
          </table:table-cell>
          <table:table-cell office:value-type="float" office:value="671">
            <text:p>671</text:p>
          </table:table-cell>
          <table:table-cell office:value-type="float" office:value="678">
            <text:p>678</text:p>
          </table:table-cell>
          <table:table-cell office:value-type="float" office:value="-1.14">
            <text:p>-1,14</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3]/30" office:value-type="float" office:value="134.2">
            <text:p>134,2</text:p>
          </table:table-cell>
          <table:table-cell table:formula="of:=([.L153]+40)*2" office:value-type="float" office:value="77.72">
            <text:p>77,72</text:p>
          </table:table-cell>
        </table:table-row>
        <table:table-row table:style-name="ro1">
          <table:table-cell office:value-type="float" office:value="1404324536">
            <text:p>1404324536</text:p>
          </table:table-cell>
          <table:table-cell office:value-type="float" office:value="4026">
            <text:p>4026</text:p>
          </table:table-cell>
          <table:table-cell office:value-type="float" office:value="5111">
            <text:p>5111</text:p>
          </table:table-cell>
          <table:table-cell office:value-type="float" office:value="27911">
            <text:p>27911</text:p>
          </table:table-cell>
          <table:table-cell office:value-type="float" office:value="691">
            <text:p>691</text:p>
          </table:table-cell>
          <table:table-cell office:value-type="float" office:value="1027">
            <text:p>1027</text:p>
          </table:table-cell>
          <table:table-cell office:value-type="float" office:value="0">
            <text:p>0</text:p>
          </table:table-cell>
          <table:table-cell office:value-type="float" office:value="348">
            <text:p>348</text:p>
          </table:table-cell>
          <table:table-cell office:value-type="float" office:value="80">
            <text:p>80</text:p>
          </table:table-cell>
          <table:table-cell office:value-type="float" office:value="671">
            <text:p>671</text:p>
          </table:table-cell>
          <table:table-cell office:value-type="float" office:value="678">
            <text:p>678</text:p>
          </table:table-cell>
          <table:table-cell office:value-type="float" office:value="-1.15">
            <text:p>-1,15</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4]/30" office:value-type="float" office:value="134.2">
            <text:p>134,2</text:p>
          </table:table-cell>
          <table:table-cell table:formula="of:=([.L154]+40)*2" office:value-type="float" office:value="77.7">
            <text:p>77,7</text:p>
          </table:table-cell>
        </table:table-row>
        <table:table-row table:style-name="ro1">
          <table:table-cell office:value-type="float" office:value="1404325898">
            <text:p>1404325898</text:p>
          </table:table-cell>
          <table:table-cell office:value-type="float" office:value="4026">
            <text:p>4026</text:p>
          </table:table-cell>
          <table:table-cell office:value-type="float" office:value="5111">
            <text:p>5111</text:p>
          </table:table-cell>
          <table:table-cell office:value-type="float" office:value="27920">
            <text:p>27920</text:p>
          </table:table-cell>
          <table:table-cell office:value-type="float" office:value="691">
            <text:p>691</text:p>
          </table:table-cell>
          <table:table-cell office:value-type="float" office:value="1027">
            <text:p>1027</text:p>
          </table:table-cell>
          <table:table-cell office:value-type="float" office:value="0">
            <text:p>0</text:p>
          </table:table-cell>
          <table:table-cell office:value-type="float" office:value="338">
            <text:p>338</text:p>
          </table:table-cell>
          <table:table-cell office:value-type="float" office:value="80">
            <text:p>80</text:p>
          </table:table-cell>
          <table:table-cell office:value-type="float" office:value="633">
            <text:p>633</text:p>
          </table:table-cell>
          <table:table-cell office:value-type="float" office:value="678">
            <text:p>678</text:p>
          </table:table-cell>
          <table:table-cell office:value-type="float" office:value="-1.03">
            <text:p>-1,03</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5]/30" office:value-type="float" office:value="134.2">
            <text:p>134,2</text:p>
          </table:table-cell>
          <table:table-cell table:formula="of:=([.L155]+40)*2" office:value-type="float" office:value="77.94">
            <text:p>77,94</text:p>
          </table:table-cell>
        </table:table-row>
        <table:table-row table:style-name="ro1">
          <table:table-cell office:value-type="float" office:value="1404327862">
            <text:p>1404327862</text:p>
          </table:table-cell>
          <table:table-cell office:value-type="float" office:value="4025">
            <text:p>4025</text:p>
          </table:table-cell>
          <table:table-cell office:value-type="float" office:value="5110">
            <text:p>5110</text:p>
          </table:table-cell>
          <table:table-cell office:value-type="float" office:value="27920">
            <text:p>27920</text:p>
          </table:table-cell>
          <table:table-cell office:value-type="float" office:value="692">
            <text:p>692</text:p>
          </table:table-cell>
          <table:table-cell office:value-type="float" office:value="1028">
            <text:p>1028</text:p>
          </table:table-cell>
          <table:table-cell office:value-type="float" office:value="0">
            <text:p>0</text:p>
          </table:table-cell>
          <table:table-cell office:value-type="float" office:value="314">
            <text:p>314</text:p>
          </table:table-cell>
          <table:table-cell office:value-type="float" office:value="80">
            <text:p>80</text:p>
          </table:table-cell>
          <table:table-cell office:value-type="float" office:value="632">
            <text:p>632</text:p>
          </table:table-cell>
          <table:table-cell office:value-type="float" office:value="678">
            <text:p>678</text:p>
          </table:table-cell>
          <table:table-cell office:value-type="float" office:value="-0.97">
            <text:p>-0,97</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6]/30" office:value-type="float" office:value="134.166666666667">
            <text:p>134,1666666667</text:p>
          </table:table-cell>
          <table:table-cell table:formula="of:=([.L156]+40)*2" office:value-type="float" office:value="78.06">
            <text:p>78,06</text:p>
          </table:table-cell>
        </table:table-row>
        <table:table-row table:style-name="ro1">
          <table:table-cell office:value-type="float" office:value="1404328376">
            <text:p>1404328376</text:p>
          </table:table-cell>
          <table:table-cell office:value-type="float" office:value="4025">
            <text:p>4025</text:p>
          </table:table-cell>
          <table:table-cell office:value-type="float" office:value="5110">
            <text:p>5110</text:p>
          </table:table-cell>
          <table:table-cell office:value-type="float" office:value="27920">
            <text:p>27920</text:p>
          </table:table-cell>
          <table:table-cell office:value-type="float" office:value="692">
            <text:p>692</text:p>
          </table:table-cell>
          <table:table-cell office:value-type="float" office:value="1028">
            <text:p>1028</text:p>
          </table:table-cell>
          <table:table-cell office:value-type="float" office:value="0">
            <text:p>0</text:p>
          </table:table-cell>
          <table:table-cell office:value-type="float" office:value="321">
            <text:p>321</text:p>
          </table:table-cell>
          <table:table-cell office:value-type="float" office:value="80">
            <text:p>80</text:p>
          </table:table-cell>
          <table:table-cell office:value-type="float" office:value="632">
            <text:p>632</text:p>
          </table:table-cell>
          <table:table-cell office:value-type="float" office:value="678">
            <text:p>678</text:p>
          </table:table-cell>
          <table:table-cell office:value-type="float" office:value="-0.99">
            <text:p>-0,99</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7]/30" office:value-type="float" office:value="134.166666666667">
            <text:p>134,1666666667</text:p>
          </table:table-cell>
          <table:table-cell table:formula="of:=([.L157]+40)*2" office:value-type="float" office:value="78.02">
            <text:p>78,02</text:p>
          </table:table-cell>
        </table:table-row>
        <table:table-row table:style-name="ro1">
          <table:table-cell office:value-type="float" office:value="1404558696">
            <text:p>1404558696</text:p>
          </table:table-cell>
          <table:table-cell office:value-type="float" office:value="4028">
            <text:p>4028</text:p>
          </table:table-cell>
          <table:table-cell office:value-type="float" office:value="5112">
            <text:p>5112</text:p>
          </table:table-cell>
          <table:table-cell office:value-type="float" office:value="27926">
            <text:p>27926</text:p>
          </table:table-cell>
          <table:table-cell office:value-type="float" office:value="690">
            <text:p>690</text:p>
          </table:table-cell>
          <table:table-cell office:value-type="float" office:value="1029">
            <text:p>1029</text:p>
          </table:table-cell>
          <table:table-cell office:value-type="float" office:value="0">
            <text:p>0</text:p>
          </table:table-cell>
          <table:table-cell office:value-type="float" office:value="318">
            <text:p>318</text:p>
          </table:table-cell>
          <table:table-cell office:value-type="float" office:value="80">
            <text:p>80</text:p>
          </table:table-cell>
          <table:table-cell office:value-type="float" office:value="635">
            <text:p>635</text:p>
          </table:table-cell>
          <table:table-cell office:value-type="float" office:value="603">
            <text:p>603</text:p>
          </table:table-cell>
          <table:table-cell office:value-type="float" office:value="-0.05">
            <text:p>-0,05</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8]/30" office:value-type="float" office:value="134.266666666667">
            <text:p>134,2666666667</text:p>
          </table:table-cell>
          <table:table-cell table:formula="of:=([.L158]+40)*2" office:value-type="float" office:value="79.9">
            <text:p>79,9</text:p>
          </table:table-cell>
        </table:table-row>
        <table:table-row table:style-name="ro1">
          <table:table-cell office:value-type="float" office:value="1404565274">
            <text:p>1404565274</text:p>
          </table:table-cell>
          <table:table-cell office:value-type="float" office:value="4054">
            <text:p>4054</text:p>
          </table:table-cell>
          <table:table-cell office:value-type="float" office:value="5138">
            <text:p>5138</text:p>
          </table:table-cell>
          <table:table-cell office:value-type="float" office:value="27926">
            <text:p>27926</text:p>
          </table:table-cell>
          <table:table-cell office:value-type="float" office:value="690">
            <text:p>690</text:p>
          </table:table-cell>
          <table:table-cell office:value-type="float" office:value="1029">
            <text:p>1029</text:p>
          </table:table-cell>
          <table:table-cell office:value-type="float" office:value="0">
            <text:p>0</text:p>
          </table:table-cell>
          <table:table-cell office:value-type="float" office:value="318">
            <text:p>318</text:p>
          </table:table-cell>
          <table:table-cell office:value-type="float" office:value="80">
            <text:p>80</text:p>
          </table:table-cell>
          <table:table-cell office:value-type="float" office:value="612">
            <text:p>612</text:p>
          </table:table-cell>
          <table:table-cell office:value-type="float" office:value="981">
            <text:p>981</text:p>
          </table:table-cell>
          <table:table-cell office:value-type="float" office:value="-4.59">
            <text:p>-4,59</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table:formula="of:=[.B159]/30" office:value-type="float" office:value="135.133333333333">
            <text:p>135,1333333333</text:p>
          </table:table-cell>
          <table:table-cell table:formula="of:=([.L159]+40)*2" office:value-type="float" office:value="70.82">
            <text:p>70,82</text:p>
          </table:table-cell>
        </table:table-row>
        <table:table-row table:style-name="ro1">
          <table:table-cell office:value-type="float" office:value="1404575709">
            <text:p>1404575709</text:p>
          </table:table-cell>
          <table:table-cell office:value-type="float" office:value="4062">
            <text:p>4062</text:p>
          </table:table-cell>
          <table:table-cell office:value-type="float" office:value="5146">
            <text:p>5146</text:p>
          </table:table-cell>
          <table:table-cell office:value-type="float" office:value="27932">
            <text:p>27932</text:p>
          </table:table-cell>
          <table:table-cell office:value-type="float" office:value="690">
            <text:p>690</text:p>
          </table:table-cell>
          <table:table-cell office:value-type="float" office:value="1033">
            <text:p>1033</text:p>
          </table:table-cell>
          <table:table-cell office:value-type="float" office:value="0">
            <text:p>0</text:p>
          </table:table-cell>
          <table:table-cell office:value-type="float" office:value="318">
            <text:p>318</text:p>
          </table:table-cell>
          <table:table-cell office:value-type="float" office:value="82">
            <text:p>82</text:p>
          </table:table-cell>
          <table:table-cell office:value-type="float" office:value="612">
            <text:p>612</text:p>
          </table:table-cell>
          <table:table-cell office:value-type="float" office:value="900">
            <text:p>900</text:p>
          </table:table-cell>
          <table:table-cell office:value-type="float" office:value="-3.57">
            <text:p>-3,57</text:p>
          </table:table-cell>
          <table:table-cell office:value-type="float" office:value="3">
            <text:p>3</text:p>
          </table:table-cell>
          <table:table-cell office:value-type="float" office:value="41">
            <text:p>41</text:p>
          </table:table-cell>
          <table:table-cell office:value-type="float" office:value="42">
            <text:p>42</text:p>
          </table:table-cell>
          <table:table-cell office:value-type="float" office:value="218">
            <text:p>218</text:p>
          </table:table-cell>
          <table:table-cell table:formula="of:=[.B160]/30" office:value-type="float" office:value="135.4">
            <text:p>135,4</text:p>
          </table:table-cell>
          <table:table-cell table:formula="of:=([.L160]+40)*2" office:value-type="float" office:value="72.86">
            <text:p>72,86</text:p>
          </table:table-cell>
        </table:table-row>
        <table:table-row table:style-name="ro1">
          <table:table-cell office:value-type="float" office:value="1404581378">
            <text:p>1404581378</text:p>
          </table:table-cell>
          <table:table-cell office:value-type="float" office:value="4079">
            <text:p>4079</text:p>
          </table:table-cell>
          <table:table-cell office:value-type="float" office:value="5163">
            <text:p>5163</text:p>
          </table:table-cell>
          <table:table-cell office:value-type="float" office:value="27940">
            <text:p>27940</text:p>
          </table:table-cell>
          <table:table-cell office:value-type="float" office:value="690">
            <text:p>690</text:p>
          </table:table-cell>
          <table:table-cell office:value-type="float" office:value="1037">
            <text:p>1037</text:p>
          </table:table-cell>
          <table:table-cell office:value-type="float" office:value="0">
            <text:p>0</text:p>
          </table:table-cell>
          <table:table-cell office:value-type="float" office:value="317">
            <text:p>317</text:p>
          </table:table-cell>
          <table:table-cell office:value-type="float" office:value="84">
            <text:p>84</text:p>
          </table:table-cell>
          <table:table-cell office:value-type="float" office:value="614">
            <text:p>614</text:p>
          </table:table-cell>
          <table:table-cell office:value-type="float" office:value="568">
            <text:p>568</text:p>
          </table:table-cell>
          <table:table-cell office:value-type="float" office:value="0.55">
            <text:p>0,55</text:p>
          </table:table-cell>
          <table:table-cell office:value-type="float" office:value="3">
            <text:p>3</text:p>
          </table:table-cell>
          <table:table-cell office:value-type="float" office:value="43">
            <text:p>43</text:p>
          </table:table-cell>
          <table:table-cell office:value-type="float" office:value="42">
            <text:p>42</text:p>
          </table:table-cell>
          <table:table-cell office:value-type="float" office:value="218">
            <text:p>218</text:p>
          </table:table-cell>
          <table:table-cell table:formula="of:=[.B161]/30" office:value-type="float" office:value="135.966666666667">
            <text:p>135,9666666667</text:p>
          </table:table-cell>
          <table:table-cell table:formula="of:=([.L161]+40)*2" office:value-type="float" office:value="81.1">
            <text:p>81,1</text:p>
          </table:table-cell>
        </table:table-row>
        <table:table-row table:style-name="ro1">
          <table:table-cell office:value-type="float" office:value="1404583295">
            <text:p>1404583295</text:p>
          </table:table-cell>
          <table:table-cell office:value-type="float" office:value="4086">
            <text:p>4086</text:p>
          </table:table-cell>
          <table:table-cell office:value-type="float" office:value="5172">
            <text:p>5172</text:p>
          </table:table-cell>
          <table:table-cell office:value-type="float" office:value="27949">
            <text:p>27949</text:p>
          </table:table-cell>
          <table:table-cell office:value-type="float" office:value="690">
            <text:p>690</text:p>
          </table:table-cell>
          <table:table-cell office:value-type="float" office:value="1041">
            <text:p>1041</text:p>
          </table:table-cell>
          <table:table-cell office:value-type="float" office:value="0">
            <text:p>0</text:p>
          </table:table-cell>
          <table:table-cell office:value-type="float" office:value="276">
            <text:p>276</text:p>
          </table:table-cell>
          <table:table-cell office:value-type="float" office:value="85">
            <text:p>85</text:p>
          </table:table-cell>
          <table:table-cell office:value-type="float" office:value="615">
            <text:p>615</text:p>
          </table:table-cell>
          <table:table-cell office:value-type="float" office:value="542">
            <text:p>542</text:p>
          </table:table-cell>
          <table:table-cell office:value-type="float" office:value="0.98">
            <text:p>0,98</text:p>
          </table:table-cell>
          <table:table-cell office:value-type="float" office:value="3">
            <text:p>3</text:p>
          </table:table-cell>
          <table:table-cell table:number-columns-repeated="2" office:value-type="float" office:value="44">
            <text:p>44</text:p>
          </table:table-cell>
          <table:table-cell office:value-type="float" office:value="218">
            <text:p>218</text:p>
          </table:table-cell>
          <table:table-cell table:formula="of:=[.B162]/30" office:value-type="float" office:value="136.2">
            <text:p>136,2</text:p>
          </table:table-cell>
          <table:table-cell table:formula="of:=([.L162]+40)*2" office:value-type="float" office:value="81.96">
            <text:p>81,96</text:p>
          </table:table-cell>
        </table:table-row>
        <table:table-row table:style-name="ro1">
          <table:table-cell office:value-type="float" office:value="1404583649">
            <text:p>1404583649</text:p>
          </table:table-cell>
          <table:table-cell office:value-type="float" office:value="4086">
            <text:p>4086</text:p>
          </table:table-cell>
          <table:table-cell office:value-type="float" office:value="5172">
            <text:p>5172</text:p>
          </table:table-cell>
          <table:table-cell office:value-type="float" office:value="27951">
            <text:p>27951</text:p>
          </table:table-cell>
          <table:table-cell office:value-type="float" office:value="690">
            <text:p>690</text:p>
          </table:table-cell>
          <table:table-cell office:value-type="float" office:value="1041">
            <text:p>1041</text:p>
          </table:table-cell>
          <table:table-cell office:value-type="float" office:value="0">
            <text:p>0</text:p>
          </table:table-cell>
          <table:table-cell office:value-type="float" office:value="274">
            <text:p>274</text:p>
          </table:table-cell>
          <table:table-cell office:value-type="float" office:value="85">
            <text:p>85</text:p>
          </table:table-cell>
          <table:table-cell office:value-type="float" office:value="614">
            <text:p>614</text:p>
          </table:table-cell>
          <table:table-cell office:value-type="float" office:value="533">
            <text:p>533</text:p>
          </table:table-cell>
          <table:table-cell office:value-type="float" office:value="1.1">
            <text:p>1,1</text:p>
          </table:table-cell>
          <table:table-cell office:value-type="float" office:value="3">
            <text:p>3</text:p>
          </table:table-cell>
          <table:table-cell table:number-columns-repeated="2" office:value-type="float" office:value="44">
            <text:p>44</text:p>
          </table:table-cell>
          <table:table-cell office:value-type="float" office:value="218">
            <text:p>218</text:p>
          </table:table-cell>
          <table:table-cell table:formula="of:=[.B163]/30" office:value-type="float" office:value="136.2">
            <text:p>136,2</text:p>
          </table:table-cell>
          <table:table-cell table:formula="of:=([.L163]+40)*2" office:value-type="float" office:value="82.2">
            <text:p>82,2</text:p>
          </table:table-cell>
        </table:table-row>
        <table:table-row table:style-name="ro1">
          <table:table-cell office:value-type="float" office:value="1404589317">
            <text:p>1404589317</text:p>
          </table:table-cell>
          <table:table-cell office:value-type="float" office:value="4106">
            <text:p>4106</text:p>
          </table:table-cell>
          <table:table-cell office:value-type="float" office:value="5177">
            <text:p>5177</text:p>
          </table:table-cell>
          <table:table-cell office:value-type="float" office:value="27976">
            <text:p>27976</text:p>
          </table:table-cell>
          <table:table-cell office:value-type="float" office:value="690">
            <text:p>690</text:p>
          </table:table-cell>
          <table:table-cell office:value-type="float" office:value="1053">
            <text:p>1053</text:p>
          </table:table-cell>
          <table:table-cell office:value-type="float" office:value="0">
            <text:p>0</text:p>
          </table:table-cell>
          <table:table-cell office:value-type="float" office:value="241">
            <text:p>241</text:p>
          </table:table-cell>
          <table:table-cell office:value-type="float" office:value="91">
            <text:p>91</text:p>
          </table:table-cell>
          <table:table-cell office:value-type="float" office:value="614">
            <text:p>614</text:p>
          </table:table-cell>
          <table:table-cell office:value-type="float" office:value="513">
            <text:p>513</text:p>
          </table:table-cell>
          <table:table-cell office:value-type="float" office:value="1.45">
            <text:p>1,45</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8">
            <text:p>218</text:p>
          </table:table-cell>
          <table:table-cell table:formula="of:=[.B164]/30" office:value-type="float" office:value="136.866666666667">
            <text:p>136,8666666667</text:p>
          </table:table-cell>
          <table:table-cell table:formula="of:=([.L164]+40)*2" office:value-type="float" office:value="82.9">
            <text:p>82,9</text:p>
          </table:table-cell>
        </table:table-row>
        <table:table-row table:style-name="ro1">
          <table:table-cell office:value-type="float" office:value="1404656861">
            <text:p>1404656861</text:p>
          </table:table-cell>
          <table:table-cell office:value-type="float" office:value="4108">
            <text:p>4108</text:p>
          </table:table-cell>
          <table:table-cell office:value-type="float" office:value="5179">
            <text:p>5179</text:p>
          </table:table-cell>
          <table:table-cell office:value-type="float" office:value="27979">
            <text:p>27979</text:p>
          </table:table-cell>
          <table:table-cell office:value-type="float" office:value="690">
            <text:p>690</text:p>
          </table:table-cell>
          <table:table-cell office:value-type="float" office:value="1053">
            <text:p>1053</text:p>
          </table:table-cell>
          <table:table-cell office:value-type="float" office:value="0">
            <text:p>0</text:p>
          </table:table-cell>
          <table:table-cell office:value-type="float" office:value="204">
            <text:p>204</text:p>
          </table:table-cell>
          <table:table-cell office:value-type="float" office:value="91">
            <text:p>91</text:p>
          </table:table-cell>
          <table:table-cell office:value-type="float" office:value="614">
            <text:p>614</text:p>
          </table:table-cell>
          <table:table-cell office:value-type="float" office:value="511">
            <text:p>511</text:p>
          </table:table-cell>
          <table:table-cell office:value-type="float" office:value="1.57">
            <text:p>1,57</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8">
            <text:p>218</text:p>
          </table:table-cell>
          <table:table-cell table:formula="of:=[.B165]/30" office:value-type="float" office:value="136.933333333333">
            <text:p>136,9333333333</text:p>
          </table:table-cell>
          <table:table-cell table:formula="of:=([.L165]+40)*2" office:value-type="float" office:value="83.14">
            <text:p>83,14</text:p>
          </table:table-cell>
        </table:table-row>
        <table:table-row table:style-name="ro1">
          <table:table-cell office:value-type="float" office:value="1404658647">
            <text:p>1404658647</text:p>
          </table:table-cell>
          <table:table-cell office:value-type="float" office:value="158">
            <text:p>158</text:p>
          </table:table-cell>
          <table:table-cell office:value-type="float" office:value="599">
            <text:p>599</text:p>
          </table:table-cell>
          <table:table-cell office:value-type="float" office:value="3715">
            <text:p>3715</text:p>
          </table:table-cell>
          <table:table-cell office:value-type="float" office:value="210">
            <text:p>210</text:p>
          </table:table-cell>
          <table:table-cell office:value-type="float" office:value="175">
            <text:p>175</text:p>
          </table:table-cell>
          <table:table-cell office:value-type="float" office:value="0">
            <text:p>0</text:p>
          </table:table-cell>
          <table:table-cell office:value-type="float" office:value="9">
            <text:p>9</text:p>
          </table:table-cell>
          <table:table-cell office:value-type="float" office:value="33">
            <text:p>33</text:p>
          </table:table-cell>
          <table:table-cell office:value-type="float" office:value="8">
            <text:p>8</text:p>
          </table:table-cell>
          <table:table-cell office:value-type="float" office:value="1">
            <text:p>1</text:p>
          </table:table-cell>
          <table:table-cell office:value-type="float" office:value="6.52">
            <text:p>6,52</text:p>
          </table:table-cell>
          <table:table-cell office:value-type="float" office:value="2">
            <text:p>2</text:p>
          </table:table-cell>
          <table:table-cell office:value-type="float" office:value="36">
            <text:p>36</text:p>
          </table:table-cell>
          <table:table-cell office:value-type="float" office:value="16">
            <text:p>16</text:p>
          </table:table-cell>
          <table:table-cell office:value-type="float" office:value="8">
            <text:p>8</text:p>
          </table:table-cell>
          <table:table-cell table:formula="of:=[.B166]/30" office:value-type="float" office:value="5.26666666666667">
            <text:p>5,2666666667</text:p>
          </table:table-cell>
          <table:table-cell table:formula="of:=([.L166]+40)*2" office:value-type="float" office:value="93.04">
            <text:p>93,04</text:p>
          </table:table-cell>
        </table:table-row>
        <table:table-row table:style-name="ro1">
          <table:table-cell office:value-type="float" office:value="1404658771">
            <text:p>1404658771</text:p>
          </table:table-cell>
          <table:table-cell office:value-type="float" office:value="4114">
            <text:p>4114</text:p>
          </table:table-cell>
          <table:table-cell office:value-type="float" office:value="5188">
            <text:p>5188</text:p>
          </table:table-cell>
          <table:table-cell office:value-type="float" office:value="27993">
            <text:p>27993</text:p>
          </table:table-cell>
          <table:table-cell office:value-type="float" office:value="683">
            <text:p>683</text:p>
          </table:table-cell>
          <table:table-cell office:value-type="float" office:value="1057">
            <text:p>1057</text:p>
          </table:table-cell>
          <table:table-cell office:value-type="float" office:value="0">
            <text:p>0</text:p>
          </table:table-cell>
          <table:table-cell office:value-type="float" office:value="188">
            <text:p>188</text:p>
          </table:table-cell>
          <table:table-cell office:value-type="float" office:value="91">
            <text:p>91</text:p>
          </table:table-cell>
          <table:table-cell office:value-type="float" office:value="619">
            <text:p>619</text:p>
          </table:table-cell>
          <table:table-cell office:value-type="float" office:value="518">
            <text:p>518</text:p>
          </table:table-cell>
          <table:table-cell office:value-type="float" office:value="1.52">
            <text:p>1,52</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9">
            <text:p>219</text:p>
          </table:table-cell>
          <table:table-cell table:formula="of:=[.B167]/30" office:value-type="float" office:value="137.133333333333">
            <text:p>137,1333333333</text:p>
          </table:table-cell>
          <table:table-cell table:formula="of:=([.L167]+40)*2" office:value-type="float" office:value="83.04">
            <text:p>83,04</text:p>
          </table:table-cell>
        </table:table-row>
        <table:table-row table:style-name="ro1">
          <table:table-cell office:value-type="float" office:value="1404661051">
            <text:p>1404661051</text:p>
          </table:table-cell>
          <table:table-cell office:value-type="float" office:value="4108">
            <text:p>4108</text:p>
          </table:table-cell>
          <table:table-cell office:value-type="float" office:value="5179">
            <text:p>5179</text:p>
          </table:table-cell>
          <table:table-cell office:value-type="float" office:value="27979">
            <text:p>27979</text:p>
          </table:table-cell>
          <table:table-cell office:value-type="float" office:value="690">
            <text:p>690</text:p>
          </table:table-cell>
          <table:table-cell office:value-type="float" office:value="1055">
            <text:p>1055</text:p>
          </table:table-cell>
          <table:table-cell office:value-type="float" office:value="0">
            <text:p>0</text:p>
          </table:table-cell>
          <table:table-cell office:value-type="float" office:value="233">
            <text:p>233</text:p>
          </table:table-cell>
          <table:table-cell office:value-type="float" office:value="91">
            <text:p>91</text:p>
          </table:table-cell>
          <table:table-cell office:value-type="float" office:value="615">
            <text:p>615</text:p>
          </table:table-cell>
          <table:table-cell office:value-type="float" office:value="513">
            <text:p>513</text:p>
          </table:table-cell>
          <table:table-cell office:value-type="float" office:value="1.47">
            <text:p>1,47</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9">
            <text:p>219</text:p>
          </table:table-cell>
          <table:table-cell table:formula="of:=[.B168]/30" office:value-type="float" office:value="136.933333333333">
            <text:p>136,9333333333</text:p>
          </table:table-cell>
          <table:table-cell table:formula="of:=([.L168]+40)*2" office:value-type="float" office:value="82.94">
            <text:p>82,94</text:p>
          </table:table-cell>
        </table:table-row>
        <table:table-row table:style-name="ro1">
          <table:table-cell office:value-type="float" office:value="1404721853">
            <text:p>1404721853</text:p>
          </table:table-cell>
          <table:table-cell office:value-type="float" office:value="4115">
            <text:p>4115</text:p>
          </table:table-cell>
          <table:table-cell office:value-type="float" office:value="5185">
            <text:p>5185</text:p>
          </table:table-cell>
          <table:table-cell office:value-type="float" office:value="27988">
            <text:p>27988</text:p>
          </table:table-cell>
          <table:table-cell office:value-type="float" office:value="690">
            <text:p>690</text:p>
          </table:table-cell>
          <table:table-cell office:value-type="float" office:value="1059">
            <text:p>1059</text:p>
          </table:table-cell>
          <table:table-cell office:value-type="float" office:value="0">
            <text:p>0</text:p>
          </table:table-cell>
          <table:table-cell office:value-type="float" office:value="230">
            <text:p>230</text:p>
          </table:table-cell>
          <table:table-cell office:value-type="float" office:value="91">
            <text:p>91</text:p>
          </table:table-cell>
          <table:table-cell office:value-type="float" office:value="609">
            <text:p>609</text:p>
          </table:table-cell>
          <table:table-cell office:value-type="float" office:value="513">
            <text:p>513</text:p>
          </table:table-cell>
          <table:table-cell office:value-type="float" office:value="1.51">
            <text:p>1,51</text:p>
          </table:table-cell>
          <table:table-cell office:value-type="float" office:value="3">
            <text:p>3</text:p>
          </table:table-cell>
          <table:table-cell office:value-type="float" office:value="50">
            <text:p>50</text:p>
          </table:table-cell>
          <table:table-cell office:value-type="float" office:value="46">
            <text:p>46</text:p>
          </table:table-cell>
          <table:table-cell office:value-type="float" office:value="219">
            <text:p>219</text:p>
          </table:table-cell>
          <table:table-cell table:formula="of:=[.B169]/30" office:value-type="float" office:value="137.166666666667">
            <text:p>137,1666666667</text:p>
          </table:table-cell>
          <table:table-cell table:formula="of:=([.L169]+40)*2" office:value-type="float" office:value="83.02">
            <text:p>83,02</text:p>
          </table:table-cell>
        </table:table-row>
        <table:table-row table:style-name="ro1">
          <table:table-cell office:value-type="float" office:value="1404731139">
            <text:p>1404731139</text:p>
          </table:table-cell>
          <table:table-cell office:value-type="float" office:value="4122">
            <text:p>4122</text:p>
          </table:table-cell>
          <table:table-cell office:value-type="float" office:value="5192">
            <text:p>5192</text:p>
          </table:table-cell>
          <table:table-cell office:value-type="float" office:value="27997">
            <text:p>27997</text:p>
          </table:table-cell>
          <table:table-cell office:value-type="float" office:value="690">
            <text:p>690</text:p>
          </table:table-cell>
          <table:table-cell office:value-type="float" office:value="1062">
            <text:p>1062</text:p>
          </table:table-cell>
          <table:table-cell office:value-type="float" office:value="0">
            <text:p>0</text:p>
          </table:table-cell>
          <table:table-cell office:value-type="float" office:value="230">
            <text:p>230</text:p>
          </table:table-cell>
          <table:table-cell office:value-type="float" office:value="59">
            <text:p>59</text:p>
          </table:table-cell>
          <table:table-cell office:value-type="float" office:value="609">
            <text:p>609</text:p>
          </table:table-cell>
          <table:table-cell office:value-type="float" office:value="513">
            <text:p>513</text:p>
          </table:table-cell>
          <table:table-cell office:value-type="float" office:value="1.6">
            <text:p>1,6</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0]/30" office:value-type="float" office:value="137.4">
            <text:p>137,4</text:p>
          </table:table-cell>
          <table:table-cell table:formula="of:=([.L170]+40)*2" office:value-type="float" office:value="83.2">
            <text:p>83,2</text:p>
          </table:table-cell>
        </table:table-row>
        <table:table-row table:style-name="ro1">
          <table:table-cell office:value-type="float" office:value="1404731823">
            <text:p>1404731823</text:p>
          </table:table-cell>
          <table:table-cell office:value-type="float" office:value="4124">
            <text:p>4124</text:p>
          </table:table-cell>
          <table:table-cell office:value-type="float" office:value="5194">
            <text:p>5194</text:p>
          </table:table-cell>
          <table:table-cell office:value-type="float" office:value="27997">
            <text:p>27997</text:p>
          </table:table-cell>
          <table:table-cell office:value-type="float" office:value="690">
            <text:p>690</text:p>
          </table:table-cell>
          <table:table-cell office:value-type="float" office:value="1063">
            <text:p>1063</text:p>
          </table:table-cell>
          <table:table-cell office:value-type="float" office:value="0">
            <text:p>0</text:p>
          </table:table-cell>
          <table:table-cell office:value-type="float" office:value="233">
            <text:p>233</text:p>
          </table:table-cell>
          <table:table-cell office:value-type="float" office:value="59">
            <text:p>59</text:p>
          </table:table-cell>
          <table:table-cell office:value-type="float" office:value="585">
            <text:p>585</text:p>
          </table:table-cell>
          <table:table-cell office:value-type="float" office:value="513">
            <text:p>513</text:p>
          </table:table-cell>
          <table:table-cell office:value-type="float" office:value="1.65">
            <text:p>1,65</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1]/30" office:value-type="float" office:value="137.466666666667">
            <text:p>137,4666666667</text:p>
          </table:table-cell>
          <table:table-cell table:formula="of:=([.L171]+40)*2" office:value-type="float" office:value="83.3">
            <text:p>83,3</text:p>
          </table:table-cell>
        </table:table-row>
        <table:table-row table:style-name="ro1">
          <table:table-cell office:value-type="float" office:value="1404732515">
            <text:p>1404732515</text:p>
          </table:table-cell>
          <table:table-cell office:value-type="float" office:value="4127">
            <text:p>4127</text:p>
          </table:table-cell>
          <table:table-cell office:value-type="float" office:value="5196">
            <text:p>5196</text:p>
          </table:table-cell>
          <table:table-cell office:value-type="float" office:value="27997">
            <text:p>27997</text:p>
          </table:table-cell>
          <table:table-cell office:value-type="float" office:value="690">
            <text:p>690</text:p>
          </table:table-cell>
          <table:table-cell office:value-type="float" office:value="1063">
            <text:p>1063</text:p>
          </table:table-cell>
          <table:table-cell office:value-type="float" office:value="0">
            <text:p>0</text:p>
          </table:table-cell>
          <table:table-cell office:value-type="float" office:value="229">
            <text:p>229</text:p>
          </table:table-cell>
          <table:table-cell office:value-type="float" office:value="58">
            <text:p>58</text:p>
          </table:table-cell>
          <table:table-cell office:value-type="float" office:value="584">
            <text:p>584</text:p>
          </table:table-cell>
          <table:table-cell office:value-type="float" office:value="513">
            <text:p>513</text:p>
          </table:table-cell>
          <table:table-cell office:value-type="float" office:value="1.67">
            <text:p>1,67</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2]/30" office:value-type="float" office:value="137.566666666667">
            <text:p>137,5666666667</text:p>
          </table:table-cell>
          <table:table-cell table:formula="of:=([.L172]+40)*2" office:value-type="float" office:value="83.34">
            <text:p>83,34</text:p>
          </table:table-cell>
        </table:table-row>
        <table:table-row table:style-name="ro1">
          <table:table-cell office:value-type="float" office:value="1404735554">
            <text:p>1404735554</text:p>
          </table:table-cell>
          <table:table-cell office:value-type="float" office:value="4126">
            <text:p>4126</text:p>
          </table:table-cell>
          <table:table-cell office:value-type="float" office:value="5195">
            <text:p>5195</text:p>
          </table:table-cell>
          <table:table-cell office:value-type="float" office:value="27997">
            <text:p>27997</text:p>
          </table:table-cell>
          <table:table-cell office:value-type="float" office:value="690">
            <text:p>690</text:p>
          </table:table-cell>
          <table:table-cell office:value-type="float" office:value="1065">
            <text:p>1065</text:p>
          </table:table-cell>
          <table:table-cell office:value-type="float" office:value="0">
            <text:p>0</text:p>
          </table:table-cell>
          <table:table-cell office:value-type="float" office:value="229">
            <text:p>229</text:p>
          </table:table-cell>
          <table:table-cell office:value-type="float" office:value="58">
            <text:p>58</text:p>
          </table:table-cell>
          <table:table-cell office:value-type="float" office:value="572">
            <text:p>572</text:p>
          </table:table-cell>
          <table:table-cell office:value-type="float" office:value="513">
            <text:p>513</text:p>
          </table:table-cell>
          <table:table-cell office:value-type="float" office:value="1.7">
            <text:p>1,7</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3]/30" office:value-type="float" office:value="137.533333333333">
            <text:p>137,5333333333</text:p>
          </table:table-cell>
          <table:table-cell table:formula="of:=([.L173]+40)*2" office:value-type="float" office:value="83.4">
            <text:p>83,4</text:p>
          </table:table-cell>
        </table:table-row>
        <table:table-row table:style-name="ro1">
          <table:table-cell office:value-type="float" office:value="1404736280">
            <text:p>1404736280</text:p>
          </table:table-cell>
          <table:table-cell office:value-type="float" office:value="4128">
            <text:p>4128</text:p>
          </table:table-cell>
          <table:table-cell office:value-type="float" office:value="5197">
            <text:p>5197</text:p>
          </table:table-cell>
          <table:table-cell office:value-type="float" office:value="27997">
            <text:p>27997</text:p>
          </table:table-cell>
          <table:table-cell office:value-type="float" office:value="690">
            <text:p>690</text:p>
          </table:table-cell>
          <table:table-cell office:value-type="float" office:value="1063">
            <text:p>1063</text:p>
          </table:table-cell>
          <table:table-cell office:value-type="float" office:value="0">
            <text:p>0</text:p>
          </table:table-cell>
          <table:table-cell office:value-type="float" office:value="229">
            <text:p>229</text:p>
          </table:table-cell>
          <table:table-cell office:value-type="float" office:value="58">
            <text:p>58</text:p>
          </table:table-cell>
          <table:table-cell office:value-type="float" office:value="557">
            <text:p>557</text:p>
          </table:table-cell>
          <table:table-cell office:value-type="float" office:value="513">
            <text:p>513</text:p>
          </table:table-cell>
          <table:table-cell office:value-type="float" office:value="1.74">
            <text:p>1,74</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4]/30" office:value-type="float" office:value="137.6">
            <text:p>137,6</text:p>
          </table:table-cell>
          <table:table-cell table:formula="of:=([.L174]+40)*2" office:value-type="float" office:value="83.48">
            <text:p>83,48</text:p>
          </table:table-cell>
        </table:table-row>
        <table:table-row table:style-name="ro1">
          <table:table-cell office:value-type="float" office:value="1404737994">
            <text:p>1404737994</text:p>
          </table:table-cell>
          <table:table-cell office:value-type="float" office:value="4128">
            <text:p>4128</text:p>
          </table:table-cell>
          <table:table-cell office:value-type="float" office:value="5197">
            <text:p>5197</text:p>
          </table:table-cell>
          <table:table-cell office:value-type="float" office:value="27997">
            <text:p>27997</text:p>
          </table:table-cell>
          <table:table-cell office:value-type="float" office:value="690">
            <text:p>690</text:p>
          </table:table-cell>
          <table:table-cell office:value-type="float" office:value="1063">
            <text:p>1063</text:p>
          </table:table-cell>
          <table:table-cell office:value-type="float" office:value="0">
            <text:p>0</text:p>
          </table:table-cell>
          <table:table-cell office:value-type="float" office:value="229">
            <text:p>229</text:p>
          </table:table-cell>
          <table:table-cell office:value-type="float" office:value="58">
            <text:p>58</text:p>
          </table:table-cell>
          <table:table-cell office:value-type="float" office:value="530">
            <text:p>530</text:p>
          </table:table-cell>
          <table:table-cell office:value-type="float" office:value="513">
            <text:p>513</text:p>
          </table:table-cell>
          <table:table-cell office:value-type="float" office:value="1.81">
            <text:p>1,81</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5]/30" office:value-type="float" office:value="137.6">
            <text:p>137,6</text:p>
          </table:table-cell>
          <table:table-cell table:formula="of:=([.L175]+40)*2" office:value-type="float" office:value="83.62">
            <text:p>83,62</text:p>
          </table:table-cell>
        </table:table-row>
        <table:table-row table:style-name="ro1">
          <table:table-cell office:value-type="float" office:value="1404738618">
            <text:p>1404738618</text:p>
          </table:table-cell>
          <table:table-cell office:value-type="float" office:value="4128">
            <text:p>4128</text:p>
          </table:table-cell>
          <table:table-cell office:value-type="float" office:value="5197">
            <text:p>5197</text:p>
          </table:table-cell>
          <table:table-cell office:value-type="float" office:value="27997">
            <text:p>27997</text:p>
          </table:table-cell>
          <table:table-cell office:value-type="float" office:value="690">
            <text:p>690</text:p>
          </table:table-cell>
          <table:table-cell office:value-type="float" office:value="1063">
            <text:p>1063</text:p>
          </table:table-cell>
          <table:table-cell office:value-type="float" office:value="0">
            <text:p>0</text:p>
          </table:table-cell>
          <table:table-cell office:value-type="float" office:value="226">
            <text:p>226</text:p>
          </table:table-cell>
          <table:table-cell office:value-type="float" office:value="58">
            <text:p>58</text:p>
          </table:table-cell>
          <table:table-cell office:value-type="float" office:value="526">
            <text:p>526</text:p>
          </table:table-cell>
          <table:table-cell office:value-type="float" office:value="513">
            <text:p>513</text:p>
          </table:table-cell>
          <table:table-cell office:value-type="float" office:value="1.82">
            <text:p>1,82</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6]/30" office:value-type="float" office:value="137.6">
            <text:p>137,6</text:p>
          </table:table-cell>
          <table:table-cell table:formula="of:=([.L176]+40)*2" office:value-type="float" office:value="83.64">
            <text:p>83,64</text:p>
          </table:table-cell>
        </table:table-row>
        <table:table-row table:style-name="ro1">
          <table:table-cell office:value-type="float" office:value="1404742853">
            <text:p>1404742853</text:p>
          </table:table-cell>
          <table:table-cell office:value-type="float" office:value="4128">
            <text:p>4128</text:p>
          </table:table-cell>
          <table:table-cell office:value-type="float" office:value="5197">
            <text:p>5197</text:p>
          </table:table-cell>
          <table:table-cell office:value-type="float" office:value="27999">
            <text:p>27999</text:p>
          </table:table-cell>
          <table:table-cell office:value-type="float" office:value="690">
            <text:p>690</text:p>
          </table:table-cell>
          <table:table-cell office:value-type="float" office:value="1063">
            <text:p>1063</text:p>
          </table:table-cell>
          <table:table-cell office:value-type="float" office:value="0">
            <text:p>0</text:p>
          </table:table-cell>
          <table:table-cell office:value-type="float" office:value="227">
            <text:p>227</text:p>
          </table:table-cell>
          <table:table-cell office:value-type="float" office:value="58">
            <text:p>58</text:p>
          </table:table-cell>
          <table:table-cell office:value-type="float" office:value="520">
            <text:p>520</text:p>
          </table:table-cell>
          <table:table-cell office:value-type="float" office:value="513">
            <text:p>513</text:p>
          </table:table-cell>
          <table:table-cell office:value-type="float" office:value="1.84">
            <text:p>1,84</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7]/30" office:value-type="float" office:value="137.6">
            <text:p>137,6</text:p>
          </table:table-cell>
          <table:table-cell table:formula="of:=([.L177]+40)*2" office:value-type="float" office:value="83.68">
            <text:p>83,68</text:p>
          </table:table-cell>
        </table:table-row>
        <table:table-row table:style-name="ro1">
          <table:table-cell office:value-type="float" office:value="1404754836">
            <text:p>1404754836</text:p>
          </table:table-cell>
          <table:table-cell office:value-type="float" office:value="4128">
            <text:p>4128</text:p>
          </table:table-cell>
          <table:table-cell office:value-type="float" office:value="5198">
            <text:p>5198</text:p>
          </table:table-cell>
          <table:table-cell office:value-type="float" office:value="28007">
            <text:p>28007</text:p>
          </table:table-cell>
          <table:table-cell office:value-type="float" office:value="692">
            <text:p>692</text:p>
          </table:table-cell>
          <table:table-cell office:value-type="float" office:value="1065">
            <text:p>1065</text:p>
          </table:table-cell>
          <table:table-cell office:value-type="float" office:value="0">
            <text:p>0</text:p>
          </table:table-cell>
          <table:table-cell office:value-type="float" office:value="228">
            <text:p>228</text:p>
          </table:table-cell>
          <table:table-cell office:value-type="float" office:value="58">
            <text:p>58</text:p>
          </table:table-cell>
          <table:table-cell office:value-type="float" office:value="520">
            <text:p>520</text:p>
          </table:table-cell>
          <table:table-cell office:value-type="float" office:value="514">
            <text:p>514</text:p>
          </table:table-cell>
          <table:table-cell office:value-type="float" office:value="1.82">
            <text:p>1,82</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8]/30" office:value-type="float" office:value="137.6">
            <text:p>137,6</text:p>
          </table:table-cell>
          <table:table-cell table:formula="of:=([.L178]+40)*2" office:value-type="float" office:value="83.64">
            <text:p>83,64</text:p>
          </table:table-cell>
        </table:table-row>
        <table:table-row table:style-name="ro1">
          <table:table-cell office:value-type="float" office:value="1404755065">
            <text:p>1404755065</text:p>
          </table:table-cell>
          <table:table-cell office:value-type="float" office:value="4129">
            <text:p>4129</text:p>
          </table:table-cell>
          <table:table-cell office:value-type="float" office:value="5198">
            <text:p>5198</text:p>
          </table:table-cell>
          <table:table-cell office:value-type="float" office:value="28009">
            <text:p>28009</text:p>
          </table:table-cell>
          <table:table-cell office:value-type="float" office:value="692">
            <text:p>692</text:p>
          </table:table-cell>
          <table:table-cell office:value-type="float" office:value="1066">
            <text:p>1066</text:p>
          </table:table-cell>
          <table:table-cell office:value-type="float" office:value="0">
            <text:p>0</text:p>
          </table:table-cell>
          <table:table-cell office:value-type="float" office:value="228">
            <text:p>228</text:p>
          </table:table-cell>
          <table:table-cell office:value-type="float" office:value="58">
            <text:p>58</text:p>
          </table:table-cell>
          <table:table-cell office:value-type="float" office:value="520">
            <text:p>520</text:p>
          </table:table-cell>
          <table:table-cell office:value-type="float" office:value="513">
            <text:p>513</text:p>
          </table:table-cell>
          <table:table-cell office:value-type="float" office:value="1.84">
            <text:p>1,84</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79]/30" office:value-type="float" office:value="137.633333333333">
            <text:p>137,6333333333</text:p>
          </table:table-cell>
          <table:table-cell table:formula="of:=([.L179]+40)*2" office:value-type="float" office:value="83.68">
            <text:p>83,68</text:p>
          </table:table-cell>
        </table:table-row>
        <table:table-row table:style-name="ro1">
          <table:table-cell office:value-type="float" office:value="1404755282">
            <text:p>1404755282</text:p>
          </table:table-cell>
          <table:table-cell office:value-type="float" office:value="4129">
            <text:p>4129</text:p>
          </table:table-cell>
          <table:table-cell office:value-type="float" office:value="5198">
            <text:p>5198</text:p>
          </table:table-cell>
          <table:table-cell office:value-type="float" office:value="28015">
            <text:p>28015</text:p>
          </table:table-cell>
          <table:table-cell office:value-type="float" office:value="692">
            <text:p>692</text:p>
          </table:table-cell>
          <table:table-cell office:value-type="float" office:value="1066">
            <text:p>1066</text:p>
          </table:table-cell>
          <table:table-cell office:value-type="float" office:value="0">
            <text:p>0</text:p>
          </table:table-cell>
          <table:table-cell office:value-type="float" office:value="220">
            <text:p>220</text:p>
          </table:table-cell>
          <table:table-cell office:value-type="float" office:value="58">
            <text:p>58</text:p>
          </table:table-cell>
          <table:table-cell office:value-type="float" office:value="520">
            <text:p>520</text:p>
          </table:table-cell>
          <table:table-cell office:value-type="float" office:value="513">
            <text:p>513</text:p>
          </table:table-cell>
          <table:table-cell office:value-type="float" office:value="1.86">
            <text:p>1,86</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80]/30" office:value-type="float" office:value="137.633333333333">
            <text:p>137,6333333333</text:p>
          </table:table-cell>
          <table:table-cell table:formula="of:=([.L180]+40)*2" office:value-type="float" office:value="83.72">
            <text:p>83,72</text:p>
          </table:table-cell>
        </table:table-row>
        <table:table-row table:style-name="ro1">
          <table:table-cell office:value-type="float" office:value="1404805128">
            <text:p>1404805128</text:p>
          </table:table-cell>
          <table:table-cell office:value-type="float" office:value="4129">
            <text:p>4129</text:p>
          </table:table-cell>
          <table:table-cell office:value-type="float" office:value="5198">
            <text:p>5198</text:p>
          </table:table-cell>
          <table:table-cell office:value-type="float" office:value="28016">
            <text:p>28016</text:p>
          </table:table-cell>
          <table:table-cell office:value-type="float" office:value="692">
            <text:p>692</text:p>
          </table:table-cell>
          <table:table-cell office:value-type="float" office:value="1066">
            <text:p>1066</text:p>
          </table:table-cell>
          <table:table-cell office:value-type="float" office:value="0">
            <text:p>0</text:p>
          </table:table-cell>
          <table:table-cell office:value-type="float" office:value="211">
            <text:p>211</text:p>
          </table:table-cell>
          <table:table-cell office:value-type="float" office:value="58">
            <text:p>58</text:p>
          </table:table-cell>
          <table:table-cell office:value-type="float" office:value="511">
            <text:p>511</text:p>
          </table:table-cell>
          <table:table-cell office:value-type="float" office:value="513">
            <text:p>513</text:p>
          </table:table-cell>
          <table:table-cell office:value-type="float" office:value="1.9">
            <text:p>1,9</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table:formula="of:=[.B181]/30" office:value-type="float" office:value="137.633333333333">
            <text:p>137,6333333333</text:p>
          </table:table-cell>
          <table:table-cell table:formula="of:=([.L181]+40)*2" office:value-type="float" office:value="83.8">
            <text:p>83,8</text:p>
          </table:table-cell>
        </table:table-row>
        <table:table-row table:style-name="ro1" table:number-rows-repeated="1048394">
          <table:table-cell table:number-columns-repeated="18"/>
        </table:table-row>
        <table:table-row table:style-name="ro1">
          <table:table-cell table:number-columns-repeated="18"/>
        </table:table-row>
      </table:table>
      <table:named-expressions/>
      <table:database-ranges>
        <table:database-range table:name="__Anonymous_Sheet_DB__2" table:target-range-address="Actions.A1:Ac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WenQuanYi Micro Hei"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8">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2:40:27.582555537</meta:creation-date>
    <dc:date>2014-07-08T09:59:13</dc:date>
    <meta:editing-duration>PT13H29M51S</meta:editing-duration>
    <meta:editing-cycles>25</meta:editing-cycles>
    <meta:generator>LibreOffice/3.5$Linux_x86 LibreOffice_project/350m1$Build-2</meta:generator>
    <meta:document-statistic meta:table-count="6" meta:cell-count="1270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style:graphic-properties svg:stroke-width="0.08cm" svg:stroke-color="#314004" draw:fill-color="#314004"/>
      <style:text-properties fo:font-size="10pt" style:font-size-asian="10pt" style:font-size-complex="10pt"/>
    </style:style>
    <style:style style:name="ch7" style:family="chart" style:data-style-name="N0">
      <style:chart-properties chart:symbol-type="non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style:graphic-properties svg:stroke-width="0.08cm" svg:stroke-color="#83caff" draw:fill-color="#83caff"/>
      <style:text-properties fo:font-size="10pt" style:font-size-asian="10pt" style:font-size-complex="10pt"/>
    </style:style>
    <style:style style:name="ch12" style:family="chart">
      <style:graphic-properties draw:stroke="solid" svg:stroke-color="#cccccc" draw:fill="none" draw:fill-color="#e6e6e6"/>
    </style:style>
    <style:style style:name="ch13" style:family="chart">
      <style:graphic-properties svg:stroke-color="#b3b3b3" draw:fill-color="#cccccc"/>
    </style:style>
  </office:automatic-styles>
  <office:body>
    <office:chart>
      <chart:chart svg:width="21.018cm" svg:height="14.954cm" xlink:href=".." xlink:type="simple" chart:class="chart:line" chart:column-mapping="5 0 1 2 3 4" chart:style-name="ch1">
        <chart:legend chart:legend-position="end" svg:x="17.395cm" svg:y="5.945cm" style:legend-expansion="high" chart:style-name="ch2"/>
        <chart:plot-area chart:style-name="ch3" table:cell-range-address="'Code Quality'.M1:'Code Quality'.R181" chart:data-source-has-labels="row" svg:x="0.87cm" svg:y="1.331cm" svg:width="15.686cm" svg:height="12.904cm">
          <chartooo:coordinate-region svg:x="1.671cm" svg:y="1.529cm" svg:width="14.853cm" svg:height="12.509cm"/>
          <chart:axis chart:dimension="x" chart:name="primary-x" chart:style-name="ch4"/>
          <chart:axis chart:dimension="y" chart:name="primary-y" chart:style-name="ch4">
            <chart:grid chart:style-name="ch5" chart:class="major"/>
          </chart:axis>
          <chart:series chart:style-name="ch6" chart:values-cell-range-address="'Code Quality'.R2:'Code Quality'.R181" chart:label-cell-address="'Code Quality'.R1:'Code Quality'.R1" chart:class="chart:line">
            <chart:data-point chart:repeated="180"/>
          </chart:series>
          <chart:series chart:style-name="ch7" chart:values-cell-range-address="'Code Quality'.M2:'Code Quality'.M181" chart:label-cell-address="'Code Quality'.M1:'Code Quality'.M1" chart:class="chart:line">
            <chart:data-point chart:repeated="180"/>
          </chart:series>
          <chart:series chart:style-name="ch8" chart:values-cell-range-address="'Code Quality'.N2:'Code Quality'.N181" chart:label-cell-address="'Code Quality'.N1:'Code Quality'.N1" chart:class="chart:line">
            <chart:data-point chart:repeated="180"/>
          </chart:series>
          <chart:series chart:style-name="ch9" chart:values-cell-range-address="'Code Quality'.O2:'Code Quality'.O181" chart:label-cell-address="'Code Quality'.O1:'Code Quality'.O1" chart:class="chart:line">
            <chart:data-point chart:repeated="180"/>
          </chart:series>
          <chart:series chart:style-name="ch10" chart:values-cell-range-address="'Code Quality'.P2:'Code Quality'.P181" chart:label-cell-address="'Code Quality'.P1:'Code Quality'.P1" chart:class="chart:line">
            <chart:data-point chart:repeated="180"/>
          </chart:series>
          <chart:series chart:style-name="ch11" chart:values-cell-range-address="'Code Quality'.Q2:'Code Quality'.Q181" chart:label-cell-address="'Code Quality'.Q1:'Code Quality'.Q1" chart:class="chart:line">
            <chart:data-point chart:repeated="18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ating + 40 * 2</text:p>
                <draw:g>
                  <svg:desc>'Code Quality'.R1:'Code Quality'.R1</svg:desc>
                </draw:g>
              </table:table-cell>
              <table:table-cell office:value-type="string">
                <text:p>module</text:p>
                <draw:g>
                  <svg:desc>'Code Quality'.M1:'Code Quality'.M1</svg:desc>
                </draw:g>
              </table:table-cell>
              <table:table-cell office:value-type="string">
                <text:p>class</text:p>
                <draw:g>
                  <svg:desc>'Code Quality'.N1:'Code Quality'.N1</svg:desc>
                </draw:g>
              </table:table-cell>
              <table:table-cell office:value-type="string">
                <text:p>method</text:p>
                <draw:g>
                  <svg:desc>'Code Quality'.O1:'Code Quality'.O1</svg:desc>
                </draw:g>
              </table:table-cell>
              <table:table-cell office:value-type="string">
                <text:p>function</text:p>
                <draw:g>
                  <svg:desc>'Code Quality'.P1:'Code Quality'.P1</svg:desc>
                </draw:g>
              </table:table-cell>
              <table:table-cell office:value-type="string">
                <text:p>Statements/30</text:p>
                <draw:g>
                  <svg:desc>'Code Quality'.Q1:'Code Quality'.Q1</svg:desc>
                </draw:g>
              </table:table-cell>
            </table:table-row>
          </table:table-header-rows>
          <table:table-rows>
            <table:table-row>
              <table:table-cell office:value-type="string">
                <text:p>1</text:p>
              </table:table-cell>
              <table:table-cell office:value-type="float" office:value="5.90000000000001">
                <text:p>5.90000000000001</text:p>
                <draw:g>
                  <svg:desc>'Code Quality'.R2:'Code Quality'.R181</svg:desc>
                </draw:g>
              </table:table-cell>
              <table:table-cell office:value-type="float" office:value="0">
                <text:p>0</text:p>
                <draw:g>
                  <svg:desc>'Code Quality'.M2:'Code Quality'.M181</svg:desc>
                </draw:g>
              </table:table-cell>
              <table:table-cell office:value-type="float" office:value="0">
                <text:p>0</text:p>
                <draw:g>
                  <svg:desc>'Code Quality'.N2:'Code Quality'.N181</svg:desc>
                </draw:g>
              </table:table-cell>
              <table:table-cell office:value-type="float" office:value="0">
                <text:p>0</text:p>
                <draw:g>
                  <svg:desc>'Code Quality'.O2:'Code Quality'.O181</svg:desc>
                </draw:g>
              </table:table-cell>
              <table:table-cell office:value-type="float" office:value="0">
                <text:p>0</text:p>
                <draw:g>
                  <svg:desc>'Code Quality'.P2:'Code Quality'.P181</svg:desc>
                </draw:g>
              </table:table-cell>
              <table:table-cell office:value-type="float" office:value="20.7">
                <text:p>20.7</text:p>
                <draw:g>
                  <svg:desc>'Code Quality'.Q2:'Code Quality'.Q181</svg:desc>
                </draw:g>
              </table:table-cell>
            </table:table-row>
            <table:table-row>
              <table:table-cell office:value-type="string">
                <text:p>2</text:p>
              </table:table-cell>
              <table:table-cell office:value-type="float" office:value="22.76">
                <text:p>22.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0.8">
                <text:p>20.8</text:p>
              </table:table-cell>
            </table:table-row>
            <table:table-row>
              <table:table-cell office:value-type="string">
                <text:p>3</text:p>
              </table:table-cell>
              <table:table-cell office:value-type="float" office:value="24.42">
                <text:p>24.4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
                <text:p>21.4</text:p>
              </table:table-cell>
            </table:table-row>
            <table:table-row>
              <table:table-cell office:value-type="string">
                <text:p>4</text:p>
              </table:table-cell>
              <table:table-cell office:value-type="float" office:value="19.22">
                <text:p>19.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333333333333">
                <text:p>22.9333333333333</text:p>
              </table:table-cell>
            </table:table-row>
            <table:table-row>
              <table:table-cell office:value-type="string">
                <text:p>5</text:p>
              </table:table-cell>
              <table:table-cell office:value-type="float" office:value="20.12">
                <text:p>20.1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6</text:p>
              </table:table-cell>
              <table:table-cell office:value-type="float" office:value="22">
                <text:p>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7</text:p>
              </table:table-cell>
              <table:table-cell office:value-type="float" office:value="22.9">
                <text:p>22.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8</text:p>
              </table:table-cell>
              <table:table-cell office:value-type="float" office:value="34.2">
                <text:p>34.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1">
                <text:p>27.1</text:p>
              </table:table-cell>
            </table:table-row>
            <table:table-row>
              <table:table-cell office:value-type="string">
                <text:p>9</text:p>
              </table:table-cell>
              <table:table-cell office:value-type="float" office:value="33.78">
                <text:p>33.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8">
                <text:p>27.8</text:p>
              </table:table-cell>
            </table:table-row>
            <table:table-row>
              <table:table-cell office:value-type="string">
                <text:p>10</text:p>
              </table:table-cell>
              <table:table-cell office:value-type="float" office:value="33.68">
                <text:p>33.6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0666666666667">
                <text:p>35.0666666666667</text:p>
              </table:table-cell>
            </table:table-row>
            <table:table-row>
              <table:table-cell office:value-type="string">
                <text:p>11</text:p>
              </table:table-cell>
              <table:table-cell office:value-type="float" office:value="33.52">
                <text:p>33.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4333333333333">
                <text:p>35.4333333333333</text:p>
              </table:table-cell>
            </table:table-row>
            <table:table-row>
              <table:table-cell office:value-type="string">
                <text:p>12</text:p>
              </table:table-cell>
              <table:table-cell office:value-type="float" office:value="33.02">
                <text:p>33.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8.1">
                <text:p>38.1</text:p>
              </table:table-cell>
            </table:table-row>
            <table:table-row>
              <table:table-cell office:value-type="string">
                <text:p>13</text:p>
              </table:table-cell>
              <table:table-cell office:value-type="float" office:value="35.18">
                <text:p>35.1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0.1333333333333">
                <text:p>50.1333333333333</text:p>
              </table:table-cell>
            </table:table-row>
            <table:table-row>
              <table:table-cell office:value-type="string">
                <text:p>14</text:p>
              </table:table-cell>
              <table:table-cell office:value-type="float" office:value="34.68">
                <text:p>34.6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5</text:p>
              </table:table-cell>
              <table:table-cell office:value-type="float" office:value="34.7">
                <text:p>34.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6</text:p>
              </table:table-cell>
              <table:table-cell office:value-type="float" office:value="27.1">
                <text:p>2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6.9333333333333">
                <text:p>66.9333333333333</text:p>
              </table:table-cell>
            </table:table-row>
            <table:table-row>
              <table:table-cell office:value-type="string">
                <text:p>17</text:p>
              </table:table-cell>
              <table:table-cell office:value-type="float" office:value="24.62">
                <text:p>24.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0.9">
                <text:p>70.9</text:p>
              </table:table-cell>
            </table:table-row>
            <table:table-row>
              <table:table-cell office:value-type="string">
                <text:p>18</text:p>
              </table:table-cell>
              <table:table-cell office:value-type="float" office:value="26">
                <text:p>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0333333333333">
                <text:p>74.0333333333333</text:p>
              </table:table-cell>
            </table:table-row>
            <table:table-row>
              <table:table-cell office:value-type="string">
                <text:p>19</text:p>
              </table:table-cell>
              <table:table-cell office:value-type="float" office:value="26.26">
                <text:p>26.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0</text:p>
              </table:table-cell>
              <table:table-cell office:value-type="float" office:value="26.72">
                <text:p>26.7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1</text:p>
              </table:table-cell>
              <table:table-cell office:value-type="float" office:value="29.54">
                <text:p>29.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2</text:p>
              </table:table-cell>
              <table:table-cell office:value-type="float" office:value="31.36">
                <text:p>31.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3</text:p>
              </table:table-cell>
              <table:table-cell office:value-type="float" office:value="31.36">
                <text:p>31.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4</text:p>
              </table:table-cell>
              <table:table-cell office:value-type="float" office:value="38.26">
                <text:p>38.2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6.7333333333333">
                <text:p>86.7333333333333</text:p>
              </table:table-cell>
            </table:table-row>
            <table:table-row>
              <table:table-cell office:value-type="string">
                <text:p>25</text:p>
              </table:table-cell>
              <table:table-cell office:value-type="float" office:value="38.52">
                <text:p>38.5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7.1666666666667">
                <text:p>87.1666666666667</text:p>
              </table:table-cell>
            </table:table-row>
            <table:table-row>
              <table:table-cell office:value-type="string">
                <text:p>26</text:p>
              </table:table-cell>
              <table:table-cell office:value-type="float" office:value="39.6">
                <text:p>3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5666666666667">
                <text:p>90.5666666666667</text:p>
              </table:table-cell>
            </table:table-row>
            <table:table-row>
              <table:table-cell office:value-type="string">
                <text:p>27</text:p>
              </table:table-cell>
              <table:table-cell office:value-type="float" office:value="40.22">
                <text:p>40.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666666666667">
                <text:p>91.1666666666667</text:p>
              </table:table-cell>
            </table:table-row>
            <table:table-row>
              <table:table-cell office:value-type="string">
                <text:p>28</text:p>
              </table:table-cell>
              <table:table-cell office:value-type="float" office:value="40.22">
                <text:p>40.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2">
                <text:p>91.2</text:p>
              </table:table-cell>
            </table:table-row>
            <table:table-row>
              <table:table-cell office:value-type="string">
                <text:p>29</text:p>
              </table:table-cell>
              <table:table-cell office:value-type="float" office:value="34.5">
                <text:p>3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
                <text:p>91</text:p>
              </table:table-cell>
            </table:table-row>
            <table:table-row>
              <table:table-cell office:value-type="string">
                <text:p>30</text:p>
              </table:table-cell>
              <table:table-cell office:value-type="float" office:value="35.86">
                <text:p>35.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1</text:p>
              </table:table-cell>
              <table:table-cell office:value-type="float" office:value="35.22">
                <text:p>35.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5.9333333333333">
                <text:p>95.9333333333333</text:p>
              </table:table-cell>
            </table:table-row>
            <table:table-row>
              <table:table-cell office:value-type="string">
                <text:p>32</text:p>
              </table:table-cell>
              <table:table-cell office:value-type="float" office:value="37.5">
                <text:p>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3</text:p>
              </table:table-cell>
              <table:table-cell office:value-type="float" office:value="38.92">
                <text:p>38.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4</text:p>
              </table:table-cell>
              <table:table-cell office:value-type="float" office:value="38.78">
                <text:p>38.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5</text:p>
              </table:table-cell>
              <table:table-cell office:value-type="float" office:value="41.36">
                <text:p>41.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6</text:p>
              </table:table-cell>
              <table:table-cell office:value-type="float" office:value="40.76">
                <text:p>40.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7</text:p>
              </table:table-cell>
              <table:table-cell office:value-type="float" office:value="40.98">
                <text:p>40.9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8</text:p>
              </table:table-cell>
              <table:table-cell office:value-type="float" office:value="41.54">
                <text:p>41.5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39</text:p>
              </table:table-cell>
              <table:table-cell office:value-type="float" office:value="41.98">
                <text:p>41.9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0</text:p>
              </table:table-cell>
              <table:table-cell office:value-type="float" office:value="45.22">
                <text:p>45.22</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1</text:p>
              </table:table-cell>
              <table:table-cell office:value-type="float" office:value="46.74">
                <text:p>46.7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333333333333">
                <text:p>96.2333333333333</text:p>
              </table:table-cell>
            </table:table-row>
            <table:table-row>
              <table:table-cell office:value-type="string">
                <text:p>42</text:p>
              </table:table-cell>
              <table:table-cell office:value-type="float" office:value="54.08">
                <text:p>54.0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6.3333333333333">
                <text:p>96.3333333333333</text:p>
              </table:table-cell>
            </table:table-row>
            <table:table-row>
              <table:table-cell office:value-type="string">
                <text:p>43</text:p>
              </table:table-cell>
              <table:table-cell office:value-type="float" office:value="54.08">
                <text:p>54.0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3666666666667">
                <text:p>97.3666666666667</text:p>
              </table:table-cell>
            </table:table-row>
            <table:table-row>
              <table:table-cell office:value-type="string">
                <text:p>44</text:p>
              </table:table-cell>
              <table:table-cell office:value-type="float" office:value="-21.94">
                <text:p>-21.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4.8">
                <text:p>4.8</text:p>
              </table:table-cell>
            </table:table-row>
            <table:table-row>
              <table:table-cell office:value-type="string">
                <text:p>45</text:p>
              </table:table-cell>
              <table:table-cell office:value-type="float" office:value="54.4">
                <text:p>54.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4666666666667">
                <text:p>97.4666666666667</text:p>
              </table:table-cell>
            </table:table-row>
            <table:table-row>
              <table:table-cell office:value-type="string">
                <text:p>46</text:p>
              </table:table-cell>
              <table:table-cell office:value-type="float" office:value="54.28">
                <text:p>54.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7</text:p>
              </table:table-cell>
              <table:table-cell office:value-type="float" office:value="54.34">
                <text:p>54.3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8</text:p>
              </table:table-cell>
              <table:table-cell office:value-type="float" office:value="54.34">
                <text:p>54.3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9</text:p>
              </table:table-cell>
              <table:table-cell office:value-type="float" office:value="54.34">
                <text:p>54.3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0</text:p>
              </table:table-cell>
              <table:table-cell office:value-type="float" office:value="54.34">
                <text:p>54.3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1</text:p>
              </table:table-cell>
              <table:table-cell office:value-type="float" office:value="54.42">
                <text:p>54.42</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2</text:p>
              </table:table-cell>
              <table:table-cell office:value-type="float" office:value="54.44">
                <text:p>54.4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3</text:p>
              </table:table-cell>
              <table:table-cell office:value-type="float" office:value="54.66">
                <text:p>54.6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4</text:p>
              </table:table-cell>
              <table:table-cell office:value-type="float" office:value="54.72">
                <text:p>54.72</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5</text:p>
              </table:table-cell>
              <table:table-cell office:value-type="float" office:value="55.1">
                <text:p>55.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6</text:p>
              </table:table-cell>
              <table:table-cell office:value-type="float" office:value="55.28">
                <text:p>55.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7</text:p>
              </table:table-cell>
              <table:table-cell office:value-type="float" office:value="55.3">
                <text:p>55.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
                <text:p>98</text:p>
              </table:table-cell>
            </table:table-row>
            <table:table-row>
              <table:table-cell office:value-type="string">
                <text:p>58</text:p>
              </table:table-cell>
              <table:table-cell office:value-type="float" office:value="-20.96">
                <text:p>-20.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4.9">
                <text:p>4.9</text:p>
              </table:table-cell>
            </table:table-row>
            <table:table-row>
              <table:table-cell office:value-type="string">
                <text:p>59</text:p>
              </table:table-cell>
              <table:table-cell office:value-type="float" office:value="54.68">
                <text:p>54.6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office:value-type="float" office:value="100.533333333333">
                <text:p>100.533333333333</text:p>
              </table:table-cell>
            </table:table-row>
            <table:table-row>
              <table:table-cell office:value-type="string">
                <text:p>60</text:p>
              </table:table-cell>
              <table:table-cell office:value-type="float" office:value="55.08">
                <text:p>55.0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office:value-type="float" office:value="100.533333333333">
                <text:p>100.533333333333</text:p>
              </table:table-cell>
            </table:table-row>
            <table:table-row>
              <table:table-cell office:value-type="string">
                <text:p>61</text:p>
              </table:table-cell>
              <table:table-cell office:value-type="float" office:value="55.7">
                <text:p>55.7</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0.866666666667">
                <text:p>100.866666666667</text:p>
              </table:table-cell>
            </table:table-row>
            <table:table-row>
              <table:table-cell office:value-type="string">
                <text:p>62</text:p>
              </table:table-cell>
              <table:table-cell office:value-type="float" office:value="56.24">
                <text:p>56.2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
                <text:p>101</text:p>
              </table:table-cell>
            </table:table-row>
            <table:table-row>
              <table:table-cell office:value-type="string">
                <text:p>63</text:p>
              </table:table-cell>
              <table:table-cell office:value-type="float" office:value="61.5">
                <text:p>61.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066666666667">
                <text:p>101.066666666667</text:p>
              </table:table-cell>
            </table:table-row>
            <table:table-row>
              <table:table-cell office:value-type="string">
                <text:p>64</text:p>
              </table:table-cell>
              <table:table-cell office:value-type="float" office:value="61.78">
                <text:p>61.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5</text:p>
              </table:table-cell>
              <table:table-cell office:value-type="float" office:value="61.78">
                <text:p>61.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6</text:p>
              </table:table-cell>
              <table:table-cell office:value-type="float" office:value="61.78">
                <text:p>61.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7</text:p>
              </table:table-cell>
              <table:table-cell office:value-type="float" office:value="61.78">
                <text:p>61.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8</text:p>
              </table:table-cell>
              <table:table-cell office:value-type="float" office:value="66.72">
                <text:p>66.72</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0">
                <text:p>80</text:p>
              </table:table-cell>
              <table:table-cell office:value-type="float" office:value="102.8">
                <text:p>102.8</text:p>
              </table:table-cell>
            </table:table-row>
            <table:table-row>
              <table:table-cell office:value-type="string">
                <text:p>69</text:p>
              </table:table-cell>
              <table:table-cell office:value-type="float" office:value="67.44">
                <text:p>67.4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1">
                <text:p>81</text:p>
              </table:table-cell>
              <table:table-cell office:value-type="float" office:value="103.666666666667">
                <text:p>103.666666666667</text:p>
              </table:table-cell>
            </table:table-row>
            <table:table-row>
              <table:table-cell office:value-type="string">
                <text:p>70</text:p>
              </table:table-cell>
              <table:table-cell office:value-type="float" office:value="67.82">
                <text:p>67.82</text:p>
              </table:table-cell>
              <table:table-cell office:value-type="float" office:value="2">
                <text:p>2</text:p>
              </table:table-cell>
              <table:table-cell office:value-type="float" office:value="18">
                <text:p>18</text:p>
              </table:table-cell>
              <table:table-cell office:value-type="float" office:value="28">
                <text:p>28</text:p>
              </table:table-cell>
              <table:table-cell office:value-type="float" office:value="81">
                <text:p>81</text:p>
              </table:table-cell>
              <table:table-cell office:value-type="float" office:value="103.933333333333">
                <text:p>103.933333333333</text:p>
              </table:table-cell>
            </table:table-row>
            <table:table-row>
              <table:table-cell office:value-type="string">
                <text:p>71</text:p>
              </table:table-cell>
              <table:table-cell office:value-type="float" office:value="68.24">
                <text:p>68.24</text:p>
              </table:table-cell>
              <table:table-cell office:value-type="float" office:value="2">
                <text:p>2</text:p>
              </table:table-cell>
              <table:table-cell office:value-type="float" office:value="21">
                <text:p>21</text:p>
              </table:table-cell>
              <table:table-cell office:value-type="float" office:value="28">
                <text:p>28</text:p>
              </table:table-cell>
              <table:table-cell office:value-type="float" office:value="82">
                <text:p>82</text:p>
              </table:table-cell>
              <table:table-cell office:value-type="float" office:value="104.566666666667">
                <text:p>104.566666666667</text:p>
              </table:table-cell>
            </table:table-row>
            <table:table-row>
              <table:table-cell office:value-type="string">
                <text:p>72</text:p>
              </table:table-cell>
              <table:table-cell office:value-type="float" office:value="69.82">
                <text:p>69.82</text:p>
              </table:table-cell>
              <table:table-cell office:value-type="float" office:value="2">
                <text:p>2</text:p>
              </table:table-cell>
              <table:table-cell office:value-type="float" office:value="23">
                <text:p>23</text:p>
              </table:table-cell>
              <table:table-cell office:value-type="float" office:value="28">
                <text:p>28</text:p>
              </table:table-cell>
              <table:table-cell office:value-type="float" office:value="82">
                <text:p>82</text:p>
              </table:table-cell>
              <table:table-cell office:value-type="float" office:value="104.7">
                <text:p>104.7</text:p>
              </table:table-cell>
            </table:table-row>
            <table:table-row>
              <table:table-cell office:value-type="string">
                <text:p>73</text:p>
              </table:table-cell>
              <table:table-cell office:value-type="float" office:value="70.68">
                <text:p>70.68</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office:value-type="float" office:value="104.966666666667">
                <text:p>104.966666666667</text:p>
              </table:table-cell>
            </table:table-row>
            <table:table-row>
              <table:table-cell office:value-type="string">
                <text:p>74</text:p>
              </table:table-cell>
              <table:table-cell office:value-type="float" office:value="70.68">
                <text:p>70.68</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office:value-type="float" office:value="104.966666666667">
                <text:p>104.966666666667</text:p>
              </table:table-cell>
            </table:table-row>
            <table:table-row>
              <table:table-cell office:value-type="string">
                <text:p>75</text:p>
              </table:table-cell>
              <table:table-cell office:value-type="float" office:value="68.88">
                <text:p>68.88</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4">
                <text:p>84</text:p>
              </table:table-cell>
              <table:table-cell office:value-type="float" office:value="108.933333333333">
                <text:p>108.933333333333</text:p>
              </table:table-cell>
            </table:table-row>
            <table:table-row>
              <table:table-cell office:value-type="string">
                <text:p>76</text:p>
              </table:table-cell>
              <table:table-cell office:value-type="float" office:value="70.8">
                <text:p>70.8</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77</text:p>
              </table:table-cell>
              <table:table-cell office:value-type="float" office:value="70.84">
                <text:p>70.8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78</text:p>
              </table:table-cell>
              <table:table-cell office:value-type="float" office:value="70.86">
                <text:p>70.86</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79</text:p>
              </table:table-cell>
              <table:table-cell office:value-type="float" office:value="70.86">
                <text:p>70.86</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80</text:p>
              </table:table-cell>
              <table:table-cell office:value-type="float" office:value="75.12">
                <text:p>75.12</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5.333333333333">
                <text:p>105.333333333333</text:p>
              </table:table-cell>
            </table:table-row>
            <table:table-row>
              <table:table-cell office:value-type="string">
                <text:p>81</text:p>
              </table:table-cell>
              <table:table-cell office:value-type="float" office:value="75.12">
                <text:p>75.12</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5.333333333333">
                <text:p>105.333333333333</text:p>
              </table:table-cell>
            </table:table-row>
            <table:table-row>
              <table:table-cell office:value-type="string">
                <text:p>82</text:p>
              </table:table-cell>
              <table:table-cell office:value-type="float" office:value="75.32">
                <text:p>75.32</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office:value-type="float" office:value="106.066666666667">
                <text:p>106.066666666667</text:p>
              </table:table-cell>
            </table:table-row>
            <table:table-row>
              <table:table-cell office:value-type="string">
                <text:p>83</text:p>
              </table:table-cell>
              <table:table-cell office:value-type="float" office:value="75.32">
                <text:p>75.32</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office:value-type="float" office:value="106.066666666667">
                <text:p>106.066666666667</text:p>
              </table:table-cell>
            </table:table-row>
            <table:table-row>
              <table:table-cell office:value-type="string">
                <text:p>84</text:p>
              </table:table-cell>
              <table:table-cell office:value-type="float" office:value="75.56">
                <text:p>75.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5</text:p>
              </table:table-cell>
              <table:table-cell office:value-type="float" office:value="75.56">
                <text:p>75.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6</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7</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8</text:p>
              </table:table-cell>
              <table:table-cell office:value-type="float" office:value="88.96">
                <text:p>88.96</text:p>
              </table:table-cell>
              <table:table-cell office:value-type="float" office:value="1">
                <text:p>1</text:p>
              </table:table-cell>
              <table:table-cell office:value-type="float" office:value="20">
                <text:p>20</text:p>
              </table:table-cell>
              <table:table-cell office:value-type="float" office:value="4">
                <text:p>4</text:p>
              </table:table-cell>
              <table:table-cell office:value-type="float" office:value="7">
                <text:p>7</text:p>
              </table:table-cell>
              <table:table-cell office:value-type="float" office:value="2.23333333333333">
                <text:p>2.23333333333333</text:p>
              </table:table-cell>
            </table:table-row>
            <table:table-row>
              <table:table-cell office:value-type="string">
                <text:p>89</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0</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1</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2</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3</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4</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5</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6</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7</text:p>
              </table:table-cell>
              <table:table-cell office:value-type="float" office:value="75.6">
                <text:p>75.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2">
                <text:p>92</text:p>
              </table:table-cell>
              <table:table-cell office:value-type="float" office:value="107.3">
                <text:p>107.3</text:p>
              </table:table-cell>
            </table:table-row>
            <table:table-row>
              <table:table-cell office:value-type="string">
                <text:p>98</text:p>
              </table:table-cell>
              <table:table-cell office:value-type="float" office:value="73.26">
                <text:p>73.26</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266666666667">
                <text:p>124.266666666667</text:p>
              </table:table-cell>
            </table:table-row>
            <table:table-row>
              <table:table-cell office:value-type="string">
                <text:p>99</text:p>
              </table:table-cell>
              <table:table-cell office:value-type="float" office:value="73.3">
                <text:p>73.3</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333333333333">
                <text:p>124.333333333333</text:p>
              </table:table-cell>
            </table:table-row>
            <table:table-row>
              <table:table-cell office:value-type="string">
                <text:p>100</text:p>
              </table:table-cell>
              <table:table-cell office:value-type="float" office:value="73.3">
                <text:p>73.3</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333333333333">
                <text:p>124.333333333333</text:p>
              </table:table-cell>
            </table:table-row>
            <table:table-row>
              <table:table-cell office:value-type="string">
                <text:p>101</text:p>
              </table:table-cell>
              <table:table-cell office:value-type="float" office:value="73.34">
                <text:p>73.34</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366666666667">
                <text:p>124.366666666667</text:p>
              </table:table-cell>
            </table:table-row>
            <table:table-row>
              <table:table-cell office:value-type="string">
                <text:p>102</text:p>
              </table:table-cell>
              <table:table-cell office:value-type="float" office:value="73.36">
                <text:p>73.36</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office:value-type="float" office:value="124.433333333333">
                <text:p>124.433333333333</text:p>
              </table:table-cell>
            </table:table-row>
            <table:table-row>
              <table:table-cell office:value-type="string">
                <text:p>103</text:p>
              </table:table-cell>
              <table:table-cell office:value-type="float" office:value="73.38">
                <text:p>73.38</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office:value-type="float" office:value="124.433333333333">
                <text:p>124.433333333333</text:p>
              </table:table-cell>
            </table:table-row>
            <table:table-row>
              <table:table-cell office:value-type="string">
                <text:p>104</text:p>
              </table:table-cell>
              <table:table-cell office:value-type="float" office:value="73.42">
                <text:p>73.42</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7">
                <text:p>97</text:p>
              </table:table-cell>
              <table:table-cell office:value-type="float" office:value="124.5">
                <text:p>124.5</text:p>
              </table:table-cell>
            </table:table-row>
            <table:table-row>
              <table:table-cell office:value-type="string">
                <text:p>105</text:p>
              </table:table-cell>
              <table:table-cell office:value-type="float" office:value="73.44">
                <text:p>73.44</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office:value-type="float" office:value="124.566666666667">
                <text:p>124.566666666667</text:p>
              </table:table-cell>
            </table:table-row>
            <table:table-row>
              <table:table-cell office:value-type="string">
                <text:p>106</text:p>
              </table:table-cell>
              <table:table-cell office:value-type="float" office:value="73.48">
                <text:p>73.48</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office:value-type="float" office:value="124.6">
                <text:p>124.6</text:p>
              </table:table-cell>
            </table:table-row>
            <table:table-row>
              <table:table-cell office:value-type="string">
                <text:p>107</text:p>
              </table:table-cell>
              <table:table-cell office:value-type="float" office:value="73.2">
                <text:p>73.2</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8">
                <text:p>98</text:p>
              </table:table-cell>
              <table:table-cell office:value-type="float" office:value="124.666666666667">
                <text:p>124.666666666667</text:p>
              </table:table-cell>
            </table:table-row>
            <table:table-row>
              <table:table-cell office:value-type="string">
                <text:p>108</text:p>
              </table:table-cell>
              <table:table-cell office:value-type="float" office:value="85.74">
                <text:p>85.74</text:p>
              </table:table-cell>
              <table:table-cell office:value-type="float" office:value="2">
                <text:p>2</text:p>
              </table:table-cell>
              <table:table-cell office:value-type="float" office:value="20">
                <text:p>20</text:p>
              </table:table-cell>
              <table:table-cell office:value-type="float" office:value="5">
                <text:p>5</text:p>
              </table:table-cell>
              <table:table-cell office:value-type="float" office:value="7">
                <text:p>7</text:p>
              </table:table-cell>
              <table:table-cell office:value-type="float" office:value="3.6">
                <text:p>3.6</text:p>
              </table:table-cell>
            </table:table-row>
            <table:table-row>
              <table:table-cell office:value-type="string">
                <text:p>109</text:p>
              </table:table-cell>
              <table:table-cell office:value-type="float" office:value="73.24">
                <text:p>73.24</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9">
                <text:p>99</text:p>
              </table:table-cell>
              <table:table-cell office:value-type="float" office:value="124.733333333333">
                <text:p>124.733333333333</text:p>
              </table:table-cell>
            </table:table-row>
            <table:table-row>
              <table:table-cell office:value-type="string">
                <text:p>110</text:p>
              </table:table-cell>
              <table:table-cell office:value-type="float" office:value="73.26">
                <text:p>73.2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
                <text:p>124.8</text:p>
              </table:table-cell>
            </table:table-row>
            <table:table-row>
              <table:table-cell office:value-type="string">
                <text:p>111</text:p>
              </table:table-cell>
              <table:table-cell office:value-type="float" office:value="73.28">
                <text:p>73.28</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33333333333">
                <text:p>124.833333333333</text:p>
              </table:table-cell>
            </table:table-row>
            <table:table-row>
              <table:table-cell office:value-type="string">
                <text:p>112</text:p>
              </table:table-cell>
              <table:table-cell office:value-type="float" office:value="73.28">
                <text:p>73.28</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33333333333">
                <text:p>124.833333333333</text:p>
              </table:table-cell>
            </table:table-row>
            <table:table-row>
              <table:table-cell office:value-type="string">
                <text:p>113</text:p>
              </table:table-cell>
              <table:table-cell office:value-type="float" office:value="73.28">
                <text:p>73.28</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66666666667">
                <text:p>124.866666666667</text:p>
              </table:table-cell>
            </table:table-row>
            <table:table-row>
              <table:table-cell office:value-type="string">
                <text:p>114</text:p>
              </table:table-cell>
              <table:table-cell office:value-type="float" office:value="73.38">
                <text:p>73.38</text:p>
              </table:table-cell>
              <table:table-cell office:value-type="float" office:value="3">
                <text:p>3</text:p>
              </table:table-cell>
              <table:table-cell office:value-type="float" office:value="34">
                <text:p>34</text:p>
              </table:table-cell>
              <table:table-cell office:value-type="float" office:value="34">
                <text:p>34</text:p>
              </table:table-cell>
              <table:table-cell office:value-type="float" office:value="100">
                <text:p>100</text:p>
              </table:table-cell>
              <table:table-cell office:value-type="float" office:value="124.933333333333">
                <text:p>124.933333333333</text:p>
              </table:table-cell>
            </table:table-row>
            <table:table-row>
              <table:table-cell office:value-type="string">
                <text:p>115</text:p>
              </table:table-cell>
              <table:table-cell office:value-type="float" office:value="73.46">
                <text:p>73.46</text:p>
              </table:table-cell>
              <table:table-cell office:value-type="float" office:value="3">
                <text:p>3</text:p>
              </table:table-cell>
              <table:table-cell office:value-type="float" office:value="34">
                <text:p>34</text:p>
              </table:table-cell>
              <table:table-cell office:value-type="float" office:value="34">
                <text:p>34</text:p>
              </table:table-cell>
              <table:table-cell office:value-type="float" office:value="100">
                <text:p>100</text:p>
              </table:table-cell>
              <table:table-cell office:value-type="float" office:value="125.1">
                <text:p>125.1</text:p>
              </table:table-cell>
            </table:table-row>
            <table:table-row>
              <table:table-cell office:value-type="string">
                <text:p>116</text:p>
              </table:table-cell>
              <table:table-cell office:value-type="float" office:value="73.5">
                <text:p>73.5</text:p>
              </table:table-cell>
              <table:table-cell office:value-type="float" office:value="3">
                <text:p>3</text:p>
              </table:table-cell>
              <table:table-cell office:value-type="float" office:value="35">
                <text:p>35</text:p>
              </table:table-cell>
              <table:table-cell office:value-type="float" office:value="35">
                <text:p>35</text:p>
              </table:table-cell>
              <table:table-cell office:value-type="float" office:value="100">
                <text:p>100</text:p>
              </table:table-cell>
              <table:table-cell office:value-type="float" office:value="125.2">
                <text:p>125.2</text:p>
              </table:table-cell>
            </table:table-row>
            <table:table-row>
              <table:table-cell office:value-type="string">
                <text:p>117</text:p>
              </table:table-cell>
              <table:table-cell office:value-type="float" office:value="73.74">
                <text:p>73.74</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366666666667">
                <text:p>125.366666666667</text:p>
              </table:table-cell>
            </table:table-row>
            <table:table-row>
              <table:table-cell office:value-type="string">
                <text:p>118</text:p>
              </table:table-cell>
              <table:table-cell office:value-type="float" office:value="74.34">
                <text:p>74.34</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466666666667">
                <text:p>125.466666666667</text:p>
              </table:table-cell>
            </table:table-row>
            <table:table-row>
              <table:table-cell office:value-type="string">
                <text:p>119</text:p>
              </table:table-cell>
              <table:table-cell office:value-type="float" office:value="74.34">
                <text:p>74.34</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5">
                <text:p>125.5</text:p>
              </table:table-cell>
            </table:table-row>
            <table:table-row>
              <table:table-cell office:value-type="string">
                <text:p>120</text:p>
              </table:table-cell>
              <table:table-cell office:value-type="float" office:value="74.34">
                <text:p>74.34</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533333333333">
                <text:p>125.533333333333</text:p>
              </table:table-cell>
            </table:table-row>
            <table:table-row>
              <table:table-cell office:value-type="string">
                <text:p>121</text:p>
              </table:table-cell>
              <table:table-cell office:value-type="float" office:value="74.98">
                <text:p>74.98</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666666666667">
                <text:p>125.666666666667</text:p>
              </table:table-cell>
            </table:table-row>
            <table:table-row>
              <table:table-cell office:value-type="string">
                <text:p>122</text:p>
              </table:table-cell>
              <table:table-cell office:value-type="float" office:value="74.98">
                <text:p>74.98</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666666666667">
                <text:p>125.666666666667</text:p>
              </table:table-cell>
            </table:table-row>
            <table:table-row>
              <table:table-cell office:value-type="string">
                <text:p>123</text:p>
              </table:table-cell>
              <table:table-cell office:value-type="float" office:value="75.28">
                <text:p>75.28</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766666666667">
                <text:p>125.766666666667</text:p>
              </table:table-cell>
            </table:table-row>
            <table:table-row>
              <table:table-cell office:value-type="string">
                <text:p>124</text:p>
              </table:table-cell>
              <table:table-cell office:value-type="float" office:value="75.4">
                <text:p>75.4</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833333333333">
                <text:p>125.833333333333</text:p>
              </table:table-cell>
            </table:table-row>
            <table:table-row>
              <table:table-cell office:value-type="string">
                <text:p>125</text:p>
              </table:table-cell>
              <table:table-cell office:value-type="float" office:value="75.38">
                <text:p>75.38</text:p>
              </table:table-cell>
              <table:table-cell office:value-type="float" office:value="3">
                <text:p>3</text:p>
              </table:table-cell>
              <table:table-cell office:value-type="float" office:value="36">
                <text:p>36</text:p>
              </table:table-cell>
              <table:table-cell office:value-type="float" office:value="38">
                <text:p>38</text:p>
              </table:table-cell>
              <table:table-cell office:value-type="float" office:value="100">
                <text:p>100</text:p>
              </table:table-cell>
              <table:table-cell office:value-type="float" office:value="125.866666666667">
                <text:p>125.866666666667</text:p>
              </table:table-cell>
            </table:table-row>
            <table:table-row>
              <table:table-cell office:value-type="string">
                <text:p>126</text:p>
              </table:table-cell>
              <table:table-cell office:value-type="float" office:value="75.38">
                <text:p>75.38</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office:value-type="float" office:value="125.933333333333">
                <text:p>125.933333333333</text:p>
              </table:table-cell>
            </table:table-row>
            <table:table-row>
              <table:table-cell office:value-type="string">
                <text:p>127</text:p>
              </table:table-cell>
              <table:table-cell office:value-type="float" office:value="75.42">
                <text:p>75.42</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office:value-type="float" office:value="125.933333333333">
                <text:p>125.933333333333</text:p>
              </table:table-cell>
            </table:table-row>
            <table:table-row>
              <table:table-cell office:value-type="string">
                <text:p>128</text:p>
              </table:table-cell>
              <table:table-cell office:value-type="float" office:value="75.44">
                <text:p>75.44</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office:value-type="float" office:value="126.1">
                <text:p>126.1</text:p>
              </table:table-cell>
            </table:table-row>
            <table:table-row>
              <table:table-cell office:value-type="string">
                <text:p>129</text:p>
              </table:table-cell>
              <table:table-cell office:value-type="float" office:value="75.52">
                <text:p>75.52</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office:value-type="float" office:value="126.066666666667">
                <text:p>126.066666666667</text:p>
              </table:table-cell>
            </table:table-row>
            <table:table-row>
              <table:table-cell office:value-type="string">
                <text:p>130</text:p>
              </table:table-cell>
              <table:table-cell office:value-type="float" office:value="75.72">
                <text:p>75.72</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1</text:p>
              </table:table-cell>
              <table:table-cell office:value-type="float" office:value="75.74">
                <text:p>75.7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2</text:p>
              </table:table-cell>
              <table:table-cell office:value-type="float" office:value="75.52">
                <text:p>75.52</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3</text:p>
              </table:table-cell>
              <table:table-cell office:value-type="float" office:value="75.46">
                <text:p>75.46</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4</text:p>
              </table:table-cell>
              <table:table-cell office:value-type="float" office:value="75.5">
                <text:p>75.5</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5</text:p>
              </table:table-cell>
              <table:table-cell office:value-type="float" office:value="75.54">
                <text:p>75.5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6</text:p>
              </table:table-cell>
              <table:table-cell office:value-type="float" office:value="75.82">
                <text:p>75.82</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7</text:p>
              </table:table-cell>
              <table:table-cell office:value-type="float" office:value="75.8">
                <text:p>75.8</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8</text:p>
              </table:table-cell>
              <table:table-cell office:value-type="float" office:value="75.8">
                <text:p>75.8</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office:value-type="float" office:value="126.3">
                <text:p>126.3</text:p>
              </table:table-cell>
            </table:table-row>
            <table:table-row>
              <table:table-cell office:value-type="string">
                <text:p>139</text:p>
              </table:table-cell>
              <table:table-cell office:value-type="float" office:value="75.86">
                <text:p>75.8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office:value-type="float" office:value="126.333333333333">
                <text:p>126.333333333333</text:p>
              </table:table-cell>
            </table:table-row>
            <table:table-row>
              <table:table-cell office:value-type="string">
                <text:p>140</text:p>
              </table:table-cell>
              <table:table-cell office:value-type="float" office:value="75.86">
                <text:p>75.8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office:value-type="float" office:value="126.366666666667">
                <text:p>126.366666666667</text:p>
              </table:table-cell>
            </table:table-row>
            <table:table-row>
              <table:table-cell office:value-type="string">
                <text:p>141</text:p>
              </table:table-cell>
              <table:table-cell office:value-type="float" office:value="75.88">
                <text:p>75.88</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0">
                <text:p>100</text:p>
              </table:table-cell>
              <table:table-cell office:value-type="float" office:value="126.4">
                <text:p>126.4</text:p>
              </table:table-cell>
            </table:table-row>
            <table:table-row>
              <table:table-cell office:value-type="string">
                <text:p>142</text:p>
              </table:table-cell>
              <table:table-cell office:value-type="float" office:value="75.9">
                <text:p>75.9</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01">
                <text:p>101</text:p>
              </table:table-cell>
              <table:table-cell office:value-type="float" office:value="126.433333333333">
                <text:p>126.433333333333</text:p>
              </table:table-cell>
            </table:table-row>
            <table:table-row>
              <table:table-cell office:value-type="string">
                <text:p>143</text:p>
              </table:table-cell>
              <table:table-cell office:value-type="float" office:value="87.66">
                <text:p>87.66</text:p>
              </table:table-cell>
              <table:table-cell office:value-type="float" office:value="2">
                <text:p>2</text:p>
              </table:table-cell>
              <table:table-cell office:value-type="float" office:value="25">
                <text:p>25</text:p>
              </table:table-cell>
              <table:table-cell office:value-type="float" office:value="14">
                <text:p>14</text:p>
              </table:table-cell>
              <table:table-cell office:value-type="float" office:value="7">
                <text:p>7</text:p>
              </table:table-cell>
              <table:table-cell office:value-type="float" office:value="4.43333333333333">
                <text:p>4.43333333333333</text:p>
              </table:table-cell>
            </table:table-row>
            <table:table-row>
              <table:table-cell office:value-type="string">
                <text:p>144</text:p>
              </table:table-cell>
              <table:table-cell office:value-type="float" office:value="76.72">
                <text:p>76.72</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47">
                <text:p>147</text:p>
              </table:table-cell>
              <table:table-cell office:value-type="float" office:value="129.466666666667">
                <text:p>129.466666666667</text:p>
              </table:table-cell>
            </table:table-row>
            <table:table-row>
              <table:table-cell office:value-type="string">
                <text:p>145</text:p>
              </table:table-cell>
              <table:table-cell office:value-type="float" office:value="76.86">
                <text:p>76.8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47">
                <text:p>147</text:p>
              </table:table-cell>
              <table:table-cell office:value-type="float" office:value="129.466666666667">
                <text:p>129.466666666667</text:p>
              </table:table-cell>
            </table:table-row>
            <table:table-row>
              <table:table-cell office:value-type="string">
                <text:p>146</text:p>
              </table:table-cell>
              <table:table-cell office:value-type="float" office:value="87.66">
                <text:p>87.66</text:p>
              </table:table-cell>
              <table:table-cell office:value-type="float" office:value="2">
                <text:p>2</text:p>
              </table:table-cell>
              <table:table-cell office:value-type="float" office:value="25">
                <text:p>25</text:p>
              </table:table-cell>
              <table:table-cell office:value-type="float" office:value="14">
                <text:p>14</text:p>
              </table:table-cell>
              <table:table-cell office:value-type="float" office:value="7">
                <text:p>7</text:p>
              </table:table-cell>
              <table:table-cell office:value-type="float" office:value="4.43333333333333">
                <text:p>4.43333333333333</text:p>
              </table:table-cell>
            </table:table-row>
            <table:table-row>
              <table:table-cell office:value-type="string">
                <text:p>147</text:p>
              </table:table-cell>
              <table:table-cell office:value-type="float" office:value="76.98">
                <text:p>76.98</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53">
                <text:p>153</text:p>
              </table:table-cell>
              <table:table-cell office:value-type="float" office:value="129.833333333333">
                <text:p>129.833333333333</text:p>
              </table:table-cell>
            </table:table-row>
            <table:table-row>
              <table:table-cell office:value-type="string">
                <text:p>148</text:p>
              </table:table-cell>
              <table:table-cell office:value-type="float" office:value="77.08">
                <text:p>77.08</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153">
                <text:p>153</text:p>
              </table:table-cell>
              <table:table-cell office:value-type="float" office:value="129.9">
                <text:p>129.9</text:p>
              </table:table-cell>
            </table:table-row>
            <table:table-row>
              <table:table-cell office:value-type="string">
                <text:p>149</text:p>
              </table:table-cell>
              <table:table-cell office:value-type="float" office:value="77.48">
                <text:p>77.48</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2">
                <text:p>134.2</text:p>
              </table:table-cell>
            </table:table-row>
            <table:table-row>
              <table:table-cell office:value-type="string">
                <text:p>150</text:p>
              </table:table-cell>
              <table:table-cell office:value-type="float" office:value="77.58">
                <text:p>77.58</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2">
                <text:p>134.2</text:p>
              </table:table-cell>
            </table:table-row>
            <table:table-row>
              <table:table-cell office:value-type="string">
                <text:p>151</text:p>
              </table:table-cell>
              <table:table-cell office:value-type="float" office:value="77.6">
                <text:p>77.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2">
                <text:p>134.2</text:p>
              </table:table-cell>
            </table:table-row>
            <table:table-row>
              <table:table-cell office:value-type="string">
                <text:p>152</text:p>
              </table:table-cell>
              <table:table-cell office:value-type="float" office:value="77.72">
                <text:p>77.72</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2">
                <text:p>134.2</text:p>
              </table:table-cell>
            </table:table-row>
            <table:table-row>
              <table:table-cell office:value-type="string">
                <text:p>153</text:p>
              </table:table-cell>
              <table:table-cell office:value-type="float" office:value="77.7">
                <text:p>77.7</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2">
                <text:p>134.2</text:p>
              </table:table-cell>
            </table:table-row>
            <table:table-row>
              <table:table-cell office:value-type="string">
                <text:p>154</text:p>
              </table:table-cell>
              <table:table-cell office:value-type="float" office:value="77.94">
                <text:p>77.94</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2">
                <text:p>134.2</text:p>
              </table:table-cell>
            </table:table-row>
            <table:table-row>
              <table:table-cell office:value-type="string">
                <text:p>155</text:p>
              </table:table-cell>
              <table:table-cell office:value-type="float" office:value="78.06">
                <text:p>78.06</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166666666667">
                <text:p>134.166666666667</text:p>
              </table:table-cell>
            </table:table-row>
            <table:table-row>
              <table:table-cell office:value-type="string">
                <text:p>156</text:p>
              </table:table-cell>
              <table:table-cell office:value-type="float" office:value="78.02">
                <text:p>78.02</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166666666667">
                <text:p>134.166666666667</text:p>
              </table:table-cell>
            </table:table-row>
            <table:table-row>
              <table:table-cell office:value-type="string">
                <text:p>157</text:p>
              </table:table-cell>
              <table:table-cell office:value-type="float" office:value="79.9">
                <text:p>79.9</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4.266666666667">
                <text:p>134.266666666667</text:p>
              </table:table-cell>
            </table:table-row>
            <table:table-row>
              <table:table-cell office:value-type="string">
                <text:p>158</text:p>
              </table:table-cell>
              <table:table-cell office:value-type="float" office:value="70.82">
                <text:p>70.82</text:p>
              </table:table-cell>
              <table:table-cell office:value-type="float" office:value="3">
                <text:p>3</text:p>
              </table:table-cell>
              <table:table-cell office:value-type="float" office:value="39">
                <text:p>39</text:p>
              </table:table-cell>
              <table:table-cell office:value-type="float" office:value="42">
                <text:p>42</text:p>
              </table:table-cell>
              <table:table-cell office:value-type="float" office:value="218">
                <text:p>218</text:p>
              </table:table-cell>
              <table:table-cell office:value-type="float" office:value="135.133333333333">
                <text:p>135.133333333333</text:p>
              </table:table-cell>
            </table:table-row>
            <table:table-row>
              <table:table-cell office:value-type="string">
                <text:p>159</text:p>
              </table:table-cell>
              <table:table-cell office:value-type="float" office:value="72.86">
                <text:p>72.86</text:p>
              </table:table-cell>
              <table:table-cell office:value-type="float" office:value="3">
                <text:p>3</text:p>
              </table:table-cell>
              <table:table-cell office:value-type="float" office:value="41">
                <text:p>41</text:p>
              </table:table-cell>
              <table:table-cell office:value-type="float" office:value="42">
                <text:p>42</text:p>
              </table:table-cell>
              <table:table-cell office:value-type="float" office:value="218">
                <text:p>218</text:p>
              </table:table-cell>
              <table:table-cell office:value-type="float" office:value="135.4">
                <text:p>135.4</text:p>
              </table:table-cell>
            </table:table-row>
            <table:table-row>
              <table:table-cell office:value-type="string">
                <text:p>160</text:p>
              </table:table-cell>
              <table:table-cell office:value-type="float" office:value="81.1">
                <text:p>81.1</text:p>
              </table:table-cell>
              <table:table-cell office:value-type="float" office:value="3">
                <text:p>3</text:p>
              </table:table-cell>
              <table:table-cell office:value-type="float" office:value="43">
                <text:p>43</text:p>
              </table:table-cell>
              <table:table-cell office:value-type="float" office:value="42">
                <text:p>42</text:p>
              </table:table-cell>
              <table:table-cell office:value-type="float" office:value="218">
                <text:p>218</text:p>
              </table:table-cell>
              <table:table-cell office:value-type="float" office:value="135.966666666667">
                <text:p>135.966666666667</text:p>
              </table:table-cell>
            </table:table-row>
            <table:table-row>
              <table:table-cell office:value-type="string">
                <text:p>161</text:p>
              </table:table-cell>
              <table:table-cell office:value-type="float" office:value="81.96">
                <text:p>81.96</text:p>
              </table:table-cell>
              <table:table-cell office:value-type="float" office:value="3">
                <text:p>3</text:p>
              </table:table-cell>
              <table:table-cell office:value-type="float" office:value="44">
                <text:p>44</text:p>
              </table:table-cell>
              <table:table-cell office:value-type="float" office:value="44">
                <text:p>44</text:p>
              </table:table-cell>
              <table:table-cell office:value-type="float" office:value="218">
                <text:p>218</text:p>
              </table:table-cell>
              <table:table-cell office:value-type="float" office:value="136.2">
                <text:p>136.2</text:p>
              </table:table-cell>
            </table:table-row>
            <table:table-row>
              <table:table-cell office:value-type="string">
                <text:p>162</text:p>
              </table:table-cell>
              <table:table-cell office:value-type="float" office:value="82.2">
                <text:p>82.2</text:p>
              </table:table-cell>
              <table:table-cell office:value-type="float" office:value="3">
                <text:p>3</text:p>
              </table:table-cell>
              <table:table-cell office:value-type="float" office:value="44">
                <text:p>44</text:p>
              </table:table-cell>
              <table:table-cell office:value-type="float" office:value="44">
                <text:p>44</text:p>
              </table:table-cell>
              <table:table-cell office:value-type="float" office:value="218">
                <text:p>218</text:p>
              </table:table-cell>
              <table:table-cell office:value-type="float" office:value="136.2">
                <text:p>136.2</text:p>
              </table:table-cell>
            </table:table-row>
            <table:table-row>
              <table:table-cell office:value-type="string">
                <text:p>163</text:p>
              </table:table-cell>
              <table:table-cell office:value-type="float" office:value="82.9">
                <text:p>82.9</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8">
                <text:p>218</text:p>
              </table:table-cell>
              <table:table-cell office:value-type="float" office:value="136.866666666667">
                <text:p>136.866666666667</text:p>
              </table:table-cell>
            </table:table-row>
            <table:table-row>
              <table:table-cell office:value-type="string">
                <text:p>164</text:p>
              </table:table-cell>
              <table:table-cell office:value-type="float" office:value="83.14">
                <text:p>83.14</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8">
                <text:p>218</text:p>
              </table:table-cell>
              <table:table-cell office:value-type="float" office:value="136.933333333333">
                <text:p>136.933333333333</text:p>
              </table:table-cell>
            </table:table-row>
            <table:table-row>
              <table:table-cell office:value-type="string">
                <text:p>165</text:p>
              </table:table-cell>
              <table:table-cell office:value-type="float" office:value="93.04">
                <text:p>93.04</text:p>
              </table:table-cell>
              <table:table-cell office:value-type="float" office:value="2">
                <text:p>2</text:p>
              </table:table-cell>
              <table:table-cell office:value-type="float" office:value="36">
                <text:p>36</text:p>
              </table:table-cell>
              <table:table-cell office:value-type="float" office:value="16">
                <text:p>16</text:p>
              </table:table-cell>
              <table:table-cell office:value-type="float" office:value="8">
                <text:p>8</text:p>
              </table:table-cell>
              <table:table-cell office:value-type="float" office:value="5.26666666666667">
                <text:p>5.26666666666667</text:p>
              </table:table-cell>
            </table:table-row>
            <table:table-row>
              <table:table-cell office:value-type="string">
                <text:p>166</text:p>
              </table:table-cell>
              <table:table-cell office:value-type="float" office:value="83.04">
                <text:p>83.04</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9">
                <text:p>219</text:p>
              </table:table-cell>
              <table:table-cell office:value-type="float" office:value="137.133333333333">
                <text:p>137.133333333333</text:p>
              </table:table-cell>
            </table:table-row>
            <table:table-row>
              <table:table-cell office:value-type="string">
                <text:p>167</text:p>
              </table:table-cell>
              <table:table-cell office:value-type="float" office:value="82.94">
                <text:p>82.94</text:p>
              </table:table-cell>
              <table:table-cell office:value-type="float" office:value="3">
                <text:p>3</text:p>
              </table:table-cell>
              <table:table-cell office:value-type="float" office:value="50">
                <text:p>50</text:p>
              </table:table-cell>
              <table:table-cell office:value-type="float" office:value="44">
                <text:p>44</text:p>
              </table:table-cell>
              <table:table-cell office:value-type="float" office:value="219">
                <text:p>219</text:p>
              </table:table-cell>
              <table:table-cell office:value-type="float" office:value="136.933333333333">
                <text:p>136.933333333333</text:p>
              </table:table-cell>
            </table:table-row>
            <table:table-row>
              <table:table-cell office:value-type="string">
                <text:p>168</text:p>
              </table:table-cell>
              <table:table-cell office:value-type="float" office:value="83.02">
                <text:p>83.02</text:p>
              </table:table-cell>
              <table:table-cell office:value-type="float" office:value="3">
                <text:p>3</text:p>
              </table:table-cell>
              <table:table-cell office:value-type="float" office:value="50">
                <text:p>50</text:p>
              </table:table-cell>
              <table:table-cell office:value-type="float" office:value="46">
                <text:p>46</text:p>
              </table:table-cell>
              <table:table-cell office:value-type="float" office:value="219">
                <text:p>219</text:p>
              </table:table-cell>
              <table:table-cell office:value-type="float" office:value="137.166666666667">
                <text:p>137.166666666667</text:p>
              </table:table-cell>
            </table:table-row>
            <table:table-row>
              <table:table-cell office:value-type="string">
                <text:p>169</text:p>
              </table:table-cell>
              <table:table-cell office:value-type="float" office:value="83.2">
                <text:p>83.2</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4">
                <text:p>137.4</text:p>
              </table:table-cell>
            </table:table-row>
            <table:table-row>
              <table:table-cell office:value-type="string">
                <text:p>170</text:p>
              </table:table-cell>
              <table:table-cell office:value-type="float" office:value="83.3">
                <text:p>83.3</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466666666667">
                <text:p>137.466666666667</text:p>
              </table:table-cell>
            </table:table-row>
            <table:table-row>
              <table:table-cell office:value-type="string">
                <text:p>171</text:p>
              </table:table-cell>
              <table:table-cell office:value-type="float" office:value="83.34">
                <text:p>83.34</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566666666667">
                <text:p>137.566666666667</text:p>
              </table:table-cell>
            </table:table-row>
            <table:table-row>
              <table:table-cell office:value-type="string">
                <text:p>172</text:p>
              </table:table-cell>
              <table:table-cell office:value-type="float" office:value="83.4">
                <text:p>83.4</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533333333333">
                <text:p>137.533333333333</text:p>
              </table:table-cell>
            </table:table-row>
            <table:table-row>
              <table:table-cell office:value-type="string">
                <text:p>173</text:p>
              </table:table-cell>
              <table:table-cell office:value-type="float" office:value="83.48">
                <text:p>83.48</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
                <text:p>137.6</text:p>
              </table:table-cell>
            </table:table-row>
            <table:table-row>
              <table:table-cell office:value-type="string">
                <text:p>174</text:p>
              </table:table-cell>
              <table:table-cell office:value-type="float" office:value="83.62">
                <text:p>83.62</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
                <text:p>137.6</text:p>
              </table:table-cell>
            </table:table-row>
            <table:table-row>
              <table:table-cell office:value-type="string">
                <text:p>175</text:p>
              </table:table-cell>
              <table:table-cell office:value-type="float" office:value="83.64">
                <text:p>83.64</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
                <text:p>137.6</text:p>
              </table:table-cell>
            </table:table-row>
            <table:table-row>
              <table:table-cell office:value-type="string">
                <text:p>176</text:p>
              </table:table-cell>
              <table:table-cell office:value-type="float" office:value="83.68">
                <text:p>83.68</text:p>
              </table:table-cell>
              <table:table-cell office:value-type="float" office:value="3">
                <text:p>3</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
                <text:p>137.6</text:p>
              </table:table-cell>
            </table:table-row>
            <table:table-row>
              <table:table-cell office:value-type="string">
                <text:p>177</text:p>
              </table:table-cell>
              <table:table-cell office:value-type="float" office:value="83.64">
                <text:p>83.64</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
                <text:p>137.6</text:p>
              </table:table-cell>
            </table:table-row>
            <table:table-row>
              <table:table-cell office:value-type="string">
                <text:p>178</text:p>
              </table:table-cell>
              <table:table-cell office:value-type="float" office:value="83.68">
                <text:p>83.68</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33333333333">
                <text:p>137.633333333333</text:p>
              </table:table-cell>
            </table:table-row>
            <table:table-row>
              <table:table-cell office:value-type="string">
                <text:p>179</text:p>
              </table:table-cell>
              <table:table-cell office:value-type="float" office:value="83.72">
                <text:p>83.72</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33333333333">
                <text:p>137.633333333333</text:p>
              </table:table-cell>
            </table:table-row>
            <table:table-row>
              <table:table-cell office:value-type="string">
                <text:p>180</text:p>
              </table:table-cell>
              <table:table-cell office:value-type="float" office:value="83.8">
                <text:p>83.8</text:p>
              </table:table-cell>
              <table:table-cell office:value-type="float" office:value="4">
                <text:p>4</text:p>
              </table:table-cell>
              <table:table-cell office:value-type="float" office:value="51">
                <text:p>51</text:p>
              </table:table-cell>
              <table:table-cell office:value-type="float" office:value="48">
                <text:p>48</text:p>
              </table:table-cell>
              <table:table-cell office:value-type="float" office:value="219">
                <text:p>219</text:p>
              </table:table-cell>
              <table:table-cell office:value-type="float" office:value="137.633333333333">
                <text:p>137.633333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